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3701in"/>
    </style:style>
    <style:style style:name="co4" style:family="table-column">
      <style:table-column-properties fo:break-before="auto" style:column-width="2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afd095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4" table:default-cell-style-name="ce3"/>
        <table:table-row table:style-name="ro1">
          <table:table-cell table:style-name="ce1" table:formula="of:=[.H4]&amp;[.E4]&amp;[.F4]&amp;[.G4]&amp;[.J4]&amp;[.J1]&amp;[.J5]&amp;[.H5]" office:value-type="string" office:string-value="{&quot;bag&quot;:&quot;Capitals&quot;,&quot;words&quot;:[{&quot;first&quot;:&quot;Turkey&quot;,&quot;second&quot;:&quot;Ankara&quot;},{&quot;first&quot;:&quot;Greece&quot;,&quot;second&quot;:&quot;Athens&quot;},{&quot;first&quot;:&quot;Bulgaria&quot;,&quot;second&quot;:&quot;Sofia&quot;}]}" calcext:value-type="string">
            <text:p>{"bag":"Capitals","words":[{"first":"Turkey","second":"Ankara"},{"first":"Greece","second":"Athens"},{"first":"Bulgaria","second":"Sofia"}]}</text:p>
          </table:table-cell>
          <table:table-cell table:number-columns-repeated="8"/>
          <table:table-cell table:style-name="ce5" table:formula="of:=[.K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Capitals</text:p>
          </table:table-cell>
          <table:table-cell table:formula="of:=[.C$5]&amp;[.A4]&amp;[.C$5]" office:value-type="string" office:string-value="&quot;bag&quot;" calcext:value-type="string">
            <text:p>"bag"</text:p>
          </table:table-cell>
          <table:table-cell table:formula="of:=[.D$5]&amp;[.B4]&amp;[.D$5]" office:value-type="string" office:string-value="&quot;Capitals&quot;" calcext:value-type="string">
            <text:p>"Capitals"</text:p>
          </table:table-cell>
          <table:table-cell table:formula="of:=[.C4]&amp;[.E$5]&amp;[.D4]" office:value-type="string" office:string-value="&quot;bag&quot;:&quot;Capitals&quot;" calcext:value-type="string">
            <text:p>"bag":"Capitals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pan text:style-name="T1">"</text:span><text:span text:style-name="T2">words</text:span><text:span text:style-name="T3">"</text:span>:</text:p>
          </table:table-cell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[</text:p>
          </table:table-cell>
          <table:table-cell table:formula="of:=IF([.I4]=&quot;&quot;;[.J4];[.K5])" office:value-type="string" office:string-value="[" calcext:value-type="string">
            <text:p>[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"</text:p>
          </table:table-cell>
          <table:table-cell table:formula="of:=[.C5]" office:value-type="string" office:string-value="&quot;" calcext:value-type="string">
            <text:p>"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]</text:p>
          </table:table-cell>
          <table:table-cell table:formula="of:=IF([.I5]=&quot;&quot;;[.J5];[.K6])" office:value-type="string" office:string-value="]" calcext:value-type="string">
            <text:p>]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table:formula="of:=[.C$5]&amp;[.A6]&amp;[.C$5]" office:value-type="string" office:string-value="&quot;first&quot;" calcext:value-type="string">
            <text:p>"first"</text:p>
          </table:table-cell>
          <table:table-cell table:formula="of:=[.D$5]&amp;[.B6]&amp;[.D$5]" office:value-type="string" office:string-value="&quot;second&quot;" calcext:value-type="string">
            <text:p>"second"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Ankara</text:p>
          </table:table-cell>
          <table:table-cell table:formula="of:=[.C$5]&amp;[.A7]&amp;[.C$5]" office:value-type="string" office:string-value="&quot;Turkey&quot;" calcext:value-type="string">
            <text:p>"Turkey"</text:p>
          </table:table-cell>
          <table:table-cell table:formula="of:=[.D$5]&amp;[.B7]&amp;[.D$5]" office:value-type="string" office:string-value="&quot;Ankara&quot;" calcext:value-type="string">
            <text:p>"Ankara"</text:p>
          </table:table-cell>
          <table:table-cell table:formula="of:=[.C$6]&amp;[.E$5]&amp;[.C7]" office:value-type="string" office:string-value="&quot;first&quot;:&quot;Turkey&quot;" calcext:value-type="string">
            <text:p>"first":"Turkey"</text:p>
          </table:table-cell>
          <table:table-cell table:formula="of:=[.D$6]&amp;[.F$5]&amp;[.D7]" office:value-type="string" office:string-value="&quot;second&quot;:&quot;Ankara&quot;" calcext:value-type="string">
            <text:p>"second":"Ankara"</text:p>
          </table:table-cell>
          <table:table-cell table:formula="of:=[.E7]&amp;[.G$5]&amp;[.F7]" office:value-type="string" office:string-value="&quot;first&quot;:&quot;Turkey&quot;,&quot;second&quot;:&quot;Ankara&quot;" calcext:value-type="string">
            <text:p>"first":"Turkey","second":"Ankara"</text:p>
          </table:table-cell>
          <table:table-cell table:formula="of:=IF(ISBLANK([.A7]);&quot;&quot;;[.H$4]&amp;[.G7]&amp;[.H$5])" office:value-type="string" office:string-value="{&quot;first&quot;:&quot;Turkey&quot;,&quot;second&quot;:&quot;Ankara&quot;}" calcext:value-type="string">
            <text:p>{"first":"Turkey","second":"Ankara"}</text:p>
          </table:table-cell>
          <table:table-cell table:formula="of:=IF([.H8]=&quot;&quot;;&quot;&quot;;&quot;,&quot;)" office:value-type="string" office:string-value="," calcext:value-type="string">
            <text:p>,</text:p>
          </table:table-cell>
          <table:table-cell table:formula="of:=[.J6]&amp;[.H7]&amp;[.I7]" office:value-type="string" office:string-value="{&quot;first&quot;:&quot;Turkey&quot;,&quot;second&quot;:&quot;Ankara&quot;}," calcext:value-type="string">
            <text:p>{"first":"Turkey","second":"Ankara"},</text:p>
          </table:table-cell>
          <table:table-cell table:formula="of:=IF([.I7]=&quot;&quot;;[.J7];[.K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Athens</text:p>
          </table:table-cell>
          <table:table-cell table:formula="of:=[.C$5]&amp;[.A8]&amp;[.C$5]" office:value-type="string" office:string-value="&quot;Greece&quot;" calcext:value-type="string">
            <text:p>"Greece"</text:p>
          </table:table-cell>
          <table:table-cell table:formula="of:=[.D$5]&amp;[.B8]&amp;[.D$5]" office:value-type="string" office:string-value="&quot;Athens&quot;" calcext:value-type="string">
            <text:p>"Athens"</text:p>
          </table:table-cell>
          <table:table-cell table:formula="of:=[.C$6]&amp;[.E$5]&amp;[.C8]" office:value-type="string" office:string-value="&quot;first&quot;:&quot;Greece&quot;" calcext:value-type="string">
            <text:p>"first":"Greece"</text:p>
          </table:table-cell>
          <table:table-cell table:formula="of:=[.D$6]&amp;[.F$5]&amp;[.D8]" office:value-type="string" office:string-value="&quot;second&quot;:&quot;Athens&quot;" calcext:value-type="string">
            <text:p>"second":"Athens"</text:p>
          </table:table-cell>
          <table:table-cell table:formula="of:=[.E8]&amp;[.G$5]&amp;[.F8]" office:value-type="string" office:string-value="&quot;first&quot;:&quot;Greece&quot;,&quot;second&quot;:&quot;Athens&quot;" calcext:value-type="string">
            <text:p>"first":"Greece","second":"Athens"</text:p>
          </table:table-cell>
          <table:table-cell table:formula="of:=IF(ISBLANK([.A8]);&quot;&quot;;[.H$4]&amp;[.G8]&amp;[.H$5])" office:value-type="string" office:string-value="{&quot;first&quot;:&quot;Greece&quot;,&quot;second&quot;:&quot;Athens&quot;}" calcext:value-type="string">
            <text:p>{"first":"Greece","second":"Athens"}</text:p>
          </table:table-cell>
          <table:table-cell table:formula="of:=IF([.H9]=&quot;&quot;;&quot;&quot;;&quot;,&quot;)" office:value-type="string" office:string-value="," calcext:value-type="string">
            <text:p>,</text:p>
          </table:table-cell>
          <table:table-cell table:formula="of:=[.J7]&amp;[.H8]&amp;[.I8]" office:value-type="string" office:string-value="{&quot;first&quot;:&quot;Turkey&quot;,&quot;second&quot;:&quot;Ankara&quot;},{&quot;first&quot;:&quot;Greece&quot;,&quot;second&quot;:&quot;Athens&quot;}," calcext:value-type="string">
            <text:p>{"first":"Turkey","second":"Ankara"},{"first":"Greece","second":"Athens"},</text:p>
          </table:table-cell>
          <table:table-cell table:formula="of:=IF([.I8]=&quot;&quot;;[.J8];[.K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Sofia</text:p>
          </table:table-cell>
          <table:table-cell table:formula="of:=[.C$5]&amp;[.A9]&amp;[.C$5]" office:value-type="string" office:string-value="&quot;Bulgaria&quot;" calcext:value-type="string">
            <text:p>"Bulgaria"</text:p>
          </table:table-cell>
          <table:table-cell table:formula="of:=[.D$5]&amp;[.B9]&amp;[.D$5]" office:value-type="string" office:string-value="&quot;Sofia&quot;" calcext:value-type="string">
            <text:p>"Sofia"</text:p>
          </table:table-cell>
          <table:table-cell table:formula="of:=[.C$6]&amp;[.E$5]&amp;[.C9]" office:value-type="string" office:string-value="&quot;first&quot;:&quot;Bulgaria&quot;" calcext:value-type="string">
            <text:p>"first":"Bulgaria"</text:p>
          </table:table-cell>
          <table:table-cell table:formula="of:=[.D$6]&amp;[.F$5]&amp;[.D9]" office:value-type="string" office:string-value="&quot;second&quot;:&quot;Sofia&quot;" calcext:value-type="string">
            <text:p>"second":"Sofia"</text:p>
          </table:table-cell>
          <table:table-cell table:formula="of:=[.E9]&amp;[.G$5]&amp;[.F9]" office:value-type="string" office:string-value="&quot;first&quot;:&quot;Bulgaria&quot;,&quot;second&quot;:&quot;Sofia&quot;" calcext:value-type="string">
            <text:p>"first":"Bulgaria","second":"Sofia"</text:p>
          </table:table-cell>
          <table:table-cell table:formula="of:=IF(ISBLANK([.A9]);&quot;&quot;;[.H$4]&amp;[.G9]&amp;[.H$5])" office:value-type="string" office:string-value="{&quot;first&quot;:&quot;Bulgaria&quot;,&quot;second&quot;:&quot;Sofia&quot;}" calcext:value-type="string">
            <text:p>{"first":"Bulgaria","second":"Sofia"}</text:p>
          </table:table-cell>
          <table:table-cell table:formula="of:=IF([.H10]=&quot;&quot;;&quot;&quot;;&quot;,&quot;)">
            <text:p/>
          </table:table-cell>
          <table:table-cell table:formula="of:=[.J8]&amp;[.H9]&amp;[.I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]=&quot;&quot;;[.J9];[.K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0]&amp;[.C$5]" office:value-type="string" office:string-value="&quot;&quot;" calcext:value-type="string">
            <text:p>""</text:p>
          </table:table-cell>
          <table:table-cell table:formula="of:=[.D$5]&amp;[.B10]&amp;[.D$5]" office:value-type="string" office:string-value="&quot;&quot;" calcext:value-type="string">
            <text:p>""</text:p>
          </table:table-cell>
          <table:table-cell table:formula="of:=[.C$6]&amp;[.E$5]&amp;[.C10]" office:value-type="string" office:string-value="&quot;first&quot;:&quot;&quot;" calcext:value-type="string">
            <text:p>"first":""</text:p>
          </table:table-cell>
          <table:table-cell table:formula="of:=[.D$6]&amp;[.F$5]&amp;[.D10]" office:value-type="string" office:string-value="&quot;second&quot;:&quot;&quot;" calcext:value-type="string">
            <text:p>"second":""</text:p>
          </table:table-cell>
          <table:table-cell table:formula="of:=[.E10]&amp;[.G$5]&amp;[.F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]);&quot;&quot;;[.H$4]&amp;[.G10]&amp;[.H$5])">
            <text:p/>
          </table:table-cell>
          <table:table-cell table:formula="of:=IF([.H11]=&quot;&quot;;&quot;&quot;;&quot;,&quot;)">
            <text:p/>
          </table:table-cell>
          <table:table-cell table:formula="of:=[.J9]&amp;[.H10]&amp;[.I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]=&quot;&quot;;[.J10];[.K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1]&amp;[.C$5]" office:value-type="string" office:string-value="&quot;&quot;" calcext:value-type="string">
            <text:p>""</text:p>
          </table:table-cell>
          <table:table-cell table:formula="of:=[.D$5]&amp;[.B11]&amp;[.D$5]" office:value-type="string" office:string-value="&quot;&quot;" calcext:value-type="string">
            <text:p>""</text:p>
          </table:table-cell>
          <table:table-cell table:formula="of:=[.C$6]&amp;[.E$5]&amp;[.C11]" office:value-type="string" office:string-value="&quot;first&quot;:&quot;&quot;" calcext:value-type="string">
            <text:p>"first":""</text:p>
          </table:table-cell>
          <table:table-cell table:formula="of:=[.D$6]&amp;[.F$5]&amp;[.D11]" office:value-type="string" office:string-value="&quot;second&quot;:&quot;&quot;" calcext:value-type="string">
            <text:p>"second":""</text:p>
          </table:table-cell>
          <table:table-cell table:formula="of:=[.E11]&amp;[.G$5]&amp;[.F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]);&quot;&quot;;[.H$4]&amp;[.G11]&amp;[.H$5])">
            <text:p/>
          </table:table-cell>
          <table:table-cell table:formula="of:=IF([.H12]=&quot;&quot;;&quot;&quot;;&quot;,&quot;)">
            <text:p/>
          </table:table-cell>
          <table:table-cell table:formula="of:=[.J10]&amp;[.H11]&amp;[.I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]=&quot;&quot;;[.J11];[.K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2]&amp;[.C$5]" office:value-type="string" office:string-value="&quot;&quot;" calcext:value-type="string">
            <text:p>""</text:p>
          </table:table-cell>
          <table:table-cell table:formula="of:=[.D$5]&amp;[.B12]&amp;[.D$5]" office:value-type="string" office:string-value="&quot;&quot;" calcext:value-type="string">
            <text:p>""</text:p>
          </table:table-cell>
          <table:table-cell table:formula="of:=[.C$6]&amp;[.E$5]&amp;[.C12]" office:value-type="string" office:string-value="&quot;first&quot;:&quot;&quot;" calcext:value-type="string">
            <text:p>"first":""</text:p>
          </table:table-cell>
          <table:table-cell table:formula="of:=[.D$6]&amp;[.F$5]&amp;[.D12]" office:value-type="string" office:string-value="&quot;second&quot;:&quot;&quot;" calcext:value-type="string">
            <text:p>"second":""</text:p>
          </table:table-cell>
          <table:table-cell table:formula="of:=[.E12]&amp;[.G$5]&amp;[.F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]);&quot;&quot;;[.H$4]&amp;[.G12]&amp;[.H$5])">
            <text:p/>
          </table:table-cell>
          <table:table-cell table:formula="of:=IF([.H13]=&quot;&quot;;&quot;&quot;;&quot;,&quot;)">
            <text:p/>
          </table:table-cell>
          <table:table-cell table:formula="of:=[.J11]&amp;[.H12]&amp;[.I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]=&quot;&quot;;[.J12];[.K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3]&amp;[.C$5]" office:value-type="string" office:string-value="&quot;&quot;" calcext:value-type="string">
            <text:p>""</text:p>
          </table:table-cell>
          <table:table-cell table:formula="of:=[.D$5]&amp;[.B13]&amp;[.D$5]" office:value-type="string" office:string-value="&quot;&quot;" calcext:value-type="string">
            <text:p>""</text:p>
          </table:table-cell>
          <table:table-cell table:formula="of:=[.C$6]&amp;[.E$5]&amp;[.C13]" office:value-type="string" office:string-value="&quot;first&quot;:&quot;&quot;" calcext:value-type="string">
            <text:p>"first":""</text:p>
          </table:table-cell>
          <table:table-cell table:formula="of:=[.D$6]&amp;[.F$5]&amp;[.D13]" office:value-type="string" office:string-value="&quot;second&quot;:&quot;&quot;" calcext:value-type="string">
            <text:p>"second":""</text:p>
          </table:table-cell>
          <table:table-cell table:formula="of:=[.E13]&amp;[.G$5]&amp;[.F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]);&quot;&quot;;[.H$4]&amp;[.G13]&amp;[.H$5])">
            <text:p/>
          </table:table-cell>
          <table:table-cell table:formula="of:=IF([.H14]=&quot;&quot;;&quot;&quot;;&quot;,&quot;)">
            <text:p/>
          </table:table-cell>
          <table:table-cell table:formula="of:=[.J12]&amp;[.H13]&amp;[.I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]=&quot;&quot;;[.J13];[.K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4]&amp;[.C$5]" office:value-type="string" office:string-value="&quot;&quot;" calcext:value-type="string">
            <text:p>""</text:p>
          </table:table-cell>
          <table:table-cell table:formula="of:=[.D$5]&amp;[.B14]&amp;[.D$5]" office:value-type="string" office:string-value="&quot;&quot;" calcext:value-type="string">
            <text:p>""</text:p>
          </table:table-cell>
          <table:table-cell table:formula="of:=[.C$6]&amp;[.E$5]&amp;[.C14]" office:value-type="string" office:string-value="&quot;first&quot;:&quot;&quot;" calcext:value-type="string">
            <text:p>"first":""</text:p>
          </table:table-cell>
          <table:table-cell table:formula="of:=[.D$6]&amp;[.F$5]&amp;[.D14]" office:value-type="string" office:string-value="&quot;second&quot;:&quot;&quot;" calcext:value-type="string">
            <text:p>"second":""</text:p>
          </table:table-cell>
          <table:table-cell table:formula="of:=[.E14]&amp;[.G$5]&amp;[.F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]);&quot;&quot;;[.H$4]&amp;[.G14]&amp;[.H$5])">
            <text:p/>
          </table:table-cell>
          <table:table-cell table:formula="of:=IF([.H15]=&quot;&quot;;&quot;&quot;;&quot;,&quot;)">
            <text:p/>
          </table:table-cell>
          <table:table-cell table:formula="of:=[.J13]&amp;[.H14]&amp;[.I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]=&quot;&quot;;[.J14];[.K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5]&amp;[.C$5]" office:value-type="string" office:string-value="&quot;&quot;" calcext:value-type="string">
            <text:p>""</text:p>
          </table:table-cell>
          <table:table-cell table:formula="of:=[.D$5]&amp;[.B15]&amp;[.D$5]" office:value-type="string" office:string-value="&quot;&quot;" calcext:value-type="string">
            <text:p>""</text:p>
          </table:table-cell>
          <table:table-cell table:formula="of:=[.C$6]&amp;[.E$5]&amp;[.C15]" office:value-type="string" office:string-value="&quot;first&quot;:&quot;&quot;" calcext:value-type="string">
            <text:p>"first":""</text:p>
          </table:table-cell>
          <table:table-cell table:formula="of:=[.D$6]&amp;[.F$5]&amp;[.D15]" office:value-type="string" office:string-value="&quot;second&quot;:&quot;&quot;" calcext:value-type="string">
            <text:p>"second":""</text:p>
          </table:table-cell>
          <table:table-cell table:formula="of:=[.E15]&amp;[.G$5]&amp;[.F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]);&quot;&quot;;[.H$4]&amp;[.G15]&amp;[.H$5])">
            <text:p/>
          </table:table-cell>
          <table:table-cell table:formula="of:=IF([.H16]=&quot;&quot;;&quot;&quot;;&quot;,&quot;)">
            <text:p/>
          </table:table-cell>
          <table:table-cell table:formula="of:=[.J14]&amp;[.H15]&amp;[.I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]=&quot;&quot;;[.J15];[.K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6]&amp;[.C$5]" office:value-type="string" office:string-value="&quot;&quot;" calcext:value-type="string">
            <text:p>""</text:p>
          </table:table-cell>
          <table:table-cell table:formula="of:=[.D$5]&amp;[.B16]&amp;[.D$5]" office:value-type="string" office:string-value="&quot;&quot;" calcext:value-type="string">
            <text:p>""</text:p>
          </table:table-cell>
          <table:table-cell table:formula="of:=[.C$6]&amp;[.E$5]&amp;[.C16]" office:value-type="string" office:string-value="&quot;first&quot;:&quot;&quot;" calcext:value-type="string">
            <text:p>"first":""</text:p>
          </table:table-cell>
          <table:table-cell table:formula="of:=[.D$6]&amp;[.F$5]&amp;[.D16]" office:value-type="string" office:string-value="&quot;second&quot;:&quot;&quot;" calcext:value-type="string">
            <text:p>"second":""</text:p>
          </table:table-cell>
          <table:table-cell table:formula="of:=[.E16]&amp;[.G$5]&amp;[.F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]);&quot;&quot;;[.H$4]&amp;[.G16]&amp;[.H$5])">
            <text:p/>
          </table:table-cell>
          <table:table-cell table:formula="of:=IF([.H17]=&quot;&quot;;&quot;&quot;;&quot;,&quot;)">
            <text:p/>
          </table:table-cell>
          <table:table-cell table:formula="of:=[.J15]&amp;[.H16]&amp;[.I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]=&quot;&quot;;[.J16];[.K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7]&amp;[.C$5]" office:value-type="string" office:string-value="&quot;&quot;" calcext:value-type="string">
            <text:p>""</text:p>
          </table:table-cell>
          <table:table-cell table:formula="of:=[.D$5]&amp;[.B17]&amp;[.D$5]" office:value-type="string" office:string-value="&quot;&quot;" calcext:value-type="string">
            <text:p>""</text:p>
          </table:table-cell>
          <table:table-cell table:formula="of:=[.C$6]&amp;[.E$5]&amp;[.C17]" office:value-type="string" office:string-value="&quot;first&quot;:&quot;&quot;" calcext:value-type="string">
            <text:p>"first":""</text:p>
          </table:table-cell>
          <table:table-cell table:formula="of:=[.D$6]&amp;[.F$5]&amp;[.D17]" office:value-type="string" office:string-value="&quot;second&quot;:&quot;&quot;" calcext:value-type="string">
            <text:p>"second":""</text:p>
          </table:table-cell>
          <table:table-cell table:formula="of:=[.E17]&amp;[.G$5]&amp;[.F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]);&quot;&quot;;[.H$4]&amp;[.G17]&amp;[.H$5])">
            <text:p/>
          </table:table-cell>
          <table:table-cell table:formula="of:=IF([.H18]=&quot;&quot;;&quot;&quot;;&quot;,&quot;)">
            <text:p/>
          </table:table-cell>
          <table:table-cell table:formula="of:=[.J16]&amp;[.H17]&amp;[.I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]=&quot;&quot;;[.J17];[.K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8]&amp;[.C$5]" office:value-type="string" office:string-value="&quot;&quot;" calcext:value-type="string">
            <text:p>""</text:p>
          </table:table-cell>
          <table:table-cell table:formula="of:=[.D$5]&amp;[.B18]&amp;[.D$5]" office:value-type="string" office:string-value="&quot;&quot;" calcext:value-type="string">
            <text:p>""</text:p>
          </table:table-cell>
          <table:table-cell table:formula="of:=[.C$6]&amp;[.E$5]&amp;[.C18]" office:value-type="string" office:string-value="&quot;first&quot;:&quot;&quot;" calcext:value-type="string">
            <text:p>"first":""</text:p>
          </table:table-cell>
          <table:table-cell table:formula="of:=[.D$6]&amp;[.F$5]&amp;[.D18]" office:value-type="string" office:string-value="&quot;second&quot;:&quot;&quot;" calcext:value-type="string">
            <text:p>"second":""</text:p>
          </table:table-cell>
          <table:table-cell table:formula="of:=[.E18]&amp;[.G$5]&amp;[.F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]);&quot;&quot;;[.H$4]&amp;[.G18]&amp;[.H$5])">
            <text:p/>
          </table:table-cell>
          <table:table-cell table:formula="of:=IF([.H19]=&quot;&quot;;&quot;&quot;;&quot;,&quot;)">
            <text:p/>
          </table:table-cell>
          <table:table-cell table:formula="of:=[.J17]&amp;[.H18]&amp;[.I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]=&quot;&quot;;[.J18];[.K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19]&amp;[.C$5]" office:value-type="string" office:string-value="&quot;&quot;" calcext:value-type="string">
            <text:p>""</text:p>
          </table:table-cell>
          <table:table-cell table:formula="of:=[.D$5]&amp;[.B19]&amp;[.D$5]" office:value-type="string" office:string-value="&quot;&quot;" calcext:value-type="string">
            <text:p>""</text:p>
          </table:table-cell>
          <table:table-cell table:formula="of:=[.C$6]&amp;[.E$5]&amp;[.C19]" office:value-type="string" office:string-value="&quot;first&quot;:&quot;&quot;" calcext:value-type="string">
            <text:p>"first":""</text:p>
          </table:table-cell>
          <table:table-cell table:formula="of:=[.D$6]&amp;[.F$5]&amp;[.D19]" office:value-type="string" office:string-value="&quot;second&quot;:&quot;&quot;" calcext:value-type="string">
            <text:p>"second":""</text:p>
          </table:table-cell>
          <table:table-cell table:formula="of:=[.E19]&amp;[.G$5]&amp;[.F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]);&quot;&quot;;[.H$4]&amp;[.G19]&amp;[.H$5])">
            <text:p/>
          </table:table-cell>
          <table:table-cell table:formula="of:=IF([.H20]=&quot;&quot;;&quot;&quot;;&quot;,&quot;)">
            <text:p/>
          </table:table-cell>
          <table:table-cell table:formula="of:=[.J18]&amp;[.H19]&amp;[.I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]=&quot;&quot;;[.J19];[.K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0]&amp;[.C$5]" office:value-type="string" office:string-value="&quot;&quot;" calcext:value-type="string">
            <text:p>""</text:p>
          </table:table-cell>
          <table:table-cell table:formula="of:=[.D$5]&amp;[.B20]&amp;[.D$5]" office:value-type="string" office:string-value="&quot;&quot;" calcext:value-type="string">
            <text:p>""</text:p>
          </table:table-cell>
          <table:table-cell table:formula="of:=[.C$6]&amp;[.E$5]&amp;[.C20]" office:value-type="string" office:string-value="&quot;first&quot;:&quot;&quot;" calcext:value-type="string">
            <text:p>"first":""</text:p>
          </table:table-cell>
          <table:table-cell table:formula="of:=[.D$6]&amp;[.F$5]&amp;[.D20]" office:value-type="string" office:string-value="&quot;second&quot;:&quot;&quot;" calcext:value-type="string">
            <text:p>"second":""</text:p>
          </table:table-cell>
          <table:table-cell table:formula="of:=[.E20]&amp;[.G$5]&amp;[.F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]);&quot;&quot;;[.H$4]&amp;[.G20]&amp;[.H$5])">
            <text:p/>
          </table:table-cell>
          <table:table-cell table:formula="of:=IF([.H21]=&quot;&quot;;&quot;&quot;;&quot;,&quot;)">
            <text:p/>
          </table:table-cell>
          <table:table-cell table:formula="of:=[.J19]&amp;[.H20]&amp;[.I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]=&quot;&quot;;[.J20];[.K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1]&amp;[.C$5]" office:value-type="string" office:string-value="&quot;&quot;" calcext:value-type="string">
            <text:p>""</text:p>
          </table:table-cell>
          <table:table-cell table:formula="of:=[.D$5]&amp;[.B21]&amp;[.D$5]" office:value-type="string" office:string-value="&quot;&quot;" calcext:value-type="string">
            <text:p>""</text:p>
          </table:table-cell>
          <table:table-cell table:formula="of:=[.C$6]&amp;[.E$5]&amp;[.C21]" office:value-type="string" office:string-value="&quot;first&quot;:&quot;&quot;" calcext:value-type="string">
            <text:p>"first":""</text:p>
          </table:table-cell>
          <table:table-cell table:formula="of:=[.D$6]&amp;[.F$5]&amp;[.D21]" office:value-type="string" office:string-value="&quot;second&quot;:&quot;&quot;" calcext:value-type="string">
            <text:p>"second":""</text:p>
          </table:table-cell>
          <table:table-cell table:formula="of:=[.E21]&amp;[.G$5]&amp;[.F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]);&quot;&quot;;[.H$4]&amp;[.G21]&amp;[.H$5])">
            <text:p/>
          </table:table-cell>
          <table:table-cell table:formula="of:=IF([.H22]=&quot;&quot;;&quot;&quot;;&quot;,&quot;)">
            <text:p/>
          </table:table-cell>
          <table:table-cell table:formula="of:=[.J20]&amp;[.H21]&amp;[.I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]=&quot;&quot;;[.J21];[.K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2]&amp;[.C$5]" office:value-type="string" office:string-value="&quot;&quot;" calcext:value-type="string">
            <text:p>""</text:p>
          </table:table-cell>
          <table:table-cell table:formula="of:=[.D$5]&amp;[.B22]&amp;[.D$5]" office:value-type="string" office:string-value="&quot;&quot;" calcext:value-type="string">
            <text:p>""</text:p>
          </table:table-cell>
          <table:table-cell table:formula="of:=[.C$6]&amp;[.E$5]&amp;[.C22]" office:value-type="string" office:string-value="&quot;first&quot;:&quot;&quot;" calcext:value-type="string">
            <text:p>"first":""</text:p>
          </table:table-cell>
          <table:table-cell table:formula="of:=[.D$6]&amp;[.F$5]&amp;[.D22]" office:value-type="string" office:string-value="&quot;second&quot;:&quot;&quot;" calcext:value-type="string">
            <text:p>"second":""</text:p>
          </table:table-cell>
          <table:table-cell table:formula="of:=[.E22]&amp;[.G$5]&amp;[.F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]);&quot;&quot;;[.H$4]&amp;[.G22]&amp;[.H$5])">
            <text:p/>
          </table:table-cell>
          <table:table-cell table:formula="of:=IF([.H23]=&quot;&quot;;&quot;&quot;;&quot;,&quot;)">
            <text:p/>
          </table:table-cell>
          <table:table-cell table:formula="of:=[.J21]&amp;[.H22]&amp;[.I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]=&quot;&quot;;[.J22];[.K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3]&amp;[.C$5]" office:value-type="string" office:string-value="&quot;&quot;" calcext:value-type="string">
            <text:p>""</text:p>
          </table:table-cell>
          <table:table-cell table:formula="of:=[.D$5]&amp;[.B23]&amp;[.D$5]" office:value-type="string" office:string-value="&quot;&quot;" calcext:value-type="string">
            <text:p>""</text:p>
          </table:table-cell>
          <table:table-cell table:formula="of:=[.C$6]&amp;[.E$5]&amp;[.C23]" office:value-type="string" office:string-value="&quot;first&quot;:&quot;&quot;" calcext:value-type="string">
            <text:p>"first":""</text:p>
          </table:table-cell>
          <table:table-cell table:formula="of:=[.D$6]&amp;[.F$5]&amp;[.D23]" office:value-type="string" office:string-value="&quot;second&quot;:&quot;&quot;" calcext:value-type="string">
            <text:p>"second":""</text:p>
          </table:table-cell>
          <table:table-cell table:formula="of:=[.E23]&amp;[.G$5]&amp;[.F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]);&quot;&quot;;[.H$4]&amp;[.G23]&amp;[.H$5])">
            <text:p/>
          </table:table-cell>
          <table:table-cell table:formula="of:=IF([.H24]=&quot;&quot;;&quot;&quot;;&quot;,&quot;)">
            <text:p/>
          </table:table-cell>
          <table:table-cell table:formula="of:=[.J22]&amp;[.H23]&amp;[.I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]=&quot;&quot;;[.J23];[.K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4]&amp;[.C$5]" office:value-type="string" office:string-value="&quot;&quot;" calcext:value-type="string">
            <text:p>""</text:p>
          </table:table-cell>
          <table:table-cell table:formula="of:=[.D$5]&amp;[.B24]&amp;[.D$5]" office:value-type="string" office:string-value="&quot;&quot;" calcext:value-type="string">
            <text:p>""</text:p>
          </table:table-cell>
          <table:table-cell table:formula="of:=[.C$6]&amp;[.E$5]&amp;[.C24]" office:value-type="string" office:string-value="&quot;first&quot;:&quot;&quot;" calcext:value-type="string">
            <text:p>"first":""</text:p>
          </table:table-cell>
          <table:table-cell table:formula="of:=[.D$6]&amp;[.F$5]&amp;[.D24]" office:value-type="string" office:string-value="&quot;second&quot;:&quot;&quot;" calcext:value-type="string">
            <text:p>"second":""</text:p>
          </table:table-cell>
          <table:table-cell table:formula="of:=[.E24]&amp;[.G$5]&amp;[.F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]);&quot;&quot;;[.H$4]&amp;[.G24]&amp;[.H$5])">
            <text:p/>
          </table:table-cell>
          <table:table-cell table:formula="of:=IF([.H25]=&quot;&quot;;&quot;&quot;;&quot;,&quot;)">
            <text:p/>
          </table:table-cell>
          <table:table-cell table:formula="of:=[.J23]&amp;[.H24]&amp;[.I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]=&quot;&quot;;[.J24];[.K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5]&amp;[.C$5]" office:value-type="string" office:string-value="&quot;&quot;" calcext:value-type="string">
            <text:p>""</text:p>
          </table:table-cell>
          <table:table-cell table:formula="of:=[.D$5]&amp;[.B25]&amp;[.D$5]" office:value-type="string" office:string-value="&quot;&quot;" calcext:value-type="string">
            <text:p>""</text:p>
          </table:table-cell>
          <table:table-cell table:formula="of:=[.C$6]&amp;[.E$5]&amp;[.C25]" office:value-type="string" office:string-value="&quot;first&quot;:&quot;&quot;" calcext:value-type="string">
            <text:p>"first":""</text:p>
          </table:table-cell>
          <table:table-cell table:formula="of:=[.D$6]&amp;[.F$5]&amp;[.D25]" office:value-type="string" office:string-value="&quot;second&quot;:&quot;&quot;" calcext:value-type="string">
            <text:p>"second":""</text:p>
          </table:table-cell>
          <table:table-cell table:formula="of:=[.E25]&amp;[.G$5]&amp;[.F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]);&quot;&quot;;[.H$4]&amp;[.G25]&amp;[.H$5])">
            <text:p/>
          </table:table-cell>
          <table:table-cell table:formula="of:=IF([.H26]=&quot;&quot;;&quot;&quot;;&quot;,&quot;)">
            <text:p/>
          </table:table-cell>
          <table:table-cell table:formula="of:=[.J24]&amp;[.H25]&amp;[.I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]=&quot;&quot;;[.J25];[.K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6]&amp;[.C$5]" office:value-type="string" office:string-value="&quot;&quot;" calcext:value-type="string">
            <text:p>""</text:p>
          </table:table-cell>
          <table:table-cell table:formula="of:=[.D$5]&amp;[.B26]&amp;[.D$5]" office:value-type="string" office:string-value="&quot;&quot;" calcext:value-type="string">
            <text:p>""</text:p>
          </table:table-cell>
          <table:table-cell table:formula="of:=[.C$6]&amp;[.E$5]&amp;[.C26]" office:value-type="string" office:string-value="&quot;first&quot;:&quot;&quot;" calcext:value-type="string">
            <text:p>"first":""</text:p>
          </table:table-cell>
          <table:table-cell table:formula="of:=[.D$6]&amp;[.F$5]&amp;[.D26]" office:value-type="string" office:string-value="&quot;second&quot;:&quot;&quot;" calcext:value-type="string">
            <text:p>"second":""</text:p>
          </table:table-cell>
          <table:table-cell table:formula="of:=[.E26]&amp;[.G$5]&amp;[.F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]);&quot;&quot;;[.H$4]&amp;[.G26]&amp;[.H$5])">
            <text:p/>
          </table:table-cell>
          <table:table-cell table:formula="of:=IF([.H27]=&quot;&quot;;&quot;&quot;;&quot;,&quot;)">
            <text:p/>
          </table:table-cell>
          <table:table-cell table:formula="of:=[.J25]&amp;[.H26]&amp;[.I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]=&quot;&quot;;[.J26];[.K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7]&amp;[.C$5]" office:value-type="string" office:string-value="&quot;&quot;" calcext:value-type="string">
            <text:p>""</text:p>
          </table:table-cell>
          <table:table-cell table:formula="of:=[.D$5]&amp;[.B27]&amp;[.D$5]" office:value-type="string" office:string-value="&quot;&quot;" calcext:value-type="string">
            <text:p>""</text:p>
          </table:table-cell>
          <table:table-cell table:formula="of:=[.C$6]&amp;[.E$5]&amp;[.C27]" office:value-type="string" office:string-value="&quot;first&quot;:&quot;&quot;" calcext:value-type="string">
            <text:p>"first":""</text:p>
          </table:table-cell>
          <table:table-cell table:formula="of:=[.D$6]&amp;[.F$5]&amp;[.D27]" office:value-type="string" office:string-value="&quot;second&quot;:&quot;&quot;" calcext:value-type="string">
            <text:p>"second":""</text:p>
          </table:table-cell>
          <table:table-cell table:formula="of:=[.E27]&amp;[.G$5]&amp;[.F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]);&quot;&quot;;[.H$4]&amp;[.G27]&amp;[.H$5])">
            <text:p/>
          </table:table-cell>
          <table:table-cell table:formula="of:=IF([.H28]=&quot;&quot;;&quot;&quot;;&quot;,&quot;)">
            <text:p/>
          </table:table-cell>
          <table:table-cell table:formula="of:=[.J26]&amp;[.H27]&amp;[.I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]=&quot;&quot;;[.J27];[.K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8]&amp;[.C$5]" office:value-type="string" office:string-value="&quot;&quot;" calcext:value-type="string">
            <text:p>""</text:p>
          </table:table-cell>
          <table:table-cell table:formula="of:=[.D$5]&amp;[.B28]&amp;[.D$5]" office:value-type="string" office:string-value="&quot;&quot;" calcext:value-type="string">
            <text:p>""</text:p>
          </table:table-cell>
          <table:table-cell table:formula="of:=[.C$6]&amp;[.E$5]&amp;[.C28]" office:value-type="string" office:string-value="&quot;first&quot;:&quot;&quot;" calcext:value-type="string">
            <text:p>"first":""</text:p>
          </table:table-cell>
          <table:table-cell table:formula="of:=[.D$6]&amp;[.F$5]&amp;[.D28]" office:value-type="string" office:string-value="&quot;second&quot;:&quot;&quot;" calcext:value-type="string">
            <text:p>"second":""</text:p>
          </table:table-cell>
          <table:table-cell table:formula="of:=[.E28]&amp;[.G$5]&amp;[.F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]);&quot;&quot;;[.H$4]&amp;[.G28]&amp;[.H$5])">
            <text:p/>
          </table:table-cell>
          <table:table-cell table:formula="of:=IF([.H29]=&quot;&quot;;&quot;&quot;;&quot;,&quot;)">
            <text:p/>
          </table:table-cell>
          <table:table-cell table:formula="of:=[.J27]&amp;[.H28]&amp;[.I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]=&quot;&quot;;[.J28];[.K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style-name="ce2" table:number-columns-repeated="2"/>
          <table:table-cell table:formula="of:=[.C$5]&amp;[.A29]&amp;[.C$5]" office:value-type="string" office:string-value="&quot;&quot;" calcext:value-type="string">
            <text:p>""</text:p>
          </table:table-cell>
          <table:table-cell table:formula="of:=[.D$5]&amp;[.B29]&amp;[.D$5]" office:value-type="string" office:string-value="&quot;&quot;" calcext:value-type="string">
            <text:p>""</text:p>
          </table:table-cell>
          <table:table-cell table:formula="of:=[.C$6]&amp;[.E$5]&amp;[.C29]" office:value-type="string" office:string-value="&quot;first&quot;:&quot;&quot;" calcext:value-type="string">
            <text:p>"first":""</text:p>
          </table:table-cell>
          <table:table-cell table:formula="of:=[.D$6]&amp;[.F$5]&amp;[.D29]" office:value-type="string" office:string-value="&quot;second&quot;:&quot;&quot;" calcext:value-type="string">
            <text:p>"second":""</text:p>
          </table:table-cell>
          <table:table-cell table:formula="of:=[.E29]&amp;[.G$5]&amp;[.F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]);&quot;&quot;;[.H$4]&amp;[.G29]&amp;[.H$5])">
            <text:p/>
          </table:table-cell>
          <table:table-cell table:formula="of:=IF([.H30]=&quot;&quot;;&quot;&quot;;&quot;,&quot;)">
            <text:p/>
          </table:table-cell>
          <table:table-cell table:formula="of:=[.J28]&amp;[.H29]&amp;[.I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]=&quot;&quot;;[.J29];[.K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]&amp;[.C$5]" office:value-type="string" office:string-value="&quot;&quot;" calcext:value-type="string">
            <text:p>""</text:p>
          </table:table-cell>
          <table:table-cell table:formula="of:=[.D$5]&amp;[.B30]&amp;[.D$5]" office:value-type="string" office:string-value="&quot;&quot;" calcext:value-type="string">
            <text:p>""</text:p>
          </table:table-cell>
          <table:table-cell table:formula="of:=[.C$6]&amp;[.E$5]&amp;[.C30]" office:value-type="string" office:string-value="&quot;first&quot;:&quot;&quot;" calcext:value-type="string">
            <text:p>"first":""</text:p>
          </table:table-cell>
          <table:table-cell table:formula="of:=[.D$6]&amp;[.F$5]&amp;[.D30]" office:value-type="string" office:string-value="&quot;second&quot;:&quot;&quot;" calcext:value-type="string">
            <text:p>"second":""</text:p>
          </table:table-cell>
          <table:table-cell table:formula="of:=[.E30]&amp;[.G$5]&amp;[.F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]);&quot;&quot;;[.H$4]&amp;[.G30]&amp;[.H$5])">
            <text:p/>
          </table:table-cell>
          <table:table-cell table:formula="of:=IF([.H31]=&quot;&quot;;&quot;&quot;;&quot;,&quot;)">
            <text:p/>
          </table:table-cell>
          <table:table-cell table:formula="of:=[.J29]&amp;[.H30]&amp;[.I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]=&quot;&quot;;[.J30];[.K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]&amp;[.C$5]" office:value-type="string" office:string-value="&quot;&quot;" calcext:value-type="string">
            <text:p>""</text:p>
          </table:table-cell>
          <table:table-cell table:formula="of:=[.D$5]&amp;[.B31]&amp;[.D$5]" office:value-type="string" office:string-value="&quot;&quot;" calcext:value-type="string">
            <text:p>""</text:p>
          </table:table-cell>
          <table:table-cell table:formula="of:=[.C$6]&amp;[.E$5]&amp;[.C31]" office:value-type="string" office:string-value="&quot;first&quot;:&quot;&quot;" calcext:value-type="string">
            <text:p>"first":""</text:p>
          </table:table-cell>
          <table:table-cell table:formula="of:=[.D$6]&amp;[.F$5]&amp;[.D31]" office:value-type="string" office:string-value="&quot;second&quot;:&quot;&quot;" calcext:value-type="string">
            <text:p>"second":""</text:p>
          </table:table-cell>
          <table:table-cell table:formula="of:=[.E31]&amp;[.G$5]&amp;[.F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]);&quot;&quot;;[.H$4]&amp;[.G31]&amp;[.H$5])">
            <text:p/>
          </table:table-cell>
          <table:table-cell table:formula="of:=IF([.H32]=&quot;&quot;;&quot;&quot;;&quot;,&quot;)">
            <text:p/>
          </table:table-cell>
          <table:table-cell table:formula="of:=[.J30]&amp;[.H31]&amp;[.I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]=&quot;&quot;;[.J31];[.K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]&amp;[.C$5]" office:value-type="string" office:string-value="&quot;&quot;" calcext:value-type="string">
            <text:p>""</text:p>
          </table:table-cell>
          <table:table-cell table:formula="of:=[.D$5]&amp;[.B32]&amp;[.D$5]" office:value-type="string" office:string-value="&quot;&quot;" calcext:value-type="string">
            <text:p>""</text:p>
          </table:table-cell>
          <table:table-cell table:formula="of:=[.C$6]&amp;[.E$5]&amp;[.C32]" office:value-type="string" office:string-value="&quot;first&quot;:&quot;&quot;" calcext:value-type="string">
            <text:p>"first":""</text:p>
          </table:table-cell>
          <table:table-cell table:formula="of:=[.D$6]&amp;[.F$5]&amp;[.D32]" office:value-type="string" office:string-value="&quot;second&quot;:&quot;&quot;" calcext:value-type="string">
            <text:p>"second":""</text:p>
          </table:table-cell>
          <table:table-cell table:formula="of:=[.E32]&amp;[.G$5]&amp;[.F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]);&quot;&quot;;[.H$4]&amp;[.G32]&amp;[.H$5])">
            <text:p/>
          </table:table-cell>
          <table:table-cell table:formula="of:=IF([.H33]=&quot;&quot;;&quot;&quot;;&quot;,&quot;)">
            <text:p/>
          </table:table-cell>
          <table:table-cell table:formula="of:=[.J31]&amp;[.H32]&amp;[.I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]=&quot;&quot;;[.J32];[.K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]&amp;[.C$5]" office:value-type="string" office:string-value="&quot;&quot;" calcext:value-type="string">
            <text:p>""</text:p>
          </table:table-cell>
          <table:table-cell table:formula="of:=[.D$5]&amp;[.B33]&amp;[.D$5]" office:value-type="string" office:string-value="&quot;&quot;" calcext:value-type="string">
            <text:p>""</text:p>
          </table:table-cell>
          <table:table-cell table:formula="of:=[.C$6]&amp;[.E$5]&amp;[.C33]" office:value-type="string" office:string-value="&quot;first&quot;:&quot;&quot;" calcext:value-type="string">
            <text:p>"first":""</text:p>
          </table:table-cell>
          <table:table-cell table:formula="of:=[.D$6]&amp;[.F$5]&amp;[.D33]" office:value-type="string" office:string-value="&quot;second&quot;:&quot;&quot;" calcext:value-type="string">
            <text:p>"second":""</text:p>
          </table:table-cell>
          <table:table-cell table:formula="of:=[.E33]&amp;[.G$5]&amp;[.F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]);&quot;&quot;;[.H$4]&amp;[.G33]&amp;[.H$5])">
            <text:p/>
          </table:table-cell>
          <table:table-cell table:formula="of:=IF([.H34]=&quot;&quot;;&quot;&quot;;&quot;,&quot;)">
            <text:p/>
          </table:table-cell>
          <table:table-cell table:formula="of:=[.J32]&amp;[.H33]&amp;[.I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]=&quot;&quot;;[.J33];[.K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]&amp;[.C$5]" office:value-type="string" office:string-value="&quot;&quot;" calcext:value-type="string">
            <text:p>""</text:p>
          </table:table-cell>
          <table:table-cell table:formula="of:=[.D$5]&amp;[.B34]&amp;[.D$5]" office:value-type="string" office:string-value="&quot;&quot;" calcext:value-type="string">
            <text:p>""</text:p>
          </table:table-cell>
          <table:table-cell table:formula="of:=[.C$6]&amp;[.E$5]&amp;[.C34]" office:value-type="string" office:string-value="&quot;first&quot;:&quot;&quot;" calcext:value-type="string">
            <text:p>"first":""</text:p>
          </table:table-cell>
          <table:table-cell table:formula="of:=[.D$6]&amp;[.F$5]&amp;[.D34]" office:value-type="string" office:string-value="&quot;second&quot;:&quot;&quot;" calcext:value-type="string">
            <text:p>"second":""</text:p>
          </table:table-cell>
          <table:table-cell table:formula="of:=[.E34]&amp;[.G$5]&amp;[.F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]);&quot;&quot;;[.H$4]&amp;[.G34]&amp;[.H$5])">
            <text:p/>
          </table:table-cell>
          <table:table-cell table:formula="of:=IF([.H35]=&quot;&quot;;&quot;&quot;;&quot;,&quot;)">
            <text:p/>
          </table:table-cell>
          <table:table-cell table:formula="of:=[.J33]&amp;[.H34]&amp;[.I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]=&quot;&quot;;[.J34];[.K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]&amp;[.C$5]" office:value-type="string" office:string-value="&quot;&quot;" calcext:value-type="string">
            <text:p>""</text:p>
          </table:table-cell>
          <table:table-cell table:formula="of:=[.D$5]&amp;[.B35]&amp;[.D$5]" office:value-type="string" office:string-value="&quot;&quot;" calcext:value-type="string">
            <text:p>""</text:p>
          </table:table-cell>
          <table:table-cell table:formula="of:=[.C$6]&amp;[.E$5]&amp;[.C35]" office:value-type="string" office:string-value="&quot;first&quot;:&quot;&quot;" calcext:value-type="string">
            <text:p>"first":""</text:p>
          </table:table-cell>
          <table:table-cell table:formula="of:=[.D$6]&amp;[.F$5]&amp;[.D35]" office:value-type="string" office:string-value="&quot;second&quot;:&quot;&quot;" calcext:value-type="string">
            <text:p>"second":""</text:p>
          </table:table-cell>
          <table:table-cell table:formula="of:=[.E35]&amp;[.G$5]&amp;[.F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]);&quot;&quot;;[.H$4]&amp;[.G35]&amp;[.H$5])">
            <text:p/>
          </table:table-cell>
          <table:table-cell table:formula="of:=IF([.H36]=&quot;&quot;;&quot;&quot;;&quot;,&quot;)">
            <text:p/>
          </table:table-cell>
          <table:table-cell table:formula="of:=[.J34]&amp;[.H35]&amp;[.I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]=&quot;&quot;;[.J35];[.K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]&amp;[.C$5]" office:value-type="string" office:string-value="&quot;&quot;" calcext:value-type="string">
            <text:p>""</text:p>
          </table:table-cell>
          <table:table-cell table:formula="of:=[.D$5]&amp;[.B36]&amp;[.D$5]" office:value-type="string" office:string-value="&quot;&quot;" calcext:value-type="string">
            <text:p>""</text:p>
          </table:table-cell>
          <table:table-cell table:formula="of:=[.C$6]&amp;[.E$5]&amp;[.C36]" office:value-type="string" office:string-value="&quot;first&quot;:&quot;&quot;" calcext:value-type="string">
            <text:p>"first":""</text:p>
          </table:table-cell>
          <table:table-cell table:formula="of:=[.D$6]&amp;[.F$5]&amp;[.D36]" office:value-type="string" office:string-value="&quot;second&quot;:&quot;&quot;" calcext:value-type="string">
            <text:p>"second":""</text:p>
          </table:table-cell>
          <table:table-cell table:formula="of:=[.E36]&amp;[.G$5]&amp;[.F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]);&quot;&quot;;[.H$4]&amp;[.G36]&amp;[.H$5])">
            <text:p/>
          </table:table-cell>
          <table:table-cell table:formula="of:=IF([.H37]=&quot;&quot;;&quot;&quot;;&quot;,&quot;)">
            <text:p/>
          </table:table-cell>
          <table:table-cell table:formula="of:=[.J35]&amp;[.H36]&amp;[.I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]=&quot;&quot;;[.J36];[.K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]&amp;[.C$5]" office:value-type="string" office:string-value="&quot;&quot;" calcext:value-type="string">
            <text:p>""</text:p>
          </table:table-cell>
          <table:table-cell table:formula="of:=[.D$5]&amp;[.B37]&amp;[.D$5]" office:value-type="string" office:string-value="&quot;&quot;" calcext:value-type="string">
            <text:p>""</text:p>
          </table:table-cell>
          <table:table-cell table:formula="of:=[.C$6]&amp;[.E$5]&amp;[.C37]" office:value-type="string" office:string-value="&quot;first&quot;:&quot;&quot;" calcext:value-type="string">
            <text:p>"first":""</text:p>
          </table:table-cell>
          <table:table-cell table:formula="of:=[.D$6]&amp;[.F$5]&amp;[.D37]" office:value-type="string" office:string-value="&quot;second&quot;:&quot;&quot;" calcext:value-type="string">
            <text:p>"second":""</text:p>
          </table:table-cell>
          <table:table-cell table:formula="of:=[.E37]&amp;[.G$5]&amp;[.F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]);&quot;&quot;;[.H$4]&amp;[.G37]&amp;[.H$5])">
            <text:p/>
          </table:table-cell>
          <table:table-cell table:formula="of:=IF([.H38]=&quot;&quot;;&quot;&quot;;&quot;,&quot;)">
            <text:p/>
          </table:table-cell>
          <table:table-cell table:formula="of:=[.J36]&amp;[.H37]&amp;[.I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]=&quot;&quot;;[.J37];[.K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]&amp;[.C$5]" office:value-type="string" office:string-value="&quot;&quot;" calcext:value-type="string">
            <text:p>""</text:p>
          </table:table-cell>
          <table:table-cell table:formula="of:=[.D$5]&amp;[.B38]&amp;[.D$5]" office:value-type="string" office:string-value="&quot;&quot;" calcext:value-type="string">
            <text:p>""</text:p>
          </table:table-cell>
          <table:table-cell table:formula="of:=[.C$6]&amp;[.E$5]&amp;[.C38]" office:value-type="string" office:string-value="&quot;first&quot;:&quot;&quot;" calcext:value-type="string">
            <text:p>"first":""</text:p>
          </table:table-cell>
          <table:table-cell table:formula="of:=[.D$6]&amp;[.F$5]&amp;[.D38]" office:value-type="string" office:string-value="&quot;second&quot;:&quot;&quot;" calcext:value-type="string">
            <text:p>"second":""</text:p>
          </table:table-cell>
          <table:table-cell table:formula="of:=[.E38]&amp;[.G$5]&amp;[.F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]);&quot;&quot;;[.H$4]&amp;[.G38]&amp;[.H$5])">
            <text:p/>
          </table:table-cell>
          <table:table-cell table:formula="of:=IF([.H39]=&quot;&quot;;&quot;&quot;;&quot;,&quot;)">
            <text:p/>
          </table:table-cell>
          <table:table-cell table:formula="of:=[.J37]&amp;[.H38]&amp;[.I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]=&quot;&quot;;[.J38];[.K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]&amp;[.C$5]" office:value-type="string" office:string-value="&quot;&quot;" calcext:value-type="string">
            <text:p>""</text:p>
          </table:table-cell>
          <table:table-cell table:formula="of:=[.D$5]&amp;[.B39]&amp;[.D$5]" office:value-type="string" office:string-value="&quot;&quot;" calcext:value-type="string">
            <text:p>""</text:p>
          </table:table-cell>
          <table:table-cell table:formula="of:=[.C$6]&amp;[.E$5]&amp;[.C39]" office:value-type="string" office:string-value="&quot;first&quot;:&quot;&quot;" calcext:value-type="string">
            <text:p>"first":""</text:p>
          </table:table-cell>
          <table:table-cell table:formula="of:=[.D$6]&amp;[.F$5]&amp;[.D39]" office:value-type="string" office:string-value="&quot;second&quot;:&quot;&quot;" calcext:value-type="string">
            <text:p>"second":""</text:p>
          </table:table-cell>
          <table:table-cell table:formula="of:=[.E39]&amp;[.G$5]&amp;[.F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]);&quot;&quot;;[.H$4]&amp;[.G39]&amp;[.H$5])">
            <text:p/>
          </table:table-cell>
          <table:table-cell table:formula="of:=IF([.H40]=&quot;&quot;;&quot;&quot;;&quot;,&quot;)">
            <text:p/>
          </table:table-cell>
          <table:table-cell table:formula="of:=[.J38]&amp;[.H39]&amp;[.I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]=&quot;&quot;;[.J39];[.K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]&amp;[.C$5]" office:value-type="string" office:string-value="&quot;&quot;" calcext:value-type="string">
            <text:p>""</text:p>
          </table:table-cell>
          <table:table-cell table:formula="of:=[.D$5]&amp;[.B40]&amp;[.D$5]" office:value-type="string" office:string-value="&quot;&quot;" calcext:value-type="string">
            <text:p>""</text:p>
          </table:table-cell>
          <table:table-cell table:formula="of:=[.C$6]&amp;[.E$5]&amp;[.C40]" office:value-type="string" office:string-value="&quot;first&quot;:&quot;&quot;" calcext:value-type="string">
            <text:p>"first":""</text:p>
          </table:table-cell>
          <table:table-cell table:formula="of:=[.D$6]&amp;[.F$5]&amp;[.D40]" office:value-type="string" office:string-value="&quot;second&quot;:&quot;&quot;" calcext:value-type="string">
            <text:p>"second":""</text:p>
          </table:table-cell>
          <table:table-cell table:formula="of:=[.E40]&amp;[.G$5]&amp;[.F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]);&quot;&quot;;[.H$4]&amp;[.G40]&amp;[.H$5])">
            <text:p/>
          </table:table-cell>
          <table:table-cell table:formula="of:=IF([.H41]=&quot;&quot;;&quot;&quot;;&quot;,&quot;)">
            <text:p/>
          </table:table-cell>
          <table:table-cell table:formula="of:=[.J39]&amp;[.H40]&amp;[.I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]=&quot;&quot;;[.J40];[.K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]&amp;[.C$5]" office:value-type="string" office:string-value="&quot;&quot;" calcext:value-type="string">
            <text:p>""</text:p>
          </table:table-cell>
          <table:table-cell table:formula="of:=[.D$5]&amp;[.B41]&amp;[.D$5]" office:value-type="string" office:string-value="&quot;&quot;" calcext:value-type="string">
            <text:p>""</text:p>
          </table:table-cell>
          <table:table-cell table:formula="of:=[.C$6]&amp;[.E$5]&amp;[.C41]" office:value-type="string" office:string-value="&quot;first&quot;:&quot;&quot;" calcext:value-type="string">
            <text:p>"first":""</text:p>
          </table:table-cell>
          <table:table-cell table:formula="of:=[.D$6]&amp;[.F$5]&amp;[.D41]" office:value-type="string" office:string-value="&quot;second&quot;:&quot;&quot;" calcext:value-type="string">
            <text:p>"second":""</text:p>
          </table:table-cell>
          <table:table-cell table:formula="of:=[.E41]&amp;[.G$5]&amp;[.F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]);&quot;&quot;;[.H$4]&amp;[.G41]&amp;[.H$5])">
            <text:p/>
          </table:table-cell>
          <table:table-cell table:formula="of:=IF([.H42]=&quot;&quot;;&quot;&quot;;&quot;,&quot;)">
            <text:p/>
          </table:table-cell>
          <table:table-cell table:formula="of:=[.J40]&amp;[.H41]&amp;[.I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]=&quot;&quot;;[.J41];[.K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]&amp;[.C$5]" office:value-type="string" office:string-value="&quot;&quot;" calcext:value-type="string">
            <text:p>""</text:p>
          </table:table-cell>
          <table:table-cell table:formula="of:=[.D$5]&amp;[.B42]&amp;[.D$5]" office:value-type="string" office:string-value="&quot;&quot;" calcext:value-type="string">
            <text:p>""</text:p>
          </table:table-cell>
          <table:table-cell table:formula="of:=[.C$6]&amp;[.E$5]&amp;[.C42]" office:value-type="string" office:string-value="&quot;first&quot;:&quot;&quot;" calcext:value-type="string">
            <text:p>"first":""</text:p>
          </table:table-cell>
          <table:table-cell table:formula="of:=[.D$6]&amp;[.F$5]&amp;[.D42]" office:value-type="string" office:string-value="&quot;second&quot;:&quot;&quot;" calcext:value-type="string">
            <text:p>"second":""</text:p>
          </table:table-cell>
          <table:table-cell table:formula="of:=[.E42]&amp;[.G$5]&amp;[.F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]);&quot;&quot;;[.H$4]&amp;[.G42]&amp;[.H$5])">
            <text:p/>
          </table:table-cell>
          <table:table-cell table:formula="of:=IF([.H43]=&quot;&quot;;&quot;&quot;;&quot;,&quot;)">
            <text:p/>
          </table:table-cell>
          <table:table-cell table:formula="of:=[.J41]&amp;[.H42]&amp;[.I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]=&quot;&quot;;[.J42];[.K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]&amp;[.C$5]" office:value-type="string" office:string-value="&quot;&quot;" calcext:value-type="string">
            <text:p>""</text:p>
          </table:table-cell>
          <table:table-cell table:formula="of:=[.D$5]&amp;[.B43]&amp;[.D$5]" office:value-type="string" office:string-value="&quot;&quot;" calcext:value-type="string">
            <text:p>""</text:p>
          </table:table-cell>
          <table:table-cell table:formula="of:=[.C$6]&amp;[.E$5]&amp;[.C43]" office:value-type="string" office:string-value="&quot;first&quot;:&quot;&quot;" calcext:value-type="string">
            <text:p>"first":""</text:p>
          </table:table-cell>
          <table:table-cell table:formula="of:=[.D$6]&amp;[.F$5]&amp;[.D43]" office:value-type="string" office:string-value="&quot;second&quot;:&quot;&quot;" calcext:value-type="string">
            <text:p>"second":""</text:p>
          </table:table-cell>
          <table:table-cell table:formula="of:=[.E43]&amp;[.G$5]&amp;[.F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]);&quot;&quot;;[.H$4]&amp;[.G43]&amp;[.H$5])">
            <text:p/>
          </table:table-cell>
          <table:table-cell table:formula="of:=IF([.H44]=&quot;&quot;;&quot;&quot;;&quot;,&quot;)">
            <text:p/>
          </table:table-cell>
          <table:table-cell table:formula="of:=[.J42]&amp;[.H43]&amp;[.I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]=&quot;&quot;;[.J43];[.K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]&amp;[.C$5]" office:value-type="string" office:string-value="&quot;&quot;" calcext:value-type="string">
            <text:p>""</text:p>
          </table:table-cell>
          <table:table-cell table:formula="of:=[.D$5]&amp;[.B44]&amp;[.D$5]" office:value-type="string" office:string-value="&quot;&quot;" calcext:value-type="string">
            <text:p>""</text:p>
          </table:table-cell>
          <table:table-cell table:formula="of:=[.C$6]&amp;[.E$5]&amp;[.C44]" office:value-type="string" office:string-value="&quot;first&quot;:&quot;&quot;" calcext:value-type="string">
            <text:p>"first":""</text:p>
          </table:table-cell>
          <table:table-cell table:formula="of:=[.D$6]&amp;[.F$5]&amp;[.D44]" office:value-type="string" office:string-value="&quot;second&quot;:&quot;&quot;" calcext:value-type="string">
            <text:p>"second":""</text:p>
          </table:table-cell>
          <table:table-cell table:formula="of:=[.E44]&amp;[.G$5]&amp;[.F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]);&quot;&quot;;[.H$4]&amp;[.G44]&amp;[.H$5])">
            <text:p/>
          </table:table-cell>
          <table:table-cell table:formula="of:=IF([.H45]=&quot;&quot;;&quot;&quot;;&quot;,&quot;)">
            <text:p/>
          </table:table-cell>
          <table:table-cell table:formula="of:=[.J43]&amp;[.H44]&amp;[.I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]=&quot;&quot;;[.J44];[.K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]&amp;[.C$5]" office:value-type="string" office:string-value="&quot;&quot;" calcext:value-type="string">
            <text:p>""</text:p>
          </table:table-cell>
          <table:table-cell table:formula="of:=[.D$5]&amp;[.B45]&amp;[.D$5]" office:value-type="string" office:string-value="&quot;&quot;" calcext:value-type="string">
            <text:p>""</text:p>
          </table:table-cell>
          <table:table-cell table:formula="of:=[.C$6]&amp;[.E$5]&amp;[.C45]" office:value-type="string" office:string-value="&quot;first&quot;:&quot;&quot;" calcext:value-type="string">
            <text:p>"first":""</text:p>
          </table:table-cell>
          <table:table-cell table:formula="of:=[.D$6]&amp;[.F$5]&amp;[.D45]" office:value-type="string" office:string-value="&quot;second&quot;:&quot;&quot;" calcext:value-type="string">
            <text:p>"second":""</text:p>
          </table:table-cell>
          <table:table-cell table:formula="of:=[.E45]&amp;[.G$5]&amp;[.F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]);&quot;&quot;;[.H$4]&amp;[.G45]&amp;[.H$5])">
            <text:p/>
          </table:table-cell>
          <table:table-cell table:formula="of:=IF([.H46]=&quot;&quot;;&quot;&quot;;&quot;,&quot;)">
            <text:p/>
          </table:table-cell>
          <table:table-cell table:formula="of:=[.J44]&amp;[.H45]&amp;[.I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]=&quot;&quot;;[.J45];[.K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]&amp;[.C$5]" office:value-type="string" office:string-value="&quot;&quot;" calcext:value-type="string">
            <text:p>""</text:p>
          </table:table-cell>
          <table:table-cell table:formula="of:=[.D$5]&amp;[.B46]&amp;[.D$5]" office:value-type="string" office:string-value="&quot;&quot;" calcext:value-type="string">
            <text:p>""</text:p>
          </table:table-cell>
          <table:table-cell table:formula="of:=[.C$6]&amp;[.E$5]&amp;[.C46]" office:value-type="string" office:string-value="&quot;first&quot;:&quot;&quot;" calcext:value-type="string">
            <text:p>"first":""</text:p>
          </table:table-cell>
          <table:table-cell table:formula="of:=[.D$6]&amp;[.F$5]&amp;[.D46]" office:value-type="string" office:string-value="&quot;second&quot;:&quot;&quot;" calcext:value-type="string">
            <text:p>"second":""</text:p>
          </table:table-cell>
          <table:table-cell table:formula="of:=[.E46]&amp;[.G$5]&amp;[.F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]);&quot;&quot;;[.H$4]&amp;[.G46]&amp;[.H$5])">
            <text:p/>
          </table:table-cell>
          <table:table-cell table:formula="of:=IF([.H47]=&quot;&quot;;&quot;&quot;;&quot;,&quot;)">
            <text:p/>
          </table:table-cell>
          <table:table-cell table:formula="of:=[.J45]&amp;[.H46]&amp;[.I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]=&quot;&quot;;[.J46];[.K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]&amp;[.C$5]" office:value-type="string" office:string-value="&quot;&quot;" calcext:value-type="string">
            <text:p>""</text:p>
          </table:table-cell>
          <table:table-cell table:formula="of:=[.D$5]&amp;[.B47]&amp;[.D$5]" office:value-type="string" office:string-value="&quot;&quot;" calcext:value-type="string">
            <text:p>""</text:p>
          </table:table-cell>
          <table:table-cell table:formula="of:=[.C$6]&amp;[.E$5]&amp;[.C47]" office:value-type="string" office:string-value="&quot;first&quot;:&quot;&quot;" calcext:value-type="string">
            <text:p>"first":""</text:p>
          </table:table-cell>
          <table:table-cell table:formula="of:=[.D$6]&amp;[.F$5]&amp;[.D47]" office:value-type="string" office:string-value="&quot;second&quot;:&quot;&quot;" calcext:value-type="string">
            <text:p>"second":""</text:p>
          </table:table-cell>
          <table:table-cell table:formula="of:=[.E47]&amp;[.G$5]&amp;[.F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]);&quot;&quot;;[.H$4]&amp;[.G47]&amp;[.H$5])">
            <text:p/>
          </table:table-cell>
          <table:table-cell table:formula="of:=IF([.H48]=&quot;&quot;;&quot;&quot;;&quot;,&quot;)">
            <text:p/>
          </table:table-cell>
          <table:table-cell table:formula="of:=[.J46]&amp;[.H47]&amp;[.I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]=&quot;&quot;;[.J47];[.K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]&amp;[.C$5]" office:value-type="string" office:string-value="&quot;&quot;" calcext:value-type="string">
            <text:p>""</text:p>
          </table:table-cell>
          <table:table-cell table:formula="of:=[.D$5]&amp;[.B48]&amp;[.D$5]" office:value-type="string" office:string-value="&quot;&quot;" calcext:value-type="string">
            <text:p>""</text:p>
          </table:table-cell>
          <table:table-cell table:formula="of:=[.C$6]&amp;[.E$5]&amp;[.C48]" office:value-type="string" office:string-value="&quot;first&quot;:&quot;&quot;" calcext:value-type="string">
            <text:p>"first":""</text:p>
          </table:table-cell>
          <table:table-cell table:formula="of:=[.D$6]&amp;[.F$5]&amp;[.D48]" office:value-type="string" office:string-value="&quot;second&quot;:&quot;&quot;" calcext:value-type="string">
            <text:p>"second":""</text:p>
          </table:table-cell>
          <table:table-cell table:formula="of:=[.E48]&amp;[.G$5]&amp;[.F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]);&quot;&quot;;[.H$4]&amp;[.G48]&amp;[.H$5])">
            <text:p/>
          </table:table-cell>
          <table:table-cell table:formula="of:=IF([.H49]=&quot;&quot;;&quot;&quot;;&quot;,&quot;)">
            <text:p/>
          </table:table-cell>
          <table:table-cell table:formula="of:=[.J47]&amp;[.H48]&amp;[.I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]=&quot;&quot;;[.J48];[.K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]&amp;[.C$5]" office:value-type="string" office:string-value="&quot;&quot;" calcext:value-type="string">
            <text:p>""</text:p>
          </table:table-cell>
          <table:table-cell table:formula="of:=[.D$5]&amp;[.B49]&amp;[.D$5]" office:value-type="string" office:string-value="&quot;&quot;" calcext:value-type="string">
            <text:p>""</text:p>
          </table:table-cell>
          <table:table-cell table:formula="of:=[.C$6]&amp;[.E$5]&amp;[.C49]" office:value-type="string" office:string-value="&quot;first&quot;:&quot;&quot;" calcext:value-type="string">
            <text:p>"first":""</text:p>
          </table:table-cell>
          <table:table-cell table:formula="of:=[.D$6]&amp;[.F$5]&amp;[.D49]" office:value-type="string" office:string-value="&quot;second&quot;:&quot;&quot;" calcext:value-type="string">
            <text:p>"second":""</text:p>
          </table:table-cell>
          <table:table-cell table:formula="of:=[.E49]&amp;[.G$5]&amp;[.F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]);&quot;&quot;;[.H$4]&amp;[.G49]&amp;[.H$5])">
            <text:p/>
          </table:table-cell>
          <table:table-cell table:formula="of:=IF([.H50]=&quot;&quot;;&quot;&quot;;&quot;,&quot;)">
            <text:p/>
          </table:table-cell>
          <table:table-cell table:formula="of:=[.J48]&amp;[.H49]&amp;[.I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]=&quot;&quot;;[.J49];[.K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]&amp;[.C$5]" office:value-type="string" office:string-value="&quot;&quot;" calcext:value-type="string">
            <text:p>""</text:p>
          </table:table-cell>
          <table:table-cell table:formula="of:=[.D$5]&amp;[.B50]&amp;[.D$5]" office:value-type="string" office:string-value="&quot;&quot;" calcext:value-type="string">
            <text:p>""</text:p>
          </table:table-cell>
          <table:table-cell table:formula="of:=[.C$6]&amp;[.E$5]&amp;[.C50]" office:value-type="string" office:string-value="&quot;first&quot;:&quot;&quot;" calcext:value-type="string">
            <text:p>"first":""</text:p>
          </table:table-cell>
          <table:table-cell table:formula="of:=[.D$6]&amp;[.F$5]&amp;[.D50]" office:value-type="string" office:string-value="&quot;second&quot;:&quot;&quot;" calcext:value-type="string">
            <text:p>"second":""</text:p>
          </table:table-cell>
          <table:table-cell table:formula="of:=[.E50]&amp;[.G$5]&amp;[.F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]);&quot;&quot;;[.H$4]&amp;[.G50]&amp;[.H$5])">
            <text:p/>
          </table:table-cell>
          <table:table-cell table:formula="of:=IF([.H51]=&quot;&quot;;&quot;&quot;;&quot;,&quot;)">
            <text:p/>
          </table:table-cell>
          <table:table-cell table:formula="of:=[.J49]&amp;[.H50]&amp;[.I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]=&quot;&quot;;[.J50];[.K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]&amp;[.C$5]" office:value-type="string" office:string-value="&quot;&quot;" calcext:value-type="string">
            <text:p>""</text:p>
          </table:table-cell>
          <table:table-cell table:formula="of:=[.D$5]&amp;[.B51]&amp;[.D$5]" office:value-type="string" office:string-value="&quot;&quot;" calcext:value-type="string">
            <text:p>""</text:p>
          </table:table-cell>
          <table:table-cell table:formula="of:=[.C$6]&amp;[.E$5]&amp;[.C51]" office:value-type="string" office:string-value="&quot;first&quot;:&quot;&quot;" calcext:value-type="string">
            <text:p>"first":""</text:p>
          </table:table-cell>
          <table:table-cell table:formula="of:=[.D$6]&amp;[.F$5]&amp;[.D51]" office:value-type="string" office:string-value="&quot;second&quot;:&quot;&quot;" calcext:value-type="string">
            <text:p>"second":""</text:p>
          </table:table-cell>
          <table:table-cell table:formula="of:=[.E51]&amp;[.G$5]&amp;[.F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]);&quot;&quot;;[.H$4]&amp;[.G51]&amp;[.H$5])">
            <text:p/>
          </table:table-cell>
          <table:table-cell table:formula="of:=IF([.H52]=&quot;&quot;;&quot;&quot;;&quot;,&quot;)">
            <text:p/>
          </table:table-cell>
          <table:table-cell table:formula="of:=[.J50]&amp;[.H51]&amp;[.I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]=&quot;&quot;;[.J51];[.K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]&amp;[.C$5]" office:value-type="string" office:string-value="&quot;&quot;" calcext:value-type="string">
            <text:p>""</text:p>
          </table:table-cell>
          <table:table-cell table:formula="of:=[.D$5]&amp;[.B52]&amp;[.D$5]" office:value-type="string" office:string-value="&quot;&quot;" calcext:value-type="string">
            <text:p>""</text:p>
          </table:table-cell>
          <table:table-cell table:formula="of:=[.C$6]&amp;[.E$5]&amp;[.C52]" office:value-type="string" office:string-value="&quot;first&quot;:&quot;&quot;" calcext:value-type="string">
            <text:p>"first":""</text:p>
          </table:table-cell>
          <table:table-cell table:formula="of:=[.D$6]&amp;[.F$5]&amp;[.D52]" office:value-type="string" office:string-value="&quot;second&quot;:&quot;&quot;" calcext:value-type="string">
            <text:p>"second":""</text:p>
          </table:table-cell>
          <table:table-cell table:formula="of:=[.E52]&amp;[.G$5]&amp;[.F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]);&quot;&quot;;[.H$4]&amp;[.G52]&amp;[.H$5])">
            <text:p/>
          </table:table-cell>
          <table:table-cell table:formula="of:=IF([.H53]=&quot;&quot;;&quot;&quot;;&quot;,&quot;)">
            <text:p/>
          </table:table-cell>
          <table:table-cell table:formula="of:=[.J51]&amp;[.H52]&amp;[.I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]=&quot;&quot;;[.J52];[.K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]&amp;[.C$5]" office:value-type="string" office:string-value="&quot;&quot;" calcext:value-type="string">
            <text:p>""</text:p>
          </table:table-cell>
          <table:table-cell table:formula="of:=[.D$5]&amp;[.B53]&amp;[.D$5]" office:value-type="string" office:string-value="&quot;&quot;" calcext:value-type="string">
            <text:p>""</text:p>
          </table:table-cell>
          <table:table-cell table:formula="of:=[.C$6]&amp;[.E$5]&amp;[.C53]" office:value-type="string" office:string-value="&quot;first&quot;:&quot;&quot;" calcext:value-type="string">
            <text:p>"first":""</text:p>
          </table:table-cell>
          <table:table-cell table:formula="of:=[.D$6]&amp;[.F$5]&amp;[.D53]" office:value-type="string" office:string-value="&quot;second&quot;:&quot;&quot;" calcext:value-type="string">
            <text:p>"second":""</text:p>
          </table:table-cell>
          <table:table-cell table:formula="of:=[.E53]&amp;[.G$5]&amp;[.F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]);&quot;&quot;;[.H$4]&amp;[.G53]&amp;[.H$5])">
            <text:p/>
          </table:table-cell>
          <table:table-cell table:formula="of:=IF([.H54]=&quot;&quot;;&quot;&quot;;&quot;,&quot;)">
            <text:p/>
          </table:table-cell>
          <table:table-cell table:formula="of:=[.J52]&amp;[.H53]&amp;[.I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]=&quot;&quot;;[.J53];[.K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]&amp;[.C$5]" office:value-type="string" office:string-value="&quot;&quot;" calcext:value-type="string">
            <text:p>""</text:p>
          </table:table-cell>
          <table:table-cell table:formula="of:=[.D$5]&amp;[.B54]&amp;[.D$5]" office:value-type="string" office:string-value="&quot;&quot;" calcext:value-type="string">
            <text:p>""</text:p>
          </table:table-cell>
          <table:table-cell table:formula="of:=[.C$6]&amp;[.E$5]&amp;[.C54]" office:value-type="string" office:string-value="&quot;first&quot;:&quot;&quot;" calcext:value-type="string">
            <text:p>"first":""</text:p>
          </table:table-cell>
          <table:table-cell table:formula="of:=[.D$6]&amp;[.F$5]&amp;[.D54]" office:value-type="string" office:string-value="&quot;second&quot;:&quot;&quot;" calcext:value-type="string">
            <text:p>"second":""</text:p>
          </table:table-cell>
          <table:table-cell table:formula="of:=[.E54]&amp;[.G$5]&amp;[.F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]);&quot;&quot;;[.H$4]&amp;[.G54]&amp;[.H$5])">
            <text:p/>
          </table:table-cell>
          <table:table-cell table:formula="of:=IF([.H55]=&quot;&quot;;&quot;&quot;;&quot;,&quot;)">
            <text:p/>
          </table:table-cell>
          <table:table-cell table:formula="of:=[.J53]&amp;[.H54]&amp;[.I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]=&quot;&quot;;[.J54];[.K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]&amp;[.C$5]" office:value-type="string" office:string-value="&quot;&quot;" calcext:value-type="string">
            <text:p>""</text:p>
          </table:table-cell>
          <table:table-cell table:formula="of:=[.D$5]&amp;[.B55]&amp;[.D$5]" office:value-type="string" office:string-value="&quot;&quot;" calcext:value-type="string">
            <text:p>""</text:p>
          </table:table-cell>
          <table:table-cell table:formula="of:=[.C$6]&amp;[.E$5]&amp;[.C55]" office:value-type="string" office:string-value="&quot;first&quot;:&quot;&quot;" calcext:value-type="string">
            <text:p>"first":""</text:p>
          </table:table-cell>
          <table:table-cell table:formula="of:=[.D$6]&amp;[.F$5]&amp;[.D55]" office:value-type="string" office:string-value="&quot;second&quot;:&quot;&quot;" calcext:value-type="string">
            <text:p>"second":""</text:p>
          </table:table-cell>
          <table:table-cell table:formula="of:=[.E55]&amp;[.G$5]&amp;[.F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]);&quot;&quot;;[.H$4]&amp;[.G55]&amp;[.H$5])">
            <text:p/>
          </table:table-cell>
          <table:table-cell table:formula="of:=IF([.H56]=&quot;&quot;;&quot;&quot;;&quot;,&quot;)">
            <text:p/>
          </table:table-cell>
          <table:table-cell table:formula="of:=[.J54]&amp;[.H55]&amp;[.I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]=&quot;&quot;;[.J55];[.K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]&amp;[.C$5]" office:value-type="string" office:string-value="&quot;&quot;" calcext:value-type="string">
            <text:p>""</text:p>
          </table:table-cell>
          <table:table-cell table:formula="of:=[.D$5]&amp;[.B56]&amp;[.D$5]" office:value-type="string" office:string-value="&quot;&quot;" calcext:value-type="string">
            <text:p>""</text:p>
          </table:table-cell>
          <table:table-cell table:formula="of:=[.C$6]&amp;[.E$5]&amp;[.C56]" office:value-type="string" office:string-value="&quot;first&quot;:&quot;&quot;" calcext:value-type="string">
            <text:p>"first":""</text:p>
          </table:table-cell>
          <table:table-cell table:formula="of:=[.D$6]&amp;[.F$5]&amp;[.D56]" office:value-type="string" office:string-value="&quot;second&quot;:&quot;&quot;" calcext:value-type="string">
            <text:p>"second":""</text:p>
          </table:table-cell>
          <table:table-cell table:formula="of:=[.E56]&amp;[.G$5]&amp;[.F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]);&quot;&quot;;[.H$4]&amp;[.G56]&amp;[.H$5])">
            <text:p/>
          </table:table-cell>
          <table:table-cell table:formula="of:=IF([.H57]=&quot;&quot;;&quot;&quot;;&quot;,&quot;)">
            <text:p/>
          </table:table-cell>
          <table:table-cell table:formula="of:=[.J55]&amp;[.H56]&amp;[.I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]=&quot;&quot;;[.J56];[.K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]&amp;[.C$5]" office:value-type="string" office:string-value="&quot;&quot;" calcext:value-type="string">
            <text:p>""</text:p>
          </table:table-cell>
          <table:table-cell table:formula="of:=[.D$5]&amp;[.B57]&amp;[.D$5]" office:value-type="string" office:string-value="&quot;&quot;" calcext:value-type="string">
            <text:p>""</text:p>
          </table:table-cell>
          <table:table-cell table:formula="of:=[.C$6]&amp;[.E$5]&amp;[.C57]" office:value-type="string" office:string-value="&quot;first&quot;:&quot;&quot;" calcext:value-type="string">
            <text:p>"first":""</text:p>
          </table:table-cell>
          <table:table-cell table:formula="of:=[.D$6]&amp;[.F$5]&amp;[.D57]" office:value-type="string" office:string-value="&quot;second&quot;:&quot;&quot;" calcext:value-type="string">
            <text:p>"second":""</text:p>
          </table:table-cell>
          <table:table-cell table:formula="of:=[.E57]&amp;[.G$5]&amp;[.F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]);&quot;&quot;;[.H$4]&amp;[.G57]&amp;[.H$5])">
            <text:p/>
          </table:table-cell>
          <table:table-cell table:formula="of:=IF([.H58]=&quot;&quot;;&quot;&quot;;&quot;,&quot;)">
            <text:p/>
          </table:table-cell>
          <table:table-cell table:formula="of:=[.J56]&amp;[.H57]&amp;[.I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]=&quot;&quot;;[.J57];[.K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]&amp;[.C$5]" office:value-type="string" office:string-value="&quot;&quot;" calcext:value-type="string">
            <text:p>""</text:p>
          </table:table-cell>
          <table:table-cell table:formula="of:=[.D$5]&amp;[.B58]&amp;[.D$5]" office:value-type="string" office:string-value="&quot;&quot;" calcext:value-type="string">
            <text:p>""</text:p>
          </table:table-cell>
          <table:table-cell table:formula="of:=[.C$6]&amp;[.E$5]&amp;[.C58]" office:value-type="string" office:string-value="&quot;first&quot;:&quot;&quot;" calcext:value-type="string">
            <text:p>"first":""</text:p>
          </table:table-cell>
          <table:table-cell table:formula="of:=[.D$6]&amp;[.F$5]&amp;[.D58]" office:value-type="string" office:string-value="&quot;second&quot;:&quot;&quot;" calcext:value-type="string">
            <text:p>"second":""</text:p>
          </table:table-cell>
          <table:table-cell table:formula="of:=[.E58]&amp;[.G$5]&amp;[.F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]);&quot;&quot;;[.H$4]&amp;[.G58]&amp;[.H$5])">
            <text:p/>
          </table:table-cell>
          <table:table-cell table:formula="of:=IF([.H59]=&quot;&quot;;&quot;&quot;;&quot;,&quot;)">
            <text:p/>
          </table:table-cell>
          <table:table-cell table:formula="of:=[.J57]&amp;[.H58]&amp;[.I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]=&quot;&quot;;[.J58];[.K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]&amp;[.C$5]" office:value-type="string" office:string-value="&quot;&quot;" calcext:value-type="string">
            <text:p>""</text:p>
          </table:table-cell>
          <table:table-cell table:formula="of:=[.D$5]&amp;[.B59]&amp;[.D$5]" office:value-type="string" office:string-value="&quot;&quot;" calcext:value-type="string">
            <text:p>""</text:p>
          </table:table-cell>
          <table:table-cell table:formula="of:=[.C$6]&amp;[.E$5]&amp;[.C59]" office:value-type="string" office:string-value="&quot;first&quot;:&quot;&quot;" calcext:value-type="string">
            <text:p>"first":""</text:p>
          </table:table-cell>
          <table:table-cell table:formula="of:=[.D$6]&amp;[.F$5]&amp;[.D59]" office:value-type="string" office:string-value="&quot;second&quot;:&quot;&quot;" calcext:value-type="string">
            <text:p>"second":""</text:p>
          </table:table-cell>
          <table:table-cell table:formula="of:=[.E59]&amp;[.G$5]&amp;[.F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]);&quot;&quot;;[.H$4]&amp;[.G59]&amp;[.H$5])">
            <text:p/>
          </table:table-cell>
          <table:table-cell table:formula="of:=IF([.H60]=&quot;&quot;;&quot;&quot;;&quot;,&quot;)">
            <text:p/>
          </table:table-cell>
          <table:table-cell table:formula="of:=[.J58]&amp;[.H59]&amp;[.I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]=&quot;&quot;;[.J59];[.K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]&amp;[.C$5]" office:value-type="string" office:string-value="&quot;&quot;" calcext:value-type="string">
            <text:p>""</text:p>
          </table:table-cell>
          <table:table-cell table:formula="of:=[.D$5]&amp;[.B60]&amp;[.D$5]" office:value-type="string" office:string-value="&quot;&quot;" calcext:value-type="string">
            <text:p>""</text:p>
          </table:table-cell>
          <table:table-cell table:formula="of:=[.C$6]&amp;[.E$5]&amp;[.C60]" office:value-type="string" office:string-value="&quot;first&quot;:&quot;&quot;" calcext:value-type="string">
            <text:p>"first":""</text:p>
          </table:table-cell>
          <table:table-cell table:formula="of:=[.D$6]&amp;[.F$5]&amp;[.D60]" office:value-type="string" office:string-value="&quot;second&quot;:&quot;&quot;" calcext:value-type="string">
            <text:p>"second":""</text:p>
          </table:table-cell>
          <table:table-cell table:formula="of:=[.E60]&amp;[.G$5]&amp;[.F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]);&quot;&quot;;[.H$4]&amp;[.G60]&amp;[.H$5])">
            <text:p/>
          </table:table-cell>
          <table:table-cell table:formula="of:=IF([.H61]=&quot;&quot;;&quot;&quot;;&quot;,&quot;)">
            <text:p/>
          </table:table-cell>
          <table:table-cell table:formula="of:=[.J59]&amp;[.H60]&amp;[.I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]=&quot;&quot;;[.J60];[.K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]&amp;[.C$5]" office:value-type="string" office:string-value="&quot;&quot;" calcext:value-type="string">
            <text:p>""</text:p>
          </table:table-cell>
          <table:table-cell table:formula="of:=[.D$5]&amp;[.B61]&amp;[.D$5]" office:value-type="string" office:string-value="&quot;&quot;" calcext:value-type="string">
            <text:p>""</text:p>
          </table:table-cell>
          <table:table-cell table:formula="of:=[.C$6]&amp;[.E$5]&amp;[.C61]" office:value-type="string" office:string-value="&quot;first&quot;:&quot;&quot;" calcext:value-type="string">
            <text:p>"first":""</text:p>
          </table:table-cell>
          <table:table-cell table:formula="of:=[.D$6]&amp;[.F$5]&amp;[.D61]" office:value-type="string" office:string-value="&quot;second&quot;:&quot;&quot;" calcext:value-type="string">
            <text:p>"second":""</text:p>
          </table:table-cell>
          <table:table-cell table:formula="of:=[.E61]&amp;[.G$5]&amp;[.F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]);&quot;&quot;;[.H$4]&amp;[.G61]&amp;[.H$5])">
            <text:p/>
          </table:table-cell>
          <table:table-cell table:formula="of:=IF([.H62]=&quot;&quot;;&quot;&quot;;&quot;,&quot;)">
            <text:p/>
          </table:table-cell>
          <table:table-cell table:formula="of:=[.J60]&amp;[.H61]&amp;[.I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]=&quot;&quot;;[.J61];[.K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]&amp;[.C$5]" office:value-type="string" office:string-value="&quot;&quot;" calcext:value-type="string">
            <text:p>""</text:p>
          </table:table-cell>
          <table:table-cell table:formula="of:=[.D$5]&amp;[.B62]&amp;[.D$5]" office:value-type="string" office:string-value="&quot;&quot;" calcext:value-type="string">
            <text:p>""</text:p>
          </table:table-cell>
          <table:table-cell table:formula="of:=[.C$6]&amp;[.E$5]&amp;[.C62]" office:value-type="string" office:string-value="&quot;first&quot;:&quot;&quot;" calcext:value-type="string">
            <text:p>"first":""</text:p>
          </table:table-cell>
          <table:table-cell table:formula="of:=[.D$6]&amp;[.F$5]&amp;[.D62]" office:value-type="string" office:string-value="&quot;second&quot;:&quot;&quot;" calcext:value-type="string">
            <text:p>"second":""</text:p>
          </table:table-cell>
          <table:table-cell table:formula="of:=[.E62]&amp;[.G$5]&amp;[.F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]);&quot;&quot;;[.H$4]&amp;[.G62]&amp;[.H$5])">
            <text:p/>
          </table:table-cell>
          <table:table-cell table:formula="of:=IF([.H63]=&quot;&quot;;&quot;&quot;;&quot;,&quot;)">
            <text:p/>
          </table:table-cell>
          <table:table-cell table:formula="of:=[.J61]&amp;[.H62]&amp;[.I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]=&quot;&quot;;[.J62];[.K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]&amp;[.C$5]" office:value-type="string" office:string-value="&quot;&quot;" calcext:value-type="string">
            <text:p>""</text:p>
          </table:table-cell>
          <table:table-cell table:formula="of:=[.D$5]&amp;[.B63]&amp;[.D$5]" office:value-type="string" office:string-value="&quot;&quot;" calcext:value-type="string">
            <text:p>""</text:p>
          </table:table-cell>
          <table:table-cell table:formula="of:=[.C$6]&amp;[.E$5]&amp;[.C63]" office:value-type="string" office:string-value="&quot;first&quot;:&quot;&quot;" calcext:value-type="string">
            <text:p>"first":""</text:p>
          </table:table-cell>
          <table:table-cell table:formula="of:=[.D$6]&amp;[.F$5]&amp;[.D63]" office:value-type="string" office:string-value="&quot;second&quot;:&quot;&quot;" calcext:value-type="string">
            <text:p>"second":""</text:p>
          </table:table-cell>
          <table:table-cell table:formula="of:=[.E63]&amp;[.G$5]&amp;[.F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]);&quot;&quot;;[.H$4]&amp;[.G63]&amp;[.H$5])">
            <text:p/>
          </table:table-cell>
          <table:table-cell table:formula="of:=IF([.H64]=&quot;&quot;;&quot;&quot;;&quot;,&quot;)">
            <text:p/>
          </table:table-cell>
          <table:table-cell table:formula="of:=[.J62]&amp;[.H63]&amp;[.I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]=&quot;&quot;;[.J63];[.K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]&amp;[.C$5]" office:value-type="string" office:string-value="&quot;&quot;" calcext:value-type="string">
            <text:p>""</text:p>
          </table:table-cell>
          <table:table-cell table:formula="of:=[.D$5]&amp;[.B64]&amp;[.D$5]" office:value-type="string" office:string-value="&quot;&quot;" calcext:value-type="string">
            <text:p>""</text:p>
          </table:table-cell>
          <table:table-cell table:formula="of:=[.C$6]&amp;[.E$5]&amp;[.C64]" office:value-type="string" office:string-value="&quot;first&quot;:&quot;&quot;" calcext:value-type="string">
            <text:p>"first":""</text:p>
          </table:table-cell>
          <table:table-cell table:formula="of:=[.D$6]&amp;[.F$5]&amp;[.D64]" office:value-type="string" office:string-value="&quot;second&quot;:&quot;&quot;" calcext:value-type="string">
            <text:p>"second":""</text:p>
          </table:table-cell>
          <table:table-cell table:formula="of:=[.E64]&amp;[.G$5]&amp;[.F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]);&quot;&quot;;[.H$4]&amp;[.G64]&amp;[.H$5])">
            <text:p/>
          </table:table-cell>
          <table:table-cell table:formula="of:=IF([.H65]=&quot;&quot;;&quot;&quot;;&quot;,&quot;)">
            <text:p/>
          </table:table-cell>
          <table:table-cell table:formula="of:=[.J63]&amp;[.H64]&amp;[.I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]=&quot;&quot;;[.J64];[.K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]&amp;[.C$5]" office:value-type="string" office:string-value="&quot;&quot;" calcext:value-type="string">
            <text:p>""</text:p>
          </table:table-cell>
          <table:table-cell table:formula="of:=[.D$5]&amp;[.B65]&amp;[.D$5]" office:value-type="string" office:string-value="&quot;&quot;" calcext:value-type="string">
            <text:p>""</text:p>
          </table:table-cell>
          <table:table-cell table:formula="of:=[.C$6]&amp;[.E$5]&amp;[.C65]" office:value-type="string" office:string-value="&quot;first&quot;:&quot;&quot;" calcext:value-type="string">
            <text:p>"first":""</text:p>
          </table:table-cell>
          <table:table-cell table:formula="of:=[.D$6]&amp;[.F$5]&amp;[.D65]" office:value-type="string" office:string-value="&quot;second&quot;:&quot;&quot;" calcext:value-type="string">
            <text:p>"second":""</text:p>
          </table:table-cell>
          <table:table-cell table:formula="of:=[.E65]&amp;[.G$5]&amp;[.F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]);&quot;&quot;;[.H$4]&amp;[.G65]&amp;[.H$5])">
            <text:p/>
          </table:table-cell>
          <table:table-cell table:formula="of:=IF([.H66]=&quot;&quot;;&quot;&quot;;&quot;,&quot;)">
            <text:p/>
          </table:table-cell>
          <table:table-cell table:formula="of:=[.J64]&amp;[.H65]&amp;[.I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]=&quot;&quot;;[.J65];[.K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]&amp;[.C$5]" office:value-type="string" office:string-value="&quot;&quot;" calcext:value-type="string">
            <text:p>""</text:p>
          </table:table-cell>
          <table:table-cell table:formula="of:=[.D$5]&amp;[.B66]&amp;[.D$5]" office:value-type="string" office:string-value="&quot;&quot;" calcext:value-type="string">
            <text:p>""</text:p>
          </table:table-cell>
          <table:table-cell table:formula="of:=[.C$6]&amp;[.E$5]&amp;[.C66]" office:value-type="string" office:string-value="&quot;first&quot;:&quot;&quot;" calcext:value-type="string">
            <text:p>"first":""</text:p>
          </table:table-cell>
          <table:table-cell table:formula="of:=[.D$6]&amp;[.F$5]&amp;[.D66]" office:value-type="string" office:string-value="&quot;second&quot;:&quot;&quot;" calcext:value-type="string">
            <text:p>"second":""</text:p>
          </table:table-cell>
          <table:table-cell table:formula="of:=[.E66]&amp;[.G$5]&amp;[.F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]);&quot;&quot;;[.H$4]&amp;[.G66]&amp;[.H$5])">
            <text:p/>
          </table:table-cell>
          <table:table-cell table:formula="of:=IF([.H67]=&quot;&quot;;&quot;&quot;;&quot;,&quot;)">
            <text:p/>
          </table:table-cell>
          <table:table-cell table:formula="of:=[.J65]&amp;[.H66]&amp;[.I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]=&quot;&quot;;[.J66];[.K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]&amp;[.C$5]" office:value-type="string" office:string-value="&quot;&quot;" calcext:value-type="string">
            <text:p>""</text:p>
          </table:table-cell>
          <table:table-cell table:formula="of:=[.D$5]&amp;[.B67]&amp;[.D$5]" office:value-type="string" office:string-value="&quot;&quot;" calcext:value-type="string">
            <text:p>""</text:p>
          </table:table-cell>
          <table:table-cell table:formula="of:=[.C$6]&amp;[.E$5]&amp;[.C67]" office:value-type="string" office:string-value="&quot;first&quot;:&quot;&quot;" calcext:value-type="string">
            <text:p>"first":""</text:p>
          </table:table-cell>
          <table:table-cell table:formula="of:=[.D$6]&amp;[.F$5]&amp;[.D67]" office:value-type="string" office:string-value="&quot;second&quot;:&quot;&quot;" calcext:value-type="string">
            <text:p>"second":""</text:p>
          </table:table-cell>
          <table:table-cell table:formula="of:=[.E67]&amp;[.G$5]&amp;[.F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]);&quot;&quot;;[.H$4]&amp;[.G67]&amp;[.H$5])">
            <text:p/>
          </table:table-cell>
          <table:table-cell table:formula="of:=IF([.H68]=&quot;&quot;;&quot;&quot;;&quot;,&quot;)">
            <text:p/>
          </table:table-cell>
          <table:table-cell table:formula="of:=[.J66]&amp;[.H67]&amp;[.I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]=&quot;&quot;;[.J67];[.K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]&amp;[.C$5]" office:value-type="string" office:string-value="&quot;&quot;" calcext:value-type="string">
            <text:p>""</text:p>
          </table:table-cell>
          <table:table-cell table:formula="of:=[.D$5]&amp;[.B68]&amp;[.D$5]" office:value-type="string" office:string-value="&quot;&quot;" calcext:value-type="string">
            <text:p>""</text:p>
          </table:table-cell>
          <table:table-cell table:formula="of:=[.C$6]&amp;[.E$5]&amp;[.C68]" office:value-type="string" office:string-value="&quot;first&quot;:&quot;&quot;" calcext:value-type="string">
            <text:p>"first":""</text:p>
          </table:table-cell>
          <table:table-cell table:formula="of:=[.D$6]&amp;[.F$5]&amp;[.D68]" office:value-type="string" office:string-value="&quot;second&quot;:&quot;&quot;" calcext:value-type="string">
            <text:p>"second":""</text:p>
          </table:table-cell>
          <table:table-cell table:formula="of:=[.E68]&amp;[.G$5]&amp;[.F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]);&quot;&quot;;[.H$4]&amp;[.G68]&amp;[.H$5])">
            <text:p/>
          </table:table-cell>
          <table:table-cell table:formula="of:=IF([.H69]=&quot;&quot;;&quot;&quot;;&quot;,&quot;)">
            <text:p/>
          </table:table-cell>
          <table:table-cell table:formula="of:=[.J67]&amp;[.H68]&amp;[.I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]=&quot;&quot;;[.J68];[.K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]&amp;[.C$5]" office:value-type="string" office:string-value="&quot;&quot;" calcext:value-type="string">
            <text:p>""</text:p>
          </table:table-cell>
          <table:table-cell table:formula="of:=[.D$5]&amp;[.B69]&amp;[.D$5]" office:value-type="string" office:string-value="&quot;&quot;" calcext:value-type="string">
            <text:p>""</text:p>
          </table:table-cell>
          <table:table-cell table:formula="of:=[.C$6]&amp;[.E$5]&amp;[.C69]" office:value-type="string" office:string-value="&quot;first&quot;:&quot;&quot;" calcext:value-type="string">
            <text:p>"first":""</text:p>
          </table:table-cell>
          <table:table-cell table:formula="of:=[.D$6]&amp;[.F$5]&amp;[.D69]" office:value-type="string" office:string-value="&quot;second&quot;:&quot;&quot;" calcext:value-type="string">
            <text:p>"second":""</text:p>
          </table:table-cell>
          <table:table-cell table:formula="of:=[.E69]&amp;[.G$5]&amp;[.F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]);&quot;&quot;;[.H$4]&amp;[.G69]&amp;[.H$5])">
            <text:p/>
          </table:table-cell>
          <table:table-cell table:formula="of:=IF([.H70]=&quot;&quot;;&quot;&quot;;&quot;,&quot;)">
            <text:p/>
          </table:table-cell>
          <table:table-cell table:formula="of:=[.J68]&amp;[.H69]&amp;[.I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]=&quot;&quot;;[.J69];[.K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]&amp;[.C$5]" office:value-type="string" office:string-value="&quot;&quot;" calcext:value-type="string">
            <text:p>""</text:p>
          </table:table-cell>
          <table:table-cell table:formula="of:=[.D$5]&amp;[.B70]&amp;[.D$5]" office:value-type="string" office:string-value="&quot;&quot;" calcext:value-type="string">
            <text:p>""</text:p>
          </table:table-cell>
          <table:table-cell table:formula="of:=[.C$6]&amp;[.E$5]&amp;[.C70]" office:value-type="string" office:string-value="&quot;first&quot;:&quot;&quot;" calcext:value-type="string">
            <text:p>"first":""</text:p>
          </table:table-cell>
          <table:table-cell table:formula="of:=[.D$6]&amp;[.F$5]&amp;[.D70]" office:value-type="string" office:string-value="&quot;second&quot;:&quot;&quot;" calcext:value-type="string">
            <text:p>"second":""</text:p>
          </table:table-cell>
          <table:table-cell table:formula="of:=[.E70]&amp;[.G$5]&amp;[.F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]);&quot;&quot;;[.H$4]&amp;[.G70]&amp;[.H$5])">
            <text:p/>
          </table:table-cell>
          <table:table-cell table:formula="of:=IF([.H71]=&quot;&quot;;&quot;&quot;;&quot;,&quot;)">
            <text:p/>
          </table:table-cell>
          <table:table-cell table:formula="of:=[.J69]&amp;[.H70]&amp;[.I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]=&quot;&quot;;[.J70];[.K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]&amp;[.C$5]" office:value-type="string" office:string-value="&quot;&quot;" calcext:value-type="string">
            <text:p>""</text:p>
          </table:table-cell>
          <table:table-cell table:formula="of:=[.D$5]&amp;[.B71]&amp;[.D$5]" office:value-type="string" office:string-value="&quot;&quot;" calcext:value-type="string">
            <text:p>""</text:p>
          </table:table-cell>
          <table:table-cell table:formula="of:=[.C$6]&amp;[.E$5]&amp;[.C71]" office:value-type="string" office:string-value="&quot;first&quot;:&quot;&quot;" calcext:value-type="string">
            <text:p>"first":""</text:p>
          </table:table-cell>
          <table:table-cell table:formula="of:=[.D$6]&amp;[.F$5]&amp;[.D71]" office:value-type="string" office:string-value="&quot;second&quot;:&quot;&quot;" calcext:value-type="string">
            <text:p>"second":""</text:p>
          </table:table-cell>
          <table:table-cell table:formula="of:=[.E71]&amp;[.G$5]&amp;[.F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]);&quot;&quot;;[.H$4]&amp;[.G71]&amp;[.H$5])">
            <text:p/>
          </table:table-cell>
          <table:table-cell table:formula="of:=IF([.H72]=&quot;&quot;;&quot;&quot;;&quot;,&quot;)">
            <text:p/>
          </table:table-cell>
          <table:table-cell table:formula="of:=[.J70]&amp;[.H71]&amp;[.I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]=&quot;&quot;;[.J71];[.K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]&amp;[.C$5]" office:value-type="string" office:string-value="&quot;&quot;" calcext:value-type="string">
            <text:p>""</text:p>
          </table:table-cell>
          <table:table-cell table:formula="of:=[.D$5]&amp;[.B72]&amp;[.D$5]" office:value-type="string" office:string-value="&quot;&quot;" calcext:value-type="string">
            <text:p>""</text:p>
          </table:table-cell>
          <table:table-cell table:formula="of:=[.C$6]&amp;[.E$5]&amp;[.C72]" office:value-type="string" office:string-value="&quot;first&quot;:&quot;&quot;" calcext:value-type="string">
            <text:p>"first":""</text:p>
          </table:table-cell>
          <table:table-cell table:formula="of:=[.D$6]&amp;[.F$5]&amp;[.D72]" office:value-type="string" office:string-value="&quot;second&quot;:&quot;&quot;" calcext:value-type="string">
            <text:p>"second":""</text:p>
          </table:table-cell>
          <table:table-cell table:formula="of:=[.E72]&amp;[.G$5]&amp;[.F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]);&quot;&quot;;[.H$4]&amp;[.G72]&amp;[.H$5])">
            <text:p/>
          </table:table-cell>
          <table:table-cell table:formula="of:=IF([.H73]=&quot;&quot;;&quot;&quot;;&quot;,&quot;)">
            <text:p/>
          </table:table-cell>
          <table:table-cell table:formula="of:=[.J71]&amp;[.H72]&amp;[.I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]=&quot;&quot;;[.J72];[.K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]&amp;[.C$5]" office:value-type="string" office:string-value="&quot;&quot;" calcext:value-type="string">
            <text:p>""</text:p>
          </table:table-cell>
          <table:table-cell table:formula="of:=[.D$5]&amp;[.B73]&amp;[.D$5]" office:value-type="string" office:string-value="&quot;&quot;" calcext:value-type="string">
            <text:p>""</text:p>
          </table:table-cell>
          <table:table-cell table:formula="of:=[.C$6]&amp;[.E$5]&amp;[.C73]" office:value-type="string" office:string-value="&quot;first&quot;:&quot;&quot;" calcext:value-type="string">
            <text:p>"first":""</text:p>
          </table:table-cell>
          <table:table-cell table:formula="of:=[.D$6]&amp;[.F$5]&amp;[.D73]" office:value-type="string" office:string-value="&quot;second&quot;:&quot;&quot;" calcext:value-type="string">
            <text:p>"second":""</text:p>
          </table:table-cell>
          <table:table-cell table:formula="of:=[.E73]&amp;[.G$5]&amp;[.F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]);&quot;&quot;;[.H$4]&amp;[.G73]&amp;[.H$5])">
            <text:p/>
          </table:table-cell>
          <table:table-cell table:formula="of:=IF([.H74]=&quot;&quot;;&quot;&quot;;&quot;,&quot;)">
            <text:p/>
          </table:table-cell>
          <table:table-cell table:formula="of:=[.J72]&amp;[.H73]&amp;[.I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]=&quot;&quot;;[.J73];[.K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]&amp;[.C$5]" office:value-type="string" office:string-value="&quot;&quot;" calcext:value-type="string">
            <text:p>""</text:p>
          </table:table-cell>
          <table:table-cell table:formula="of:=[.D$5]&amp;[.B74]&amp;[.D$5]" office:value-type="string" office:string-value="&quot;&quot;" calcext:value-type="string">
            <text:p>""</text:p>
          </table:table-cell>
          <table:table-cell table:formula="of:=[.C$6]&amp;[.E$5]&amp;[.C74]" office:value-type="string" office:string-value="&quot;first&quot;:&quot;&quot;" calcext:value-type="string">
            <text:p>"first":""</text:p>
          </table:table-cell>
          <table:table-cell table:formula="of:=[.D$6]&amp;[.F$5]&amp;[.D74]" office:value-type="string" office:string-value="&quot;second&quot;:&quot;&quot;" calcext:value-type="string">
            <text:p>"second":""</text:p>
          </table:table-cell>
          <table:table-cell table:formula="of:=[.E74]&amp;[.G$5]&amp;[.F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]);&quot;&quot;;[.H$4]&amp;[.G74]&amp;[.H$5])">
            <text:p/>
          </table:table-cell>
          <table:table-cell table:formula="of:=IF([.H75]=&quot;&quot;;&quot;&quot;;&quot;,&quot;)">
            <text:p/>
          </table:table-cell>
          <table:table-cell table:formula="of:=[.J73]&amp;[.H74]&amp;[.I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]=&quot;&quot;;[.J74];[.K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]&amp;[.C$5]" office:value-type="string" office:string-value="&quot;&quot;" calcext:value-type="string">
            <text:p>""</text:p>
          </table:table-cell>
          <table:table-cell table:formula="of:=[.D$5]&amp;[.B75]&amp;[.D$5]" office:value-type="string" office:string-value="&quot;&quot;" calcext:value-type="string">
            <text:p>""</text:p>
          </table:table-cell>
          <table:table-cell table:formula="of:=[.C$6]&amp;[.E$5]&amp;[.C75]" office:value-type="string" office:string-value="&quot;first&quot;:&quot;&quot;" calcext:value-type="string">
            <text:p>"first":""</text:p>
          </table:table-cell>
          <table:table-cell table:formula="of:=[.D$6]&amp;[.F$5]&amp;[.D75]" office:value-type="string" office:string-value="&quot;second&quot;:&quot;&quot;" calcext:value-type="string">
            <text:p>"second":""</text:p>
          </table:table-cell>
          <table:table-cell table:formula="of:=[.E75]&amp;[.G$5]&amp;[.F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]);&quot;&quot;;[.H$4]&amp;[.G75]&amp;[.H$5])">
            <text:p/>
          </table:table-cell>
          <table:table-cell table:formula="of:=IF([.H76]=&quot;&quot;;&quot;&quot;;&quot;,&quot;)">
            <text:p/>
          </table:table-cell>
          <table:table-cell table:formula="of:=[.J74]&amp;[.H75]&amp;[.I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]=&quot;&quot;;[.J75];[.K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]&amp;[.C$5]" office:value-type="string" office:string-value="&quot;&quot;" calcext:value-type="string">
            <text:p>""</text:p>
          </table:table-cell>
          <table:table-cell table:formula="of:=[.D$5]&amp;[.B76]&amp;[.D$5]" office:value-type="string" office:string-value="&quot;&quot;" calcext:value-type="string">
            <text:p>""</text:p>
          </table:table-cell>
          <table:table-cell table:formula="of:=[.C$6]&amp;[.E$5]&amp;[.C76]" office:value-type="string" office:string-value="&quot;first&quot;:&quot;&quot;" calcext:value-type="string">
            <text:p>"first":""</text:p>
          </table:table-cell>
          <table:table-cell table:formula="of:=[.D$6]&amp;[.F$5]&amp;[.D76]" office:value-type="string" office:string-value="&quot;second&quot;:&quot;&quot;" calcext:value-type="string">
            <text:p>"second":""</text:p>
          </table:table-cell>
          <table:table-cell table:formula="of:=[.E76]&amp;[.G$5]&amp;[.F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]);&quot;&quot;;[.H$4]&amp;[.G76]&amp;[.H$5])">
            <text:p/>
          </table:table-cell>
          <table:table-cell table:formula="of:=IF([.H77]=&quot;&quot;;&quot;&quot;;&quot;,&quot;)">
            <text:p/>
          </table:table-cell>
          <table:table-cell table:formula="of:=[.J75]&amp;[.H76]&amp;[.I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]=&quot;&quot;;[.J76];[.K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]&amp;[.C$5]" office:value-type="string" office:string-value="&quot;&quot;" calcext:value-type="string">
            <text:p>""</text:p>
          </table:table-cell>
          <table:table-cell table:formula="of:=[.D$5]&amp;[.B77]&amp;[.D$5]" office:value-type="string" office:string-value="&quot;&quot;" calcext:value-type="string">
            <text:p>""</text:p>
          </table:table-cell>
          <table:table-cell table:formula="of:=[.C$6]&amp;[.E$5]&amp;[.C77]" office:value-type="string" office:string-value="&quot;first&quot;:&quot;&quot;" calcext:value-type="string">
            <text:p>"first":""</text:p>
          </table:table-cell>
          <table:table-cell table:formula="of:=[.D$6]&amp;[.F$5]&amp;[.D77]" office:value-type="string" office:string-value="&quot;second&quot;:&quot;&quot;" calcext:value-type="string">
            <text:p>"second":""</text:p>
          </table:table-cell>
          <table:table-cell table:formula="of:=[.E77]&amp;[.G$5]&amp;[.F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]);&quot;&quot;;[.H$4]&amp;[.G77]&amp;[.H$5])">
            <text:p/>
          </table:table-cell>
          <table:table-cell table:formula="of:=IF([.H78]=&quot;&quot;;&quot;&quot;;&quot;,&quot;)">
            <text:p/>
          </table:table-cell>
          <table:table-cell table:formula="of:=[.J76]&amp;[.H77]&amp;[.I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]=&quot;&quot;;[.J77];[.K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]&amp;[.C$5]" office:value-type="string" office:string-value="&quot;&quot;" calcext:value-type="string">
            <text:p>""</text:p>
          </table:table-cell>
          <table:table-cell table:formula="of:=[.D$5]&amp;[.B78]&amp;[.D$5]" office:value-type="string" office:string-value="&quot;&quot;" calcext:value-type="string">
            <text:p>""</text:p>
          </table:table-cell>
          <table:table-cell table:formula="of:=[.C$6]&amp;[.E$5]&amp;[.C78]" office:value-type="string" office:string-value="&quot;first&quot;:&quot;&quot;" calcext:value-type="string">
            <text:p>"first":""</text:p>
          </table:table-cell>
          <table:table-cell table:formula="of:=[.D$6]&amp;[.F$5]&amp;[.D78]" office:value-type="string" office:string-value="&quot;second&quot;:&quot;&quot;" calcext:value-type="string">
            <text:p>"second":""</text:p>
          </table:table-cell>
          <table:table-cell table:formula="of:=[.E78]&amp;[.G$5]&amp;[.F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]);&quot;&quot;;[.H$4]&amp;[.G78]&amp;[.H$5])">
            <text:p/>
          </table:table-cell>
          <table:table-cell table:formula="of:=IF([.H79]=&quot;&quot;;&quot;&quot;;&quot;,&quot;)">
            <text:p/>
          </table:table-cell>
          <table:table-cell table:formula="of:=[.J77]&amp;[.H78]&amp;[.I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]=&quot;&quot;;[.J78];[.K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]&amp;[.C$5]" office:value-type="string" office:string-value="&quot;&quot;" calcext:value-type="string">
            <text:p>""</text:p>
          </table:table-cell>
          <table:table-cell table:formula="of:=[.D$5]&amp;[.B79]&amp;[.D$5]" office:value-type="string" office:string-value="&quot;&quot;" calcext:value-type="string">
            <text:p>""</text:p>
          </table:table-cell>
          <table:table-cell table:formula="of:=[.C$6]&amp;[.E$5]&amp;[.C79]" office:value-type="string" office:string-value="&quot;first&quot;:&quot;&quot;" calcext:value-type="string">
            <text:p>"first":""</text:p>
          </table:table-cell>
          <table:table-cell table:formula="of:=[.D$6]&amp;[.F$5]&amp;[.D79]" office:value-type="string" office:string-value="&quot;second&quot;:&quot;&quot;" calcext:value-type="string">
            <text:p>"second":""</text:p>
          </table:table-cell>
          <table:table-cell table:formula="of:=[.E79]&amp;[.G$5]&amp;[.F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]);&quot;&quot;;[.H$4]&amp;[.G79]&amp;[.H$5])">
            <text:p/>
          </table:table-cell>
          <table:table-cell table:formula="of:=IF([.H80]=&quot;&quot;;&quot;&quot;;&quot;,&quot;)">
            <text:p/>
          </table:table-cell>
          <table:table-cell table:formula="of:=[.J78]&amp;[.H79]&amp;[.I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]=&quot;&quot;;[.J79];[.K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]&amp;[.C$5]" office:value-type="string" office:string-value="&quot;&quot;" calcext:value-type="string">
            <text:p>""</text:p>
          </table:table-cell>
          <table:table-cell table:formula="of:=[.D$5]&amp;[.B80]&amp;[.D$5]" office:value-type="string" office:string-value="&quot;&quot;" calcext:value-type="string">
            <text:p>""</text:p>
          </table:table-cell>
          <table:table-cell table:formula="of:=[.C$6]&amp;[.E$5]&amp;[.C80]" office:value-type="string" office:string-value="&quot;first&quot;:&quot;&quot;" calcext:value-type="string">
            <text:p>"first":""</text:p>
          </table:table-cell>
          <table:table-cell table:formula="of:=[.D$6]&amp;[.F$5]&amp;[.D80]" office:value-type="string" office:string-value="&quot;second&quot;:&quot;&quot;" calcext:value-type="string">
            <text:p>"second":""</text:p>
          </table:table-cell>
          <table:table-cell table:formula="of:=[.E80]&amp;[.G$5]&amp;[.F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]);&quot;&quot;;[.H$4]&amp;[.G80]&amp;[.H$5])">
            <text:p/>
          </table:table-cell>
          <table:table-cell table:formula="of:=IF([.H81]=&quot;&quot;;&quot;&quot;;&quot;,&quot;)">
            <text:p/>
          </table:table-cell>
          <table:table-cell table:formula="of:=[.J79]&amp;[.H80]&amp;[.I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]=&quot;&quot;;[.J80];[.K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]&amp;[.C$5]" office:value-type="string" office:string-value="&quot;&quot;" calcext:value-type="string">
            <text:p>""</text:p>
          </table:table-cell>
          <table:table-cell table:formula="of:=[.D$5]&amp;[.B81]&amp;[.D$5]" office:value-type="string" office:string-value="&quot;&quot;" calcext:value-type="string">
            <text:p>""</text:p>
          </table:table-cell>
          <table:table-cell table:formula="of:=[.C$6]&amp;[.E$5]&amp;[.C81]" office:value-type="string" office:string-value="&quot;first&quot;:&quot;&quot;" calcext:value-type="string">
            <text:p>"first":""</text:p>
          </table:table-cell>
          <table:table-cell table:formula="of:=[.D$6]&amp;[.F$5]&amp;[.D81]" office:value-type="string" office:string-value="&quot;second&quot;:&quot;&quot;" calcext:value-type="string">
            <text:p>"second":""</text:p>
          </table:table-cell>
          <table:table-cell table:formula="of:=[.E81]&amp;[.G$5]&amp;[.F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]);&quot;&quot;;[.H$4]&amp;[.G81]&amp;[.H$5])">
            <text:p/>
          </table:table-cell>
          <table:table-cell table:formula="of:=IF([.H82]=&quot;&quot;;&quot;&quot;;&quot;,&quot;)">
            <text:p/>
          </table:table-cell>
          <table:table-cell table:formula="of:=[.J80]&amp;[.H81]&amp;[.I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]=&quot;&quot;;[.J81];[.K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]&amp;[.C$5]" office:value-type="string" office:string-value="&quot;&quot;" calcext:value-type="string">
            <text:p>""</text:p>
          </table:table-cell>
          <table:table-cell table:formula="of:=[.D$5]&amp;[.B82]&amp;[.D$5]" office:value-type="string" office:string-value="&quot;&quot;" calcext:value-type="string">
            <text:p>""</text:p>
          </table:table-cell>
          <table:table-cell table:formula="of:=[.C$6]&amp;[.E$5]&amp;[.C82]" office:value-type="string" office:string-value="&quot;first&quot;:&quot;&quot;" calcext:value-type="string">
            <text:p>"first":""</text:p>
          </table:table-cell>
          <table:table-cell table:formula="of:=[.D$6]&amp;[.F$5]&amp;[.D82]" office:value-type="string" office:string-value="&quot;second&quot;:&quot;&quot;" calcext:value-type="string">
            <text:p>"second":""</text:p>
          </table:table-cell>
          <table:table-cell table:formula="of:=[.E82]&amp;[.G$5]&amp;[.F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]);&quot;&quot;;[.H$4]&amp;[.G82]&amp;[.H$5])">
            <text:p/>
          </table:table-cell>
          <table:table-cell table:formula="of:=IF([.H83]=&quot;&quot;;&quot;&quot;;&quot;,&quot;)">
            <text:p/>
          </table:table-cell>
          <table:table-cell table:formula="of:=[.J81]&amp;[.H82]&amp;[.I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]=&quot;&quot;;[.J82];[.K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]&amp;[.C$5]" office:value-type="string" office:string-value="&quot;&quot;" calcext:value-type="string">
            <text:p>""</text:p>
          </table:table-cell>
          <table:table-cell table:formula="of:=[.D$5]&amp;[.B83]&amp;[.D$5]" office:value-type="string" office:string-value="&quot;&quot;" calcext:value-type="string">
            <text:p>""</text:p>
          </table:table-cell>
          <table:table-cell table:formula="of:=[.C$6]&amp;[.E$5]&amp;[.C83]" office:value-type="string" office:string-value="&quot;first&quot;:&quot;&quot;" calcext:value-type="string">
            <text:p>"first":""</text:p>
          </table:table-cell>
          <table:table-cell table:formula="of:=[.D$6]&amp;[.F$5]&amp;[.D83]" office:value-type="string" office:string-value="&quot;second&quot;:&quot;&quot;" calcext:value-type="string">
            <text:p>"second":""</text:p>
          </table:table-cell>
          <table:table-cell table:formula="of:=[.E83]&amp;[.G$5]&amp;[.F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]);&quot;&quot;;[.H$4]&amp;[.G83]&amp;[.H$5])">
            <text:p/>
          </table:table-cell>
          <table:table-cell table:formula="of:=IF([.H84]=&quot;&quot;;&quot;&quot;;&quot;,&quot;)">
            <text:p/>
          </table:table-cell>
          <table:table-cell table:formula="of:=[.J82]&amp;[.H83]&amp;[.I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]=&quot;&quot;;[.J83];[.K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]&amp;[.C$5]" office:value-type="string" office:string-value="&quot;&quot;" calcext:value-type="string">
            <text:p>""</text:p>
          </table:table-cell>
          <table:table-cell table:formula="of:=[.D$5]&amp;[.B84]&amp;[.D$5]" office:value-type="string" office:string-value="&quot;&quot;" calcext:value-type="string">
            <text:p>""</text:p>
          </table:table-cell>
          <table:table-cell table:formula="of:=[.C$6]&amp;[.E$5]&amp;[.C84]" office:value-type="string" office:string-value="&quot;first&quot;:&quot;&quot;" calcext:value-type="string">
            <text:p>"first":""</text:p>
          </table:table-cell>
          <table:table-cell table:formula="of:=[.D$6]&amp;[.F$5]&amp;[.D84]" office:value-type="string" office:string-value="&quot;second&quot;:&quot;&quot;" calcext:value-type="string">
            <text:p>"second":""</text:p>
          </table:table-cell>
          <table:table-cell table:formula="of:=[.E84]&amp;[.G$5]&amp;[.F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]);&quot;&quot;;[.H$4]&amp;[.G84]&amp;[.H$5])">
            <text:p/>
          </table:table-cell>
          <table:table-cell table:formula="of:=IF([.H85]=&quot;&quot;;&quot;&quot;;&quot;,&quot;)">
            <text:p/>
          </table:table-cell>
          <table:table-cell table:formula="of:=[.J83]&amp;[.H84]&amp;[.I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]=&quot;&quot;;[.J84];[.K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]&amp;[.C$5]" office:value-type="string" office:string-value="&quot;&quot;" calcext:value-type="string">
            <text:p>""</text:p>
          </table:table-cell>
          <table:table-cell table:formula="of:=[.D$5]&amp;[.B85]&amp;[.D$5]" office:value-type="string" office:string-value="&quot;&quot;" calcext:value-type="string">
            <text:p>""</text:p>
          </table:table-cell>
          <table:table-cell table:formula="of:=[.C$6]&amp;[.E$5]&amp;[.C85]" office:value-type="string" office:string-value="&quot;first&quot;:&quot;&quot;" calcext:value-type="string">
            <text:p>"first":""</text:p>
          </table:table-cell>
          <table:table-cell table:formula="of:=[.D$6]&amp;[.F$5]&amp;[.D85]" office:value-type="string" office:string-value="&quot;second&quot;:&quot;&quot;" calcext:value-type="string">
            <text:p>"second":""</text:p>
          </table:table-cell>
          <table:table-cell table:formula="of:=[.E85]&amp;[.G$5]&amp;[.F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]);&quot;&quot;;[.H$4]&amp;[.G85]&amp;[.H$5])">
            <text:p/>
          </table:table-cell>
          <table:table-cell table:formula="of:=IF([.H86]=&quot;&quot;;&quot;&quot;;&quot;,&quot;)">
            <text:p/>
          </table:table-cell>
          <table:table-cell table:formula="of:=[.J84]&amp;[.H85]&amp;[.I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]=&quot;&quot;;[.J85];[.K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]&amp;[.C$5]" office:value-type="string" office:string-value="&quot;&quot;" calcext:value-type="string">
            <text:p>""</text:p>
          </table:table-cell>
          <table:table-cell table:formula="of:=[.D$5]&amp;[.B86]&amp;[.D$5]" office:value-type="string" office:string-value="&quot;&quot;" calcext:value-type="string">
            <text:p>""</text:p>
          </table:table-cell>
          <table:table-cell table:formula="of:=[.C$6]&amp;[.E$5]&amp;[.C86]" office:value-type="string" office:string-value="&quot;first&quot;:&quot;&quot;" calcext:value-type="string">
            <text:p>"first":""</text:p>
          </table:table-cell>
          <table:table-cell table:formula="of:=[.D$6]&amp;[.F$5]&amp;[.D86]" office:value-type="string" office:string-value="&quot;second&quot;:&quot;&quot;" calcext:value-type="string">
            <text:p>"second":""</text:p>
          </table:table-cell>
          <table:table-cell table:formula="of:=[.E86]&amp;[.G$5]&amp;[.F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]);&quot;&quot;;[.H$4]&amp;[.G86]&amp;[.H$5])">
            <text:p/>
          </table:table-cell>
          <table:table-cell table:formula="of:=IF([.H87]=&quot;&quot;;&quot;&quot;;&quot;,&quot;)">
            <text:p/>
          </table:table-cell>
          <table:table-cell table:formula="of:=[.J85]&amp;[.H86]&amp;[.I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]=&quot;&quot;;[.J86];[.K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]&amp;[.C$5]" office:value-type="string" office:string-value="&quot;&quot;" calcext:value-type="string">
            <text:p>""</text:p>
          </table:table-cell>
          <table:table-cell table:formula="of:=[.D$5]&amp;[.B87]&amp;[.D$5]" office:value-type="string" office:string-value="&quot;&quot;" calcext:value-type="string">
            <text:p>""</text:p>
          </table:table-cell>
          <table:table-cell table:formula="of:=[.C$6]&amp;[.E$5]&amp;[.C87]" office:value-type="string" office:string-value="&quot;first&quot;:&quot;&quot;" calcext:value-type="string">
            <text:p>"first":""</text:p>
          </table:table-cell>
          <table:table-cell table:formula="of:=[.D$6]&amp;[.F$5]&amp;[.D87]" office:value-type="string" office:string-value="&quot;second&quot;:&quot;&quot;" calcext:value-type="string">
            <text:p>"second":""</text:p>
          </table:table-cell>
          <table:table-cell table:formula="of:=[.E87]&amp;[.G$5]&amp;[.F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]);&quot;&quot;;[.H$4]&amp;[.G87]&amp;[.H$5])">
            <text:p/>
          </table:table-cell>
          <table:table-cell table:formula="of:=IF([.H88]=&quot;&quot;;&quot;&quot;;&quot;,&quot;)">
            <text:p/>
          </table:table-cell>
          <table:table-cell table:formula="of:=[.J86]&amp;[.H87]&amp;[.I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]=&quot;&quot;;[.J87];[.K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]&amp;[.C$5]" office:value-type="string" office:string-value="&quot;&quot;" calcext:value-type="string">
            <text:p>""</text:p>
          </table:table-cell>
          <table:table-cell table:formula="of:=[.D$5]&amp;[.B88]&amp;[.D$5]" office:value-type="string" office:string-value="&quot;&quot;" calcext:value-type="string">
            <text:p>""</text:p>
          </table:table-cell>
          <table:table-cell table:formula="of:=[.C$6]&amp;[.E$5]&amp;[.C88]" office:value-type="string" office:string-value="&quot;first&quot;:&quot;&quot;" calcext:value-type="string">
            <text:p>"first":""</text:p>
          </table:table-cell>
          <table:table-cell table:formula="of:=[.D$6]&amp;[.F$5]&amp;[.D88]" office:value-type="string" office:string-value="&quot;second&quot;:&quot;&quot;" calcext:value-type="string">
            <text:p>"second":""</text:p>
          </table:table-cell>
          <table:table-cell table:formula="of:=[.E88]&amp;[.G$5]&amp;[.F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]);&quot;&quot;;[.H$4]&amp;[.G88]&amp;[.H$5])">
            <text:p/>
          </table:table-cell>
          <table:table-cell table:formula="of:=IF([.H89]=&quot;&quot;;&quot;&quot;;&quot;,&quot;)">
            <text:p/>
          </table:table-cell>
          <table:table-cell table:formula="of:=[.J87]&amp;[.H88]&amp;[.I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]=&quot;&quot;;[.J88];[.K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]&amp;[.C$5]" office:value-type="string" office:string-value="&quot;&quot;" calcext:value-type="string">
            <text:p>""</text:p>
          </table:table-cell>
          <table:table-cell table:formula="of:=[.D$5]&amp;[.B89]&amp;[.D$5]" office:value-type="string" office:string-value="&quot;&quot;" calcext:value-type="string">
            <text:p>""</text:p>
          </table:table-cell>
          <table:table-cell table:formula="of:=[.C$6]&amp;[.E$5]&amp;[.C89]" office:value-type="string" office:string-value="&quot;first&quot;:&quot;&quot;" calcext:value-type="string">
            <text:p>"first":""</text:p>
          </table:table-cell>
          <table:table-cell table:formula="of:=[.D$6]&amp;[.F$5]&amp;[.D89]" office:value-type="string" office:string-value="&quot;second&quot;:&quot;&quot;" calcext:value-type="string">
            <text:p>"second":""</text:p>
          </table:table-cell>
          <table:table-cell table:formula="of:=[.E89]&amp;[.G$5]&amp;[.F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]);&quot;&quot;;[.H$4]&amp;[.G89]&amp;[.H$5])">
            <text:p/>
          </table:table-cell>
          <table:table-cell table:formula="of:=IF([.H90]=&quot;&quot;;&quot;&quot;;&quot;,&quot;)">
            <text:p/>
          </table:table-cell>
          <table:table-cell table:formula="of:=[.J88]&amp;[.H89]&amp;[.I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]=&quot;&quot;;[.J89];[.K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]&amp;[.C$5]" office:value-type="string" office:string-value="&quot;&quot;" calcext:value-type="string">
            <text:p>""</text:p>
          </table:table-cell>
          <table:table-cell table:formula="of:=[.D$5]&amp;[.B90]&amp;[.D$5]" office:value-type="string" office:string-value="&quot;&quot;" calcext:value-type="string">
            <text:p>""</text:p>
          </table:table-cell>
          <table:table-cell table:formula="of:=[.C$6]&amp;[.E$5]&amp;[.C90]" office:value-type="string" office:string-value="&quot;first&quot;:&quot;&quot;" calcext:value-type="string">
            <text:p>"first":""</text:p>
          </table:table-cell>
          <table:table-cell table:formula="of:=[.D$6]&amp;[.F$5]&amp;[.D90]" office:value-type="string" office:string-value="&quot;second&quot;:&quot;&quot;" calcext:value-type="string">
            <text:p>"second":""</text:p>
          </table:table-cell>
          <table:table-cell table:formula="of:=[.E90]&amp;[.G$5]&amp;[.F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]);&quot;&quot;;[.H$4]&amp;[.G90]&amp;[.H$5])">
            <text:p/>
          </table:table-cell>
          <table:table-cell table:formula="of:=IF([.H91]=&quot;&quot;;&quot;&quot;;&quot;,&quot;)">
            <text:p/>
          </table:table-cell>
          <table:table-cell table:formula="of:=[.J89]&amp;[.H90]&amp;[.I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]=&quot;&quot;;[.J90];[.K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]&amp;[.C$5]" office:value-type="string" office:string-value="&quot;&quot;" calcext:value-type="string">
            <text:p>""</text:p>
          </table:table-cell>
          <table:table-cell table:formula="of:=[.D$5]&amp;[.B91]&amp;[.D$5]" office:value-type="string" office:string-value="&quot;&quot;" calcext:value-type="string">
            <text:p>""</text:p>
          </table:table-cell>
          <table:table-cell table:formula="of:=[.C$6]&amp;[.E$5]&amp;[.C91]" office:value-type="string" office:string-value="&quot;first&quot;:&quot;&quot;" calcext:value-type="string">
            <text:p>"first":""</text:p>
          </table:table-cell>
          <table:table-cell table:formula="of:=[.D$6]&amp;[.F$5]&amp;[.D91]" office:value-type="string" office:string-value="&quot;second&quot;:&quot;&quot;" calcext:value-type="string">
            <text:p>"second":""</text:p>
          </table:table-cell>
          <table:table-cell table:formula="of:=[.E91]&amp;[.G$5]&amp;[.F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]);&quot;&quot;;[.H$4]&amp;[.G91]&amp;[.H$5])">
            <text:p/>
          </table:table-cell>
          <table:table-cell table:formula="of:=IF([.H92]=&quot;&quot;;&quot;&quot;;&quot;,&quot;)">
            <text:p/>
          </table:table-cell>
          <table:table-cell table:formula="of:=[.J90]&amp;[.H91]&amp;[.I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]=&quot;&quot;;[.J91];[.K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]&amp;[.C$5]" office:value-type="string" office:string-value="&quot;&quot;" calcext:value-type="string">
            <text:p>""</text:p>
          </table:table-cell>
          <table:table-cell table:formula="of:=[.D$5]&amp;[.B92]&amp;[.D$5]" office:value-type="string" office:string-value="&quot;&quot;" calcext:value-type="string">
            <text:p>""</text:p>
          </table:table-cell>
          <table:table-cell table:formula="of:=[.C$6]&amp;[.E$5]&amp;[.C92]" office:value-type="string" office:string-value="&quot;first&quot;:&quot;&quot;" calcext:value-type="string">
            <text:p>"first":""</text:p>
          </table:table-cell>
          <table:table-cell table:formula="of:=[.D$6]&amp;[.F$5]&amp;[.D92]" office:value-type="string" office:string-value="&quot;second&quot;:&quot;&quot;" calcext:value-type="string">
            <text:p>"second":""</text:p>
          </table:table-cell>
          <table:table-cell table:formula="of:=[.E92]&amp;[.G$5]&amp;[.F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]);&quot;&quot;;[.H$4]&amp;[.G92]&amp;[.H$5])">
            <text:p/>
          </table:table-cell>
          <table:table-cell table:formula="of:=IF([.H93]=&quot;&quot;;&quot;&quot;;&quot;,&quot;)">
            <text:p/>
          </table:table-cell>
          <table:table-cell table:formula="of:=[.J91]&amp;[.H92]&amp;[.I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]=&quot;&quot;;[.J92];[.K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]&amp;[.C$5]" office:value-type="string" office:string-value="&quot;&quot;" calcext:value-type="string">
            <text:p>""</text:p>
          </table:table-cell>
          <table:table-cell table:formula="of:=[.D$5]&amp;[.B93]&amp;[.D$5]" office:value-type="string" office:string-value="&quot;&quot;" calcext:value-type="string">
            <text:p>""</text:p>
          </table:table-cell>
          <table:table-cell table:formula="of:=[.C$6]&amp;[.E$5]&amp;[.C93]" office:value-type="string" office:string-value="&quot;first&quot;:&quot;&quot;" calcext:value-type="string">
            <text:p>"first":""</text:p>
          </table:table-cell>
          <table:table-cell table:formula="of:=[.D$6]&amp;[.F$5]&amp;[.D93]" office:value-type="string" office:string-value="&quot;second&quot;:&quot;&quot;" calcext:value-type="string">
            <text:p>"second":""</text:p>
          </table:table-cell>
          <table:table-cell table:formula="of:=[.E93]&amp;[.G$5]&amp;[.F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]);&quot;&quot;;[.H$4]&amp;[.G93]&amp;[.H$5])">
            <text:p/>
          </table:table-cell>
          <table:table-cell table:formula="of:=IF([.H94]=&quot;&quot;;&quot;&quot;;&quot;,&quot;)">
            <text:p/>
          </table:table-cell>
          <table:table-cell table:formula="of:=[.J92]&amp;[.H93]&amp;[.I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]=&quot;&quot;;[.J93];[.K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]&amp;[.C$5]" office:value-type="string" office:string-value="&quot;&quot;" calcext:value-type="string">
            <text:p>""</text:p>
          </table:table-cell>
          <table:table-cell table:formula="of:=[.D$5]&amp;[.B94]&amp;[.D$5]" office:value-type="string" office:string-value="&quot;&quot;" calcext:value-type="string">
            <text:p>""</text:p>
          </table:table-cell>
          <table:table-cell table:formula="of:=[.C$6]&amp;[.E$5]&amp;[.C94]" office:value-type="string" office:string-value="&quot;first&quot;:&quot;&quot;" calcext:value-type="string">
            <text:p>"first":""</text:p>
          </table:table-cell>
          <table:table-cell table:formula="of:=[.D$6]&amp;[.F$5]&amp;[.D94]" office:value-type="string" office:string-value="&quot;second&quot;:&quot;&quot;" calcext:value-type="string">
            <text:p>"second":""</text:p>
          </table:table-cell>
          <table:table-cell table:formula="of:=[.E94]&amp;[.G$5]&amp;[.F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]);&quot;&quot;;[.H$4]&amp;[.G94]&amp;[.H$5])">
            <text:p/>
          </table:table-cell>
          <table:table-cell table:formula="of:=IF([.H95]=&quot;&quot;;&quot;&quot;;&quot;,&quot;)">
            <text:p/>
          </table:table-cell>
          <table:table-cell table:formula="of:=[.J93]&amp;[.H94]&amp;[.I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]=&quot;&quot;;[.J94];[.K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]&amp;[.C$5]" office:value-type="string" office:string-value="&quot;&quot;" calcext:value-type="string">
            <text:p>""</text:p>
          </table:table-cell>
          <table:table-cell table:formula="of:=[.D$5]&amp;[.B95]&amp;[.D$5]" office:value-type="string" office:string-value="&quot;&quot;" calcext:value-type="string">
            <text:p>""</text:p>
          </table:table-cell>
          <table:table-cell table:formula="of:=[.C$6]&amp;[.E$5]&amp;[.C95]" office:value-type="string" office:string-value="&quot;first&quot;:&quot;&quot;" calcext:value-type="string">
            <text:p>"first":""</text:p>
          </table:table-cell>
          <table:table-cell table:formula="of:=[.D$6]&amp;[.F$5]&amp;[.D95]" office:value-type="string" office:string-value="&quot;second&quot;:&quot;&quot;" calcext:value-type="string">
            <text:p>"second":""</text:p>
          </table:table-cell>
          <table:table-cell table:formula="of:=[.E95]&amp;[.G$5]&amp;[.F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]);&quot;&quot;;[.H$4]&amp;[.G95]&amp;[.H$5])">
            <text:p/>
          </table:table-cell>
          <table:table-cell table:formula="of:=IF([.H96]=&quot;&quot;;&quot;&quot;;&quot;,&quot;)">
            <text:p/>
          </table:table-cell>
          <table:table-cell table:formula="of:=[.J94]&amp;[.H95]&amp;[.I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]=&quot;&quot;;[.J95];[.K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]&amp;[.C$5]" office:value-type="string" office:string-value="&quot;&quot;" calcext:value-type="string">
            <text:p>""</text:p>
          </table:table-cell>
          <table:table-cell table:formula="of:=[.D$5]&amp;[.B96]&amp;[.D$5]" office:value-type="string" office:string-value="&quot;&quot;" calcext:value-type="string">
            <text:p>""</text:p>
          </table:table-cell>
          <table:table-cell table:formula="of:=[.C$6]&amp;[.E$5]&amp;[.C96]" office:value-type="string" office:string-value="&quot;first&quot;:&quot;&quot;" calcext:value-type="string">
            <text:p>"first":""</text:p>
          </table:table-cell>
          <table:table-cell table:formula="of:=[.D$6]&amp;[.F$5]&amp;[.D96]" office:value-type="string" office:string-value="&quot;second&quot;:&quot;&quot;" calcext:value-type="string">
            <text:p>"second":""</text:p>
          </table:table-cell>
          <table:table-cell table:formula="of:=[.E96]&amp;[.G$5]&amp;[.F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]);&quot;&quot;;[.H$4]&amp;[.G96]&amp;[.H$5])">
            <text:p/>
          </table:table-cell>
          <table:table-cell table:formula="of:=IF([.H97]=&quot;&quot;;&quot;&quot;;&quot;,&quot;)">
            <text:p/>
          </table:table-cell>
          <table:table-cell table:formula="of:=[.J95]&amp;[.H96]&amp;[.I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]=&quot;&quot;;[.J96];[.K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]&amp;[.C$5]" office:value-type="string" office:string-value="&quot;&quot;" calcext:value-type="string">
            <text:p>""</text:p>
          </table:table-cell>
          <table:table-cell table:formula="of:=[.D$5]&amp;[.B97]&amp;[.D$5]" office:value-type="string" office:string-value="&quot;&quot;" calcext:value-type="string">
            <text:p>""</text:p>
          </table:table-cell>
          <table:table-cell table:formula="of:=[.C$6]&amp;[.E$5]&amp;[.C97]" office:value-type="string" office:string-value="&quot;first&quot;:&quot;&quot;" calcext:value-type="string">
            <text:p>"first":""</text:p>
          </table:table-cell>
          <table:table-cell table:formula="of:=[.D$6]&amp;[.F$5]&amp;[.D97]" office:value-type="string" office:string-value="&quot;second&quot;:&quot;&quot;" calcext:value-type="string">
            <text:p>"second":""</text:p>
          </table:table-cell>
          <table:table-cell table:formula="of:=[.E97]&amp;[.G$5]&amp;[.F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]);&quot;&quot;;[.H$4]&amp;[.G97]&amp;[.H$5])">
            <text:p/>
          </table:table-cell>
          <table:table-cell table:formula="of:=IF([.H98]=&quot;&quot;;&quot;&quot;;&quot;,&quot;)">
            <text:p/>
          </table:table-cell>
          <table:table-cell table:formula="of:=[.J96]&amp;[.H97]&amp;[.I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]=&quot;&quot;;[.J97];[.K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]&amp;[.C$5]" office:value-type="string" office:string-value="&quot;&quot;" calcext:value-type="string">
            <text:p>""</text:p>
          </table:table-cell>
          <table:table-cell table:formula="of:=[.D$5]&amp;[.B98]&amp;[.D$5]" office:value-type="string" office:string-value="&quot;&quot;" calcext:value-type="string">
            <text:p>""</text:p>
          </table:table-cell>
          <table:table-cell table:formula="of:=[.C$6]&amp;[.E$5]&amp;[.C98]" office:value-type="string" office:string-value="&quot;first&quot;:&quot;&quot;" calcext:value-type="string">
            <text:p>"first":""</text:p>
          </table:table-cell>
          <table:table-cell table:formula="of:=[.D$6]&amp;[.F$5]&amp;[.D98]" office:value-type="string" office:string-value="&quot;second&quot;:&quot;&quot;" calcext:value-type="string">
            <text:p>"second":""</text:p>
          </table:table-cell>
          <table:table-cell table:formula="of:=[.E98]&amp;[.G$5]&amp;[.F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]);&quot;&quot;;[.H$4]&amp;[.G98]&amp;[.H$5])">
            <text:p/>
          </table:table-cell>
          <table:table-cell table:formula="of:=IF([.H99]=&quot;&quot;;&quot;&quot;;&quot;,&quot;)">
            <text:p/>
          </table:table-cell>
          <table:table-cell table:formula="of:=[.J97]&amp;[.H98]&amp;[.I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]=&quot;&quot;;[.J98];[.K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]&amp;[.C$5]" office:value-type="string" office:string-value="&quot;&quot;" calcext:value-type="string">
            <text:p>""</text:p>
          </table:table-cell>
          <table:table-cell table:formula="of:=[.D$5]&amp;[.B99]&amp;[.D$5]" office:value-type="string" office:string-value="&quot;&quot;" calcext:value-type="string">
            <text:p>""</text:p>
          </table:table-cell>
          <table:table-cell table:formula="of:=[.C$6]&amp;[.E$5]&amp;[.C99]" office:value-type="string" office:string-value="&quot;first&quot;:&quot;&quot;" calcext:value-type="string">
            <text:p>"first":""</text:p>
          </table:table-cell>
          <table:table-cell table:formula="of:=[.D$6]&amp;[.F$5]&amp;[.D99]" office:value-type="string" office:string-value="&quot;second&quot;:&quot;&quot;" calcext:value-type="string">
            <text:p>"second":""</text:p>
          </table:table-cell>
          <table:table-cell table:formula="of:=[.E99]&amp;[.G$5]&amp;[.F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]);&quot;&quot;;[.H$4]&amp;[.G99]&amp;[.H$5])">
            <text:p/>
          </table:table-cell>
          <table:table-cell table:formula="of:=IF([.H100]=&quot;&quot;;&quot;&quot;;&quot;,&quot;)">
            <text:p/>
          </table:table-cell>
          <table:table-cell table:formula="of:=[.J98]&amp;[.H99]&amp;[.I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]=&quot;&quot;;[.J99];[.K1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]&amp;[.C$5]" office:value-type="string" office:string-value="&quot;&quot;" calcext:value-type="string">
            <text:p>""</text:p>
          </table:table-cell>
          <table:table-cell table:formula="of:=[.D$5]&amp;[.B100]&amp;[.D$5]" office:value-type="string" office:string-value="&quot;&quot;" calcext:value-type="string">
            <text:p>""</text:p>
          </table:table-cell>
          <table:table-cell table:formula="of:=[.C$6]&amp;[.E$5]&amp;[.C100]" office:value-type="string" office:string-value="&quot;first&quot;:&quot;&quot;" calcext:value-type="string">
            <text:p>"first":""</text:p>
          </table:table-cell>
          <table:table-cell table:formula="of:=[.D$6]&amp;[.F$5]&amp;[.D100]" office:value-type="string" office:string-value="&quot;second&quot;:&quot;&quot;" calcext:value-type="string">
            <text:p>"second":""</text:p>
          </table:table-cell>
          <table:table-cell table:formula="of:=[.E100]&amp;[.G$5]&amp;[.F1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]);&quot;&quot;;[.H$4]&amp;[.G100]&amp;[.H$5])">
            <text:p/>
          </table:table-cell>
          <table:table-cell table:formula="of:=IF([.H101]=&quot;&quot;;&quot;&quot;;&quot;,&quot;)">
            <text:p/>
          </table:table-cell>
          <table:table-cell table:formula="of:=[.J99]&amp;[.H100]&amp;[.I1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]=&quot;&quot;;[.J100];[.K1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1]&amp;[.C$5]" office:value-type="string" office:string-value="&quot;&quot;" calcext:value-type="string">
            <text:p>""</text:p>
          </table:table-cell>
          <table:table-cell table:formula="of:=[.D$5]&amp;[.B101]&amp;[.D$5]" office:value-type="string" office:string-value="&quot;&quot;" calcext:value-type="string">
            <text:p>""</text:p>
          </table:table-cell>
          <table:table-cell table:formula="of:=[.C$6]&amp;[.E$5]&amp;[.C101]" office:value-type="string" office:string-value="&quot;first&quot;:&quot;&quot;" calcext:value-type="string">
            <text:p>"first":""</text:p>
          </table:table-cell>
          <table:table-cell table:formula="of:=[.D$6]&amp;[.F$5]&amp;[.D101]" office:value-type="string" office:string-value="&quot;second&quot;:&quot;&quot;" calcext:value-type="string">
            <text:p>"second":""</text:p>
          </table:table-cell>
          <table:table-cell table:formula="of:=[.E101]&amp;[.G$5]&amp;[.F1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1]);&quot;&quot;;[.H$4]&amp;[.G101]&amp;[.H$5])">
            <text:p/>
          </table:table-cell>
          <table:table-cell table:formula="of:=IF([.H102]=&quot;&quot;;&quot;&quot;;&quot;,&quot;)">
            <text:p/>
          </table:table-cell>
          <table:table-cell table:formula="of:=[.J100]&amp;[.H101]&amp;[.I1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1]=&quot;&quot;;[.J101];[.K1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2]&amp;[.C$5]" office:value-type="string" office:string-value="&quot;&quot;" calcext:value-type="string">
            <text:p>""</text:p>
          </table:table-cell>
          <table:table-cell table:formula="of:=[.D$5]&amp;[.B102]&amp;[.D$5]" office:value-type="string" office:string-value="&quot;&quot;" calcext:value-type="string">
            <text:p>""</text:p>
          </table:table-cell>
          <table:table-cell table:formula="of:=[.C$6]&amp;[.E$5]&amp;[.C102]" office:value-type="string" office:string-value="&quot;first&quot;:&quot;&quot;" calcext:value-type="string">
            <text:p>"first":""</text:p>
          </table:table-cell>
          <table:table-cell table:formula="of:=[.D$6]&amp;[.F$5]&amp;[.D102]" office:value-type="string" office:string-value="&quot;second&quot;:&quot;&quot;" calcext:value-type="string">
            <text:p>"second":""</text:p>
          </table:table-cell>
          <table:table-cell table:formula="of:=[.E102]&amp;[.G$5]&amp;[.F1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2]);&quot;&quot;;[.H$4]&amp;[.G102]&amp;[.H$5])">
            <text:p/>
          </table:table-cell>
          <table:table-cell table:formula="of:=IF([.H103]=&quot;&quot;;&quot;&quot;;&quot;,&quot;)">
            <text:p/>
          </table:table-cell>
          <table:table-cell table:formula="of:=[.J101]&amp;[.H102]&amp;[.I1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2]=&quot;&quot;;[.J102];[.K1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3]&amp;[.C$5]" office:value-type="string" office:string-value="&quot;&quot;" calcext:value-type="string">
            <text:p>""</text:p>
          </table:table-cell>
          <table:table-cell table:formula="of:=[.D$5]&amp;[.B103]&amp;[.D$5]" office:value-type="string" office:string-value="&quot;&quot;" calcext:value-type="string">
            <text:p>""</text:p>
          </table:table-cell>
          <table:table-cell table:formula="of:=[.C$6]&amp;[.E$5]&amp;[.C103]" office:value-type="string" office:string-value="&quot;first&quot;:&quot;&quot;" calcext:value-type="string">
            <text:p>"first":""</text:p>
          </table:table-cell>
          <table:table-cell table:formula="of:=[.D$6]&amp;[.F$5]&amp;[.D103]" office:value-type="string" office:string-value="&quot;second&quot;:&quot;&quot;" calcext:value-type="string">
            <text:p>"second":""</text:p>
          </table:table-cell>
          <table:table-cell table:formula="of:=[.E103]&amp;[.G$5]&amp;[.F1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3]);&quot;&quot;;[.H$4]&amp;[.G103]&amp;[.H$5])">
            <text:p/>
          </table:table-cell>
          <table:table-cell table:formula="of:=IF([.H104]=&quot;&quot;;&quot;&quot;;&quot;,&quot;)">
            <text:p/>
          </table:table-cell>
          <table:table-cell table:formula="of:=[.J102]&amp;[.H103]&amp;[.I1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3]=&quot;&quot;;[.J103];[.K1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4]&amp;[.C$5]" office:value-type="string" office:string-value="&quot;&quot;" calcext:value-type="string">
            <text:p>""</text:p>
          </table:table-cell>
          <table:table-cell table:formula="of:=[.D$5]&amp;[.B104]&amp;[.D$5]" office:value-type="string" office:string-value="&quot;&quot;" calcext:value-type="string">
            <text:p>""</text:p>
          </table:table-cell>
          <table:table-cell table:formula="of:=[.C$6]&amp;[.E$5]&amp;[.C104]" office:value-type="string" office:string-value="&quot;first&quot;:&quot;&quot;" calcext:value-type="string">
            <text:p>"first":""</text:p>
          </table:table-cell>
          <table:table-cell table:formula="of:=[.D$6]&amp;[.F$5]&amp;[.D104]" office:value-type="string" office:string-value="&quot;second&quot;:&quot;&quot;" calcext:value-type="string">
            <text:p>"second":""</text:p>
          </table:table-cell>
          <table:table-cell table:formula="of:=[.E104]&amp;[.G$5]&amp;[.F1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4]);&quot;&quot;;[.H$4]&amp;[.G104]&amp;[.H$5])">
            <text:p/>
          </table:table-cell>
          <table:table-cell table:formula="of:=IF([.H105]=&quot;&quot;;&quot;&quot;;&quot;,&quot;)">
            <text:p/>
          </table:table-cell>
          <table:table-cell table:formula="of:=[.J103]&amp;[.H104]&amp;[.I1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4]=&quot;&quot;;[.J104];[.K1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5]&amp;[.C$5]" office:value-type="string" office:string-value="&quot;&quot;" calcext:value-type="string">
            <text:p>""</text:p>
          </table:table-cell>
          <table:table-cell table:formula="of:=[.D$5]&amp;[.B105]&amp;[.D$5]" office:value-type="string" office:string-value="&quot;&quot;" calcext:value-type="string">
            <text:p>""</text:p>
          </table:table-cell>
          <table:table-cell table:formula="of:=[.C$6]&amp;[.E$5]&amp;[.C105]" office:value-type="string" office:string-value="&quot;first&quot;:&quot;&quot;" calcext:value-type="string">
            <text:p>"first":""</text:p>
          </table:table-cell>
          <table:table-cell table:formula="of:=[.D$6]&amp;[.F$5]&amp;[.D105]" office:value-type="string" office:string-value="&quot;second&quot;:&quot;&quot;" calcext:value-type="string">
            <text:p>"second":""</text:p>
          </table:table-cell>
          <table:table-cell table:formula="of:=[.E105]&amp;[.G$5]&amp;[.F1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5]);&quot;&quot;;[.H$4]&amp;[.G105]&amp;[.H$5])">
            <text:p/>
          </table:table-cell>
          <table:table-cell table:formula="of:=IF([.H106]=&quot;&quot;;&quot;&quot;;&quot;,&quot;)">
            <text:p/>
          </table:table-cell>
          <table:table-cell table:formula="of:=[.J104]&amp;[.H105]&amp;[.I1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5]=&quot;&quot;;[.J105];[.K1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6]&amp;[.C$5]" office:value-type="string" office:string-value="&quot;&quot;" calcext:value-type="string">
            <text:p>""</text:p>
          </table:table-cell>
          <table:table-cell table:formula="of:=[.D$5]&amp;[.B106]&amp;[.D$5]" office:value-type="string" office:string-value="&quot;&quot;" calcext:value-type="string">
            <text:p>""</text:p>
          </table:table-cell>
          <table:table-cell table:formula="of:=[.C$6]&amp;[.E$5]&amp;[.C106]" office:value-type="string" office:string-value="&quot;first&quot;:&quot;&quot;" calcext:value-type="string">
            <text:p>"first":""</text:p>
          </table:table-cell>
          <table:table-cell table:formula="of:=[.D$6]&amp;[.F$5]&amp;[.D106]" office:value-type="string" office:string-value="&quot;second&quot;:&quot;&quot;" calcext:value-type="string">
            <text:p>"second":""</text:p>
          </table:table-cell>
          <table:table-cell table:formula="of:=[.E106]&amp;[.G$5]&amp;[.F1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6]);&quot;&quot;;[.H$4]&amp;[.G106]&amp;[.H$5])">
            <text:p/>
          </table:table-cell>
          <table:table-cell table:formula="of:=IF([.H107]=&quot;&quot;;&quot;&quot;;&quot;,&quot;)">
            <text:p/>
          </table:table-cell>
          <table:table-cell table:formula="of:=[.J105]&amp;[.H106]&amp;[.I1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6]=&quot;&quot;;[.J106];[.K1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7]&amp;[.C$5]" office:value-type="string" office:string-value="&quot;&quot;" calcext:value-type="string">
            <text:p>""</text:p>
          </table:table-cell>
          <table:table-cell table:formula="of:=[.D$5]&amp;[.B107]&amp;[.D$5]" office:value-type="string" office:string-value="&quot;&quot;" calcext:value-type="string">
            <text:p>""</text:p>
          </table:table-cell>
          <table:table-cell table:formula="of:=[.C$6]&amp;[.E$5]&amp;[.C107]" office:value-type="string" office:string-value="&quot;first&quot;:&quot;&quot;" calcext:value-type="string">
            <text:p>"first":""</text:p>
          </table:table-cell>
          <table:table-cell table:formula="of:=[.D$6]&amp;[.F$5]&amp;[.D107]" office:value-type="string" office:string-value="&quot;second&quot;:&quot;&quot;" calcext:value-type="string">
            <text:p>"second":""</text:p>
          </table:table-cell>
          <table:table-cell table:formula="of:=[.E107]&amp;[.G$5]&amp;[.F1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7]);&quot;&quot;;[.H$4]&amp;[.G107]&amp;[.H$5])">
            <text:p/>
          </table:table-cell>
          <table:table-cell table:formula="of:=IF([.H108]=&quot;&quot;;&quot;&quot;;&quot;,&quot;)">
            <text:p/>
          </table:table-cell>
          <table:table-cell table:formula="of:=[.J106]&amp;[.H107]&amp;[.I1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7]=&quot;&quot;;[.J107];[.K1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8]&amp;[.C$5]" office:value-type="string" office:string-value="&quot;&quot;" calcext:value-type="string">
            <text:p>""</text:p>
          </table:table-cell>
          <table:table-cell table:formula="of:=[.D$5]&amp;[.B108]&amp;[.D$5]" office:value-type="string" office:string-value="&quot;&quot;" calcext:value-type="string">
            <text:p>""</text:p>
          </table:table-cell>
          <table:table-cell table:formula="of:=[.C$6]&amp;[.E$5]&amp;[.C108]" office:value-type="string" office:string-value="&quot;first&quot;:&quot;&quot;" calcext:value-type="string">
            <text:p>"first":""</text:p>
          </table:table-cell>
          <table:table-cell table:formula="of:=[.D$6]&amp;[.F$5]&amp;[.D108]" office:value-type="string" office:string-value="&quot;second&quot;:&quot;&quot;" calcext:value-type="string">
            <text:p>"second":""</text:p>
          </table:table-cell>
          <table:table-cell table:formula="of:=[.E108]&amp;[.G$5]&amp;[.F1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8]);&quot;&quot;;[.H$4]&amp;[.G108]&amp;[.H$5])">
            <text:p/>
          </table:table-cell>
          <table:table-cell table:formula="of:=IF([.H109]=&quot;&quot;;&quot;&quot;;&quot;,&quot;)">
            <text:p/>
          </table:table-cell>
          <table:table-cell table:formula="of:=[.J107]&amp;[.H108]&amp;[.I1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8]=&quot;&quot;;[.J108];[.K1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9]&amp;[.C$5]" office:value-type="string" office:string-value="&quot;&quot;" calcext:value-type="string">
            <text:p>""</text:p>
          </table:table-cell>
          <table:table-cell table:formula="of:=[.D$5]&amp;[.B109]&amp;[.D$5]" office:value-type="string" office:string-value="&quot;&quot;" calcext:value-type="string">
            <text:p>""</text:p>
          </table:table-cell>
          <table:table-cell table:formula="of:=[.C$6]&amp;[.E$5]&amp;[.C109]" office:value-type="string" office:string-value="&quot;first&quot;:&quot;&quot;" calcext:value-type="string">
            <text:p>"first":""</text:p>
          </table:table-cell>
          <table:table-cell table:formula="of:=[.D$6]&amp;[.F$5]&amp;[.D109]" office:value-type="string" office:string-value="&quot;second&quot;:&quot;&quot;" calcext:value-type="string">
            <text:p>"second":""</text:p>
          </table:table-cell>
          <table:table-cell table:formula="of:=[.E109]&amp;[.G$5]&amp;[.F1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9]);&quot;&quot;;[.H$4]&amp;[.G109]&amp;[.H$5])">
            <text:p/>
          </table:table-cell>
          <table:table-cell table:formula="of:=IF([.H110]=&quot;&quot;;&quot;&quot;;&quot;,&quot;)">
            <text:p/>
          </table:table-cell>
          <table:table-cell table:formula="of:=[.J108]&amp;[.H109]&amp;[.I1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9]=&quot;&quot;;[.J109];[.K1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0]&amp;[.C$5]" office:value-type="string" office:string-value="&quot;&quot;" calcext:value-type="string">
            <text:p>""</text:p>
          </table:table-cell>
          <table:table-cell table:formula="of:=[.D$5]&amp;[.B110]&amp;[.D$5]" office:value-type="string" office:string-value="&quot;&quot;" calcext:value-type="string">
            <text:p>""</text:p>
          </table:table-cell>
          <table:table-cell table:formula="of:=[.C$6]&amp;[.E$5]&amp;[.C110]" office:value-type="string" office:string-value="&quot;first&quot;:&quot;&quot;" calcext:value-type="string">
            <text:p>"first":""</text:p>
          </table:table-cell>
          <table:table-cell table:formula="of:=[.D$6]&amp;[.F$5]&amp;[.D110]" office:value-type="string" office:string-value="&quot;second&quot;:&quot;&quot;" calcext:value-type="string">
            <text:p>"second":""</text:p>
          </table:table-cell>
          <table:table-cell table:formula="of:=[.E110]&amp;[.G$5]&amp;[.F1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0]);&quot;&quot;;[.H$4]&amp;[.G110]&amp;[.H$5])">
            <text:p/>
          </table:table-cell>
          <table:table-cell table:formula="of:=IF([.H111]=&quot;&quot;;&quot;&quot;;&quot;,&quot;)">
            <text:p/>
          </table:table-cell>
          <table:table-cell table:formula="of:=[.J109]&amp;[.H110]&amp;[.I1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0]=&quot;&quot;;[.J110];[.K1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1]&amp;[.C$5]" office:value-type="string" office:string-value="&quot;&quot;" calcext:value-type="string">
            <text:p>""</text:p>
          </table:table-cell>
          <table:table-cell table:formula="of:=[.D$5]&amp;[.B111]&amp;[.D$5]" office:value-type="string" office:string-value="&quot;&quot;" calcext:value-type="string">
            <text:p>""</text:p>
          </table:table-cell>
          <table:table-cell table:formula="of:=[.C$6]&amp;[.E$5]&amp;[.C111]" office:value-type="string" office:string-value="&quot;first&quot;:&quot;&quot;" calcext:value-type="string">
            <text:p>"first":""</text:p>
          </table:table-cell>
          <table:table-cell table:formula="of:=[.D$6]&amp;[.F$5]&amp;[.D111]" office:value-type="string" office:string-value="&quot;second&quot;:&quot;&quot;" calcext:value-type="string">
            <text:p>"second":""</text:p>
          </table:table-cell>
          <table:table-cell table:formula="of:=[.E111]&amp;[.G$5]&amp;[.F1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1]);&quot;&quot;;[.H$4]&amp;[.G111]&amp;[.H$5])">
            <text:p/>
          </table:table-cell>
          <table:table-cell table:formula="of:=IF([.H112]=&quot;&quot;;&quot;&quot;;&quot;,&quot;)">
            <text:p/>
          </table:table-cell>
          <table:table-cell table:formula="of:=[.J110]&amp;[.H111]&amp;[.I1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1]=&quot;&quot;;[.J111];[.K1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2]&amp;[.C$5]" office:value-type="string" office:string-value="&quot;&quot;" calcext:value-type="string">
            <text:p>""</text:p>
          </table:table-cell>
          <table:table-cell table:formula="of:=[.D$5]&amp;[.B112]&amp;[.D$5]" office:value-type="string" office:string-value="&quot;&quot;" calcext:value-type="string">
            <text:p>""</text:p>
          </table:table-cell>
          <table:table-cell table:formula="of:=[.C$6]&amp;[.E$5]&amp;[.C112]" office:value-type="string" office:string-value="&quot;first&quot;:&quot;&quot;" calcext:value-type="string">
            <text:p>"first":""</text:p>
          </table:table-cell>
          <table:table-cell table:formula="of:=[.D$6]&amp;[.F$5]&amp;[.D112]" office:value-type="string" office:string-value="&quot;second&quot;:&quot;&quot;" calcext:value-type="string">
            <text:p>"second":""</text:p>
          </table:table-cell>
          <table:table-cell table:formula="of:=[.E112]&amp;[.G$5]&amp;[.F1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2]);&quot;&quot;;[.H$4]&amp;[.G112]&amp;[.H$5])">
            <text:p/>
          </table:table-cell>
          <table:table-cell table:formula="of:=IF([.H113]=&quot;&quot;;&quot;&quot;;&quot;,&quot;)">
            <text:p/>
          </table:table-cell>
          <table:table-cell table:formula="of:=[.J111]&amp;[.H112]&amp;[.I1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2]=&quot;&quot;;[.J112];[.K1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3]&amp;[.C$5]" office:value-type="string" office:string-value="&quot;&quot;" calcext:value-type="string">
            <text:p>""</text:p>
          </table:table-cell>
          <table:table-cell table:formula="of:=[.D$5]&amp;[.B113]&amp;[.D$5]" office:value-type="string" office:string-value="&quot;&quot;" calcext:value-type="string">
            <text:p>""</text:p>
          </table:table-cell>
          <table:table-cell table:formula="of:=[.C$6]&amp;[.E$5]&amp;[.C113]" office:value-type="string" office:string-value="&quot;first&quot;:&quot;&quot;" calcext:value-type="string">
            <text:p>"first":""</text:p>
          </table:table-cell>
          <table:table-cell table:formula="of:=[.D$6]&amp;[.F$5]&amp;[.D113]" office:value-type="string" office:string-value="&quot;second&quot;:&quot;&quot;" calcext:value-type="string">
            <text:p>"second":""</text:p>
          </table:table-cell>
          <table:table-cell table:formula="of:=[.E113]&amp;[.G$5]&amp;[.F1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3]);&quot;&quot;;[.H$4]&amp;[.G113]&amp;[.H$5])">
            <text:p/>
          </table:table-cell>
          <table:table-cell table:formula="of:=IF([.H114]=&quot;&quot;;&quot;&quot;;&quot;,&quot;)">
            <text:p/>
          </table:table-cell>
          <table:table-cell table:formula="of:=[.J112]&amp;[.H113]&amp;[.I1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3]=&quot;&quot;;[.J113];[.K1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4]&amp;[.C$5]" office:value-type="string" office:string-value="&quot;&quot;" calcext:value-type="string">
            <text:p>""</text:p>
          </table:table-cell>
          <table:table-cell table:formula="of:=[.D$5]&amp;[.B114]&amp;[.D$5]" office:value-type="string" office:string-value="&quot;&quot;" calcext:value-type="string">
            <text:p>""</text:p>
          </table:table-cell>
          <table:table-cell table:formula="of:=[.C$6]&amp;[.E$5]&amp;[.C114]" office:value-type="string" office:string-value="&quot;first&quot;:&quot;&quot;" calcext:value-type="string">
            <text:p>"first":""</text:p>
          </table:table-cell>
          <table:table-cell table:formula="of:=[.D$6]&amp;[.F$5]&amp;[.D114]" office:value-type="string" office:string-value="&quot;second&quot;:&quot;&quot;" calcext:value-type="string">
            <text:p>"second":""</text:p>
          </table:table-cell>
          <table:table-cell table:formula="of:=[.E114]&amp;[.G$5]&amp;[.F1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4]);&quot;&quot;;[.H$4]&amp;[.G114]&amp;[.H$5])">
            <text:p/>
          </table:table-cell>
          <table:table-cell table:formula="of:=IF([.H115]=&quot;&quot;;&quot;&quot;;&quot;,&quot;)">
            <text:p/>
          </table:table-cell>
          <table:table-cell table:formula="of:=[.J113]&amp;[.H114]&amp;[.I1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4]=&quot;&quot;;[.J114];[.K1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5]&amp;[.C$5]" office:value-type="string" office:string-value="&quot;&quot;" calcext:value-type="string">
            <text:p>""</text:p>
          </table:table-cell>
          <table:table-cell table:formula="of:=[.D$5]&amp;[.B115]&amp;[.D$5]" office:value-type="string" office:string-value="&quot;&quot;" calcext:value-type="string">
            <text:p>""</text:p>
          </table:table-cell>
          <table:table-cell table:formula="of:=[.C$6]&amp;[.E$5]&amp;[.C115]" office:value-type="string" office:string-value="&quot;first&quot;:&quot;&quot;" calcext:value-type="string">
            <text:p>"first":""</text:p>
          </table:table-cell>
          <table:table-cell table:formula="of:=[.D$6]&amp;[.F$5]&amp;[.D115]" office:value-type="string" office:string-value="&quot;second&quot;:&quot;&quot;" calcext:value-type="string">
            <text:p>"second":""</text:p>
          </table:table-cell>
          <table:table-cell table:formula="of:=[.E115]&amp;[.G$5]&amp;[.F1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5]);&quot;&quot;;[.H$4]&amp;[.G115]&amp;[.H$5])">
            <text:p/>
          </table:table-cell>
          <table:table-cell table:formula="of:=IF([.H116]=&quot;&quot;;&quot;&quot;;&quot;,&quot;)">
            <text:p/>
          </table:table-cell>
          <table:table-cell table:formula="of:=[.J114]&amp;[.H115]&amp;[.I1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5]=&quot;&quot;;[.J115];[.K1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6]&amp;[.C$5]" office:value-type="string" office:string-value="&quot;&quot;" calcext:value-type="string">
            <text:p>""</text:p>
          </table:table-cell>
          <table:table-cell table:formula="of:=[.D$5]&amp;[.B116]&amp;[.D$5]" office:value-type="string" office:string-value="&quot;&quot;" calcext:value-type="string">
            <text:p>""</text:p>
          </table:table-cell>
          <table:table-cell table:formula="of:=[.C$6]&amp;[.E$5]&amp;[.C116]" office:value-type="string" office:string-value="&quot;first&quot;:&quot;&quot;" calcext:value-type="string">
            <text:p>"first":""</text:p>
          </table:table-cell>
          <table:table-cell table:formula="of:=[.D$6]&amp;[.F$5]&amp;[.D116]" office:value-type="string" office:string-value="&quot;second&quot;:&quot;&quot;" calcext:value-type="string">
            <text:p>"second":""</text:p>
          </table:table-cell>
          <table:table-cell table:formula="of:=[.E116]&amp;[.G$5]&amp;[.F1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6]);&quot;&quot;;[.H$4]&amp;[.G116]&amp;[.H$5])">
            <text:p/>
          </table:table-cell>
          <table:table-cell table:formula="of:=IF([.H117]=&quot;&quot;;&quot;&quot;;&quot;,&quot;)">
            <text:p/>
          </table:table-cell>
          <table:table-cell table:formula="of:=[.J115]&amp;[.H116]&amp;[.I1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6]=&quot;&quot;;[.J116];[.K1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7]&amp;[.C$5]" office:value-type="string" office:string-value="&quot;&quot;" calcext:value-type="string">
            <text:p>""</text:p>
          </table:table-cell>
          <table:table-cell table:formula="of:=[.D$5]&amp;[.B117]&amp;[.D$5]" office:value-type="string" office:string-value="&quot;&quot;" calcext:value-type="string">
            <text:p>""</text:p>
          </table:table-cell>
          <table:table-cell table:formula="of:=[.C$6]&amp;[.E$5]&amp;[.C117]" office:value-type="string" office:string-value="&quot;first&quot;:&quot;&quot;" calcext:value-type="string">
            <text:p>"first":""</text:p>
          </table:table-cell>
          <table:table-cell table:formula="of:=[.D$6]&amp;[.F$5]&amp;[.D117]" office:value-type="string" office:string-value="&quot;second&quot;:&quot;&quot;" calcext:value-type="string">
            <text:p>"second":""</text:p>
          </table:table-cell>
          <table:table-cell table:formula="of:=[.E117]&amp;[.G$5]&amp;[.F1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7]);&quot;&quot;;[.H$4]&amp;[.G117]&amp;[.H$5])">
            <text:p/>
          </table:table-cell>
          <table:table-cell table:formula="of:=IF([.H118]=&quot;&quot;;&quot;&quot;;&quot;,&quot;)">
            <text:p/>
          </table:table-cell>
          <table:table-cell table:formula="of:=[.J116]&amp;[.H117]&amp;[.I1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7]=&quot;&quot;;[.J117];[.K1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8]&amp;[.C$5]" office:value-type="string" office:string-value="&quot;&quot;" calcext:value-type="string">
            <text:p>""</text:p>
          </table:table-cell>
          <table:table-cell table:formula="of:=[.D$5]&amp;[.B118]&amp;[.D$5]" office:value-type="string" office:string-value="&quot;&quot;" calcext:value-type="string">
            <text:p>""</text:p>
          </table:table-cell>
          <table:table-cell table:formula="of:=[.C$6]&amp;[.E$5]&amp;[.C118]" office:value-type="string" office:string-value="&quot;first&quot;:&quot;&quot;" calcext:value-type="string">
            <text:p>"first":""</text:p>
          </table:table-cell>
          <table:table-cell table:formula="of:=[.D$6]&amp;[.F$5]&amp;[.D118]" office:value-type="string" office:string-value="&quot;second&quot;:&quot;&quot;" calcext:value-type="string">
            <text:p>"second":""</text:p>
          </table:table-cell>
          <table:table-cell table:formula="of:=[.E118]&amp;[.G$5]&amp;[.F1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8]);&quot;&quot;;[.H$4]&amp;[.G118]&amp;[.H$5])">
            <text:p/>
          </table:table-cell>
          <table:table-cell table:formula="of:=IF([.H119]=&quot;&quot;;&quot;&quot;;&quot;,&quot;)">
            <text:p/>
          </table:table-cell>
          <table:table-cell table:formula="of:=[.J117]&amp;[.H118]&amp;[.I1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8]=&quot;&quot;;[.J118];[.K1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19]&amp;[.C$5]" office:value-type="string" office:string-value="&quot;&quot;" calcext:value-type="string">
            <text:p>""</text:p>
          </table:table-cell>
          <table:table-cell table:formula="of:=[.D$5]&amp;[.B119]&amp;[.D$5]" office:value-type="string" office:string-value="&quot;&quot;" calcext:value-type="string">
            <text:p>""</text:p>
          </table:table-cell>
          <table:table-cell table:formula="of:=[.C$6]&amp;[.E$5]&amp;[.C119]" office:value-type="string" office:string-value="&quot;first&quot;:&quot;&quot;" calcext:value-type="string">
            <text:p>"first":""</text:p>
          </table:table-cell>
          <table:table-cell table:formula="of:=[.D$6]&amp;[.F$5]&amp;[.D119]" office:value-type="string" office:string-value="&quot;second&quot;:&quot;&quot;" calcext:value-type="string">
            <text:p>"second":""</text:p>
          </table:table-cell>
          <table:table-cell table:formula="of:=[.E119]&amp;[.G$5]&amp;[.F1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19]);&quot;&quot;;[.H$4]&amp;[.G119]&amp;[.H$5])">
            <text:p/>
          </table:table-cell>
          <table:table-cell table:formula="of:=IF([.H120]=&quot;&quot;;&quot;&quot;;&quot;,&quot;)">
            <text:p/>
          </table:table-cell>
          <table:table-cell table:formula="of:=[.J118]&amp;[.H119]&amp;[.I1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19]=&quot;&quot;;[.J119];[.K1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0]&amp;[.C$5]" office:value-type="string" office:string-value="&quot;&quot;" calcext:value-type="string">
            <text:p>""</text:p>
          </table:table-cell>
          <table:table-cell table:formula="of:=[.D$5]&amp;[.B120]&amp;[.D$5]" office:value-type="string" office:string-value="&quot;&quot;" calcext:value-type="string">
            <text:p>""</text:p>
          </table:table-cell>
          <table:table-cell table:formula="of:=[.C$6]&amp;[.E$5]&amp;[.C120]" office:value-type="string" office:string-value="&quot;first&quot;:&quot;&quot;" calcext:value-type="string">
            <text:p>"first":""</text:p>
          </table:table-cell>
          <table:table-cell table:formula="of:=[.D$6]&amp;[.F$5]&amp;[.D120]" office:value-type="string" office:string-value="&quot;second&quot;:&quot;&quot;" calcext:value-type="string">
            <text:p>"second":""</text:p>
          </table:table-cell>
          <table:table-cell table:formula="of:=[.E120]&amp;[.G$5]&amp;[.F1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0]);&quot;&quot;;[.H$4]&amp;[.G120]&amp;[.H$5])">
            <text:p/>
          </table:table-cell>
          <table:table-cell table:formula="of:=IF([.H121]=&quot;&quot;;&quot;&quot;;&quot;,&quot;)">
            <text:p/>
          </table:table-cell>
          <table:table-cell table:formula="of:=[.J119]&amp;[.H120]&amp;[.I1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0]=&quot;&quot;;[.J120];[.K1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1]&amp;[.C$5]" office:value-type="string" office:string-value="&quot;&quot;" calcext:value-type="string">
            <text:p>""</text:p>
          </table:table-cell>
          <table:table-cell table:formula="of:=[.D$5]&amp;[.B121]&amp;[.D$5]" office:value-type="string" office:string-value="&quot;&quot;" calcext:value-type="string">
            <text:p>""</text:p>
          </table:table-cell>
          <table:table-cell table:formula="of:=[.C$6]&amp;[.E$5]&amp;[.C121]" office:value-type="string" office:string-value="&quot;first&quot;:&quot;&quot;" calcext:value-type="string">
            <text:p>"first":""</text:p>
          </table:table-cell>
          <table:table-cell table:formula="of:=[.D$6]&amp;[.F$5]&amp;[.D121]" office:value-type="string" office:string-value="&quot;second&quot;:&quot;&quot;" calcext:value-type="string">
            <text:p>"second":""</text:p>
          </table:table-cell>
          <table:table-cell table:formula="of:=[.E121]&amp;[.G$5]&amp;[.F1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1]);&quot;&quot;;[.H$4]&amp;[.G121]&amp;[.H$5])">
            <text:p/>
          </table:table-cell>
          <table:table-cell table:formula="of:=IF([.H122]=&quot;&quot;;&quot;&quot;;&quot;,&quot;)">
            <text:p/>
          </table:table-cell>
          <table:table-cell table:formula="of:=[.J120]&amp;[.H121]&amp;[.I1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1]=&quot;&quot;;[.J121];[.K1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2]&amp;[.C$5]" office:value-type="string" office:string-value="&quot;&quot;" calcext:value-type="string">
            <text:p>""</text:p>
          </table:table-cell>
          <table:table-cell table:formula="of:=[.D$5]&amp;[.B122]&amp;[.D$5]" office:value-type="string" office:string-value="&quot;&quot;" calcext:value-type="string">
            <text:p>""</text:p>
          </table:table-cell>
          <table:table-cell table:formula="of:=[.C$6]&amp;[.E$5]&amp;[.C122]" office:value-type="string" office:string-value="&quot;first&quot;:&quot;&quot;" calcext:value-type="string">
            <text:p>"first":""</text:p>
          </table:table-cell>
          <table:table-cell table:formula="of:=[.D$6]&amp;[.F$5]&amp;[.D122]" office:value-type="string" office:string-value="&quot;second&quot;:&quot;&quot;" calcext:value-type="string">
            <text:p>"second":""</text:p>
          </table:table-cell>
          <table:table-cell table:formula="of:=[.E122]&amp;[.G$5]&amp;[.F1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2]);&quot;&quot;;[.H$4]&amp;[.G122]&amp;[.H$5])">
            <text:p/>
          </table:table-cell>
          <table:table-cell table:formula="of:=IF([.H123]=&quot;&quot;;&quot;&quot;;&quot;,&quot;)">
            <text:p/>
          </table:table-cell>
          <table:table-cell table:formula="of:=[.J121]&amp;[.H122]&amp;[.I1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2]=&quot;&quot;;[.J122];[.K1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3]&amp;[.C$5]" office:value-type="string" office:string-value="&quot;&quot;" calcext:value-type="string">
            <text:p>""</text:p>
          </table:table-cell>
          <table:table-cell table:formula="of:=[.D$5]&amp;[.B123]&amp;[.D$5]" office:value-type="string" office:string-value="&quot;&quot;" calcext:value-type="string">
            <text:p>""</text:p>
          </table:table-cell>
          <table:table-cell table:formula="of:=[.C$6]&amp;[.E$5]&amp;[.C123]" office:value-type="string" office:string-value="&quot;first&quot;:&quot;&quot;" calcext:value-type="string">
            <text:p>"first":""</text:p>
          </table:table-cell>
          <table:table-cell table:formula="of:=[.D$6]&amp;[.F$5]&amp;[.D123]" office:value-type="string" office:string-value="&quot;second&quot;:&quot;&quot;" calcext:value-type="string">
            <text:p>"second":""</text:p>
          </table:table-cell>
          <table:table-cell table:formula="of:=[.E123]&amp;[.G$5]&amp;[.F1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3]);&quot;&quot;;[.H$4]&amp;[.G123]&amp;[.H$5])">
            <text:p/>
          </table:table-cell>
          <table:table-cell table:formula="of:=IF([.H124]=&quot;&quot;;&quot;&quot;;&quot;,&quot;)">
            <text:p/>
          </table:table-cell>
          <table:table-cell table:formula="of:=[.J122]&amp;[.H123]&amp;[.I1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3]=&quot;&quot;;[.J123];[.K1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4]&amp;[.C$5]" office:value-type="string" office:string-value="&quot;&quot;" calcext:value-type="string">
            <text:p>""</text:p>
          </table:table-cell>
          <table:table-cell table:formula="of:=[.D$5]&amp;[.B124]&amp;[.D$5]" office:value-type="string" office:string-value="&quot;&quot;" calcext:value-type="string">
            <text:p>""</text:p>
          </table:table-cell>
          <table:table-cell table:formula="of:=[.C$6]&amp;[.E$5]&amp;[.C124]" office:value-type="string" office:string-value="&quot;first&quot;:&quot;&quot;" calcext:value-type="string">
            <text:p>"first":""</text:p>
          </table:table-cell>
          <table:table-cell table:formula="of:=[.D$6]&amp;[.F$5]&amp;[.D124]" office:value-type="string" office:string-value="&quot;second&quot;:&quot;&quot;" calcext:value-type="string">
            <text:p>"second":""</text:p>
          </table:table-cell>
          <table:table-cell table:formula="of:=[.E124]&amp;[.G$5]&amp;[.F1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4]);&quot;&quot;;[.H$4]&amp;[.G124]&amp;[.H$5])">
            <text:p/>
          </table:table-cell>
          <table:table-cell table:formula="of:=IF([.H125]=&quot;&quot;;&quot;&quot;;&quot;,&quot;)">
            <text:p/>
          </table:table-cell>
          <table:table-cell table:formula="of:=[.J123]&amp;[.H124]&amp;[.I1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4]=&quot;&quot;;[.J124];[.K1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5]&amp;[.C$5]" office:value-type="string" office:string-value="&quot;&quot;" calcext:value-type="string">
            <text:p>""</text:p>
          </table:table-cell>
          <table:table-cell table:formula="of:=[.D$5]&amp;[.B125]&amp;[.D$5]" office:value-type="string" office:string-value="&quot;&quot;" calcext:value-type="string">
            <text:p>""</text:p>
          </table:table-cell>
          <table:table-cell table:formula="of:=[.C$6]&amp;[.E$5]&amp;[.C125]" office:value-type="string" office:string-value="&quot;first&quot;:&quot;&quot;" calcext:value-type="string">
            <text:p>"first":""</text:p>
          </table:table-cell>
          <table:table-cell table:formula="of:=[.D$6]&amp;[.F$5]&amp;[.D125]" office:value-type="string" office:string-value="&quot;second&quot;:&quot;&quot;" calcext:value-type="string">
            <text:p>"second":""</text:p>
          </table:table-cell>
          <table:table-cell table:formula="of:=[.E125]&amp;[.G$5]&amp;[.F1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5]);&quot;&quot;;[.H$4]&amp;[.G125]&amp;[.H$5])">
            <text:p/>
          </table:table-cell>
          <table:table-cell table:formula="of:=IF([.H126]=&quot;&quot;;&quot;&quot;;&quot;,&quot;)">
            <text:p/>
          </table:table-cell>
          <table:table-cell table:formula="of:=[.J124]&amp;[.H125]&amp;[.I1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5]=&quot;&quot;;[.J125];[.K1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6]&amp;[.C$5]" office:value-type="string" office:string-value="&quot;&quot;" calcext:value-type="string">
            <text:p>""</text:p>
          </table:table-cell>
          <table:table-cell table:formula="of:=[.D$5]&amp;[.B126]&amp;[.D$5]" office:value-type="string" office:string-value="&quot;&quot;" calcext:value-type="string">
            <text:p>""</text:p>
          </table:table-cell>
          <table:table-cell table:formula="of:=[.C$6]&amp;[.E$5]&amp;[.C126]" office:value-type="string" office:string-value="&quot;first&quot;:&quot;&quot;" calcext:value-type="string">
            <text:p>"first":""</text:p>
          </table:table-cell>
          <table:table-cell table:formula="of:=[.D$6]&amp;[.F$5]&amp;[.D126]" office:value-type="string" office:string-value="&quot;second&quot;:&quot;&quot;" calcext:value-type="string">
            <text:p>"second":""</text:p>
          </table:table-cell>
          <table:table-cell table:formula="of:=[.E126]&amp;[.G$5]&amp;[.F1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6]);&quot;&quot;;[.H$4]&amp;[.G126]&amp;[.H$5])">
            <text:p/>
          </table:table-cell>
          <table:table-cell table:formula="of:=IF([.H127]=&quot;&quot;;&quot;&quot;;&quot;,&quot;)">
            <text:p/>
          </table:table-cell>
          <table:table-cell table:formula="of:=[.J125]&amp;[.H126]&amp;[.I1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6]=&quot;&quot;;[.J126];[.K1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7]&amp;[.C$5]" office:value-type="string" office:string-value="&quot;&quot;" calcext:value-type="string">
            <text:p>""</text:p>
          </table:table-cell>
          <table:table-cell table:formula="of:=[.D$5]&amp;[.B127]&amp;[.D$5]" office:value-type="string" office:string-value="&quot;&quot;" calcext:value-type="string">
            <text:p>""</text:p>
          </table:table-cell>
          <table:table-cell table:formula="of:=[.C$6]&amp;[.E$5]&amp;[.C127]" office:value-type="string" office:string-value="&quot;first&quot;:&quot;&quot;" calcext:value-type="string">
            <text:p>"first":""</text:p>
          </table:table-cell>
          <table:table-cell table:formula="of:=[.D$6]&amp;[.F$5]&amp;[.D127]" office:value-type="string" office:string-value="&quot;second&quot;:&quot;&quot;" calcext:value-type="string">
            <text:p>"second":""</text:p>
          </table:table-cell>
          <table:table-cell table:formula="of:=[.E127]&amp;[.G$5]&amp;[.F1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7]);&quot;&quot;;[.H$4]&amp;[.G127]&amp;[.H$5])">
            <text:p/>
          </table:table-cell>
          <table:table-cell table:formula="of:=IF([.H128]=&quot;&quot;;&quot;&quot;;&quot;,&quot;)">
            <text:p/>
          </table:table-cell>
          <table:table-cell table:formula="of:=[.J126]&amp;[.H127]&amp;[.I1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7]=&quot;&quot;;[.J127];[.K1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8]&amp;[.C$5]" office:value-type="string" office:string-value="&quot;&quot;" calcext:value-type="string">
            <text:p>""</text:p>
          </table:table-cell>
          <table:table-cell table:formula="of:=[.D$5]&amp;[.B128]&amp;[.D$5]" office:value-type="string" office:string-value="&quot;&quot;" calcext:value-type="string">
            <text:p>""</text:p>
          </table:table-cell>
          <table:table-cell table:formula="of:=[.C$6]&amp;[.E$5]&amp;[.C128]" office:value-type="string" office:string-value="&quot;first&quot;:&quot;&quot;" calcext:value-type="string">
            <text:p>"first":""</text:p>
          </table:table-cell>
          <table:table-cell table:formula="of:=[.D$6]&amp;[.F$5]&amp;[.D128]" office:value-type="string" office:string-value="&quot;second&quot;:&quot;&quot;" calcext:value-type="string">
            <text:p>"second":""</text:p>
          </table:table-cell>
          <table:table-cell table:formula="of:=[.E128]&amp;[.G$5]&amp;[.F1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8]);&quot;&quot;;[.H$4]&amp;[.G128]&amp;[.H$5])">
            <text:p/>
          </table:table-cell>
          <table:table-cell table:formula="of:=IF([.H129]=&quot;&quot;;&quot;&quot;;&quot;,&quot;)">
            <text:p/>
          </table:table-cell>
          <table:table-cell table:formula="of:=[.J127]&amp;[.H128]&amp;[.I1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8]=&quot;&quot;;[.J128];[.K1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29]&amp;[.C$5]" office:value-type="string" office:string-value="&quot;&quot;" calcext:value-type="string">
            <text:p>""</text:p>
          </table:table-cell>
          <table:table-cell table:formula="of:=[.D$5]&amp;[.B129]&amp;[.D$5]" office:value-type="string" office:string-value="&quot;&quot;" calcext:value-type="string">
            <text:p>""</text:p>
          </table:table-cell>
          <table:table-cell table:formula="of:=[.C$6]&amp;[.E$5]&amp;[.C129]" office:value-type="string" office:string-value="&quot;first&quot;:&quot;&quot;" calcext:value-type="string">
            <text:p>"first":""</text:p>
          </table:table-cell>
          <table:table-cell table:formula="of:=[.D$6]&amp;[.F$5]&amp;[.D129]" office:value-type="string" office:string-value="&quot;second&quot;:&quot;&quot;" calcext:value-type="string">
            <text:p>"second":""</text:p>
          </table:table-cell>
          <table:table-cell table:formula="of:=[.E129]&amp;[.G$5]&amp;[.F1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29]);&quot;&quot;;[.H$4]&amp;[.G129]&amp;[.H$5])">
            <text:p/>
          </table:table-cell>
          <table:table-cell table:formula="of:=IF([.H130]=&quot;&quot;;&quot;&quot;;&quot;,&quot;)">
            <text:p/>
          </table:table-cell>
          <table:table-cell table:formula="of:=[.J128]&amp;[.H129]&amp;[.I1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29]=&quot;&quot;;[.J129];[.K1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0]&amp;[.C$5]" office:value-type="string" office:string-value="&quot;&quot;" calcext:value-type="string">
            <text:p>""</text:p>
          </table:table-cell>
          <table:table-cell table:formula="of:=[.D$5]&amp;[.B130]&amp;[.D$5]" office:value-type="string" office:string-value="&quot;&quot;" calcext:value-type="string">
            <text:p>""</text:p>
          </table:table-cell>
          <table:table-cell table:formula="of:=[.C$6]&amp;[.E$5]&amp;[.C130]" office:value-type="string" office:string-value="&quot;first&quot;:&quot;&quot;" calcext:value-type="string">
            <text:p>"first":""</text:p>
          </table:table-cell>
          <table:table-cell table:formula="of:=[.D$6]&amp;[.F$5]&amp;[.D130]" office:value-type="string" office:string-value="&quot;second&quot;:&quot;&quot;" calcext:value-type="string">
            <text:p>"second":""</text:p>
          </table:table-cell>
          <table:table-cell table:formula="of:=[.E130]&amp;[.G$5]&amp;[.F1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0]);&quot;&quot;;[.H$4]&amp;[.G130]&amp;[.H$5])">
            <text:p/>
          </table:table-cell>
          <table:table-cell table:formula="of:=IF([.H131]=&quot;&quot;;&quot;&quot;;&quot;,&quot;)">
            <text:p/>
          </table:table-cell>
          <table:table-cell table:formula="of:=[.J129]&amp;[.H130]&amp;[.I1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0]=&quot;&quot;;[.J130];[.K1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1]&amp;[.C$5]" office:value-type="string" office:string-value="&quot;&quot;" calcext:value-type="string">
            <text:p>""</text:p>
          </table:table-cell>
          <table:table-cell table:formula="of:=[.D$5]&amp;[.B131]&amp;[.D$5]" office:value-type="string" office:string-value="&quot;&quot;" calcext:value-type="string">
            <text:p>""</text:p>
          </table:table-cell>
          <table:table-cell table:formula="of:=[.C$6]&amp;[.E$5]&amp;[.C131]" office:value-type="string" office:string-value="&quot;first&quot;:&quot;&quot;" calcext:value-type="string">
            <text:p>"first":""</text:p>
          </table:table-cell>
          <table:table-cell table:formula="of:=[.D$6]&amp;[.F$5]&amp;[.D131]" office:value-type="string" office:string-value="&quot;second&quot;:&quot;&quot;" calcext:value-type="string">
            <text:p>"second":""</text:p>
          </table:table-cell>
          <table:table-cell table:formula="of:=[.E131]&amp;[.G$5]&amp;[.F1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1]);&quot;&quot;;[.H$4]&amp;[.G131]&amp;[.H$5])">
            <text:p/>
          </table:table-cell>
          <table:table-cell table:formula="of:=IF([.H132]=&quot;&quot;;&quot;&quot;;&quot;,&quot;)">
            <text:p/>
          </table:table-cell>
          <table:table-cell table:formula="of:=[.J130]&amp;[.H131]&amp;[.I1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1]=&quot;&quot;;[.J131];[.K1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2]&amp;[.C$5]" office:value-type="string" office:string-value="&quot;&quot;" calcext:value-type="string">
            <text:p>""</text:p>
          </table:table-cell>
          <table:table-cell table:formula="of:=[.D$5]&amp;[.B132]&amp;[.D$5]" office:value-type="string" office:string-value="&quot;&quot;" calcext:value-type="string">
            <text:p>""</text:p>
          </table:table-cell>
          <table:table-cell table:formula="of:=[.C$6]&amp;[.E$5]&amp;[.C132]" office:value-type="string" office:string-value="&quot;first&quot;:&quot;&quot;" calcext:value-type="string">
            <text:p>"first":""</text:p>
          </table:table-cell>
          <table:table-cell table:formula="of:=[.D$6]&amp;[.F$5]&amp;[.D132]" office:value-type="string" office:string-value="&quot;second&quot;:&quot;&quot;" calcext:value-type="string">
            <text:p>"second":""</text:p>
          </table:table-cell>
          <table:table-cell table:formula="of:=[.E132]&amp;[.G$5]&amp;[.F1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2]);&quot;&quot;;[.H$4]&amp;[.G132]&amp;[.H$5])">
            <text:p/>
          </table:table-cell>
          <table:table-cell table:formula="of:=IF([.H133]=&quot;&quot;;&quot;&quot;;&quot;,&quot;)">
            <text:p/>
          </table:table-cell>
          <table:table-cell table:formula="of:=[.J131]&amp;[.H132]&amp;[.I1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2]=&quot;&quot;;[.J132];[.K1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3]&amp;[.C$5]" office:value-type="string" office:string-value="&quot;&quot;" calcext:value-type="string">
            <text:p>""</text:p>
          </table:table-cell>
          <table:table-cell table:formula="of:=[.D$5]&amp;[.B133]&amp;[.D$5]" office:value-type="string" office:string-value="&quot;&quot;" calcext:value-type="string">
            <text:p>""</text:p>
          </table:table-cell>
          <table:table-cell table:formula="of:=[.C$6]&amp;[.E$5]&amp;[.C133]" office:value-type="string" office:string-value="&quot;first&quot;:&quot;&quot;" calcext:value-type="string">
            <text:p>"first":""</text:p>
          </table:table-cell>
          <table:table-cell table:formula="of:=[.D$6]&amp;[.F$5]&amp;[.D133]" office:value-type="string" office:string-value="&quot;second&quot;:&quot;&quot;" calcext:value-type="string">
            <text:p>"second":""</text:p>
          </table:table-cell>
          <table:table-cell table:formula="of:=[.E133]&amp;[.G$5]&amp;[.F1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3]);&quot;&quot;;[.H$4]&amp;[.G133]&amp;[.H$5])">
            <text:p/>
          </table:table-cell>
          <table:table-cell table:formula="of:=IF([.H134]=&quot;&quot;;&quot;&quot;;&quot;,&quot;)">
            <text:p/>
          </table:table-cell>
          <table:table-cell table:formula="of:=[.J132]&amp;[.H133]&amp;[.I1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3]=&quot;&quot;;[.J133];[.K1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4]&amp;[.C$5]" office:value-type="string" office:string-value="&quot;&quot;" calcext:value-type="string">
            <text:p>""</text:p>
          </table:table-cell>
          <table:table-cell table:formula="of:=[.D$5]&amp;[.B134]&amp;[.D$5]" office:value-type="string" office:string-value="&quot;&quot;" calcext:value-type="string">
            <text:p>""</text:p>
          </table:table-cell>
          <table:table-cell table:formula="of:=[.C$6]&amp;[.E$5]&amp;[.C134]" office:value-type="string" office:string-value="&quot;first&quot;:&quot;&quot;" calcext:value-type="string">
            <text:p>"first":""</text:p>
          </table:table-cell>
          <table:table-cell table:formula="of:=[.D$6]&amp;[.F$5]&amp;[.D134]" office:value-type="string" office:string-value="&quot;second&quot;:&quot;&quot;" calcext:value-type="string">
            <text:p>"second":""</text:p>
          </table:table-cell>
          <table:table-cell table:formula="of:=[.E134]&amp;[.G$5]&amp;[.F1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4]);&quot;&quot;;[.H$4]&amp;[.G134]&amp;[.H$5])">
            <text:p/>
          </table:table-cell>
          <table:table-cell table:formula="of:=IF([.H135]=&quot;&quot;;&quot;&quot;;&quot;,&quot;)">
            <text:p/>
          </table:table-cell>
          <table:table-cell table:formula="of:=[.J133]&amp;[.H134]&amp;[.I1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4]=&quot;&quot;;[.J134];[.K1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5]&amp;[.C$5]" office:value-type="string" office:string-value="&quot;&quot;" calcext:value-type="string">
            <text:p>""</text:p>
          </table:table-cell>
          <table:table-cell table:formula="of:=[.D$5]&amp;[.B135]&amp;[.D$5]" office:value-type="string" office:string-value="&quot;&quot;" calcext:value-type="string">
            <text:p>""</text:p>
          </table:table-cell>
          <table:table-cell table:formula="of:=[.C$6]&amp;[.E$5]&amp;[.C135]" office:value-type="string" office:string-value="&quot;first&quot;:&quot;&quot;" calcext:value-type="string">
            <text:p>"first":""</text:p>
          </table:table-cell>
          <table:table-cell table:formula="of:=[.D$6]&amp;[.F$5]&amp;[.D135]" office:value-type="string" office:string-value="&quot;second&quot;:&quot;&quot;" calcext:value-type="string">
            <text:p>"second":""</text:p>
          </table:table-cell>
          <table:table-cell table:formula="of:=[.E135]&amp;[.G$5]&amp;[.F1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5]);&quot;&quot;;[.H$4]&amp;[.G135]&amp;[.H$5])">
            <text:p/>
          </table:table-cell>
          <table:table-cell table:formula="of:=IF([.H136]=&quot;&quot;;&quot;&quot;;&quot;,&quot;)">
            <text:p/>
          </table:table-cell>
          <table:table-cell table:formula="of:=[.J134]&amp;[.H135]&amp;[.I1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5]=&quot;&quot;;[.J135];[.K1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6]&amp;[.C$5]" office:value-type="string" office:string-value="&quot;&quot;" calcext:value-type="string">
            <text:p>""</text:p>
          </table:table-cell>
          <table:table-cell table:formula="of:=[.D$5]&amp;[.B136]&amp;[.D$5]" office:value-type="string" office:string-value="&quot;&quot;" calcext:value-type="string">
            <text:p>""</text:p>
          </table:table-cell>
          <table:table-cell table:formula="of:=[.C$6]&amp;[.E$5]&amp;[.C136]" office:value-type="string" office:string-value="&quot;first&quot;:&quot;&quot;" calcext:value-type="string">
            <text:p>"first":""</text:p>
          </table:table-cell>
          <table:table-cell table:formula="of:=[.D$6]&amp;[.F$5]&amp;[.D136]" office:value-type="string" office:string-value="&quot;second&quot;:&quot;&quot;" calcext:value-type="string">
            <text:p>"second":""</text:p>
          </table:table-cell>
          <table:table-cell table:formula="of:=[.E136]&amp;[.G$5]&amp;[.F1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6]);&quot;&quot;;[.H$4]&amp;[.G136]&amp;[.H$5])">
            <text:p/>
          </table:table-cell>
          <table:table-cell table:formula="of:=IF([.H137]=&quot;&quot;;&quot;&quot;;&quot;,&quot;)">
            <text:p/>
          </table:table-cell>
          <table:table-cell table:formula="of:=[.J135]&amp;[.H136]&amp;[.I1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6]=&quot;&quot;;[.J136];[.K1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7]&amp;[.C$5]" office:value-type="string" office:string-value="&quot;&quot;" calcext:value-type="string">
            <text:p>""</text:p>
          </table:table-cell>
          <table:table-cell table:formula="of:=[.D$5]&amp;[.B137]&amp;[.D$5]" office:value-type="string" office:string-value="&quot;&quot;" calcext:value-type="string">
            <text:p>""</text:p>
          </table:table-cell>
          <table:table-cell table:formula="of:=[.C$6]&amp;[.E$5]&amp;[.C137]" office:value-type="string" office:string-value="&quot;first&quot;:&quot;&quot;" calcext:value-type="string">
            <text:p>"first":""</text:p>
          </table:table-cell>
          <table:table-cell table:formula="of:=[.D$6]&amp;[.F$5]&amp;[.D137]" office:value-type="string" office:string-value="&quot;second&quot;:&quot;&quot;" calcext:value-type="string">
            <text:p>"second":""</text:p>
          </table:table-cell>
          <table:table-cell table:formula="of:=[.E137]&amp;[.G$5]&amp;[.F1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7]);&quot;&quot;;[.H$4]&amp;[.G137]&amp;[.H$5])">
            <text:p/>
          </table:table-cell>
          <table:table-cell table:formula="of:=IF([.H138]=&quot;&quot;;&quot;&quot;;&quot;,&quot;)">
            <text:p/>
          </table:table-cell>
          <table:table-cell table:formula="of:=[.J136]&amp;[.H137]&amp;[.I1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7]=&quot;&quot;;[.J137];[.K1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8]&amp;[.C$5]" office:value-type="string" office:string-value="&quot;&quot;" calcext:value-type="string">
            <text:p>""</text:p>
          </table:table-cell>
          <table:table-cell table:formula="of:=[.D$5]&amp;[.B138]&amp;[.D$5]" office:value-type="string" office:string-value="&quot;&quot;" calcext:value-type="string">
            <text:p>""</text:p>
          </table:table-cell>
          <table:table-cell table:formula="of:=[.C$6]&amp;[.E$5]&amp;[.C138]" office:value-type="string" office:string-value="&quot;first&quot;:&quot;&quot;" calcext:value-type="string">
            <text:p>"first":""</text:p>
          </table:table-cell>
          <table:table-cell table:formula="of:=[.D$6]&amp;[.F$5]&amp;[.D138]" office:value-type="string" office:string-value="&quot;second&quot;:&quot;&quot;" calcext:value-type="string">
            <text:p>"second":""</text:p>
          </table:table-cell>
          <table:table-cell table:formula="of:=[.E138]&amp;[.G$5]&amp;[.F1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8]);&quot;&quot;;[.H$4]&amp;[.G138]&amp;[.H$5])">
            <text:p/>
          </table:table-cell>
          <table:table-cell table:formula="of:=IF([.H139]=&quot;&quot;;&quot;&quot;;&quot;,&quot;)">
            <text:p/>
          </table:table-cell>
          <table:table-cell table:formula="of:=[.J137]&amp;[.H138]&amp;[.I1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8]=&quot;&quot;;[.J138];[.K1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39]&amp;[.C$5]" office:value-type="string" office:string-value="&quot;&quot;" calcext:value-type="string">
            <text:p>""</text:p>
          </table:table-cell>
          <table:table-cell table:formula="of:=[.D$5]&amp;[.B139]&amp;[.D$5]" office:value-type="string" office:string-value="&quot;&quot;" calcext:value-type="string">
            <text:p>""</text:p>
          </table:table-cell>
          <table:table-cell table:formula="of:=[.C$6]&amp;[.E$5]&amp;[.C139]" office:value-type="string" office:string-value="&quot;first&quot;:&quot;&quot;" calcext:value-type="string">
            <text:p>"first":""</text:p>
          </table:table-cell>
          <table:table-cell table:formula="of:=[.D$6]&amp;[.F$5]&amp;[.D139]" office:value-type="string" office:string-value="&quot;second&quot;:&quot;&quot;" calcext:value-type="string">
            <text:p>"second":""</text:p>
          </table:table-cell>
          <table:table-cell table:formula="of:=[.E139]&amp;[.G$5]&amp;[.F1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39]);&quot;&quot;;[.H$4]&amp;[.G139]&amp;[.H$5])">
            <text:p/>
          </table:table-cell>
          <table:table-cell table:formula="of:=IF([.H140]=&quot;&quot;;&quot;&quot;;&quot;,&quot;)">
            <text:p/>
          </table:table-cell>
          <table:table-cell table:formula="of:=[.J138]&amp;[.H139]&amp;[.I1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39]=&quot;&quot;;[.J139];[.K1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0]&amp;[.C$5]" office:value-type="string" office:string-value="&quot;&quot;" calcext:value-type="string">
            <text:p>""</text:p>
          </table:table-cell>
          <table:table-cell table:formula="of:=[.D$5]&amp;[.B140]&amp;[.D$5]" office:value-type="string" office:string-value="&quot;&quot;" calcext:value-type="string">
            <text:p>""</text:p>
          </table:table-cell>
          <table:table-cell table:formula="of:=[.C$6]&amp;[.E$5]&amp;[.C140]" office:value-type="string" office:string-value="&quot;first&quot;:&quot;&quot;" calcext:value-type="string">
            <text:p>"first":""</text:p>
          </table:table-cell>
          <table:table-cell table:formula="of:=[.D$6]&amp;[.F$5]&amp;[.D140]" office:value-type="string" office:string-value="&quot;second&quot;:&quot;&quot;" calcext:value-type="string">
            <text:p>"second":""</text:p>
          </table:table-cell>
          <table:table-cell table:formula="of:=[.E140]&amp;[.G$5]&amp;[.F1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0]);&quot;&quot;;[.H$4]&amp;[.G140]&amp;[.H$5])">
            <text:p/>
          </table:table-cell>
          <table:table-cell table:formula="of:=IF([.H141]=&quot;&quot;;&quot;&quot;;&quot;,&quot;)">
            <text:p/>
          </table:table-cell>
          <table:table-cell table:formula="of:=[.J139]&amp;[.H140]&amp;[.I1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0]=&quot;&quot;;[.J140];[.K1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1]&amp;[.C$5]" office:value-type="string" office:string-value="&quot;&quot;" calcext:value-type="string">
            <text:p>""</text:p>
          </table:table-cell>
          <table:table-cell table:formula="of:=[.D$5]&amp;[.B141]&amp;[.D$5]" office:value-type="string" office:string-value="&quot;&quot;" calcext:value-type="string">
            <text:p>""</text:p>
          </table:table-cell>
          <table:table-cell table:formula="of:=[.C$6]&amp;[.E$5]&amp;[.C141]" office:value-type="string" office:string-value="&quot;first&quot;:&quot;&quot;" calcext:value-type="string">
            <text:p>"first":""</text:p>
          </table:table-cell>
          <table:table-cell table:formula="of:=[.D$6]&amp;[.F$5]&amp;[.D141]" office:value-type="string" office:string-value="&quot;second&quot;:&quot;&quot;" calcext:value-type="string">
            <text:p>"second":""</text:p>
          </table:table-cell>
          <table:table-cell table:formula="of:=[.E141]&amp;[.G$5]&amp;[.F1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1]);&quot;&quot;;[.H$4]&amp;[.G141]&amp;[.H$5])">
            <text:p/>
          </table:table-cell>
          <table:table-cell table:formula="of:=IF([.H142]=&quot;&quot;;&quot;&quot;;&quot;,&quot;)">
            <text:p/>
          </table:table-cell>
          <table:table-cell table:formula="of:=[.J140]&amp;[.H141]&amp;[.I1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1]=&quot;&quot;;[.J141];[.K1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2]&amp;[.C$5]" office:value-type="string" office:string-value="&quot;&quot;" calcext:value-type="string">
            <text:p>""</text:p>
          </table:table-cell>
          <table:table-cell table:formula="of:=[.D$5]&amp;[.B142]&amp;[.D$5]" office:value-type="string" office:string-value="&quot;&quot;" calcext:value-type="string">
            <text:p>""</text:p>
          </table:table-cell>
          <table:table-cell table:formula="of:=[.C$6]&amp;[.E$5]&amp;[.C142]" office:value-type="string" office:string-value="&quot;first&quot;:&quot;&quot;" calcext:value-type="string">
            <text:p>"first":""</text:p>
          </table:table-cell>
          <table:table-cell table:formula="of:=[.D$6]&amp;[.F$5]&amp;[.D142]" office:value-type="string" office:string-value="&quot;second&quot;:&quot;&quot;" calcext:value-type="string">
            <text:p>"second":""</text:p>
          </table:table-cell>
          <table:table-cell table:formula="of:=[.E142]&amp;[.G$5]&amp;[.F1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2]);&quot;&quot;;[.H$4]&amp;[.G142]&amp;[.H$5])">
            <text:p/>
          </table:table-cell>
          <table:table-cell table:formula="of:=IF([.H143]=&quot;&quot;;&quot;&quot;;&quot;,&quot;)">
            <text:p/>
          </table:table-cell>
          <table:table-cell table:formula="of:=[.J141]&amp;[.H142]&amp;[.I1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2]=&quot;&quot;;[.J142];[.K1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3]&amp;[.C$5]" office:value-type="string" office:string-value="&quot;&quot;" calcext:value-type="string">
            <text:p>""</text:p>
          </table:table-cell>
          <table:table-cell table:formula="of:=[.D$5]&amp;[.B143]&amp;[.D$5]" office:value-type="string" office:string-value="&quot;&quot;" calcext:value-type="string">
            <text:p>""</text:p>
          </table:table-cell>
          <table:table-cell table:formula="of:=[.C$6]&amp;[.E$5]&amp;[.C143]" office:value-type="string" office:string-value="&quot;first&quot;:&quot;&quot;" calcext:value-type="string">
            <text:p>"first":""</text:p>
          </table:table-cell>
          <table:table-cell table:formula="of:=[.D$6]&amp;[.F$5]&amp;[.D143]" office:value-type="string" office:string-value="&quot;second&quot;:&quot;&quot;" calcext:value-type="string">
            <text:p>"second":""</text:p>
          </table:table-cell>
          <table:table-cell table:formula="of:=[.E143]&amp;[.G$5]&amp;[.F1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3]);&quot;&quot;;[.H$4]&amp;[.G143]&amp;[.H$5])">
            <text:p/>
          </table:table-cell>
          <table:table-cell table:formula="of:=IF([.H144]=&quot;&quot;;&quot;&quot;;&quot;,&quot;)">
            <text:p/>
          </table:table-cell>
          <table:table-cell table:formula="of:=[.J142]&amp;[.H143]&amp;[.I1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3]=&quot;&quot;;[.J143];[.K1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4]&amp;[.C$5]" office:value-type="string" office:string-value="&quot;&quot;" calcext:value-type="string">
            <text:p>""</text:p>
          </table:table-cell>
          <table:table-cell table:formula="of:=[.D$5]&amp;[.B144]&amp;[.D$5]" office:value-type="string" office:string-value="&quot;&quot;" calcext:value-type="string">
            <text:p>""</text:p>
          </table:table-cell>
          <table:table-cell table:formula="of:=[.C$6]&amp;[.E$5]&amp;[.C144]" office:value-type="string" office:string-value="&quot;first&quot;:&quot;&quot;" calcext:value-type="string">
            <text:p>"first":""</text:p>
          </table:table-cell>
          <table:table-cell table:formula="of:=[.D$6]&amp;[.F$5]&amp;[.D144]" office:value-type="string" office:string-value="&quot;second&quot;:&quot;&quot;" calcext:value-type="string">
            <text:p>"second":""</text:p>
          </table:table-cell>
          <table:table-cell table:formula="of:=[.E144]&amp;[.G$5]&amp;[.F1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4]);&quot;&quot;;[.H$4]&amp;[.G144]&amp;[.H$5])">
            <text:p/>
          </table:table-cell>
          <table:table-cell table:formula="of:=IF([.H145]=&quot;&quot;;&quot;&quot;;&quot;,&quot;)">
            <text:p/>
          </table:table-cell>
          <table:table-cell table:formula="of:=[.J143]&amp;[.H144]&amp;[.I1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4]=&quot;&quot;;[.J144];[.K1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5]&amp;[.C$5]" office:value-type="string" office:string-value="&quot;&quot;" calcext:value-type="string">
            <text:p>""</text:p>
          </table:table-cell>
          <table:table-cell table:formula="of:=[.D$5]&amp;[.B145]&amp;[.D$5]" office:value-type="string" office:string-value="&quot;&quot;" calcext:value-type="string">
            <text:p>""</text:p>
          </table:table-cell>
          <table:table-cell table:formula="of:=[.C$6]&amp;[.E$5]&amp;[.C145]" office:value-type="string" office:string-value="&quot;first&quot;:&quot;&quot;" calcext:value-type="string">
            <text:p>"first":""</text:p>
          </table:table-cell>
          <table:table-cell table:formula="of:=[.D$6]&amp;[.F$5]&amp;[.D145]" office:value-type="string" office:string-value="&quot;second&quot;:&quot;&quot;" calcext:value-type="string">
            <text:p>"second":""</text:p>
          </table:table-cell>
          <table:table-cell table:formula="of:=[.E145]&amp;[.G$5]&amp;[.F1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5]);&quot;&quot;;[.H$4]&amp;[.G145]&amp;[.H$5])">
            <text:p/>
          </table:table-cell>
          <table:table-cell table:formula="of:=IF([.H146]=&quot;&quot;;&quot;&quot;;&quot;,&quot;)">
            <text:p/>
          </table:table-cell>
          <table:table-cell table:formula="of:=[.J144]&amp;[.H145]&amp;[.I1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5]=&quot;&quot;;[.J145];[.K1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6]&amp;[.C$5]" office:value-type="string" office:string-value="&quot;&quot;" calcext:value-type="string">
            <text:p>""</text:p>
          </table:table-cell>
          <table:table-cell table:formula="of:=[.D$5]&amp;[.B146]&amp;[.D$5]" office:value-type="string" office:string-value="&quot;&quot;" calcext:value-type="string">
            <text:p>""</text:p>
          </table:table-cell>
          <table:table-cell table:formula="of:=[.C$6]&amp;[.E$5]&amp;[.C146]" office:value-type="string" office:string-value="&quot;first&quot;:&quot;&quot;" calcext:value-type="string">
            <text:p>"first":""</text:p>
          </table:table-cell>
          <table:table-cell table:formula="of:=[.D$6]&amp;[.F$5]&amp;[.D146]" office:value-type="string" office:string-value="&quot;second&quot;:&quot;&quot;" calcext:value-type="string">
            <text:p>"second":""</text:p>
          </table:table-cell>
          <table:table-cell table:formula="of:=[.E146]&amp;[.G$5]&amp;[.F1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6]);&quot;&quot;;[.H$4]&amp;[.G146]&amp;[.H$5])">
            <text:p/>
          </table:table-cell>
          <table:table-cell table:formula="of:=IF([.H147]=&quot;&quot;;&quot;&quot;;&quot;,&quot;)">
            <text:p/>
          </table:table-cell>
          <table:table-cell table:formula="of:=[.J145]&amp;[.H146]&amp;[.I1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6]=&quot;&quot;;[.J146];[.K1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7]&amp;[.C$5]" office:value-type="string" office:string-value="&quot;&quot;" calcext:value-type="string">
            <text:p>""</text:p>
          </table:table-cell>
          <table:table-cell table:formula="of:=[.D$5]&amp;[.B147]&amp;[.D$5]" office:value-type="string" office:string-value="&quot;&quot;" calcext:value-type="string">
            <text:p>""</text:p>
          </table:table-cell>
          <table:table-cell table:formula="of:=[.C$6]&amp;[.E$5]&amp;[.C147]" office:value-type="string" office:string-value="&quot;first&quot;:&quot;&quot;" calcext:value-type="string">
            <text:p>"first":""</text:p>
          </table:table-cell>
          <table:table-cell table:formula="of:=[.D$6]&amp;[.F$5]&amp;[.D147]" office:value-type="string" office:string-value="&quot;second&quot;:&quot;&quot;" calcext:value-type="string">
            <text:p>"second":""</text:p>
          </table:table-cell>
          <table:table-cell table:formula="of:=[.E147]&amp;[.G$5]&amp;[.F1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7]);&quot;&quot;;[.H$4]&amp;[.G147]&amp;[.H$5])">
            <text:p/>
          </table:table-cell>
          <table:table-cell table:formula="of:=IF([.H148]=&quot;&quot;;&quot;&quot;;&quot;,&quot;)">
            <text:p/>
          </table:table-cell>
          <table:table-cell table:formula="of:=[.J146]&amp;[.H147]&amp;[.I1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7]=&quot;&quot;;[.J147];[.K1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8]&amp;[.C$5]" office:value-type="string" office:string-value="&quot;&quot;" calcext:value-type="string">
            <text:p>""</text:p>
          </table:table-cell>
          <table:table-cell table:formula="of:=[.D$5]&amp;[.B148]&amp;[.D$5]" office:value-type="string" office:string-value="&quot;&quot;" calcext:value-type="string">
            <text:p>""</text:p>
          </table:table-cell>
          <table:table-cell table:formula="of:=[.C$6]&amp;[.E$5]&amp;[.C148]" office:value-type="string" office:string-value="&quot;first&quot;:&quot;&quot;" calcext:value-type="string">
            <text:p>"first":""</text:p>
          </table:table-cell>
          <table:table-cell table:formula="of:=[.D$6]&amp;[.F$5]&amp;[.D148]" office:value-type="string" office:string-value="&quot;second&quot;:&quot;&quot;" calcext:value-type="string">
            <text:p>"second":""</text:p>
          </table:table-cell>
          <table:table-cell table:formula="of:=[.E148]&amp;[.G$5]&amp;[.F1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8]);&quot;&quot;;[.H$4]&amp;[.G148]&amp;[.H$5])">
            <text:p/>
          </table:table-cell>
          <table:table-cell table:formula="of:=IF([.H149]=&quot;&quot;;&quot;&quot;;&quot;,&quot;)">
            <text:p/>
          </table:table-cell>
          <table:table-cell table:formula="of:=[.J147]&amp;[.H148]&amp;[.I1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8]=&quot;&quot;;[.J148];[.K1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49]&amp;[.C$5]" office:value-type="string" office:string-value="&quot;&quot;" calcext:value-type="string">
            <text:p>""</text:p>
          </table:table-cell>
          <table:table-cell table:formula="of:=[.D$5]&amp;[.B149]&amp;[.D$5]" office:value-type="string" office:string-value="&quot;&quot;" calcext:value-type="string">
            <text:p>""</text:p>
          </table:table-cell>
          <table:table-cell table:formula="of:=[.C$6]&amp;[.E$5]&amp;[.C149]" office:value-type="string" office:string-value="&quot;first&quot;:&quot;&quot;" calcext:value-type="string">
            <text:p>"first":""</text:p>
          </table:table-cell>
          <table:table-cell table:formula="of:=[.D$6]&amp;[.F$5]&amp;[.D149]" office:value-type="string" office:string-value="&quot;second&quot;:&quot;&quot;" calcext:value-type="string">
            <text:p>"second":""</text:p>
          </table:table-cell>
          <table:table-cell table:formula="of:=[.E149]&amp;[.G$5]&amp;[.F1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49]);&quot;&quot;;[.H$4]&amp;[.G149]&amp;[.H$5])">
            <text:p/>
          </table:table-cell>
          <table:table-cell table:formula="of:=IF([.H150]=&quot;&quot;;&quot;&quot;;&quot;,&quot;)">
            <text:p/>
          </table:table-cell>
          <table:table-cell table:formula="of:=[.J148]&amp;[.H149]&amp;[.I1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49]=&quot;&quot;;[.J149];[.K1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0]&amp;[.C$5]" office:value-type="string" office:string-value="&quot;&quot;" calcext:value-type="string">
            <text:p>""</text:p>
          </table:table-cell>
          <table:table-cell table:formula="of:=[.D$5]&amp;[.B150]&amp;[.D$5]" office:value-type="string" office:string-value="&quot;&quot;" calcext:value-type="string">
            <text:p>""</text:p>
          </table:table-cell>
          <table:table-cell table:formula="of:=[.C$6]&amp;[.E$5]&amp;[.C150]" office:value-type="string" office:string-value="&quot;first&quot;:&quot;&quot;" calcext:value-type="string">
            <text:p>"first":""</text:p>
          </table:table-cell>
          <table:table-cell table:formula="of:=[.D$6]&amp;[.F$5]&amp;[.D150]" office:value-type="string" office:string-value="&quot;second&quot;:&quot;&quot;" calcext:value-type="string">
            <text:p>"second":""</text:p>
          </table:table-cell>
          <table:table-cell table:formula="of:=[.E150]&amp;[.G$5]&amp;[.F1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0]);&quot;&quot;;[.H$4]&amp;[.G150]&amp;[.H$5])">
            <text:p/>
          </table:table-cell>
          <table:table-cell table:formula="of:=IF([.H151]=&quot;&quot;;&quot;&quot;;&quot;,&quot;)">
            <text:p/>
          </table:table-cell>
          <table:table-cell table:formula="of:=[.J149]&amp;[.H150]&amp;[.I1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0]=&quot;&quot;;[.J150];[.K1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1]&amp;[.C$5]" office:value-type="string" office:string-value="&quot;&quot;" calcext:value-type="string">
            <text:p>""</text:p>
          </table:table-cell>
          <table:table-cell table:formula="of:=[.D$5]&amp;[.B151]&amp;[.D$5]" office:value-type="string" office:string-value="&quot;&quot;" calcext:value-type="string">
            <text:p>""</text:p>
          </table:table-cell>
          <table:table-cell table:formula="of:=[.C$6]&amp;[.E$5]&amp;[.C151]" office:value-type="string" office:string-value="&quot;first&quot;:&quot;&quot;" calcext:value-type="string">
            <text:p>"first":""</text:p>
          </table:table-cell>
          <table:table-cell table:formula="of:=[.D$6]&amp;[.F$5]&amp;[.D151]" office:value-type="string" office:string-value="&quot;second&quot;:&quot;&quot;" calcext:value-type="string">
            <text:p>"second":""</text:p>
          </table:table-cell>
          <table:table-cell table:formula="of:=[.E151]&amp;[.G$5]&amp;[.F1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1]);&quot;&quot;;[.H$4]&amp;[.G151]&amp;[.H$5])">
            <text:p/>
          </table:table-cell>
          <table:table-cell table:formula="of:=IF([.H152]=&quot;&quot;;&quot;&quot;;&quot;,&quot;)">
            <text:p/>
          </table:table-cell>
          <table:table-cell table:formula="of:=[.J150]&amp;[.H151]&amp;[.I1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1]=&quot;&quot;;[.J151];[.K1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2]&amp;[.C$5]" office:value-type="string" office:string-value="&quot;&quot;" calcext:value-type="string">
            <text:p>""</text:p>
          </table:table-cell>
          <table:table-cell table:formula="of:=[.D$5]&amp;[.B152]&amp;[.D$5]" office:value-type="string" office:string-value="&quot;&quot;" calcext:value-type="string">
            <text:p>""</text:p>
          </table:table-cell>
          <table:table-cell table:formula="of:=[.C$6]&amp;[.E$5]&amp;[.C152]" office:value-type="string" office:string-value="&quot;first&quot;:&quot;&quot;" calcext:value-type="string">
            <text:p>"first":""</text:p>
          </table:table-cell>
          <table:table-cell table:formula="of:=[.D$6]&amp;[.F$5]&amp;[.D152]" office:value-type="string" office:string-value="&quot;second&quot;:&quot;&quot;" calcext:value-type="string">
            <text:p>"second":""</text:p>
          </table:table-cell>
          <table:table-cell table:formula="of:=[.E152]&amp;[.G$5]&amp;[.F1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2]);&quot;&quot;;[.H$4]&amp;[.G152]&amp;[.H$5])">
            <text:p/>
          </table:table-cell>
          <table:table-cell table:formula="of:=IF([.H153]=&quot;&quot;;&quot;&quot;;&quot;,&quot;)">
            <text:p/>
          </table:table-cell>
          <table:table-cell table:formula="of:=[.J151]&amp;[.H152]&amp;[.I1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2]=&quot;&quot;;[.J152];[.K1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3]&amp;[.C$5]" office:value-type="string" office:string-value="&quot;&quot;" calcext:value-type="string">
            <text:p>""</text:p>
          </table:table-cell>
          <table:table-cell table:formula="of:=[.D$5]&amp;[.B153]&amp;[.D$5]" office:value-type="string" office:string-value="&quot;&quot;" calcext:value-type="string">
            <text:p>""</text:p>
          </table:table-cell>
          <table:table-cell table:formula="of:=[.C$6]&amp;[.E$5]&amp;[.C153]" office:value-type="string" office:string-value="&quot;first&quot;:&quot;&quot;" calcext:value-type="string">
            <text:p>"first":""</text:p>
          </table:table-cell>
          <table:table-cell table:formula="of:=[.D$6]&amp;[.F$5]&amp;[.D153]" office:value-type="string" office:string-value="&quot;second&quot;:&quot;&quot;" calcext:value-type="string">
            <text:p>"second":""</text:p>
          </table:table-cell>
          <table:table-cell table:formula="of:=[.E153]&amp;[.G$5]&amp;[.F1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3]);&quot;&quot;;[.H$4]&amp;[.G153]&amp;[.H$5])">
            <text:p/>
          </table:table-cell>
          <table:table-cell table:formula="of:=IF([.H154]=&quot;&quot;;&quot;&quot;;&quot;,&quot;)">
            <text:p/>
          </table:table-cell>
          <table:table-cell table:formula="of:=[.J152]&amp;[.H153]&amp;[.I1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3]=&quot;&quot;;[.J153];[.K1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4]&amp;[.C$5]" office:value-type="string" office:string-value="&quot;&quot;" calcext:value-type="string">
            <text:p>""</text:p>
          </table:table-cell>
          <table:table-cell table:formula="of:=[.D$5]&amp;[.B154]&amp;[.D$5]" office:value-type="string" office:string-value="&quot;&quot;" calcext:value-type="string">
            <text:p>""</text:p>
          </table:table-cell>
          <table:table-cell table:formula="of:=[.C$6]&amp;[.E$5]&amp;[.C154]" office:value-type="string" office:string-value="&quot;first&quot;:&quot;&quot;" calcext:value-type="string">
            <text:p>"first":""</text:p>
          </table:table-cell>
          <table:table-cell table:formula="of:=[.D$6]&amp;[.F$5]&amp;[.D154]" office:value-type="string" office:string-value="&quot;second&quot;:&quot;&quot;" calcext:value-type="string">
            <text:p>"second":""</text:p>
          </table:table-cell>
          <table:table-cell table:formula="of:=[.E154]&amp;[.G$5]&amp;[.F1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4]);&quot;&quot;;[.H$4]&amp;[.G154]&amp;[.H$5])">
            <text:p/>
          </table:table-cell>
          <table:table-cell table:formula="of:=IF([.H155]=&quot;&quot;;&quot;&quot;;&quot;,&quot;)">
            <text:p/>
          </table:table-cell>
          <table:table-cell table:formula="of:=[.J153]&amp;[.H154]&amp;[.I1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4]=&quot;&quot;;[.J154];[.K1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5]&amp;[.C$5]" office:value-type="string" office:string-value="&quot;&quot;" calcext:value-type="string">
            <text:p>""</text:p>
          </table:table-cell>
          <table:table-cell table:formula="of:=[.D$5]&amp;[.B155]&amp;[.D$5]" office:value-type="string" office:string-value="&quot;&quot;" calcext:value-type="string">
            <text:p>""</text:p>
          </table:table-cell>
          <table:table-cell table:formula="of:=[.C$6]&amp;[.E$5]&amp;[.C155]" office:value-type="string" office:string-value="&quot;first&quot;:&quot;&quot;" calcext:value-type="string">
            <text:p>"first":""</text:p>
          </table:table-cell>
          <table:table-cell table:formula="of:=[.D$6]&amp;[.F$5]&amp;[.D155]" office:value-type="string" office:string-value="&quot;second&quot;:&quot;&quot;" calcext:value-type="string">
            <text:p>"second":""</text:p>
          </table:table-cell>
          <table:table-cell table:formula="of:=[.E155]&amp;[.G$5]&amp;[.F1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5]);&quot;&quot;;[.H$4]&amp;[.G155]&amp;[.H$5])">
            <text:p/>
          </table:table-cell>
          <table:table-cell table:formula="of:=IF([.H156]=&quot;&quot;;&quot;&quot;;&quot;,&quot;)">
            <text:p/>
          </table:table-cell>
          <table:table-cell table:formula="of:=[.J154]&amp;[.H155]&amp;[.I1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5]=&quot;&quot;;[.J155];[.K1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6]&amp;[.C$5]" office:value-type="string" office:string-value="&quot;&quot;" calcext:value-type="string">
            <text:p>""</text:p>
          </table:table-cell>
          <table:table-cell table:formula="of:=[.D$5]&amp;[.B156]&amp;[.D$5]" office:value-type="string" office:string-value="&quot;&quot;" calcext:value-type="string">
            <text:p>""</text:p>
          </table:table-cell>
          <table:table-cell table:formula="of:=[.C$6]&amp;[.E$5]&amp;[.C156]" office:value-type="string" office:string-value="&quot;first&quot;:&quot;&quot;" calcext:value-type="string">
            <text:p>"first":""</text:p>
          </table:table-cell>
          <table:table-cell table:formula="of:=[.D$6]&amp;[.F$5]&amp;[.D156]" office:value-type="string" office:string-value="&quot;second&quot;:&quot;&quot;" calcext:value-type="string">
            <text:p>"second":""</text:p>
          </table:table-cell>
          <table:table-cell table:formula="of:=[.E156]&amp;[.G$5]&amp;[.F1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6]);&quot;&quot;;[.H$4]&amp;[.G156]&amp;[.H$5])">
            <text:p/>
          </table:table-cell>
          <table:table-cell table:formula="of:=IF([.H157]=&quot;&quot;;&quot;&quot;;&quot;,&quot;)">
            <text:p/>
          </table:table-cell>
          <table:table-cell table:formula="of:=[.J155]&amp;[.H156]&amp;[.I1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6]=&quot;&quot;;[.J156];[.K1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7]&amp;[.C$5]" office:value-type="string" office:string-value="&quot;&quot;" calcext:value-type="string">
            <text:p>""</text:p>
          </table:table-cell>
          <table:table-cell table:formula="of:=[.D$5]&amp;[.B157]&amp;[.D$5]" office:value-type="string" office:string-value="&quot;&quot;" calcext:value-type="string">
            <text:p>""</text:p>
          </table:table-cell>
          <table:table-cell table:formula="of:=[.C$6]&amp;[.E$5]&amp;[.C157]" office:value-type="string" office:string-value="&quot;first&quot;:&quot;&quot;" calcext:value-type="string">
            <text:p>"first":""</text:p>
          </table:table-cell>
          <table:table-cell table:formula="of:=[.D$6]&amp;[.F$5]&amp;[.D157]" office:value-type="string" office:string-value="&quot;second&quot;:&quot;&quot;" calcext:value-type="string">
            <text:p>"second":""</text:p>
          </table:table-cell>
          <table:table-cell table:formula="of:=[.E157]&amp;[.G$5]&amp;[.F1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7]);&quot;&quot;;[.H$4]&amp;[.G157]&amp;[.H$5])">
            <text:p/>
          </table:table-cell>
          <table:table-cell table:formula="of:=IF([.H158]=&quot;&quot;;&quot;&quot;;&quot;,&quot;)">
            <text:p/>
          </table:table-cell>
          <table:table-cell table:formula="of:=[.J156]&amp;[.H157]&amp;[.I1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7]=&quot;&quot;;[.J157];[.K1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8]&amp;[.C$5]" office:value-type="string" office:string-value="&quot;&quot;" calcext:value-type="string">
            <text:p>""</text:p>
          </table:table-cell>
          <table:table-cell table:formula="of:=[.D$5]&amp;[.B158]&amp;[.D$5]" office:value-type="string" office:string-value="&quot;&quot;" calcext:value-type="string">
            <text:p>""</text:p>
          </table:table-cell>
          <table:table-cell table:formula="of:=[.C$6]&amp;[.E$5]&amp;[.C158]" office:value-type="string" office:string-value="&quot;first&quot;:&quot;&quot;" calcext:value-type="string">
            <text:p>"first":""</text:p>
          </table:table-cell>
          <table:table-cell table:formula="of:=[.D$6]&amp;[.F$5]&amp;[.D158]" office:value-type="string" office:string-value="&quot;second&quot;:&quot;&quot;" calcext:value-type="string">
            <text:p>"second":""</text:p>
          </table:table-cell>
          <table:table-cell table:formula="of:=[.E158]&amp;[.G$5]&amp;[.F1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8]);&quot;&quot;;[.H$4]&amp;[.G158]&amp;[.H$5])">
            <text:p/>
          </table:table-cell>
          <table:table-cell table:formula="of:=IF([.H159]=&quot;&quot;;&quot;&quot;;&quot;,&quot;)">
            <text:p/>
          </table:table-cell>
          <table:table-cell table:formula="of:=[.J157]&amp;[.H158]&amp;[.I1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8]=&quot;&quot;;[.J158];[.K1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59]&amp;[.C$5]" office:value-type="string" office:string-value="&quot;&quot;" calcext:value-type="string">
            <text:p>""</text:p>
          </table:table-cell>
          <table:table-cell table:formula="of:=[.D$5]&amp;[.B159]&amp;[.D$5]" office:value-type="string" office:string-value="&quot;&quot;" calcext:value-type="string">
            <text:p>""</text:p>
          </table:table-cell>
          <table:table-cell table:formula="of:=[.C$6]&amp;[.E$5]&amp;[.C159]" office:value-type="string" office:string-value="&quot;first&quot;:&quot;&quot;" calcext:value-type="string">
            <text:p>"first":""</text:p>
          </table:table-cell>
          <table:table-cell table:formula="of:=[.D$6]&amp;[.F$5]&amp;[.D159]" office:value-type="string" office:string-value="&quot;second&quot;:&quot;&quot;" calcext:value-type="string">
            <text:p>"second":""</text:p>
          </table:table-cell>
          <table:table-cell table:formula="of:=[.E159]&amp;[.G$5]&amp;[.F1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59]);&quot;&quot;;[.H$4]&amp;[.G159]&amp;[.H$5])">
            <text:p/>
          </table:table-cell>
          <table:table-cell table:formula="of:=IF([.H160]=&quot;&quot;;&quot;&quot;;&quot;,&quot;)">
            <text:p/>
          </table:table-cell>
          <table:table-cell table:formula="of:=[.J158]&amp;[.H159]&amp;[.I1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59]=&quot;&quot;;[.J159];[.K1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0]&amp;[.C$5]" office:value-type="string" office:string-value="&quot;&quot;" calcext:value-type="string">
            <text:p>""</text:p>
          </table:table-cell>
          <table:table-cell table:formula="of:=[.D$5]&amp;[.B160]&amp;[.D$5]" office:value-type="string" office:string-value="&quot;&quot;" calcext:value-type="string">
            <text:p>""</text:p>
          </table:table-cell>
          <table:table-cell table:formula="of:=[.C$6]&amp;[.E$5]&amp;[.C160]" office:value-type="string" office:string-value="&quot;first&quot;:&quot;&quot;" calcext:value-type="string">
            <text:p>"first":""</text:p>
          </table:table-cell>
          <table:table-cell table:formula="of:=[.D$6]&amp;[.F$5]&amp;[.D160]" office:value-type="string" office:string-value="&quot;second&quot;:&quot;&quot;" calcext:value-type="string">
            <text:p>"second":""</text:p>
          </table:table-cell>
          <table:table-cell table:formula="of:=[.E160]&amp;[.G$5]&amp;[.F1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0]);&quot;&quot;;[.H$4]&amp;[.G160]&amp;[.H$5])">
            <text:p/>
          </table:table-cell>
          <table:table-cell table:formula="of:=IF([.H161]=&quot;&quot;;&quot;&quot;;&quot;,&quot;)">
            <text:p/>
          </table:table-cell>
          <table:table-cell table:formula="of:=[.J159]&amp;[.H160]&amp;[.I1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0]=&quot;&quot;;[.J160];[.K1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1]&amp;[.C$5]" office:value-type="string" office:string-value="&quot;&quot;" calcext:value-type="string">
            <text:p>""</text:p>
          </table:table-cell>
          <table:table-cell table:formula="of:=[.D$5]&amp;[.B161]&amp;[.D$5]" office:value-type="string" office:string-value="&quot;&quot;" calcext:value-type="string">
            <text:p>""</text:p>
          </table:table-cell>
          <table:table-cell table:formula="of:=[.C$6]&amp;[.E$5]&amp;[.C161]" office:value-type="string" office:string-value="&quot;first&quot;:&quot;&quot;" calcext:value-type="string">
            <text:p>"first":""</text:p>
          </table:table-cell>
          <table:table-cell table:formula="of:=[.D$6]&amp;[.F$5]&amp;[.D161]" office:value-type="string" office:string-value="&quot;second&quot;:&quot;&quot;" calcext:value-type="string">
            <text:p>"second":""</text:p>
          </table:table-cell>
          <table:table-cell table:formula="of:=[.E161]&amp;[.G$5]&amp;[.F1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1]);&quot;&quot;;[.H$4]&amp;[.G161]&amp;[.H$5])">
            <text:p/>
          </table:table-cell>
          <table:table-cell table:formula="of:=IF([.H162]=&quot;&quot;;&quot;&quot;;&quot;,&quot;)">
            <text:p/>
          </table:table-cell>
          <table:table-cell table:formula="of:=[.J160]&amp;[.H161]&amp;[.I1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1]=&quot;&quot;;[.J161];[.K1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2]&amp;[.C$5]" office:value-type="string" office:string-value="&quot;&quot;" calcext:value-type="string">
            <text:p>""</text:p>
          </table:table-cell>
          <table:table-cell table:formula="of:=[.D$5]&amp;[.B162]&amp;[.D$5]" office:value-type="string" office:string-value="&quot;&quot;" calcext:value-type="string">
            <text:p>""</text:p>
          </table:table-cell>
          <table:table-cell table:formula="of:=[.C$6]&amp;[.E$5]&amp;[.C162]" office:value-type="string" office:string-value="&quot;first&quot;:&quot;&quot;" calcext:value-type="string">
            <text:p>"first":""</text:p>
          </table:table-cell>
          <table:table-cell table:formula="of:=[.D$6]&amp;[.F$5]&amp;[.D162]" office:value-type="string" office:string-value="&quot;second&quot;:&quot;&quot;" calcext:value-type="string">
            <text:p>"second":""</text:p>
          </table:table-cell>
          <table:table-cell table:formula="of:=[.E162]&amp;[.G$5]&amp;[.F1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2]);&quot;&quot;;[.H$4]&amp;[.G162]&amp;[.H$5])">
            <text:p/>
          </table:table-cell>
          <table:table-cell table:formula="of:=IF([.H163]=&quot;&quot;;&quot;&quot;;&quot;,&quot;)">
            <text:p/>
          </table:table-cell>
          <table:table-cell table:formula="of:=[.J161]&amp;[.H162]&amp;[.I1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2]=&quot;&quot;;[.J162];[.K1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3]&amp;[.C$5]" office:value-type="string" office:string-value="&quot;&quot;" calcext:value-type="string">
            <text:p>""</text:p>
          </table:table-cell>
          <table:table-cell table:formula="of:=[.D$5]&amp;[.B163]&amp;[.D$5]" office:value-type="string" office:string-value="&quot;&quot;" calcext:value-type="string">
            <text:p>""</text:p>
          </table:table-cell>
          <table:table-cell table:formula="of:=[.C$6]&amp;[.E$5]&amp;[.C163]" office:value-type="string" office:string-value="&quot;first&quot;:&quot;&quot;" calcext:value-type="string">
            <text:p>"first":""</text:p>
          </table:table-cell>
          <table:table-cell table:formula="of:=[.D$6]&amp;[.F$5]&amp;[.D163]" office:value-type="string" office:string-value="&quot;second&quot;:&quot;&quot;" calcext:value-type="string">
            <text:p>"second":""</text:p>
          </table:table-cell>
          <table:table-cell table:formula="of:=[.E163]&amp;[.G$5]&amp;[.F1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3]);&quot;&quot;;[.H$4]&amp;[.G163]&amp;[.H$5])">
            <text:p/>
          </table:table-cell>
          <table:table-cell table:formula="of:=IF([.H164]=&quot;&quot;;&quot;&quot;;&quot;,&quot;)">
            <text:p/>
          </table:table-cell>
          <table:table-cell table:formula="of:=[.J162]&amp;[.H163]&amp;[.I1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3]=&quot;&quot;;[.J163];[.K1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4]&amp;[.C$5]" office:value-type="string" office:string-value="&quot;&quot;" calcext:value-type="string">
            <text:p>""</text:p>
          </table:table-cell>
          <table:table-cell table:formula="of:=[.D$5]&amp;[.B164]&amp;[.D$5]" office:value-type="string" office:string-value="&quot;&quot;" calcext:value-type="string">
            <text:p>""</text:p>
          </table:table-cell>
          <table:table-cell table:formula="of:=[.C$6]&amp;[.E$5]&amp;[.C164]" office:value-type="string" office:string-value="&quot;first&quot;:&quot;&quot;" calcext:value-type="string">
            <text:p>"first":""</text:p>
          </table:table-cell>
          <table:table-cell table:formula="of:=[.D$6]&amp;[.F$5]&amp;[.D164]" office:value-type="string" office:string-value="&quot;second&quot;:&quot;&quot;" calcext:value-type="string">
            <text:p>"second":""</text:p>
          </table:table-cell>
          <table:table-cell table:formula="of:=[.E164]&amp;[.G$5]&amp;[.F1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4]);&quot;&quot;;[.H$4]&amp;[.G164]&amp;[.H$5])">
            <text:p/>
          </table:table-cell>
          <table:table-cell table:formula="of:=IF([.H165]=&quot;&quot;;&quot;&quot;;&quot;,&quot;)">
            <text:p/>
          </table:table-cell>
          <table:table-cell table:formula="of:=[.J163]&amp;[.H164]&amp;[.I1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4]=&quot;&quot;;[.J164];[.K1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5]&amp;[.C$5]" office:value-type="string" office:string-value="&quot;&quot;" calcext:value-type="string">
            <text:p>""</text:p>
          </table:table-cell>
          <table:table-cell table:formula="of:=[.D$5]&amp;[.B165]&amp;[.D$5]" office:value-type="string" office:string-value="&quot;&quot;" calcext:value-type="string">
            <text:p>""</text:p>
          </table:table-cell>
          <table:table-cell table:formula="of:=[.C$6]&amp;[.E$5]&amp;[.C165]" office:value-type="string" office:string-value="&quot;first&quot;:&quot;&quot;" calcext:value-type="string">
            <text:p>"first":""</text:p>
          </table:table-cell>
          <table:table-cell table:formula="of:=[.D$6]&amp;[.F$5]&amp;[.D165]" office:value-type="string" office:string-value="&quot;second&quot;:&quot;&quot;" calcext:value-type="string">
            <text:p>"second":""</text:p>
          </table:table-cell>
          <table:table-cell table:formula="of:=[.E165]&amp;[.G$5]&amp;[.F1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5]);&quot;&quot;;[.H$4]&amp;[.G165]&amp;[.H$5])">
            <text:p/>
          </table:table-cell>
          <table:table-cell table:formula="of:=IF([.H166]=&quot;&quot;;&quot;&quot;;&quot;,&quot;)">
            <text:p/>
          </table:table-cell>
          <table:table-cell table:formula="of:=[.J164]&amp;[.H165]&amp;[.I1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5]=&quot;&quot;;[.J165];[.K1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6]&amp;[.C$5]" office:value-type="string" office:string-value="&quot;&quot;" calcext:value-type="string">
            <text:p>""</text:p>
          </table:table-cell>
          <table:table-cell table:formula="of:=[.D$5]&amp;[.B166]&amp;[.D$5]" office:value-type="string" office:string-value="&quot;&quot;" calcext:value-type="string">
            <text:p>""</text:p>
          </table:table-cell>
          <table:table-cell table:formula="of:=[.C$6]&amp;[.E$5]&amp;[.C166]" office:value-type="string" office:string-value="&quot;first&quot;:&quot;&quot;" calcext:value-type="string">
            <text:p>"first":""</text:p>
          </table:table-cell>
          <table:table-cell table:formula="of:=[.D$6]&amp;[.F$5]&amp;[.D166]" office:value-type="string" office:string-value="&quot;second&quot;:&quot;&quot;" calcext:value-type="string">
            <text:p>"second":""</text:p>
          </table:table-cell>
          <table:table-cell table:formula="of:=[.E166]&amp;[.G$5]&amp;[.F1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6]);&quot;&quot;;[.H$4]&amp;[.G166]&amp;[.H$5])">
            <text:p/>
          </table:table-cell>
          <table:table-cell table:formula="of:=IF([.H167]=&quot;&quot;;&quot;&quot;;&quot;,&quot;)">
            <text:p/>
          </table:table-cell>
          <table:table-cell table:formula="of:=[.J165]&amp;[.H166]&amp;[.I1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6]=&quot;&quot;;[.J166];[.K1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7]&amp;[.C$5]" office:value-type="string" office:string-value="&quot;&quot;" calcext:value-type="string">
            <text:p>""</text:p>
          </table:table-cell>
          <table:table-cell table:formula="of:=[.D$5]&amp;[.B167]&amp;[.D$5]" office:value-type="string" office:string-value="&quot;&quot;" calcext:value-type="string">
            <text:p>""</text:p>
          </table:table-cell>
          <table:table-cell table:formula="of:=[.C$6]&amp;[.E$5]&amp;[.C167]" office:value-type="string" office:string-value="&quot;first&quot;:&quot;&quot;" calcext:value-type="string">
            <text:p>"first":""</text:p>
          </table:table-cell>
          <table:table-cell table:formula="of:=[.D$6]&amp;[.F$5]&amp;[.D167]" office:value-type="string" office:string-value="&quot;second&quot;:&quot;&quot;" calcext:value-type="string">
            <text:p>"second":""</text:p>
          </table:table-cell>
          <table:table-cell table:formula="of:=[.E167]&amp;[.G$5]&amp;[.F1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7]);&quot;&quot;;[.H$4]&amp;[.G167]&amp;[.H$5])">
            <text:p/>
          </table:table-cell>
          <table:table-cell table:formula="of:=IF([.H168]=&quot;&quot;;&quot;&quot;;&quot;,&quot;)">
            <text:p/>
          </table:table-cell>
          <table:table-cell table:formula="of:=[.J166]&amp;[.H167]&amp;[.I1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7]=&quot;&quot;;[.J167];[.K1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8]&amp;[.C$5]" office:value-type="string" office:string-value="&quot;&quot;" calcext:value-type="string">
            <text:p>""</text:p>
          </table:table-cell>
          <table:table-cell table:formula="of:=[.D$5]&amp;[.B168]&amp;[.D$5]" office:value-type="string" office:string-value="&quot;&quot;" calcext:value-type="string">
            <text:p>""</text:p>
          </table:table-cell>
          <table:table-cell table:formula="of:=[.C$6]&amp;[.E$5]&amp;[.C168]" office:value-type="string" office:string-value="&quot;first&quot;:&quot;&quot;" calcext:value-type="string">
            <text:p>"first":""</text:p>
          </table:table-cell>
          <table:table-cell table:formula="of:=[.D$6]&amp;[.F$5]&amp;[.D168]" office:value-type="string" office:string-value="&quot;second&quot;:&quot;&quot;" calcext:value-type="string">
            <text:p>"second":""</text:p>
          </table:table-cell>
          <table:table-cell table:formula="of:=[.E168]&amp;[.G$5]&amp;[.F1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8]);&quot;&quot;;[.H$4]&amp;[.G168]&amp;[.H$5])">
            <text:p/>
          </table:table-cell>
          <table:table-cell table:formula="of:=IF([.H169]=&quot;&quot;;&quot;&quot;;&quot;,&quot;)">
            <text:p/>
          </table:table-cell>
          <table:table-cell table:formula="of:=[.J167]&amp;[.H168]&amp;[.I1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8]=&quot;&quot;;[.J168];[.K1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69]&amp;[.C$5]" office:value-type="string" office:string-value="&quot;&quot;" calcext:value-type="string">
            <text:p>""</text:p>
          </table:table-cell>
          <table:table-cell table:formula="of:=[.D$5]&amp;[.B169]&amp;[.D$5]" office:value-type="string" office:string-value="&quot;&quot;" calcext:value-type="string">
            <text:p>""</text:p>
          </table:table-cell>
          <table:table-cell table:formula="of:=[.C$6]&amp;[.E$5]&amp;[.C169]" office:value-type="string" office:string-value="&quot;first&quot;:&quot;&quot;" calcext:value-type="string">
            <text:p>"first":""</text:p>
          </table:table-cell>
          <table:table-cell table:formula="of:=[.D$6]&amp;[.F$5]&amp;[.D169]" office:value-type="string" office:string-value="&quot;second&quot;:&quot;&quot;" calcext:value-type="string">
            <text:p>"second":""</text:p>
          </table:table-cell>
          <table:table-cell table:formula="of:=[.E169]&amp;[.G$5]&amp;[.F1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69]);&quot;&quot;;[.H$4]&amp;[.G169]&amp;[.H$5])">
            <text:p/>
          </table:table-cell>
          <table:table-cell table:formula="of:=IF([.H170]=&quot;&quot;;&quot;&quot;;&quot;,&quot;)">
            <text:p/>
          </table:table-cell>
          <table:table-cell table:formula="of:=[.J168]&amp;[.H169]&amp;[.I1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69]=&quot;&quot;;[.J169];[.K1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0]&amp;[.C$5]" office:value-type="string" office:string-value="&quot;&quot;" calcext:value-type="string">
            <text:p>""</text:p>
          </table:table-cell>
          <table:table-cell table:formula="of:=[.D$5]&amp;[.B170]&amp;[.D$5]" office:value-type="string" office:string-value="&quot;&quot;" calcext:value-type="string">
            <text:p>""</text:p>
          </table:table-cell>
          <table:table-cell table:formula="of:=[.C$6]&amp;[.E$5]&amp;[.C170]" office:value-type="string" office:string-value="&quot;first&quot;:&quot;&quot;" calcext:value-type="string">
            <text:p>"first":""</text:p>
          </table:table-cell>
          <table:table-cell table:formula="of:=[.D$6]&amp;[.F$5]&amp;[.D170]" office:value-type="string" office:string-value="&quot;second&quot;:&quot;&quot;" calcext:value-type="string">
            <text:p>"second":""</text:p>
          </table:table-cell>
          <table:table-cell table:formula="of:=[.E170]&amp;[.G$5]&amp;[.F1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0]);&quot;&quot;;[.H$4]&amp;[.G170]&amp;[.H$5])">
            <text:p/>
          </table:table-cell>
          <table:table-cell table:formula="of:=IF([.H171]=&quot;&quot;;&quot;&quot;;&quot;,&quot;)">
            <text:p/>
          </table:table-cell>
          <table:table-cell table:formula="of:=[.J169]&amp;[.H170]&amp;[.I1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0]=&quot;&quot;;[.J170];[.K1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1]&amp;[.C$5]" office:value-type="string" office:string-value="&quot;&quot;" calcext:value-type="string">
            <text:p>""</text:p>
          </table:table-cell>
          <table:table-cell table:formula="of:=[.D$5]&amp;[.B171]&amp;[.D$5]" office:value-type="string" office:string-value="&quot;&quot;" calcext:value-type="string">
            <text:p>""</text:p>
          </table:table-cell>
          <table:table-cell table:formula="of:=[.C$6]&amp;[.E$5]&amp;[.C171]" office:value-type="string" office:string-value="&quot;first&quot;:&quot;&quot;" calcext:value-type="string">
            <text:p>"first":""</text:p>
          </table:table-cell>
          <table:table-cell table:formula="of:=[.D$6]&amp;[.F$5]&amp;[.D171]" office:value-type="string" office:string-value="&quot;second&quot;:&quot;&quot;" calcext:value-type="string">
            <text:p>"second":""</text:p>
          </table:table-cell>
          <table:table-cell table:formula="of:=[.E171]&amp;[.G$5]&amp;[.F1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1]);&quot;&quot;;[.H$4]&amp;[.G171]&amp;[.H$5])">
            <text:p/>
          </table:table-cell>
          <table:table-cell table:formula="of:=IF([.H172]=&quot;&quot;;&quot;&quot;;&quot;,&quot;)">
            <text:p/>
          </table:table-cell>
          <table:table-cell table:formula="of:=[.J170]&amp;[.H171]&amp;[.I1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1]=&quot;&quot;;[.J171];[.K1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2]&amp;[.C$5]" office:value-type="string" office:string-value="&quot;&quot;" calcext:value-type="string">
            <text:p>""</text:p>
          </table:table-cell>
          <table:table-cell table:formula="of:=[.D$5]&amp;[.B172]&amp;[.D$5]" office:value-type="string" office:string-value="&quot;&quot;" calcext:value-type="string">
            <text:p>""</text:p>
          </table:table-cell>
          <table:table-cell table:formula="of:=[.C$6]&amp;[.E$5]&amp;[.C172]" office:value-type="string" office:string-value="&quot;first&quot;:&quot;&quot;" calcext:value-type="string">
            <text:p>"first":""</text:p>
          </table:table-cell>
          <table:table-cell table:formula="of:=[.D$6]&amp;[.F$5]&amp;[.D172]" office:value-type="string" office:string-value="&quot;second&quot;:&quot;&quot;" calcext:value-type="string">
            <text:p>"second":""</text:p>
          </table:table-cell>
          <table:table-cell table:formula="of:=[.E172]&amp;[.G$5]&amp;[.F1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2]);&quot;&quot;;[.H$4]&amp;[.G172]&amp;[.H$5])">
            <text:p/>
          </table:table-cell>
          <table:table-cell table:formula="of:=IF([.H173]=&quot;&quot;;&quot;&quot;;&quot;,&quot;)">
            <text:p/>
          </table:table-cell>
          <table:table-cell table:formula="of:=[.J171]&amp;[.H172]&amp;[.I1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2]=&quot;&quot;;[.J172];[.K1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3]&amp;[.C$5]" office:value-type="string" office:string-value="&quot;&quot;" calcext:value-type="string">
            <text:p>""</text:p>
          </table:table-cell>
          <table:table-cell table:formula="of:=[.D$5]&amp;[.B173]&amp;[.D$5]" office:value-type="string" office:string-value="&quot;&quot;" calcext:value-type="string">
            <text:p>""</text:p>
          </table:table-cell>
          <table:table-cell table:formula="of:=[.C$6]&amp;[.E$5]&amp;[.C173]" office:value-type="string" office:string-value="&quot;first&quot;:&quot;&quot;" calcext:value-type="string">
            <text:p>"first":""</text:p>
          </table:table-cell>
          <table:table-cell table:formula="of:=[.D$6]&amp;[.F$5]&amp;[.D173]" office:value-type="string" office:string-value="&quot;second&quot;:&quot;&quot;" calcext:value-type="string">
            <text:p>"second":""</text:p>
          </table:table-cell>
          <table:table-cell table:formula="of:=[.E173]&amp;[.G$5]&amp;[.F1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3]);&quot;&quot;;[.H$4]&amp;[.G173]&amp;[.H$5])">
            <text:p/>
          </table:table-cell>
          <table:table-cell table:formula="of:=IF([.H174]=&quot;&quot;;&quot;&quot;;&quot;,&quot;)">
            <text:p/>
          </table:table-cell>
          <table:table-cell table:formula="of:=[.J172]&amp;[.H173]&amp;[.I1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3]=&quot;&quot;;[.J173];[.K1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4]&amp;[.C$5]" office:value-type="string" office:string-value="&quot;&quot;" calcext:value-type="string">
            <text:p>""</text:p>
          </table:table-cell>
          <table:table-cell table:formula="of:=[.D$5]&amp;[.B174]&amp;[.D$5]" office:value-type="string" office:string-value="&quot;&quot;" calcext:value-type="string">
            <text:p>""</text:p>
          </table:table-cell>
          <table:table-cell table:formula="of:=[.C$6]&amp;[.E$5]&amp;[.C174]" office:value-type="string" office:string-value="&quot;first&quot;:&quot;&quot;" calcext:value-type="string">
            <text:p>"first":""</text:p>
          </table:table-cell>
          <table:table-cell table:formula="of:=[.D$6]&amp;[.F$5]&amp;[.D174]" office:value-type="string" office:string-value="&quot;second&quot;:&quot;&quot;" calcext:value-type="string">
            <text:p>"second":""</text:p>
          </table:table-cell>
          <table:table-cell table:formula="of:=[.E174]&amp;[.G$5]&amp;[.F1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4]);&quot;&quot;;[.H$4]&amp;[.G174]&amp;[.H$5])">
            <text:p/>
          </table:table-cell>
          <table:table-cell table:formula="of:=IF([.H175]=&quot;&quot;;&quot;&quot;;&quot;,&quot;)">
            <text:p/>
          </table:table-cell>
          <table:table-cell table:formula="of:=[.J173]&amp;[.H174]&amp;[.I1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4]=&quot;&quot;;[.J174];[.K1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5]&amp;[.C$5]" office:value-type="string" office:string-value="&quot;&quot;" calcext:value-type="string">
            <text:p>""</text:p>
          </table:table-cell>
          <table:table-cell table:formula="of:=[.D$5]&amp;[.B175]&amp;[.D$5]" office:value-type="string" office:string-value="&quot;&quot;" calcext:value-type="string">
            <text:p>""</text:p>
          </table:table-cell>
          <table:table-cell table:formula="of:=[.C$6]&amp;[.E$5]&amp;[.C175]" office:value-type="string" office:string-value="&quot;first&quot;:&quot;&quot;" calcext:value-type="string">
            <text:p>"first":""</text:p>
          </table:table-cell>
          <table:table-cell table:formula="of:=[.D$6]&amp;[.F$5]&amp;[.D175]" office:value-type="string" office:string-value="&quot;second&quot;:&quot;&quot;" calcext:value-type="string">
            <text:p>"second":""</text:p>
          </table:table-cell>
          <table:table-cell table:formula="of:=[.E175]&amp;[.G$5]&amp;[.F1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5]);&quot;&quot;;[.H$4]&amp;[.G175]&amp;[.H$5])">
            <text:p/>
          </table:table-cell>
          <table:table-cell table:formula="of:=IF([.H176]=&quot;&quot;;&quot;&quot;;&quot;,&quot;)">
            <text:p/>
          </table:table-cell>
          <table:table-cell table:formula="of:=[.J174]&amp;[.H175]&amp;[.I1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5]=&quot;&quot;;[.J175];[.K1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6]&amp;[.C$5]" office:value-type="string" office:string-value="&quot;&quot;" calcext:value-type="string">
            <text:p>""</text:p>
          </table:table-cell>
          <table:table-cell table:formula="of:=[.D$5]&amp;[.B176]&amp;[.D$5]" office:value-type="string" office:string-value="&quot;&quot;" calcext:value-type="string">
            <text:p>""</text:p>
          </table:table-cell>
          <table:table-cell table:formula="of:=[.C$6]&amp;[.E$5]&amp;[.C176]" office:value-type="string" office:string-value="&quot;first&quot;:&quot;&quot;" calcext:value-type="string">
            <text:p>"first":""</text:p>
          </table:table-cell>
          <table:table-cell table:formula="of:=[.D$6]&amp;[.F$5]&amp;[.D176]" office:value-type="string" office:string-value="&quot;second&quot;:&quot;&quot;" calcext:value-type="string">
            <text:p>"second":""</text:p>
          </table:table-cell>
          <table:table-cell table:formula="of:=[.E176]&amp;[.G$5]&amp;[.F1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6]);&quot;&quot;;[.H$4]&amp;[.G176]&amp;[.H$5])">
            <text:p/>
          </table:table-cell>
          <table:table-cell table:formula="of:=IF([.H177]=&quot;&quot;;&quot;&quot;;&quot;,&quot;)">
            <text:p/>
          </table:table-cell>
          <table:table-cell table:formula="of:=[.J175]&amp;[.H176]&amp;[.I1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6]=&quot;&quot;;[.J176];[.K1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7]&amp;[.C$5]" office:value-type="string" office:string-value="&quot;&quot;" calcext:value-type="string">
            <text:p>""</text:p>
          </table:table-cell>
          <table:table-cell table:formula="of:=[.D$5]&amp;[.B177]&amp;[.D$5]" office:value-type="string" office:string-value="&quot;&quot;" calcext:value-type="string">
            <text:p>""</text:p>
          </table:table-cell>
          <table:table-cell table:formula="of:=[.C$6]&amp;[.E$5]&amp;[.C177]" office:value-type="string" office:string-value="&quot;first&quot;:&quot;&quot;" calcext:value-type="string">
            <text:p>"first":""</text:p>
          </table:table-cell>
          <table:table-cell table:formula="of:=[.D$6]&amp;[.F$5]&amp;[.D177]" office:value-type="string" office:string-value="&quot;second&quot;:&quot;&quot;" calcext:value-type="string">
            <text:p>"second":""</text:p>
          </table:table-cell>
          <table:table-cell table:formula="of:=[.E177]&amp;[.G$5]&amp;[.F1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7]);&quot;&quot;;[.H$4]&amp;[.G177]&amp;[.H$5])">
            <text:p/>
          </table:table-cell>
          <table:table-cell table:formula="of:=IF([.H178]=&quot;&quot;;&quot;&quot;;&quot;,&quot;)">
            <text:p/>
          </table:table-cell>
          <table:table-cell table:formula="of:=[.J176]&amp;[.H177]&amp;[.I1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7]=&quot;&quot;;[.J177];[.K1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8]&amp;[.C$5]" office:value-type="string" office:string-value="&quot;&quot;" calcext:value-type="string">
            <text:p>""</text:p>
          </table:table-cell>
          <table:table-cell table:formula="of:=[.D$5]&amp;[.B178]&amp;[.D$5]" office:value-type="string" office:string-value="&quot;&quot;" calcext:value-type="string">
            <text:p>""</text:p>
          </table:table-cell>
          <table:table-cell table:formula="of:=[.C$6]&amp;[.E$5]&amp;[.C178]" office:value-type="string" office:string-value="&quot;first&quot;:&quot;&quot;" calcext:value-type="string">
            <text:p>"first":""</text:p>
          </table:table-cell>
          <table:table-cell table:formula="of:=[.D$6]&amp;[.F$5]&amp;[.D178]" office:value-type="string" office:string-value="&quot;second&quot;:&quot;&quot;" calcext:value-type="string">
            <text:p>"second":""</text:p>
          </table:table-cell>
          <table:table-cell table:formula="of:=[.E178]&amp;[.G$5]&amp;[.F1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8]);&quot;&quot;;[.H$4]&amp;[.G178]&amp;[.H$5])">
            <text:p/>
          </table:table-cell>
          <table:table-cell table:formula="of:=IF([.H179]=&quot;&quot;;&quot;&quot;;&quot;,&quot;)">
            <text:p/>
          </table:table-cell>
          <table:table-cell table:formula="of:=[.J177]&amp;[.H178]&amp;[.I1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8]=&quot;&quot;;[.J178];[.K1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79]&amp;[.C$5]" office:value-type="string" office:string-value="&quot;&quot;" calcext:value-type="string">
            <text:p>""</text:p>
          </table:table-cell>
          <table:table-cell table:formula="of:=[.D$5]&amp;[.B179]&amp;[.D$5]" office:value-type="string" office:string-value="&quot;&quot;" calcext:value-type="string">
            <text:p>""</text:p>
          </table:table-cell>
          <table:table-cell table:formula="of:=[.C$6]&amp;[.E$5]&amp;[.C179]" office:value-type="string" office:string-value="&quot;first&quot;:&quot;&quot;" calcext:value-type="string">
            <text:p>"first":""</text:p>
          </table:table-cell>
          <table:table-cell table:formula="of:=[.D$6]&amp;[.F$5]&amp;[.D179]" office:value-type="string" office:string-value="&quot;second&quot;:&quot;&quot;" calcext:value-type="string">
            <text:p>"second":""</text:p>
          </table:table-cell>
          <table:table-cell table:formula="of:=[.E179]&amp;[.G$5]&amp;[.F1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79]);&quot;&quot;;[.H$4]&amp;[.G179]&amp;[.H$5])">
            <text:p/>
          </table:table-cell>
          <table:table-cell table:formula="of:=IF([.H180]=&quot;&quot;;&quot;&quot;;&quot;,&quot;)">
            <text:p/>
          </table:table-cell>
          <table:table-cell table:formula="of:=[.J178]&amp;[.H179]&amp;[.I1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79]=&quot;&quot;;[.J179];[.K1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0]&amp;[.C$5]" office:value-type="string" office:string-value="&quot;&quot;" calcext:value-type="string">
            <text:p>""</text:p>
          </table:table-cell>
          <table:table-cell table:formula="of:=[.D$5]&amp;[.B180]&amp;[.D$5]" office:value-type="string" office:string-value="&quot;&quot;" calcext:value-type="string">
            <text:p>""</text:p>
          </table:table-cell>
          <table:table-cell table:formula="of:=[.C$6]&amp;[.E$5]&amp;[.C180]" office:value-type="string" office:string-value="&quot;first&quot;:&quot;&quot;" calcext:value-type="string">
            <text:p>"first":""</text:p>
          </table:table-cell>
          <table:table-cell table:formula="of:=[.D$6]&amp;[.F$5]&amp;[.D180]" office:value-type="string" office:string-value="&quot;second&quot;:&quot;&quot;" calcext:value-type="string">
            <text:p>"second":""</text:p>
          </table:table-cell>
          <table:table-cell table:formula="of:=[.E180]&amp;[.G$5]&amp;[.F1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0]);&quot;&quot;;[.H$4]&amp;[.G180]&amp;[.H$5])">
            <text:p/>
          </table:table-cell>
          <table:table-cell table:formula="of:=IF([.H181]=&quot;&quot;;&quot;&quot;;&quot;,&quot;)">
            <text:p/>
          </table:table-cell>
          <table:table-cell table:formula="of:=[.J179]&amp;[.H180]&amp;[.I1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0]=&quot;&quot;;[.J180];[.K1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1]&amp;[.C$5]" office:value-type="string" office:string-value="&quot;&quot;" calcext:value-type="string">
            <text:p>""</text:p>
          </table:table-cell>
          <table:table-cell table:formula="of:=[.D$5]&amp;[.B181]&amp;[.D$5]" office:value-type="string" office:string-value="&quot;&quot;" calcext:value-type="string">
            <text:p>""</text:p>
          </table:table-cell>
          <table:table-cell table:formula="of:=[.C$6]&amp;[.E$5]&amp;[.C181]" office:value-type="string" office:string-value="&quot;first&quot;:&quot;&quot;" calcext:value-type="string">
            <text:p>"first":""</text:p>
          </table:table-cell>
          <table:table-cell table:formula="of:=[.D$6]&amp;[.F$5]&amp;[.D181]" office:value-type="string" office:string-value="&quot;second&quot;:&quot;&quot;" calcext:value-type="string">
            <text:p>"second":""</text:p>
          </table:table-cell>
          <table:table-cell table:formula="of:=[.E181]&amp;[.G$5]&amp;[.F1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1]);&quot;&quot;;[.H$4]&amp;[.G181]&amp;[.H$5])">
            <text:p/>
          </table:table-cell>
          <table:table-cell table:formula="of:=IF([.H182]=&quot;&quot;;&quot;&quot;;&quot;,&quot;)">
            <text:p/>
          </table:table-cell>
          <table:table-cell table:formula="of:=[.J180]&amp;[.H181]&amp;[.I1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1]=&quot;&quot;;[.J181];[.K1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2]&amp;[.C$5]" office:value-type="string" office:string-value="&quot;&quot;" calcext:value-type="string">
            <text:p>""</text:p>
          </table:table-cell>
          <table:table-cell table:formula="of:=[.D$5]&amp;[.B182]&amp;[.D$5]" office:value-type="string" office:string-value="&quot;&quot;" calcext:value-type="string">
            <text:p>""</text:p>
          </table:table-cell>
          <table:table-cell table:formula="of:=[.C$6]&amp;[.E$5]&amp;[.C182]" office:value-type="string" office:string-value="&quot;first&quot;:&quot;&quot;" calcext:value-type="string">
            <text:p>"first":""</text:p>
          </table:table-cell>
          <table:table-cell table:formula="of:=[.D$6]&amp;[.F$5]&amp;[.D182]" office:value-type="string" office:string-value="&quot;second&quot;:&quot;&quot;" calcext:value-type="string">
            <text:p>"second":""</text:p>
          </table:table-cell>
          <table:table-cell table:formula="of:=[.E182]&amp;[.G$5]&amp;[.F1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2]);&quot;&quot;;[.H$4]&amp;[.G182]&amp;[.H$5])">
            <text:p/>
          </table:table-cell>
          <table:table-cell table:formula="of:=IF([.H183]=&quot;&quot;;&quot;&quot;;&quot;,&quot;)">
            <text:p/>
          </table:table-cell>
          <table:table-cell table:formula="of:=[.J181]&amp;[.H182]&amp;[.I1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2]=&quot;&quot;;[.J182];[.K1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3]&amp;[.C$5]" office:value-type="string" office:string-value="&quot;&quot;" calcext:value-type="string">
            <text:p>""</text:p>
          </table:table-cell>
          <table:table-cell table:formula="of:=[.D$5]&amp;[.B183]&amp;[.D$5]" office:value-type="string" office:string-value="&quot;&quot;" calcext:value-type="string">
            <text:p>""</text:p>
          </table:table-cell>
          <table:table-cell table:formula="of:=[.C$6]&amp;[.E$5]&amp;[.C183]" office:value-type="string" office:string-value="&quot;first&quot;:&quot;&quot;" calcext:value-type="string">
            <text:p>"first":""</text:p>
          </table:table-cell>
          <table:table-cell table:formula="of:=[.D$6]&amp;[.F$5]&amp;[.D183]" office:value-type="string" office:string-value="&quot;second&quot;:&quot;&quot;" calcext:value-type="string">
            <text:p>"second":""</text:p>
          </table:table-cell>
          <table:table-cell table:formula="of:=[.E183]&amp;[.G$5]&amp;[.F1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3]);&quot;&quot;;[.H$4]&amp;[.G183]&amp;[.H$5])">
            <text:p/>
          </table:table-cell>
          <table:table-cell table:formula="of:=IF([.H184]=&quot;&quot;;&quot;&quot;;&quot;,&quot;)">
            <text:p/>
          </table:table-cell>
          <table:table-cell table:formula="of:=[.J182]&amp;[.H183]&amp;[.I1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3]=&quot;&quot;;[.J183];[.K1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4]&amp;[.C$5]" office:value-type="string" office:string-value="&quot;&quot;" calcext:value-type="string">
            <text:p>""</text:p>
          </table:table-cell>
          <table:table-cell table:formula="of:=[.D$5]&amp;[.B184]&amp;[.D$5]" office:value-type="string" office:string-value="&quot;&quot;" calcext:value-type="string">
            <text:p>""</text:p>
          </table:table-cell>
          <table:table-cell table:formula="of:=[.C$6]&amp;[.E$5]&amp;[.C184]" office:value-type="string" office:string-value="&quot;first&quot;:&quot;&quot;" calcext:value-type="string">
            <text:p>"first":""</text:p>
          </table:table-cell>
          <table:table-cell table:formula="of:=[.D$6]&amp;[.F$5]&amp;[.D184]" office:value-type="string" office:string-value="&quot;second&quot;:&quot;&quot;" calcext:value-type="string">
            <text:p>"second":""</text:p>
          </table:table-cell>
          <table:table-cell table:formula="of:=[.E184]&amp;[.G$5]&amp;[.F1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4]);&quot;&quot;;[.H$4]&amp;[.G184]&amp;[.H$5])">
            <text:p/>
          </table:table-cell>
          <table:table-cell table:formula="of:=IF([.H185]=&quot;&quot;;&quot;&quot;;&quot;,&quot;)">
            <text:p/>
          </table:table-cell>
          <table:table-cell table:formula="of:=[.J183]&amp;[.H184]&amp;[.I1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4]=&quot;&quot;;[.J184];[.K1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5]&amp;[.C$5]" office:value-type="string" office:string-value="&quot;&quot;" calcext:value-type="string">
            <text:p>""</text:p>
          </table:table-cell>
          <table:table-cell table:formula="of:=[.D$5]&amp;[.B185]&amp;[.D$5]" office:value-type="string" office:string-value="&quot;&quot;" calcext:value-type="string">
            <text:p>""</text:p>
          </table:table-cell>
          <table:table-cell table:formula="of:=[.C$6]&amp;[.E$5]&amp;[.C185]" office:value-type="string" office:string-value="&quot;first&quot;:&quot;&quot;" calcext:value-type="string">
            <text:p>"first":""</text:p>
          </table:table-cell>
          <table:table-cell table:formula="of:=[.D$6]&amp;[.F$5]&amp;[.D185]" office:value-type="string" office:string-value="&quot;second&quot;:&quot;&quot;" calcext:value-type="string">
            <text:p>"second":""</text:p>
          </table:table-cell>
          <table:table-cell table:formula="of:=[.E185]&amp;[.G$5]&amp;[.F1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5]);&quot;&quot;;[.H$4]&amp;[.G185]&amp;[.H$5])">
            <text:p/>
          </table:table-cell>
          <table:table-cell table:formula="of:=IF([.H186]=&quot;&quot;;&quot;&quot;;&quot;,&quot;)">
            <text:p/>
          </table:table-cell>
          <table:table-cell table:formula="of:=[.J184]&amp;[.H185]&amp;[.I1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5]=&quot;&quot;;[.J185];[.K1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6]&amp;[.C$5]" office:value-type="string" office:string-value="&quot;&quot;" calcext:value-type="string">
            <text:p>""</text:p>
          </table:table-cell>
          <table:table-cell table:formula="of:=[.D$5]&amp;[.B186]&amp;[.D$5]" office:value-type="string" office:string-value="&quot;&quot;" calcext:value-type="string">
            <text:p>""</text:p>
          </table:table-cell>
          <table:table-cell table:formula="of:=[.C$6]&amp;[.E$5]&amp;[.C186]" office:value-type="string" office:string-value="&quot;first&quot;:&quot;&quot;" calcext:value-type="string">
            <text:p>"first":""</text:p>
          </table:table-cell>
          <table:table-cell table:formula="of:=[.D$6]&amp;[.F$5]&amp;[.D186]" office:value-type="string" office:string-value="&quot;second&quot;:&quot;&quot;" calcext:value-type="string">
            <text:p>"second":""</text:p>
          </table:table-cell>
          <table:table-cell table:formula="of:=[.E186]&amp;[.G$5]&amp;[.F1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6]);&quot;&quot;;[.H$4]&amp;[.G186]&amp;[.H$5])">
            <text:p/>
          </table:table-cell>
          <table:table-cell table:formula="of:=IF([.H187]=&quot;&quot;;&quot;&quot;;&quot;,&quot;)">
            <text:p/>
          </table:table-cell>
          <table:table-cell table:formula="of:=[.J185]&amp;[.H186]&amp;[.I1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6]=&quot;&quot;;[.J186];[.K1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7]&amp;[.C$5]" office:value-type="string" office:string-value="&quot;&quot;" calcext:value-type="string">
            <text:p>""</text:p>
          </table:table-cell>
          <table:table-cell table:formula="of:=[.D$5]&amp;[.B187]&amp;[.D$5]" office:value-type="string" office:string-value="&quot;&quot;" calcext:value-type="string">
            <text:p>""</text:p>
          </table:table-cell>
          <table:table-cell table:formula="of:=[.C$6]&amp;[.E$5]&amp;[.C187]" office:value-type="string" office:string-value="&quot;first&quot;:&quot;&quot;" calcext:value-type="string">
            <text:p>"first":""</text:p>
          </table:table-cell>
          <table:table-cell table:formula="of:=[.D$6]&amp;[.F$5]&amp;[.D187]" office:value-type="string" office:string-value="&quot;second&quot;:&quot;&quot;" calcext:value-type="string">
            <text:p>"second":""</text:p>
          </table:table-cell>
          <table:table-cell table:formula="of:=[.E187]&amp;[.G$5]&amp;[.F1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7]);&quot;&quot;;[.H$4]&amp;[.G187]&amp;[.H$5])">
            <text:p/>
          </table:table-cell>
          <table:table-cell table:formula="of:=IF([.H188]=&quot;&quot;;&quot;&quot;;&quot;,&quot;)">
            <text:p/>
          </table:table-cell>
          <table:table-cell table:formula="of:=[.J186]&amp;[.H187]&amp;[.I1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7]=&quot;&quot;;[.J187];[.K1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8]&amp;[.C$5]" office:value-type="string" office:string-value="&quot;&quot;" calcext:value-type="string">
            <text:p>""</text:p>
          </table:table-cell>
          <table:table-cell table:formula="of:=[.D$5]&amp;[.B188]&amp;[.D$5]" office:value-type="string" office:string-value="&quot;&quot;" calcext:value-type="string">
            <text:p>""</text:p>
          </table:table-cell>
          <table:table-cell table:formula="of:=[.C$6]&amp;[.E$5]&amp;[.C188]" office:value-type="string" office:string-value="&quot;first&quot;:&quot;&quot;" calcext:value-type="string">
            <text:p>"first":""</text:p>
          </table:table-cell>
          <table:table-cell table:formula="of:=[.D$6]&amp;[.F$5]&amp;[.D188]" office:value-type="string" office:string-value="&quot;second&quot;:&quot;&quot;" calcext:value-type="string">
            <text:p>"second":""</text:p>
          </table:table-cell>
          <table:table-cell table:formula="of:=[.E188]&amp;[.G$5]&amp;[.F1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8]);&quot;&quot;;[.H$4]&amp;[.G188]&amp;[.H$5])">
            <text:p/>
          </table:table-cell>
          <table:table-cell table:formula="of:=IF([.H189]=&quot;&quot;;&quot;&quot;;&quot;,&quot;)">
            <text:p/>
          </table:table-cell>
          <table:table-cell table:formula="of:=[.J187]&amp;[.H188]&amp;[.I1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8]=&quot;&quot;;[.J188];[.K1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89]&amp;[.C$5]" office:value-type="string" office:string-value="&quot;&quot;" calcext:value-type="string">
            <text:p>""</text:p>
          </table:table-cell>
          <table:table-cell table:formula="of:=[.D$5]&amp;[.B189]&amp;[.D$5]" office:value-type="string" office:string-value="&quot;&quot;" calcext:value-type="string">
            <text:p>""</text:p>
          </table:table-cell>
          <table:table-cell table:formula="of:=[.C$6]&amp;[.E$5]&amp;[.C189]" office:value-type="string" office:string-value="&quot;first&quot;:&quot;&quot;" calcext:value-type="string">
            <text:p>"first":""</text:p>
          </table:table-cell>
          <table:table-cell table:formula="of:=[.D$6]&amp;[.F$5]&amp;[.D189]" office:value-type="string" office:string-value="&quot;second&quot;:&quot;&quot;" calcext:value-type="string">
            <text:p>"second":""</text:p>
          </table:table-cell>
          <table:table-cell table:formula="of:=[.E189]&amp;[.G$5]&amp;[.F1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89]);&quot;&quot;;[.H$4]&amp;[.G189]&amp;[.H$5])">
            <text:p/>
          </table:table-cell>
          <table:table-cell table:formula="of:=IF([.H190]=&quot;&quot;;&quot;&quot;;&quot;,&quot;)">
            <text:p/>
          </table:table-cell>
          <table:table-cell table:formula="of:=[.J188]&amp;[.H189]&amp;[.I1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89]=&quot;&quot;;[.J189];[.K1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0]&amp;[.C$5]" office:value-type="string" office:string-value="&quot;&quot;" calcext:value-type="string">
            <text:p>""</text:p>
          </table:table-cell>
          <table:table-cell table:formula="of:=[.D$5]&amp;[.B190]&amp;[.D$5]" office:value-type="string" office:string-value="&quot;&quot;" calcext:value-type="string">
            <text:p>""</text:p>
          </table:table-cell>
          <table:table-cell table:formula="of:=[.C$6]&amp;[.E$5]&amp;[.C190]" office:value-type="string" office:string-value="&quot;first&quot;:&quot;&quot;" calcext:value-type="string">
            <text:p>"first":""</text:p>
          </table:table-cell>
          <table:table-cell table:formula="of:=[.D$6]&amp;[.F$5]&amp;[.D190]" office:value-type="string" office:string-value="&quot;second&quot;:&quot;&quot;" calcext:value-type="string">
            <text:p>"second":""</text:p>
          </table:table-cell>
          <table:table-cell table:formula="of:=[.E190]&amp;[.G$5]&amp;[.F1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0]);&quot;&quot;;[.H$4]&amp;[.G190]&amp;[.H$5])">
            <text:p/>
          </table:table-cell>
          <table:table-cell table:formula="of:=IF([.H191]=&quot;&quot;;&quot;&quot;;&quot;,&quot;)">
            <text:p/>
          </table:table-cell>
          <table:table-cell table:formula="of:=[.J189]&amp;[.H190]&amp;[.I1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0]=&quot;&quot;;[.J190];[.K1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1]&amp;[.C$5]" office:value-type="string" office:string-value="&quot;&quot;" calcext:value-type="string">
            <text:p>""</text:p>
          </table:table-cell>
          <table:table-cell table:formula="of:=[.D$5]&amp;[.B191]&amp;[.D$5]" office:value-type="string" office:string-value="&quot;&quot;" calcext:value-type="string">
            <text:p>""</text:p>
          </table:table-cell>
          <table:table-cell table:formula="of:=[.C$6]&amp;[.E$5]&amp;[.C191]" office:value-type="string" office:string-value="&quot;first&quot;:&quot;&quot;" calcext:value-type="string">
            <text:p>"first":""</text:p>
          </table:table-cell>
          <table:table-cell table:formula="of:=[.D$6]&amp;[.F$5]&amp;[.D191]" office:value-type="string" office:string-value="&quot;second&quot;:&quot;&quot;" calcext:value-type="string">
            <text:p>"second":""</text:p>
          </table:table-cell>
          <table:table-cell table:formula="of:=[.E191]&amp;[.G$5]&amp;[.F1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1]);&quot;&quot;;[.H$4]&amp;[.G191]&amp;[.H$5])">
            <text:p/>
          </table:table-cell>
          <table:table-cell table:formula="of:=IF([.H192]=&quot;&quot;;&quot;&quot;;&quot;,&quot;)">
            <text:p/>
          </table:table-cell>
          <table:table-cell table:formula="of:=[.J190]&amp;[.H191]&amp;[.I1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1]=&quot;&quot;;[.J191];[.K1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2]&amp;[.C$5]" office:value-type="string" office:string-value="&quot;&quot;" calcext:value-type="string">
            <text:p>""</text:p>
          </table:table-cell>
          <table:table-cell table:formula="of:=[.D$5]&amp;[.B192]&amp;[.D$5]" office:value-type="string" office:string-value="&quot;&quot;" calcext:value-type="string">
            <text:p>""</text:p>
          </table:table-cell>
          <table:table-cell table:formula="of:=[.C$6]&amp;[.E$5]&amp;[.C192]" office:value-type="string" office:string-value="&quot;first&quot;:&quot;&quot;" calcext:value-type="string">
            <text:p>"first":""</text:p>
          </table:table-cell>
          <table:table-cell table:formula="of:=[.D$6]&amp;[.F$5]&amp;[.D192]" office:value-type="string" office:string-value="&quot;second&quot;:&quot;&quot;" calcext:value-type="string">
            <text:p>"second":""</text:p>
          </table:table-cell>
          <table:table-cell table:formula="of:=[.E192]&amp;[.G$5]&amp;[.F1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2]);&quot;&quot;;[.H$4]&amp;[.G192]&amp;[.H$5])">
            <text:p/>
          </table:table-cell>
          <table:table-cell table:formula="of:=IF([.H193]=&quot;&quot;;&quot;&quot;;&quot;,&quot;)">
            <text:p/>
          </table:table-cell>
          <table:table-cell table:formula="of:=[.J191]&amp;[.H192]&amp;[.I1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2]=&quot;&quot;;[.J192];[.K1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3]&amp;[.C$5]" office:value-type="string" office:string-value="&quot;&quot;" calcext:value-type="string">
            <text:p>""</text:p>
          </table:table-cell>
          <table:table-cell table:formula="of:=[.D$5]&amp;[.B193]&amp;[.D$5]" office:value-type="string" office:string-value="&quot;&quot;" calcext:value-type="string">
            <text:p>""</text:p>
          </table:table-cell>
          <table:table-cell table:formula="of:=[.C$6]&amp;[.E$5]&amp;[.C193]" office:value-type="string" office:string-value="&quot;first&quot;:&quot;&quot;" calcext:value-type="string">
            <text:p>"first":""</text:p>
          </table:table-cell>
          <table:table-cell table:formula="of:=[.D$6]&amp;[.F$5]&amp;[.D193]" office:value-type="string" office:string-value="&quot;second&quot;:&quot;&quot;" calcext:value-type="string">
            <text:p>"second":""</text:p>
          </table:table-cell>
          <table:table-cell table:formula="of:=[.E193]&amp;[.G$5]&amp;[.F1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3]);&quot;&quot;;[.H$4]&amp;[.G193]&amp;[.H$5])">
            <text:p/>
          </table:table-cell>
          <table:table-cell table:formula="of:=IF([.H194]=&quot;&quot;;&quot;&quot;;&quot;,&quot;)">
            <text:p/>
          </table:table-cell>
          <table:table-cell table:formula="of:=[.J192]&amp;[.H193]&amp;[.I1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3]=&quot;&quot;;[.J193];[.K1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4]&amp;[.C$5]" office:value-type="string" office:string-value="&quot;&quot;" calcext:value-type="string">
            <text:p>""</text:p>
          </table:table-cell>
          <table:table-cell table:formula="of:=[.D$5]&amp;[.B194]&amp;[.D$5]" office:value-type="string" office:string-value="&quot;&quot;" calcext:value-type="string">
            <text:p>""</text:p>
          </table:table-cell>
          <table:table-cell table:formula="of:=[.C$6]&amp;[.E$5]&amp;[.C194]" office:value-type="string" office:string-value="&quot;first&quot;:&quot;&quot;" calcext:value-type="string">
            <text:p>"first":""</text:p>
          </table:table-cell>
          <table:table-cell table:formula="of:=[.D$6]&amp;[.F$5]&amp;[.D194]" office:value-type="string" office:string-value="&quot;second&quot;:&quot;&quot;" calcext:value-type="string">
            <text:p>"second":""</text:p>
          </table:table-cell>
          <table:table-cell table:formula="of:=[.E194]&amp;[.G$5]&amp;[.F1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4]);&quot;&quot;;[.H$4]&amp;[.G194]&amp;[.H$5])">
            <text:p/>
          </table:table-cell>
          <table:table-cell table:formula="of:=IF([.H195]=&quot;&quot;;&quot;&quot;;&quot;,&quot;)">
            <text:p/>
          </table:table-cell>
          <table:table-cell table:formula="of:=[.J193]&amp;[.H194]&amp;[.I1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4]=&quot;&quot;;[.J194];[.K1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5]&amp;[.C$5]" office:value-type="string" office:string-value="&quot;&quot;" calcext:value-type="string">
            <text:p>""</text:p>
          </table:table-cell>
          <table:table-cell table:formula="of:=[.D$5]&amp;[.B195]&amp;[.D$5]" office:value-type="string" office:string-value="&quot;&quot;" calcext:value-type="string">
            <text:p>""</text:p>
          </table:table-cell>
          <table:table-cell table:formula="of:=[.C$6]&amp;[.E$5]&amp;[.C195]" office:value-type="string" office:string-value="&quot;first&quot;:&quot;&quot;" calcext:value-type="string">
            <text:p>"first":""</text:p>
          </table:table-cell>
          <table:table-cell table:formula="of:=[.D$6]&amp;[.F$5]&amp;[.D195]" office:value-type="string" office:string-value="&quot;second&quot;:&quot;&quot;" calcext:value-type="string">
            <text:p>"second":""</text:p>
          </table:table-cell>
          <table:table-cell table:formula="of:=[.E195]&amp;[.G$5]&amp;[.F1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5]);&quot;&quot;;[.H$4]&amp;[.G195]&amp;[.H$5])">
            <text:p/>
          </table:table-cell>
          <table:table-cell table:formula="of:=IF([.H196]=&quot;&quot;;&quot;&quot;;&quot;,&quot;)">
            <text:p/>
          </table:table-cell>
          <table:table-cell table:formula="of:=[.J194]&amp;[.H195]&amp;[.I1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5]=&quot;&quot;;[.J195];[.K1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6]&amp;[.C$5]" office:value-type="string" office:string-value="&quot;&quot;" calcext:value-type="string">
            <text:p>""</text:p>
          </table:table-cell>
          <table:table-cell table:formula="of:=[.D$5]&amp;[.B196]&amp;[.D$5]" office:value-type="string" office:string-value="&quot;&quot;" calcext:value-type="string">
            <text:p>""</text:p>
          </table:table-cell>
          <table:table-cell table:formula="of:=[.C$6]&amp;[.E$5]&amp;[.C196]" office:value-type="string" office:string-value="&quot;first&quot;:&quot;&quot;" calcext:value-type="string">
            <text:p>"first":""</text:p>
          </table:table-cell>
          <table:table-cell table:formula="of:=[.D$6]&amp;[.F$5]&amp;[.D196]" office:value-type="string" office:string-value="&quot;second&quot;:&quot;&quot;" calcext:value-type="string">
            <text:p>"second":""</text:p>
          </table:table-cell>
          <table:table-cell table:formula="of:=[.E196]&amp;[.G$5]&amp;[.F1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6]);&quot;&quot;;[.H$4]&amp;[.G196]&amp;[.H$5])">
            <text:p/>
          </table:table-cell>
          <table:table-cell table:formula="of:=IF([.H197]=&quot;&quot;;&quot;&quot;;&quot;,&quot;)">
            <text:p/>
          </table:table-cell>
          <table:table-cell table:formula="of:=[.J195]&amp;[.H196]&amp;[.I1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6]=&quot;&quot;;[.J196];[.K1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7]&amp;[.C$5]" office:value-type="string" office:string-value="&quot;&quot;" calcext:value-type="string">
            <text:p>""</text:p>
          </table:table-cell>
          <table:table-cell table:formula="of:=[.D$5]&amp;[.B197]&amp;[.D$5]" office:value-type="string" office:string-value="&quot;&quot;" calcext:value-type="string">
            <text:p>""</text:p>
          </table:table-cell>
          <table:table-cell table:formula="of:=[.C$6]&amp;[.E$5]&amp;[.C197]" office:value-type="string" office:string-value="&quot;first&quot;:&quot;&quot;" calcext:value-type="string">
            <text:p>"first":""</text:p>
          </table:table-cell>
          <table:table-cell table:formula="of:=[.D$6]&amp;[.F$5]&amp;[.D197]" office:value-type="string" office:string-value="&quot;second&quot;:&quot;&quot;" calcext:value-type="string">
            <text:p>"second":""</text:p>
          </table:table-cell>
          <table:table-cell table:formula="of:=[.E197]&amp;[.G$5]&amp;[.F1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7]);&quot;&quot;;[.H$4]&amp;[.G197]&amp;[.H$5])">
            <text:p/>
          </table:table-cell>
          <table:table-cell table:formula="of:=IF([.H198]=&quot;&quot;;&quot;&quot;;&quot;,&quot;)">
            <text:p/>
          </table:table-cell>
          <table:table-cell table:formula="of:=[.J196]&amp;[.H197]&amp;[.I1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7]=&quot;&quot;;[.J197];[.K1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8]&amp;[.C$5]" office:value-type="string" office:string-value="&quot;&quot;" calcext:value-type="string">
            <text:p>""</text:p>
          </table:table-cell>
          <table:table-cell table:formula="of:=[.D$5]&amp;[.B198]&amp;[.D$5]" office:value-type="string" office:string-value="&quot;&quot;" calcext:value-type="string">
            <text:p>""</text:p>
          </table:table-cell>
          <table:table-cell table:formula="of:=[.C$6]&amp;[.E$5]&amp;[.C198]" office:value-type="string" office:string-value="&quot;first&quot;:&quot;&quot;" calcext:value-type="string">
            <text:p>"first":""</text:p>
          </table:table-cell>
          <table:table-cell table:formula="of:=[.D$6]&amp;[.F$5]&amp;[.D198]" office:value-type="string" office:string-value="&quot;second&quot;:&quot;&quot;" calcext:value-type="string">
            <text:p>"second":""</text:p>
          </table:table-cell>
          <table:table-cell table:formula="of:=[.E198]&amp;[.G$5]&amp;[.F1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8]);&quot;&quot;;[.H$4]&amp;[.G198]&amp;[.H$5])">
            <text:p/>
          </table:table-cell>
          <table:table-cell table:formula="of:=IF([.H199]=&quot;&quot;;&quot;&quot;;&quot;,&quot;)">
            <text:p/>
          </table:table-cell>
          <table:table-cell table:formula="of:=[.J197]&amp;[.H198]&amp;[.I1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8]=&quot;&quot;;[.J198];[.K1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99]&amp;[.C$5]" office:value-type="string" office:string-value="&quot;&quot;" calcext:value-type="string">
            <text:p>""</text:p>
          </table:table-cell>
          <table:table-cell table:formula="of:=[.D$5]&amp;[.B199]&amp;[.D$5]" office:value-type="string" office:string-value="&quot;&quot;" calcext:value-type="string">
            <text:p>""</text:p>
          </table:table-cell>
          <table:table-cell table:formula="of:=[.C$6]&amp;[.E$5]&amp;[.C199]" office:value-type="string" office:string-value="&quot;first&quot;:&quot;&quot;" calcext:value-type="string">
            <text:p>"first":""</text:p>
          </table:table-cell>
          <table:table-cell table:formula="of:=[.D$6]&amp;[.F$5]&amp;[.D199]" office:value-type="string" office:string-value="&quot;second&quot;:&quot;&quot;" calcext:value-type="string">
            <text:p>"second":""</text:p>
          </table:table-cell>
          <table:table-cell table:formula="of:=[.E199]&amp;[.G$5]&amp;[.F1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99]);&quot;&quot;;[.H$4]&amp;[.G199]&amp;[.H$5])">
            <text:p/>
          </table:table-cell>
          <table:table-cell table:formula="of:=IF([.H200]=&quot;&quot;;&quot;&quot;;&quot;,&quot;)">
            <text:p/>
          </table:table-cell>
          <table:table-cell table:formula="of:=[.J198]&amp;[.H199]&amp;[.I1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99]=&quot;&quot;;[.J199];[.K2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0]&amp;[.C$5]" office:value-type="string" office:string-value="&quot;&quot;" calcext:value-type="string">
            <text:p>""</text:p>
          </table:table-cell>
          <table:table-cell table:formula="of:=[.D$5]&amp;[.B200]&amp;[.D$5]" office:value-type="string" office:string-value="&quot;&quot;" calcext:value-type="string">
            <text:p>""</text:p>
          </table:table-cell>
          <table:table-cell table:formula="of:=[.C$6]&amp;[.E$5]&amp;[.C200]" office:value-type="string" office:string-value="&quot;first&quot;:&quot;&quot;" calcext:value-type="string">
            <text:p>"first":""</text:p>
          </table:table-cell>
          <table:table-cell table:formula="of:=[.D$6]&amp;[.F$5]&amp;[.D200]" office:value-type="string" office:string-value="&quot;second&quot;:&quot;&quot;" calcext:value-type="string">
            <text:p>"second":""</text:p>
          </table:table-cell>
          <table:table-cell table:formula="of:=[.E200]&amp;[.G$5]&amp;[.F2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0]);&quot;&quot;;[.H$4]&amp;[.G200]&amp;[.H$5])">
            <text:p/>
          </table:table-cell>
          <table:table-cell table:formula="of:=IF([.H201]=&quot;&quot;;&quot;&quot;;&quot;,&quot;)">
            <text:p/>
          </table:table-cell>
          <table:table-cell table:formula="of:=[.J199]&amp;[.H200]&amp;[.I2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0]=&quot;&quot;;[.J200];[.K2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1]&amp;[.C$5]" office:value-type="string" office:string-value="&quot;&quot;" calcext:value-type="string">
            <text:p>""</text:p>
          </table:table-cell>
          <table:table-cell table:formula="of:=[.D$5]&amp;[.B201]&amp;[.D$5]" office:value-type="string" office:string-value="&quot;&quot;" calcext:value-type="string">
            <text:p>""</text:p>
          </table:table-cell>
          <table:table-cell table:formula="of:=[.C$6]&amp;[.E$5]&amp;[.C201]" office:value-type="string" office:string-value="&quot;first&quot;:&quot;&quot;" calcext:value-type="string">
            <text:p>"first":""</text:p>
          </table:table-cell>
          <table:table-cell table:formula="of:=[.D$6]&amp;[.F$5]&amp;[.D201]" office:value-type="string" office:string-value="&quot;second&quot;:&quot;&quot;" calcext:value-type="string">
            <text:p>"second":""</text:p>
          </table:table-cell>
          <table:table-cell table:formula="of:=[.E201]&amp;[.G$5]&amp;[.F2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1]);&quot;&quot;;[.H$4]&amp;[.G201]&amp;[.H$5])">
            <text:p/>
          </table:table-cell>
          <table:table-cell table:formula="of:=IF([.H202]=&quot;&quot;;&quot;&quot;;&quot;,&quot;)">
            <text:p/>
          </table:table-cell>
          <table:table-cell table:formula="of:=[.J200]&amp;[.H201]&amp;[.I2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1]=&quot;&quot;;[.J201];[.K2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2]&amp;[.C$5]" office:value-type="string" office:string-value="&quot;&quot;" calcext:value-type="string">
            <text:p>""</text:p>
          </table:table-cell>
          <table:table-cell table:formula="of:=[.D$5]&amp;[.B202]&amp;[.D$5]" office:value-type="string" office:string-value="&quot;&quot;" calcext:value-type="string">
            <text:p>""</text:p>
          </table:table-cell>
          <table:table-cell table:formula="of:=[.C$6]&amp;[.E$5]&amp;[.C202]" office:value-type="string" office:string-value="&quot;first&quot;:&quot;&quot;" calcext:value-type="string">
            <text:p>"first":""</text:p>
          </table:table-cell>
          <table:table-cell table:formula="of:=[.D$6]&amp;[.F$5]&amp;[.D202]" office:value-type="string" office:string-value="&quot;second&quot;:&quot;&quot;" calcext:value-type="string">
            <text:p>"second":""</text:p>
          </table:table-cell>
          <table:table-cell table:formula="of:=[.E202]&amp;[.G$5]&amp;[.F2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2]);&quot;&quot;;[.H$4]&amp;[.G202]&amp;[.H$5])">
            <text:p/>
          </table:table-cell>
          <table:table-cell table:formula="of:=IF([.H203]=&quot;&quot;;&quot;&quot;;&quot;,&quot;)">
            <text:p/>
          </table:table-cell>
          <table:table-cell table:formula="of:=[.J201]&amp;[.H202]&amp;[.I2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2]=&quot;&quot;;[.J202];[.K2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3]&amp;[.C$5]" office:value-type="string" office:string-value="&quot;&quot;" calcext:value-type="string">
            <text:p>""</text:p>
          </table:table-cell>
          <table:table-cell table:formula="of:=[.D$5]&amp;[.B203]&amp;[.D$5]" office:value-type="string" office:string-value="&quot;&quot;" calcext:value-type="string">
            <text:p>""</text:p>
          </table:table-cell>
          <table:table-cell table:formula="of:=[.C$6]&amp;[.E$5]&amp;[.C203]" office:value-type="string" office:string-value="&quot;first&quot;:&quot;&quot;" calcext:value-type="string">
            <text:p>"first":""</text:p>
          </table:table-cell>
          <table:table-cell table:formula="of:=[.D$6]&amp;[.F$5]&amp;[.D203]" office:value-type="string" office:string-value="&quot;second&quot;:&quot;&quot;" calcext:value-type="string">
            <text:p>"second":""</text:p>
          </table:table-cell>
          <table:table-cell table:formula="of:=[.E203]&amp;[.G$5]&amp;[.F2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3]);&quot;&quot;;[.H$4]&amp;[.G203]&amp;[.H$5])">
            <text:p/>
          </table:table-cell>
          <table:table-cell table:formula="of:=IF([.H204]=&quot;&quot;;&quot;&quot;;&quot;,&quot;)">
            <text:p/>
          </table:table-cell>
          <table:table-cell table:formula="of:=[.J202]&amp;[.H203]&amp;[.I2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3]=&quot;&quot;;[.J203];[.K2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4]&amp;[.C$5]" office:value-type="string" office:string-value="&quot;&quot;" calcext:value-type="string">
            <text:p>""</text:p>
          </table:table-cell>
          <table:table-cell table:formula="of:=[.D$5]&amp;[.B204]&amp;[.D$5]" office:value-type="string" office:string-value="&quot;&quot;" calcext:value-type="string">
            <text:p>""</text:p>
          </table:table-cell>
          <table:table-cell table:formula="of:=[.C$6]&amp;[.E$5]&amp;[.C204]" office:value-type="string" office:string-value="&quot;first&quot;:&quot;&quot;" calcext:value-type="string">
            <text:p>"first":""</text:p>
          </table:table-cell>
          <table:table-cell table:formula="of:=[.D$6]&amp;[.F$5]&amp;[.D204]" office:value-type="string" office:string-value="&quot;second&quot;:&quot;&quot;" calcext:value-type="string">
            <text:p>"second":""</text:p>
          </table:table-cell>
          <table:table-cell table:formula="of:=[.E204]&amp;[.G$5]&amp;[.F2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4]);&quot;&quot;;[.H$4]&amp;[.G204]&amp;[.H$5])">
            <text:p/>
          </table:table-cell>
          <table:table-cell table:formula="of:=IF([.H205]=&quot;&quot;;&quot;&quot;;&quot;,&quot;)">
            <text:p/>
          </table:table-cell>
          <table:table-cell table:formula="of:=[.J203]&amp;[.H204]&amp;[.I2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4]=&quot;&quot;;[.J204];[.K2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5]&amp;[.C$5]" office:value-type="string" office:string-value="&quot;&quot;" calcext:value-type="string">
            <text:p>""</text:p>
          </table:table-cell>
          <table:table-cell table:formula="of:=[.D$5]&amp;[.B205]&amp;[.D$5]" office:value-type="string" office:string-value="&quot;&quot;" calcext:value-type="string">
            <text:p>""</text:p>
          </table:table-cell>
          <table:table-cell table:formula="of:=[.C$6]&amp;[.E$5]&amp;[.C205]" office:value-type="string" office:string-value="&quot;first&quot;:&quot;&quot;" calcext:value-type="string">
            <text:p>"first":""</text:p>
          </table:table-cell>
          <table:table-cell table:formula="of:=[.D$6]&amp;[.F$5]&amp;[.D205]" office:value-type="string" office:string-value="&quot;second&quot;:&quot;&quot;" calcext:value-type="string">
            <text:p>"second":""</text:p>
          </table:table-cell>
          <table:table-cell table:formula="of:=[.E205]&amp;[.G$5]&amp;[.F2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5]);&quot;&quot;;[.H$4]&amp;[.G205]&amp;[.H$5])">
            <text:p/>
          </table:table-cell>
          <table:table-cell table:formula="of:=IF([.H206]=&quot;&quot;;&quot;&quot;;&quot;,&quot;)">
            <text:p/>
          </table:table-cell>
          <table:table-cell table:formula="of:=[.J204]&amp;[.H205]&amp;[.I2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5]=&quot;&quot;;[.J205];[.K2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6]&amp;[.C$5]" office:value-type="string" office:string-value="&quot;&quot;" calcext:value-type="string">
            <text:p>""</text:p>
          </table:table-cell>
          <table:table-cell table:formula="of:=[.D$5]&amp;[.B206]&amp;[.D$5]" office:value-type="string" office:string-value="&quot;&quot;" calcext:value-type="string">
            <text:p>""</text:p>
          </table:table-cell>
          <table:table-cell table:formula="of:=[.C$6]&amp;[.E$5]&amp;[.C206]" office:value-type="string" office:string-value="&quot;first&quot;:&quot;&quot;" calcext:value-type="string">
            <text:p>"first":""</text:p>
          </table:table-cell>
          <table:table-cell table:formula="of:=[.D$6]&amp;[.F$5]&amp;[.D206]" office:value-type="string" office:string-value="&quot;second&quot;:&quot;&quot;" calcext:value-type="string">
            <text:p>"second":""</text:p>
          </table:table-cell>
          <table:table-cell table:formula="of:=[.E206]&amp;[.G$5]&amp;[.F2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6]);&quot;&quot;;[.H$4]&amp;[.G206]&amp;[.H$5])">
            <text:p/>
          </table:table-cell>
          <table:table-cell table:formula="of:=IF([.H207]=&quot;&quot;;&quot;&quot;;&quot;,&quot;)">
            <text:p/>
          </table:table-cell>
          <table:table-cell table:formula="of:=[.J205]&amp;[.H206]&amp;[.I2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6]=&quot;&quot;;[.J206];[.K2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7]&amp;[.C$5]" office:value-type="string" office:string-value="&quot;&quot;" calcext:value-type="string">
            <text:p>""</text:p>
          </table:table-cell>
          <table:table-cell table:formula="of:=[.D$5]&amp;[.B207]&amp;[.D$5]" office:value-type="string" office:string-value="&quot;&quot;" calcext:value-type="string">
            <text:p>""</text:p>
          </table:table-cell>
          <table:table-cell table:formula="of:=[.C$6]&amp;[.E$5]&amp;[.C207]" office:value-type="string" office:string-value="&quot;first&quot;:&quot;&quot;" calcext:value-type="string">
            <text:p>"first":""</text:p>
          </table:table-cell>
          <table:table-cell table:formula="of:=[.D$6]&amp;[.F$5]&amp;[.D207]" office:value-type="string" office:string-value="&quot;second&quot;:&quot;&quot;" calcext:value-type="string">
            <text:p>"second":""</text:p>
          </table:table-cell>
          <table:table-cell table:formula="of:=[.E207]&amp;[.G$5]&amp;[.F2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7]);&quot;&quot;;[.H$4]&amp;[.G207]&amp;[.H$5])">
            <text:p/>
          </table:table-cell>
          <table:table-cell table:formula="of:=IF([.H208]=&quot;&quot;;&quot;&quot;;&quot;,&quot;)">
            <text:p/>
          </table:table-cell>
          <table:table-cell table:formula="of:=[.J206]&amp;[.H207]&amp;[.I2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7]=&quot;&quot;;[.J207];[.K2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8]&amp;[.C$5]" office:value-type="string" office:string-value="&quot;&quot;" calcext:value-type="string">
            <text:p>""</text:p>
          </table:table-cell>
          <table:table-cell table:formula="of:=[.D$5]&amp;[.B208]&amp;[.D$5]" office:value-type="string" office:string-value="&quot;&quot;" calcext:value-type="string">
            <text:p>""</text:p>
          </table:table-cell>
          <table:table-cell table:formula="of:=[.C$6]&amp;[.E$5]&amp;[.C208]" office:value-type="string" office:string-value="&quot;first&quot;:&quot;&quot;" calcext:value-type="string">
            <text:p>"first":""</text:p>
          </table:table-cell>
          <table:table-cell table:formula="of:=[.D$6]&amp;[.F$5]&amp;[.D208]" office:value-type="string" office:string-value="&quot;second&quot;:&quot;&quot;" calcext:value-type="string">
            <text:p>"second":""</text:p>
          </table:table-cell>
          <table:table-cell table:formula="of:=[.E208]&amp;[.G$5]&amp;[.F2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8]);&quot;&quot;;[.H$4]&amp;[.G208]&amp;[.H$5])">
            <text:p/>
          </table:table-cell>
          <table:table-cell table:formula="of:=IF([.H209]=&quot;&quot;;&quot;&quot;;&quot;,&quot;)">
            <text:p/>
          </table:table-cell>
          <table:table-cell table:formula="of:=[.J207]&amp;[.H208]&amp;[.I2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8]=&quot;&quot;;[.J208];[.K2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09]&amp;[.C$5]" office:value-type="string" office:string-value="&quot;&quot;" calcext:value-type="string">
            <text:p>""</text:p>
          </table:table-cell>
          <table:table-cell table:formula="of:=[.D$5]&amp;[.B209]&amp;[.D$5]" office:value-type="string" office:string-value="&quot;&quot;" calcext:value-type="string">
            <text:p>""</text:p>
          </table:table-cell>
          <table:table-cell table:formula="of:=[.C$6]&amp;[.E$5]&amp;[.C209]" office:value-type="string" office:string-value="&quot;first&quot;:&quot;&quot;" calcext:value-type="string">
            <text:p>"first":""</text:p>
          </table:table-cell>
          <table:table-cell table:formula="of:=[.D$6]&amp;[.F$5]&amp;[.D209]" office:value-type="string" office:string-value="&quot;second&quot;:&quot;&quot;" calcext:value-type="string">
            <text:p>"second":""</text:p>
          </table:table-cell>
          <table:table-cell table:formula="of:=[.E209]&amp;[.G$5]&amp;[.F2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09]);&quot;&quot;;[.H$4]&amp;[.G209]&amp;[.H$5])">
            <text:p/>
          </table:table-cell>
          <table:table-cell table:formula="of:=IF([.H210]=&quot;&quot;;&quot;&quot;;&quot;,&quot;)">
            <text:p/>
          </table:table-cell>
          <table:table-cell table:formula="of:=[.J208]&amp;[.H209]&amp;[.I2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09]=&quot;&quot;;[.J209];[.K2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0]&amp;[.C$5]" office:value-type="string" office:string-value="&quot;&quot;" calcext:value-type="string">
            <text:p>""</text:p>
          </table:table-cell>
          <table:table-cell table:formula="of:=[.D$5]&amp;[.B210]&amp;[.D$5]" office:value-type="string" office:string-value="&quot;&quot;" calcext:value-type="string">
            <text:p>""</text:p>
          </table:table-cell>
          <table:table-cell table:formula="of:=[.C$6]&amp;[.E$5]&amp;[.C210]" office:value-type="string" office:string-value="&quot;first&quot;:&quot;&quot;" calcext:value-type="string">
            <text:p>"first":""</text:p>
          </table:table-cell>
          <table:table-cell table:formula="of:=[.D$6]&amp;[.F$5]&amp;[.D210]" office:value-type="string" office:string-value="&quot;second&quot;:&quot;&quot;" calcext:value-type="string">
            <text:p>"second":""</text:p>
          </table:table-cell>
          <table:table-cell table:formula="of:=[.E210]&amp;[.G$5]&amp;[.F2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0]);&quot;&quot;;[.H$4]&amp;[.G210]&amp;[.H$5])">
            <text:p/>
          </table:table-cell>
          <table:table-cell table:formula="of:=IF([.H211]=&quot;&quot;;&quot;&quot;;&quot;,&quot;)">
            <text:p/>
          </table:table-cell>
          <table:table-cell table:formula="of:=[.J209]&amp;[.H210]&amp;[.I2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0]=&quot;&quot;;[.J210];[.K2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1]&amp;[.C$5]" office:value-type="string" office:string-value="&quot;&quot;" calcext:value-type="string">
            <text:p>""</text:p>
          </table:table-cell>
          <table:table-cell table:formula="of:=[.D$5]&amp;[.B211]&amp;[.D$5]" office:value-type="string" office:string-value="&quot;&quot;" calcext:value-type="string">
            <text:p>""</text:p>
          </table:table-cell>
          <table:table-cell table:formula="of:=[.C$6]&amp;[.E$5]&amp;[.C211]" office:value-type="string" office:string-value="&quot;first&quot;:&quot;&quot;" calcext:value-type="string">
            <text:p>"first":""</text:p>
          </table:table-cell>
          <table:table-cell table:formula="of:=[.D$6]&amp;[.F$5]&amp;[.D211]" office:value-type="string" office:string-value="&quot;second&quot;:&quot;&quot;" calcext:value-type="string">
            <text:p>"second":""</text:p>
          </table:table-cell>
          <table:table-cell table:formula="of:=[.E211]&amp;[.G$5]&amp;[.F2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1]);&quot;&quot;;[.H$4]&amp;[.G211]&amp;[.H$5])">
            <text:p/>
          </table:table-cell>
          <table:table-cell table:formula="of:=IF([.H212]=&quot;&quot;;&quot;&quot;;&quot;,&quot;)">
            <text:p/>
          </table:table-cell>
          <table:table-cell table:formula="of:=[.J210]&amp;[.H211]&amp;[.I2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1]=&quot;&quot;;[.J211];[.K2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2]&amp;[.C$5]" office:value-type="string" office:string-value="&quot;&quot;" calcext:value-type="string">
            <text:p>""</text:p>
          </table:table-cell>
          <table:table-cell table:formula="of:=[.D$5]&amp;[.B212]&amp;[.D$5]" office:value-type="string" office:string-value="&quot;&quot;" calcext:value-type="string">
            <text:p>""</text:p>
          </table:table-cell>
          <table:table-cell table:formula="of:=[.C$6]&amp;[.E$5]&amp;[.C212]" office:value-type="string" office:string-value="&quot;first&quot;:&quot;&quot;" calcext:value-type="string">
            <text:p>"first":""</text:p>
          </table:table-cell>
          <table:table-cell table:formula="of:=[.D$6]&amp;[.F$5]&amp;[.D212]" office:value-type="string" office:string-value="&quot;second&quot;:&quot;&quot;" calcext:value-type="string">
            <text:p>"second":""</text:p>
          </table:table-cell>
          <table:table-cell table:formula="of:=[.E212]&amp;[.G$5]&amp;[.F2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2]);&quot;&quot;;[.H$4]&amp;[.G212]&amp;[.H$5])">
            <text:p/>
          </table:table-cell>
          <table:table-cell table:formula="of:=IF([.H213]=&quot;&quot;;&quot;&quot;;&quot;,&quot;)">
            <text:p/>
          </table:table-cell>
          <table:table-cell table:formula="of:=[.J211]&amp;[.H212]&amp;[.I2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2]=&quot;&quot;;[.J212];[.K2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3]&amp;[.C$5]" office:value-type="string" office:string-value="&quot;&quot;" calcext:value-type="string">
            <text:p>""</text:p>
          </table:table-cell>
          <table:table-cell table:formula="of:=[.D$5]&amp;[.B213]&amp;[.D$5]" office:value-type="string" office:string-value="&quot;&quot;" calcext:value-type="string">
            <text:p>""</text:p>
          </table:table-cell>
          <table:table-cell table:formula="of:=[.C$6]&amp;[.E$5]&amp;[.C213]" office:value-type="string" office:string-value="&quot;first&quot;:&quot;&quot;" calcext:value-type="string">
            <text:p>"first":""</text:p>
          </table:table-cell>
          <table:table-cell table:formula="of:=[.D$6]&amp;[.F$5]&amp;[.D213]" office:value-type="string" office:string-value="&quot;second&quot;:&quot;&quot;" calcext:value-type="string">
            <text:p>"second":""</text:p>
          </table:table-cell>
          <table:table-cell table:formula="of:=[.E213]&amp;[.G$5]&amp;[.F2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3]);&quot;&quot;;[.H$4]&amp;[.G213]&amp;[.H$5])">
            <text:p/>
          </table:table-cell>
          <table:table-cell table:formula="of:=IF([.H214]=&quot;&quot;;&quot;&quot;;&quot;,&quot;)">
            <text:p/>
          </table:table-cell>
          <table:table-cell table:formula="of:=[.J212]&amp;[.H213]&amp;[.I2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3]=&quot;&quot;;[.J213];[.K2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4]&amp;[.C$5]" office:value-type="string" office:string-value="&quot;&quot;" calcext:value-type="string">
            <text:p>""</text:p>
          </table:table-cell>
          <table:table-cell table:formula="of:=[.D$5]&amp;[.B214]&amp;[.D$5]" office:value-type="string" office:string-value="&quot;&quot;" calcext:value-type="string">
            <text:p>""</text:p>
          </table:table-cell>
          <table:table-cell table:formula="of:=[.C$6]&amp;[.E$5]&amp;[.C214]" office:value-type="string" office:string-value="&quot;first&quot;:&quot;&quot;" calcext:value-type="string">
            <text:p>"first":""</text:p>
          </table:table-cell>
          <table:table-cell table:formula="of:=[.D$6]&amp;[.F$5]&amp;[.D214]" office:value-type="string" office:string-value="&quot;second&quot;:&quot;&quot;" calcext:value-type="string">
            <text:p>"second":""</text:p>
          </table:table-cell>
          <table:table-cell table:formula="of:=[.E214]&amp;[.G$5]&amp;[.F2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4]);&quot;&quot;;[.H$4]&amp;[.G214]&amp;[.H$5])">
            <text:p/>
          </table:table-cell>
          <table:table-cell table:formula="of:=IF([.H215]=&quot;&quot;;&quot;&quot;;&quot;,&quot;)">
            <text:p/>
          </table:table-cell>
          <table:table-cell table:formula="of:=[.J213]&amp;[.H214]&amp;[.I2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4]=&quot;&quot;;[.J214];[.K2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5]&amp;[.C$5]" office:value-type="string" office:string-value="&quot;&quot;" calcext:value-type="string">
            <text:p>""</text:p>
          </table:table-cell>
          <table:table-cell table:formula="of:=[.D$5]&amp;[.B215]&amp;[.D$5]" office:value-type="string" office:string-value="&quot;&quot;" calcext:value-type="string">
            <text:p>""</text:p>
          </table:table-cell>
          <table:table-cell table:formula="of:=[.C$6]&amp;[.E$5]&amp;[.C215]" office:value-type="string" office:string-value="&quot;first&quot;:&quot;&quot;" calcext:value-type="string">
            <text:p>"first":""</text:p>
          </table:table-cell>
          <table:table-cell table:formula="of:=[.D$6]&amp;[.F$5]&amp;[.D215]" office:value-type="string" office:string-value="&quot;second&quot;:&quot;&quot;" calcext:value-type="string">
            <text:p>"second":""</text:p>
          </table:table-cell>
          <table:table-cell table:formula="of:=[.E215]&amp;[.G$5]&amp;[.F2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5]);&quot;&quot;;[.H$4]&amp;[.G215]&amp;[.H$5])">
            <text:p/>
          </table:table-cell>
          <table:table-cell table:formula="of:=IF([.H216]=&quot;&quot;;&quot;&quot;;&quot;,&quot;)">
            <text:p/>
          </table:table-cell>
          <table:table-cell table:formula="of:=[.J214]&amp;[.H215]&amp;[.I2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5]=&quot;&quot;;[.J215];[.K2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6]&amp;[.C$5]" office:value-type="string" office:string-value="&quot;&quot;" calcext:value-type="string">
            <text:p>""</text:p>
          </table:table-cell>
          <table:table-cell table:formula="of:=[.D$5]&amp;[.B216]&amp;[.D$5]" office:value-type="string" office:string-value="&quot;&quot;" calcext:value-type="string">
            <text:p>""</text:p>
          </table:table-cell>
          <table:table-cell table:formula="of:=[.C$6]&amp;[.E$5]&amp;[.C216]" office:value-type="string" office:string-value="&quot;first&quot;:&quot;&quot;" calcext:value-type="string">
            <text:p>"first":""</text:p>
          </table:table-cell>
          <table:table-cell table:formula="of:=[.D$6]&amp;[.F$5]&amp;[.D216]" office:value-type="string" office:string-value="&quot;second&quot;:&quot;&quot;" calcext:value-type="string">
            <text:p>"second":""</text:p>
          </table:table-cell>
          <table:table-cell table:formula="of:=[.E216]&amp;[.G$5]&amp;[.F2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6]);&quot;&quot;;[.H$4]&amp;[.G216]&amp;[.H$5])">
            <text:p/>
          </table:table-cell>
          <table:table-cell table:formula="of:=IF([.H217]=&quot;&quot;;&quot;&quot;;&quot;,&quot;)">
            <text:p/>
          </table:table-cell>
          <table:table-cell table:formula="of:=[.J215]&amp;[.H216]&amp;[.I2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6]=&quot;&quot;;[.J216];[.K2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7]&amp;[.C$5]" office:value-type="string" office:string-value="&quot;&quot;" calcext:value-type="string">
            <text:p>""</text:p>
          </table:table-cell>
          <table:table-cell table:formula="of:=[.D$5]&amp;[.B217]&amp;[.D$5]" office:value-type="string" office:string-value="&quot;&quot;" calcext:value-type="string">
            <text:p>""</text:p>
          </table:table-cell>
          <table:table-cell table:formula="of:=[.C$6]&amp;[.E$5]&amp;[.C217]" office:value-type="string" office:string-value="&quot;first&quot;:&quot;&quot;" calcext:value-type="string">
            <text:p>"first":""</text:p>
          </table:table-cell>
          <table:table-cell table:formula="of:=[.D$6]&amp;[.F$5]&amp;[.D217]" office:value-type="string" office:string-value="&quot;second&quot;:&quot;&quot;" calcext:value-type="string">
            <text:p>"second":""</text:p>
          </table:table-cell>
          <table:table-cell table:formula="of:=[.E217]&amp;[.G$5]&amp;[.F2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7]);&quot;&quot;;[.H$4]&amp;[.G217]&amp;[.H$5])">
            <text:p/>
          </table:table-cell>
          <table:table-cell table:formula="of:=IF([.H218]=&quot;&quot;;&quot;&quot;;&quot;,&quot;)">
            <text:p/>
          </table:table-cell>
          <table:table-cell table:formula="of:=[.J216]&amp;[.H217]&amp;[.I2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7]=&quot;&quot;;[.J217];[.K2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8]&amp;[.C$5]" office:value-type="string" office:string-value="&quot;&quot;" calcext:value-type="string">
            <text:p>""</text:p>
          </table:table-cell>
          <table:table-cell table:formula="of:=[.D$5]&amp;[.B218]&amp;[.D$5]" office:value-type="string" office:string-value="&quot;&quot;" calcext:value-type="string">
            <text:p>""</text:p>
          </table:table-cell>
          <table:table-cell table:formula="of:=[.C$6]&amp;[.E$5]&amp;[.C218]" office:value-type="string" office:string-value="&quot;first&quot;:&quot;&quot;" calcext:value-type="string">
            <text:p>"first":""</text:p>
          </table:table-cell>
          <table:table-cell table:formula="of:=[.D$6]&amp;[.F$5]&amp;[.D218]" office:value-type="string" office:string-value="&quot;second&quot;:&quot;&quot;" calcext:value-type="string">
            <text:p>"second":""</text:p>
          </table:table-cell>
          <table:table-cell table:formula="of:=[.E218]&amp;[.G$5]&amp;[.F2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8]);&quot;&quot;;[.H$4]&amp;[.G218]&amp;[.H$5])">
            <text:p/>
          </table:table-cell>
          <table:table-cell table:formula="of:=IF([.H219]=&quot;&quot;;&quot;&quot;;&quot;,&quot;)">
            <text:p/>
          </table:table-cell>
          <table:table-cell table:formula="of:=[.J217]&amp;[.H218]&amp;[.I2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8]=&quot;&quot;;[.J218];[.K2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19]&amp;[.C$5]" office:value-type="string" office:string-value="&quot;&quot;" calcext:value-type="string">
            <text:p>""</text:p>
          </table:table-cell>
          <table:table-cell table:formula="of:=[.D$5]&amp;[.B219]&amp;[.D$5]" office:value-type="string" office:string-value="&quot;&quot;" calcext:value-type="string">
            <text:p>""</text:p>
          </table:table-cell>
          <table:table-cell table:formula="of:=[.C$6]&amp;[.E$5]&amp;[.C219]" office:value-type="string" office:string-value="&quot;first&quot;:&quot;&quot;" calcext:value-type="string">
            <text:p>"first":""</text:p>
          </table:table-cell>
          <table:table-cell table:formula="of:=[.D$6]&amp;[.F$5]&amp;[.D219]" office:value-type="string" office:string-value="&quot;second&quot;:&quot;&quot;" calcext:value-type="string">
            <text:p>"second":""</text:p>
          </table:table-cell>
          <table:table-cell table:formula="of:=[.E219]&amp;[.G$5]&amp;[.F2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19]);&quot;&quot;;[.H$4]&amp;[.G219]&amp;[.H$5])">
            <text:p/>
          </table:table-cell>
          <table:table-cell table:formula="of:=IF([.H220]=&quot;&quot;;&quot;&quot;;&quot;,&quot;)">
            <text:p/>
          </table:table-cell>
          <table:table-cell table:formula="of:=[.J218]&amp;[.H219]&amp;[.I2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19]=&quot;&quot;;[.J219];[.K2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0]&amp;[.C$5]" office:value-type="string" office:string-value="&quot;&quot;" calcext:value-type="string">
            <text:p>""</text:p>
          </table:table-cell>
          <table:table-cell table:formula="of:=[.D$5]&amp;[.B220]&amp;[.D$5]" office:value-type="string" office:string-value="&quot;&quot;" calcext:value-type="string">
            <text:p>""</text:p>
          </table:table-cell>
          <table:table-cell table:formula="of:=[.C$6]&amp;[.E$5]&amp;[.C220]" office:value-type="string" office:string-value="&quot;first&quot;:&quot;&quot;" calcext:value-type="string">
            <text:p>"first":""</text:p>
          </table:table-cell>
          <table:table-cell table:formula="of:=[.D$6]&amp;[.F$5]&amp;[.D220]" office:value-type="string" office:string-value="&quot;second&quot;:&quot;&quot;" calcext:value-type="string">
            <text:p>"second":""</text:p>
          </table:table-cell>
          <table:table-cell table:formula="of:=[.E220]&amp;[.G$5]&amp;[.F2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0]);&quot;&quot;;[.H$4]&amp;[.G220]&amp;[.H$5])">
            <text:p/>
          </table:table-cell>
          <table:table-cell table:formula="of:=IF([.H221]=&quot;&quot;;&quot;&quot;;&quot;,&quot;)">
            <text:p/>
          </table:table-cell>
          <table:table-cell table:formula="of:=[.J219]&amp;[.H220]&amp;[.I2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0]=&quot;&quot;;[.J220];[.K2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1]&amp;[.C$5]" office:value-type="string" office:string-value="&quot;&quot;" calcext:value-type="string">
            <text:p>""</text:p>
          </table:table-cell>
          <table:table-cell table:formula="of:=[.D$5]&amp;[.B221]&amp;[.D$5]" office:value-type="string" office:string-value="&quot;&quot;" calcext:value-type="string">
            <text:p>""</text:p>
          </table:table-cell>
          <table:table-cell table:formula="of:=[.C$6]&amp;[.E$5]&amp;[.C221]" office:value-type="string" office:string-value="&quot;first&quot;:&quot;&quot;" calcext:value-type="string">
            <text:p>"first":""</text:p>
          </table:table-cell>
          <table:table-cell table:formula="of:=[.D$6]&amp;[.F$5]&amp;[.D221]" office:value-type="string" office:string-value="&quot;second&quot;:&quot;&quot;" calcext:value-type="string">
            <text:p>"second":""</text:p>
          </table:table-cell>
          <table:table-cell table:formula="of:=[.E221]&amp;[.G$5]&amp;[.F2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1]);&quot;&quot;;[.H$4]&amp;[.G221]&amp;[.H$5])">
            <text:p/>
          </table:table-cell>
          <table:table-cell table:formula="of:=IF([.H222]=&quot;&quot;;&quot;&quot;;&quot;,&quot;)">
            <text:p/>
          </table:table-cell>
          <table:table-cell table:formula="of:=[.J220]&amp;[.H221]&amp;[.I2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1]=&quot;&quot;;[.J221];[.K2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2]&amp;[.C$5]" office:value-type="string" office:string-value="&quot;&quot;" calcext:value-type="string">
            <text:p>""</text:p>
          </table:table-cell>
          <table:table-cell table:formula="of:=[.D$5]&amp;[.B222]&amp;[.D$5]" office:value-type="string" office:string-value="&quot;&quot;" calcext:value-type="string">
            <text:p>""</text:p>
          </table:table-cell>
          <table:table-cell table:formula="of:=[.C$6]&amp;[.E$5]&amp;[.C222]" office:value-type="string" office:string-value="&quot;first&quot;:&quot;&quot;" calcext:value-type="string">
            <text:p>"first":""</text:p>
          </table:table-cell>
          <table:table-cell table:formula="of:=[.D$6]&amp;[.F$5]&amp;[.D222]" office:value-type="string" office:string-value="&quot;second&quot;:&quot;&quot;" calcext:value-type="string">
            <text:p>"second":""</text:p>
          </table:table-cell>
          <table:table-cell table:formula="of:=[.E222]&amp;[.G$5]&amp;[.F2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2]);&quot;&quot;;[.H$4]&amp;[.G222]&amp;[.H$5])">
            <text:p/>
          </table:table-cell>
          <table:table-cell table:formula="of:=IF([.H223]=&quot;&quot;;&quot;&quot;;&quot;,&quot;)">
            <text:p/>
          </table:table-cell>
          <table:table-cell table:formula="of:=[.J221]&amp;[.H222]&amp;[.I2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2]=&quot;&quot;;[.J222];[.K2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3]&amp;[.C$5]" office:value-type="string" office:string-value="&quot;&quot;" calcext:value-type="string">
            <text:p>""</text:p>
          </table:table-cell>
          <table:table-cell table:formula="of:=[.D$5]&amp;[.B223]&amp;[.D$5]" office:value-type="string" office:string-value="&quot;&quot;" calcext:value-type="string">
            <text:p>""</text:p>
          </table:table-cell>
          <table:table-cell table:formula="of:=[.C$6]&amp;[.E$5]&amp;[.C223]" office:value-type="string" office:string-value="&quot;first&quot;:&quot;&quot;" calcext:value-type="string">
            <text:p>"first":""</text:p>
          </table:table-cell>
          <table:table-cell table:formula="of:=[.D$6]&amp;[.F$5]&amp;[.D223]" office:value-type="string" office:string-value="&quot;second&quot;:&quot;&quot;" calcext:value-type="string">
            <text:p>"second":""</text:p>
          </table:table-cell>
          <table:table-cell table:formula="of:=[.E223]&amp;[.G$5]&amp;[.F2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3]);&quot;&quot;;[.H$4]&amp;[.G223]&amp;[.H$5])">
            <text:p/>
          </table:table-cell>
          <table:table-cell table:formula="of:=IF([.H224]=&quot;&quot;;&quot;&quot;;&quot;,&quot;)">
            <text:p/>
          </table:table-cell>
          <table:table-cell table:formula="of:=[.J222]&amp;[.H223]&amp;[.I2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3]=&quot;&quot;;[.J223];[.K2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4]&amp;[.C$5]" office:value-type="string" office:string-value="&quot;&quot;" calcext:value-type="string">
            <text:p>""</text:p>
          </table:table-cell>
          <table:table-cell table:formula="of:=[.D$5]&amp;[.B224]&amp;[.D$5]" office:value-type="string" office:string-value="&quot;&quot;" calcext:value-type="string">
            <text:p>""</text:p>
          </table:table-cell>
          <table:table-cell table:formula="of:=[.C$6]&amp;[.E$5]&amp;[.C224]" office:value-type="string" office:string-value="&quot;first&quot;:&quot;&quot;" calcext:value-type="string">
            <text:p>"first":""</text:p>
          </table:table-cell>
          <table:table-cell table:formula="of:=[.D$6]&amp;[.F$5]&amp;[.D224]" office:value-type="string" office:string-value="&quot;second&quot;:&quot;&quot;" calcext:value-type="string">
            <text:p>"second":""</text:p>
          </table:table-cell>
          <table:table-cell table:formula="of:=[.E224]&amp;[.G$5]&amp;[.F2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4]);&quot;&quot;;[.H$4]&amp;[.G224]&amp;[.H$5])">
            <text:p/>
          </table:table-cell>
          <table:table-cell table:formula="of:=IF([.H225]=&quot;&quot;;&quot;&quot;;&quot;,&quot;)">
            <text:p/>
          </table:table-cell>
          <table:table-cell table:formula="of:=[.J223]&amp;[.H224]&amp;[.I2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4]=&quot;&quot;;[.J224];[.K2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5]&amp;[.C$5]" office:value-type="string" office:string-value="&quot;&quot;" calcext:value-type="string">
            <text:p>""</text:p>
          </table:table-cell>
          <table:table-cell table:formula="of:=[.D$5]&amp;[.B225]&amp;[.D$5]" office:value-type="string" office:string-value="&quot;&quot;" calcext:value-type="string">
            <text:p>""</text:p>
          </table:table-cell>
          <table:table-cell table:formula="of:=[.C$6]&amp;[.E$5]&amp;[.C225]" office:value-type="string" office:string-value="&quot;first&quot;:&quot;&quot;" calcext:value-type="string">
            <text:p>"first":""</text:p>
          </table:table-cell>
          <table:table-cell table:formula="of:=[.D$6]&amp;[.F$5]&amp;[.D225]" office:value-type="string" office:string-value="&quot;second&quot;:&quot;&quot;" calcext:value-type="string">
            <text:p>"second":""</text:p>
          </table:table-cell>
          <table:table-cell table:formula="of:=[.E225]&amp;[.G$5]&amp;[.F2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5]);&quot;&quot;;[.H$4]&amp;[.G225]&amp;[.H$5])">
            <text:p/>
          </table:table-cell>
          <table:table-cell table:formula="of:=IF([.H226]=&quot;&quot;;&quot;&quot;;&quot;,&quot;)">
            <text:p/>
          </table:table-cell>
          <table:table-cell table:formula="of:=[.J224]&amp;[.H225]&amp;[.I2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5]=&quot;&quot;;[.J225];[.K2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6]&amp;[.C$5]" office:value-type="string" office:string-value="&quot;&quot;" calcext:value-type="string">
            <text:p>""</text:p>
          </table:table-cell>
          <table:table-cell table:formula="of:=[.D$5]&amp;[.B226]&amp;[.D$5]" office:value-type="string" office:string-value="&quot;&quot;" calcext:value-type="string">
            <text:p>""</text:p>
          </table:table-cell>
          <table:table-cell table:formula="of:=[.C$6]&amp;[.E$5]&amp;[.C226]" office:value-type="string" office:string-value="&quot;first&quot;:&quot;&quot;" calcext:value-type="string">
            <text:p>"first":""</text:p>
          </table:table-cell>
          <table:table-cell table:formula="of:=[.D$6]&amp;[.F$5]&amp;[.D226]" office:value-type="string" office:string-value="&quot;second&quot;:&quot;&quot;" calcext:value-type="string">
            <text:p>"second":""</text:p>
          </table:table-cell>
          <table:table-cell table:formula="of:=[.E226]&amp;[.G$5]&amp;[.F2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6]);&quot;&quot;;[.H$4]&amp;[.G226]&amp;[.H$5])">
            <text:p/>
          </table:table-cell>
          <table:table-cell table:formula="of:=IF([.H227]=&quot;&quot;;&quot;&quot;;&quot;,&quot;)">
            <text:p/>
          </table:table-cell>
          <table:table-cell table:formula="of:=[.J225]&amp;[.H226]&amp;[.I2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6]=&quot;&quot;;[.J226];[.K2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7]&amp;[.C$5]" office:value-type="string" office:string-value="&quot;&quot;" calcext:value-type="string">
            <text:p>""</text:p>
          </table:table-cell>
          <table:table-cell table:formula="of:=[.D$5]&amp;[.B227]&amp;[.D$5]" office:value-type="string" office:string-value="&quot;&quot;" calcext:value-type="string">
            <text:p>""</text:p>
          </table:table-cell>
          <table:table-cell table:formula="of:=[.C$6]&amp;[.E$5]&amp;[.C227]" office:value-type="string" office:string-value="&quot;first&quot;:&quot;&quot;" calcext:value-type="string">
            <text:p>"first":""</text:p>
          </table:table-cell>
          <table:table-cell table:formula="of:=[.D$6]&amp;[.F$5]&amp;[.D227]" office:value-type="string" office:string-value="&quot;second&quot;:&quot;&quot;" calcext:value-type="string">
            <text:p>"second":""</text:p>
          </table:table-cell>
          <table:table-cell table:formula="of:=[.E227]&amp;[.G$5]&amp;[.F2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7]);&quot;&quot;;[.H$4]&amp;[.G227]&amp;[.H$5])">
            <text:p/>
          </table:table-cell>
          <table:table-cell table:formula="of:=IF([.H228]=&quot;&quot;;&quot;&quot;;&quot;,&quot;)">
            <text:p/>
          </table:table-cell>
          <table:table-cell table:formula="of:=[.J226]&amp;[.H227]&amp;[.I2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7]=&quot;&quot;;[.J227];[.K2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8]&amp;[.C$5]" office:value-type="string" office:string-value="&quot;&quot;" calcext:value-type="string">
            <text:p>""</text:p>
          </table:table-cell>
          <table:table-cell table:formula="of:=[.D$5]&amp;[.B228]&amp;[.D$5]" office:value-type="string" office:string-value="&quot;&quot;" calcext:value-type="string">
            <text:p>""</text:p>
          </table:table-cell>
          <table:table-cell table:formula="of:=[.C$6]&amp;[.E$5]&amp;[.C228]" office:value-type="string" office:string-value="&quot;first&quot;:&quot;&quot;" calcext:value-type="string">
            <text:p>"first":""</text:p>
          </table:table-cell>
          <table:table-cell table:formula="of:=[.D$6]&amp;[.F$5]&amp;[.D228]" office:value-type="string" office:string-value="&quot;second&quot;:&quot;&quot;" calcext:value-type="string">
            <text:p>"second":""</text:p>
          </table:table-cell>
          <table:table-cell table:formula="of:=[.E228]&amp;[.G$5]&amp;[.F2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8]);&quot;&quot;;[.H$4]&amp;[.G228]&amp;[.H$5])">
            <text:p/>
          </table:table-cell>
          <table:table-cell table:formula="of:=IF([.H229]=&quot;&quot;;&quot;&quot;;&quot;,&quot;)">
            <text:p/>
          </table:table-cell>
          <table:table-cell table:formula="of:=[.J227]&amp;[.H228]&amp;[.I2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8]=&quot;&quot;;[.J228];[.K2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29]&amp;[.C$5]" office:value-type="string" office:string-value="&quot;&quot;" calcext:value-type="string">
            <text:p>""</text:p>
          </table:table-cell>
          <table:table-cell table:formula="of:=[.D$5]&amp;[.B229]&amp;[.D$5]" office:value-type="string" office:string-value="&quot;&quot;" calcext:value-type="string">
            <text:p>""</text:p>
          </table:table-cell>
          <table:table-cell table:formula="of:=[.C$6]&amp;[.E$5]&amp;[.C229]" office:value-type="string" office:string-value="&quot;first&quot;:&quot;&quot;" calcext:value-type="string">
            <text:p>"first":""</text:p>
          </table:table-cell>
          <table:table-cell table:formula="of:=[.D$6]&amp;[.F$5]&amp;[.D229]" office:value-type="string" office:string-value="&quot;second&quot;:&quot;&quot;" calcext:value-type="string">
            <text:p>"second":""</text:p>
          </table:table-cell>
          <table:table-cell table:formula="of:=[.E229]&amp;[.G$5]&amp;[.F2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29]);&quot;&quot;;[.H$4]&amp;[.G229]&amp;[.H$5])">
            <text:p/>
          </table:table-cell>
          <table:table-cell table:formula="of:=IF([.H230]=&quot;&quot;;&quot;&quot;;&quot;,&quot;)">
            <text:p/>
          </table:table-cell>
          <table:table-cell table:formula="of:=[.J228]&amp;[.H229]&amp;[.I2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29]=&quot;&quot;;[.J229];[.K2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0]&amp;[.C$5]" office:value-type="string" office:string-value="&quot;&quot;" calcext:value-type="string">
            <text:p>""</text:p>
          </table:table-cell>
          <table:table-cell table:formula="of:=[.D$5]&amp;[.B230]&amp;[.D$5]" office:value-type="string" office:string-value="&quot;&quot;" calcext:value-type="string">
            <text:p>""</text:p>
          </table:table-cell>
          <table:table-cell table:formula="of:=[.C$6]&amp;[.E$5]&amp;[.C230]" office:value-type="string" office:string-value="&quot;first&quot;:&quot;&quot;" calcext:value-type="string">
            <text:p>"first":""</text:p>
          </table:table-cell>
          <table:table-cell table:formula="of:=[.D$6]&amp;[.F$5]&amp;[.D230]" office:value-type="string" office:string-value="&quot;second&quot;:&quot;&quot;" calcext:value-type="string">
            <text:p>"second":""</text:p>
          </table:table-cell>
          <table:table-cell table:formula="of:=[.E230]&amp;[.G$5]&amp;[.F2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0]);&quot;&quot;;[.H$4]&amp;[.G230]&amp;[.H$5])">
            <text:p/>
          </table:table-cell>
          <table:table-cell table:formula="of:=IF([.H231]=&quot;&quot;;&quot;&quot;;&quot;,&quot;)">
            <text:p/>
          </table:table-cell>
          <table:table-cell table:formula="of:=[.J229]&amp;[.H230]&amp;[.I2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0]=&quot;&quot;;[.J230];[.K2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1]&amp;[.C$5]" office:value-type="string" office:string-value="&quot;&quot;" calcext:value-type="string">
            <text:p>""</text:p>
          </table:table-cell>
          <table:table-cell table:formula="of:=[.D$5]&amp;[.B231]&amp;[.D$5]" office:value-type="string" office:string-value="&quot;&quot;" calcext:value-type="string">
            <text:p>""</text:p>
          </table:table-cell>
          <table:table-cell table:formula="of:=[.C$6]&amp;[.E$5]&amp;[.C231]" office:value-type="string" office:string-value="&quot;first&quot;:&quot;&quot;" calcext:value-type="string">
            <text:p>"first":""</text:p>
          </table:table-cell>
          <table:table-cell table:formula="of:=[.D$6]&amp;[.F$5]&amp;[.D231]" office:value-type="string" office:string-value="&quot;second&quot;:&quot;&quot;" calcext:value-type="string">
            <text:p>"second":""</text:p>
          </table:table-cell>
          <table:table-cell table:formula="of:=[.E231]&amp;[.G$5]&amp;[.F2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1]);&quot;&quot;;[.H$4]&amp;[.G231]&amp;[.H$5])">
            <text:p/>
          </table:table-cell>
          <table:table-cell table:formula="of:=IF([.H232]=&quot;&quot;;&quot;&quot;;&quot;,&quot;)">
            <text:p/>
          </table:table-cell>
          <table:table-cell table:formula="of:=[.J230]&amp;[.H231]&amp;[.I2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1]=&quot;&quot;;[.J231];[.K2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2]&amp;[.C$5]" office:value-type="string" office:string-value="&quot;&quot;" calcext:value-type="string">
            <text:p>""</text:p>
          </table:table-cell>
          <table:table-cell table:formula="of:=[.D$5]&amp;[.B232]&amp;[.D$5]" office:value-type="string" office:string-value="&quot;&quot;" calcext:value-type="string">
            <text:p>""</text:p>
          </table:table-cell>
          <table:table-cell table:formula="of:=[.C$6]&amp;[.E$5]&amp;[.C232]" office:value-type="string" office:string-value="&quot;first&quot;:&quot;&quot;" calcext:value-type="string">
            <text:p>"first":""</text:p>
          </table:table-cell>
          <table:table-cell table:formula="of:=[.D$6]&amp;[.F$5]&amp;[.D232]" office:value-type="string" office:string-value="&quot;second&quot;:&quot;&quot;" calcext:value-type="string">
            <text:p>"second":""</text:p>
          </table:table-cell>
          <table:table-cell table:formula="of:=[.E232]&amp;[.G$5]&amp;[.F2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2]);&quot;&quot;;[.H$4]&amp;[.G232]&amp;[.H$5])">
            <text:p/>
          </table:table-cell>
          <table:table-cell table:formula="of:=IF([.H233]=&quot;&quot;;&quot;&quot;;&quot;,&quot;)">
            <text:p/>
          </table:table-cell>
          <table:table-cell table:formula="of:=[.J231]&amp;[.H232]&amp;[.I2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2]=&quot;&quot;;[.J232];[.K2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3]&amp;[.C$5]" office:value-type="string" office:string-value="&quot;&quot;" calcext:value-type="string">
            <text:p>""</text:p>
          </table:table-cell>
          <table:table-cell table:formula="of:=[.D$5]&amp;[.B233]&amp;[.D$5]" office:value-type="string" office:string-value="&quot;&quot;" calcext:value-type="string">
            <text:p>""</text:p>
          </table:table-cell>
          <table:table-cell table:formula="of:=[.C$6]&amp;[.E$5]&amp;[.C233]" office:value-type="string" office:string-value="&quot;first&quot;:&quot;&quot;" calcext:value-type="string">
            <text:p>"first":""</text:p>
          </table:table-cell>
          <table:table-cell table:formula="of:=[.D$6]&amp;[.F$5]&amp;[.D233]" office:value-type="string" office:string-value="&quot;second&quot;:&quot;&quot;" calcext:value-type="string">
            <text:p>"second":""</text:p>
          </table:table-cell>
          <table:table-cell table:formula="of:=[.E233]&amp;[.G$5]&amp;[.F2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3]);&quot;&quot;;[.H$4]&amp;[.G233]&amp;[.H$5])">
            <text:p/>
          </table:table-cell>
          <table:table-cell table:formula="of:=IF([.H234]=&quot;&quot;;&quot;&quot;;&quot;,&quot;)">
            <text:p/>
          </table:table-cell>
          <table:table-cell table:formula="of:=[.J232]&amp;[.H233]&amp;[.I2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3]=&quot;&quot;;[.J233];[.K2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4]&amp;[.C$5]" office:value-type="string" office:string-value="&quot;&quot;" calcext:value-type="string">
            <text:p>""</text:p>
          </table:table-cell>
          <table:table-cell table:formula="of:=[.D$5]&amp;[.B234]&amp;[.D$5]" office:value-type="string" office:string-value="&quot;&quot;" calcext:value-type="string">
            <text:p>""</text:p>
          </table:table-cell>
          <table:table-cell table:formula="of:=[.C$6]&amp;[.E$5]&amp;[.C234]" office:value-type="string" office:string-value="&quot;first&quot;:&quot;&quot;" calcext:value-type="string">
            <text:p>"first":""</text:p>
          </table:table-cell>
          <table:table-cell table:formula="of:=[.D$6]&amp;[.F$5]&amp;[.D234]" office:value-type="string" office:string-value="&quot;second&quot;:&quot;&quot;" calcext:value-type="string">
            <text:p>"second":""</text:p>
          </table:table-cell>
          <table:table-cell table:formula="of:=[.E234]&amp;[.G$5]&amp;[.F2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4]);&quot;&quot;;[.H$4]&amp;[.G234]&amp;[.H$5])">
            <text:p/>
          </table:table-cell>
          <table:table-cell table:formula="of:=IF([.H235]=&quot;&quot;;&quot;&quot;;&quot;,&quot;)">
            <text:p/>
          </table:table-cell>
          <table:table-cell table:formula="of:=[.J233]&amp;[.H234]&amp;[.I2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4]=&quot;&quot;;[.J234];[.K2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5]&amp;[.C$5]" office:value-type="string" office:string-value="&quot;&quot;" calcext:value-type="string">
            <text:p>""</text:p>
          </table:table-cell>
          <table:table-cell table:formula="of:=[.D$5]&amp;[.B235]&amp;[.D$5]" office:value-type="string" office:string-value="&quot;&quot;" calcext:value-type="string">
            <text:p>""</text:p>
          </table:table-cell>
          <table:table-cell table:formula="of:=[.C$6]&amp;[.E$5]&amp;[.C235]" office:value-type="string" office:string-value="&quot;first&quot;:&quot;&quot;" calcext:value-type="string">
            <text:p>"first":""</text:p>
          </table:table-cell>
          <table:table-cell table:formula="of:=[.D$6]&amp;[.F$5]&amp;[.D235]" office:value-type="string" office:string-value="&quot;second&quot;:&quot;&quot;" calcext:value-type="string">
            <text:p>"second":""</text:p>
          </table:table-cell>
          <table:table-cell table:formula="of:=[.E235]&amp;[.G$5]&amp;[.F2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5]);&quot;&quot;;[.H$4]&amp;[.G235]&amp;[.H$5])">
            <text:p/>
          </table:table-cell>
          <table:table-cell table:formula="of:=IF([.H236]=&quot;&quot;;&quot;&quot;;&quot;,&quot;)">
            <text:p/>
          </table:table-cell>
          <table:table-cell table:formula="of:=[.J234]&amp;[.H235]&amp;[.I2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5]=&quot;&quot;;[.J235];[.K2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6]&amp;[.C$5]" office:value-type="string" office:string-value="&quot;&quot;" calcext:value-type="string">
            <text:p>""</text:p>
          </table:table-cell>
          <table:table-cell table:formula="of:=[.D$5]&amp;[.B236]&amp;[.D$5]" office:value-type="string" office:string-value="&quot;&quot;" calcext:value-type="string">
            <text:p>""</text:p>
          </table:table-cell>
          <table:table-cell table:formula="of:=[.C$6]&amp;[.E$5]&amp;[.C236]" office:value-type="string" office:string-value="&quot;first&quot;:&quot;&quot;" calcext:value-type="string">
            <text:p>"first":""</text:p>
          </table:table-cell>
          <table:table-cell table:formula="of:=[.D$6]&amp;[.F$5]&amp;[.D236]" office:value-type="string" office:string-value="&quot;second&quot;:&quot;&quot;" calcext:value-type="string">
            <text:p>"second":""</text:p>
          </table:table-cell>
          <table:table-cell table:formula="of:=[.E236]&amp;[.G$5]&amp;[.F2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6]);&quot;&quot;;[.H$4]&amp;[.G236]&amp;[.H$5])">
            <text:p/>
          </table:table-cell>
          <table:table-cell table:formula="of:=IF([.H237]=&quot;&quot;;&quot;&quot;;&quot;,&quot;)">
            <text:p/>
          </table:table-cell>
          <table:table-cell table:formula="of:=[.J235]&amp;[.H236]&amp;[.I2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6]=&quot;&quot;;[.J236];[.K2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7]&amp;[.C$5]" office:value-type="string" office:string-value="&quot;&quot;" calcext:value-type="string">
            <text:p>""</text:p>
          </table:table-cell>
          <table:table-cell table:formula="of:=[.D$5]&amp;[.B237]&amp;[.D$5]" office:value-type="string" office:string-value="&quot;&quot;" calcext:value-type="string">
            <text:p>""</text:p>
          </table:table-cell>
          <table:table-cell table:formula="of:=[.C$6]&amp;[.E$5]&amp;[.C237]" office:value-type="string" office:string-value="&quot;first&quot;:&quot;&quot;" calcext:value-type="string">
            <text:p>"first":""</text:p>
          </table:table-cell>
          <table:table-cell table:formula="of:=[.D$6]&amp;[.F$5]&amp;[.D237]" office:value-type="string" office:string-value="&quot;second&quot;:&quot;&quot;" calcext:value-type="string">
            <text:p>"second":""</text:p>
          </table:table-cell>
          <table:table-cell table:formula="of:=[.E237]&amp;[.G$5]&amp;[.F2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7]);&quot;&quot;;[.H$4]&amp;[.G237]&amp;[.H$5])">
            <text:p/>
          </table:table-cell>
          <table:table-cell table:formula="of:=IF([.H238]=&quot;&quot;;&quot;&quot;;&quot;,&quot;)">
            <text:p/>
          </table:table-cell>
          <table:table-cell table:formula="of:=[.J236]&amp;[.H237]&amp;[.I2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7]=&quot;&quot;;[.J237];[.K2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8]&amp;[.C$5]" office:value-type="string" office:string-value="&quot;&quot;" calcext:value-type="string">
            <text:p>""</text:p>
          </table:table-cell>
          <table:table-cell table:formula="of:=[.D$5]&amp;[.B238]&amp;[.D$5]" office:value-type="string" office:string-value="&quot;&quot;" calcext:value-type="string">
            <text:p>""</text:p>
          </table:table-cell>
          <table:table-cell table:formula="of:=[.C$6]&amp;[.E$5]&amp;[.C238]" office:value-type="string" office:string-value="&quot;first&quot;:&quot;&quot;" calcext:value-type="string">
            <text:p>"first":""</text:p>
          </table:table-cell>
          <table:table-cell table:formula="of:=[.D$6]&amp;[.F$5]&amp;[.D238]" office:value-type="string" office:string-value="&quot;second&quot;:&quot;&quot;" calcext:value-type="string">
            <text:p>"second":""</text:p>
          </table:table-cell>
          <table:table-cell table:formula="of:=[.E238]&amp;[.G$5]&amp;[.F2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8]);&quot;&quot;;[.H$4]&amp;[.G238]&amp;[.H$5])">
            <text:p/>
          </table:table-cell>
          <table:table-cell table:formula="of:=IF([.H239]=&quot;&quot;;&quot;&quot;;&quot;,&quot;)">
            <text:p/>
          </table:table-cell>
          <table:table-cell table:formula="of:=[.J237]&amp;[.H238]&amp;[.I2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8]=&quot;&quot;;[.J238];[.K2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39]&amp;[.C$5]" office:value-type="string" office:string-value="&quot;&quot;" calcext:value-type="string">
            <text:p>""</text:p>
          </table:table-cell>
          <table:table-cell table:formula="of:=[.D$5]&amp;[.B239]&amp;[.D$5]" office:value-type="string" office:string-value="&quot;&quot;" calcext:value-type="string">
            <text:p>""</text:p>
          </table:table-cell>
          <table:table-cell table:formula="of:=[.C$6]&amp;[.E$5]&amp;[.C239]" office:value-type="string" office:string-value="&quot;first&quot;:&quot;&quot;" calcext:value-type="string">
            <text:p>"first":""</text:p>
          </table:table-cell>
          <table:table-cell table:formula="of:=[.D$6]&amp;[.F$5]&amp;[.D239]" office:value-type="string" office:string-value="&quot;second&quot;:&quot;&quot;" calcext:value-type="string">
            <text:p>"second":""</text:p>
          </table:table-cell>
          <table:table-cell table:formula="of:=[.E239]&amp;[.G$5]&amp;[.F2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39]);&quot;&quot;;[.H$4]&amp;[.G239]&amp;[.H$5])">
            <text:p/>
          </table:table-cell>
          <table:table-cell table:formula="of:=IF([.H240]=&quot;&quot;;&quot;&quot;;&quot;,&quot;)">
            <text:p/>
          </table:table-cell>
          <table:table-cell table:formula="of:=[.J238]&amp;[.H239]&amp;[.I2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39]=&quot;&quot;;[.J239];[.K2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0]&amp;[.C$5]" office:value-type="string" office:string-value="&quot;&quot;" calcext:value-type="string">
            <text:p>""</text:p>
          </table:table-cell>
          <table:table-cell table:formula="of:=[.D$5]&amp;[.B240]&amp;[.D$5]" office:value-type="string" office:string-value="&quot;&quot;" calcext:value-type="string">
            <text:p>""</text:p>
          </table:table-cell>
          <table:table-cell table:formula="of:=[.C$6]&amp;[.E$5]&amp;[.C240]" office:value-type="string" office:string-value="&quot;first&quot;:&quot;&quot;" calcext:value-type="string">
            <text:p>"first":""</text:p>
          </table:table-cell>
          <table:table-cell table:formula="of:=[.D$6]&amp;[.F$5]&amp;[.D240]" office:value-type="string" office:string-value="&quot;second&quot;:&quot;&quot;" calcext:value-type="string">
            <text:p>"second":""</text:p>
          </table:table-cell>
          <table:table-cell table:formula="of:=[.E240]&amp;[.G$5]&amp;[.F2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0]);&quot;&quot;;[.H$4]&amp;[.G240]&amp;[.H$5])">
            <text:p/>
          </table:table-cell>
          <table:table-cell table:formula="of:=IF([.H241]=&quot;&quot;;&quot;&quot;;&quot;,&quot;)">
            <text:p/>
          </table:table-cell>
          <table:table-cell table:formula="of:=[.J239]&amp;[.H240]&amp;[.I2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0]=&quot;&quot;;[.J240];[.K2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1]&amp;[.C$5]" office:value-type="string" office:string-value="&quot;&quot;" calcext:value-type="string">
            <text:p>""</text:p>
          </table:table-cell>
          <table:table-cell table:formula="of:=[.D$5]&amp;[.B241]&amp;[.D$5]" office:value-type="string" office:string-value="&quot;&quot;" calcext:value-type="string">
            <text:p>""</text:p>
          </table:table-cell>
          <table:table-cell table:formula="of:=[.C$6]&amp;[.E$5]&amp;[.C241]" office:value-type="string" office:string-value="&quot;first&quot;:&quot;&quot;" calcext:value-type="string">
            <text:p>"first":""</text:p>
          </table:table-cell>
          <table:table-cell table:formula="of:=[.D$6]&amp;[.F$5]&amp;[.D241]" office:value-type="string" office:string-value="&quot;second&quot;:&quot;&quot;" calcext:value-type="string">
            <text:p>"second":""</text:p>
          </table:table-cell>
          <table:table-cell table:formula="of:=[.E241]&amp;[.G$5]&amp;[.F2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1]);&quot;&quot;;[.H$4]&amp;[.G241]&amp;[.H$5])">
            <text:p/>
          </table:table-cell>
          <table:table-cell table:formula="of:=IF([.H242]=&quot;&quot;;&quot;&quot;;&quot;,&quot;)">
            <text:p/>
          </table:table-cell>
          <table:table-cell table:formula="of:=[.J240]&amp;[.H241]&amp;[.I2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1]=&quot;&quot;;[.J241];[.K2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2]&amp;[.C$5]" office:value-type="string" office:string-value="&quot;&quot;" calcext:value-type="string">
            <text:p>""</text:p>
          </table:table-cell>
          <table:table-cell table:formula="of:=[.D$5]&amp;[.B242]&amp;[.D$5]" office:value-type="string" office:string-value="&quot;&quot;" calcext:value-type="string">
            <text:p>""</text:p>
          </table:table-cell>
          <table:table-cell table:formula="of:=[.C$6]&amp;[.E$5]&amp;[.C242]" office:value-type="string" office:string-value="&quot;first&quot;:&quot;&quot;" calcext:value-type="string">
            <text:p>"first":""</text:p>
          </table:table-cell>
          <table:table-cell table:formula="of:=[.D$6]&amp;[.F$5]&amp;[.D242]" office:value-type="string" office:string-value="&quot;second&quot;:&quot;&quot;" calcext:value-type="string">
            <text:p>"second":""</text:p>
          </table:table-cell>
          <table:table-cell table:formula="of:=[.E242]&amp;[.G$5]&amp;[.F2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2]);&quot;&quot;;[.H$4]&amp;[.G242]&amp;[.H$5])">
            <text:p/>
          </table:table-cell>
          <table:table-cell table:formula="of:=IF([.H243]=&quot;&quot;;&quot;&quot;;&quot;,&quot;)">
            <text:p/>
          </table:table-cell>
          <table:table-cell table:formula="of:=[.J241]&amp;[.H242]&amp;[.I2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2]=&quot;&quot;;[.J242];[.K2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3]&amp;[.C$5]" office:value-type="string" office:string-value="&quot;&quot;" calcext:value-type="string">
            <text:p>""</text:p>
          </table:table-cell>
          <table:table-cell table:formula="of:=[.D$5]&amp;[.B243]&amp;[.D$5]" office:value-type="string" office:string-value="&quot;&quot;" calcext:value-type="string">
            <text:p>""</text:p>
          </table:table-cell>
          <table:table-cell table:formula="of:=[.C$6]&amp;[.E$5]&amp;[.C243]" office:value-type="string" office:string-value="&quot;first&quot;:&quot;&quot;" calcext:value-type="string">
            <text:p>"first":""</text:p>
          </table:table-cell>
          <table:table-cell table:formula="of:=[.D$6]&amp;[.F$5]&amp;[.D243]" office:value-type="string" office:string-value="&quot;second&quot;:&quot;&quot;" calcext:value-type="string">
            <text:p>"second":""</text:p>
          </table:table-cell>
          <table:table-cell table:formula="of:=[.E243]&amp;[.G$5]&amp;[.F2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3]);&quot;&quot;;[.H$4]&amp;[.G243]&amp;[.H$5])">
            <text:p/>
          </table:table-cell>
          <table:table-cell table:formula="of:=IF([.H244]=&quot;&quot;;&quot;&quot;;&quot;,&quot;)">
            <text:p/>
          </table:table-cell>
          <table:table-cell table:formula="of:=[.J242]&amp;[.H243]&amp;[.I2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3]=&quot;&quot;;[.J243];[.K2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4]&amp;[.C$5]" office:value-type="string" office:string-value="&quot;&quot;" calcext:value-type="string">
            <text:p>""</text:p>
          </table:table-cell>
          <table:table-cell table:formula="of:=[.D$5]&amp;[.B244]&amp;[.D$5]" office:value-type="string" office:string-value="&quot;&quot;" calcext:value-type="string">
            <text:p>""</text:p>
          </table:table-cell>
          <table:table-cell table:formula="of:=[.C$6]&amp;[.E$5]&amp;[.C244]" office:value-type="string" office:string-value="&quot;first&quot;:&quot;&quot;" calcext:value-type="string">
            <text:p>"first":""</text:p>
          </table:table-cell>
          <table:table-cell table:formula="of:=[.D$6]&amp;[.F$5]&amp;[.D244]" office:value-type="string" office:string-value="&quot;second&quot;:&quot;&quot;" calcext:value-type="string">
            <text:p>"second":""</text:p>
          </table:table-cell>
          <table:table-cell table:formula="of:=[.E244]&amp;[.G$5]&amp;[.F2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4]);&quot;&quot;;[.H$4]&amp;[.G244]&amp;[.H$5])">
            <text:p/>
          </table:table-cell>
          <table:table-cell table:formula="of:=IF([.H245]=&quot;&quot;;&quot;&quot;;&quot;,&quot;)">
            <text:p/>
          </table:table-cell>
          <table:table-cell table:formula="of:=[.J243]&amp;[.H244]&amp;[.I2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4]=&quot;&quot;;[.J244];[.K2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5]&amp;[.C$5]" office:value-type="string" office:string-value="&quot;&quot;" calcext:value-type="string">
            <text:p>""</text:p>
          </table:table-cell>
          <table:table-cell table:formula="of:=[.D$5]&amp;[.B245]&amp;[.D$5]" office:value-type="string" office:string-value="&quot;&quot;" calcext:value-type="string">
            <text:p>""</text:p>
          </table:table-cell>
          <table:table-cell table:formula="of:=[.C$6]&amp;[.E$5]&amp;[.C245]" office:value-type="string" office:string-value="&quot;first&quot;:&quot;&quot;" calcext:value-type="string">
            <text:p>"first":""</text:p>
          </table:table-cell>
          <table:table-cell table:formula="of:=[.D$6]&amp;[.F$5]&amp;[.D245]" office:value-type="string" office:string-value="&quot;second&quot;:&quot;&quot;" calcext:value-type="string">
            <text:p>"second":""</text:p>
          </table:table-cell>
          <table:table-cell table:formula="of:=[.E245]&amp;[.G$5]&amp;[.F2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5]);&quot;&quot;;[.H$4]&amp;[.G245]&amp;[.H$5])">
            <text:p/>
          </table:table-cell>
          <table:table-cell table:formula="of:=IF([.H246]=&quot;&quot;;&quot;&quot;;&quot;,&quot;)">
            <text:p/>
          </table:table-cell>
          <table:table-cell table:formula="of:=[.J244]&amp;[.H245]&amp;[.I2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5]=&quot;&quot;;[.J245];[.K2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6]&amp;[.C$5]" office:value-type="string" office:string-value="&quot;&quot;" calcext:value-type="string">
            <text:p>""</text:p>
          </table:table-cell>
          <table:table-cell table:formula="of:=[.D$5]&amp;[.B246]&amp;[.D$5]" office:value-type="string" office:string-value="&quot;&quot;" calcext:value-type="string">
            <text:p>""</text:p>
          </table:table-cell>
          <table:table-cell table:formula="of:=[.C$6]&amp;[.E$5]&amp;[.C246]" office:value-type="string" office:string-value="&quot;first&quot;:&quot;&quot;" calcext:value-type="string">
            <text:p>"first":""</text:p>
          </table:table-cell>
          <table:table-cell table:formula="of:=[.D$6]&amp;[.F$5]&amp;[.D246]" office:value-type="string" office:string-value="&quot;second&quot;:&quot;&quot;" calcext:value-type="string">
            <text:p>"second":""</text:p>
          </table:table-cell>
          <table:table-cell table:formula="of:=[.E246]&amp;[.G$5]&amp;[.F2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6]);&quot;&quot;;[.H$4]&amp;[.G246]&amp;[.H$5])">
            <text:p/>
          </table:table-cell>
          <table:table-cell table:formula="of:=IF([.H247]=&quot;&quot;;&quot;&quot;;&quot;,&quot;)">
            <text:p/>
          </table:table-cell>
          <table:table-cell table:formula="of:=[.J245]&amp;[.H246]&amp;[.I2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6]=&quot;&quot;;[.J246];[.K2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7]&amp;[.C$5]" office:value-type="string" office:string-value="&quot;&quot;" calcext:value-type="string">
            <text:p>""</text:p>
          </table:table-cell>
          <table:table-cell table:formula="of:=[.D$5]&amp;[.B247]&amp;[.D$5]" office:value-type="string" office:string-value="&quot;&quot;" calcext:value-type="string">
            <text:p>""</text:p>
          </table:table-cell>
          <table:table-cell table:formula="of:=[.C$6]&amp;[.E$5]&amp;[.C247]" office:value-type="string" office:string-value="&quot;first&quot;:&quot;&quot;" calcext:value-type="string">
            <text:p>"first":""</text:p>
          </table:table-cell>
          <table:table-cell table:formula="of:=[.D$6]&amp;[.F$5]&amp;[.D247]" office:value-type="string" office:string-value="&quot;second&quot;:&quot;&quot;" calcext:value-type="string">
            <text:p>"second":""</text:p>
          </table:table-cell>
          <table:table-cell table:formula="of:=[.E247]&amp;[.G$5]&amp;[.F2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7]);&quot;&quot;;[.H$4]&amp;[.G247]&amp;[.H$5])">
            <text:p/>
          </table:table-cell>
          <table:table-cell table:formula="of:=IF([.H248]=&quot;&quot;;&quot;&quot;;&quot;,&quot;)">
            <text:p/>
          </table:table-cell>
          <table:table-cell table:formula="of:=[.J246]&amp;[.H247]&amp;[.I2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7]=&quot;&quot;;[.J247];[.K2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8]&amp;[.C$5]" office:value-type="string" office:string-value="&quot;&quot;" calcext:value-type="string">
            <text:p>""</text:p>
          </table:table-cell>
          <table:table-cell table:formula="of:=[.D$5]&amp;[.B248]&amp;[.D$5]" office:value-type="string" office:string-value="&quot;&quot;" calcext:value-type="string">
            <text:p>""</text:p>
          </table:table-cell>
          <table:table-cell table:formula="of:=[.C$6]&amp;[.E$5]&amp;[.C248]" office:value-type="string" office:string-value="&quot;first&quot;:&quot;&quot;" calcext:value-type="string">
            <text:p>"first":""</text:p>
          </table:table-cell>
          <table:table-cell table:formula="of:=[.D$6]&amp;[.F$5]&amp;[.D248]" office:value-type="string" office:string-value="&quot;second&quot;:&quot;&quot;" calcext:value-type="string">
            <text:p>"second":""</text:p>
          </table:table-cell>
          <table:table-cell table:formula="of:=[.E248]&amp;[.G$5]&amp;[.F2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8]);&quot;&quot;;[.H$4]&amp;[.G248]&amp;[.H$5])">
            <text:p/>
          </table:table-cell>
          <table:table-cell table:formula="of:=IF([.H249]=&quot;&quot;;&quot;&quot;;&quot;,&quot;)">
            <text:p/>
          </table:table-cell>
          <table:table-cell table:formula="of:=[.J247]&amp;[.H248]&amp;[.I2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8]=&quot;&quot;;[.J248];[.K2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49]&amp;[.C$5]" office:value-type="string" office:string-value="&quot;&quot;" calcext:value-type="string">
            <text:p>""</text:p>
          </table:table-cell>
          <table:table-cell table:formula="of:=[.D$5]&amp;[.B249]&amp;[.D$5]" office:value-type="string" office:string-value="&quot;&quot;" calcext:value-type="string">
            <text:p>""</text:p>
          </table:table-cell>
          <table:table-cell table:formula="of:=[.C$6]&amp;[.E$5]&amp;[.C249]" office:value-type="string" office:string-value="&quot;first&quot;:&quot;&quot;" calcext:value-type="string">
            <text:p>"first":""</text:p>
          </table:table-cell>
          <table:table-cell table:formula="of:=[.D$6]&amp;[.F$5]&amp;[.D249]" office:value-type="string" office:string-value="&quot;second&quot;:&quot;&quot;" calcext:value-type="string">
            <text:p>"second":""</text:p>
          </table:table-cell>
          <table:table-cell table:formula="of:=[.E249]&amp;[.G$5]&amp;[.F2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49]);&quot;&quot;;[.H$4]&amp;[.G249]&amp;[.H$5])">
            <text:p/>
          </table:table-cell>
          <table:table-cell table:formula="of:=IF([.H250]=&quot;&quot;;&quot;&quot;;&quot;,&quot;)">
            <text:p/>
          </table:table-cell>
          <table:table-cell table:formula="of:=[.J248]&amp;[.H249]&amp;[.I2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49]=&quot;&quot;;[.J249];[.K2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0]&amp;[.C$5]" office:value-type="string" office:string-value="&quot;&quot;" calcext:value-type="string">
            <text:p>""</text:p>
          </table:table-cell>
          <table:table-cell table:formula="of:=[.D$5]&amp;[.B250]&amp;[.D$5]" office:value-type="string" office:string-value="&quot;&quot;" calcext:value-type="string">
            <text:p>""</text:p>
          </table:table-cell>
          <table:table-cell table:formula="of:=[.C$6]&amp;[.E$5]&amp;[.C250]" office:value-type="string" office:string-value="&quot;first&quot;:&quot;&quot;" calcext:value-type="string">
            <text:p>"first":""</text:p>
          </table:table-cell>
          <table:table-cell table:formula="of:=[.D$6]&amp;[.F$5]&amp;[.D250]" office:value-type="string" office:string-value="&quot;second&quot;:&quot;&quot;" calcext:value-type="string">
            <text:p>"second":""</text:p>
          </table:table-cell>
          <table:table-cell table:formula="of:=[.E250]&amp;[.G$5]&amp;[.F2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0]);&quot;&quot;;[.H$4]&amp;[.G250]&amp;[.H$5])">
            <text:p/>
          </table:table-cell>
          <table:table-cell table:formula="of:=IF([.H251]=&quot;&quot;;&quot;&quot;;&quot;,&quot;)">
            <text:p/>
          </table:table-cell>
          <table:table-cell table:formula="of:=[.J249]&amp;[.H250]&amp;[.I2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0]=&quot;&quot;;[.J250];[.K2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1]&amp;[.C$5]" office:value-type="string" office:string-value="&quot;&quot;" calcext:value-type="string">
            <text:p>""</text:p>
          </table:table-cell>
          <table:table-cell table:formula="of:=[.D$5]&amp;[.B251]&amp;[.D$5]" office:value-type="string" office:string-value="&quot;&quot;" calcext:value-type="string">
            <text:p>""</text:p>
          </table:table-cell>
          <table:table-cell table:formula="of:=[.C$6]&amp;[.E$5]&amp;[.C251]" office:value-type="string" office:string-value="&quot;first&quot;:&quot;&quot;" calcext:value-type="string">
            <text:p>"first":""</text:p>
          </table:table-cell>
          <table:table-cell table:formula="of:=[.D$6]&amp;[.F$5]&amp;[.D251]" office:value-type="string" office:string-value="&quot;second&quot;:&quot;&quot;" calcext:value-type="string">
            <text:p>"second":""</text:p>
          </table:table-cell>
          <table:table-cell table:formula="of:=[.E251]&amp;[.G$5]&amp;[.F2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1]);&quot;&quot;;[.H$4]&amp;[.G251]&amp;[.H$5])">
            <text:p/>
          </table:table-cell>
          <table:table-cell table:formula="of:=IF([.H252]=&quot;&quot;;&quot;&quot;;&quot;,&quot;)">
            <text:p/>
          </table:table-cell>
          <table:table-cell table:formula="of:=[.J250]&amp;[.H251]&amp;[.I2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1]=&quot;&quot;;[.J251];[.K2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2]&amp;[.C$5]" office:value-type="string" office:string-value="&quot;&quot;" calcext:value-type="string">
            <text:p>""</text:p>
          </table:table-cell>
          <table:table-cell table:formula="of:=[.D$5]&amp;[.B252]&amp;[.D$5]" office:value-type="string" office:string-value="&quot;&quot;" calcext:value-type="string">
            <text:p>""</text:p>
          </table:table-cell>
          <table:table-cell table:formula="of:=[.C$6]&amp;[.E$5]&amp;[.C252]" office:value-type="string" office:string-value="&quot;first&quot;:&quot;&quot;" calcext:value-type="string">
            <text:p>"first":""</text:p>
          </table:table-cell>
          <table:table-cell table:formula="of:=[.D$6]&amp;[.F$5]&amp;[.D252]" office:value-type="string" office:string-value="&quot;second&quot;:&quot;&quot;" calcext:value-type="string">
            <text:p>"second":""</text:p>
          </table:table-cell>
          <table:table-cell table:formula="of:=[.E252]&amp;[.G$5]&amp;[.F2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2]);&quot;&quot;;[.H$4]&amp;[.G252]&amp;[.H$5])">
            <text:p/>
          </table:table-cell>
          <table:table-cell table:formula="of:=IF([.H253]=&quot;&quot;;&quot;&quot;;&quot;,&quot;)">
            <text:p/>
          </table:table-cell>
          <table:table-cell table:formula="of:=[.J251]&amp;[.H252]&amp;[.I2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2]=&quot;&quot;;[.J252];[.K2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3]&amp;[.C$5]" office:value-type="string" office:string-value="&quot;&quot;" calcext:value-type="string">
            <text:p>""</text:p>
          </table:table-cell>
          <table:table-cell table:formula="of:=[.D$5]&amp;[.B253]&amp;[.D$5]" office:value-type="string" office:string-value="&quot;&quot;" calcext:value-type="string">
            <text:p>""</text:p>
          </table:table-cell>
          <table:table-cell table:formula="of:=[.C$6]&amp;[.E$5]&amp;[.C253]" office:value-type="string" office:string-value="&quot;first&quot;:&quot;&quot;" calcext:value-type="string">
            <text:p>"first":""</text:p>
          </table:table-cell>
          <table:table-cell table:formula="of:=[.D$6]&amp;[.F$5]&amp;[.D253]" office:value-type="string" office:string-value="&quot;second&quot;:&quot;&quot;" calcext:value-type="string">
            <text:p>"second":""</text:p>
          </table:table-cell>
          <table:table-cell table:formula="of:=[.E253]&amp;[.G$5]&amp;[.F2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3]);&quot;&quot;;[.H$4]&amp;[.G253]&amp;[.H$5])">
            <text:p/>
          </table:table-cell>
          <table:table-cell table:formula="of:=IF([.H254]=&quot;&quot;;&quot;&quot;;&quot;,&quot;)">
            <text:p/>
          </table:table-cell>
          <table:table-cell table:formula="of:=[.J252]&amp;[.H253]&amp;[.I2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3]=&quot;&quot;;[.J253];[.K2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4]&amp;[.C$5]" office:value-type="string" office:string-value="&quot;&quot;" calcext:value-type="string">
            <text:p>""</text:p>
          </table:table-cell>
          <table:table-cell table:formula="of:=[.D$5]&amp;[.B254]&amp;[.D$5]" office:value-type="string" office:string-value="&quot;&quot;" calcext:value-type="string">
            <text:p>""</text:p>
          </table:table-cell>
          <table:table-cell table:formula="of:=[.C$6]&amp;[.E$5]&amp;[.C254]" office:value-type="string" office:string-value="&quot;first&quot;:&quot;&quot;" calcext:value-type="string">
            <text:p>"first":""</text:p>
          </table:table-cell>
          <table:table-cell table:formula="of:=[.D$6]&amp;[.F$5]&amp;[.D254]" office:value-type="string" office:string-value="&quot;second&quot;:&quot;&quot;" calcext:value-type="string">
            <text:p>"second":""</text:p>
          </table:table-cell>
          <table:table-cell table:formula="of:=[.E254]&amp;[.G$5]&amp;[.F2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4]);&quot;&quot;;[.H$4]&amp;[.G254]&amp;[.H$5])">
            <text:p/>
          </table:table-cell>
          <table:table-cell table:formula="of:=IF([.H255]=&quot;&quot;;&quot;&quot;;&quot;,&quot;)">
            <text:p/>
          </table:table-cell>
          <table:table-cell table:formula="of:=[.J253]&amp;[.H254]&amp;[.I2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4]=&quot;&quot;;[.J254];[.K2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5]&amp;[.C$5]" office:value-type="string" office:string-value="&quot;&quot;" calcext:value-type="string">
            <text:p>""</text:p>
          </table:table-cell>
          <table:table-cell table:formula="of:=[.D$5]&amp;[.B255]&amp;[.D$5]" office:value-type="string" office:string-value="&quot;&quot;" calcext:value-type="string">
            <text:p>""</text:p>
          </table:table-cell>
          <table:table-cell table:formula="of:=[.C$6]&amp;[.E$5]&amp;[.C255]" office:value-type="string" office:string-value="&quot;first&quot;:&quot;&quot;" calcext:value-type="string">
            <text:p>"first":""</text:p>
          </table:table-cell>
          <table:table-cell table:formula="of:=[.D$6]&amp;[.F$5]&amp;[.D255]" office:value-type="string" office:string-value="&quot;second&quot;:&quot;&quot;" calcext:value-type="string">
            <text:p>"second":""</text:p>
          </table:table-cell>
          <table:table-cell table:formula="of:=[.E255]&amp;[.G$5]&amp;[.F2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5]);&quot;&quot;;[.H$4]&amp;[.G255]&amp;[.H$5])">
            <text:p/>
          </table:table-cell>
          <table:table-cell table:formula="of:=IF([.H256]=&quot;&quot;;&quot;&quot;;&quot;,&quot;)">
            <text:p/>
          </table:table-cell>
          <table:table-cell table:formula="of:=[.J254]&amp;[.H255]&amp;[.I2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5]=&quot;&quot;;[.J255];[.K2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6]&amp;[.C$5]" office:value-type="string" office:string-value="&quot;&quot;" calcext:value-type="string">
            <text:p>""</text:p>
          </table:table-cell>
          <table:table-cell table:formula="of:=[.D$5]&amp;[.B256]&amp;[.D$5]" office:value-type="string" office:string-value="&quot;&quot;" calcext:value-type="string">
            <text:p>""</text:p>
          </table:table-cell>
          <table:table-cell table:formula="of:=[.C$6]&amp;[.E$5]&amp;[.C256]" office:value-type="string" office:string-value="&quot;first&quot;:&quot;&quot;" calcext:value-type="string">
            <text:p>"first":""</text:p>
          </table:table-cell>
          <table:table-cell table:formula="of:=[.D$6]&amp;[.F$5]&amp;[.D256]" office:value-type="string" office:string-value="&quot;second&quot;:&quot;&quot;" calcext:value-type="string">
            <text:p>"second":""</text:p>
          </table:table-cell>
          <table:table-cell table:formula="of:=[.E256]&amp;[.G$5]&amp;[.F2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6]);&quot;&quot;;[.H$4]&amp;[.G256]&amp;[.H$5])">
            <text:p/>
          </table:table-cell>
          <table:table-cell table:formula="of:=IF([.H257]=&quot;&quot;;&quot;&quot;;&quot;,&quot;)">
            <text:p/>
          </table:table-cell>
          <table:table-cell table:formula="of:=[.J255]&amp;[.H256]&amp;[.I2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6]=&quot;&quot;;[.J256];[.K2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7]&amp;[.C$5]" office:value-type="string" office:string-value="&quot;&quot;" calcext:value-type="string">
            <text:p>""</text:p>
          </table:table-cell>
          <table:table-cell table:formula="of:=[.D$5]&amp;[.B257]&amp;[.D$5]" office:value-type="string" office:string-value="&quot;&quot;" calcext:value-type="string">
            <text:p>""</text:p>
          </table:table-cell>
          <table:table-cell table:formula="of:=[.C$6]&amp;[.E$5]&amp;[.C257]" office:value-type="string" office:string-value="&quot;first&quot;:&quot;&quot;" calcext:value-type="string">
            <text:p>"first":""</text:p>
          </table:table-cell>
          <table:table-cell table:formula="of:=[.D$6]&amp;[.F$5]&amp;[.D257]" office:value-type="string" office:string-value="&quot;second&quot;:&quot;&quot;" calcext:value-type="string">
            <text:p>"second":""</text:p>
          </table:table-cell>
          <table:table-cell table:formula="of:=[.E257]&amp;[.G$5]&amp;[.F2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7]);&quot;&quot;;[.H$4]&amp;[.G257]&amp;[.H$5])">
            <text:p/>
          </table:table-cell>
          <table:table-cell table:formula="of:=IF([.H258]=&quot;&quot;;&quot;&quot;;&quot;,&quot;)">
            <text:p/>
          </table:table-cell>
          <table:table-cell table:formula="of:=[.J256]&amp;[.H257]&amp;[.I2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7]=&quot;&quot;;[.J257];[.K2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8]&amp;[.C$5]" office:value-type="string" office:string-value="&quot;&quot;" calcext:value-type="string">
            <text:p>""</text:p>
          </table:table-cell>
          <table:table-cell table:formula="of:=[.D$5]&amp;[.B258]&amp;[.D$5]" office:value-type="string" office:string-value="&quot;&quot;" calcext:value-type="string">
            <text:p>""</text:p>
          </table:table-cell>
          <table:table-cell table:formula="of:=[.C$6]&amp;[.E$5]&amp;[.C258]" office:value-type="string" office:string-value="&quot;first&quot;:&quot;&quot;" calcext:value-type="string">
            <text:p>"first":""</text:p>
          </table:table-cell>
          <table:table-cell table:formula="of:=[.D$6]&amp;[.F$5]&amp;[.D258]" office:value-type="string" office:string-value="&quot;second&quot;:&quot;&quot;" calcext:value-type="string">
            <text:p>"second":""</text:p>
          </table:table-cell>
          <table:table-cell table:formula="of:=[.E258]&amp;[.G$5]&amp;[.F2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8]);&quot;&quot;;[.H$4]&amp;[.G258]&amp;[.H$5])">
            <text:p/>
          </table:table-cell>
          <table:table-cell table:formula="of:=IF([.H259]=&quot;&quot;;&quot;&quot;;&quot;,&quot;)">
            <text:p/>
          </table:table-cell>
          <table:table-cell table:formula="of:=[.J257]&amp;[.H258]&amp;[.I2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8]=&quot;&quot;;[.J258];[.K2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59]&amp;[.C$5]" office:value-type="string" office:string-value="&quot;&quot;" calcext:value-type="string">
            <text:p>""</text:p>
          </table:table-cell>
          <table:table-cell table:formula="of:=[.D$5]&amp;[.B259]&amp;[.D$5]" office:value-type="string" office:string-value="&quot;&quot;" calcext:value-type="string">
            <text:p>""</text:p>
          </table:table-cell>
          <table:table-cell table:formula="of:=[.C$6]&amp;[.E$5]&amp;[.C259]" office:value-type="string" office:string-value="&quot;first&quot;:&quot;&quot;" calcext:value-type="string">
            <text:p>"first":""</text:p>
          </table:table-cell>
          <table:table-cell table:formula="of:=[.D$6]&amp;[.F$5]&amp;[.D259]" office:value-type="string" office:string-value="&quot;second&quot;:&quot;&quot;" calcext:value-type="string">
            <text:p>"second":""</text:p>
          </table:table-cell>
          <table:table-cell table:formula="of:=[.E259]&amp;[.G$5]&amp;[.F2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59]);&quot;&quot;;[.H$4]&amp;[.G259]&amp;[.H$5])">
            <text:p/>
          </table:table-cell>
          <table:table-cell table:formula="of:=IF([.H260]=&quot;&quot;;&quot;&quot;;&quot;,&quot;)">
            <text:p/>
          </table:table-cell>
          <table:table-cell table:formula="of:=[.J258]&amp;[.H259]&amp;[.I2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59]=&quot;&quot;;[.J259];[.K2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0]&amp;[.C$5]" office:value-type="string" office:string-value="&quot;&quot;" calcext:value-type="string">
            <text:p>""</text:p>
          </table:table-cell>
          <table:table-cell table:formula="of:=[.D$5]&amp;[.B260]&amp;[.D$5]" office:value-type="string" office:string-value="&quot;&quot;" calcext:value-type="string">
            <text:p>""</text:p>
          </table:table-cell>
          <table:table-cell table:formula="of:=[.C$6]&amp;[.E$5]&amp;[.C260]" office:value-type="string" office:string-value="&quot;first&quot;:&quot;&quot;" calcext:value-type="string">
            <text:p>"first":""</text:p>
          </table:table-cell>
          <table:table-cell table:formula="of:=[.D$6]&amp;[.F$5]&amp;[.D260]" office:value-type="string" office:string-value="&quot;second&quot;:&quot;&quot;" calcext:value-type="string">
            <text:p>"second":""</text:p>
          </table:table-cell>
          <table:table-cell table:formula="of:=[.E260]&amp;[.G$5]&amp;[.F2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0]);&quot;&quot;;[.H$4]&amp;[.G260]&amp;[.H$5])">
            <text:p/>
          </table:table-cell>
          <table:table-cell table:formula="of:=IF([.H261]=&quot;&quot;;&quot;&quot;;&quot;,&quot;)">
            <text:p/>
          </table:table-cell>
          <table:table-cell table:formula="of:=[.J259]&amp;[.H260]&amp;[.I2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0]=&quot;&quot;;[.J260];[.K2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1]&amp;[.C$5]" office:value-type="string" office:string-value="&quot;&quot;" calcext:value-type="string">
            <text:p>""</text:p>
          </table:table-cell>
          <table:table-cell table:formula="of:=[.D$5]&amp;[.B261]&amp;[.D$5]" office:value-type="string" office:string-value="&quot;&quot;" calcext:value-type="string">
            <text:p>""</text:p>
          </table:table-cell>
          <table:table-cell table:formula="of:=[.C$6]&amp;[.E$5]&amp;[.C261]" office:value-type="string" office:string-value="&quot;first&quot;:&quot;&quot;" calcext:value-type="string">
            <text:p>"first":""</text:p>
          </table:table-cell>
          <table:table-cell table:formula="of:=[.D$6]&amp;[.F$5]&amp;[.D261]" office:value-type="string" office:string-value="&quot;second&quot;:&quot;&quot;" calcext:value-type="string">
            <text:p>"second":""</text:p>
          </table:table-cell>
          <table:table-cell table:formula="of:=[.E261]&amp;[.G$5]&amp;[.F2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1]);&quot;&quot;;[.H$4]&amp;[.G261]&amp;[.H$5])">
            <text:p/>
          </table:table-cell>
          <table:table-cell table:formula="of:=IF([.H262]=&quot;&quot;;&quot;&quot;;&quot;,&quot;)">
            <text:p/>
          </table:table-cell>
          <table:table-cell table:formula="of:=[.J260]&amp;[.H261]&amp;[.I2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1]=&quot;&quot;;[.J261];[.K2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2]&amp;[.C$5]" office:value-type="string" office:string-value="&quot;&quot;" calcext:value-type="string">
            <text:p>""</text:p>
          </table:table-cell>
          <table:table-cell table:formula="of:=[.D$5]&amp;[.B262]&amp;[.D$5]" office:value-type="string" office:string-value="&quot;&quot;" calcext:value-type="string">
            <text:p>""</text:p>
          </table:table-cell>
          <table:table-cell table:formula="of:=[.C$6]&amp;[.E$5]&amp;[.C262]" office:value-type="string" office:string-value="&quot;first&quot;:&quot;&quot;" calcext:value-type="string">
            <text:p>"first":""</text:p>
          </table:table-cell>
          <table:table-cell table:formula="of:=[.D$6]&amp;[.F$5]&amp;[.D262]" office:value-type="string" office:string-value="&quot;second&quot;:&quot;&quot;" calcext:value-type="string">
            <text:p>"second":""</text:p>
          </table:table-cell>
          <table:table-cell table:formula="of:=[.E262]&amp;[.G$5]&amp;[.F2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2]);&quot;&quot;;[.H$4]&amp;[.G262]&amp;[.H$5])">
            <text:p/>
          </table:table-cell>
          <table:table-cell table:formula="of:=IF([.H263]=&quot;&quot;;&quot;&quot;;&quot;,&quot;)">
            <text:p/>
          </table:table-cell>
          <table:table-cell table:formula="of:=[.J261]&amp;[.H262]&amp;[.I2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2]=&quot;&quot;;[.J262];[.K2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3]&amp;[.C$5]" office:value-type="string" office:string-value="&quot;&quot;" calcext:value-type="string">
            <text:p>""</text:p>
          </table:table-cell>
          <table:table-cell table:formula="of:=[.D$5]&amp;[.B263]&amp;[.D$5]" office:value-type="string" office:string-value="&quot;&quot;" calcext:value-type="string">
            <text:p>""</text:p>
          </table:table-cell>
          <table:table-cell table:formula="of:=[.C$6]&amp;[.E$5]&amp;[.C263]" office:value-type="string" office:string-value="&quot;first&quot;:&quot;&quot;" calcext:value-type="string">
            <text:p>"first":""</text:p>
          </table:table-cell>
          <table:table-cell table:formula="of:=[.D$6]&amp;[.F$5]&amp;[.D263]" office:value-type="string" office:string-value="&quot;second&quot;:&quot;&quot;" calcext:value-type="string">
            <text:p>"second":""</text:p>
          </table:table-cell>
          <table:table-cell table:formula="of:=[.E263]&amp;[.G$5]&amp;[.F2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3]);&quot;&quot;;[.H$4]&amp;[.G263]&amp;[.H$5])">
            <text:p/>
          </table:table-cell>
          <table:table-cell table:formula="of:=IF([.H264]=&quot;&quot;;&quot;&quot;;&quot;,&quot;)">
            <text:p/>
          </table:table-cell>
          <table:table-cell table:formula="of:=[.J262]&amp;[.H263]&amp;[.I2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3]=&quot;&quot;;[.J263];[.K2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4]&amp;[.C$5]" office:value-type="string" office:string-value="&quot;&quot;" calcext:value-type="string">
            <text:p>""</text:p>
          </table:table-cell>
          <table:table-cell table:formula="of:=[.D$5]&amp;[.B264]&amp;[.D$5]" office:value-type="string" office:string-value="&quot;&quot;" calcext:value-type="string">
            <text:p>""</text:p>
          </table:table-cell>
          <table:table-cell table:formula="of:=[.C$6]&amp;[.E$5]&amp;[.C264]" office:value-type="string" office:string-value="&quot;first&quot;:&quot;&quot;" calcext:value-type="string">
            <text:p>"first":""</text:p>
          </table:table-cell>
          <table:table-cell table:formula="of:=[.D$6]&amp;[.F$5]&amp;[.D264]" office:value-type="string" office:string-value="&quot;second&quot;:&quot;&quot;" calcext:value-type="string">
            <text:p>"second":""</text:p>
          </table:table-cell>
          <table:table-cell table:formula="of:=[.E264]&amp;[.G$5]&amp;[.F2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4]);&quot;&quot;;[.H$4]&amp;[.G264]&amp;[.H$5])">
            <text:p/>
          </table:table-cell>
          <table:table-cell table:formula="of:=IF([.H265]=&quot;&quot;;&quot;&quot;;&quot;,&quot;)">
            <text:p/>
          </table:table-cell>
          <table:table-cell table:formula="of:=[.J263]&amp;[.H264]&amp;[.I2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4]=&quot;&quot;;[.J264];[.K2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5]&amp;[.C$5]" office:value-type="string" office:string-value="&quot;&quot;" calcext:value-type="string">
            <text:p>""</text:p>
          </table:table-cell>
          <table:table-cell table:formula="of:=[.D$5]&amp;[.B265]&amp;[.D$5]" office:value-type="string" office:string-value="&quot;&quot;" calcext:value-type="string">
            <text:p>""</text:p>
          </table:table-cell>
          <table:table-cell table:formula="of:=[.C$6]&amp;[.E$5]&amp;[.C265]" office:value-type="string" office:string-value="&quot;first&quot;:&quot;&quot;" calcext:value-type="string">
            <text:p>"first":""</text:p>
          </table:table-cell>
          <table:table-cell table:formula="of:=[.D$6]&amp;[.F$5]&amp;[.D265]" office:value-type="string" office:string-value="&quot;second&quot;:&quot;&quot;" calcext:value-type="string">
            <text:p>"second":""</text:p>
          </table:table-cell>
          <table:table-cell table:formula="of:=[.E265]&amp;[.G$5]&amp;[.F2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5]);&quot;&quot;;[.H$4]&amp;[.G265]&amp;[.H$5])">
            <text:p/>
          </table:table-cell>
          <table:table-cell table:formula="of:=IF([.H266]=&quot;&quot;;&quot;&quot;;&quot;,&quot;)">
            <text:p/>
          </table:table-cell>
          <table:table-cell table:formula="of:=[.J264]&amp;[.H265]&amp;[.I2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5]=&quot;&quot;;[.J265];[.K2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6]&amp;[.C$5]" office:value-type="string" office:string-value="&quot;&quot;" calcext:value-type="string">
            <text:p>""</text:p>
          </table:table-cell>
          <table:table-cell table:formula="of:=[.D$5]&amp;[.B266]&amp;[.D$5]" office:value-type="string" office:string-value="&quot;&quot;" calcext:value-type="string">
            <text:p>""</text:p>
          </table:table-cell>
          <table:table-cell table:formula="of:=[.C$6]&amp;[.E$5]&amp;[.C266]" office:value-type="string" office:string-value="&quot;first&quot;:&quot;&quot;" calcext:value-type="string">
            <text:p>"first":""</text:p>
          </table:table-cell>
          <table:table-cell table:formula="of:=[.D$6]&amp;[.F$5]&amp;[.D266]" office:value-type="string" office:string-value="&quot;second&quot;:&quot;&quot;" calcext:value-type="string">
            <text:p>"second":""</text:p>
          </table:table-cell>
          <table:table-cell table:formula="of:=[.E266]&amp;[.G$5]&amp;[.F2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6]);&quot;&quot;;[.H$4]&amp;[.G266]&amp;[.H$5])">
            <text:p/>
          </table:table-cell>
          <table:table-cell table:formula="of:=IF([.H267]=&quot;&quot;;&quot;&quot;;&quot;,&quot;)">
            <text:p/>
          </table:table-cell>
          <table:table-cell table:formula="of:=[.J265]&amp;[.H266]&amp;[.I2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6]=&quot;&quot;;[.J266];[.K2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7]&amp;[.C$5]" office:value-type="string" office:string-value="&quot;&quot;" calcext:value-type="string">
            <text:p>""</text:p>
          </table:table-cell>
          <table:table-cell table:formula="of:=[.D$5]&amp;[.B267]&amp;[.D$5]" office:value-type="string" office:string-value="&quot;&quot;" calcext:value-type="string">
            <text:p>""</text:p>
          </table:table-cell>
          <table:table-cell table:formula="of:=[.C$6]&amp;[.E$5]&amp;[.C267]" office:value-type="string" office:string-value="&quot;first&quot;:&quot;&quot;" calcext:value-type="string">
            <text:p>"first":""</text:p>
          </table:table-cell>
          <table:table-cell table:formula="of:=[.D$6]&amp;[.F$5]&amp;[.D267]" office:value-type="string" office:string-value="&quot;second&quot;:&quot;&quot;" calcext:value-type="string">
            <text:p>"second":""</text:p>
          </table:table-cell>
          <table:table-cell table:formula="of:=[.E267]&amp;[.G$5]&amp;[.F2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7]);&quot;&quot;;[.H$4]&amp;[.G267]&amp;[.H$5])">
            <text:p/>
          </table:table-cell>
          <table:table-cell table:formula="of:=IF([.H268]=&quot;&quot;;&quot;&quot;;&quot;,&quot;)">
            <text:p/>
          </table:table-cell>
          <table:table-cell table:formula="of:=[.J266]&amp;[.H267]&amp;[.I2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7]=&quot;&quot;;[.J267];[.K2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8]&amp;[.C$5]" office:value-type="string" office:string-value="&quot;&quot;" calcext:value-type="string">
            <text:p>""</text:p>
          </table:table-cell>
          <table:table-cell table:formula="of:=[.D$5]&amp;[.B268]&amp;[.D$5]" office:value-type="string" office:string-value="&quot;&quot;" calcext:value-type="string">
            <text:p>""</text:p>
          </table:table-cell>
          <table:table-cell table:formula="of:=[.C$6]&amp;[.E$5]&amp;[.C268]" office:value-type="string" office:string-value="&quot;first&quot;:&quot;&quot;" calcext:value-type="string">
            <text:p>"first":""</text:p>
          </table:table-cell>
          <table:table-cell table:formula="of:=[.D$6]&amp;[.F$5]&amp;[.D268]" office:value-type="string" office:string-value="&quot;second&quot;:&quot;&quot;" calcext:value-type="string">
            <text:p>"second":""</text:p>
          </table:table-cell>
          <table:table-cell table:formula="of:=[.E268]&amp;[.G$5]&amp;[.F2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8]);&quot;&quot;;[.H$4]&amp;[.G268]&amp;[.H$5])">
            <text:p/>
          </table:table-cell>
          <table:table-cell table:formula="of:=IF([.H269]=&quot;&quot;;&quot;&quot;;&quot;,&quot;)">
            <text:p/>
          </table:table-cell>
          <table:table-cell table:formula="of:=[.J267]&amp;[.H268]&amp;[.I2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8]=&quot;&quot;;[.J268];[.K2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69]&amp;[.C$5]" office:value-type="string" office:string-value="&quot;&quot;" calcext:value-type="string">
            <text:p>""</text:p>
          </table:table-cell>
          <table:table-cell table:formula="of:=[.D$5]&amp;[.B269]&amp;[.D$5]" office:value-type="string" office:string-value="&quot;&quot;" calcext:value-type="string">
            <text:p>""</text:p>
          </table:table-cell>
          <table:table-cell table:formula="of:=[.C$6]&amp;[.E$5]&amp;[.C269]" office:value-type="string" office:string-value="&quot;first&quot;:&quot;&quot;" calcext:value-type="string">
            <text:p>"first":""</text:p>
          </table:table-cell>
          <table:table-cell table:formula="of:=[.D$6]&amp;[.F$5]&amp;[.D269]" office:value-type="string" office:string-value="&quot;second&quot;:&quot;&quot;" calcext:value-type="string">
            <text:p>"second":""</text:p>
          </table:table-cell>
          <table:table-cell table:formula="of:=[.E269]&amp;[.G$5]&amp;[.F2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69]);&quot;&quot;;[.H$4]&amp;[.G269]&amp;[.H$5])">
            <text:p/>
          </table:table-cell>
          <table:table-cell table:formula="of:=IF([.H270]=&quot;&quot;;&quot;&quot;;&quot;,&quot;)">
            <text:p/>
          </table:table-cell>
          <table:table-cell table:formula="of:=[.J268]&amp;[.H269]&amp;[.I2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69]=&quot;&quot;;[.J269];[.K2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0]&amp;[.C$5]" office:value-type="string" office:string-value="&quot;&quot;" calcext:value-type="string">
            <text:p>""</text:p>
          </table:table-cell>
          <table:table-cell table:formula="of:=[.D$5]&amp;[.B270]&amp;[.D$5]" office:value-type="string" office:string-value="&quot;&quot;" calcext:value-type="string">
            <text:p>""</text:p>
          </table:table-cell>
          <table:table-cell table:formula="of:=[.C$6]&amp;[.E$5]&amp;[.C270]" office:value-type="string" office:string-value="&quot;first&quot;:&quot;&quot;" calcext:value-type="string">
            <text:p>"first":""</text:p>
          </table:table-cell>
          <table:table-cell table:formula="of:=[.D$6]&amp;[.F$5]&amp;[.D270]" office:value-type="string" office:string-value="&quot;second&quot;:&quot;&quot;" calcext:value-type="string">
            <text:p>"second":""</text:p>
          </table:table-cell>
          <table:table-cell table:formula="of:=[.E270]&amp;[.G$5]&amp;[.F2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0]);&quot;&quot;;[.H$4]&amp;[.G270]&amp;[.H$5])">
            <text:p/>
          </table:table-cell>
          <table:table-cell table:formula="of:=IF([.H271]=&quot;&quot;;&quot;&quot;;&quot;,&quot;)">
            <text:p/>
          </table:table-cell>
          <table:table-cell table:formula="of:=[.J269]&amp;[.H270]&amp;[.I2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0]=&quot;&quot;;[.J270];[.K2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1]&amp;[.C$5]" office:value-type="string" office:string-value="&quot;&quot;" calcext:value-type="string">
            <text:p>""</text:p>
          </table:table-cell>
          <table:table-cell table:formula="of:=[.D$5]&amp;[.B271]&amp;[.D$5]" office:value-type="string" office:string-value="&quot;&quot;" calcext:value-type="string">
            <text:p>""</text:p>
          </table:table-cell>
          <table:table-cell table:formula="of:=[.C$6]&amp;[.E$5]&amp;[.C271]" office:value-type="string" office:string-value="&quot;first&quot;:&quot;&quot;" calcext:value-type="string">
            <text:p>"first":""</text:p>
          </table:table-cell>
          <table:table-cell table:formula="of:=[.D$6]&amp;[.F$5]&amp;[.D271]" office:value-type="string" office:string-value="&quot;second&quot;:&quot;&quot;" calcext:value-type="string">
            <text:p>"second":""</text:p>
          </table:table-cell>
          <table:table-cell table:formula="of:=[.E271]&amp;[.G$5]&amp;[.F2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1]);&quot;&quot;;[.H$4]&amp;[.G271]&amp;[.H$5])">
            <text:p/>
          </table:table-cell>
          <table:table-cell table:formula="of:=IF([.H272]=&quot;&quot;;&quot;&quot;;&quot;,&quot;)">
            <text:p/>
          </table:table-cell>
          <table:table-cell table:formula="of:=[.J270]&amp;[.H271]&amp;[.I2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1]=&quot;&quot;;[.J271];[.K2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2]&amp;[.C$5]" office:value-type="string" office:string-value="&quot;&quot;" calcext:value-type="string">
            <text:p>""</text:p>
          </table:table-cell>
          <table:table-cell table:formula="of:=[.D$5]&amp;[.B272]&amp;[.D$5]" office:value-type="string" office:string-value="&quot;&quot;" calcext:value-type="string">
            <text:p>""</text:p>
          </table:table-cell>
          <table:table-cell table:formula="of:=[.C$6]&amp;[.E$5]&amp;[.C272]" office:value-type="string" office:string-value="&quot;first&quot;:&quot;&quot;" calcext:value-type="string">
            <text:p>"first":""</text:p>
          </table:table-cell>
          <table:table-cell table:formula="of:=[.D$6]&amp;[.F$5]&amp;[.D272]" office:value-type="string" office:string-value="&quot;second&quot;:&quot;&quot;" calcext:value-type="string">
            <text:p>"second":""</text:p>
          </table:table-cell>
          <table:table-cell table:formula="of:=[.E272]&amp;[.G$5]&amp;[.F2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2]);&quot;&quot;;[.H$4]&amp;[.G272]&amp;[.H$5])">
            <text:p/>
          </table:table-cell>
          <table:table-cell table:formula="of:=IF([.H273]=&quot;&quot;;&quot;&quot;;&quot;,&quot;)">
            <text:p/>
          </table:table-cell>
          <table:table-cell table:formula="of:=[.J271]&amp;[.H272]&amp;[.I2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2]=&quot;&quot;;[.J272];[.K2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3]&amp;[.C$5]" office:value-type="string" office:string-value="&quot;&quot;" calcext:value-type="string">
            <text:p>""</text:p>
          </table:table-cell>
          <table:table-cell table:formula="of:=[.D$5]&amp;[.B273]&amp;[.D$5]" office:value-type="string" office:string-value="&quot;&quot;" calcext:value-type="string">
            <text:p>""</text:p>
          </table:table-cell>
          <table:table-cell table:formula="of:=[.C$6]&amp;[.E$5]&amp;[.C273]" office:value-type="string" office:string-value="&quot;first&quot;:&quot;&quot;" calcext:value-type="string">
            <text:p>"first":""</text:p>
          </table:table-cell>
          <table:table-cell table:formula="of:=[.D$6]&amp;[.F$5]&amp;[.D273]" office:value-type="string" office:string-value="&quot;second&quot;:&quot;&quot;" calcext:value-type="string">
            <text:p>"second":""</text:p>
          </table:table-cell>
          <table:table-cell table:formula="of:=[.E273]&amp;[.G$5]&amp;[.F2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3]);&quot;&quot;;[.H$4]&amp;[.G273]&amp;[.H$5])">
            <text:p/>
          </table:table-cell>
          <table:table-cell table:formula="of:=IF([.H274]=&quot;&quot;;&quot;&quot;;&quot;,&quot;)">
            <text:p/>
          </table:table-cell>
          <table:table-cell table:formula="of:=[.J272]&amp;[.H273]&amp;[.I2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3]=&quot;&quot;;[.J273];[.K2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4]&amp;[.C$5]" office:value-type="string" office:string-value="&quot;&quot;" calcext:value-type="string">
            <text:p>""</text:p>
          </table:table-cell>
          <table:table-cell table:formula="of:=[.D$5]&amp;[.B274]&amp;[.D$5]" office:value-type="string" office:string-value="&quot;&quot;" calcext:value-type="string">
            <text:p>""</text:p>
          </table:table-cell>
          <table:table-cell table:formula="of:=[.C$6]&amp;[.E$5]&amp;[.C274]" office:value-type="string" office:string-value="&quot;first&quot;:&quot;&quot;" calcext:value-type="string">
            <text:p>"first":""</text:p>
          </table:table-cell>
          <table:table-cell table:formula="of:=[.D$6]&amp;[.F$5]&amp;[.D274]" office:value-type="string" office:string-value="&quot;second&quot;:&quot;&quot;" calcext:value-type="string">
            <text:p>"second":""</text:p>
          </table:table-cell>
          <table:table-cell table:formula="of:=[.E274]&amp;[.G$5]&amp;[.F2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4]);&quot;&quot;;[.H$4]&amp;[.G274]&amp;[.H$5])">
            <text:p/>
          </table:table-cell>
          <table:table-cell table:formula="of:=IF([.H275]=&quot;&quot;;&quot;&quot;;&quot;,&quot;)">
            <text:p/>
          </table:table-cell>
          <table:table-cell table:formula="of:=[.J273]&amp;[.H274]&amp;[.I2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4]=&quot;&quot;;[.J274];[.K2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5]&amp;[.C$5]" office:value-type="string" office:string-value="&quot;&quot;" calcext:value-type="string">
            <text:p>""</text:p>
          </table:table-cell>
          <table:table-cell table:formula="of:=[.D$5]&amp;[.B275]&amp;[.D$5]" office:value-type="string" office:string-value="&quot;&quot;" calcext:value-type="string">
            <text:p>""</text:p>
          </table:table-cell>
          <table:table-cell table:formula="of:=[.C$6]&amp;[.E$5]&amp;[.C275]" office:value-type="string" office:string-value="&quot;first&quot;:&quot;&quot;" calcext:value-type="string">
            <text:p>"first":""</text:p>
          </table:table-cell>
          <table:table-cell table:formula="of:=[.D$6]&amp;[.F$5]&amp;[.D275]" office:value-type="string" office:string-value="&quot;second&quot;:&quot;&quot;" calcext:value-type="string">
            <text:p>"second":""</text:p>
          </table:table-cell>
          <table:table-cell table:formula="of:=[.E275]&amp;[.G$5]&amp;[.F2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5]);&quot;&quot;;[.H$4]&amp;[.G275]&amp;[.H$5])">
            <text:p/>
          </table:table-cell>
          <table:table-cell table:formula="of:=IF([.H276]=&quot;&quot;;&quot;&quot;;&quot;,&quot;)">
            <text:p/>
          </table:table-cell>
          <table:table-cell table:formula="of:=[.J274]&amp;[.H275]&amp;[.I2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5]=&quot;&quot;;[.J275];[.K2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6]&amp;[.C$5]" office:value-type="string" office:string-value="&quot;&quot;" calcext:value-type="string">
            <text:p>""</text:p>
          </table:table-cell>
          <table:table-cell table:formula="of:=[.D$5]&amp;[.B276]&amp;[.D$5]" office:value-type="string" office:string-value="&quot;&quot;" calcext:value-type="string">
            <text:p>""</text:p>
          </table:table-cell>
          <table:table-cell table:formula="of:=[.C$6]&amp;[.E$5]&amp;[.C276]" office:value-type="string" office:string-value="&quot;first&quot;:&quot;&quot;" calcext:value-type="string">
            <text:p>"first":""</text:p>
          </table:table-cell>
          <table:table-cell table:formula="of:=[.D$6]&amp;[.F$5]&amp;[.D276]" office:value-type="string" office:string-value="&quot;second&quot;:&quot;&quot;" calcext:value-type="string">
            <text:p>"second":""</text:p>
          </table:table-cell>
          <table:table-cell table:formula="of:=[.E276]&amp;[.G$5]&amp;[.F2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6]);&quot;&quot;;[.H$4]&amp;[.G276]&amp;[.H$5])">
            <text:p/>
          </table:table-cell>
          <table:table-cell table:formula="of:=IF([.H277]=&quot;&quot;;&quot;&quot;;&quot;,&quot;)">
            <text:p/>
          </table:table-cell>
          <table:table-cell table:formula="of:=[.J275]&amp;[.H276]&amp;[.I2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6]=&quot;&quot;;[.J276];[.K2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7]&amp;[.C$5]" office:value-type="string" office:string-value="&quot;&quot;" calcext:value-type="string">
            <text:p>""</text:p>
          </table:table-cell>
          <table:table-cell table:formula="of:=[.D$5]&amp;[.B277]&amp;[.D$5]" office:value-type="string" office:string-value="&quot;&quot;" calcext:value-type="string">
            <text:p>""</text:p>
          </table:table-cell>
          <table:table-cell table:formula="of:=[.C$6]&amp;[.E$5]&amp;[.C277]" office:value-type="string" office:string-value="&quot;first&quot;:&quot;&quot;" calcext:value-type="string">
            <text:p>"first":""</text:p>
          </table:table-cell>
          <table:table-cell table:formula="of:=[.D$6]&amp;[.F$5]&amp;[.D277]" office:value-type="string" office:string-value="&quot;second&quot;:&quot;&quot;" calcext:value-type="string">
            <text:p>"second":""</text:p>
          </table:table-cell>
          <table:table-cell table:formula="of:=[.E277]&amp;[.G$5]&amp;[.F2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7]);&quot;&quot;;[.H$4]&amp;[.G277]&amp;[.H$5])">
            <text:p/>
          </table:table-cell>
          <table:table-cell table:formula="of:=IF([.H278]=&quot;&quot;;&quot;&quot;;&quot;,&quot;)">
            <text:p/>
          </table:table-cell>
          <table:table-cell table:formula="of:=[.J276]&amp;[.H277]&amp;[.I2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7]=&quot;&quot;;[.J277];[.K2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8]&amp;[.C$5]" office:value-type="string" office:string-value="&quot;&quot;" calcext:value-type="string">
            <text:p>""</text:p>
          </table:table-cell>
          <table:table-cell table:formula="of:=[.D$5]&amp;[.B278]&amp;[.D$5]" office:value-type="string" office:string-value="&quot;&quot;" calcext:value-type="string">
            <text:p>""</text:p>
          </table:table-cell>
          <table:table-cell table:formula="of:=[.C$6]&amp;[.E$5]&amp;[.C278]" office:value-type="string" office:string-value="&quot;first&quot;:&quot;&quot;" calcext:value-type="string">
            <text:p>"first":""</text:p>
          </table:table-cell>
          <table:table-cell table:formula="of:=[.D$6]&amp;[.F$5]&amp;[.D278]" office:value-type="string" office:string-value="&quot;second&quot;:&quot;&quot;" calcext:value-type="string">
            <text:p>"second":""</text:p>
          </table:table-cell>
          <table:table-cell table:formula="of:=[.E278]&amp;[.G$5]&amp;[.F2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8]);&quot;&quot;;[.H$4]&amp;[.G278]&amp;[.H$5])">
            <text:p/>
          </table:table-cell>
          <table:table-cell table:formula="of:=IF([.H279]=&quot;&quot;;&quot;&quot;;&quot;,&quot;)">
            <text:p/>
          </table:table-cell>
          <table:table-cell table:formula="of:=[.J277]&amp;[.H278]&amp;[.I2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8]=&quot;&quot;;[.J278];[.K2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79]&amp;[.C$5]" office:value-type="string" office:string-value="&quot;&quot;" calcext:value-type="string">
            <text:p>""</text:p>
          </table:table-cell>
          <table:table-cell table:formula="of:=[.D$5]&amp;[.B279]&amp;[.D$5]" office:value-type="string" office:string-value="&quot;&quot;" calcext:value-type="string">
            <text:p>""</text:p>
          </table:table-cell>
          <table:table-cell table:formula="of:=[.C$6]&amp;[.E$5]&amp;[.C279]" office:value-type="string" office:string-value="&quot;first&quot;:&quot;&quot;" calcext:value-type="string">
            <text:p>"first":""</text:p>
          </table:table-cell>
          <table:table-cell table:formula="of:=[.D$6]&amp;[.F$5]&amp;[.D279]" office:value-type="string" office:string-value="&quot;second&quot;:&quot;&quot;" calcext:value-type="string">
            <text:p>"second":""</text:p>
          </table:table-cell>
          <table:table-cell table:formula="of:=[.E279]&amp;[.G$5]&amp;[.F2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79]);&quot;&quot;;[.H$4]&amp;[.G279]&amp;[.H$5])">
            <text:p/>
          </table:table-cell>
          <table:table-cell table:formula="of:=IF([.H280]=&quot;&quot;;&quot;&quot;;&quot;,&quot;)">
            <text:p/>
          </table:table-cell>
          <table:table-cell table:formula="of:=[.J278]&amp;[.H279]&amp;[.I2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79]=&quot;&quot;;[.J279];[.K2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0]&amp;[.C$5]" office:value-type="string" office:string-value="&quot;&quot;" calcext:value-type="string">
            <text:p>""</text:p>
          </table:table-cell>
          <table:table-cell table:formula="of:=[.D$5]&amp;[.B280]&amp;[.D$5]" office:value-type="string" office:string-value="&quot;&quot;" calcext:value-type="string">
            <text:p>""</text:p>
          </table:table-cell>
          <table:table-cell table:formula="of:=[.C$6]&amp;[.E$5]&amp;[.C280]" office:value-type="string" office:string-value="&quot;first&quot;:&quot;&quot;" calcext:value-type="string">
            <text:p>"first":""</text:p>
          </table:table-cell>
          <table:table-cell table:formula="of:=[.D$6]&amp;[.F$5]&amp;[.D280]" office:value-type="string" office:string-value="&quot;second&quot;:&quot;&quot;" calcext:value-type="string">
            <text:p>"second":""</text:p>
          </table:table-cell>
          <table:table-cell table:formula="of:=[.E280]&amp;[.G$5]&amp;[.F2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0]);&quot;&quot;;[.H$4]&amp;[.G280]&amp;[.H$5])">
            <text:p/>
          </table:table-cell>
          <table:table-cell table:formula="of:=IF([.H281]=&quot;&quot;;&quot;&quot;;&quot;,&quot;)">
            <text:p/>
          </table:table-cell>
          <table:table-cell table:formula="of:=[.J279]&amp;[.H280]&amp;[.I2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0]=&quot;&quot;;[.J280];[.K2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1]&amp;[.C$5]" office:value-type="string" office:string-value="&quot;&quot;" calcext:value-type="string">
            <text:p>""</text:p>
          </table:table-cell>
          <table:table-cell table:formula="of:=[.D$5]&amp;[.B281]&amp;[.D$5]" office:value-type="string" office:string-value="&quot;&quot;" calcext:value-type="string">
            <text:p>""</text:p>
          </table:table-cell>
          <table:table-cell table:formula="of:=[.C$6]&amp;[.E$5]&amp;[.C281]" office:value-type="string" office:string-value="&quot;first&quot;:&quot;&quot;" calcext:value-type="string">
            <text:p>"first":""</text:p>
          </table:table-cell>
          <table:table-cell table:formula="of:=[.D$6]&amp;[.F$5]&amp;[.D281]" office:value-type="string" office:string-value="&quot;second&quot;:&quot;&quot;" calcext:value-type="string">
            <text:p>"second":""</text:p>
          </table:table-cell>
          <table:table-cell table:formula="of:=[.E281]&amp;[.G$5]&amp;[.F2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1]);&quot;&quot;;[.H$4]&amp;[.G281]&amp;[.H$5])">
            <text:p/>
          </table:table-cell>
          <table:table-cell table:formula="of:=IF([.H282]=&quot;&quot;;&quot;&quot;;&quot;,&quot;)">
            <text:p/>
          </table:table-cell>
          <table:table-cell table:formula="of:=[.J280]&amp;[.H281]&amp;[.I2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1]=&quot;&quot;;[.J281];[.K2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2]&amp;[.C$5]" office:value-type="string" office:string-value="&quot;&quot;" calcext:value-type="string">
            <text:p>""</text:p>
          </table:table-cell>
          <table:table-cell table:formula="of:=[.D$5]&amp;[.B282]&amp;[.D$5]" office:value-type="string" office:string-value="&quot;&quot;" calcext:value-type="string">
            <text:p>""</text:p>
          </table:table-cell>
          <table:table-cell table:formula="of:=[.C$6]&amp;[.E$5]&amp;[.C282]" office:value-type="string" office:string-value="&quot;first&quot;:&quot;&quot;" calcext:value-type="string">
            <text:p>"first":""</text:p>
          </table:table-cell>
          <table:table-cell table:formula="of:=[.D$6]&amp;[.F$5]&amp;[.D282]" office:value-type="string" office:string-value="&quot;second&quot;:&quot;&quot;" calcext:value-type="string">
            <text:p>"second":""</text:p>
          </table:table-cell>
          <table:table-cell table:formula="of:=[.E282]&amp;[.G$5]&amp;[.F2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2]);&quot;&quot;;[.H$4]&amp;[.G282]&amp;[.H$5])">
            <text:p/>
          </table:table-cell>
          <table:table-cell table:formula="of:=IF([.H283]=&quot;&quot;;&quot;&quot;;&quot;,&quot;)">
            <text:p/>
          </table:table-cell>
          <table:table-cell table:formula="of:=[.J281]&amp;[.H282]&amp;[.I2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2]=&quot;&quot;;[.J282];[.K2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3]&amp;[.C$5]" office:value-type="string" office:string-value="&quot;&quot;" calcext:value-type="string">
            <text:p>""</text:p>
          </table:table-cell>
          <table:table-cell table:formula="of:=[.D$5]&amp;[.B283]&amp;[.D$5]" office:value-type="string" office:string-value="&quot;&quot;" calcext:value-type="string">
            <text:p>""</text:p>
          </table:table-cell>
          <table:table-cell table:formula="of:=[.C$6]&amp;[.E$5]&amp;[.C283]" office:value-type="string" office:string-value="&quot;first&quot;:&quot;&quot;" calcext:value-type="string">
            <text:p>"first":""</text:p>
          </table:table-cell>
          <table:table-cell table:formula="of:=[.D$6]&amp;[.F$5]&amp;[.D283]" office:value-type="string" office:string-value="&quot;second&quot;:&quot;&quot;" calcext:value-type="string">
            <text:p>"second":""</text:p>
          </table:table-cell>
          <table:table-cell table:formula="of:=[.E283]&amp;[.G$5]&amp;[.F2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3]);&quot;&quot;;[.H$4]&amp;[.G283]&amp;[.H$5])">
            <text:p/>
          </table:table-cell>
          <table:table-cell table:formula="of:=IF([.H284]=&quot;&quot;;&quot;&quot;;&quot;,&quot;)">
            <text:p/>
          </table:table-cell>
          <table:table-cell table:formula="of:=[.J282]&amp;[.H283]&amp;[.I2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3]=&quot;&quot;;[.J283];[.K2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4]&amp;[.C$5]" office:value-type="string" office:string-value="&quot;&quot;" calcext:value-type="string">
            <text:p>""</text:p>
          </table:table-cell>
          <table:table-cell table:formula="of:=[.D$5]&amp;[.B284]&amp;[.D$5]" office:value-type="string" office:string-value="&quot;&quot;" calcext:value-type="string">
            <text:p>""</text:p>
          </table:table-cell>
          <table:table-cell table:formula="of:=[.C$6]&amp;[.E$5]&amp;[.C284]" office:value-type="string" office:string-value="&quot;first&quot;:&quot;&quot;" calcext:value-type="string">
            <text:p>"first":""</text:p>
          </table:table-cell>
          <table:table-cell table:formula="of:=[.D$6]&amp;[.F$5]&amp;[.D284]" office:value-type="string" office:string-value="&quot;second&quot;:&quot;&quot;" calcext:value-type="string">
            <text:p>"second":""</text:p>
          </table:table-cell>
          <table:table-cell table:formula="of:=[.E284]&amp;[.G$5]&amp;[.F2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4]);&quot;&quot;;[.H$4]&amp;[.G284]&amp;[.H$5])">
            <text:p/>
          </table:table-cell>
          <table:table-cell table:formula="of:=IF([.H285]=&quot;&quot;;&quot;&quot;;&quot;,&quot;)">
            <text:p/>
          </table:table-cell>
          <table:table-cell table:formula="of:=[.J283]&amp;[.H284]&amp;[.I2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4]=&quot;&quot;;[.J284];[.K2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5]&amp;[.C$5]" office:value-type="string" office:string-value="&quot;&quot;" calcext:value-type="string">
            <text:p>""</text:p>
          </table:table-cell>
          <table:table-cell table:formula="of:=[.D$5]&amp;[.B285]&amp;[.D$5]" office:value-type="string" office:string-value="&quot;&quot;" calcext:value-type="string">
            <text:p>""</text:p>
          </table:table-cell>
          <table:table-cell table:formula="of:=[.C$6]&amp;[.E$5]&amp;[.C285]" office:value-type="string" office:string-value="&quot;first&quot;:&quot;&quot;" calcext:value-type="string">
            <text:p>"first":""</text:p>
          </table:table-cell>
          <table:table-cell table:formula="of:=[.D$6]&amp;[.F$5]&amp;[.D285]" office:value-type="string" office:string-value="&quot;second&quot;:&quot;&quot;" calcext:value-type="string">
            <text:p>"second":""</text:p>
          </table:table-cell>
          <table:table-cell table:formula="of:=[.E285]&amp;[.G$5]&amp;[.F2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5]);&quot;&quot;;[.H$4]&amp;[.G285]&amp;[.H$5])">
            <text:p/>
          </table:table-cell>
          <table:table-cell table:formula="of:=IF([.H286]=&quot;&quot;;&quot;&quot;;&quot;,&quot;)">
            <text:p/>
          </table:table-cell>
          <table:table-cell table:formula="of:=[.J284]&amp;[.H285]&amp;[.I2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5]=&quot;&quot;;[.J285];[.K2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6]&amp;[.C$5]" office:value-type="string" office:string-value="&quot;&quot;" calcext:value-type="string">
            <text:p>""</text:p>
          </table:table-cell>
          <table:table-cell table:formula="of:=[.D$5]&amp;[.B286]&amp;[.D$5]" office:value-type="string" office:string-value="&quot;&quot;" calcext:value-type="string">
            <text:p>""</text:p>
          </table:table-cell>
          <table:table-cell table:formula="of:=[.C$6]&amp;[.E$5]&amp;[.C286]" office:value-type="string" office:string-value="&quot;first&quot;:&quot;&quot;" calcext:value-type="string">
            <text:p>"first":""</text:p>
          </table:table-cell>
          <table:table-cell table:formula="of:=[.D$6]&amp;[.F$5]&amp;[.D286]" office:value-type="string" office:string-value="&quot;second&quot;:&quot;&quot;" calcext:value-type="string">
            <text:p>"second":""</text:p>
          </table:table-cell>
          <table:table-cell table:formula="of:=[.E286]&amp;[.G$5]&amp;[.F2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6]);&quot;&quot;;[.H$4]&amp;[.G286]&amp;[.H$5])">
            <text:p/>
          </table:table-cell>
          <table:table-cell table:formula="of:=IF([.H287]=&quot;&quot;;&quot;&quot;;&quot;,&quot;)">
            <text:p/>
          </table:table-cell>
          <table:table-cell table:formula="of:=[.J285]&amp;[.H286]&amp;[.I2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6]=&quot;&quot;;[.J286];[.K2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7]&amp;[.C$5]" office:value-type="string" office:string-value="&quot;&quot;" calcext:value-type="string">
            <text:p>""</text:p>
          </table:table-cell>
          <table:table-cell table:formula="of:=[.D$5]&amp;[.B287]&amp;[.D$5]" office:value-type="string" office:string-value="&quot;&quot;" calcext:value-type="string">
            <text:p>""</text:p>
          </table:table-cell>
          <table:table-cell table:formula="of:=[.C$6]&amp;[.E$5]&amp;[.C287]" office:value-type="string" office:string-value="&quot;first&quot;:&quot;&quot;" calcext:value-type="string">
            <text:p>"first":""</text:p>
          </table:table-cell>
          <table:table-cell table:formula="of:=[.D$6]&amp;[.F$5]&amp;[.D287]" office:value-type="string" office:string-value="&quot;second&quot;:&quot;&quot;" calcext:value-type="string">
            <text:p>"second":""</text:p>
          </table:table-cell>
          <table:table-cell table:formula="of:=[.E287]&amp;[.G$5]&amp;[.F2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7]);&quot;&quot;;[.H$4]&amp;[.G287]&amp;[.H$5])">
            <text:p/>
          </table:table-cell>
          <table:table-cell table:formula="of:=IF([.H288]=&quot;&quot;;&quot;&quot;;&quot;,&quot;)">
            <text:p/>
          </table:table-cell>
          <table:table-cell table:formula="of:=[.J286]&amp;[.H287]&amp;[.I2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7]=&quot;&quot;;[.J287];[.K2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8]&amp;[.C$5]" office:value-type="string" office:string-value="&quot;&quot;" calcext:value-type="string">
            <text:p>""</text:p>
          </table:table-cell>
          <table:table-cell table:formula="of:=[.D$5]&amp;[.B288]&amp;[.D$5]" office:value-type="string" office:string-value="&quot;&quot;" calcext:value-type="string">
            <text:p>""</text:p>
          </table:table-cell>
          <table:table-cell table:formula="of:=[.C$6]&amp;[.E$5]&amp;[.C288]" office:value-type="string" office:string-value="&quot;first&quot;:&quot;&quot;" calcext:value-type="string">
            <text:p>"first":""</text:p>
          </table:table-cell>
          <table:table-cell table:formula="of:=[.D$6]&amp;[.F$5]&amp;[.D288]" office:value-type="string" office:string-value="&quot;second&quot;:&quot;&quot;" calcext:value-type="string">
            <text:p>"second":""</text:p>
          </table:table-cell>
          <table:table-cell table:formula="of:=[.E288]&amp;[.G$5]&amp;[.F2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8]);&quot;&quot;;[.H$4]&amp;[.G288]&amp;[.H$5])">
            <text:p/>
          </table:table-cell>
          <table:table-cell table:formula="of:=IF([.H289]=&quot;&quot;;&quot;&quot;;&quot;,&quot;)">
            <text:p/>
          </table:table-cell>
          <table:table-cell table:formula="of:=[.J287]&amp;[.H288]&amp;[.I2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8]=&quot;&quot;;[.J288];[.K2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89]&amp;[.C$5]" office:value-type="string" office:string-value="&quot;&quot;" calcext:value-type="string">
            <text:p>""</text:p>
          </table:table-cell>
          <table:table-cell table:formula="of:=[.D$5]&amp;[.B289]&amp;[.D$5]" office:value-type="string" office:string-value="&quot;&quot;" calcext:value-type="string">
            <text:p>""</text:p>
          </table:table-cell>
          <table:table-cell table:formula="of:=[.C$6]&amp;[.E$5]&amp;[.C289]" office:value-type="string" office:string-value="&quot;first&quot;:&quot;&quot;" calcext:value-type="string">
            <text:p>"first":""</text:p>
          </table:table-cell>
          <table:table-cell table:formula="of:=[.D$6]&amp;[.F$5]&amp;[.D289]" office:value-type="string" office:string-value="&quot;second&quot;:&quot;&quot;" calcext:value-type="string">
            <text:p>"second":""</text:p>
          </table:table-cell>
          <table:table-cell table:formula="of:=[.E289]&amp;[.G$5]&amp;[.F2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89]);&quot;&quot;;[.H$4]&amp;[.G289]&amp;[.H$5])">
            <text:p/>
          </table:table-cell>
          <table:table-cell table:formula="of:=IF([.H290]=&quot;&quot;;&quot;&quot;;&quot;,&quot;)">
            <text:p/>
          </table:table-cell>
          <table:table-cell table:formula="of:=[.J288]&amp;[.H289]&amp;[.I2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89]=&quot;&quot;;[.J289];[.K2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0]&amp;[.C$5]" office:value-type="string" office:string-value="&quot;&quot;" calcext:value-type="string">
            <text:p>""</text:p>
          </table:table-cell>
          <table:table-cell table:formula="of:=[.D$5]&amp;[.B290]&amp;[.D$5]" office:value-type="string" office:string-value="&quot;&quot;" calcext:value-type="string">
            <text:p>""</text:p>
          </table:table-cell>
          <table:table-cell table:formula="of:=[.C$6]&amp;[.E$5]&amp;[.C290]" office:value-type="string" office:string-value="&quot;first&quot;:&quot;&quot;" calcext:value-type="string">
            <text:p>"first":""</text:p>
          </table:table-cell>
          <table:table-cell table:formula="of:=[.D$6]&amp;[.F$5]&amp;[.D290]" office:value-type="string" office:string-value="&quot;second&quot;:&quot;&quot;" calcext:value-type="string">
            <text:p>"second":""</text:p>
          </table:table-cell>
          <table:table-cell table:formula="of:=[.E290]&amp;[.G$5]&amp;[.F2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0]);&quot;&quot;;[.H$4]&amp;[.G290]&amp;[.H$5])">
            <text:p/>
          </table:table-cell>
          <table:table-cell table:formula="of:=IF([.H291]=&quot;&quot;;&quot;&quot;;&quot;,&quot;)">
            <text:p/>
          </table:table-cell>
          <table:table-cell table:formula="of:=[.J289]&amp;[.H290]&amp;[.I2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0]=&quot;&quot;;[.J290];[.K2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1]&amp;[.C$5]" office:value-type="string" office:string-value="&quot;&quot;" calcext:value-type="string">
            <text:p>""</text:p>
          </table:table-cell>
          <table:table-cell table:formula="of:=[.D$5]&amp;[.B291]&amp;[.D$5]" office:value-type="string" office:string-value="&quot;&quot;" calcext:value-type="string">
            <text:p>""</text:p>
          </table:table-cell>
          <table:table-cell table:formula="of:=[.C$6]&amp;[.E$5]&amp;[.C291]" office:value-type="string" office:string-value="&quot;first&quot;:&quot;&quot;" calcext:value-type="string">
            <text:p>"first":""</text:p>
          </table:table-cell>
          <table:table-cell table:formula="of:=[.D$6]&amp;[.F$5]&amp;[.D291]" office:value-type="string" office:string-value="&quot;second&quot;:&quot;&quot;" calcext:value-type="string">
            <text:p>"second":""</text:p>
          </table:table-cell>
          <table:table-cell table:formula="of:=[.E291]&amp;[.G$5]&amp;[.F2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1]);&quot;&quot;;[.H$4]&amp;[.G291]&amp;[.H$5])">
            <text:p/>
          </table:table-cell>
          <table:table-cell table:formula="of:=IF([.H292]=&quot;&quot;;&quot;&quot;;&quot;,&quot;)">
            <text:p/>
          </table:table-cell>
          <table:table-cell table:formula="of:=[.J290]&amp;[.H291]&amp;[.I2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1]=&quot;&quot;;[.J291];[.K2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2]&amp;[.C$5]" office:value-type="string" office:string-value="&quot;&quot;" calcext:value-type="string">
            <text:p>""</text:p>
          </table:table-cell>
          <table:table-cell table:formula="of:=[.D$5]&amp;[.B292]&amp;[.D$5]" office:value-type="string" office:string-value="&quot;&quot;" calcext:value-type="string">
            <text:p>""</text:p>
          </table:table-cell>
          <table:table-cell table:formula="of:=[.C$6]&amp;[.E$5]&amp;[.C292]" office:value-type="string" office:string-value="&quot;first&quot;:&quot;&quot;" calcext:value-type="string">
            <text:p>"first":""</text:p>
          </table:table-cell>
          <table:table-cell table:formula="of:=[.D$6]&amp;[.F$5]&amp;[.D292]" office:value-type="string" office:string-value="&quot;second&quot;:&quot;&quot;" calcext:value-type="string">
            <text:p>"second":""</text:p>
          </table:table-cell>
          <table:table-cell table:formula="of:=[.E292]&amp;[.G$5]&amp;[.F2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2]);&quot;&quot;;[.H$4]&amp;[.G292]&amp;[.H$5])">
            <text:p/>
          </table:table-cell>
          <table:table-cell table:formula="of:=IF([.H293]=&quot;&quot;;&quot;&quot;;&quot;,&quot;)">
            <text:p/>
          </table:table-cell>
          <table:table-cell table:formula="of:=[.J291]&amp;[.H292]&amp;[.I2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2]=&quot;&quot;;[.J292];[.K2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3]&amp;[.C$5]" office:value-type="string" office:string-value="&quot;&quot;" calcext:value-type="string">
            <text:p>""</text:p>
          </table:table-cell>
          <table:table-cell table:formula="of:=[.D$5]&amp;[.B293]&amp;[.D$5]" office:value-type="string" office:string-value="&quot;&quot;" calcext:value-type="string">
            <text:p>""</text:p>
          </table:table-cell>
          <table:table-cell table:formula="of:=[.C$6]&amp;[.E$5]&amp;[.C293]" office:value-type="string" office:string-value="&quot;first&quot;:&quot;&quot;" calcext:value-type="string">
            <text:p>"first":""</text:p>
          </table:table-cell>
          <table:table-cell table:formula="of:=[.D$6]&amp;[.F$5]&amp;[.D293]" office:value-type="string" office:string-value="&quot;second&quot;:&quot;&quot;" calcext:value-type="string">
            <text:p>"second":""</text:p>
          </table:table-cell>
          <table:table-cell table:formula="of:=[.E293]&amp;[.G$5]&amp;[.F2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3]);&quot;&quot;;[.H$4]&amp;[.G293]&amp;[.H$5])">
            <text:p/>
          </table:table-cell>
          <table:table-cell table:formula="of:=IF([.H294]=&quot;&quot;;&quot;&quot;;&quot;,&quot;)">
            <text:p/>
          </table:table-cell>
          <table:table-cell table:formula="of:=[.J292]&amp;[.H293]&amp;[.I2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3]=&quot;&quot;;[.J293];[.K2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4]&amp;[.C$5]" office:value-type="string" office:string-value="&quot;&quot;" calcext:value-type="string">
            <text:p>""</text:p>
          </table:table-cell>
          <table:table-cell table:formula="of:=[.D$5]&amp;[.B294]&amp;[.D$5]" office:value-type="string" office:string-value="&quot;&quot;" calcext:value-type="string">
            <text:p>""</text:p>
          </table:table-cell>
          <table:table-cell table:formula="of:=[.C$6]&amp;[.E$5]&amp;[.C294]" office:value-type="string" office:string-value="&quot;first&quot;:&quot;&quot;" calcext:value-type="string">
            <text:p>"first":""</text:p>
          </table:table-cell>
          <table:table-cell table:formula="of:=[.D$6]&amp;[.F$5]&amp;[.D294]" office:value-type="string" office:string-value="&quot;second&quot;:&quot;&quot;" calcext:value-type="string">
            <text:p>"second":""</text:p>
          </table:table-cell>
          <table:table-cell table:formula="of:=[.E294]&amp;[.G$5]&amp;[.F2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4]);&quot;&quot;;[.H$4]&amp;[.G294]&amp;[.H$5])">
            <text:p/>
          </table:table-cell>
          <table:table-cell table:formula="of:=IF([.H295]=&quot;&quot;;&quot;&quot;;&quot;,&quot;)">
            <text:p/>
          </table:table-cell>
          <table:table-cell table:formula="of:=[.J293]&amp;[.H294]&amp;[.I2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4]=&quot;&quot;;[.J294];[.K2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5]&amp;[.C$5]" office:value-type="string" office:string-value="&quot;&quot;" calcext:value-type="string">
            <text:p>""</text:p>
          </table:table-cell>
          <table:table-cell table:formula="of:=[.D$5]&amp;[.B295]&amp;[.D$5]" office:value-type="string" office:string-value="&quot;&quot;" calcext:value-type="string">
            <text:p>""</text:p>
          </table:table-cell>
          <table:table-cell table:formula="of:=[.C$6]&amp;[.E$5]&amp;[.C295]" office:value-type="string" office:string-value="&quot;first&quot;:&quot;&quot;" calcext:value-type="string">
            <text:p>"first":""</text:p>
          </table:table-cell>
          <table:table-cell table:formula="of:=[.D$6]&amp;[.F$5]&amp;[.D295]" office:value-type="string" office:string-value="&quot;second&quot;:&quot;&quot;" calcext:value-type="string">
            <text:p>"second":""</text:p>
          </table:table-cell>
          <table:table-cell table:formula="of:=[.E295]&amp;[.G$5]&amp;[.F2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5]);&quot;&quot;;[.H$4]&amp;[.G295]&amp;[.H$5])">
            <text:p/>
          </table:table-cell>
          <table:table-cell table:formula="of:=IF([.H296]=&quot;&quot;;&quot;&quot;;&quot;,&quot;)">
            <text:p/>
          </table:table-cell>
          <table:table-cell table:formula="of:=[.J294]&amp;[.H295]&amp;[.I2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5]=&quot;&quot;;[.J295];[.K2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6]&amp;[.C$5]" office:value-type="string" office:string-value="&quot;&quot;" calcext:value-type="string">
            <text:p>""</text:p>
          </table:table-cell>
          <table:table-cell table:formula="of:=[.D$5]&amp;[.B296]&amp;[.D$5]" office:value-type="string" office:string-value="&quot;&quot;" calcext:value-type="string">
            <text:p>""</text:p>
          </table:table-cell>
          <table:table-cell table:formula="of:=[.C$6]&amp;[.E$5]&amp;[.C296]" office:value-type="string" office:string-value="&quot;first&quot;:&quot;&quot;" calcext:value-type="string">
            <text:p>"first":""</text:p>
          </table:table-cell>
          <table:table-cell table:formula="of:=[.D$6]&amp;[.F$5]&amp;[.D296]" office:value-type="string" office:string-value="&quot;second&quot;:&quot;&quot;" calcext:value-type="string">
            <text:p>"second":""</text:p>
          </table:table-cell>
          <table:table-cell table:formula="of:=[.E296]&amp;[.G$5]&amp;[.F2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6]);&quot;&quot;;[.H$4]&amp;[.G296]&amp;[.H$5])">
            <text:p/>
          </table:table-cell>
          <table:table-cell table:formula="of:=IF([.H297]=&quot;&quot;;&quot;&quot;;&quot;,&quot;)">
            <text:p/>
          </table:table-cell>
          <table:table-cell table:formula="of:=[.J295]&amp;[.H296]&amp;[.I2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6]=&quot;&quot;;[.J296];[.K2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7]&amp;[.C$5]" office:value-type="string" office:string-value="&quot;&quot;" calcext:value-type="string">
            <text:p>""</text:p>
          </table:table-cell>
          <table:table-cell table:formula="of:=[.D$5]&amp;[.B297]&amp;[.D$5]" office:value-type="string" office:string-value="&quot;&quot;" calcext:value-type="string">
            <text:p>""</text:p>
          </table:table-cell>
          <table:table-cell table:formula="of:=[.C$6]&amp;[.E$5]&amp;[.C297]" office:value-type="string" office:string-value="&quot;first&quot;:&quot;&quot;" calcext:value-type="string">
            <text:p>"first":""</text:p>
          </table:table-cell>
          <table:table-cell table:formula="of:=[.D$6]&amp;[.F$5]&amp;[.D297]" office:value-type="string" office:string-value="&quot;second&quot;:&quot;&quot;" calcext:value-type="string">
            <text:p>"second":""</text:p>
          </table:table-cell>
          <table:table-cell table:formula="of:=[.E297]&amp;[.G$5]&amp;[.F2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7]);&quot;&quot;;[.H$4]&amp;[.G297]&amp;[.H$5])">
            <text:p/>
          </table:table-cell>
          <table:table-cell table:formula="of:=IF([.H298]=&quot;&quot;;&quot;&quot;;&quot;,&quot;)">
            <text:p/>
          </table:table-cell>
          <table:table-cell table:formula="of:=[.J296]&amp;[.H297]&amp;[.I2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7]=&quot;&quot;;[.J297];[.K2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8]&amp;[.C$5]" office:value-type="string" office:string-value="&quot;&quot;" calcext:value-type="string">
            <text:p>""</text:p>
          </table:table-cell>
          <table:table-cell table:formula="of:=[.D$5]&amp;[.B298]&amp;[.D$5]" office:value-type="string" office:string-value="&quot;&quot;" calcext:value-type="string">
            <text:p>""</text:p>
          </table:table-cell>
          <table:table-cell table:formula="of:=[.C$6]&amp;[.E$5]&amp;[.C298]" office:value-type="string" office:string-value="&quot;first&quot;:&quot;&quot;" calcext:value-type="string">
            <text:p>"first":""</text:p>
          </table:table-cell>
          <table:table-cell table:formula="of:=[.D$6]&amp;[.F$5]&amp;[.D298]" office:value-type="string" office:string-value="&quot;second&quot;:&quot;&quot;" calcext:value-type="string">
            <text:p>"second":""</text:p>
          </table:table-cell>
          <table:table-cell table:formula="of:=[.E298]&amp;[.G$5]&amp;[.F2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8]);&quot;&quot;;[.H$4]&amp;[.G298]&amp;[.H$5])">
            <text:p/>
          </table:table-cell>
          <table:table-cell table:formula="of:=IF([.H299]=&quot;&quot;;&quot;&quot;;&quot;,&quot;)">
            <text:p/>
          </table:table-cell>
          <table:table-cell table:formula="of:=[.J297]&amp;[.H298]&amp;[.I2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8]=&quot;&quot;;[.J298];[.K2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299]&amp;[.C$5]" office:value-type="string" office:string-value="&quot;&quot;" calcext:value-type="string">
            <text:p>""</text:p>
          </table:table-cell>
          <table:table-cell table:formula="of:=[.D$5]&amp;[.B299]&amp;[.D$5]" office:value-type="string" office:string-value="&quot;&quot;" calcext:value-type="string">
            <text:p>""</text:p>
          </table:table-cell>
          <table:table-cell table:formula="of:=[.C$6]&amp;[.E$5]&amp;[.C299]" office:value-type="string" office:string-value="&quot;first&quot;:&quot;&quot;" calcext:value-type="string">
            <text:p>"first":""</text:p>
          </table:table-cell>
          <table:table-cell table:formula="of:=[.D$6]&amp;[.F$5]&amp;[.D299]" office:value-type="string" office:string-value="&quot;second&quot;:&quot;&quot;" calcext:value-type="string">
            <text:p>"second":""</text:p>
          </table:table-cell>
          <table:table-cell table:formula="of:=[.E299]&amp;[.G$5]&amp;[.F2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299]);&quot;&quot;;[.H$4]&amp;[.G299]&amp;[.H$5])">
            <text:p/>
          </table:table-cell>
          <table:table-cell table:formula="of:=IF([.H300]=&quot;&quot;;&quot;&quot;;&quot;,&quot;)">
            <text:p/>
          </table:table-cell>
          <table:table-cell table:formula="of:=[.J298]&amp;[.H299]&amp;[.I2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299]=&quot;&quot;;[.J299];[.K3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0]&amp;[.C$5]" office:value-type="string" office:string-value="&quot;&quot;" calcext:value-type="string">
            <text:p>""</text:p>
          </table:table-cell>
          <table:table-cell table:formula="of:=[.D$5]&amp;[.B300]&amp;[.D$5]" office:value-type="string" office:string-value="&quot;&quot;" calcext:value-type="string">
            <text:p>""</text:p>
          </table:table-cell>
          <table:table-cell table:formula="of:=[.C$6]&amp;[.E$5]&amp;[.C300]" office:value-type="string" office:string-value="&quot;first&quot;:&quot;&quot;" calcext:value-type="string">
            <text:p>"first":""</text:p>
          </table:table-cell>
          <table:table-cell table:formula="of:=[.D$6]&amp;[.F$5]&amp;[.D300]" office:value-type="string" office:string-value="&quot;second&quot;:&quot;&quot;" calcext:value-type="string">
            <text:p>"second":""</text:p>
          </table:table-cell>
          <table:table-cell table:formula="of:=[.E300]&amp;[.G$5]&amp;[.F3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0]);&quot;&quot;;[.H$4]&amp;[.G300]&amp;[.H$5])">
            <text:p/>
          </table:table-cell>
          <table:table-cell table:formula="of:=IF([.H301]=&quot;&quot;;&quot;&quot;;&quot;,&quot;)">
            <text:p/>
          </table:table-cell>
          <table:table-cell table:formula="of:=[.J299]&amp;[.H300]&amp;[.I3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0]=&quot;&quot;;[.J300];[.K3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1]&amp;[.C$5]" office:value-type="string" office:string-value="&quot;&quot;" calcext:value-type="string">
            <text:p>""</text:p>
          </table:table-cell>
          <table:table-cell table:formula="of:=[.D$5]&amp;[.B301]&amp;[.D$5]" office:value-type="string" office:string-value="&quot;&quot;" calcext:value-type="string">
            <text:p>""</text:p>
          </table:table-cell>
          <table:table-cell table:formula="of:=[.C$6]&amp;[.E$5]&amp;[.C301]" office:value-type="string" office:string-value="&quot;first&quot;:&quot;&quot;" calcext:value-type="string">
            <text:p>"first":""</text:p>
          </table:table-cell>
          <table:table-cell table:formula="of:=[.D$6]&amp;[.F$5]&amp;[.D301]" office:value-type="string" office:string-value="&quot;second&quot;:&quot;&quot;" calcext:value-type="string">
            <text:p>"second":""</text:p>
          </table:table-cell>
          <table:table-cell table:formula="of:=[.E301]&amp;[.G$5]&amp;[.F3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1]);&quot;&quot;;[.H$4]&amp;[.G301]&amp;[.H$5])">
            <text:p/>
          </table:table-cell>
          <table:table-cell table:formula="of:=IF([.H302]=&quot;&quot;;&quot;&quot;;&quot;,&quot;)">
            <text:p/>
          </table:table-cell>
          <table:table-cell table:formula="of:=[.J300]&amp;[.H301]&amp;[.I3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1]=&quot;&quot;;[.J301];[.K3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2]&amp;[.C$5]" office:value-type="string" office:string-value="&quot;&quot;" calcext:value-type="string">
            <text:p>""</text:p>
          </table:table-cell>
          <table:table-cell table:formula="of:=[.D$5]&amp;[.B302]&amp;[.D$5]" office:value-type="string" office:string-value="&quot;&quot;" calcext:value-type="string">
            <text:p>""</text:p>
          </table:table-cell>
          <table:table-cell table:formula="of:=[.C$6]&amp;[.E$5]&amp;[.C302]" office:value-type="string" office:string-value="&quot;first&quot;:&quot;&quot;" calcext:value-type="string">
            <text:p>"first":""</text:p>
          </table:table-cell>
          <table:table-cell table:formula="of:=[.D$6]&amp;[.F$5]&amp;[.D302]" office:value-type="string" office:string-value="&quot;second&quot;:&quot;&quot;" calcext:value-type="string">
            <text:p>"second":""</text:p>
          </table:table-cell>
          <table:table-cell table:formula="of:=[.E302]&amp;[.G$5]&amp;[.F3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2]);&quot;&quot;;[.H$4]&amp;[.G302]&amp;[.H$5])">
            <text:p/>
          </table:table-cell>
          <table:table-cell table:formula="of:=IF([.H303]=&quot;&quot;;&quot;&quot;;&quot;,&quot;)">
            <text:p/>
          </table:table-cell>
          <table:table-cell table:formula="of:=[.J301]&amp;[.H302]&amp;[.I3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2]=&quot;&quot;;[.J302];[.K3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3]&amp;[.C$5]" office:value-type="string" office:string-value="&quot;&quot;" calcext:value-type="string">
            <text:p>""</text:p>
          </table:table-cell>
          <table:table-cell table:formula="of:=[.D$5]&amp;[.B303]&amp;[.D$5]" office:value-type="string" office:string-value="&quot;&quot;" calcext:value-type="string">
            <text:p>""</text:p>
          </table:table-cell>
          <table:table-cell table:formula="of:=[.C$6]&amp;[.E$5]&amp;[.C303]" office:value-type="string" office:string-value="&quot;first&quot;:&quot;&quot;" calcext:value-type="string">
            <text:p>"first":""</text:p>
          </table:table-cell>
          <table:table-cell table:formula="of:=[.D$6]&amp;[.F$5]&amp;[.D303]" office:value-type="string" office:string-value="&quot;second&quot;:&quot;&quot;" calcext:value-type="string">
            <text:p>"second":""</text:p>
          </table:table-cell>
          <table:table-cell table:formula="of:=[.E303]&amp;[.G$5]&amp;[.F3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3]);&quot;&quot;;[.H$4]&amp;[.G303]&amp;[.H$5])">
            <text:p/>
          </table:table-cell>
          <table:table-cell table:formula="of:=IF([.H304]=&quot;&quot;;&quot;&quot;;&quot;,&quot;)">
            <text:p/>
          </table:table-cell>
          <table:table-cell table:formula="of:=[.J302]&amp;[.H303]&amp;[.I3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3]=&quot;&quot;;[.J303];[.K3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4]&amp;[.C$5]" office:value-type="string" office:string-value="&quot;&quot;" calcext:value-type="string">
            <text:p>""</text:p>
          </table:table-cell>
          <table:table-cell table:formula="of:=[.D$5]&amp;[.B304]&amp;[.D$5]" office:value-type="string" office:string-value="&quot;&quot;" calcext:value-type="string">
            <text:p>""</text:p>
          </table:table-cell>
          <table:table-cell table:formula="of:=[.C$6]&amp;[.E$5]&amp;[.C304]" office:value-type="string" office:string-value="&quot;first&quot;:&quot;&quot;" calcext:value-type="string">
            <text:p>"first":""</text:p>
          </table:table-cell>
          <table:table-cell table:formula="of:=[.D$6]&amp;[.F$5]&amp;[.D304]" office:value-type="string" office:string-value="&quot;second&quot;:&quot;&quot;" calcext:value-type="string">
            <text:p>"second":""</text:p>
          </table:table-cell>
          <table:table-cell table:formula="of:=[.E304]&amp;[.G$5]&amp;[.F3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4]);&quot;&quot;;[.H$4]&amp;[.G304]&amp;[.H$5])">
            <text:p/>
          </table:table-cell>
          <table:table-cell table:formula="of:=IF([.H305]=&quot;&quot;;&quot;&quot;;&quot;,&quot;)">
            <text:p/>
          </table:table-cell>
          <table:table-cell table:formula="of:=[.J303]&amp;[.H304]&amp;[.I3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4]=&quot;&quot;;[.J304];[.K3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5]&amp;[.C$5]" office:value-type="string" office:string-value="&quot;&quot;" calcext:value-type="string">
            <text:p>""</text:p>
          </table:table-cell>
          <table:table-cell table:formula="of:=[.D$5]&amp;[.B305]&amp;[.D$5]" office:value-type="string" office:string-value="&quot;&quot;" calcext:value-type="string">
            <text:p>""</text:p>
          </table:table-cell>
          <table:table-cell table:formula="of:=[.C$6]&amp;[.E$5]&amp;[.C305]" office:value-type="string" office:string-value="&quot;first&quot;:&quot;&quot;" calcext:value-type="string">
            <text:p>"first":""</text:p>
          </table:table-cell>
          <table:table-cell table:formula="of:=[.D$6]&amp;[.F$5]&amp;[.D305]" office:value-type="string" office:string-value="&quot;second&quot;:&quot;&quot;" calcext:value-type="string">
            <text:p>"second":""</text:p>
          </table:table-cell>
          <table:table-cell table:formula="of:=[.E305]&amp;[.G$5]&amp;[.F3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5]);&quot;&quot;;[.H$4]&amp;[.G305]&amp;[.H$5])">
            <text:p/>
          </table:table-cell>
          <table:table-cell table:formula="of:=IF([.H306]=&quot;&quot;;&quot;&quot;;&quot;,&quot;)">
            <text:p/>
          </table:table-cell>
          <table:table-cell table:formula="of:=[.J304]&amp;[.H305]&amp;[.I3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5]=&quot;&quot;;[.J305];[.K3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6]&amp;[.C$5]" office:value-type="string" office:string-value="&quot;&quot;" calcext:value-type="string">
            <text:p>""</text:p>
          </table:table-cell>
          <table:table-cell table:formula="of:=[.D$5]&amp;[.B306]&amp;[.D$5]" office:value-type="string" office:string-value="&quot;&quot;" calcext:value-type="string">
            <text:p>""</text:p>
          </table:table-cell>
          <table:table-cell table:formula="of:=[.C$6]&amp;[.E$5]&amp;[.C306]" office:value-type="string" office:string-value="&quot;first&quot;:&quot;&quot;" calcext:value-type="string">
            <text:p>"first":""</text:p>
          </table:table-cell>
          <table:table-cell table:formula="of:=[.D$6]&amp;[.F$5]&amp;[.D306]" office:value-type="string" office:string-value="&quot;second&quot;:&quot;&quot;" calcext:value-type="string">
            <text:p>"second":""</text:p>
          </table:table-cell>
          <table:table-cell table:formula="of:=[.E306]&amp;[.G$5]&amp;[.F3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6]);&quot;&quot;;[.H$4]&amp;[.G306]&amp;[.H$5])">
            <text:p/>
          </table:table-cell>
          <table:table-cell table:formula="of:=IF([.H307]=&quot;&quot;;&quot;&quot;;&quot;,&quot;)">
            <text:p/>
          </table:table-cell>
          <table:table-cell table:formula="of:=[.J305]&amp;[.H306]&amp;[.I3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6]=&quot;&quot;;[.J306];[.K3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7]&amp;[.C$5]" office:value-type="string" office:string-value="&quot;&quot;" calcext:value-type="string">
            <text:p>""</text:p>
          </table:table-cell>
          <table:table-cell table:formula="of:=[.D$5]&amp;[.B307]&amp;[.D$5]" office:value-type="string" office:string-value="&quot;&quot;" calcext:value-type="string">
            <text:p>""</text:p>
          </table:table-cell>
          <table:table-cell table:formula="of:=[.C$6]&amp;[.E$5]&amp;[.C307]" office:value-type="string" office:string-value="&quot;first&quot;:&quot;&quot;" calcext:value-type="string">
            <text:p>"first":""</text:p>
          </table:table-cell>
          <table:table-cell table:formula="of:=[.D$6]&amp;[.F$5]&amp;[.D307]" office:value-type="string" office:string-value="&quot;second&quot;:&quot;&quot;" calcext:value-type="string">
            <text:p>"second":""</text:p>
          </table:table-cell>
          <table:table-cell table:formula="of:=[.E307]&amp;[.G$5]&amp;[.F3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7]);&quot;&quot;;[.H$4]&amp;[.G307]&amp;[.H$5])">
            <text:p/>
          </table:table-cell>
          <table:table-cell table:formula="of:=IF([.H308]=&quot;&quot;;&quot;&quot;;&quot;,&quot;)">
            <text:p/>
          </table:table-cell>
          <table:table-cell table:formula="of:=[.J306]&amp;[.H307]&amp;[.I3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7]=&quot;&quot;;[.J307];[.K3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8]&amp;[.C$5]" office:value-type="string" office:string-value="&quot;&quot;" calcext:value-type="string">
            <text:p>""</text:p>
          </table:table-cell>
          <table:table-cell table:formula="of:=[.D$5]&amp;[.B308]&amp;[.D$5]" office:value-type="string" office:string-value="&quot;&quot;" calcext:value-type="string">
            <text:p>""</text:p>
          </table:table-cell>
          <table:table-cell table:formula="of:=[.C$6]&amp;[.E$5]&amp;[.C308]" office:value-type="string" office:string-value="&quot;first&quot;:&quot;&quot;" calcext:value-type="string">
            <text:p>"first":""</text:p>
          </table:table-cell>
          <table:table-cell table:formula="of:=[.D$6]&amp;[.F$5]&amp;[.D308]" office:value-type="string" office:string-value="&quot;second&quot;:&quot;&quot;" calcext:value-type="string">
            <text:p>"second":""</text:p>
          </table:table-cell>
          <table:table-cell table:formula="of:=[.E308]&amp;[.G$5]&amp;[.F3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8]);&quot;&quot;;[.H$4]&amp;[.G308]&amp;[.H$5])">
            <text:p/>
          </table:table-cell>
          <table:table-cell table:formula="of:=IF([.H309]=&quot;&quot;;&quot;&quot;;&quot;,&quot;)">
            <text:p/>
          </table:table-cell>
          <table:table-cell table:formula="of:=[.J307]&amp;[.H308]&amp;[.I3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8]=&quot;&quot;;[.J308];[.K3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09]&amp;[.C$5]" office:value-type="string" office:string-value="&quot;&quot;" calcext:value-type="string">
            <text:p>""</text:p>
          </table:table-cell>
          <table:table-cell table:formula="of:=[.D$5]&amp;[.B309]&amp;[.D$5]" office:value-type="string" office:string-value="&quot;&quot;" calcext:value-type="string">
            <text:p>""</text:p>
          </table:table-cell>
          <table:table-cell table:formula="of:=[.C$6]&amp;[.E$5]&amp;[.C309]" office:value-type="string" office:string-value="&quot;first&quot;:&quot;&quot;" calcext:value-type="string">
            <text:p>"first":""</text:p>
          </table:table-cell>
          <table:table-cell table:formula="of:=[.D$6]&amp;[.F$5]&amp;[.D309]" office:value-type="string" office:string-value="&quot;second&quot;:&quot;&quot;" calcext:value-type="string">
            <text:p>"second":""</text:p>
          </table:table-cell>
          <table:table-cell table:formula="of:=[.E309]&amp;[.G$5]&amp;[.F3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09]);&quot;&quot;;[.H$4]&amp;[.G309]&amp;[.H$5])">
            <text:p/>
          </table:table-cell>
          <table:table-cell table:formula="of:=IF([.H310]=&quot;&quot;;&quot;&quot;;&quot;,&quot;)">
            <text:p/>
          </table:table-cell>
          <table:table-cell table:formula="of:=[.J308]&amp;[.H309]&amp;[.I3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09]=&quot;&quot;;[.J309];[.K3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0]&amp;[.C$5]" office:value-type="string" office:string-value="&quot;&quot;" calcext:value-type="string">
            <text:p>""</text:p>
          </table:table-cell>
          <table:table-cell table:formula="of:=[.D$5]&amp;[.B310]&amp;[.D$5]" office:value-type="string" office:string-value="&quot;&quot;" calcext:value-type="string">
            <text:p>""</text:p>
          </table:table-cell>
          <table:table-cell table:formula="of:=[.C$6]&amp;[.E$5]&amp;[.C310]" office:value-type="string" office:string-value="&quot;first&quot;:&quot;&quot;" calcext:value-type="string">
            <text:p>"first":""</text:p>
          </table:table-cell>
          <table:table-cell table:formula="of:=[.D$6]&amp;[.F$5]&amp;[.D310]" office:value-type="string" office:string-value="&quot;second&quot;:&quot;&quot;" calcext:value-type="string">
            <text:p>"second":""</text:p>
          </table:table-cell>
          <table:table-cell table:formula="of:=[.E310]&amp;[.G$5]&amp;[.F3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0]);&quot;&quot;;[.H$4]&amp;[.G310]&amp;[.H$5])">
            <text:p/>
          </table:table-cell>
          <table:table-cell table:formula="of:=IF([.H311]=&quot;&quot;;&quot;&quot;;&quot;,&quot;)">
            <text:p/>
          </table:table-cell>
          <table:table-cell table:formula="of:=[.J309]&amp;[.H310]&amp;[.I3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0]=&quot;&quot;;[.J310];[.K3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1]&amp;[.C$5]" office:value-type="string" office:string-value="&quot;&quot;" calcext:value-type="string">
            <text:p>""</text:p>
          </table:table-cell>
          <table:table-cell table:formula="of:=[.D$5]&amp;[.B311]&amp;[.D$5]" office:value-type="string" office:string-value="&quot;&quot;" calcext:value-type="string">
            <text:p>""</text:p>
          </table:table-cell>
          <table:table-cell table:formula="of:=[.C$6]&amp;[.E$5]&amp;[.C311]" office:value-type="string" office:string-value="&quot;first&quot;:&quot;&quot;" calcext:value-type="string">
            <text:p>"first":""</text:p>
          </table:table-cell>
          <table:table-cell table:formula="of:=[.D$6]&amp;[.F$5]&amp;[.D311]" office:value-type="string" office:string-value="&quot;second&quot;:&quot;&quot;" calcext:value-type="string">
            <text:p>"second":""</text:p>
          </table:table-cell>
          <table:table-cell table:formula="of:=[.E311]&amp;[.G$5]&amp;[.F3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1]);&quot;&quot;;[.H$4]&amp;[.G311]&amp;[.H$5])">
            <text:p/>
          </table:table-cell>
          <table:table-cell table:formula="of:=IF([.H312]=&quot;&quot;;&quot;&quot;;&quot;,&quot;)">
            <text:p/>
          </table:table-cell>
          <table:table-cell table:formula="of:=[.J310]&amp;[.H311]&amp;[.I3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1]=&quot;&quot;;[.J311];[.K3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2]&amp;[.C$5]" office:value-type="string" office:string-value="&quot;&quot;" calcext:value-type="string">
            <text:p>""</text:p>
          </table:table-cell>
          <table:table-cell table:formula="of:=[.D$5]&amp;[.B312]&amp;[.D$5]" office:value-type="string" office:string-value="&quot;&quot;" calcext:value-type="string">
            <text:p>""</text:p>
          </table:table-cell>
          <table:table-cell table:formula="of:=[.C$6]&amp;[.E$5]&amp;[.C312]" office:value-type="string" office:string-value="&quot;first&quot;:&quot;&quot;" calcext:value-type="string">
            <text:p>"first":""</text:p>
          </table:table-cell>
          <table:table-cell table:formula="of:=[.D$6]&amp;[.F$5]&amp;[.D312]" office:value-type="string" office:string-value="&quot;second&quot;:&quot;&quot;" calcext:value-type="string">
            <text:p>"second":""</text:p>
          </table:table-cell>
          <table:table-cell table:formula="of:=[.E312]&amp;[.G$5]&amp;[.F3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2]);&quot;&quot;;[.H$4]&amp;[.G312]&amp;[.H$5])">
            <text:p/>
          </table:table-cell>
          <table:table-cell table:formula="of:=IF([.H313]=&quot;&quot;;&quot;&quot;;&quot;,&quot;)">
            <text:p/>
          </table:table-cell>
          <table:table-cell table:formula="of:=[.J311]&amp;[.H312]&amp;[.I3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2]=&quot;&quot;;[.J312];[.K3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3]&amp;[.C$5]" office:value-type="string" office:string-value="&quot;&quot;" calcext:value-type="string">
            <text:p>""</text:p>
          </table:table-cell>
          <table:table-cell table:formula="of:=[.D$5]&amp;[.B313]&amp;[.D$5]" office:value-type="string" office:string-value="&quot;&quot;" calcext:value-type="string">
            <text:p>""</text:p>
          </table:table-cell>
          <table:table-cell table:formula="of:=[.C$6]&amp;[.E$5]&amp;[.C313]" office:value-type="string" office:string-value="&quot;first&quot;:&quot;&quot;" calcext:value-type="string">
            <text:p>"first":""</text:p>
          </table:table-cell>
          <table:table-cell table:formula="of:=[.D$6]&amp;[.F$5]&amp;[.D313]" office:value-type="string" office:string-value="&quot;second&quot;:&quot;&quot;" calcext:value-type="string">
            <text:p>"second":""</text:p>
          </table:table-cell>
          <table:table-cell table:formula="of:=[.E313]&amp;[.G$5]&amp;[.F3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3]);&quot;&quot;;[.H$4]&amp;[.G313]&amp;[.H$5])">
            <text:p/>
          </table:table-cell>
          <table:table-cell table:formula="of:=IF([.H314]=&quot;&quot;;&quot;&quot;;&quot;,&quot;)">
            <text:p/>
          </table:table-cell>
          <table:table-cell table:formula="of:=[.J312]&amp;[.H313]&amp;[.I3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3]=&quot;&quot;;[.J313];[.K3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4]&amp;[.C$5]" office:value-type="string" office:string-value="&quot;&quot;" calcext:value-type="string">
            <text:p>""</text:p>
          </table:table-cell>
          <table:table-cell table:formula="of:=[.D$5]&amp;[.B314]&amp;[.D$5]" office:value-type="string" office:string-value="&quot;&quot;" calcext:value-type="string">
            <text:p>""</text:p>
          </table:table-cell>
          <table:table-cell table:formula="of:=[.C$6]&amp;[.E$5]&amp;[.C314]" office:value-type="string" office:string-value="&quot;first&quot;:&quot;&quot;" calcext:value-type="string">
            <text:p>"first":""</text:p>
          </table:table-cell>
          <table:table-cell table:formula="of:=[.D$6]&amp;[.F$5]&amp;[.D314]" office:value-type="string" office:string-value="&quot;second&quot;:&quot;&quot;" calcext:value-type="string">
            <text:p>"second":""</text:p>
          </table:table-cell>
          <table:table-cell table:formula="of:=[.E314]&amp;[.G$5]&amp;[.F3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4]);&quot;&quot;;[.H$4]&amp;[.G314]&amp;[.H$5])">
            <text:p/>
          </table:table-cell>
          <table:table-cell table:formula="of:=IF([.H315]=&quot;&quot;;&quot;&quot;;&quot;,&quot;)">
            <text:p/>
          </table:table-cell>
          <table:table-cell table:formula="of:=[.J313]&amp;[.H314]&amp;[.I3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4]=&quot;&quot;;[.J314];[.K3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5]&amp;[.C$5]" office:value-type="string" office:string-value="&quot;&quot;" calcext:value-type="string">
            <text:p>""</text:p>
          </table:table-cell>
          <table:table-cell table:formula="of:=[.D$5]&amp;[.B315]&amp;[.D$5]" office:value-type="string" office:string-value="&quot;&quot;" calcext:value-type="string">
            <text:p>""</text:p>
          </table:table-cell>
          <table:table-cell table:formula="of:=[.C$6]&amp;[.E$5]&amp;[.C315]" office:value-type="string" office:string-value="&quot;first&quot;:&quot;&quot;" calcext:value-type="string">
            <text:p>"first":""</text:p>
          </table:table-cell>
          <table:table-cell table:formula="of:=[.D$6]&amp;[.F$5]&amp;[.D315]" office:value-type="string" office:string-value="&quot;second&quot;:&quot;&quot;" calcext:value-type="string">
            <text:p>"second":""</text:p>
          </table:table-cell>
          <table:table-cell table:formula="of:=[.E315]&amp;[.G$5]&amp;[.F3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5]);&quot;&quot;;[.H$4]&amp;[.G315]&amp;[.H$5])">
            <text:p/>
          </table:table-cell>
          <table:table-cell table:formula="of:=IF([.H316]=&quot;&quot;;&quot;&quot;;&quot;,&quot;)">
            <text:p/>
          </table:table-cell>
          <table:table-cell table:formula="of:=[.J314]&amp;[.H315]&amp;[.I3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5]=&quot;&quot;;[.J315];[.K3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6]&amp;[.C$5]" office:value-type="string" office:string-value="&quot;&quot;" calcext:value-type="string">
            <text:p>""</text:p>
          </table:table-cell>
          <table:table-cell table:formula="of:=[.D$5]&amp;[.B316]&amp;[.D$5]" office:value-type="string" office:string-value="&quot;&quot;" calcext:value-type="string">
            <text:p>""</text:p>
          </table:table-cell>
          <table:table-cell table:formula="of:=[.C$6]&amp;[.E$5]&amp;[.C316]" office:value-type="string" office:string-value="&quot;first&quot;:&quot;&quot;" calcext:value-type="string">
            <text:p>"first":""</text:p>
          </table:table-cell>
          <table:table-cell table:formula="of:=[.D$6]&amp;[.F$5]&amp;[.D316]" office:value-type="string" office:string-value="&quot;second&quot;:&quot;&quot;" calcext:value-type="string">
            <text:p>"second":""</text:p>
          </table:table-cell>
          <table:table-cell table:formula="of:=[.E316]&amp;[.G$5]&amp;[.F3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6]);&quot;&quot;;[.H$4]&amp;[.G316]&amp;[.H$5])">
            <text:p/>
          </table:table-cell>
          <table:table-cell table:formula="of:=IF([.H317]=&quot;&quot;;&quot;&quot;;&quot;,&quot;)">
            <text:p/>
          </table:table-cell>
          <table:table-cell table:formula="of:=[.J315]&amp;[.H316]&amp;[.I3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6]=&quot;&quot;;[.J316];[.K3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7]&amp;[.C$5]" office:value-type="string" office:string-value="&quot;&quot;" calcext:value-type="string">
            <text:p>""</text:p>
          </table:table-cell>
          <table:table-cell table:formula="of:=[.D$5]&amp;[.B317]&amp;[.D$5]" office:value-type="string" office:string-value="&quot;&quot;" calcext:value-type="string">
            <text:p>""</text:p>
          </table:table-cell>
          <table:table-cell table:formula="of:=[.C$6]&amp;[.E$5]&amp;[.C317]" office:value-type="string" office:string-value="&quot;first&quot;:&quot;&quot;" calcext:value-type="string">
            <text:p>"first":""</text:p>
          </table:table-cell>
          <table:table-cell table:formula="of:=[.D$6]&amp;[.F$5]&amp;[.D317]" office:value-type="string" office:string-value="&quot;second&quot;:&quot;&quot;" calcext:value-type="string">
            <text:p>"second":""</text:p>
          </table:table-cell>
          <table:table-cell table:formula="of:=[.E317]&amp;[.G$5]&amp;[.F3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7]);&quot;&quot;;[.H$4]&amp;[.G317]&amp;[.H$5])">
            <text:p/>
          </table:table-cell>
          <table:table-cell table:formula="of:=IF([.H318]=&quot;&quot;;&quot;&quot;;&quot;,&quot;)">
            <text:p/>
          </table:table-cell>
          <table:table-cell table:formula="of:=[.J316]&amp;[.H317]&amp;[.I3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7]=&quot;&quot;;[.J317];[.K3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8]&amp;[.C$5]" office:value-type="string" office:string-value="&quot;&quot;" calcext:value-type="string">
            <text:p>""</text:p>
          </table:table-cell>
          <table:table-cell table:formula="of:=[.D$5]&amp;[.B318]&amp;[.D$5]" office:value-type="string" office:string-value="&quot;&quot;" calcext:value-type="string">
            <text:p>""</text:p>
          </table:table-cell>
          <table:table-cell table:formula="of:=[.C$6]&amp;[.E$5]&amp;[.C318]" office:value-type="string" office:string-value="&quot;first&quot;:&quot;&quot;" calcext:value-type="string">
            <text:p>"first":""</text:p>
          </table:table-cell>
          <table:table-cell table:formula="of:=[.D$6]&amp;[.F$5]&amp;[.D318]" office:value-type="string" office:string-value="&quot;second&quot;:&quot;&quot;" calcext:value-type="string">
            <text:p>"second":""</text:p>
          </table:table-cell>
          <table:table-cell table:formula="of:=[.E318]&amp;[.G$5]&amp;[.F3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8]);&quot;&quot;;[.H$4]&amp;[.G318]&amp;[.H$5])">
            <text:p/>
          </table:table-cell>
          <table:table-cell table:formula="of:=IF([.H319]=&quot;&quot;;&quot;&quot;;&quot;,&quot;)">
            <text:p/>
          </table:table-cell>
          <table:table-cell table:formula="of:=[.J317]&amp;[.H318]&amp;[.I3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8]=&quot;&quot;;[.J318];[.K3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19]&amp;[.C$5]" office:value-type="string" office:string-value="&quot;&quot;" calcext:value-type="string">
            <text:p>""</text:p>
          </table:table-cell>
          <table:table-cell table:formula="of:=[.D$5]&amp;[.B319]&amp;[.D$5]" office:value-type="string" office:string-value="&quot;&quot;" calcext:value-type="string">
            <text:p>""</text:p>
          </table:table-cell>
          <table:table-cell table:formula="of:=[.C$6]&amp;[.E$5]&amp;[.C319]" office:value-type="string" office:string-value="&quot;first&quot;:&quot;&quot;" calcext:value-type="string">
            <text:p>"first":""</text:p>
          </table:table-cell>
          <table:table-cell table:formula="of:=[.D$6]&amp;[.F$5]&amp;[.D319]" office:value-type="string" office:string-value="&quot;second&quot;:&quot;&quot;" calcext:value-type="string">
            <text:p>"second":""</text:p>
          </table:table-cell>
          <table:table-cell table:formula="of:=[.E319]&amp;[.G$5]&amp;[.F3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19]);&quot;&quot;;[.H$4]&amp;[.G319]&amp;[.H$5])">
            <text:p/>
          </table:table-cell>
          <table:table-cell table:formula="of:=IF([.H320]=&quot;&quot;;&quot;&quot;;&quot;,&quot;)">
            <text:p/>
          </table:table-cell>
          <table:table-cell table:formula="of:=[.J318]&amp;[.H319]&amp;[.I3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19]=&quot;&quot;;[.J319];[.K3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0]&amp;[.C$5]" office:value-type="string" office:string-value="&quot;&quot;" calcext:value-type="string">
            <text:p>""</text:p>
          </table:table-cell>
          <table:table-cell table:formula="of:=[.D$5]&amp;[.B320]&amp;[.D$5]" office:value-type="string" office:string-value="&quot;&quot;" calcext:value-type="string">
            <text:p>""</text:p>
          </table:table-cell>
          <table:table-cell table:formula="of:=[.C$6]&amp;[.E$5]&amp;[.C320]" office:value-type="string" office:string-value="&quot;first&quot;:&quot;&quot;" calcext:value-type="string">
            <text:p>"first":""</text:p>
          </table:table-cell>
          <table:table-cell table:formula="of:=[.D$6]&amp;[.F$5]&amp;[.D320]" office:value-type="string" office:string-value="&quot;second&quot;:&quot;&quot;" calcext:value-type="string">
            <text:p>"second":""</text:p>
          </table:table-cell>
          <table:table-cell table:formula="of:=[.E320]&amp;[.G$5]&amp;[.F3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0]);&quot;&quot;;[.H$4]&amp;[.G320]&amp;[.H$5])">
            <text:p/>
          </table:table-cell>
          <table:table-cell table:formula="of:=IF([.H321]=&quot;&quot;;&quot;&quot;;&quot;,&quot;)">
            <text:p/>
          </table:table-cell>
          <table:table-cell table:formula="of:=[.J319]&amp;[.H320]&amp;[.I3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0]=&quot;&quot;;[.J320];[.K3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1]&amp;[.C$5]" office:value-type="string" office:string-value="&quot;&quot;" calcext:value-type="string">
            <text:p>""</text:p>
          </table:table-cell>
          <table:table-cell table:formula="of:=[.D$5]&amp;[.B321]&amp;[.D$5]" office:value-type="string" office:string-value="&quot;&quot;" calcext:value-type="string">
            <text:p>""</text:p>
          </table:table-cell>
          <table:table-cell table:formula="of:=[.C$6]&amp;[.E$5]&amp;[.C321]" office:value-type="string" office:string-value="&quot;first&quot;:&quot;&quot;" calcext:value-type="string">
            <text:p>"first":""</text:p>
          </table:table-cell>
          <table:table-cell table:formula="of:=[.D$6]&amp;[.F$5]&amp;[.D321]" office:value-type="string" office:string-value="&quot;second&quot;:&quot;&quot;" calcext:value-type="string">
            <text:p>"second":""</text:p>
          </table:table-cell>
          <table:table-cell table:formula="of:=[.E321]&amp;[.G$5]&amp;[.F3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1]);&quot;&quot;;[.H$4]&amp;[.G321]&amp;[.H$5])">
            <text:p/>
          </table:table-cell>
          <table:table-cell table:formula="of:=IF([.H322]=&quot;&quot;;&quot;&quot;;&quot;,&quot;)">
            <text:p/>
          </table:table-cell>
          <table:table-cell table:formula="of:=[.J320]&amp;[.H321]&amp;[.I3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1]=&quot;&quot;;[.J321];[.K3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2]&amp;[.C$5]" office:value-type="string" office:string-value="&quot;&quot;" calcext:value-type="string">
            <text:p>""</text:p>
          </table:table-cell>
          <table:table-cell table:formula="of:=[.D$5]&amp;[.B322]&amp;[.D$5]" office:value-type="string" office:string-value="&quot;&quot;" calcext:value-type="string">
            <text:p>""</text:p>
          </table:table-cell>
          <table:table-cell table:formula="of:=[.C$6]&amp;[.E$5]&amp;[.C322]" office:value-type="string" office:string-value="&quot;first&quot;:&quot;&quot;" calcext:value-type="string">
            <text:p>"first":""</text:p>
          </table:table-cell>
          <table:table-cell table:formula="of:=[.D$6]&amp;[.F$5]&amp;[.D322]" office:value-type="string" office:string-value="&quot;second&quot;:&quot;&quot;" calcext:value-type="string">
            <text:p>"second":""</text:p>
          </table:table-cell>
          <table:table-cell table:formula="of:=[.E322]&amp;[.G$5]&amp;[.F3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2]);&quot;&quot;;[.H$4]&amp;[.G322]&amp;[.H$5])">
            <text:p/>
          </table:table-cell>
          <table:table-cell table:formula="of:=IF([.H323]=&quot;&quot;;&quot;&quot;;&quot;,&quot;)">
            <text:p/>
          </table:table-cell>
          <table:table-cell table:formula="of:=[.J321]&amp;[.H322]&amp;[.I3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2]=&quot;&quot;;[.J322];[.K3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3]&amp;[.C$5]" office:value-type="string" office:string-value="&quot;&quot;" calcext:value-type="string">
            <text:p>""</text:p>
          </table:table-cell>
          <table:table-cell table:formula="of:=[.D$5]&amp;[.B323]&amp;[.D$5]" office:value-type="string" office:string-value="&quot;&quot;" calcext:value-type="string">
            <text:p>""</text:p>
          </table:table-cell>
          <table:table-cell table:formula="of:=[.C$6]&amp;[.E$5]&amp;[.C323]" office:value-type="string" office:string-value="&quot;first&quot;:&quot;&quot;" calcext:value-type="string">
            <text:p>"first":""</text:p>
          </table:table-cell>
          <table:table-cell table:formula="of:=[.D$6]&amp;[.F$5]&amp;[.D323]" office:value-type="string" office:string-value="&quot;second&quot;:&quot;&quot;" calcext:value-type="string">
            <text:p>"second":""</text:p>
          </table:table-cell>
          <table:table-cell table:formula="of:=[.E323]&amp;[.G$5]&amp;[.F3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3]);&quot;&quot;;[.H$4]&amp;[.G323]&amp;[.H$5])">
            <text:p/>
          </table:table-cell>
          <table:table-cell table:formula="of:=IF([.H324]=&quot;&quot;;&quot;&quot;;&quot;,&quot;)">
            <text:p/>
          </table:table-cell>
          <table:table-cell table:formula="of:=[.J322]&amp;[.H323]&amp;[.I3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3]=&quot;&quot;;[.J323];[.K3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4]&amp;[.C$5]" office:value-type="string" office:string-value="&quot;&quot;" calcext:value-type="string">
            <text:p>""</text:p>
          </table:table-cell>
          <table:table-cell table:formula="of:=[.D$5]&amp;[.B324]&amp;[.D$5]" office:value-type="string" office:string-value="&quot;&quot;" calcext:value-type="string">
            <text:p>""</text:p>
          </table:table-cell>
          <table:table-cell table:formula="of:=[.C$6]&amp;[.E$5]&amp;[.C324]" office:value-type="string" office:string-value="&quot;first&quot;:&quot;&quot;" calcext:value-type="string">
            <text:p>"first":""</text:p>
          </table:table-cell>
          <table:table-cell table:formula="of:=[.D$6]&amp;[.F$5]&amp;[.D324]" office:value-type="string" office:string-value="&quot;second&quot;:&quot;&quot;" calcext:value-type="string">
            <text:p>"second":""</text:p>
          </table:table-cell>
          <table:table-cell table:formula="of:=[.E324]&amp;[.G$5]&amp;[.F3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4]);&quot;&quot;;[.H$4]&amp;[.G324]&amp;[.H$5])">
            <text:p/>
          </table:table-cell>
          <table:table-cell table:formula="of:=IF([.H325]=&quot;&quot;;&quot;&quot;;&quot;,&quot;)">
            <text:p/>
          </table:table-cell>
          <table:table-cell table:formula="of:=[.J323]&amp;[.H324]&amp;[.I3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4]=&quot;&quot;;[.J324];[.K3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5]&amp;[.C$5]" office:value-type="string" office:string-value="&quot;&quot;" calcext:value-type="string">
            <text:p>""</text:p>
          </table:table-cell>
          <table:table-cell table:formula="of:=[.D$5]&amp;[.B325]&amp;[.D$5]" office:value-type="string" office:string-value="&quot;&quot;" calcext:value-type="string">
            <text:p>""</text:p>
          </table:table-cell>
          <table:table-cell table:formula="of:=[.C$6]&amp;[.E$5]&amp;[.C325]" office:value-type="string" office:string-value="&quot;first&quot;:&quot;&quot;" calcext:value-type="string">
            <text:p>"first":""</text:p>
          </table:table-cell>
          <table:table-cell table:formula="of:=[.D$6]&amp;[.F$5]&amp;[.D325]" office:value-type="string" office:string-value="&quot;second&quot;:&quot;&quot;" calcext:value-type="string">
            <text:p>"second":""</text:p>
          </table:table-cell>
          <table:table-cell table:formula="of:=[.E325]&amp;[.G$5]&amp;[.F3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5]);&quot;&quot;;[.H$4]&amp;[.G325]&amp;[.H$5])">
            <text:p/>
          </table:table-cell>
          <table:table-cell table:formula="of:=IF([.H326]=&quot;&quot;;&quot;&quot;;&quot;,&quot;)">
            <text:p/>
          </table:table-cell>
          <table:table-cell table:formula="of:=[.J324]&amp;[.H325]&amp;[.I3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5]=&quot;&quot;;[.J325];[.K3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6]&amp;[.C$5]" office:value-type="string" office:string-value="&quot;&quot;" calcext:value-type="string">
            <text:p>""</text:p>
          </table:table-cell>
          <table:table-cell table:formula="of:=[.D$5]&amp;[.B326]&amp;[.D$5]" office:value-type="string" office:string-value="&quot;&quot;" calcext:value-type="string">
            <text:p>""</text:p>
          </table:table-cell>
          <table:table-cell table:formula="of:=[.C$6]&amp;[.E$5]&amp;[.C326]" office:value-type="string" office:string-value="&quot;first&quot;:&quot;&quot;" calcext:value-type="string">
            <text:p>"first":""</text:p>
          </table:table-cell>
          <table:table-cell table:formula="of:=[.D$6]&amp;[.F$5]&amp;[.D326]" office:value-type="string" office:string-value="&quot;second&quot;:&quot;&quot;" calcext:value-type="string">
            <text:p>"second":""</text:p>
          </table:table-cell>
          <table:table-cell table:formula="of:=[.E326]&amp;[.G$5]&amp;[.F3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6]);&quot;&quot;;[.H$4]&amp;[.G326]&amp;[.H$5])">
            <text:p/>
          </table:table-cell>
          <table:table-cell table:formula="of:=IF([.H327]=&quot;&quot;;&quot;&quot;;&quot;,&quot;)">
            <text:p/>
          </table:table-cell>
          <table:table-cell table:formula="of:=[.J325]&amp;[.H326]&amp;[.I3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6]=&quot;&quot;;[.J326];[.K3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7]&amp;[.C$5]" office:value-type="string" office:string-value="&quot;&quot;" calcext:value-type="string">
            <text:p>""</text:p>
          </table:table-cell>
          <table:table-cell table:formula="of:=[.D$5]&amp;[.B327]&amp;[.D$5]" office:value-type="string" office:string-value="&quot;&quot;" calcext:value-type="string">
            <text:p>""</text:p>
          </table:table-cell>
          <table:table-cell table:formula="of:=[.C$6]&amp;[.E$5]&amp;[.C327]" office:value-type="string" office:string-value="&quot;first&quot;:&quot;&quot;" calcext:value-type="string">
            <text:p>"first":""</text:p>
          </table:table-cell>
          <table:table-cell table:formula="of:=[.D$6]&amp;[.F$5]&amp;[.D327]" office:value-type="string" office:string-value="&quot;second&quot;:&quot;&quot;" calcext:value-type="string">
            <text:p>"second":""</text:p>
          </table:table-cell>
          <table:table-cell table:formula="of:=[.E327]&amp;[.G$5]&amp;[.F3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7]);&quot;&quot;;[.H$4]&amp;[.G327]&amp;[.H$5])">
            <text:p/>
          </table:table-cell>
          <table:table-cell table:formula="of:=IF([.H328]=&quot;&quot;;&quot;&quot;;&quot;,&quot;)">
            <text:p/>
          </table:table-cell>
          <table:table-cell table:formula="of:=[.J326]&amp;[.H327]&amp;[.I3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7]=&quot;&quot;;[.J327];[.K3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8]&amp;[.C$5]" office:value-type="string" office:string-value="&quot;&quot;" calcext:value-type="string">
            <text:p>""</text:p>
          </table:table-cell>
          <table:table-cell table:formula="of:=[.D$5]&amp;[.B328]&amp;[.D$5]" office:value-type="string" office:string-value="&quot;&quot;" calcext:value-type="string">
            <text:p>""</text:p>
          </table:table-cell>
          <table:table-cell table:formula="of:=[.C$6]&amp;[.E$5]&amp;[.C328]" office:value-type="string" office:string-value="&quot;first&quot;:&quot;&quot;" calcext:value-type="string">
            <text:p>"first":""</text:p>
          </table:table-cell>
          <table:table-cell table:formula="of:=[.D$6]&amp;[.F$5]&amp;[.D328]" office:value-type="string" office:string-value="&quot;second&quot;:&quot;&quot;" calcext:value-type="string">
            <text:p>"second":""</text:p>
          </table:table-cell>
          <table:table-cell table:formula="of:=[.E328]&amp;[.G$5]&amp;[.F3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8]);&quot;&quot;;[.H$4]&amp;[.G328]&amp;[.H$5])">
            <text:p/>
          </table:table-cell>
          <table:table-cell table:formula="of:=IF([.H329]=&quot;&quot;;&quot;&quot;;&quot;,&quot;)">
            <text:p/>
          </table:table-cell>
          <table:table-cell table:formula="of:=[.J327]&amp;[.H328]&amp;[.I3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8]=&quot;&quot;;[.J328];[.K3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29]&amp;[.C$5]" office:value-type="string" office:string-value="&quot;&quot;" calcext:value-type="string">
            <text:p>""</text:p>
          </table:table-cell>
          <table:table-cell table:formula="of:=[.D$5]&amp;[.B329]&amp;[.D$5]" office:value-type="string" office:string-value="&quot;&quot;" calcext:value-type="string">
            <text:p>""</text:p>
          </table:table-cell>
          <table:table-cell table:formula="of:=[.C$6]&amp;[.E$5]&amp;[.C329]" office:value-type="string" office:string-value="&quot;first&quot;:&quot;&quot;" calcext:value-type="string">
            <text:p>"first":""</text:p>
          </table:table-cell>
          <table:table-cell table:formula="of:=[.D$6]&amp;[.F$5]&amp;[.D329]" office:value-type="string" office:string-value="&quot;second&quot;:&quot;&quot;" calcext:value-type="string">
            <text:p>"second":""</text:p>
          </table:table-cell>
          <table:table-cell table:formula="of:=[.E329]&amp;[.G$5]&amp;[.F3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29]);&quot;&quot;;[.H$4]&amp;[.G329]&amp;[.H$5])">
            <text:p/>
          </table:table-cell>
          <table:table-cell table:formula="of:=IF([.H330]=&quot;&quot;;&quot;&quot;;&quot;,&quot;)">
            <text:p/>
          </table:table-cell>
          <table:table-cell table:formula="of:=[.J328]&amp;[.H329]&amp;[.I3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29]=&quot;&quot;;[.J329];[.K3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0]&amp;[.C$5]" office:value-type="string" office:string-value="&quot;&quot;" calcext:value-type="string">
            <text:p>""</text:p>
          </table:table-cell>
          <table:table-cell table:formula="of:=[.D$5]&amp;[.B330]&amp;[.D$5]" office:value-type="string" office:string-value="&quot;&quot;" calcext:value-type="string">
            <text:p>""</text:p>
          </table:table-cell>
          <table:table-cell table:formula="of:=[.C$6]&amp;[.E$5]&amp;[.C330]" office:value-type="string" office:string-value="&quot;first&quot;:&quot;&quot;" calcext:value-type="string">
            <text:p>"first":""</text:p>
          </table:table-cell>
          <table:table-cell table:formula="of:=[.D$6]&amp;[.F$5]&amp;[.D330]" office:value-type="string" office:string-value="&quot;second&quot;:&quot;&quot;" calcext:value-type="string">
            <text:p>"second":""</text:p>
          </table:table-cell>
          <table:table-cell table:formula="of:=[.E330]&amp;[.G$5]&amp;[.F3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0]);&quot;&quot;;[.H$4]&amp;[.G330]&amp;[.H$5])">
            <text:p/>
          </table:table-cell>
          <table:table-cell table:formula="of:=IF([.H331]=&quot;&quot;;&quot;&quot;;&quot;,&quot;)">
            <text:p/>
          </table:table-cell>
          <table:table-cell table:formula="of:=[.J329]&amp;[.H330]&amp;[.I3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0]=&quot;&quot;;[.J330];[.K3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1]&amp;[.C$5]" office:value-type="string" office:string-value="&quot;&quot;" calcext:value-type="string">
            <text:p>""</text:p>
          </table:table-cell>
          <table:table-cell table:formula="of:=[.D$5]&amp;[.B331]&amp;[.D$5]" office:value-type="string" office:string-value="&quot;&quot;" calcext:value-type="string">
            <text:p>""</text:p>
          </table:table-cell>
          <table:table-cell table:formula="of:=[.C$6]&amp;[.E$5]&amp;[.C331]" office:value-type="string" office:string-value="&quot;first&quot;:&quot;&quot;" calcext:value-type="string">
            <text:p>"first":""</text:p>
          </table:table-cell>
          <table:table-cell table:formula="of:=[.D$6]&amp;[.F$5]&amp;[.D331]" office:value-type="string" office:string-value="&quot;second&quot;:&quot;&quot;" calcext:value-type="string">
            <text:p>"second":""</text:p>
          </table:table-cell>
          <table:table-cell table:formula="of:=[.E331]&amp;[.G$5]&amp;[.F3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1]);&quot;&quot;;[.H$4]&amp;[.G331]&amp;[.H$5])">
            <text:p/>
          </table:table-cell>
          <table:table-cell table:formula="of:=IF([.H332]=&quot;&quot;;&quot;&quot;;&quot;,&quot;)">
            <text:p/>
          </table:table-cell>
          <table:table-cell table:formula="of:=[.J330]&amp;[.H331]&amp;[.I3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1]=&quot;&quot;;[.J331];[.K3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2]&amp;[.C$5]" office:value-type="string" office:string-value="&quot;&quot;" calcext:value-type="string">
            <text:p>""</text:p>
          </table:table-cell>
          <table:table-cell table:formula="of:=[.D$5]&amp;[.B332]&amp;[.D$5]" office:value-type="string" office:string-value="&quot;&quot;" calcext:value-type="string">
            <text:p>""</text:p>
          </table:table-cell>
          <table:table-cell table:formula="of:=[.C$6]&amp;[.E$5]&amp;[.C332]" office:value-type="string" office:string-value="&quot;first&quot;:&quot;&quot;" calcext:value-type="string">
            <text:p>"first":""</text:p>
          </table:table-cell>
          <table:table-cell table:formula="of:=[.D$6]&amp;[.F$5]&amp;[.D332]" office:value-type="string" office:string-value="&quot;second&quot;:&quot;&quot;" calcext:value-type="string">
            <text:p>"second":""</text:p>
          </table:table-cell>
          <table:table-cell table:formula="of:=[.E332]&amp;[.G$5]&amp;[.F3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2]);&quot;&quot;;[.H$4]&amp;[.G332]&amp;[.H$5])">
            <text:p/>
          </table:table-cell>
          <table:table-cell table:formula="of:=IF([.H333]=&quot;&quot;;&quot;&quot;;&quot;,&quot;)">
            <text:p/>
          </table:table-cell>
          <table:table-cell table:formula="of:=[.J331]&amp;[.H332]&amp;[.I3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2]=&quot;&quot;;[.J332];[.K3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3]&amp;[.C$5]" office:value-type="string" office:string-value="&quot;&quot;" calcext:value-type="string">
            <text:p>""</text:p>
          </table:table-cell>
          <table:table-cell table:formula="of:=[.D$5]&amp;[.B333]&amp;[.D$5]" office:value-type="string" office:string-value="&quot;&quot;" calcext:value-type="string">
            <text:p>""</text:p>
          </table:table-cell>
          <table:table-cell table:formula="of:=[.C$6]&amp;[.E$5]&amp;[.C333]" office:value-type="string" office:string-value="&quot;first&quot;:&quot;&quot;" calcext:value-type="string">
            <text:p>"first":""</text:p>
          </table:table-cell>
          <table:table-cell table:formula="of:=[.D$6]&amp;[.F$5]&amp;[.D333]" office:value-type="string" office:string-value="&quot;second&quot;:&quot;&quot;" calcext:value-type="string">
            <text:p>"second":""</text:p>
          </table:table-cell>
          <table:table-cell table:formula="of:=[.E333]&amp;[.G$5]&amp;[.F3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3]);&quot;&quot;;[.H$4]&amp;[.G333]&amp;[.H$5])">
            <text:p/>
          </table:table-cell>
          <table:table-cell table:formula="of:=IF([.H334]=&quot;&quot;;&quot;&quot;;&quot;,&quot;)">
            <text:p/>
          </table:table-cell>
          <table:table-cell table:formula="of:=[.J332]&amp;[.H333]&amp;[.I3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3]=&quot;&quot;;[.J333];[.K3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4]&amp;[.C$5]" office:value-type="string" office:string-value="&quot;&quot;" calcext:value-type="string">
            <text:p>""</text:p>
          </table:table-cell>
          <table:table-cell table:formula="of:=[.D$5]&amp;[.B334]&amp;[.D$5]" office:value-type="string" office:string-value="&quot;&quot;" calcext:value-type="string">
            <text:p>""</text:p>
          </table:table-cell>
          <table:table-cell table:formula="of:=[.C$6]&amp;[.E$5]&amp;[.C334]" office:value-type="string" office:string-value="&quot;first&quot;:&quot;&quot;" calcext:value-type="string">
            <text:p>"first":""</text:p>
          </table:table-cell>
          <table:table-cell table:formula="of:=[.D$6]&amp;[.F$5]&amp;[.D334]" office:value-type="string" office:string-value="&quot;second&quot;:&quot;&quot;" calcext:value-type="string">
            <text:p>"second":""</text:p>
          </table:table-cell>
          <table:table-cell table:formula="of:=[.E334]&amp;[.G$5]&amp;[.F3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4]);&quot;&quot;;[.H$4]&amp;[.G334]&amp;[.H$5])">
            <text:p/>
          </table:table-cell>
          <table:table-cell table:formula="of:=IF([.H335]=&quot;&quot;;&quot;&quot;;&quot;,&quot;)">
            <text:p/>
          </table:table-cell>
          <table:table-cell table:formula="of:=[.J333]&amp;[.H334]&amp;[.I3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4]=&quot;&quot;;[.J334];[.K3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5]&amp;[.C$5]" office:value-type="string" office:string-value="&quot;&quot;" calcext:value-type="string">
            <text:p>""</text:p>
          </table:table-cell>
          <table:table-cell table:formula="of:=[.D$5]&amp;[.B335]&amp;[.D$5]" office:value-type="string" office:string-value="&quot;&quot;" calcext:value-type="string">
            <text:p>""</text:p>
          </table:table-cell>
          <table:table-cell table:formula="of:=[.C$6]&amp;[.E$5]&amp;[.C335]" office:value-type="string" office:string-value="&quot;first&quot;:&quot;&quot;" calcext:value-type="string">
            <text:p>"first":""</text:p>
          </table:table-cell>
          <table:table-cell table:formula="of:=[.D$6]&amp;[.F$5]&amp;[.D335]" office:value-type="string" office:string-value="&quot;second&quot;:&quot;&quot;" calcext:value-type="string">
            <text:p>"second":""</text:p>
          </table:table-cell>
          <table:table-cell table:formula="of:=[.E335]&amp;[.G$5]&amp;[.F3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5]);&quot;&quot;;[.H$4]&amp;[.G335]&amp;[.H$5])">
            <text:p/>
          </table:table-cell>
          <table:table-cell table:formula="of:=IF([.H336]=&quot;&quot;;&quot;&quot;;&quot;,&quot;)">
            <text:p/>
          </table:table-cell>
          <table:table-cell table:formula="of:=[.J334]&amp;[.H335]&amp;[.I3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5]=&quot;&quot;;[.J335];[.K3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6]&amp;[.C$5]" office:value-type="string" office:string-value="&quot;&quot;" calcext:value-type="string">
            <text:p>""</text:p>
          </table:table-cell>
          <table:table-cell table:formula="of:=[.D$5]&amp;[.B336]&amp;[.D$5]" office:value-type="string" office:string-value="&quot;&quot;" calcext:value-type="string">
            <text:p>""</text:p>
          </table:table-cell>
          <table:table-cell table:formula="of:=[.C$6]&amp;[.E$5]&amp;[.C336]" office:value-type="string" office:string-value="&quot;first&quot;:&quot;&quot;" calcext:value-type="string">
            <text:p>"first":""</text:p>
          </table:table-cell>
          <table:table-cell table:formula="of:=[.D$6]&amp;[.F$5]&amp;[.D336]" office:value-type="string" office:string-value="&quot;second&quot;:&quot;&quot;" calcext:value-type="string">
            <text:p>"second":""</text:p>
          </table:table-cell>
          <table:table-cell table:formula="of:=[.E336]&amp;[.G$5]&amp;[.F3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6]);&quot;&quot;;[.H$4]&amp;[.G336]&amp;[.H$5])">
            <text:p/>
          </table:table-cell>
          <table:table-cell table:formula="of:=IF([.H337]=&quot;&quot;;&quot;&quot;;&quot;,&quot;)">
            <text:p/>
          </table:table-cell>
          <table:table-cell table:formula="of:=[.J335]&amp;[.H336]&amp;[.I3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6]=&quot;&quot;;[.J336];[.K3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7]&amp;[.C$5]" office:value-type="string" office:string-value="&quot;&quot;" calcext:value-type="string">
            <text:p>""</text:p>
          </table:table-cell>
          <table:table-cell table:formula="of:=[.D$5]&amp;[.B337]&amp;[.D$5]" office:value-type="string" office:string-value="&quot;&quot;" calcext:value-type="string">
            <text:p>""</text:p>
          </table:table-cell>
          <table:table-cell table:formula="of:=[.C$6]&amp;[.E$5]&amp;[.C337]" office:value-type="string" office:string-value="&quot;first&quot;:&quot;&quot;" calcext:value-type="string">
            <text:p>"first":""</text:p>
          </table:table-cell>
          <table:table-cell table:formula="of:=[.D$6]&amp;[.F$5]&amp;[.D337]" office:value-type="string" office:string-value="&quot;second&quot;:&quot;&quot;" calcext:value-type="string">
            <text:p>"second":""</text:p>
          </table:table-cell>
          <table:table-cell table:formula="of:=[.E337]&amp;[.G$5]&amp;[.F3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7]);&quot;&quot;;[.H$4]&amp;[.G337]&amp;[.H$5])">
            <text:p/>
          </table:table-cell>
          <table:table-cell table:formula="of:=IF([.H338]=&quot;&quot;;&quot;&quot;;&quot;,&quot;)">
            <text:p/>
          </table:table-cell>
          <table:table-cell table:formula="of:=[.J336]&amp;[.H337]&amp;[.I3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7]=&quot;&quot;;[.J337];[.K3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8]&amp;[.C$5]" office:value-type="string" office:string-value="&quot;&quot;" calcext:value-type="string">
            <text:p>""</text:p>
          </table:table-cell>
          <table:table-cell table:formula="of:=[.D$5]&amp;[.B338]&amp;[.D$5]" office:value-type="string" office:string-value="&quot;&quot;" calcext:value-type="string">
            <text:p>""</text:p>
          </table:table-cell>
          <table:table-cell table:formula="of:=[.C$6]&amp;[.E$5]&amp;[.C338]" office:value-type="string" office:string-value="&quot;first&quot;:&quot;&quot;" calcext:value-type="string">
            <text:p>"first":""</text:p>
          </table:table-cell>
          <table:table-cell table:formula="of:=[.D$6]&amp;[.F$5]&amp;[.D338]" office:value-type="string" office:string-value="&quot;second&quot;:&quot;&quot;" calcext:value-type="string">
            <text:p>"second":""</text:p>
          </table:table-cell>
          <table:table-cell table:formula="of:=[.E338]&amp;[.G$5]&amp;[.F3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8]);&quot;&quot;;[.H$4]&amp;[.G338]&amp;[.H$5])">
            <text:p/>
          </table:table-cell>
          <table:table-cell table:formula="of:=IF([.H339]=&quot;&quot;;&quot;&quot;;&quot;,&quot;)">
            <text:p/>
          </table:table-cell>
          <table:table-cell table:formula="of:=[.J337]&amp;[.H338]&amp;[.I3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8]=&quot;&quot;;[.J338];[.K3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39]&amp;[.C$5]" office:value-type="string" office:string-value="&quot;&quot;" calcext:value-type="string">
            <text:p>""</text:p>
          </table:table-cell>
          <table:table-cell table:formula="of:=[.D$5]&amp;[.B339]&amp;[.D$5]" office:value-type="string" office:string-value="&quot;&quot;" calcext:value-type="string">
            <text:p>""</text:p>
          </table:table-cell>
          <table:table-cell table:formula="of:=[.C$6]&amp;[.E$5]&amp;[.C339]" office:value-type="string" office:string-value="&quot;first&quot;:&quot;&quot;" calcext:value-type="string">
            <text:p>"first":""</text:p>
          </table:table-cell>
          <table:table-cell table:formula="of:=[.D$6]&amp;[.F$5]&amp;[.D339]" office:value-type="string" office:string-value="&quot;second&quot;:&quot;&quot;" calcext:value-type="string">
            <text:p>"second":""</text:p>
          </table:table-cell>
          <table:table-cell table:formula="of:=[.E339]&amp;[.G$5]&amp;[.F3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39]);&quot;&quot;;[.H$4]&amp;[.G339]&amp;[.H$5])">
            <text:p/>
          </table:table-cell>
          <table:table-cell table:formula="of:=IF([.H340]=&quot;&quot;;&quot;&quot;;&quot;,&quot;)">
            <text:p/>
          </table:table-cell>
          <table:table-cell table:formula="of:=[.J338]&amp;[.H339]&amp;[.I3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39]=&quot;&quot;;[.J339];[.K3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0]&amp;[.C$5]" office:value-type="string" office:string-value="&quot;&quot;" calcext:value-type="string">
            <text:p>""</text:p>
          </table:table-cell>
          <table:table-cell table:formula="of:=[.D$5]&amp;[.B340]&amp;[.D$5]" office:value-type="string" office:string-value="&quot;&quot;" calcext:value-type="string">
            <text:p>""</text:p>
          </table:table-cell>
          <table:table-cell table:formula="of:=[.C$6]&amp;[.E$5]&amp;[.C340]" office:value-type="string" office:string-value="&quot;first&quot;:&quot;&quot;" calcext:value-type="string">
            <text:p>"first":""</text:p>
          </table:table-cell>
          <table:table-cell table:formula="of:=[.D$6]&amp;[.F$5]&amp;[.D340]" office:value-type="string" office:string-value="&quot;second&quot;:&quot;&quot;" calcext:value-type="string">
            <text:p>"second":""</text:p>
          </table:table-cell>
          <table:table-cell table:formula="of:=[.E340]&amp;[.G$5]&amp;[.F3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0]);&quot;&quot;;[.H$4]&amp;[.G340]&amp;[.H$5])">
            <text:p/>
          </table:table-cell>
          <table:table-cell table:formula="of:=IF([.H341]=&quot;&quot;;&quot;&quot;;&quot;,&quot;)">
            <text:p/>
          </table:table-cell>
          <table:table-cell table:formula="of:=[.J339]&amp;[.H340]&amp;[.I3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0]=&quot;&quot;;[.J340];[.K3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1]&amp;[.C$5]" office:value-type="string" office:string-value="&quot;&quot;" calcext:value-type="string">
            <text:p>""</text:p>
          </table:table-cell>
          <table:table-cell table:formula="of:=[.D$5]&amp;[.B341]&amp;[.D$5]" office:value-type="string" office:string-value="&quot;&quot;" calcext:value-type="string">
            <text:p>""</text:p>
          </table:table-cell>
          <table:table-cell table:formula="of:=[.C$6]&amp;[.E$5]&amp;[.C341]" office:value-type="string" office:string-value="&quot;first&quot;:&quot;&quot;" calcext:value-type="string">
            <text:p>"first":""</text:p>
          </table:table-cell>
          <table:table-cell table:formula="of:=[.D$6]&amp;[.F$5]&amp;[.D341]" office:value-type="string" office:string-value="&quot;second&quot;:&quot;&quot;" calcext:value-type="string">
            <text:p>"second":""</text:p>
          </table:table-cell>
          <table:table-cell table:formula="of:=[.E341]&amp;[.G$5]&amp;[.F3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1]);&quot;&quot;;[.H$4]&amp;[.G341]&amp;[.H$5])">
            <text:p/>
          </table:table-cell>
          <table:table-cell table:formula="of:=IF([.H342]=&quot;&quot;;&quot;&quot;;&quot;,&quot;)">
            <text:p/>
          </table:table-cell>
          <table:table-cell table:formula="of:=[.J340]&amp;[.H341]&amp;[.I3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1]=&quot;&quot;;[.J341];[.K3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2]&amp;[.C$5]" office:value-type="string" office:string-value="&quot;&quot;" calcext:value-type="string">
            <text:p>""</text:p>
          </table:table-cell>
          <table:table-cell table:formula="of:=[.D$5]&amp;[.B342]&amp;[.D$5]" office:value-type="string" office:string-value="&quot;&quot;" calcext:value-type="string">
            <text:p>""</text:p>
          </table:table-cell>
          <table:table-cell table:formula="of:=[.C$6]&amp;[.E$5]&amp;[.C342]" office:value-type="string" office:string-value="&quot;first&quot;:&quot;&quot;" calcext:value-type="string">
            <text:p>"first":""</text:p>
          </table:table-cell>
          <table:table-cell table:formula="of:=[.D$6]&amp;[.F$5]&amp;[.D342]" office:value-type="string" office:string-value="&quot;second&quot;:&quot;&quot;" calcext:value-type="string">
            <text:p>"second":""</text:p>
          </table:table-cell>
          <table:table-cell table:formula="of:=[.E342]&amp;[.G$5]&amp;[.F3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2]);&quot;&quot;;[.H$4]&amp;[.G342]&amp;[.H$5])">
            <text:p/>
          </table:table-cell>
          <table:table-cell table:formula="of:=IF([.H343]=&quot;&quot;;&quot;&quot;;&quot;,&quot;)">
            <text:p/>
          </table:table-cell>
          <table:table-cell table:formula="of:=[.J341]&amp;[.H342]&amp;[.I3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2]=&quot;&quot;;[.J342];[.K3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3]&amp;[.C$5]" office:value-type="string" office:string-value="&quot;&quot;" calcext:value-type="string">
            <text:p>""</text:p>
          </table:table-cell>
          <table:table-cell table:formula="of:=[.D$5]&amp;[.B343]&amp;[.D$5]" office:value-type="string" office:string-value="&quot;&quot;" calcext:value-type="string">
            <text:p>""</text:p>
          </table:table-cell>
          <table:table-cell table:formula="of:=[.C$6]&amp;[.E$5]&amp;[.C343]" office:value-type="string" office:string-value="&quot;first&quot;:&quot;&quot;" calcext:value-type="string">
            <text:p>"first":""</text:p>
          </table:table-cell>
          <table:table-cell table:formula="of:=[.D$6]&amp;[.F$5]&amp;[.D343]" office:value-type="string" office:string-value="&quot;second&quot;:&quot;&quot;" calcext:value-type="string">
            <text:p>"second":""</text:p>
          </table:table-cell>
          <table:table-cell table:formula="of:=[.E343]&amp;[.G$5]&amp;[.F3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3]);&quot;&quot;;[.H$4]&amp;[.G343]&amp;[.H$5])">
            <text:p/>
          </table:table-cell>
          <table:table-cell table:formula="of:=IF([.H344]=&quot;&quot;;&quot;&quot;;&quot;,&quot;)">
            <text:p/>
          </table:table-cell>
          <table:table-cell table:formula="of:=[.J342]&amp;[.H343]&amp;[.I3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3]=&quot;&quot;;[.J343];[.K3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4]&amp;[.C$5]" office:value-type="string" office:string-value="&quot;&quot;" calcext:value-type="string">
            <text:p>""</text:p>
          </table:table-cell>
          <table:table-cell table:formula="of:=[.D$5]&amp;[.B344]&amp;[.D$5]" office:value-type="string" office:string-value="&quot;&quot;" calcext:value-type="string">
            <text:p>""</text:p>
          </table:table-cell>
          <table:table-cell table:formula="of:=[.C$6]&amp;[.E$5]&amp;[.C344]" office:value-type="string" office:string-value="&quot;first&quot;:&quot;&quot;" calcext:value-type="string">
            <text:p>"first":""</text:p>
          </table:table-cell>
          <table:table-cell table:formula="of:=[.D$6]&amp;[.F$5]&amp;[.D344]" office:value-type="string" office:string-value="&quot;second&quot;:&quot;&quot;" calcext:value-type="string">
            <text:p>"second":""</text:p>
          </table:table-cell>
          <table:table-cell table:formula="of:=[.E344]&amp;[.G$5]&amp;[.F3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4]);&quot;&quot;;[.H$4]&amp;[.G344]&amp;[.H$5])">
            <text:p/>
          </table:table-cell>
          <table:table-cell table:formula="of:=IF([.H345]=&quot;&quot;;&quot;&quot;;&quot;,&quot;)">
            <text:p/>
          </table:table-cell>
          <table:table-cell table:formula="of:=[.J343]&amp;[.H344]&amp;[.I3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4]=&quot;&quot;;[.J344];[.K3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5]&amp;[.C$5]" office:value-type="string" office:string-value="&quot;&quot;" calcext:value-type="string">
            <text:p>""</text:p>
          </table:table-cell>
          <table:table-cell table:formula="of:=[.D$5]&amp;[.B345]&amp;[.D$5]" office:value-type="string" office:string-value="&quot;&quot;" calcext:value-type="string">
            <text:p>""</text:p>
          </table:table-cell>
          <table:table-cell table:formula="of:=[.C$6]&amp;[.E$5]&amp;[.C345]" office:value-type="string" office:string-value="&quot;first&quot;:&quot;&quot;" calcext:value-type="string">
            <text:p>"first":""</text:p>
          </table:table-cell>
          <table:table-cell table:formula="of:=[.D$6]&amp;[.F$5]&amp;[.D345]" office:value-type="string" office:string-value="&quot;second&quot;:&quot;&quot;" calcext:value-type="string">
            <text:p>"second":""</text:p>
          </table:table-cell>
          <table:table-cell table:formula="of:=[.E345]&amp;[.G$5]&amp;[.F3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5]);&quot;&quot;;[.H$4]&amp;[.G345]&amp;[.H$5])">
            <text:p/>
          </table:table-cell>
          <table:table-cell table:formula="of:=IF([.H346]=&quot;&quot;;&quot;&quot;;&quot;,&quot;)">
            <text:p/>
          </table:table-cell>
          <table:table-cell table:formula="of:=[.J344]&amp;[.H345]&amp;[.I3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5]=&quot;&quot;;[.J345];[.K3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6]&amp;[.C$5]" office:value-type="string" office:string-value="&quot;&quot;" calcext:value-type="string">
            <text:p>""</text:p>
          </table:table-cell>
          <table:table-cell table:formula="of:=[.D$5]&amp;[.B346]&amp;[.D$5]" office:value-type="string" office:string-value="&quot;&quot;" calcext:value-type="string">
            <text:p>""</text:p>
          </table:table-cell>
          <table:table-cell table:formula="of:=[.C$6]&amp;[.E$5]&amp;[.C346]" office:value-type="string" office:string-value="&quot;first&quot;:&quot;&quot;" calcext:value-type="string">
            <text:p>"first":""</text:p>
          </table:table-cell>
          <table:table-cell table:formula="of:=[.D$6]&amp;[.F$5]&amp;[.D346]" office:value-type="string" office:string-value="&quot;second&quot;:&quot;&quot;" calcext:value-type="string">
            <text:p>"second":""</text:p>
          </table:table-cell>
          <table:table-cell table:formula="of:=[.E346]&amp;[.G$5]&amp;[.F3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6]);&quot;&quot;;[.H$4]&amp;[.G346]&amp;[.H$5])">
            <text:p/>
          </table:table-cell>
          <table:table-cell table:formula="of:=IF([.H347]=&quot;&quot;;&quot;&quot;;&quot;,&quot;)">
            <text:p/>
          </table:table-cell>
          <table:table-cell table:formula="of:=[.J345]&amp;[.H346]&amp;[.I3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6]=&quot;&quot;;[.J346];[.K3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7]&amp;[.C$5]" office:value-type="string" office:string-value="&quot;&quot;" calcext:value-type="string">
            <text:p>""</text:p>
          </table:table-cell>
          <table:table-cell table:formula="of:=[.D$5]&amp;[.B347]&amp;[.D$5]" office:value-type="string" office:string-value="&quot;&quot;" calcext:value-type="string">
            <text:p>""</text:p>
          </table:table-cell>
          <table:table-cell table:formula="of:=[.C$6]&amp;[.E$5]&amp;[.C347]" office:value-type="string" office:string-value="&quot;first&quot;:&quot;&quot;" calcext:value-type="string">
            <text:p>"first":""</text:p>
          </table:table-cell>
          <table:table-cell table:formula="of:=[.D$6]&amp;[.F$5]&amp;[.D347]" office:value-type="string" office:string-value="&quot;second&quot;:&quot;&quot;" calcext:value-type="string">
            <text:p>"second":""</text:p>
          </table:table-cell>
          <table:table-cell table:formula="of:=[.E347]&amp;[.G$5]&amp;[.F3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7]);&quot;&quot;;[.H$4]&amp;[.G347]&amp;[.H$5])">
            <text:p/>
          </table:table-cell>
          <table:table-cell table:formula="of:=IF([.H348]=&quot;&quot;;&quot;&quot;;&quot;,&quot;)">
            <text:p/>
          </table:table-cell>
          <table:table-cell table:formula="of:=[.J346]&amp;[.H347]&amp;[.I3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7]=&quot;&quot;;[.J347];[.K3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8]&amp;[.C$5]" office:value-type="string" office:string-value="&quot;&quot;" calcext:value-type="string">
            <text:p>""</text:p>
          </table:table-cell>
          <table:table-cell table:formula="of:=[.D$5]&amp;[.B348]&amp;[.D$5]" office:value-type="string" office:string-value="&quot;&quot;" calcext:value-type="string">
            <text:p>""</text:p>
          </table:table-cell>
          <table:table-cell table:formula="of:=[.C$6]&amp;[.E$5]&amp;[.C348]" office:value-type="string" office:string-value="&quot;first&quot;:&quot;&quot;" calcext:value-type="string">
            <text:p>"first":""</text:p>
          </table:table-cell>
          <table:table-cell table:formula="of:=[.D$6]&amp;[.F$5]&amp;[.D348]" office:value-type="string" office:string-value="&quot;second&quot;:&quot;&quot;" calcext:value-type="string">
            <text:p>"second":""</text:p>
          </table:table-cell>
          <table:table-cell table:formula="of:=[.E348]&amp;[.G$5]&amp;[.F3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8]);&quot;&quot;;[.H$4]&amp;[.G348]&amp;[.H$5])">
            <text:p/>
          </table:table-cell>
          <table:table-cell table:formula="of:=IF([.H349]=&quot;&quot;;&quot;&quot;;&quot;,&quot;)">
            <text:p/>
          </table:table-cell>
          <table:table-cell table:formula="of:=[.J347]&amp;[.H348]&amp;[.I3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8]=&quot;&quot;;[.J348];[.K3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49]&amp;[.C$5]" office:value-type="string" office:string-value="&quot;&quot;" calcext:value-type="string">
            <text:p>""</text:p>
          </table:table-cell>
          <table:table-cell table:formula="of:=[.D$5]&amp;[.B349]&amp;[.D$5]" office:value-type="string" office:string-value="&quot;&quot;" calcext:value-type="string">
            <text:p>""</text:p>
          </table:table-cell>
          <table:table-cell table:formula="of:=[.C$6]&amp;[.E$5]&amp;[.C349]" office:value-type="string" office:string-value="&quot;first&quot;:&quot;&quot;" calcext:value-type="string">
            <text:p>"first":""</text:p>
          </table:table-cell>
          <table:table-cell table:formula="of:=[.D$6]&amp;[.F$5]&amp;[.D349]" office:value-type="string" office:string-value="&quot;second&quot;:&quot;&quot;" calcext:value-type="string">
            <text:p>"second":""</text:p>
          </table:table-cell>
          <table:table-cell table:formula="of:=[.E349]&amp;[.G$5]&amp;[.F3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49]);&quot;&quot;;[.H$4]&amp;[.G349]&amp;[.H$5])">
            <text:p/>
          </table:table-cell>
          <table:table-cell table:formula="of:=IF([.H350]=&quot;&quot;;&quot;&quot;;&quot;,&quot;)">
            <text:p/>
          </table:table-cell>
          <table:table-cell table:formula="of:=[.J348]&amp;[.H349]&amp;[.I3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49]=&quot;&quot;;[.J349];[.K3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0]&amp;[.C$5]" office:value-type="string" office:string-value="&quot;&quot;" calcext:value-type="string">
            <text:p>""</text:p>
          </table:table-cell>
          <table:table-cell table:formula="of:=[.D$5]&amp;[.B350]&amp;[.D$5]" office:value-type="string" office:string-value="&quot;&quot;" calcext:value-type="string">
            <text:p>""</text:p>
          </table:table-cell>
          <table:table-cell table:formula="of:=[.C$6]&amp;[.E$5]&amp;[.C350]" office:value-type="string" office:string-value="&quot;first&quot;:&quot;&quot;" calcext:value-type="string">
            <text:p>"first":""</text:p>
          </table:table-cell>
          <table:table-cell table:formula="of:=[.D$6]&amp;[.F$5]&amp;[.D350]" office:value-type="string" office:string-value="&quot;second&quot;:&quot;&quot;" calcext:value-type="string">
            <text:p>"second":""</text:p>
          </table:table-cell>
          <table:table-cell table:formula="of:=[.E350]&amp;[.G$5]&amp;[.F3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0]);&quot;&quot;;[.H$4]&amp;[.G350]&amp;[.H$5])">
            <text:p/>
          </table:table-cell>
          <table:table-cell table:formula="of:=IF([.H351]=&quot;&quot;;&quot;&quot;;&quot;,&quot;)">
            <text:p/>
          </table:table-cell>
          <table:table-cell table:formula="of:=[.J349]&amp;[.H350]&amp;[.I3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0]=&quot;&quot;;[.J350];[.K3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1]&amp;[.C$5]" office:value-type="string" office:string-value="&quot;&quot;" calcext:value-type="string">
            <text:p>""</text:p>
          </table:table-cell>
          <table:table-cell table:formula="of:=[.D$5]&amp;[.B351]&amp;[.D$5]" office:value-type="string" office:string-value="&quot;&quot;" calcext:value-type="string">
            <text:p>""</text:p>
          </table:table-cell>
          <table:table-cell table:formula="of:=[.C$6]&amp;[.E$5]&amp;[.C351]" office:value-type="string" office:string-value="&quot;first&quot;:&quot;&quot;" calcext:value-type="string">
            <text:p>"first":""</text:p>
          </table:table-cell>
          <table:table-cell table:formula="of:=[.D$6]&amp;[.F$5]&amp;[.D351]" office:value-type="string" office:string-value="&quot;second&quot;:&quot;&quot;" calcext:value-type="string">
            <text:p>"second":""</text:p>
          </table:table-cell>
          <table:table-cell table:formula="of:=[.E351]&amp;[.G$5]&amp;[.F3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1]);&quot;&quot;;[.H$4]&amp;[.G351]&amp;[.H$5])">
            <text:p/>
          </table:table-cell>
          <table:table-cell table:formula="of:=IF([.H352]=&quot;&quot;;&quot;&quot;;&quot;,&quot;)">
            <text:p/>
          </table:table-cell>
          <table:table-cell table:formula="of:=[.J350]&amp;[.H351]&amp;[.I3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1]=&quot;&quot;;[.J351];[.K3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2]&amp;[.C$5]" office:value-type="string" office:string-value="&quot;&quot;" calcext:value-type="string">
            <text:p>""</text:p>
          </table:table-cell>
          <table:table-cell table:formula="of:=[.D$5]&amp;[.B352]&amp;[.D$5]" office:value-type="string" office:string-value="&quot;&quot;" calcext:value-type="string">
            <text:p>""</text:p>
          </table:table-cell>
          <table:table-cell table:formula="of:=[.C$6]&amp;[.E$5]&amp;[.C352]" office:value-type="string" office:string-value="&quot;first&quot;:&quot;&quot;" calcext:value-type="string">
            <text:p>"first":""</text:p>
          </table:table-cell>
          <table:table-cell table:formula="of:=[.D$6]&amp;[.F$5]&amp;[.D352]" office:value-type="string" office:string-value="&quot;second&quot;:&quot;&quot;" calcext:value-type="string">
            <text:p>"second":""</text:p>
          </table:table-cell>
          <table:table-cell table:formula="of:=[.E352]&amp;[.G$5]&amp;[.F3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2]);&quot;&quot;;[.H$4]&amp;[.G352]&amp;[.H$5])">
            <text:p/>
          </table:table-cell>
          <table:table-cell table:formula="of:=IF([.H353]=&quot;&quot;;&quot;&quot;;&quot;,&quot;)">
            <text:p/>
          </table:table-cell>
          <table:table-cell table:formula="of:=[.J351]&amp;[.H352]&amp;[.I3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2]=&quot;&quot;;[.J352];[.K3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3]&amp;[.C$5]" office:value-type="string" office:string-value="&quot;&quot;" calcext:value-type="string">
            <text:p>""</text:p>
          </table:table-cell>
          <table:table-cell table:formula="of:=[.D$5]&amp;[.B353]&amp;[.D$5]" office:value-type="string" office:string-value="&quot;&quot;" calcext:value-type="string">
            <text:p>""</text:p>
          </table:table-cell>
          <table:table-cell table:formula="of:=[.C$6]&amp;[.E$5]&amp;[.C353]" office:value-type="string" office:string-value="&quot;first&quot;:&quot;&quot;" calcext:value-type="string">
            <text:p>"first":""</text:p>
          </table:table-cell>
          <table:table-cell table:formula="of:=[.D$6]&amp;[.F$5]&amp;[.D353]" office:value-type="string" office:string-value="&quot;second&quot;:&quot;&quot;" calcext:value-type="string">
            <text:p>"second":""</text:p>
          </table:table-cell>
          <table:table-cell table:formula="of:=[.E353]&amp;[.G$5]&amp;[.F3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3]);&quot;&quot;;[.H$4]&amp;[.G353]&amp;[.H$5])">
            <text:p/>
          </table:table-cell>
          <table:table-cell table:formula="of:=IF([.H354]=&quot;&quot;;&quot;&quot;;&quot;,&quot;)">
            <text:p/>
          </table:table-cell>
          <table:table-cell table:formula="of:=[.J352]&amp;[.H353]&amp;[.I3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3]=&quot;&quot;;[.J353];[.K3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4]&amp;[.C$5]" office:value-type="string" office:string-value="&quot;&quot;" calcext:value-type="string">
            <text:p>""</text:p>
          </table:table-cell>
          <table:table-cell table:formula="of:=[.D$5]&amp;[.B354]&amp;[.D$5]" office:value-type="string" office:string-value="&quot;&quot;" calcext:value-type="string">
            <text:p>""</text:p>
          </table:table-cell>
          <table:table-cell table:formula="of:=[.C$6]&amp;[.E$5]&amp;[.C354]" office:value-type="string" office:string-value="&quot;first&quot;:&quot;&quot;" calcext:value-type="string">
            <text:p>"first":""</text:p>
          </table:table-cell>
          <table:table-cell table:formula="of:=[.D$6]&amp;[.F$5]&amp;[.D354]" office:value-type="string" office:string-value="&quot;second&quot;:&quot;&quot;" calcext:value-type="string">
            <text:p>"second":""</text:p>
          </table:table-cell>
          <table:table-cell table:formula="of:=[.E354]&amp;[.G$5]&amp;[.F3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4]);&quot;&quot;;[.H$4]&amp;[.G354]&amp;[.H$5])">
            <text:p/>
          </table:table-cell>
          <table:table-cell table:formula="of:=IF([.H355]=&quot;&quot;;&quot;&quot;;&quot;,&quot;)">
            <text:p/>
          </table:table-cell>
          <table:table-cell table:formula="of:=[.J353]&amp;[.H354]&amp;[.I3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4]=&quot;&quot;;[.J354];[.K3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5]&amp;[.C$5]" office:value-type="string" office:string-value="&quot;&quot;" calcext:value-type="string">
            <text:p>""</text:p>
          </table:table-cell>
          <table:table-cell table:formula="of:=[.D$5]&amp;[.B355]&amp;[.D$5]" office:value-type="string" office:string-value="&quot;&quot;" calcext:value-type="string">
            <text:p>""</text:p>
          </table:table-cell>
          <table:table-cell table:formula="of:=[.C$6]&amp;[.E$5]&amp;[.C355]" office:value-type="string" office:string-value="&quot;first&quot;:&quot;&quot;" calcext:value-type="string">
            <text:p>"first":""</text:p>
          </table:table-cell>
          <table:table-cell table:formula="of:=[.D$6]&amp;[.F$5]&amp;[.D355]" office:value-type="string" office:string-value="&quot;second&quot;:&quot;&quot;" calcext:value-type="string">
            <text:p>"second":""</text:p>
          </table:table-cell>
          <table:table-cell table:formula="of:=[.E355]&amp;[.G$5]&amp;[.F3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5]);&quot;&quot;;[.H$4]&amp;[.G355]&amp;[.H$5])">
            <text:p/>
          </table:table-cell>
          <table:table-cell table:formula="of:=IF([.H356]=&quot;&quot;;&quot;&quot;;&quot;,&quot;)">
            <text:p/>
          </table:table-cell>
          <table:table-cell table:formula="of:=[.J354]&amp;[.H355]&amp;[.I3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5]=&quot;&quot;;[.J355];[.K3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6]&amp;[.C$5]" office:value-type="string" office:string-value="&quot;&quot;" calcext:value-type="string">
            <text:p>""</text:p>
          </table:table-cell>
          <table:table-cell table:formula="of:=[.D$5]&amp;[.B356]&amp;[.D$5]" office:value-type="string" office:string-value="&quot;&quot;" calcext:value-type="string">
            <text:p>""</text:p>
          </table:table-cell>
          <table:table-cell table:formula="of:=[.C$6]&amp;[.E$5]&amp;[.C356]" office:value-type="string" office:string-value="&quot;first&quot;:&quot;&quot;" calcext:value-type="string">
            <text:p>"first":""</text:p>
          </table:table-cell>
          <table:table-cell table:formula="of:=[.D$6]&amp;[.F$5]&amp;[.D356]" office:value-type="string" office:string-value="&quot;second&quot;:&quot;&quot;" calcext:value-type="string">
            <text:p>"second":""</text:p>
          </table:table-cell>
          <table:table-cell table:formula="of:=[.E356]&amp;[.G$5]&amp;[.F3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6]);&quot;&quot;;[.H$4]&amp;[.G356]&amp;[.H$5])">
            <text:p/>
          </table:table-cell>
          <table:table-cell table:formula="of:=IF([.H357]=&quot;&quot;;&quot;&quot;;&quot;,&quot;)">
            <text:p/>
          </table:table-cell>
          <table:table-cell table:formula="of:=[.J355]&amp;[.H356]&amp;[.I3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6]=&quot;&quot;;[.J356];[.K3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7]&amp;[.C$5]" office:value-type="string" office:string-value="&quot;&quot;" calcext:value-type="string">
            <text:p>""</text:p>
          </table:table-cell>
          <table:table-cell table:formula="of:=[.D$5]&amp;[.B357]&amp;[.D$5]" office:value-type="string" office:string-value="&quot;&quot;" calcext:value-type="string">
            <text:p>""</text:p>
          </table:table-cell>
          <table:table-cell table:formula="of:=[.C$6]&amp;[.E$5]&amp;[.C357]" office:value-type="string" office:string-value="&quot;first&quot;:&quot;&quot;" calcext:value-type="string">
            <text:p>"first":""</text:p>
          </table:table-cell>
          <table:table-cell table:formula="of:=[.D$6]&amp;[.F$5]&amp;[.D357]" office:value-type="string" office:string-value="&quot;second&quot;:&quot;&quot;" calcext:value-type="string">
            <text:p>"second":""</text:p>
          </table:table-cell>
          <table:table-cell table:formula="of:=[.E357]&amp;[.G$5]&amp;[.F3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7]);&quot;&quot;;[.H$4]&amp;[.G357]&amp;[.H$5])">
            <text:p/>
          </table:table-cell>
          <table:table-cell table:formula="of:=IF([.H358]=&quot;&quot;;&quot;&quot;;&quot;,&quot;)">
            <text:p/>
          </table:table-cell>
          <table:table-cell table:formula="of:=[.J356]&amp;[.H357]&amp;[.I3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7]=&quot;&quot;;[.J357];[.K3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8]&amp;[.C$5]" office:value-type="string" office:string-value="&quot;&quot;" calcext:value-type="string">
            <text:p>""</text:p>
          </table:table-cell>
          <table:table-cell table:formula="of:=[.D$5]&amp;[.B358]&amp;[.D$5]" office:value-type="string" office:string-value="&quot;&quot;" calcext:value-type="string">
            <text:p>""</text:p>
          </table:table-cell>
          <table:table-cell table:formula="of:=[.C$6]&amp;[.E$5]&amp;[.C358]" office:value-type="string" office:string-value="&quot;first&quot;:&quot;&quot;" calcext:value-type="string">
            <text:p>"first":""</text:p>
          </table:table-cell>
          <table:table-cell table:formula="of:=[.D$6]&amp;[.F$5]&amp;[.D358]" office:value-type="string" office:string-value="&quot;second&quot;:&quot;&quot;" calcext:value-type="string">
            <text:p>"second":""</text:p>
          </table:table-cell>
          <table:table-cell table:formula="of:=[.E358]&amp;[.G$5]&amp;[.F3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8]);&quot;&quot;;[.H$4]&amp;[.G358]&amp;[.H$5])">
            <text:p/>
          </table:table-cell>
          <table:table-cell table:formula="of:=IF([.H359]=&quot;&quot;;&quot;&quot;;&quot;,&quot;)">
            <text:p/>
          </table:table-cell>
          <table:table-cell table:formula="of:=[.J357]&amp;[.H358]&amp;[.I3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8]=&quot;&quot;;[.J358];[.K3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59]&amp;[.C$5]" office:value-type="string" office:string-value="&quot;&quot;" calcext:value-type="string">
            <text:p>""</text:p>
          </table:table-cell>
          <table:table-cell table:formula="of:=[.D$5]&amp;[.B359]&amp;[.D$5]" office:value-type="string" office:string-value="&quot;&quot;" calcext:value-type="string">
            <text:p>""</text:p>
          </table:table-cell>
          <table:table-cell table:formula="of:=[.C$6]&amp;[.E$5]&amp;[.C359]" office:value-type="string" office:string-value="&quot;first&quot;:&quot;&quot;" calcext:value-type="string">
            <text:p>"first":""</text:p>
          </table:table-cell>
          <table:table-cell table:formula="of:=[.D$6]&amp;[.F$5]&amp;[.D359]" office:value-type="string" office:string-value="&quot;second&quot;:&quot;&quot;" calcext:value-type="string">
            <text:p>"second":""</text:p>
          </table:table-cell>
          <table:table-cell table:formula="of:=[.E359]&amp;[.G$5]&amp;[.F3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59]);&quot;&quot;;[.H$4]&amp;[.G359]&amp;[.H$5])">
            <text:p/>
          </table:table-cell>
          <table:table-cell table:formula="of:=IF([.H360]=&quot;&quot;;&quot;&quot;;&quot;,&quot;)">
            <text:p/>
          </table:table-cell>
          <table:table-cell table:formula="of:=[.J358]&amp;[.H359]&amp;[.I3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59]=&quot;&quot;;[.J359];[.K3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0]&amp;[.C$5]" office:value-type="string" office:string-value="&quot;&quot;" calcext:value-type="string">
            <text:p>""</text:p>
          </table:table-cell>
          <table:table-cell table:formula="of:=[.D$5]&amp;[.B360]&amp;[.D$5]" office:value-type="string" office:string-value="&quot;&quot;" calcext:value-type="string">
            <text:p>""</text:p>
          </table:table-cell>
          <table:table-cell table:formula="of:=[.C$6]&amp;[.E$5]&amp;[.C360]" office:value-type="string" office:string-value="&quot;first&quot;:&quot;&quot;" calcext:value-type="string">
            <text:p>"first":""</text:p>
          </table:table-cell>
          <table:table-cell table:formula="of:=[.D$6]&amp;[.F$5]&amp;[.D360]" office:value-type="string" office:string-value="&quot;second&quot;:&quot;&quot;" calcext:value-type="string">
            <text:p>"second":""</text:p>
          </table:table-cell>
          <table:table-cell table:formula="of:=[.E360]&amp;[.G$5]&amp;[.F3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0]);&quot;&quot;;[.H$4]&amp;[.G360]&amp;[.H$5])">
            <text:p/>
          </table:table-cell>
          <table:table-cell table:formula="of:=IF([.H361]=&quot;&quot;;&quot;&quot;;&quot;,&quot;)">
            <text:p/>
          </table:table-cell>
          <table:table-cell table:formula="of:=[.J359]&amp;[.H360]&amp;[.I3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0]=&quot;&quot;;[.J360];[.K3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1]&amp;[.C$5]" office:value-type="string" office:string-value="&quot;&quot;" calcext:value-type="string">
            <text:p>""</text:p>
          </table:table-cell>
          <table:table-cell table:formula="of:=[.D$5]&amp;[.B361]&amp;[.D$5]" office:value-type="string" office:string-value="&quot;&quot;" calcext:value-type="string">
            <text:p>""</text:p>
          </table:table-cell>
          <table:table-cell table:formula="of:=[.C$6]&amp;[.E$5]&amp;[.C361]" office:value-type="string" office:string-value="&quot;first&quot;:&quot;&quot;" calcext:value-type="string">
            <text:p>"first":""</text:p>
          </table:table-cell>
          <table:table-cell table:formula="of:=[.D$6]&amp;[.F$5]&amp;[.D361]" office:value-type="string" office:string-value="&quot;second&quot;:&quot;&quot;" calcext:value-type="string">
            <text:p>"second":""</text:p>
          </table:table-cell>
          <table:table-cell table:formula="of:=[.E361]&amp;[.G$5]&amp;[.F3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1]);&quot;&quot;;[.H$4]&amp;[.G361]&amp;[.H$5])">
            <text:p/>
          </table:table-cell>
          <table:table-cell table:formula="of:=IF([.H362]=&quot;&quot;;&quot;&quot;;&quot;,&quot;)">
            <text:p/>
          </table:table-cell>
          <table:table-cell table:formula="of:=[.J360]&amp;[.H361]&amp;[.I3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1]=&quot;&quot;;[.J361];[.K3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2]&amp;[.C$5]" office:value-type="string" office:string-value="&quot;&quot;" calcext:value-type="string">
            <text:p>""</text:p>
          </table:table-cell>
          <table:table-cell table:formula="of:=[.D$5]&amp;[.B362]&amp;[.D$5]" office:value-type="string" office:string-value="&quot;&quot;" calcext:value-type="string">
            <text:p>""</text:p>
          </table:table-cell>
          <table:table-cell table:formula="of:=[.C$6]&amp;[.E$5]&amp;[.C362]" office:value-type="string" office:string-value="&quot;first&quot;:&quot;&quot;" calcext:value-type="string">
            <text:p>"first":""</text:p>
          </table:table-cell>
          <table:table-cell table:formula="of:=[.D$6]&amp;[.F$5]&amp;[.D362]" office:value-type="string" office:string-value="&quot;second&quot;:&quot;&quot;" calcext:value-type="string">
            <text:p>"second":""</text:p>
          </table:table-cell>
          <table:table-cell table:formula="of:=[.E362]&amp;[.G$5]&amp;[.F3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2]);&quot;&quot;;[.H$4]&amp;[.G362]&amp;[.H$5])">
            <text:p/>
          </table:table-cell>
          <table:table-cell table:formula="of:=IF([.H363]=&quot;&quot;;&quot;&quot;;&quot;,&quot;)">
            <text:p/>
          </table:table-cell>
          <table:table-cell table:formula="of:=[.J361]&amp;[.H362]&amp;[.I3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2]=&quot;&quot;;[.J362];[.K3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3]&amp;[.C$5]" office:value-type="string" office:string-value="&quot;&quot;" calcext:value-type="string">
            <text:p>""</text:p>
          </table:table-cell>
          <table:table-cell table:formula="of:=[.D$5]&amp;[.B363]&amp;[.D$5]" office:value-type="string" office:string-value="&quot;&quot;" calcext:value-type="string">
            <text:p>""</text:p>
          </table:table-cell>
          <table:table-cell table:formula="of:=[.C$6]&amp;[.E$5]&amp;[.C363]" office:value-type="string" office:string-value="&quot;first&quot;:&quot;&quot;" calcext:value-type="string">
            <text:p>"first":""</text:p>
          </table:table-cell>
          <table:table-cell table:formula="of:=[.D$6]&amp;[.F$5]&amp;[.D363]" office:value-type="string" office:string-value="&quot;second&quot;:&quot;&quot;" calcext:value-type="string">
            <text:p>"second":""</text:p>
          </table:table-cell>
          <table:table-cell table:formula="of:=[.E363]&amp;[.G$5]&amp;[.F3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3]);&quot;&quot;;[.H$4]&amp;[.G363]&amp;[.H$5])">
            <text:p/>
          </table:table-cell>
          <table:table-cell table:formula="of:=IF([.H364]=&quot;&quot;;&quot;&quot;;&quot;,&quot;)">
            <text:p/>
          </table:table-cell>
          <table:table-cell table:formula="of:=[.J362]&amp;[.H363]&amp;[.I3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3]=&quot;&quot;;[.J363];[.K3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4]&amp;[.C$5]" office:value-type="string" office:string-value="&quot;&quot;" calcext:value-type="string">
            <text:p>""</text:p>
          </table:table-cell>
          <table:table-cell table:formula="of:=[.D$5]&amp;[.B364]&amp;[.D$5]" office:value-type="string" office:string-value="&quot;&quot;" calcext:value-type="string">
            <text:p>""</text:p>
          </table:table-cell>
          <table:table-cell table:formula="of:=[.C$6]&amp;[.E$5]&amp;[.C364]" office:value-type="string" office:string-value="&quot;first&quot;:&quot;&quot;" calcext:value-type="string">
            <text:p>"first":""</text:p>
          </table:table-cell>
          <table:table-cell table:formula="of:=[.D$6]&amp;[.F$5]&amp;[.D364]" office:value-type="string" office:string-value="&quot;second&quot;:&quot;&quot;" calcext:value-type="string">
            <text:p>"second":""</text:p>
          </table:table-cell>
          <table:table-cell table:formula="of:=[.E364]&amp;[.G$5]&amp;[.F3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4]);&quot;&quot;;[.H$4]&amp;[.G364]&amp;[.H$5])">
            <text:p/>
          </table:table-cell>
          <table:table-cell table:formula="of:=IF([.H365]=&quot;&quot;;&quot;&quot;;&quot;,&quot;)">
            <text:p/>
          </table:table-cell>
          <table:table-cell table:formula="of:=[.J363]&amp;[.H364]&amp;[.I3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4]=&quot;&quot;;[.J364];[.K3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5]&amp;[.C$5]" office:value-type="string" office:string-value="&quot;&quot;" calcext:value-type="string">
            <text:p>""</text:p>
          </table:table-cell>
          <table:table-cell table:formula="of:=[.D$5]&amp;[.B365]&amp;[.D$5]" office:value-type="string" office:string-value="&quot;&quot;" calcext:value-type="string">
            <text:p>""</text:p>
          </table:table-cell>
          <table:table-cell table:formula="of:=[.C$6]&amp;[.E$5]&amp;[.C365]" office:value-type="string" office:string-value="&quot;first&quot;:&quot;&quot;" calcext:value-type="string">
            <text:p>"first":""</text:p>
          </table:table-cell>
          <table:table-cell table:formula="of:=[.D$6]&amp;[.F$5]&amp;[.D365]" office:value-type="string" office:string-value="&quot;second&quot;:&quot;&quot;" calcext:value-type="string">
            <text:p>"second":""</text:p>
          </table:table-cell>
          <table:table-cell table:formula="of:=[.E365]&amp;[.G$5]&amp;[.F3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5]);&quot;&quot;;[.H$4]&amp;[.G365]&amp;[.H$5])">
            <text:p/>
          </table:table-cell>
          <table:table-cell table:formula="of:=IF([.H366]=&quot;&quot;;&quot;&quot;;&quot;,&quot;)">
            <text:p/>
          </table:table-cell>
          <table:table-cell table:formula="of:=[.J364]&amp;[.H365]&amp;[.I3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5]=&quot;&quot;;[.J365];[.K3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6]&amp;[.C$5]" office:value-type="string" office:string-value="&quot;&quot;" calcext:value-type="string">
            <text:p>""</text:p>
          </table:table-cell>
          <table:table-cell table:formula="of:=[.D$5]&amp;[.B366]&amp;[.D$5]" office:value-type="string" office:string-value="&quot;&quot;" calcext:value-type="string">
            <text:p>""</text:p>
          </table:table-cell>
          <table:table-cell table:formula="of:=[.C$6]&amp;[.E$5]&amp;[.C366]" office:value-type="string" office:string-value="&quot;first&quot;:&quot;&quot;" calcext:value-type="string">
            <text:p>"first":""</text:p>
          </table:table-cell>
          <table:table-cell table:formula="of:=[.D$6]&amp;[.F$5]&amp;[.D366]" office:value-type="string" office:string-value="&quot;second&quot;:&quot;&quot;" calcext:value-type="string">
            <text:p>"second":""</text:p>
          </table:table-cell>
          <table:table-cell table:formula="of:=[.E366]&amp;[.G$5]&amp;[.F3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6]);&quot;&quot;;[.H$4]&amp;[.G366]&amp;[.H$5])">
            <text:p/>
          </table:table-cell>
          <table:table-cell table:formula="of:=IF([.H367]=&quot;&quot;;&quot;&quot;;&quot;,&quot;)">
            <text:p/>
          </table:table-cell>
          <table:table-cell table:formula="of:=[.J365]&amp;[.H366]&amp;[.I3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6]=&quot;&quot;;[.J366];[.K3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7]&amp;[.C$5]" office:value-type="string" office:string-value="&quot;&quot;" calcext:value-type="string">
            <text:p>""</text:p>
          </table:table-cell>
          <table:table-cell table:formula="of:=[.D$5]&amp;[.B367]&amp;[.D$5]" office:value-type="string" office:string-value="&quot;&quot;" calcext:value-type="string">
            <text:p>""</text:p>
          </table:table-cell>
          <table:table-cell table:formula="of:=[.C$6]&amp;[.E$5]&amp;[.C367]" office:value-type="string" office:string-value="&quot;first&quot;:&quot;&quot;" calcext:value-type="string">
            <text:p>"first":""</text:p>
          </table:table-cell>
          <table:table-cell table:formula="of:=[.D$6]&amp;[.F$5]&amp;[.D367]" office:value-type="string" office:string-value="&quot;second&quot;:&quot;&quot;" calcext:value-type="string">
            <text:p>"second":""</text:p>
          </table:table-cell>
          <table:table-cell table:formula="of:=[.E367]&amp;[.G$5]&amp;[.F3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7]);&quot;&quot;;[.H$4]&amp;[.G367]&amp;[.H$5])">
            <text:p/>
          </table:table-cell>
          <table:table-cell table:formula="of:=IF([.H368]=&quot;&quot;;&quot;&quot;;&quot;,&quot;)">
            <text:p/>
          </table:table-cell>
          <table:table-cell table:formula="of:=[.J366]&amp;[.H367]&amp;[.I3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7]=&quot;&quot;;[.J367];[.K3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8]&amp;[.C$5]" office:value-type="string" office:string-value="&quot;&quot;" calcext:value-type="string">
            <text:p>""</text:p>
          </table:table-cell>
          <table:table-cell table:formula="of:=[.D$5]&amp;[.B368]&amp;[.D$5]" office:value-type="string" office:string-value="&quot;&quot;" calcext:value-type="string">
            <text:p>""</text:p>
          </table:table-cell>
          <table:table-cell table:formula="of:=[.C$6]&amp;[.E$5]&amp;[.C368]" office:value-type="string" office:string-value="&quot;first&quot;:&quot;&quot;" calcext:value-type="string">
            <text:p>"first":""</text:p>
          </table:table-cell>
          <table:table-cell table:formula="of:=[.D$6]&amp;[.F$5]&amp;[.D368]" office:value-type="string" office:string-value="&quot;second&quot;:&quot;&quot;" calcext:value-type="string">
            <text:p>"second":""</text:p>
          </table:table-cell>
          <table:table-cell table:formula="of:=[.E368]&amp;[.G$5]&amp;[.F3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8]);&quot;&quot;;[.H$4]&amp;[.G368]&amp;[.H$5])">
            <text:p/>
          </table:table-cell>
          <table:table-cell table:formula="of:=IF([.H369]=&quot;&quot;;&quot;&quot;;&quot;,&quot;)">
            <text:p/>
          </table:table-cell>
          <table:table-cell table:formula="of:=[.J367]&amp;[.H368]&amp;[.I3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8]=&quot;&quot;;[.J368];[.K3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69]&amp;[.C$5]" office:value-type="string" office:string-value="&quot;&quot;" calcext:value-type="string">
            <text:p>""</text:p>
          </table:table-cell>
          <table:table-cell table:formula="of:=[.D$5]&amp;[.B369]&amp;[.D$5]" office:value-type="string" office:string-value="&quot;&quot;" calcext:value-type="string">
            <text:p>""</text:p>
          </table:table-cell>
          <table:table-cell table:formula="of:=[.C$6]&amp;[.E$5]&amp;[.C369]" office:value-type="string" office:string-value="&quot;first&quot;:&quot;&quot;" calcext:value-type="string">
            <text:p>"first":""</text:p>
          </table:table-cell>
          <table:table-cell table:formula="of:=[.D$6]&amp;[.F$5]&amp;[.D369]" office:value-type="string" office:string-value="&quot;second&quot;:&quot;&quot;" calcext:value-type="string">
            <text:p>"second":""</text:p>
          </table:table-cell>
          <table:table-cell table:formula="of:=[.E369]&amp;[.G$5]&amp;[.F3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69]);&quot;&quot;;[.H$4]&amp;[.G369]&amp;[.H$5])">
            <text:p/>
          </table:table-cell>
          <table:table-cell table:formula="of:=IF([.H370]=&quot;&quot;;&quot;&quot;;&quot;,&quot;)">
            <text:p/>
          </table:table-cell>
          <table:table-cell table:formula="of:=[.J368]&amp;[.H369]&amp;[.I3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69]=&quot;&quot;;[.J369];[.K3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0]&amp;[.C$5]" office:value-type="string" office:string-value="&quot;&quot;" calcext:value-type="string">
            <text:p>""</text:p>
          </table:table-cell>
          <table:table-cell table:formula="of:=[.D$5]&amp;[.B370]&amp;[.D$5]" office:value-type="string" office:string-value="&quot;&quot;" calcext:value-type="string">
            <text:p>""</text:p>
          </table:table-cell>
          <table:table-cell table:formula="of:=[.C$6]&amp;[.E$5]&amp;[.C370]" office:value-type="string" office:string-value="&quot;first&quot;:&quot;&quot;" calcext:value-type="string">
            <text:p>"first":""</text:p>
          </table:table-cell>
          <table:table-cell table:formula="of:=[.D$6]&amp;[.F$5]&amp;[.D370]" office:value-type="string" office:string-value="&quot;second&quot;:&quot;&quot;" calcext:value-type="string">
            <text:p>"second":""</text:p>
          </table:table-cell>
          <table:table-cell table:formula="of:=[.E370]&amp;[.G$5]&amp;[.F3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0]);&quot;&quot;;[.H$4]&amp;[.G370]&amp;[.H$5])">
            <text:p/>
          </table:table-cell>
          <table:table-cell table:formula="of:=IF([.H371]=&quot;&quot;;&quot;&quot;;&quot;,&quot;)">
            <text:p/>
          </table:table-cell>
          <table:table-cell table:formula="of:=[.J369]&amp;[.H370]&amp;[.I3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0]=&quot;&quot;;[.J370];[.K3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1]&amp;[.C$5]" office:value-type="string" office:string-value="&quot;&quot;" calcext:value-type="string">
            <text:p>""</text:p>
          </table:table-cell>
          <table:table-cell table:formula="of:=[.D$5]&amp;[.B371]&amp;[.D$5]" office:value-type="string" office:string-value="&quot;&quot;" calcext:value-type="string">
            <text:p>""</text:p>
          </table:table-cell>
          <table:table-cell table:formula="of:=[.C$6]&amp;[.E$5]&amp;[.C371]" office:value-type="string" office:string-value="&quot;first&quot;:&quot;&quot;" calcext:value-type="string">
            <text:p>"first":""</text:p>
          </table:table-cell>
          <table:table-cell table:formula="of:=[.D$6]&amp;[.F$5]&amp;[.D371]" office:value-type="string" office:string-value="&quot;second&quot;:&quot;&quot;" calcext:value-type="string">
            <text:p>"second":""</text:p>
          </table:table-cell>
          <table:table-cell table:formula="of:=[.E371]&amp;[.G$5]&amp;[.F3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1]);&quot;&quot;;[.H$4]&amp;[.G371]&amp;[.H$5])">
            <text:p/>
          </table:table-cell>
          <table:table-cell table:formula="of:=IF([.H372]=&quot;&quot;;&quot;&quot;;&quot;,&quot;)">
            <text:p/>
          </table:table-cell>
          <table:table-cell table:formula="of:=[.J370]&amp;[.H371]&amp;[.I3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1]=&quot;&quot;;[.J371];[.K3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2]&amp;[.C$5]" office:value-type="string" office:string-value="&quot;&quot;" calcext:value-type="string">
            <text:p>""</text:p>
          </table:table-cell>
          <table:table-cell table:formula="of:=[.D$5]&amp;[.B372]&amp;[.D$5]" office:value-type="string" office:string-value="&quot;&quot;" calcext:value-type="string">
            <text:p>""</text:p>
          </table:table-cell>
          <table:table-cell table:formula="of:=[.C$6]&amp;[.E$5]&amp;[.C372]" office:value-type="string" office:string-value="&quot;first&quot;:&quot;&quot;" calcext:value-type="string">
            <text:p>"first":""</text:p>
          </table:table-cell>
          <table:table-cell table:formula="of:=[.D$6]&amp;[.F$5]&amp;[.D372]" office:value-type="string" office:string-value="&quot;second&quot;:&quot;&quot;" calcext:value-type="string">
            <text:p>"second":""</text:p>
          </table:table-cell>
          <table:table-cell table:formula="of:=[.E372]&amp;[.G$5]&amp;[.F3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2]);&quot;&quot;;[.H$4]&amp;[.G372]&amp;[.H$5])">
            <text:p/>
          </table:table-cell>
          <table:table-cell table:formula="of:=IF([.H373]=&quot;&quot;;&quot;&quot;;&quot;,&quot;)">
            <text:p/>
          </table:table-cell>
          <table:table-cell table:formula="of:=[.J371]&amp;[.H372]&amp;[.I3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2]=&quot;&quot;;[.J372];[.K3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3]&amp;[.C$5]" office:value-type="string" office:string-value="&quot;&quot;" calcext:value-type="string">
            <text:p>""</text:p>
          </table:table-cell>
          <table:table-cell table:formula="of:=[.D$5]&amp;[.B373]&amp;[.D$5]" office:value-type="string" office:string-value="&quot;&quot;" calcext:value-type="string">
            <text:p>""</text:p>
          </table:table-cell>
          <table:table-cell table:formula="of:=[.C$6]&amp;[.E$5]&amp;[.C373]" office:value-type="string" office:string-value="&quot;first&quot;:&quot;&quot;" calcext:value-type="string">
            <text:p>"first":""</text:p>
          </table:table-cell>
          <table:table-cell table:formula="of:=[.D$6]&amp;[.F$5]&amp;[.D373]" office:value-type="string" office:string-value="&quot;second&quot;:&quot;&quot;" calcext:value-type="string">
            <text:p>"second":""</text:p>
          </table:table-cell>
          <table:table-cell table:formula="of:=[.E373]&amp;[.G$5]&amp;[.F3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3]);&quot;&quot;;[.H$4]&amp;[.G373]&amp;[.H$5])">
            <text:p/>
          </table:table-cell>
          <table:table-cell table:formula="of:=IF([.H374]=&quot;&quot;;&quot;&quot;;&quot;,&quot;)">
            <text:p/>
          </table:table-cell>
          <table:table-cell table:formula="of:=[.J372]&amp;[.H373]&amp;[.I3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3]=&quot;&quot;;[.J373];[.K3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4]&amp;[.C$5]" office:value-type="string" office:string-value="&quot;&quot;" calcext:value-type="string">
            <text:p>""</text:p>
          </table:table-cell>
          <table:table-cell table:formula="of:=[.D$5]&amp;[.B374]&amp;[.D$5]" office:value-type="string" office:string-value="&quot;&quot;" calcext:value-type="string">
            <text:p>""</text:p>
          </table:table-cell>
          <table:table-cell table:formula="of:=[.C$6]&amp;[.E$5]&amp;[.C374]" office:value-type="string" office:string-value="&quot;first&quot;:&quot;&quot;" calcext:value-type="string">
            <text:p>"first":""</text:p>
          </table:table-cell>
          <table:table-cell table:formula="of:=[.D$6]&amp;[.F$5]&amp;[.D374]" office:value-type="string" office:string-value="&quot;second&quot;:&quot;&quot;" calcext:value-type="string">
            <text:p>"second":""</text:p>
          </table:table-cell>
          <table:table-cell table:formula="of:=[.E374]&amp;[.G$5]&amp;[.F3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4]);&quot;&quot;;[.H$4]&amp;[.G374]&amp;[.H$5])">
            <text:p/>
          </table:table-cell>
          <table:table-cell table:formula="of:=IF([.H375]=&quot;&quot;;&quot;&quot;;&quot;,&quot;)">
            <text:p/>
          </table:table-cell>
          <table:table-cell table:formula="of:=[.J373]&amp;[.H374]&amp;[.I3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4]=&quot;&quot;;[.J374];[.K3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5]&amp;[.C$5]" office:value-type="string" office:string-value="&quot;&quot;" calcext:value-type="string">
            <text:p>""</text:p>
          </table:table-cell>
          <table:table-cell table:formula="of:=[.D$5]&amp;[.B375]&amp;[.D$5]" office:value-type="string" office:string-value="&quot;&quot;" calcext:value-type="string">
            <text:p>""</text:p>
          </table:table-cell>
          <table:table-cell table:formula="of:=[.C$6]&amp;[.E$5]&amp;[.C375]" office:value-type="string" office:string-value="&quot;first&quot;:&quot;&quot;" calcext:value-type="string">
            <text:p>"first":""</text:p>
          </table:table-cell>
          <table:table-cell table:formula="of:=[.D$6]&amp;[.F$5]&amp;[.D375]" office:value-type="string" office:string-value="&quot;second&quot;:&quot;&quot;" calcext:value-type="string">
            <text:p>"second":""</text:p>
          </table:table-cell>
          <table:table-cell table:formula="of:=[.E375]&amp;[.G$5]&amp;[.F3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5]);&quot;&quot;;[.H$4]&amp;[.G375]&amp;[.H$5])">
            <text:p/>
          </table:table-cell>
          <table:table-cell table:formula="of:=IF([.H376]=&quot;&quot;;&quot;&quot;;&quot;,&quot;)">
            <text:p/>
          </table:table-cell>
          <table:table-cell table:formula="of:=[.J374]&amp;[.H375]&amp;[.I3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5]=&quot;&quot;;[.J375];[.K3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6]&amp;[.C$5]" office:value-type="string" office:string-value="&quot;&quot;" calcext:value-type="string">
            <text:p>""</text:p>
          </table:table-cell>
          <table:table-cell table:formula="of:=[.D$5]&amp;[.B376]&amp;[.D$5]" office:value-type="string" office:string-value="&quot;&quot;" calcext:value-type="string">
            <text:p>""</text:p>
          </table:table-cell>
          <table:table-cell table:formula="of:=[.C$6]&amp;[.E$5]&amp;[.C376]" office:value-type="string" office:string-value="&quot;first&quot;:&quot;&quot;" calcext:value-type="string">
            <text:p>"first":""</text:p>
          </table:table-cell>
          <table:table-cell table:formula="of:=[.D$6]&amp;[.F$5]&amp;[.D376]" office:value-type="string" office:string-value="&quot;second&quot;:&quot;&quot;" calcext:value-type="string">
            <text:p>"second":""</text:p>
          </table:table-cell>
          <table:table-cell table:formula="of:=[.E376]&amp;[.G$5]&amp;[.F3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6]);&quot;&quot;;[.H$4]&amp;[.G376]&amp;[.H$5])">
            <text:p/>
          </table:table-cell>
          <table:table-cell table:formula="of:=IF([.H377]=&quot;&quot;;&quot;&quot;;&quot;,&quot;)">
            <text:p/>
          </table:table-cell>
          <table:table-cell table:formula="of:=[.J375]&amp;[.H376]&amp;[.I3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6]=&quot;&quot;;[.J376];[.K3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7]&amp;[.C$5]" office:value-type="string" office:string-value="&quot;&quot;" calcext:value-type="string">
            <text:p>""</text:p>
          </table:table-cell>
          <table:table-cell table:formula="of:=[.D$5]&amp;[.B377]&amp;[.D$5]" office:value-type="string" office:string-value="&quot;&quot;" calcext:value-type="string">
            <text:p>""</text:p>
          </table:table-cell>
          <table:table-cell table:formula="of:=[.C$6]&amp;[.E$5]&amp;[.C377]" office:value-type="string" office:string-value="&quot;first&quot;:&quot;&quot;" calcext:value-type="string">
            <text:p>"first":""</text:p>
          </table:table-cell>
          <table:table-cell table:formula="of:=[.D$6]&amp;[.F$5]&amp;[.D377]" office:value-type="string" office:string-value="&quot;second&quot;:&quot;&quot;" calcext:value-type="string">
            <text:p>"second":""</text:p>
          </table:table-cell>
          <table:table-cell table:formula="of:=[.E377]&amp;[.G$5]&amp;[.F3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7]);&quot;&quot;;[.H$4]&amp;[.G377]&amp;[.H$5])">
            <text:p/>
          </table:table-cell>
          <table:table-cell table:formula="of:=IF([.H378]=&quot;&quot;;&quot;&quot;;&quot;,&quot;)">
            <text:p/>
          </table:table-cell>
          <table:table-cell table:formula="of:=[.J376]&amp;[.H377]&amp;[.I3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7]=&quot;&quot;;[.J377];[.K3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8]&amp;[.C$5]" office:value-type="string" office:string-value="&quot;&quot;" calcext:value-type="string">
            <text:p>""</text:p>
          </table:table-cell>
          <table:table-cell table:formula="of:=[.D$5]&amp;[.B378]&amp;[.D$5]" office:value-type="string" office:string-value="&quot;&quot;" calcext:value-type="string">
            <text:p>""</text:p>
          </table:table-cell>
          <table:table-cell table:formula="of:=[.C$6]&amp;[.E$5]&amp;[.C378]" office:value-type="string" office:string-value="&quot;first&quot;:&quot;&quot;" calcext:value-type="string">
            <text:p>"first":""</text:p>
          </table:table-cell>
          <table:table-cell table:formula="of:=[.D$6]&amp;[.F$5]&amp;[.D378]" office:value-type="string" office:string-value="&quot;second&quot;:&quot;&quot;" calcext:value-type="string">
            <text:p>"second":""</text:p>
          </table:table-cell>
          <table:table-cell table:formula="of:=[.E378]&amp;[.G$5]&amp;[.F3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8]);&quot;&quot;;[.H$4]&amp;[.G378]&amp;[.H$5])">
            <text:p/>
          </table:table-cell>
          <table:table-cell table:formula="of:=IF([.H379]=&quot;&quot;;&quot;&quot;;&quot;,&quot;)">
            <text:p/>
          </table:table-cell>
          <table:table-cell table:formula="of:=[.J377]&amp;[.H378]&amp;[.I3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8]=&quot;&quot;;[.J378];[.K3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79]&amp;[.C$5]" office:value-type="string" office:string-value="&quot;&quot;" calcext:value-type="string">
            <text:p>""</text:p>
          </table:table-cell>
          <table:table-cell table:formula="of:=[.D$5]&amp;[.B379]&amp;[.D$5]" office:value-type="string" office:string-value="&quot;&quot;" calcext:value-type="string">
            <text:p>""</text:p>
          </table:table-cell>
          <table:table-cell table:formula="of:=[.C$6]&amp;[.E$5]&amp;[.C379]" office:value-type="string" office:string-value="&quot;first&quot;:&quot;&quot;" calcext:value-type="string">
            <text:p>"first":""</text:p>
          </table:table-cell>
          <table:table-cell table:formula="of:=[.D$6]&amp;[.F$5]&amp;[.D379]" office:value-type="string" office:string-value="&quot;second&quot;:&quot;&quot;" calcext:value-type="string">
            <text:p>"second":""</text:p>
          </table:table-cell>
          <table:table-cell table:formula="of:=[.E379]&amp;[.G$5]&amp;[.F3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79]);&quot;&quot;;[.H$4]&amp;[.G379]&amp;[.H$5])">
            <text:p/>
          </table:table-cell>
          <table:table-cell table:formula="of:=IF([.H380]=&quot;&quot;;&quot;&quot;;&quot;,&quot;)">
            <text:p/>
          </table:table-cell>
          <table:table-cell table:formula="of:=[.J378]&amp;[.H379]&amp;[.I3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79]=&quot;&quot;;[.J379];[.K3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0]&amp;[.C$5]" office:value-type="string" office:string-value="&quot;&quot;" calcext:value-type="string">
            <text:p>""</text:p>
          </table:table-cell>
          <table:table-cell table:formula="of:=[.D$5]&amp;[.B380]&amp;[.D$5]" office:value-type="string" office:string-value="&quot;&quot;" calcext:value-type="string">
            <text:p>""</text:p>
          </table:table-cell>
          <table:table-cell table:formula="of:=[.C$6]&amp;[.E$5]&amp;[.C380]" office:value-type="string" office:string-value="&quot;first&quot;:&quot;&quot;" calcext:value-type="string">
            <text:p>"first":""</text:p>
          </table:table-cell>
          <table:table-cell table:formula="of:=[.D$6]&amp;[.F$5]&amp;[.D380]" office:value-type="string" office:string-value="&quot;second&quot;:&quot;&quot;" calcext:value-type="string">
            <text:p>"second":""</text:p>
          </table:table-cell>
          <table:table-cell table:formula="of:=[.E380]&amp;[.G$5]&amp;[.F3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0]);&quot;&quot;;[.H$4]&amp;[.G380]&amp;[.H$5])">
            <text:p/>
          </table:table-cell>
          <table:table-cell table:formula="of:=IF([.H381]=&quot;&quot;;&quot;&quot;;&quot;,&quot;)">
            <text:p/>
          </table:table-cell>
          <table:table-cell table:formula="of:=[.J379]&amp;[.H380]&amp;[.I3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0]=&quot;&quot;;[.J380];[.K3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1]&amp;[.C$5]" office:value-type="string" office:string-value="&quot;&quot;" calcext:value-type="string">
            <text:p>""</text:p>
          </table:table-cell>
          <table:table-cell table:formula="of:=[.D$5]&amp;[.B381]&amp;[.D$5]" office:value-type="string" office:string-value="&quot;&quot;" calcext:value-type="string">
            <text:p>""</text:p>
          </table:table-cell>
          <table:table-cell table:formula="of:=[.C$6]&amp;[.E$5]&amp;[.C381]" office:value-type="string" office:string-value="&quot;first&quot;:&quot;&quot;" calcext:value-type="string">
            <text:p>"first":""</text:p>
          </table:table-cell>
          <table:table-cell table:formula="of:=[.D$6]&amp;[.F$5]&amp;[.D381]" office:value-type="string" office:string-value="&quot;second&quot;:&quot;&quot;" calcext:value-type="string">
            <text:p>"second":""</text:p>
          </table:table-cell>
          <table:table-cell table:formula="of:=[.E381]&amp;[.G$5]&amp;[.F3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1]);&quot;&quot;;[.H$4]&amp;[.G381]&amp;[.H$5])">
            <text:p/>
          </table:table-cell>
          <table:table-cell table:formula="of:=IF([.H382]=&quot;&quot;;&quot;&quot;;&quot;,&quot;)">
            <text:p/>
          </table:table-cell>
          <table:table-cell table:formula="of:=[.J380]&amp;[.H381]&amp;[.I3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1]=&quot;&quot;;[.J381];[.K3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2]&amp;[.C$5]" office:value-type="string" office:string-value="&quot;&quot;" calcext:value-type="string">
            <text:p>""</text:p>
          </table:table-cell>
          <table:table-cell table:formula="of:=[.D$5]&amp;[.B382]&amp;[.D$5]" office:value-type="string" office:string-value="&quot;&quot;" calcext:value-type="string">
            <text:p>""</text:p>
          </table:table-cell>
          <table:table-cell table:formula="of:=[.C$6]&amp;[.E$5]&amp;[.C382]" office:value-type="string" office:string-value="&quot;first&quot;:&quot;&quot;" calcext:value-type="string">
            <text:p>"first":""</text:p>
          </table:table-cell>
          <table:table-cell table:formula="of:=[.D$6]&amp;[.F$5]&amp;[.D382]" office:value-type="string" office:string-value="&quot;second&quot;:&quot;&quot;" calcext:value-type="string">
            <text:p>"second":""</text:p>
          </table:table-cell>
          <table:table-cell table:formula="of:=[.E382]&amp;[.G$5]&amp;[.F3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2]);&quot;&quot;;[.H$4]&amp;[.G382]&amp;[.H$5])">
            <text:p/>
          </table:table-cell>
          <table:table-cell table:formula="of:=IF([.H383]=&quot;&quot;;&quot;&quot;;&quot;,&quot;)">
            <text:p/>
          </table:table-cell>
          <table:table-cell table:formula="of:=[.J381]&amp;[.H382]&amp;[.I3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2]=&quot;&quot;;[.J382];[.K3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3]&amp;[.C$5]" office:value-type="string" office:string-value="&quot;&quot;" calcext:value-type="string">
            <text:p>""</text:p>
          </table:table-cell>
          <table:table-cell table:formula="of:=[.D$5]&amp;[.B383]&amp;[.D$5]" office:value-type="string" office:string-value="&quot;&quot;" calcext:value-type="string">
            <text:p>""</text:p>
          </table:table-cell>
          <table:table-cell table:formula="of:=[.C$6]&amp;[.E$5]&amp;[.C383]" office:value-type="string" office:string-value="&quot;first&quot;:&quot;&quot;" calcext:value-type="string">
            <text:p>"first":""</text:p>
          </table:table-cell>
          <table:table-cell table:formula="of:=[.D$6]&amp;[.F$5]&amp;[.D383]" office:value-type="string" office:string-value="&quot;second&quot;:&quot;&quot;" calcext:value-type="string">
            <text:p>"second":""</text:p>
          </table:table-cell>
          <table:table-cell table:formula="of:=[.E383]&amp;[.G$5]&amp;[.F3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3]);&quot;&quot;;[.H$4]&amp;[.G383]&amp;[.H$5])">
            <text:p/>
          </table:table-cell>
          <table:table-cell table:formula="of:=IF([.H384]=&quot;&quot;;&quot;&quot;;&quot;,&quot;)">
            <text:p/>
          </table:table-cell>
          <table:table-cell table:formula="of:=[.J382]&amp;[.H383]&amp;[.I3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3]=&quot;&quot;;[.J383];[.K3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4]&amp;[.C$5]" office:value-type="string" office:string-value="&quot;&quot;" calcext:value-type="string">
            <text:p>""</text:p>
          </table:table-cell>
          <table:table-cell table:formula="of:=[.D$5]&amp;[.B384]&amp;[.D$5]" office:value-type="string" office:string-value="&quot;&quot;" calcext:value-type="string">
            <text:p>""</text:p>
          </table:table-cell>
          <table:table-cell table:formula="of:=[.C$6]&amp;[.E$5]&amp;[.C384]" office:value-type="string" office:string-value="&quot;first&quot;:&quot;&quot;" calcext:value-type="string">
            <text:p>"first":""</text:p>
          </table:table-cell>
          <table:table-cell table:formula="of:=[.D$6]&amp;[.F$5]&amp;[.D384]" office:value-type="string" office:string-value="&quot;second&quot;:&quot;&quot;" calcext:value-type="string">
            <text:p>"second":""</text:p>
          </table:table-cell>
          <table:table-cell table:formula="of:=[.E384]&amp;[.G$5]&amp;[.F3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4]);&quot;&quot;;[.H$4]&amp;[.G384]&amp;[.H$5])">
            <text:p/>
          </table:table-cell>
          <table:table-cell table:formula="of:=IF([.H385]=&quot;&quot;;&quot;&quot;;&quot;,&quot;)">
            <text:p/>
          </table:table-cell>
          <table:table-cell table:formula="of:=[.J383]&amp;[.H384]&amp;[.I3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4]=&quot;&quot;;[.J384];[.K3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5]&amp;[.C$5]" office:value-type="string" office:string-value="&quot;&quot;" calcext:value-type="string">
            <text:p>""</text:p>
          </table:table-cell>
          <table:table-cell table:formula="of:=[.D$5]&amp;[.B385]&amp;[.D$5]" office:value-type="string" office:string-value="&quot;&quot;" calcext:value-type="string">
            <text:p>""</text:p>
          </table:table-cell>
          <table:table-cell table:formula="of:=[.C$6]&amp;[.E$5]&amp;[.C385]" office:value-type="string" office:string-value="&quot;first&quot;:&quot;&quot;" calcext:value-type="string">
            <text:p>"first":""</text:p>
          </table:table-cell>
          <table:table-cell table:formula="of:=[.D$6]&amp;[.F$5]&amp;[.D385]" office:value-type="string" office:string-value="&quot;second&quot;:&quot;&quot;" calcext:value-type="string">
            <text:p>"second":""</text:p>
          </table:table-cell>
          <table:table-cell table:formula="of:=[.E385]&amp;[.G$5]&amp;[.F3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5]);&quot;&quot;;[.H$4]&amp;[.G385]&amp;[.H$5])">
            <text:p/>
          </table:table-cell>
          <table:table-cell table:formula="of:=IF([.H386]=&quot;&quot;;&quot;&quot;;&quot;,&quot;)">
            <text:p/>
          </table:table-cell>
          <table:table-cell table:formula="of:=[.J384]&amp;[.H385]&amp;[.I3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5]=&quot;&quot;;[.J385];[.K3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6]&amp;[.C$5]" office:value-type="string" office:string-value="&quot;&quot;" calcext:value-type="string">
            <text:p>""</text:p>
          </table:table-cell>
          <table:table-cell table:formula="of:=[.D$5]&amp;[.B386]&amp;[.D$5]" office:value-type="string" office:string-value="&quot;&quot;" calcext:value-type="string">
            <text:p>""</text:p>
          </table:table-cell>
          <table:table-cell table:formula="of:=[.C$6]&amp;[.E$5]&amp;[.C386]" office:value-type="string" office:string-value="&quot;first&quot;:&quot;&quot;" calcext:value-type="string">
            <text:p>"first":""</text:p>
          </table:table-cell>
          <table:table-cell table:formula="of:=[.D$6]&amp;[.F$5]&amp;[.D386]" office:value-type="string" office:string-value="&quot;second&quot;:&quot;&quot;" calcext:value-type="string">
            <text:p>"second":""</text:p>
          </table:table-cell>
          <table:table-cell table:formula="of:=[.E386]&amp;[.G$5]&amp;[.F3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6]);&quot;&quot;;[.H$4]&amp;[.G386]&amp;[.H$5])">
            <text:p/>
          </table:table-cell>
          <table:table-cell table:formula="of:=IF([.H387]=&quot;&quot;;&quot;&quot;;&quot;,&quot;)">
            <text:p/>
          </table:table-cell>
          <table:table-cell table:formula="of:=[.J385]&amp;[.H386]&amp;[.I3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6]=&quot;&quot;;[.J386];[.K3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7]&amp;[.C$5]" office:value-type="string" office:string-value="&quot;&quot;" calcext:value-type="string">
            <text:p>""</text:p>
          </table:table-cell>
          <table:table-cell table:formula="of:=[.D$5]&amp;[.B387]&amp;[.D$5]" office:value-type="string" office:string-value="&quot;&quot;" calcext:value-type="string">
            <text:p>""</text:p>
          </table:table-cell>
          <table:table-cell table:formula="of:=[.C$6]&amp;[.E$5]&amp;[.C387]" office:value-type="string" office:string-value="&quot;first&quot;:&quot;&quot;" calcext:value-type="string">
            <text:p>"first":""</text:p>
          </table:table-cell>
          <table:table-cell table:formula="of:=[.D$6]&amp;[.F$5]&amp;[.D387]" office:value-type="string" office:string-value="&quot;second&quot;:&quot;&quot;" calcext:value-type="string">
            <text:p>"second":""</text:p>
          </table:table-cell>
          <table:table-cell table:formula="of:=[.E387]&amp;[.G$5]&amp;[.F3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7]);&quot;&quot;;[.H$4]&amp;[.G387]&amp;[.H$5])">
            <text:p/>
          </table:table-cell>
          <table:table-cell table:formula="of:=IF([.H388]=&quot;&quot;;&quot;&quot;;&quot;,&quot;)">
            <text:p/>
          </table:table-cell>
          <table:table-cell table:formula="of:=[.J386]&amp;[.H387]&amp;[.I3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7]=&quot;&quot;;[.J387];[.K3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8]&amp;[.C$5]" office:value-type="string" office:string-value="&quot;&quot;" calcext:value-type="string">
            <text:p>""</text:p>
          </table:table-cell>
          <table:table-cell table:formula="of:=[.D$5]&amp;[.B388]&amp;[.D$5]" office:value-type="string" office:string-value="&quot;&quot;" calcext:value-type="string">
            <text:p>""</text:p>
          </table:table-cell>
          <table:table-cell table:formula="of:=[.C$6]&amp;[.E$5]&amp;[.C388]" office:value-type="string" office:string-value="&quot;first&quot;:&quot;&quot;" calcext:value-type="string">
            <text:p>"first":""</text:p>
          </table:table-cell>
          <table:table-cell table:formula="of:=[.D$6]&amp;[.F$5]&amp;[.D388]" office:value-type="string" office:string-value="&quot;second&quot;:&quot;&quot;" calcext:value-type="string">
            <text:p>"second":""</text:p>
          </table:table-cell>
          <table:table-cell table:formula="of:=[.E388]&amp;[.G$5]&amp;[.F3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8]);&quot;&quot;;[.H$4]&amp;[.G388]&amp;[.H$5])">
            <text:p/>
          </table:table-cell>
          <table:table-cell table:formula="of:=IF([.H389]=&quot;&quot;;&quot;&quot;;&quot;,&quot;)">
            <text:p/>
          </table:table-cell>
          <table:table-cell table:formula="of:=[.J387]&amp;[.H388]&amp;[.I3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8]=&quot;&quot;;[.J388];[.K3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89]&amp;[.C$5]" office:value-type="string" office:string-value="&quot;&quot;" calcext:value-type="string">
            <text:p>""</text:p>
          </table:table-cell>
          <table:table-cell table:formula="of:=[.D$5]&amp;[.B389]&amp;[.D$5]" office:value-type="string" office:string-value="&quot;&quot;" calcext:value-type="string">
            <text:p>""</text:p>
          </table:table-cell>
          <table:table-cell table:formula="of:=[.C$6]&amp;[.E$5]&amp;[.C389]" office:value-type="string" office:string-value="&quot;first&quot;:&quot;&quot;" calcext:value-type="string">
            <text:p>"first":""</text:p>
          </table:table-cell>
          <table:table-cell table:formula="of:=[.D$6]&amp;[.F$5]&amp;[.D389]" office:value-type="string" office:string-value="&quot;second&quot;:&quot;&quot;" calcext:value-type="string">
            <text:p>"second":""</text:p>
          </table:table-cell>
          <table:table-cell table:formula="of:=[.E389]&amp;[.G$5]&amp;[.F3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89]);&quot;&quot;;[.H$4]&amp;[.G389]&amp;[.H$5])">
            <text:p/>
          </table:table-cell>
          <table:table-cell table:formula="of:=IF([.H390]=&quot;&quot;;&quot;&quot;;&quot;,&quot;)">
            <text:p/>
          </table:table-cell>
          <table:table-cell table:formula="of:=[.J388]&amp;[.H389]&amp;[.I3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89]=&quot;&quot;;[.J389];[.K3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0]&amp;[.C$5]" office:value-type="string" office:string-value="&quot;&quot;" calcext:value-type="string">
            <text:p>""</text:p>
          </table:table-cell>
          <table:table-cell table:formula="of:=[.D$5]&amp;[.B390]&amp;[.D$5]" office:value-type="string" office:string-value="&quot;&quot;" calcext:value-type="string">
            <text:p>""</text:p>
          </table:table-cell>
          <table:table-cell table:formula="of:=[.C$6]&amp;[.E$5]&amp;[.C390]" office:value-type="string" office:string-value="&quot;first&quot;:&quot;&quot;" calcext:value-type="string">
            <text:p>"first":""</text:p>
          </table:table-cell>
          <table:table-cell table:formula="of:=[.D$6]&amp;[.F$5]&amp;[.D390]" office:value-type="string" office:string-value="&quot;second&quot;:&quot;&quot;" calcext:value-type="string">
            <text:p>"second":""</text:p>
          </table:table-cell>
          <table:table-cell table:formula="of:=[.E390]&amp;[.G$5]&amp;[.F3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0]);&quot;&quot;;[.H$4]&amp;[.G390]&amp;[.H$5])">
            <text:p/>
          </table:table-cell>
          <table:table-cell table:formula="of:=IF([.H391]=&quot;&quot;;&quot;&quot;;&quot;,&quot;)">
            <text:p/>
          </table:table-cell>
          <table:table-cell table:formula="of:=[.J389]&amp;[.H390]&amp;[.I3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0]=&quot;&quot;;[.J390];[.K3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1]&amp;[.C$5]" office:value-type="string" office:string-value="&quot;&quot;" calcext:value-type="string">
            <text:p>""</text:p>
          </table:table-cell>
          <table:table-cell table:formula="of:=[.D$5]&amp;[.B391]&amp;[.D$5]" office:value-type="string" office:string-value="&quot;&quot;" calcext:value-type="string">
            <text:p>""</text:p>
          </table:table-cell>
          <table:table-cell table:formula="of:=[.C$6]&amp;[.E$5]&amp;[.C391]" office:value-type="string" office:string-value="&quot;first&quot;:&quot;&quot;" calcext:value-type="string">
            <text:p>"first":""</text:p>
          </table:table-cell>
          <table:table-cell table:formula="of:=[.D$6]&amp;[.F$5]&amp;[.D391]" office:value-type="string" office:string-value="&quot;second&quot;:&quot;&quot;" calcext:value-type="string">
            <text:p>"second":""</text:p>
          </table:table-cell>
          <table:table-cell table:formula="of:=[.E391]&amp;[.G$5]&amp;[.F3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1]);&quot;&quot;;[.H$4]&amp;[.G391]&amp;[.H$5])">
            <text:p/>
          </table:table-cell>
          <table:table-cell table:formula="of:=IF([.H392]=&quot;&quot;;&quot;&quot;;&quot;,&quot;)">
            <text:p/>
          </table:table-cell>
          <table:table-cell table:formula="of:=[.J390]&amp;[.H391]&amp;[.I3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1]=&quot;&quot;;[.J391];[.K3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2]&amp;[.C$5]" office:value-type="string" office:string-value="&quot;&quot;" calcext:value-type="string">
            <text:p>""</text:p>
          </table:table-cell>
          <table:table-cell table:formula="of:=[.D$5]&amp;[.B392]&amp;[.D$5]" office:value-type="string" office:string-value="&quot;&quot;" calcext:value-type="string">
            <text:p>""</text:p>
          </table:table-cell>
          <table:table-cell table:formula="of:=[.C$6]&amp;[.E$5]&amp;[.C392]" office:value-type="string" office:string-value="&quot;first&quot;:&quot;&quot;" calcext:value-type="string">
            <text:p>"first":""</text:p>
          </table:table-cell>
          <table:table-cell table:formula="of:=[.D$6]&amp;[.F$5]&amp;[.D392]" office:value-type="string" office:string-value="&quot;second&quot;:&quot;&quot;" calcext:value-type="string">
            <text:p>"second":""</text:p>
          </table:table-cell>
          <table:table-cell table:formula="of:=[.E392]&amp;[.G$5]&amp;[.F3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2]);&quot;&quot;;[.H$4]&amp;[.G392]&amp;[.H$5])">
            <text:p/>
          </table:table-cell>
          <table:table-cell table:formula="of:=IF([.H393]=&quot;&quot;;&quot;&quot;;&quot;,&quot;)">
            <text:p/>
          </table:table-cell>
          <table:table-cell table:formula="of:=[.J391]&amp;[.H392]&amp;[.I3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2]=&quot;&quot;;[.J392];[.K3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3]&amp;[.C$5]" office:value-type="string" office:string-value="&quot;&quot;" calcext:value-type="string">
            <text:p>""</text:p>
          </table:table-cell>
          <table:table-cell table:formula="of:=[.D$5]&amp;[.B393]&amp;[.D$5]" office:value-type="string" office:string-value="&quot;&quot;" calcext:value-type="string">
            <text:p>""</text:p>
          </table:table-cell>
          <table:table-cell table:formula="of:=[.C$6]&amp;[.E$5]&amp;[.C393]" office:value-type="string" office:string-value="&quot;first&quot;:&quot;&quot;" calcext:value-type="string">
            <text:p>"first":""</text:p>
          </table:table-cell>
          <table:table-cell table:formula="of:=[.D$6]&amp;[.F$5]&amp;[.D393]" office:value-type="string" office:string-value="&quot;second&quot;:&quot;&quot;" calcext:value-type="string">
            <text:p>"second":""</text:p>
          </table:table-cell>
          <table:table-cell table:formula="of:=[.E393]&amp;[.G$5]&amp;[.F3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3]);&quot;&quot;;[.H$4]&amp;[.G393]&amp;[.H$5])">
            <text:p/>
          </table:table-cell>
          <table:table-cell table:formula="of:=IF([.H394]=&quot;&quot;;&quot;&quot;;&quot;,&quot;)">
            <text:p/>
          </table:table-cell>
          <table:table-cell table:formula="of:=[.J392]&amp;[.H393]&amp;[.I3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3]=&quot;&quot;;[.J393];[.K3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4]&amp;[.C$5]" office:value-type="string" office:string-value="&quot;&quot;" calcext:value-type="string">
            <text:p>""</text:p>
          </table:table-cell>
          <table:table-cell table:formula="of:=[.D$5]&amp;[.B394]&amp;[.D$5]" office:value-type="string" office:string-value="&quot;&quot;" calcext:value-type="string">
            <text:p>""</text:p>
          </table:table-cell>
          <table:table-cell table:formula="of:=[.C$6]&amp;[.E$5]&amp;[.C394]" office:value-type="string" office:string-value="&quot;first&quot;:&quot;&quot;" calcext:value-type="string">
            <text:p>"first":""</text:p>
          </table:table-cell>
          <table:table-cell table:formula="of:=[.D$6]&amp;[.F$5]&amp;[.D394]" office:value-type="string" office:string-value="&quot;second&quot;:&quot;&quot;" calcext:value-type="string">
            <text:p>"second":""</text:p>
          </table:table-cell>
          <table:table-cell table:formula="of:=[.E394]&amp;[.G$5]&amp;[.F3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4]);&quot;&quot;;[.H$4]&amp;[.G394]&amp;[.H$5])">
            <text:p/>
          </table:table-cell>
          <table:table-cell table:formula="of:=IF([.H395]=&quot;&quot;;&quot;&quot;;&quot;,&quot;)">
            <text:p/>
          </table:table-cell>
          <table:table-cell table:formula="of:=[.J393]&amp;[.H394]&amp;[.I3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4]=&quot;&quot;;[.J394];[.K3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5]&amp;[.C$5]" office:value-type="string" office:string-value="&quot;&quot;" calcext:value-type="string">
            <text:p>""</text:p>
          </table:table-cell>
          <table:table-cell table:formula="of:=[.D$5]&amp;[.B395]&amp;[.D$5]" office:value-type="string" office:string-value="&quot;&quot;" calcext:value-type="string">
            <text:p>""</text:p>
          </table:table-cell>
          <table:table-cell table:formula="of:=[.C$6]&amp;[.E$5]&amp;[.C395]" office:value-type="string" office:string-value="&quot;first&quot;:&quot;&quot;" calcext:value-type="string">
            <text:p>"first":""</text:p>
          </table:table-cell>
          <table:table-cell table:formula="of:=[.D$6]&amp;[.F$5]&amp;[.D395]" office:value-type="string" office:string-value="&quot;second&quot;:&quot;&quot;" calcext:value-type="string">
            <text:p>"second":""</text:p>
          </table:table-cell>
          <table:table-cell table:formula="of:=[.E395]&amp;[.G$5]&amp;[.F3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5]);&quot;&quot;;[.H$4]&amp;[.G395]&amp;[.H$5])">
            <text:p/>
          </table:table-cell>
          <table:table-cell table:formula="of:=IF([.H396]=&quot;&quot;;&quot;&quot;;&quot;,&quot;)">
            <text:p/>
          </table:table-cell>
          <table:table-cell table:formula="of:=[.J394]&amp;[.H395]&amp;[.I3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5]=&quot;&quot;;[.J395];[.K3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6]&amp;[.C$5]" office:value-type="string" office:string-value="&quot;&quot;" calcext:value-type="string">
            <text:p>""</text:p>
          </table:table-cell>
          <table:table-cell table:formula="of:=[.D$5]&amp;[.B396]&amp;[.D$5]" office:value-type="string" office:string-value="&quot;&quot;" calcext:value-type="string">
            <text:p>""</text:p>
          </table:table-cell>
          <table:table-cell table:formula="of:=[.C$6]&amp;[.E$5]&amp;[.C396]" office:value-type="string" office:string-value="&quot;first&quot;:&quot;&quot;" calcext:value-type="string">
            <text:p>"first":""</text:p>
          </table:table-cell>
          <table:table-cell table:formula="of:=[.D$6]&amp;[.F$5]&amp;[.D396]" office:value-type="string" office:string-value="&quot;second&quot;:&quot;&quot;" calcext:value-type="string">
            <text:p>"second":""</text:p>
          </table:table-cell>
          <table:table-cell table:formula="of:=[.E396]&amp;[.G$5]&amp;[.F3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6]);&quot;&quot;;[.H$4]&amp;[.G396]&amp;[.H$5])">
            <text:p/>
          </table:table-cell>
          <table:table-cell table:formula="of:=IF([.H397]=&quot;&quot;;&quot;&quot;;&quot;,&quot;)">
            <text:p/>
          </table:table-cell>
          <table:table-cell table:formula="of:=[.J395]&amp;[.H396]&amp;[.I3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6]=&quot;&quot;;[.J396];[.K3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7]&amp;[.C$5]" office:value-type="string" office:string-value="&quot;&quot;" calcext:value-type="string">
            <text:p>""</text:p>
          </table:table-cell>
          <table:table-cell table:formula="of:=[.D$5]&amp;[.B397]&amp;[.D$5]" office:value-type="string" office:string-value="&quot;&quot;" calcext:value-type="string">
            <text:p>""</text:p>
          </table:table-cell>
          <table:table-cell table:formula="of:=[.C$6]&amp;[.E$5]&amp;[.C397]" office:value-type="string" office:string-value="&quot;first&quot;:&quot;&quot;" calcext:value-type="string">
            <text:p>"first":""</text:p>
          </table:table-cell>
          <table:table-cell table:formula="of:=[.D$6]&amp;[.F$5]&amp;[.D397]" office:value-type="string" office:string-value="&quot;second&quot;:&quot;&quot;" calcext:value-type="string">
            <text:p>"second":""</text:p>
          </table:table-cell>
          <table:table-cell table:formula="of:=[.E397]&amp;[.G$5]&amp;[.F3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7]);&quot;&quot;;[.H$4]&amp;[.G397]&amp;[.H$5])">
            <text:p/>
          </table:table-cell>
          <table:table-cell table:formula="of:=IF([.H398]=&quot;&quot;;&quot;&quot;;&quot;,&quot;)">
            <text:p/>
          </table:table-cell>
          <table:table-cell table:formula="of:=[.J396]&amp;[.H397]&amp;[.I3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7]=&quot;&quot;;[.J397];[.K3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8]&amp;[.C$5]" office:value-type="string" office:string-value="&quot;&quot;" calcext:value-type="string">
            <text:p>""</text:p>
          </table:table-cell>
          <table:table-cell table:formula="of:=[.D$5]&amp;[.B398]&amp;[.D$5]" office:value-type="string" office:string-value="&quot;&quot;" calcext:value-type="string">
            <text:p>""</text:p>
          </table:table-cell>
          <table:table-cell table:formula="of:=[.C$6]&amp;[.E$5]&amp;[.C398]" office:value-type="string" office:string-value="&quot;first&quot;:&quot;&quot;" calcext:value-type="string">
            <text:p>"first":""</text:p>
          </table:table-cell>
          <table:table-cell table:formula="of:=[.D$6]&amp;[.F$5]&amp;[.D398]" office:value-type="string" office:string-value="&quot;second&quot;:&quot;&quot;" calcext:value-type="string">
            <text:p>"second":""</text:p>
          </table:table-cell>
          <table:table-cell table:formula="of:=[.E398]&amp;[.G$5]&amp;[.F3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8]);&quot;&quot;;[.H$4]&amp;[.G398]&amp;[.H$5])">
            <text:p/>
          </table:table-cell>
          <table:table-cell table:formula="of:=IF([.H399]=&quot;&quot;;&quot;&quot;;&quot;,&quot;)">
            <text:p/>
          </table:table-cell>
          <table:table-cell table:formula="of:=[.J397]&amp;[.H398]&amp;[.I3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8]=&quot;&quot;;[.J398];[.K3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399]&amp;[.C$5]" office:value-type="string" office:string-value="&quot;&quot;" calcext:value-type="string">
            <text:p>""</text:p>
          </table:table-cell>
          <table:table-cell table:formula="of:=[.D$5]&amp;[.B399]&amp;[.D$5]" office:value-type="string" office:string-value="&quot;&quot;" calcext:value-type="string">
            <text:p>""</text:p>
          </table:table-cell>
          <table:table-cell table:formula="of:=[.C$6]&amp;[.E$5]&amp;[.C399]" office:value-type="string" office:string-value="&quot;first&quot;:&quot;&quot;" calcext:value-type="string">
            <text:p>"first":""</text:p>
          </table:table-cell>
          <table:table-cell table:formula="of:=[.D$6]&amp;[.F$5]&amp;[.D399]" office:value-type="string" office:string-value="&quot;second&quot;:&quot;&quot;" calcext:value-type="string">
            <text:p>"second":""</text:p>
          </table:table-cell>
          <table:table-cell table:formula="of:=[.E399]&amp;[.G$5]&amp;[.F3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399]);&quot;&quot;;[.H$4]&amp;[.G399]&amp;[.H$5])">
            <text:p/>
          </table:table-cell>
          <table:table-cell table:formula="of:=IF([.H400]=&quot;&quot;;&quot;&quot;;&quot;,&quot;)">
            <text:p/>
          </table:table-cell>
          <table:table-cell table:formula="of:=[.J398]&amp;[.H399]&amp;[.I3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399]=&quot;&quot;;[.J399];[.K4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0]&amp;[.C$5]" office:value-type="string" office:string-value="&quot;&quot;" calcext:value-type="string">
            <text:p>""</text:p>
          </table:table-cell>
          <table:table-cell table:formula="of:=[.D$5]&amp;[.B400]&amp;[.D$5]" office:value-type="string" office:string-value="&quot;&quot;" calcext:value-type="string">
            <text:p>""</text:p>
          </table:table-cell>
          <table:table-cell table:formula="of:=[.C$6]&amp;[.E$5]&amp;[.C400]" office:value-type="string" office:string-value="&quot;first&quot;:&quot;&quot;" calcext:value-type="string">
            <text:p>"first":""</text:p>
          </table:table-cell>
          <table:table-cell table:formula="of:=[.D$6]&amp;[.F$5]&amp;[.D400]" office:value-type="string" office:string-value="&quot;second&quot;:&quot;&quot;" calcext:value-type="string">
            <text:p>"second":""</text:p>
          </table:table-cell>
          <table:table-cell table:formula="of:=[.E400]&amp;[.G$5]&amp;[.F4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0]);&quot;&quot;;[.H$4]&amp;[.G400]&amp;[.H$5])">
            <text:p/>
          </table:table-cell>
          <table:table-cell table:formula="of:=IF([.H401]=&quot;&quot;;&quot;&quot;;&quot;,&quot;)">
            <text:p/>
          </table:table-cell>
          <table:table-cell table:formula="of:=[.J399]&amp;[.H400]&amp;[.I4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0]=&quot;&quot;;[.J400];[.K4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1]&amp;[.C$5]" office:value-type="string" office:string-value="&quot;&quot;" calcext:value-type="string">
            <text:p>""</text:p>
          </table:table-cell>
          <table:table-cell table:formula="of:=[.D$5]&amp;[.B401]&amp;[.D$5]" office:value-type="string" office:string-value="&quot;&quot;" calcext:value-type="string">
            <text:p>""</text:p>
          </table:table-cell>
          <table:table-cell table:formula="of:=[.C$6]&amp;[.E$5]&amp;[.C401]" office:value-type="string" office:string-value="&quot;first&quot;:&quot;&quot;" calcext:value-type="string">
            <text:p>"first":""</text:p>
          </table:table-cell>
          <table:table-cell table:formula="of:=[.D$6]&amp;[.F$5]&amp;[.D401]" office:value-type="string" office:string-value="&quot;second&quot;:&quot;&quot;" calcext:value-type="string">
            <text:p>"second":""</text:p>
          </table:table-cell>
          <table:table-cell table:formula="of:=[.E401]&amp;[.G$5]&amp;[.F4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1]);&quot;&quot;;[.H$4]&amp;[.G401]&amp;[.H$5])">
            <text:p/>
          </table:table-cell>
          <table:table-cell table:formula="of:=IF([.H402]=&quot;&quot;;&quot;&quot;;&quot;,&quot;)">
            <text:p/>
          </table:table-cell>
          <table:table-cell table:formula="of:=[.J400]&amp;[.H401]&amp;[.I4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1]=&quot;&quot;;[.J401];[.K4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2]&amp;[.C$5]" office:value-type="string" office:string-value="&quot;&quot;" calcext:value-type="string">
            <text:p>""</text:p>
          </table:table-cell>
          <table:table-cell table:formula="of:=[.D$5]&amp;[.B402]&amp;[.D$5]" office:value-type="string" office:string-value="&quot;&quot;" calcext:value-type="string">
            <text:p>""</text:p>
          </table:table-cell>
          <table:table-cell table:formula="of:=[.C$6]&amp;[.E$5]&amp;[.C402]" office:value-type="string" office:string-value="&quot;first&quot;:&quot;&quot;" calcext:value-type="string">
            <text:p>"first":""</text:p>
          </table:table-cell>
          <table:table-cell table:formula="of:=[.D$6]&amp;[.F$5]&amp;[.D402]" office:value-type="string" office:string-value="&quot;second&quot;:&quot;&quot;" calcext:value-type="string">
            <text:p>"second":""</text:p>
          </table:table-cell>
          <table:table-cell table:formula="of:=[.E402]&amp;[.G$5]&amp;[.F4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2]);&quot;&quot;;[.H$4]&amp;[.G402]&amp;[.H$5])">
            <text:p/>
          </table:table-cell>
          <table:table-cell table:formula="of:=IF([.H403]=&quot;&quot;;&quot;&quot;;&quot;,&quot;)">
            <text:p/>
          </table:table-cell>
          <table:table-cell table:formula="of:=[.J401]&amp;[.H402]&amp;[.I4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2]=&quot;&quot;;[.J402];[.K4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3]&amp;[.C$5]" office:value-type="string" office:string-value="&quot;&quot;" calcext:value-type="string">
            <text:p>""</text:p>
          </table:table-cell>
          <table:table-cell table:formula="of:=[.D$5]&amp;[.B403]&amp;[.D$5]" office:value-type="string" office:string-value="&quot;&quot;" calcext:value-type="string">
            <text:p>""</text:p>
          </table:table-cell>
          <table:table-cell table:formula="of:=[.C$6]&amp;[.E$5]&amp;[.C403]" office:value-type="string" office:string-value="&quot;first&quot;:&quot;&quot;" calcext:value-type="string">
            <text:p>"first":""</text:p>
          </table:table-cell>
          <table:table-cell table:formula="of:=[.D$6]&amp;[.F$5]&amp;[.D403]" office:value-type="string" office:string-value="&quot;second&quot;:&quot;&quot;" calcext:value-type="string">
            <text:p>"second":""</text:p>
          </table:table-cell>
          <table:table-cell table:formula="of:=[.E403]&amp;[.G$5]&amp;[.F4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3]);&quot;&quot;;[.H$4]&amp;[.G403]&amp;[.H$5])">
            <text:p/>
          </table:table-cell>
          <table:table-cell table:formula="of:=IF([.H404]=&quot;&quot;;&quot;&quot;;&quot;,&quot;)">
            <text:p/>
          </table:table-cell>
          <table:table-cell table:formula="of:=[.J402]&amp;[.H403]&amp;[.I4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3]=&quot;&quot;;[.J403];[.K4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4]&amp;[.C$5]" office:value-type="string" office:string-value="&quot;&quot;" calcext:value-type="string">
            <text:p>""</text:p>
          </table:table-cell>
          <table:table-cell table:formula="of:=[.D$5]&amp;[.B404]&amp;[.D$5]" office:value-type="string" office:string-value="&quot;&quot;" calcext:value-type="string">
            <text:p>""</text:p>
          </table:table-cell>
          <table:table-cell table:formula="of:=[.C$6]&amp;[.E$5]&amp;[.C404]" office:value-type="string" office:string-value="&quot;first&quot;:&quot;&quot;" calcext:value-type="string">
            <text:p>"first":""</text:p>
          </table:table-cell>
          <table:table-cell table:formula="of:=[.D$6]&amp;[.F$5]&amp;[.D404]" office:value-type="string" office:string-value="&quot;second&quot;:&quot;&quot;" calcext:value-type="string">
            <text:p>"second":""</text:p>
          </table:table-cell>
          <table:table-cell table:formula="of:=[.E404]&amp;[.G$5]&amp;[.F4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4]);&quot;&quot;;[.H$4]&amp;[.G404]&amp;[.H$5])">
            <text:p/>
          </table:table-cell>
          <table:table-cell table:formula="of:=IF([.H405]=&quot;&quot;;&quot;&quot;;&quot;,&quot;)">
            <text:p/>
          </table:table-cell>
          <table:table-cell table:formula="of:=[.J403]&amp;[.H404]&amp;[.I4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4]=&quot;&quot;;[.J404];[.K4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5]&amp;[.C$5]" office:value-type="string" office:string-value="&quot;&quot;" calcext:value-type="string">
            <text:p>""</text:p>
          </table:table-cell>
          <table:table-cell table:formula="of:=[.D$5]&amp;[.B405]&amp;[.D$5]" office:value-type="string" office:string-value="&quot;&quot;" calcext:value-type="string">
            <text:p>""</text:p>
          </table:table-cell>
          <table:table-cell table:formula="of:=[.C$6]&amp;[.E$5]&amp;[.C405]" office:value-type="string" office:string-value="&quot;first&quot;:&quot;&quot;" calcext:value-type="string">
            <text:p>"first":""</text:p>
          </table:table-cell>
          <table:table-cell table:formula="of:=[.D$6]&amp;[.F$5]&amp;[.D405]" office:value-type="string" office:string-value="&quot;second&quot;:&quot;&quot;" calcext:value-type="string">
            <text:p>"second":""</text:p>
          </table:table-cell>
          <table:table-cell table:formula="of:=[.E405]&amp;[.G$5]&amp;[.F4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5]);&quot;&quot;;[.H$4]&amp;[.G405]&amp;[.H$5])">
            <text:p/>
          </table:table-cell>
          <table:table-cell table:formula="of:=IF([.H406]=&quot;&quot;;&quot;&quot;;&quot;,&quot;)">
            <text:p/>
          </table:table-cell>
          <table:table-cell table:formula="of:=[.J404]&amp;[.H405]&amp;[.I4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5]=&quot;&quot;;[.J405];[.K4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6]&amp;[.C$5]" office:value-type="string" office:string-value="&quot;&quot;" calcext:value-type="string">
            <text:p>""</text:p>
          </table:table-cell>
          <table:table-cell table:formula="of:=[.D$5]&amp;[.B406]&amp;[.D$5]" office:value-type="string" office:string-value="&quot;&quot;" calcext:value-type="string">
            <text:p>""</text:p>
          </table:table-cell>
          <table:table-cell table:formula="of:=[.C$6]&amp;[.E$5]&amp;[.C406]" office:value-type="string" office:string-value="&quot;first&quot;:&quot;&quot;" calcext:value-type="string">
            <text:p>"first":""</text:p>
          </table:table-cell>
          <table:table-cell table:formula="of:=[.D$6]&amp;[.F$5]&amp;[.D406]" office:value-type="string" office:string-value="&quot;second&quot;:&quot;&quot;" calcext:value-type="string">
            <text:p>"second":""</text:p>
          </table:table-cell>
          <table:table-cell table:formula="of:=[.E406]&amp;[.G$5]&amp;[.F4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6]);&quot;&quot;;[.H$4]&amp;[.G406]&amp;[.H$5])">
            <text:p/>
          </table:table-cell>
          <table:table-cell table:formula="of:=IF([.H407]=&quot;&quot;;&quot;&quot;;&quot;,&quot;)">
            <text:p/>
          </table:table-cell>
          <table:table-cell table:formula="of:=[.J405]&amp;[.H406]&amp;[.I4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6]=&quot;&quot;;[.J406];[.K4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7]&amp;[.C$5]" office:value-type="string" office:string-value="&quot;&quot;" calcext:value-type="string">
            <text:p>""</text:p>
          </table:table-cell>
          <table:table-cell table:formula="of:=[.D$5]&amp;[.B407]&amp;[.D$5]" office:value-type="string" office:string-value="&quot;&quot;" calcext:value-type="string">
            <text:p>""</text:p>
          </table:table-cell>
          <table:table-cell table:formula="of:=[.C$6]&amp;[.E$5]&amp;[.C407]" office:value-type="string" office:string-value="&quot;first&quot;:&quot;&quot;" calcext:value-type="string">
            <text:p>"first":""</text:p>
          </table:table-cell>
          <table:table-cell table:formula="of:=[.D$6]&amp;[.F$5]&amp;[.D407]" office:value-type="string" office:string-value="&quot;second&quot;:&quot;&quot;" calcext:value-type="string">
            <text:p>"second":""</text:p>
          </table:table-cell>
          <table:table-cell table:formula="of:=[.E407]&amp;[.G$5]&amp;[.F4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7]);&quot;&quot;;[.H$4]&amp;[.G407]&amp;[.H$5])">
            <text:p/>
          </table:table-cell>
          <table:table-cell table:formula="of:=IF([.H408]=&quot;&quot;;&quot;&quot;;&quot;,&quot;)">
            <text:p/>
          </table:table-cell>
          <table:table-cell table:formula="of:=[.J406]&amp;[.H407]&amp;[.I4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7]=&quot;&quot;;[.J407];[.K4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8]&amp;[.C$5]" office:value-type="string" office:string-value="&quot;&quot;" calcext:value-type="string">
            <text:p>""</text:p>
          </table:table-cell>
          <table:table-cell table:formula="of:=[.D$5]&amp;[.B408]&amp;[.D$5]" office:value-type="string" office:string-value="&quot;&quot;" calcext:value-type="string">
            <text:p>""</text:p>
          </table:table-cell>
          <table:table-cell table:formula="of:=[.C$6]&amp;[.E$5]&amp;[.C408]" office:value-type="string" office:string-value="&quot;first&quot;:&quot;&quot;" calcext:value-type="string">
            <text:p>"first":""</text:p>
          </table:table-cell>
          <table:table-cell table:formula="of:=[.D$6]&amp;[.F$5]&amp;[.D408]" office:value-type="string" office:string-value="&quot;second&quot;:&quot;&quot;" calcext:value-type="string">
            <text:p>"second":""</text:p>
          </table:table-cell>
          <table:table-cell table:formula="of:=[.E408]&amp;[.G$5]&amp;[.F4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8]);&quot;&quot;;[.H$4]&amp;[.G408]&amp;[.H$5])">
            <text:p/>
          </table:table-cell>
          <table:table-cell table:formula="of:=IF([.H409]=&quot;&quot;;&quot;&quot;;&quot;,&quot;)">
            <text:p/>
          </table:table-cell>
          <table:table-cell table:formula="of:=[.J407]&amp;[.H408]&amp;[.I4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8]=&quot;&quot;;[.J408];[.K4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09]&amp;[.C$5]" office:value-type="string" office:string-value="&quot;&quot;" calcext:value-type="string">
            <text:p>""</text:p>
          </table:table-cell>
          <table:table-cell table:formula="of:=[.D$5]&amp;[.B409]&amp;[.D$5]" office:value-type="string" office:string-value="&quot;&quot;" calcext:value-type="string">
            <text:p>""</text:p>
          </table:table-cell>
          <table:table-cell table:formula="of:=[.C$6]&amp;[.E$5]&amp;[.C409]" office:value-type="string" office:string-value="&quot;first&quot;:&quot;&quot;" calcext:value-type="string">
            <text:p>"first":""</text:p>
          </table:table-cell>
          <table:table-cell table:formula="of:=[.D$6]&amp;[.F$5]&amp;[.D409]" office:value-type="string" office:string-value="&quot;second&quot;:&quot;&quot;" calcext:value-type="string">
            <text:p>"second":""</text:p>
          </table:table-cell>
          <table:table-cell table:formula="of:=[.E409]&amp;[.G$5]&amp;[.F4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09]);&quot;&quot;;[.H$4]&amp;[.G409]&amp;[.H$5])">
            <text:p/>
          </table:table-cell>
          <table:table-cell table:formula="of:=IF([.H410]=&quot;&quot;;&quot;&quot;;&quot;,&quot;)">
            <text:p/>
          </table:table-cell>
          <table:table-cell table:formula="of:=[.J408]&amp;[.H409]&amp;[.I4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09]=&quot;&quot;;[.J409];[.K4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0]&amp;[.C$5]" office:value-type="string" office:string-value="&quot;&quot;" calcext:value-type="string">
            <text:p>""</text:p>
          </table:table-cell>
          <table:table-cell table:formula="of:=[.D$5]&amp;[.B410]&amp;[.D$5]" office:value-type="string" office:string-value="&quot;&quot;" calcext:value-type="string">
            <text:p>""</text:p>
          </table:table-cell>
          <table:table-cell table:formula="of:=[.C$6]&amp;[.E$5]&amp;[.C410]" office:value-type="string" office:string-value="&quot;first&quot;:&quot;&quot;" calcext:value-type="string">
            <text:p>"first":""</text:p>
          </table:table-cell>
          <table:table-cell table:formula="of:=[.D$6]&amp;[.F$5]&amp;[.D410]" office:value-type="string" office:string-value="&quot;second&quot;:&quot;&quot;" calcext:value-type="string">
            <text:p>"second":""</text:p>
          </table:table-cell>
          <table:table-cell table:formula="of:=[.E410]&amp;[.G$5]&amp;[.F4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0]);&quot;&quot;;[.H$4]&amp;[.G410]&amp;[.H$5])">
            <text:p/>
          </table:table-cell>
          <table:table-cell table:formula="of:=IF([.H411]=&quot;&quot;;&quot;&quot;;&quot;,&quot;)">
            <text:p/>
          </table:table-cell>
          <table:table-cell table:formula="of:=[.J409]&amp;[.H410]&amp;[.I4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0]=&quot;&quot;;[.J410];[.K4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1]&amp;[.C$5]" office:value-type="string" office:string-value="&quot;&quot;" calcext:value-type="string">
            <text:p>""</text:p>
          </table:table-cell>
          <table:table-cell table:formula="of:=[.D$5]&amp;[.B411]&amp;[.D$5]" office:value-type="string" office:string-value="&quot;&quot;" calcext:value-type="string">
            <text:p>""</text:p>
          </table:table-cell>
          <table:table-cell table:formula="of:=[.C$6]&amp;[.E$5]&amp;[.C411]" office:value-type="string" office:string-value="&quot;first&quot;:&quot;&quot;" calcext:value-type="string">
            <text:p>"first":""</text:p>
          </table:table-cell>
          <table:table-cell table:formula="of:=[.D$6]&amp;[.F$5]&amp;[.D411]" office:value-type="string" office:string-value="&quot;second&quot;:&quot;&quot;" calcext:value-type="string">
            <text:p>"second":""</text:p>
          </table:table-cell>
          <table:table-cell table:formula="of:=[.E411]&amp;[.G$5]&amp;[.F4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1]);&quot;&quot;;[.H$4]&amp;[.G411]&amp;[.H$5])">
            <text:p/>
          </table:table-cell>
          <table:table-cell table:formula="of:=IF([.H412]=&quot;&quot;;&quot;&quot;;&quot;,&quot;)">
            <text:p/>
          </table:table-cell>
          <table:table-cell table:formula="of:=[.J410]&amp;[.H411]&amp;[.I4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1]=&quot;&quot;;[.J411];[.K4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2]&amp;[.C$5]" office:value-type="string" office:string-value="&quot;&quot;" calcext:value-type="string">
            <text:p>""</text:p>
          </table:table-cell>
          <table:table-cell table:formula="of:=[.D$5]&amp;[.B412]&amp;[.D$5]" office:value-type="string" office:string-value="&quot;&quot;" calcext:value-type="string">
            <text:p>""</text:p>
          </table:table-cell>
          <table:table-cell table:formula="of:=[.C$6]&amp;[.E$5]&amp;[.C412]" office:value-type="string" office:string-value="&quot;first&quot;:&quot;&quot;" calcext:value-type="string">
            <text:p>"first":""</text:p>
          </table:table-cell>
          <table:table-cell table:formula="of:=[.D$6]&amp;[.F$5]&amp;[.D412]" office:value-type="string" office:string-value="&quot;second&quot;:&quot;&quot;" calcext:value-type="string">
            <text:p>"second":""</text:p>
          </table:table-cell>
          <table:table-cell table:formula="of:=[.E412]&amp;[.G$5]&amp;[.F4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2]);&quot;&quot;;[.H$4]&amp;[.G412]&amp;[.H$5])">
            <text:p/>
          </table:table-cell>
          <table:table-cell table:formula="of:=IF([.H413]=&quot;&quot;;&quot;&quot;;&quot;,&quot;)">
            <text:p/>
          </table:table-cell>
          <table:table-cell table:formula="of:=[.J411]&amp;[.H412]&amp;[.I4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2]=&quot;&quot;;[.J412];[.K4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3]&amp;[.C$5]" office:value-type="string" office:string-value="&quot;&quot;" calcext:value-type="string">
            <text:p>""</text:p>
          </table:table-cell>
          <table:table-cell table:formula="of:=[.D$5]&amp;[.B413]&amp;[.D$5]" office:value-type="string" office:string-value="&quot;&quot;" calcext:value-type="string">
            <text:p>""</text:p>
          </table:table-cell>
          <table:table-cell table:formula="of:=[.C$6]&amp;[.E$5]&amp;[.C413]" office:value-type="string" office:string-value="&quot;first&quot;:&quot;&quot;" calcext:value-type="string">
            <text:p>"first":""</text:p>
          </table:table-cell>
          <table:table-cell table:formula="of:=[.D$6]&amp;[.F$5]&amp;[.D413]" office:value-type="string" office:string-value="&quot;second&quot;:&quot;&quot;" calcext:value-type="string">
            <text:p>"second":""</text:p>
          </table:table-cell>
          <table:table-cell table:formula="of:=[.E413]&amp;[.G$5]&amp;[.F4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3]);&quot;&quot;;[.H$4]&amp;[.G413]&amp;[.H$5])">
            <text:p/>
          </table:table-cell>
          <table:table-cell table:formula="of:=IF([.H414]=&quot;&quot;;&quot;&quot;;&quot;,&quot;)">
            <text:p/>
          </table:table-cell>
          <table:table-cell table:formula="of:=[.J412]&amp;[.H413]&amp;[.I4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3]=&quot;&quot;;[.J413];[.K4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4]&amp;[.C$5]" office:value-type="string" office:string-value="&quot;&quot;" calcext:value-type="string">
            <text:p>""</text:p>
          </table:table-cell>
          <table:table-cell table:formula="of:=[.D$5]&amp;[.B414]&amp;[.D$5]" office:value-type="string" office:string-value="&quot;&quot;" calcext:value-type="string">
            <text:p>""</text:p>
          </table:table-cell>
          <table:table-cell table:formula="of:=[.C$6]&amp;[.E$5]&amp;[.C414]" office:value-type="string" office:string-value="&quot;first&quot;:&quot;&quot;" calcext:value-type="string">
            <text:p>"first":""</text:p>
          </table:table-cell>
          <table:table-cell table:formula="of:=[.D$6]&amp;[.F$5]&amp;[.D414]" office:value-type="string" office:string-value="&quot;second&quot;:&quot;&quot;" calcext:value-type="string">
            <text:p>"second":""</text:p>
          </table:table-cell>
          <table:table-cell table:formula="of:=[.E414]&amp;[.G$5]&amp;[.F4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4]);&quot;&quot;;[.H$4]&amp;[.G414]&amp;[.H$5])">
            <text:p/>
          </table:table-cell>
          <table:table-cell table:formula="of:=IF([.H415]=&quot;&quot;;&quot;&quot;;&quot;,&quot;)">
            <text:p/>
          </table:table-cell>
          <table:table-cell table:formula="of:=[.J413]&amp;[.H414]&amp;[.I4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4]=&quot;&quot;;[.J414];[.K4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5]&amp;[.C$5]" office:value-type="string" office:string-value="&quot;&quot;" calcext:value-type="string">
            <text:p>""</text:p>
          </table:table-cell>
          <table:table-cell table:formula="of:=[.D$5]&amp;[.B415]&amp;[.D$5]" office:value-type="string" office:string-value="&quot;&quot;" calcext:value-type="string">
            <text:p>""</text:p>
          </table:table-cell>
          <table:table-cell table:formula="of:=[.C$6]&amp;[.E$5]&amp;[.C415]" office:value-type="string" office:string-value="&quot;first&quot;:&quot;&quot;" calcext:value-type="string">
            <text:p>"first":""</text:p>
          </table:table-cell>
          <table:table-cell table:formula="of:=[.D$6]&amp;[.F$5]&amp;[.D415]" office:value-type="string" office:string-value="&quot;second&quot;:&quot;&quot;" calcext:value-type="string">
            <text:p>"second":""</text:p>
          </table:table-cell>
          <table:table-cell table:formula="of:=[.E415]&amp;[.G$5]&amp;[.F4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5]);&quot;&quot;;[.H$4]&amp;[.G415]&amp;[.H$5])">
            <text:p/>
          </table:table-cell>
          <table:table-cell table:formula="of:=IF([.H416]=&quot;&quot;;&quot;&quot;;&quot;,&quot;)">
            <text:p/>
          </table:table-cell>
          <table:table-cell table:formula="of:=[.J414]&amp;[.H415]&amp;[.I4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5]=&quot;&quot;;[.J415];[.K4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6]&amp;[.C$5]" office:value-type="string" office:string-value="&quot;&quot;" calcext:value-type="string">
            <text:p>""</text:p>
          </table:table-cell>
          <table:table-cell table:formula="of:=[.D$5]&amp;[.B416]&amp;[.D$5]" office:value-type="string" office:string-value="&quot;&quot;" calcext:value-type="string">
            <text:p>""</text:p>
          </table:table-cell>
          <table:table-cell table:formula="of:=[.C$6]&amp;[.E$5]&amp;[.C416]" office:value-type="string" office:string-value="&quot;first&quot;:&quot;&quot;" calcext:value-type="string">
            <text:p>"first":""</text:p>
          </table:table-cell>
          <table:table-cell table:formula="of:=[.D$6]&amp;[.F$5]&amp;[.D416]" office:value-type="string" office:string-value="&quot;second&quot;:&quot;&quot;" calcext:value-type="string">
            <text:p>"second":""</text:p>
          </table:table-cell>
          <table:table-cell table:formula="of:=[.E416]&amp;[.G$5]&amp;[.F4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6]);&quot;&quot;;[.H$4]&amp;[.G416]&amp;[.H$5])">
            <text:p/>
          </table:table-cell>
          <table:table-cell table:formula="of:=IF([.H417]=&quot;&quot;;&quot;&quot;;&quot;,&quot;)">
            <text:p/>
          </table:table-cell>
          <table:table-cell table:formula="of:=[.J415]&amp;[.H416]&amp;[.I4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6]=&quot;&quot;;[.J416];[.K4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7]&amp;[.C$5]" office:value-type="string" office:string-value="&quot;&quot;" calcext:value-type="string">
            <text:p>""</text:p>
          </table:table-cell>
          <table:table-cell table:formula="of:=[.D$5]&amp;[.B417]&amp;[.D$5]" office:value-type="string" office:string-value="&quot;&quot;" calcext:value-type="string">
            <text:p>""</text:p>
          </table:table-cell>
          <table:table-cell table:formula="of:=[.C$6]&amp;[.E$5]&amp;[.C417]" office:value-type="string" office:string-value="&quot;first&quot;:&quot;&quot;" calcext:value-type="string">
            <text:p>"first":""</text:p>
          </table:table-cell>
          <table:table-cell table:formula="of:=[.D$6]&amp;[.F$5]&amp;[.D417]" office:value-type="string" office:string-value="&quot;second&quot;:&quot;&quot;" calcext:value-type="string">
            <text:p>"second":""</text:p>
          </table:table-cell>
          <table:table-cell table:formula="of:=[.E417]&amp;[.G$5]&amp;[.F4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7]);&quot;&quot;;[.H$4]&amp;[.G417]&amp;[.H$5])">
            <text:p/>
          </table:table-cell>
          <table:table-cell table:formula="of:=IF([.H418]=&quot;&quot;;&quot;&quot;;&quot;,&quot;)">
            <text:p/>
          </table:table-cell>
          <table:table-cell table:formula="of:=[.J416]&amp;[.H417]&amp;[.I4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7]=&quot;&quot;;[.J417];[.K4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8]&amp;[.C$5]" office:value-type="string" office:string-value="&quot;&quot;" calcext:value-type="string">
            <text:p>""</text:p>
          </table:table-cell>
          <table:table-cell table:formula="of:=[.D$5]&amp;[.B418]&amp;[.D$5]" office:value-type="string" office:string-value="&quot;&quot;" calcext:value-type="string">
            <text:p>""</text:p>
          </table:table-cell>
          <table:table-cell table:formula="of:=[.C$6]&amp;[.E$5]&amp;[.C418]" office:value-type="string" office:string-value="&quot;first&quot;:&quot;&quot;" calcext:value-type="string">
            <text:p>"first":""</text:p>
          </table:table-cell>
          <table:table-cell table:formula="of:=[.D$6]&amp;[.F$5]&amp;[.D418]" office:value-type="string" office:string-value="&quot;second&quot;:&quot;&quot;" calcext:value-type="string">
            <text:p>"second":""</text:p>
          </table:table-cell>
          <table:table-cell table:formula="of:=[.E418]&amp;[.G$5]&amp;[.F4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8]);&quot;&quot;;[.H$4]&amp;[.G418]&amp;[.H$5])">
            <text:p/>
          </table:table-cell>
          <table:table-cell table:formula="of:=IF([.H419]=&quot;&quot;;&quot;&quot;;&quot;,&quot;)">
            <text:p/>
          </table:table-cell>
          <table:table-cell table:formula="of:=[.J417]&amp;[.H418]&amp;[.I4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8]=&quot;&quot;;[.J418];[.K4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19]&amp;[.C$5]" office:value-type="string" office:string-value="&quot;&quot;" calcext:value-type="string">
            <text:p>""</text:p>
          </table:table-cell>
          <table:table-cell table:formula="of:=[.D$5]&amp;[.B419]&amp;[.D$5]" office:value-type="string" office:string-value="&quot;&quot;" calcext:value-type="string">
            <text:p>""</text:p>
          </table:table-cell>
          <table:table-cell table:formula="of:=[.C$6]&amp;[.E$5]&amp;[.C419]" office:value-type="string" office:string-value="&quot;first&quot;:&quot;&quot;" calcext:value-type="string">
            <text:p>"first":""</text:p>
          </table:table-cell>
          <table:table-cell table:formula="of:=[.D$6]&amp;[.F$5]&amp;[.D419]" office:value-type="string" office:string-value="&quot;second&quot;:&quot;&quot;" calcext:value-type="string">
            <text:p>"second":""</text:p>
          </table:table-cell>
          <table:table-cell table:formula="of:=[.E419]&amp;[.G$5]&amp;[.F4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19]);&quot;&quot;;[.H$4]&amp;[.G419]&amp;[.H$5])">
            <text:p/>
          </table:table-cell>
          <table:table-cell table:formula="of:=IF([.H420]=&quot;&quot;;&quot;&quot;;&quot;,&quot;)">
            <text:p/>
          </table:table-cell>
          <table:table-cell table:formula="of:=[.J418]&amp;[.H419]&amp;[.I4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19]=&quot;&quot;;[.J419];[.K4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0]&amp;[.C$5]" office:value-type="string" office:string-value="&quot;&quot;" calcext:value-type="string">
            <text:p>""</text:p>
          </table:table-cell>
          <table:table-cell table:formula="of:=[.D$5]&amp;[.B420]&amp;[.D$5]" office:value-type="string" office:string-value="&quot;&quot;" calcext:value-type="string">
            <text:p>""</text:p>
          </table:table-cell>
          <table:table-cell table:formula="of:=[.C$6]&amp;[.E$5]&amp;[.C420]" office:value-type="string" office:string-value="&quot;first&quot;:&quot;&quot;" calcext:value-type="string">
            <text:p>"first":""</text:p>
          </table:table-cell>
          <table:table-cell table:formula="of:=[.D$6]&amp;[.F$5]&amp;[.D420]" office:value-type="string" office:string-value="&quot;second&quot;:&quot;&quot;" calcext:value-type="string">
            <text:p>"second":""</text:p>
          </table:table-cell>
          <table:table-cell table:formula="of:=[.E420]&amp;[.G$5]&amp;[.F4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0]);&quot;&quot;;[.H$4]&amp;[.G420]&amp;[.H$5])">
            <text:p/>
          </table:table-cell>
          <table:table-cell table:formula="of:=IF([.H421]=&quot;&quot;;&quot;&quot;;&quot;,&quot;)">
            <text:p/>
          </table:table-cell>
          <table:table-cell table:formula="of:=[.J419]&amp;[.H420]&amp;[.I4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0]=&quot;&quot;;[.J420];[.K4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1]&amp;[.C$5]" office:value-type="string" office:string-value="&quot;&quot;" calcext:value-type="string">
            <text:p>""</text:p>
          </table:table-cell>
          <table:table-cell table:formula="of:=[.D$5]&amp;[.B421]&amp;[.D$5]" office:value-type="string" office:string-value="&quot;&quot;" calcext:value-type="string">
            <text:p>""</text:p>
          </table:table-cell>
          <table:table-cell table:formula="of:=[.C$6]&amp;[.E$5]&amp;[.C421]" office:value-type="string" office:string-value="&quot;first&quot;:&quot;&quot;" calcext:value-type="string">
            <text:p>"first":""</text:p>
          </table:table-cell>
          <table:table-cell table:formula="of:=[.D$6]&amp;[.F$5]&amp;[.D421]" office:value-type="string" office:string-value="&quot;second&quot;:&quot;&quot;" calcext:value-type="string">
            <text:p>"second":""</text:p>
          </table:table-cell>
          <table:table-cell table:formula="of:=[.E421]&amp;[.G$5]&amp;[.F4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1]);&quot;&quot;;[.H$4]&amp;[.G421]&amp;[.H$5])">
            <text:p/>
          </table:table-cell>
          <table:table-cell table:formula="of:=IF([.H422]=&quot;&quot;;&quot;&quot;;&quot;,&quot;)">
            <text:p/>
          </table:table-cell>
          <table:table-cell table:formula="of:=[.J420]&amp;[.H421]&amp;[.I4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1]=&quot;&quot;;[.J421];[.K4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2]&amp;[.C$5]" office:value-type="string" office:string-value="&quot;&quot;" calcext:value-type="string">
            <text:p>""</text:p>
          </table:table-cell>
          <table:table-cell table:formula="of:=[.D$5]&amp;[.B422]&amp;[.D$5]" office:value-type="string" office:string-value="&quot;&quot;" calcext:value-type="string">
            <text:p>""</text:p>
          </table:table-cell>
          <table:table-cell table:formula="of:=[.C$6]&amp;[.E$5]&amp;[.C422]" office:value-type="string" office:string-value="&quot;first&quot;:&quot;&quot;" calcext:value-type="string">
            <text:p>"first":""</text:p>
          </table:table-cell>
          <table:table-cell table:formula="of:=[.D$6]&amp;[.F$5]&amp;[.D422]" office:value-type="string" office:string-value="&quot;second&quot;:&quot;&quot;" calcext:value-type="string">
            <text:p>"second":""</text:p>
          </table:table-cell>
          <table:table-cell table:formula="of:=[.E422]&amp;[.G$5]&amp;[.F4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2]);&quot;&quot;;[.H$4]&amp;[.G422]&amp;[.H$5])">
            <text:p/>
          </table:table-cell>
          <table:table-cell table:formula="of:=IF([.H423]=&quot;&quot;;&quot;&quot;;&quot;,&quot;)">
            <text:p/>
          </table:table-cell>
          <table:table-cell table:formula="of:=[.J421]&amp;[.H422]&amp;[.I4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2]=&quot;&quot;;[.J422];[.K4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3]&amp;[.C$5]" office:value-type="string" office:string-value="&quot;&quot;" calcext:value-type="string">
            <text:p>""</text:p>
          </table:table-cell>
          <table:table-cell table:formula="of:=[.D$5]&amp;[.B423]&amp;[.D$5]" office:value-type="string" office:string-value="&quot;&quot;" calcext:value-type="string">
            <text:p>""</text:p>
          </table:table-cell>
          <table:table-cell table:formula="of:=[.C$6]&amp;[.E$5]&amp;[.C423]" office:value-type="string" office:string-value="&quot;first&quot;:&quot;&quot;" calcext:value-type="string">
            <text:p>"first":""</text:p>
          </table:table-cell>
          <table:table-cell table:formula="of:=[.D$6]&amp;[.F$5]&amp;[.D423]" office:value-type="string" office:string-value="&quot;second&quot;:&quot;&quot;" calcext:value-type="string">
            <text:p>"second":""</text:p>
          </table:table-cell>
          <table:table-cell table:formula="of:=[.E423]&amp;[.G$5]&amp;[.F4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3]);&quot;&quot;;[.H$4]&amp;[.G423]&amp;[.H$5])">
            <text:p/>
          </table:table-cell>
          <table:table-cell table:formula="of:=IF([.H424]=&quot;&quot;;&quot;&quot;;&quot;,&quot;)">
            <text:p/>
          </table:table-cell>
          <table:table-cell table:formula="of:=[.J422]&amp;[.H423]&amp;[.I4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3]=&quot;&quot;;[.J423];[.K4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4]&amp;[.C$5]" office:value-type="string" office:string-value="&quot;&quot;" calcext:value-type="string">
            <text:p>""</text:p>
          </table:table-cell>
          <table:table-cell table:formula="of:=[.D$5]&amp;[.B424]&amp;[.D$5]" office:value-type="string" office:string-value="&quot;&quot;" calcext:value-type="string">
            <text:p>""</text:p>
          </table:table-cell>
          <table:table-cell table:formula="of:=[.C$6]&amp;[.E$5]&amp;[.C424]" office:value-type="string" office:string-value="&quot;first&quot;:&quot;&quot;" calcext:value-type="string">
            <text:p>"first":""</text:p>
          </table:table-cell>
          <table:table-cell table:formula="of:=[.D$6]&amp;[.F$5]&amp;[.D424]" office:value-type="string" office:string-value="&quot;second&quot;:&quot;&quot;" calcext:value-type="string">
            <text:p>"second":""</text:p>
          </table:table-cell>
          <table:table-cell table:formula="of:=[.E424]&amp;[.G$5]&amp;[.F4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4]);&quot;&quot;;[.H$4]&amp;[.G424]&amp;[.H$5])">
            <text:p/>
          </table:table-cell>
          <table:table-cell table:formula="of:=IF([.H425]=&quot;&quot;;&quot;&quot;;&quot;,&quot;)">
            <text:p/>
          </table:table-cell>
          <table:table-cell table:formula="of:=[.J423]&amp;[.H424]&amp;[.I4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4]=&quot;&quot;;[.J424];[.K4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5]&amp;[.C$5]" office:value-type="string" office:string-value="&quot;&quot;" calcext:value-type="string">
            <text:p>""</text:p>
          </table:table-cell>
          <table:table-cell table:formula="of:=[.D$5]&amp;[.B425]&amp;[.D$5]" office:value-type="string" office:string-value="&quot;&quot;" calcext:value-type="string">
            <text:p>""</text:p>
          </table:table-cell>
          <table:table-cell table:formula="of:=[.C$6]&amp;[.E$5]&amp;[.C425]" office:value-type="string" office:string-value="&quot;first&quot;:&quot;&quot;" calcext:value-type="string">
            <text:p>"first":""</text:p>
          </table:table-cell>
          <table:table-cell table:formula="of:=[.D$6]&amp;[.F$5]&amp;[.D425]" office:value-type="string" office:string-value="&quot;second&quot;:&quot;&quot;" calcext:value-type="string">
            <text:p>"second":""</text:p>
          </table:table-cell>
          <table:table-cell table:formula="of:=[.E425]&amp;[.G$5]&amp;[.F4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5]);&quot;&quot;;[.H$4]&amp;[.G425]&amp;[.H$5])">
            <text:p/>
          </table:table-cell>
          <table:table-cell table:formula="of:=IF([.H426]=&quot;&quot;;&quot;&quot;;&quot;,&quot;)">
            <text:p/>
          </table:table-cell>
          <table:table-cell table:formula="of:=[.J424]&amp;[.H425]&amp;[.I4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5]=&quot;&quot;;[.J425];[.K4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6]&amp;[.C$5]" office:value-type="string" office:string-value="&quot;&quot;" calcext:value-type="string">
            <text:p>""</text:p>
          </table:table-cell>
          <table:table-cell table:formula="of:=[.D$5]&amp;[.B426]&amp;[.D$5]" office:value-type="string" office:string-value="&quot;&quot;" calcext:value-type="string">
            <text:p>""</text:p>
          </table:table-cell>
          <table:table-cell table:formula="of:=[.C$6]&amp;[.E$5]&amp;[.C426]" office:value-type="string" office:string-value="&quot;first&quot;:&quot;&quot;" calcext:value-type="string">
            <text:p>"first":""</text:p>
          </table:table-cell>
          <table:table-cell table:formula="of:=[.D$6]&amp;[.F$5]&amp;[.D426]" office:value-type="string" office:string-value="&quot;second&quot;:&quot;&quot;" calcext:value-type="string">
            <text:p>"second":""</text:p>
          </table:table-cell>
          <table:table-cell table:formula="of:=[.E426]&amp;[.G$5]&amp;[.F4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6]);&quot;&quot;;[.H$4]&amp;[.G426]&amp;[.H$5])">
            <text:p/>
          </table:table-cell>
          <table:table-cell table:formula="of:=IF([.H427]=&quot;&quot;;&quot;&quot;;&quot;,&quot;)">
            <text:p/>
          </table:table-cell>
          <table:table-cell table:formula="of:=[.J425]&amp;[.H426]&amp;[.I4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6]=&quot;&quot;;[.J426];[.K4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7]&amp;[.C$5]" office:value-type="string" office:string-value="&quot;&quot;" calcext:value-type="string">
            <text:p>""</text:p>
          </table:table-cell>
          <table:table-cell table:formula="of:=[.D$5]&amp;[.B427]&amp;[.D$5]" office:value-type="string" office:string-value="&quot;&quot;" calcext:value-type="string">
            <text:p>""</text:p>
          </table:table-cell>
          <table:table-cell table:formula="of:=[.C$6]&amp;[.E$5]&amp;[.C427]" office:value-type="string" office:string-value="&quot;first&quot;:&quot;&quot;" calcext:value-type="string">
            <text:p>"first":""</text:p>
          </table:table-cell>
          <table:table-cell table:formula="of:=[.D$6]&amp;[.F$5]&amp;[.D427]" office:value-type="string" office:string-value="&quot;second&quot;:&quot;&quot;" calcext:value-type="string">
            <text:p>"second":""</text:p>
          </table:table-cell>
          <table:table-cell table:formula="of:=[.E427]&amp;[.G$5]&amp;[.F4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7]);&quot;&quot;;[.H$4]&amp;[.G427]&amp;[.H$5])">
            <text:p/>
          </table:table-cell>
          <table:table-cell table:formula="of:=IF([.H428]=&quot;&quot;;&quot;&quot;;&quot;,&quot;)">
            <text:p/>
          </table:table-cell>
          <table:table-cell table:formula="of:=[.J426]&amp;[.H427]&amp;[.I4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7]=&quot;&quot;;[.J427];[.K4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8]&amp;[.C$5]" office:value-type="string" office:string-value="&quot;&quot;" calcext:value-type="string">
            <text:p>""</text:p>
          </table:table-cell>
          <table:table-cell table:formula="of:=[.D$5]&amp;[.B428]&amp;[.D$5]" office:value-type="string" office:string-value="&quot;&quot;" calcext:value-type="string">
            <text:p>""</text:p>
          </table:table-cell>
          <table:table-cell table:formula="of:=[.C$6]&amp;[.E$5]&amp;[.C428]" office:value-type="string" office:string-value="&quot;first&quot;:&quot;&quot;" calcext:value-type="string">
            <text:p>"first":""</text:p>
          </table:table-cell>
          <table:table-cell table:formula="of:=[.D$6]&amp;[.F$5]&amp;[.D428]" office:value-type="string" office:string-value="&quot;second&quot;:&quot;&quot;" calcext:value-type="string">
            <text:p>"second":""</text:p>
          </table:table-cell>
          <table:table-cell table:formula="of:=[.E428]&amp;[.G$5]&amp;[.F4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8]);&quot;&quot;;[.H$4]&amp;[.G428]&amp;[.H$5])">
            <text:p/>
          </table:table-cell>
          <table:table-cell table:formula="of:=IF([.H429]=&quot;&quot;;&quot;&quot;;&quot;,&quot;)">
            <text:p/>
          </table:table-cell>
          <table:table-cell table:formula="of:=[.J427]&amp;[.H428]&amp;[.I4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8]=&quot;&quot;;[.J428];[.K4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29]&amp;[.C$5]" office:value-type="string" office:string-value="&quot;&quot;" calcext:value-type="string">
            <text:p>""</text:p>
          </table:table-cell>
          <table:table-cell table:formula="of:=[.D$5]&amp;[.B429]&amp;[.D$5]" office:value-type="string" office:string-value="&quot;&quot;" calcext:value-type="string">
            <text:p>""</text:p>
          </table:table-cell>
          <table:table-cell table:formula="of:=[.C$6]&amp;[.E$5]&amp;[.C429]" office:value-type="string" office:string-value="&quot;first&quot;:&quot;&quot;" calcext:value-type="string">
            <text:p>"first":""</text:p>
          </table:table-cell>
          <table:table-cell table:formula="of:=[.D$6]&amp;[.F$5]&amp;[.D429]" office:value-type="string" office:string-value="&quot;second&quot;:&quot;&quot;" calcext:value-type="string">
            <text:p>"second":""</text:p>
          </table:table-cell>
          <table:table-cell table:formula="of:=[.E429]&amp;[.G$5]&amp;[.F4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29]);&quot;&quot;;[.H$4]&amp;[.G429]&amp;[.H$5])">
            <text:p/>
          </table:table-cell>
          <table:table-cell table:formula="of:=IF([.H430]=&quot;&quot;;&quot;&quot;;&quot;,&quot;)">
            <text:p/>
          </table:table-cell>
          <table:table-cell table:formula="of:=[.J428]&amp;[.H429]&amp;[.I4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29]=&quot;&quot;;[.J429];[.K4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0]&amp;[.C$5]" office:value-type="string" office:string-value="&quot;&quot;" calcext:value-type="string">
            <text:p>""</text:p>
          </table:table-cell>
          <table:table-cell table:formula="of:=[.D$5]&amp;[.B430]&amp;[.D$5]" office:value-type="string" office:string-value="&quot;&quot;" calcext:value-type="string">
            <text:p>""</text:p>
          </table:table-cell>
          <table:table-cell table:formula="of:=[.C$6]&amp;[.E$5]&amp;[.C430]" office:value-type="string" office:string-value="&quot;first&quot;:&quot;&quot;" calcext:value-type="string">
            <text:p>"first":""</text:p>
          </table:table-cell>
          <table:table-cell table:formula="of:=[.D$6]&amp;[.F$5]&amp;[.D430]" office:value-type="string" office:string-value="&quot;second&quot;:&quot;&quot;" calcext:value-type="string">
            <text:p>"second":""</text:p>
          </table:table-cell>
          <table:table-cell table:formula="of:=[.E430]&amp;[.G$5]&amp;[.F4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0]);&quot;&quot;;[.H$4]&amp;[.G430]&amp;[.H$5])">
            <text:p/>
          </table:table-cell>
          <table:table-cell table:formula="of:=IF([.H431]=&quot;&quot;;&quot;&quot;;&quot;,&quot;)">
            <text:p/>
          </table:table-cell>
          <table:table-cell table:formula="of:=[.J429]&amp;[.H430]&amp;[.I4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0]=&quot;&quot;;[.J430];[.K4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1]&amp;[.C$5]" office:value-type="string" office:string-value="&quot;&quot;" calcext:value-type="string">
            <text:p>""</text:p>
          </table:table-cell>
          <table:table-cell table:formula="of:=[.D$5]&amp;[.B431]&amp;[.D$5]" office:value-type="string" office:string-value="&quot;&quot;" calcext:value-type="string">
            <text:p>""</text:p>
          </table:table-cell>
          <table:table-cell table:formula="of:=[.C$6]&amp;[.E$5]&amp;[.C431]" office:value-type="string" office:string-value="&quot;first&quot;:&quot;&quot;" calcext:value-type="string">
            <text:p>"first":""</text:p>
          </table:table-cell>
          <table:table-cell table:formula="of:=[.D$6]&amp;[.F$5]&amp;[.D431]" office:value-type="string" office:string-value="&quot;second&quot;:&quot;&quot;" calcext:value-type="string">
            <text:p>"second":""</text:p>
          </table:table-cell>
          <table:table-cell table:formula="of:=[.E431]&amp;[.G$5]&amp;[.F4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1]);&quot;&quot;;[.H$4]&amp;[.G431]&amp;[.H$5])">
            <text:p/>
          </table:table-cell>
          <table:table-cell table:formula="of:=IF([.H432]=&quot;&quot;;&quot;&quot;;&quot;,&quot;)">
            <text:p/>
          </table:table-cell>
          <table:table-cell table:formula="of:=[.J430]&amp;[.H431]&amp;[.I4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1]=&quot;&quot;;[.J431];[.K4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2]&amp;[.C$5]" office:value-type="string" office:string-value="&quot;&quot;" calcext:value-type="string">
            <text:p>""</text:p>
          </table:table-cell>
          <table:table-cell table:formula="of:=[.D$5]&amp;[.B432]&amp;[.D$5]" office:value-type="string" office:string-value="&quot;&quot;" calcext:value-type="string">
            <text:p>""</text:p>
          </table:table-cell>
          <table:table-cell table:formula="of:=[.C$6]&amp;[.E$5]&amp;[.C432]" office:value-type="string" office:string-value="&quot;first&quot;:&quot;&quot;" calcext:value-type="string">
            <text:p>"first":""</text:p>
          </table:table-cell>
          <table:table-cell table:formula="of:=[.D$6]&amp;[.F$5]&amp;[.D432]" office:value-type="string" office:string-value="&quot;second&quot;:&quot;&quot;" calcext:value-type="string">
            <text:p>"second":""</text:p>
          </table:table-cell>
          <table:table-cell table:formula="of:=[.E432]&amp;[.G$5]&amp;[.F4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2]);&quot;&quot;;[.H$4]&amp;[.G432]&amp;[.H$5])">
            <text:p/>
          </table:table-cell>
          <table:table-cell table:formula="of:=IF([.H433]=&quot;&quot;;&quot;&quot;;&quot;,&quot;)">
            <text:p/>
          </table:table-cell>
          <table:table-cell table:formula="of:=[.J431]&amp;[.H432]&amp;[.I4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2]=&quot;&quot;;[.J432];[.K4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3]&amp;[.C$5]" office:value-type="string" office:string-value="&quot;&quot;" calcext:value-type="string">
            <text:p>""</text:p>
          </table:table-cell>
          <table:table-cell table:formula="of:=[.D$5]&amp;[.B433]&amp;[.D$5]" office:value-type="string" office:string-value="&quot;&quot;" calcext:value-type="string">
            <text:p>""</text:p>
          </table:table-cell>
          <table:table-cell table:formula="of:=[.C$6]&amp;[.E$5]&amp;[.C433]" office:value-type="string" office:string-value="&quot;first&quot;:&quot;&quot;" calcext:value-type="string">
            <text:p>"first":""</text:p>
          </table:table-cell>
          <table:table-cell table:formula="of:=[.D$6]&amp;[.F$5]&amp;[.D433]" office:value-type="string" office:string-value="&quot;second&quot;:&quot;&quot;" calcext:value-type="string">
            <text:p>"second":""</text:p>
          </table:table-cell>
          <table:table-cell table:formula="of:=[.E433]&amp;[.G$5]&amp;[.F4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3]);&quot;&quot;;[.H$4]&amp;[.G433]&amp;[.H$5])">
            <text:p/>
          </table:table-cell>
          <table:table-cell table:formula="of:=IF([.H434]=&quot;&quot;;&quot;&quot;;&quot;,&quot;)">
            <text:p/>
          </table:table-cell>
          <table:table-cell table:formula="of:=[.J432]&amp;[.H433]&amp;[.I4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3]=&quot;&quot;;[.J433];[.K4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4]&amp;[.C$5]" office:value-type="string" office:string-value="&quot;&quot;" calcext:value-type="string">
            <text:p>""</text:p>
          </table:table-cell>
          <table:table-cell table:formula="of:=[.D$5]&amp;[.B434]&amp;[.D$5]" office:value-type="string" office:string-value="&quot;&quot;" calcext:value-type="string">
            <text:p>""</text:p>
          </table:table-cell>
          <table:table-cell table:formula="of:=[.C$6]&amp;[.E$5]&amp;[.C434]" office:value-type="string" office:string-value="&quot;first&quot;:&quot;&quot;" calcext:value-type="string">
            <text:p>"first":""</text:p>
          </table:table-cell>
          <table:table-cell table:formula="of:=[.D$6]&amp;[.F$5]&amp;[.D434]" office:value-type="string" office:string-value="&quot;second&quot;:&quot;&quot;" calcext:value-type="string">
            <text:p>"second":""</text:p>
          </table:table-cell>
          <table:table-cell table:formula="of:=[.E434]&amp;[.G$5]&amp;[.F4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4]);&quot;&quot;;[.H$4]&amp;[.G434]&amp;[.H$5])">
            <text:p/>
          </table:table-cell>
          <table:table-cell table:formula="of:=IF([.H435]=&quot;&quot;;&quot;&quot;;&quot;,&quot;)">
            <text:p/>
          </table:table-cell>
          <table:table-cell table:formula="of:=[.J433]&amp;[.H434]&amp;[.I4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4]=&quot;&quot;;[.J434];[.K4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5]&amp;[.C$5]" office:value-type="string" office:string-value="&quot;&quot;" calcext:value-type="string">
            <text:p>""</text:p>
          </table:table-cell>
          <table:table-cell table:formula="of:=[.D$5]&amp;[.B435]&amp;[.D$5]" office:value-type="string" office:string-value="&quot;&quot;" calcext:value-type="string">
            <text:p>""</text:p>
          </table:table-cell>
          <table:table-cell table:formula="of:=[.C$6]&amp;[.E$5]&amp;[.C435]" office:value-type="string" office:string-value="&quot;first&quot;:&quot;&quot;" calcext:value-type="string">
            <text:p>"first":""</text:p>
          </table:table-cell>
          <table:table-cell table:formula="of:=[.D$6]&amp;[.F$5]&amp;[.D435]" office:value-type="string" office:string-value="&quot;second&quot;:&quot;&quot;" calcext:value-type="string">
            <text:p>"second":""</text:p>
          </table:table-cell>
          <table:table-cell table:formula="of:=[.E435]&amp;[.G$5]&amp;[.F4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5]);&quot;&quot;;[.H$4]&amp;[.G435]&amp;[.H$5])">
            <text:p/>
          </table:table-cell>
          <table:table-cell table:formula="of:=IF([.H436]=&quot;&quot;;&quot;&quot;;&quot;,&quot;)">
            <text:p/>
          </table:table-cell>
          <table:table-cell table:formula="of:=[.J434]&amp;[.H435]&amp;[.I4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5]=&quot;&quot;;[.J435];[.K4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6]&amp;[.C$5]" office:value-type="string" office:string-value="&quot;&quot;" calcext:value-type="string">
            <text:p>""</text:p>
          </table:table-cell>
          <table:table-cell table:formula="of:=[.D$5]&amp;[.B436]&amp;[.D$5]" office:value-type="string" office:string-value="&quot;&quot;" calcext:value-type="string">
            <text:p>""</text:p>
          </table:table-cell>
          <table:table-cell table:formula="of:=[.C$6]&amp;[.E$5]&amp;[.C436]" office:value-type="string" office:string-value="&quot;first&quot;:&quot;&quot;" calcext:value-type="string">
            <text:p>"first":""</text:p>
          </table:table-cell>
          <table:table-cell table:formula="of:=[.D$6]&amp;[.F$5]&amp;[.D436]" office:value-type="string" office:string-value="&quot;second&quot;:&quot;&quot;" calcext:value-type="string">
            <text:p>"second":""</text:p>
          </table:table-cell>
          <table:table-cell table:formula="of:=[.E436]&amp;[.G$5]&amp;[.F4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6]);&quot;&quot;;[.H$4]&amp;[.G436]&amp;[.H$5])">
            <text:p/>
          </table:table-cell>
          <table:table-cell table:formula="of:=IF([.H437]=&quot;&quot;;&quot;&quot;;&quot;,&quot;)">
            <text:p/>
          </table:table-cell>
          <table:table-cell table:formula="of:=[.J435]&amp;[.H436]&amp;[.I4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6]=&quot;&quot;;[.J436];[.K4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7]&amp;[.C$5]" office:value-type="string" office:string-value="&quot;&quot;" calcext:value-type="string">
            <text:p>""</text:p>
          </table:table-cell>
          <table:table-cell table:formula="of:=[.D$5]&amp;[.B437]&amp;[.D$5]" office:value-type="string" office:string-value="&quot;&quot;" calcext:value-type="string">
            <text:p>""</text:p>
          </table:table-cell>
          <table:table-cell table:formula="of:=[.C$6]&amp;[.E$5]&amp;[.C437]" office:value-type="string" office:string-value="&quot;first&quot;:&quot;&quot;" calcext:value-type="string">
            <text:p>"first":""</text:p>
          </table:table-cell>
          <table:table-cell table:formula="of:=[.D$6]&amp;[.F$5]&amp;[.D437]" office:value-type="string" office:string-value="&quot;second&quot;:&quot;&quot;" calcext:value-type="string">
            <text:p>"second":""</text:p>
          </table:table-cell>
          <table:table-cell table:formula="of:=[.E437]&amp;[.G$5]&amp;[.F4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7]);&quot;&quot;;[.H$4]&amp;[.G437]&amp;[.H$5])">
            <text:p/>
          </table:table-cell>
          <table:table-cell table:formula="of:=IF([.H438]=&quot;&quot;;&quot;&quot;;&quot;,&quot;)">
            <text:p/>
          </table:table-cell>
          <table:table-cell table:formula="of:=[.J436]&amp;[.H437]&amp;[.I4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7]=&quot;&quot;;[.J437];[.K4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8]&amp;[.C$5]" office:value-type="string" office:string-value="&quot;&quot;" calcext:value-type="string">
            <text:p>""</text:p>
          </table:table-cell>
          <table:table-cell table:formula="of:=[.D$5]&amp;[.B438]&amp;[.D$5]" office:value-type="string" office:string-value="&quot;&quot;" calcext:value-type="string">
            <text:p>""</text:p>
          </table:table-cell>
          <table:table-cell table:formula="of:=[.C$6]&amp;[.E$5]&amp;[.C438]" office:value-type="string" office:string-value="&quot;first&quot;:&quot;&quot;" calcext:value-type="string">
            <text:p>"first":""</text:p>
          </table:table-cell>
          <table:table-cell table:formula="of:=[.D$6]&amp;[.F$5]&amp;[.D438]" office:value-type="string" office:string-value="&quot;second&quot;:&quot;&quot;" calcext:value-type="string">
            <text:p>"second":""</text:p>
          </table:table-cell>
          <table:table-cell table:formula="of:=[.E438]&amp;[.G$5]&amp;[.F4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8]);&quot;&quot;;[.H$4]&amp;[.G438]&amp;[.H$5])">
            <text:p/>
          </table:table-cell>
          <table:table-cell table:formula="of:=IF([.H439]=&quot;&quot;;&quot;&quot;;&quot;,&quot;)">
            <text:p/>
          </table:table-cell>
          <table:table-cell table:formula="of:=[.J437]&amp;[.H438]&amp;[.I4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8]=&quot;&quot;;[.J438];[.K4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39]&amp;[.C$5]" office:value-type="string" office:string-value="&quot;&quot;" calcext:value-type="string">
            <text:p>""</text:p>
          </table:table-cell>
          <table:table-cell table:formula="of:=[.D$5]&amp;[.B439]&amp;[.D$5]" office:value-type="string" office:string-value="&quot;&quot;" calcext:value-type="string">
            <text:p>""</text:p>
          </table:table-cell>
          <table:table-cell table:formula="of:=[.C$6]&amp;[.E$5]&amp;[.C439]" office:value-type="string" office:string-value="&quot;first&quot;:&quot;&quot;" calcext:value-type="string">
            <text:p>"first":""</text:p>
          </table:table-cell>
          <table:table-cell table:formula="of:=[.D$6]&amp;[.F$5]&amp;[.D439]" office:value-type="string" office:string-value="&quot;second&quot;:&quot;&quot;" calcext:value-type="string">
            <text:p>"second":""</text:p>
          </table:table-cell>
          <table:table-cell table:formula="of:=[.E439]&amp;[.G$5]&amp;[.F4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39]);&quot;&quot;;[.H$4]&amp;[.G439]&amp;[.H$5])">
            <text:p/>
          </table:table-cell>
          <table:table-cell table:formula="of:=IF([.H440]=&quot;&quot;;&quot;&quot;;&quot;,&quot;)">
            <text:p/>
          </table:table-cell>
          <table:table-cell table:formula="of:=[.J438]&amp;[.H439]&amp;[.I4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39]=&quot;&quot;;[.J439];[.K4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0]&amp;[.C$5]" office:value-type="string" office:string-value="&quot;&quot;" calcext:value-type="string">
            <text:p>""</text:p>
          </table:table-cell>
          <table:table-cell table:formula="of:=[.D$5]&amp;[.B440]&amp;[.D$5]" office:value-type="string" office:string-value="&quot;&quot;" calcext:value-type="string">
            <text:p>""</text:p>
          </table:table-cell>
          <table:table-cell table:formula="of:=[.C$6]&amp;[.E$5]&amp;[.C440]" office:value-type="string" office:string-value="&quot;first&quot;:&quot;&quot;" calcext:value-type="string">
            <text:p>"first":""</text:p>
          </table:table-cell>
          <table:table-cell table:formula="of:=[.D$6]&amp;[.F$5]&amp;[.D440]" office:value-type="string" office:string-value="&quot;second&quot;:&quot;&quot;" calcext:value-type="string">
            <text:p>"second":""</text:p>
          </table:table-cell>
          <table:table-cell table:formula="of:=[.E440]&amp;[.G$5]&amp;[.F4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0]);&quot;&quot;;[.H$4]&amp;[.G440]&amp;[.H$5])">
            <text:p/>
          </table:table-cell>
          <table:table-cell table:formula="of:=IF([.H441]=&quot;&quot;;&quot;&quot;;&quot;,&quot;)">
            <text:p/>
          </table:table-cell>
          <table:table-cell table:formula="of:=[.J439]&amp;[.H440]&amp;[.I4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0]=&quot;&quot;;[.J440];[.K4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1]&amp;[.C$5]" office:value-type="string" office:string-value="&quot;&quot;" calcext:value-type="string">
            <text:p>""</text:p>
          </table:table-cell>
          <table:table-cell table:formula="of:=[.D$5]&amp;[.B441]&amp;[.D$5]" office:value-type="string" office:string-value="&quot;&quot;" calcext:value-type="string">
            <text:p>""</text:p>
          </table:table-cell>
          <table:table-cell table:formula="of:=[.C$6]&amp;[.E$5]&amp;[.C441]" office:value-type="string" office:string-value="&quot;first&quot;:&quot;&quot;" calcext:value-type="string">
            <text:p>"first":""</text:p>
          </table:table-cell>
          <table:table-cell table:formula="of:=[.D$6]&amp;[.F$5]&amp;[.D441]" office:value-type="string" office:string-value="&quot;second&quot;:&quot;&quot;" calcext:value-type="string">
            <text:p>"second":""</text:p>
          </table:table-cell>
          <table:table-cell table:formula="of:=[.E441]&amp;[.G$5]&amp;[.F4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1]);&quot;&quot;;[.H$4]&amp;[.G441]&amp;[.H$5])">
            <text:p/>
          </table:table-cell>
          <table:table-cell table:formula="of:=IF([.H442]=&quot;&quot;;&quot;&quot;;&quot;,&quot;)">
            <text:p/>
          </table:table-cell>
          <table:table-cell table:formula="of:=[.J440]&amp;[.H441]&amp;[.I4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1]=&quot;&quot;;[.J441];[.K4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2]&amp;[.C$5]" office:value-type="string" office:string-value="&quot;&quot;" calcext:value-type="string">
            <text:p>""</text:p>
          </table:table-cell>
          <table:table-cell table:formula="of:=[.D$5]&amp;[.B442]&amp;[.D$5]" office:value-type="string" office:string-value="&quot;&quot;" calcext:value-type="string">
            <text:p>""</text:p>
          </table:table-cell>
          <table:table-cell table:formula="of:=[.C$6]&amp;[.E$5]&amp;[.C442]" office:value-type="string" office:string-value="&quot;first&quot;:&quot;&quot;" calcext:value-type="string">
            <text:p>"first":""</text:p>
          </table:table-cell>
          <table:table-cell table:formula="of:=[.D$6]&amp;[.F$5]&amp;[.D442]" office:value-type="string" office:string-value="&quot;second&quot;:&quot;&quot;" calcext:value-type="string">
            <text:p>"second":""</text:p>
          </table:table-cell>
          <table:table-cell table:formula="of:=[.E442]&amp;[.G$5]&amp;[.F4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2]);&quot;&quot;;[.H$4]&amp;[.G442]&amp;[.H$5])">
            <text:p/>
          </table:table-cell>
          <table:table-cell table:formula="of:=IF([.H443]=&quot;&quot;;&quot;&quot;;&quot;,&quot;)">
            <text:p/>
          </table:table-cell>
          <table:table-cell table:formula="of:=[.J441]&amp;[.H442]&amp;[.I4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2]=&quot;&quot;;[.J442];[.K4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3]&amp;[.C$5]" office:value-type="string" office:string-value="&quot;&quot;" calcext:value-type="string">
            <text:p>""</text:p>
          </table:table-cell>
          <table:table-cell table:formula="of:=[.D$5]&amp;[.B443]&amp;[.D$5]" office:value-type="string" office:string-value="&quot;&quot;" calcext:value-type="string">
            <text:p>""</text:p>
          </table:table-cell>
          <table:table-cell table:formula="of:=[.C$6]&amp;[.E$5]&amp;[.C443]" office:value-type="string" office:string-value="&quot;first&quot;:&quot;&quot;" calcext:value-type="string">
            <text:p>"first":""</text:p>
          </table:table-cell>
          <table:table-cell table:formula="of:=[.D$6]&amp;[.F$5]&amp;[.D443]" office:value-type="string" office:string-value="&quot;second&quot;:&quot;&quot;" calcext:value-type="string">
            <text:p>"second":""</text:p>
          </table:table-cell>
          <table:table-cell table:formula="of:=[.E443]&amp;[.G$5]&amp;[.F4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3]);&quot;&quot;;[.H$4]&amp;[.G443]&amp;[.H$5])">
            <text:p/>
          </table:table-cell>
          <table:table-cell table:formula="of:=IF([.H444]=&quot;&quot;;&quot;&quot;;&quot;,&quot;)">
            <text:p/>
          </table:table-cell>
          <table:table-cell table:formula="of:=[.J442]&amp;[.H443]&amp;[.I4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3]=&quot;&quot;;[.J443];[.K4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4]&amp;[.C$5]" office:value-type="string" office:string-value="&quot;&quot;" calcext:value-type="string">
            <text:p>""</text:p>
          </table:table-cell>
          <table:table-cell table:formula="of:=[.D$5]&amp;[.B444]&amp;[.D$5]" office:value-type="string" office:string-value="&quot;&quot;" calcext:value-type="string">
            <text:p>""</text:p>
          </table:table-cell>
          <table:table-cell table:formula="of:=[.C$6]&amp;[.E$5]&amp;[.C444]" office:value-type="string" office:string-value="&quot;first&quot;:&quot;&quot;" calcext:value-type="string">
            <text:p>"first":""</text:p>
          </table:table-cell>
          <table:table-cell table:formula="of:=[.D$6]&amp;[.F$5]&amp;[.D444]" office:value-type="string" office:string-value="&quot;second&quot;:&quot;&quot;" calcext:value-type="string">
            <text:p>"second":""</text:p>
          </table:table-cell>
          <table:table-cell table:formula="of:=[.E444]&amp;[.G$5]&amp;[.F4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4]);&quot;&quot;;[.H$4]&amp;[.G444]&amp;[.H$5])">
            <text:p/>
          </table:table-cell>
          <table:table-cell table:formula="of:=IF([.H445]=&quot;&quot;;&quot;&quot;;&quot;,&quot;)">
            <text:p/>
          </table:table-cell>
          <table:table-cell table:formula="of:=[.J443]&amp;[.H444]&amp;[.I4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4]=&quot;&quot;;[.J444];[.K4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5]&amp;[.C$5]" office:value-type="string" office:string-value="&quot;&quot;" calcext:value-type="string">
            <text:p>""</text:p>
          </table:table-cell>
          <table:table-cell table:formula="of:=[.D$5]&amp;[.B445]&amp;[.D$5]" office:value-type="string" office:string-value="&quot;&quot;" calcext:value-type="string">
            <text:p>""</text:p>
          </table:table-cell>
          <table:table-cell table:formula="of:=[.C$6]&amp;[.E$5]&amp;[.C445]" office:value-type="string" office:string-value="&quot;first&quot;:&quot;&quot;" calcext:value-type="string">
            <text:p>"first":""</text:p>
          </table:table-cell>
          <table:table-cell table:formula="of:=[.D$6]&amp;[.F$5]&amp;[.D445]" office:value-type="string" office:string-value="&quot;second&quot;:&quot;&quot;" calcext:value-type="string">
            <text:p>"second":""</text:p>
          </table:table-cell>
          <table:table-cell table:formula="of:=[.E445]&amp;[.G$5]&amp;[.F4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5]);&quot;&quot;;[.H$4]&amp;[.G445]&amp;[.H$5])">
            <text:p/>
          </table:table-cell>
          <table:table-cell table:formula="of:=IF([.H446]=&quot;&quot;;&quot;&quot;;&quot;,&quot;)">
            <text:p/>
          </table:table-cell>
          <table:table-cell table:formula="of:=[.J444]&amp;[.H445]&amp;[.I4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5]=&quot;&quot;;[.J445];[.K4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6]&amp;[.C$5]" office:value-type="string" office:string-value="&quot;&quot;" calcext:value-type="string">
            <text:p>""</text:p>
          </table:table-cell>
          <table:table-cell table:formula="of:=[.D$5]&amp;[.B446]&amp;[.D$5]" office:value-type="string" office:string-value="&quot;&quot;" calcext:value-type="string">
            <text:p>""</text:p>
          </table:table-cell>
          <table:table-cell table:formula="of:=[.C$6]&amp;[.E$5]&amp;[.C446]" office:value-type="string" office:string-value="&quot;first&quot;:&quot;&quot;" calcext:value-type="string">
            <text:p>"first":""</text:p>
          </table:table-cell>
          <table:table-cell table:formula="of:=[.D$6]&amp;[.F$5]&amp;[.D446]" office:value-type="string" office:string-value="&quot;second&quot;:&quot;&quot;" calcext:value-type="string">
            <text:p>"second":""</text:p>
          </table:table-cell>
          <table:table-cell table:formula="of:=[.E446]&amp;[.G$5]&amp;[.F4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6]);&quot;&quot;;[.H$4]&amp;[.G446]&amp;[.H$5])">
            <text:p/>
          </table:table-cell>
          <table:table-cell table:formula="of:=IF([.H447]=&quot;&quot;;&quot;&quot;;&quot;,&quot;)">
            <text:p/>
          </table:table-cell>
          <table:table-cell table:formula="of:=[.J445]&amp;[.H446]&amp;[.I4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6]=&quot;&quot;;[.J446];[.K4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7]&amp;[.C$5]" office:value-type="string" office:string-value="&quot;&quot;" calcext:value-type="string">
            <text:p>""</text:p>
          </table:table-cell>
          <table:table-cell table:formula="of:=[.D$5]&amp;[.B447]&amp;[.D$5]" office:value-type="string" office:string-value="&quot;&quot;" calcext:value-type="string">
            <text:p>""</text:p>
          </table:table-cell>
          <table:table-cell table:formula="of:=[.C$6]&amp;[.E$5]&amp;[.C447]" office:value-type="string" office:string-value="&quot;first&quot;:&quot;&quot;" calcext:value-type="string">
            <text:p>"first":""</text:p>
          </table:table-cell>
          <table:table-cell table:formula="of:=[.D$6]&amp;[.F$5]&amp;[.D447]" office:value-type="string" office:string-value="&quot;second&quot;:&quot;&quot;" calcext:value-type="string">
            <text:p>"second":""</text:p>
          </table:table-cell>
          <table:table-cell table:formula="of:=[.E447]&amp;[.G$5]&amp;[.F4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7]);&quot;&quot;;[.H$4]&amp;[.G447]&amp;[.H$5])">
            <text:p/>
          </table:table-cell>
          <table:table-cell table:formula="of:=IF([.H448]=&quot;&quot;;&quot;&quot;;&quot;,&quot;)">
            <text:p/>
          </table:table-cell>
          <table:table-cell table:formula="of:=[.J446]&amp;[.H447]&amp;[.I4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7]=&quot;&quot;;[.J447];[.K4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8]&amp;[.C$5]" office:value-type="string" office:string-value="&quot;&quot;" calcext:value-type="string">
            <text:p>""</text:p>
          </table:table-cell>
          <table:table-cell table:formula="of:=[.D$5]&amp;[.B448]&amp;[.D$5]" office:value-type="string" office:string-value="&quot;&quot;" calcext:value-type="string">
            <text:p>""</text:p>
          </table:table-cell>
          <table:table-cell table:formula="of:=[.C$6]&amp;[.E$5]&amp;[.C448]" office:value-type="string" office:string-value="&quot;first&quot;:&quot;&quot;" calcext:value-type="string">
            <text:p>"first":""</text:p>
          </table:table-cell>
          <table:table-cell table:formula="of:=[.D$6]&amp;[.F$5]&amp;[.D448]" office:value-type="string" office:string-value="&quot;second&quot;:&quot;&quot;" calcext:value-type="string">
            <text:p>"second":""</text:p>
          </table:table-cell>
          <table:table-cell table:formula="of:=[.E448]&amp;[.G$5]&amp;[.F4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8]);&quot;&quot;;[.H$4]&amp;[.G448]&amp;[.H$5])">
            <text:p/>
          </table:table-cell>
          <table:table-cell table:formula="of:=IF([.H449]=&quot;&quot;;&quot;&quot;;&quot;,&quot;)">
            <text:p/>
          </table:table-cell>
          <table:table-cell table:formula="of:=[.J447]&amp;[.H448]&amp;[.I4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8]=&quot;&quot;;[.J448];[.K4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49]&amp;[.C$5]" office:value-type="string" office:string-value="&quot;&quot;" calcext:value-type="string">
            <text:p>""</text:p>
          </table:table-cell>
          <table:table-cell table:formula="of:=[.D$5]&amp;[.B449]&amp;[.D$5]" office:value-type="string" office:string-value="&quot;&quot;" calcext:value-type="string">
            <text:p>""</text:p>
          </table:table-cell>
          <table:table-cell table:formula="of:=[.C$6]&amp;[.E$5]&amp;[.C449]" office:value-type="string" office:string-value="&quot;first&quot;:&quot;&quot;" calcext:value-type="string">
            <text:p>"first":""</text:p>
          </table:table-cell>
          <table:table-cell table:formula="of:=[.D$6]&amp;[.F$5]&amp;[.D449]" office:value-type="string" office:string-value="&quot;second&quot;:&quot;&quot;" calcext:value-type="string">
            <text:p>"second":""</text:p>
          </table:table-cell>
          <table:table-cell table:formula="of:=[.E449]&amp;[.G$5]&amp;[.F4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49]);&quot;&quot;;[.H$4]&amp;[.G449]&amp;[.H$5])">
            <text:p/>
          </table:table-cell>
          <table:table-cell table:formula="of:=IF([.H450]=&quot;&quot;;&quot;&quot;;&quot;,&quot;)">
            <text:p/>
          </table:table-cell>
          <table:table-cell table:formula="of:=[.J448]&amp;[.H449]&amp;[.I4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49]=&quot;&quot;;[.J449];[.K4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0]&amp;[.C$5]" office:value-type="string" office:string-value="&quot;&quot;" calcext:value-type="string">
            <text:p>""</text:p>
          </table:table-cell>
          <table:table-cell table:formula="of:=[.D$5]&amp;[.B450]&amp;[.D$5]" office:value-type="string" office:string-value="&quot;&quot;" calcext:value-type="string">
            <text:p>""</text:p>
          </table:table-cell>
          <table:table-cell table:formula="of:=[.C$6]&amp;[.E$5]&amp;[.C450]" office:value-type="string" office:string-value="&quot;first&quot;:&quot;&quot;" calcext:value-type="string">
            <text:p>"first":""</text:p>
          </table:table-cell>
          <table:table-cell table:formula="of:=[.D$6]&amp;[.F$5]&amp;[.D450]" office:value-type="string" office:string-value="&quot;second&quot;:&quot;&quot;" calcext:value-type="string">
            <text:p>"second":""</text:p>
          </table:table-cell>
          <table:table-cell table:formula="of:=[.E450]&amp;[.G$5]&amp;[.F4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0]);&quot;&quot;;[.H$4]&amp;[.G450]&amp;[.H$5])">
            <text:p/>
          </table:table-cell>
          <table:table-cell table:formula="of:=IF([.H451]=&quot;&quot;;&quot;&quot;;&quot;,&quot;)">
            <text:p/>
          </table:table-cell>
          <table:table-cell table:formula="of:=[.J449]&amp;[.H450]&amp;[.I4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0]=&quot;&quot;;[.J450];[.K4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1]&amp;[.C$5]" office:value-type="string" office:string-value="&quot;&quot;" calcext:value-type="string">
            <text:p>""</text:p>
          </table:table-cell>
          <table:table-cell table:formula="of:=[.D$5]&amp;[.B451]&amp;[.D$5]" office:value-type="string" office:string-value="&quot;&quot;" calcext:value-type="string">
            <text:p>""</text:p>
          </table:table-cell>
          <table:table-cell table:formula="of:=[.C$6]&amp;[.E$5]&amp;[.C451]" office:value-type="string" office:string-value="&quot;first&quot;:&quot;&quot;" calcext:value-type="string">
            <text:p>"first":""</text:p>
          </table:table-cell>
          <table:table-cell table:formula="of:=[.D$6]&amp;[.F$5]&amp;[.D451]" office:value-type="string" office:string-value="&quot;second&quot;:&quot;&quot;" calcext:value-type="string">
            <text:p>"second":""</text:p>
          </table:table-cell>
          <table:table-cell table:formula="of:=[.E451]&amp;[.G$5]&amp;[.F4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1]);&quot;&quot;;[.H$4]&amp;[.G451]&amp;[.H$5])">
            <text:p/>
          </table:table-cell>
          <table:table-cell table:formula="of:=IF([.H452]=&quot;&quot;;&quot;&quot;;&quot;,&quot;)">
            <text:p/>
          </table:table-cell>
          <table:table-cell table:formula="of:=[.J450]&amp;[.H451]&amp;[.I4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1]=&quot;&quot;;[.J451];[.K4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2]&amp;[.C$5]" office:value-type="string" office:string-value="&quot;&quot;" calcext:value-type="string">
            <text:p>""</text:p>
          </table:table-cell>
          <table:table-cell table:formula="of:=[.D$5]&amp;[.B452]&amp;[.D$5]" office:value-type="string" office:string-value="&quot;&quot;" calcext:value-type="string">
            <text:p>""</text:p>
          </table:table-cell>
          <table:table-cell table:formula="of:=[.C$6]&amp;[.E$5]&amp;[.C452]" office:value-type="string" office:string-value="&quot;first&quot;:&quot;&quot;" calcext:value-type="string">
            <text:p>"first":""</text:p>
          </table:table-cell>
          <table:table-cell table:formula="of:=[.D$6]&amp;[.F$5]&amp;[.D452]" office:value-type="string" office:string-value="&quot;second&quot;:&quot;&quot;" calcext:value-type="string">
            <text:p>"second":""</text:p>
          </table:table-cell>
          <table:table-cell table:formula="of:=[.E452]&amp;[.G$5]&amp;[.F4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2]);&quot;&quot;;[.H$4]&amp;[.G452]&amp;[.H$5])">
            <text:p/>
          </table:table-cell>
          <table:table-cell table:formula="of:=IF([.H453]=&quot;&quot;;&quot;&quot;;&quot;,&quot;)">
            <text:p/>
          </table:table-cell>
          <table:table-cell table:formula="of:=[.J451]&amp;[.H452]&amp;[.I4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2]=&quot;&quot;;[.J452];[.K4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3]&amp;[.C$5]" office:value-type="string" office:string-value="&quot;&quot;" calcext:value-type="string">
            <text:p>""</text:p>
          </table:table-cell>
          <table:table-cell table:formula="of:=[.D$5]&amp;[.B453]&amp;[.D$5]" office:value-type="string" office:string-value="&quot;&quot;" calcext:value-type="string">
            <text:p>""</text:p>
          </table:table-cell>
          <table:table-cell table:formula="of:=[.C$6]&amp;[.E$5]&amp;[.C453]" office:value-type="string" office:string-value="&quot;first&quot;:&quot;&quot;" calcext:value-type="string">
            <text:p>"first":""</text:p>
          </table:table-cell>
          <table:table-cell table:formula="of:=[.D$6]&amp;[.F$5]&amp;[.D453]" office:value-type="string" office:string-value="&quot;second&quot;:&quot;&quot;" calcext:value-type="string">
            <text:p>"second":""</text:p>
          </table:table-cell>
          <table:table-cell table:formula="of:=[.E453]&amp;[.G$5]&amp;[.F4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3]);&quot;&quot;;[.H$4]&amp;[.G453]&amp;[.H$5])">
            <text:p/>
          </table:table-cell>
          <table:table-cell table:formula="of:=IF([.H454]=&quot;&quot;;&quot;&quot;;&quot;,&quot;)">
            <text:p/>
          </table:table-cell>
          <table:table-cell table:formula="of:=[.J452]&amp;[.H453]&amp;[.I4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3]=&quot;&quot;;[.J453];[.K4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4]&amp;[.C$5]" office:value-type="string" office:string-value="&quot;&quot;" calcext:value-type="string">
            <text:p>""</text:p>
          </table:table-cell>
          <table:table-cell table:formula="of:=[.D$5]&amp;[.B454]&amp;[.D$5]" office:value-type="string" office:string-value="&quot;&quot;" calcext:value-type="string">
            <text:p>""</text:p>
          </table:table-cell>
          <table:table-cell table:formula="of:=[.C$6]&amp;[.E$5]&amp;[.C454]" office:value-type="string" office:string-value="&quot;first&quot;:&quot;&quot;" calcext:value-type="string">
            <text:p>"first":""</text:p>
          </table:table-cell>
          <table:table-cell table:formula="of:=[.D$6]&amp;[.F$5]&amp;[.D454]" office:value-type="string" office:string-value="&quot;second&quot;:&quot;&quot;" calcext:value-type="string">
            <text:p>"second":""</text:p>
          </table:table-cell>
          <table:table-cell table:formula="of:=[.E454]&amp;[.G$5]&amp;[.F4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4]);&quot;&quot;;[.H$4]&amp;[.G454]&amp;[.H$5])">
            <text:p/>
          </table:table-cell>
          <table:table-cell table:formula="of:=IF([.H455]=&quot;&quot;;&quot;&quot;;&quot;,&quot;)">
            <text:p/>
          </table:table-cell>
          <table:table-cell table:formula="of:=[.J453]&amp;[.H454]&amp;[.I4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4]=&quot;&quot;;[.J454];[.K4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5]&amp;[.C$5]" office:value-type="string" office:string-value="&quot;&quot;" calcext:value-type="string">
            <text:p>""</text:p>
          </table:table-cell>
          <table:table-cell table:formula="of:=[.D$5]&amp;[.B455]&amp;[.D$5]" office:value-type="string" office:string-value="&quot;&quot;" calcext:value-type="string">
            <text:p>""</text:p>
          </table:table-cell>
          <table:table-cell table:formula="of:=[.C$6]&amp;[.E$5]&amp;[.C455]" office:value-type="string" office:string-value="&quot;first&quot;:&quot;&quot;" calcext:value-type="string">
            <text:p>"first":""</text:p>
          </table:table-cell>
          <table:table-cell table:formula="of:=[.D$6]&amp;[.F$5]&amp;[.D455]" office:value-type="string" office:string-value="&quot;second&quot;:&quot;&quot;" calcext:value-type="string">
            <text:p>"second":""</text:p>
          </table:table-cell>
          <table:table-cell table:formula="of:=[.E455]&amp;[.G$5]&amp;[.F4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5]);&quot;&quot;;[.H$4]&amp;[.G455]&amp;[.H$5])">
            <text:p/>
          </table:table-cell>
          <table:table-cell table:formula="of:=IF([.H456]=&quot;&quot;;&quot;&quot;;&quot;,&quot;)">
            <text:p/>
          </table:table-cell>
          <table:table-cell table:formula="of:=[.J454]&amp;[.H455]&amp;[.I4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5]=&quot;&quot;;[.J455];[.K4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6]&amp;[.C$5]" office:value-type="string" office:string-value="&quot;&quot;" calcext:value-type="string">
            <text:p>""</text:p>
          </table:table-cell>
          <table:table-cell table:formula="of:=[.D$5]&amp;[.B456]&amp;[.D$5]" office:value-type="string" office:string-value="&quot;&quot;" calcext:value-type="string">
            <text:p>""</text:p>
          </table:table-cell>
          <table:table-cell table:formula="of:=[.C$6]&amp;[.E$5]&amp;[.C456]" office:value-type="string" office:string-value="&quot;first&quot;:&quot;&quot;" calcext:value-type="string">
            <text:p>"first":""</text:p>
          </table:table-cell>
          <table:table-cell table:formula="of:=[.D$6]&amp;[.F$5]&amp;[.D456]" office:value-type="string" office:string-value="&quot;second&quot;:&quot;&quot;" calcext:value-type="string">
            <text:p>"second":""</text:p>
          </table:table-cell>
          <table:table-cell table:formula="of:=[.E456]&amp;[.G$5]&amp;[.F4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6]);&quot;&quot;;[.H$4]&amp;[.G456]&amp;[.H$5])">
            <text:p/>
          </table:table-cell>
          <table:table-cell table:formula="of:=IF([.H457]=&quot;&quot;;&quot;&quot;;&quot;,&quot;)">
            <text:p/>
          </table:table-cell>
          <table:table-cell table:formula="of:=[.J455]&amp;[.H456]&amp;[.I4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6]=&quot;&quot;;[.J456];[.K4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7]&amp;[.C$5]" office:value-type="string" office:string-value="&quot;&quot;" calcext:value-type="string">
            <text:p>""</text:p>
          </table:table-cell>
          <table:table-cell table:formula="of:=[.D$5]&amp;[.B457]&amp;[.D$5]" office:value-type="string" office:string-value="&quot;&quot;" calcext:value-type="string">
            <text:p>""</text:p>
          </table:table-cell>
          <table:table-cell table:formula="of:=[.C$6]&amp;[.E$5]&amp;[.C457]" office:value-type="string" office:string-value="&quot;first&quot;:&quot;&quot;" calcext:value-type="string">
            <text:p>"first":""</text:p>
          </table:table-cell>
          <table:table-cell table:formula="of:=[.D$6]&amp;[.F$5]&amp;[.D457]" office:value-type="string" office:string-value="&quot;second&quot;:&quot;&quot;" calcext:value-type="string">
            <text:p>"second":""</text:p>
          </table:table-cell>
          <table:table-cell table:formula="of:=[.E457]&amp;[.G$5]&amp;[.F4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7]);&quot;&quot;;[.H$4]&amp;[.G457]&amp;[.H$5])">
            <text:p/>
          </table:table-cell>
          <table:table-cell table:formula="of:=IF([.H458]=&quot;&quot;;&quot;&quot;;&quot;,&quot;)">
            <text:p/>
          </table:table-cell>
          <table:table-cell table:formula="of:=[.J456]&amp;[.H457]&amp;[.I4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7]=&quot;&quot;;[.J457];[.K4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8]&amp;[.C$5]" office:value-type="string" office:string-value="&quot;&quot;" calcext:value-type="string">
            <text:p>""</text:p>
          </table:table-cell>
          <table:table-cell table:formula="of:=[.D$5]&amp;[.B458]&amp;[.D$5]" office:value-type="string" office:string-value="&quot;&quot;" calcext:value-type="string">
            <text:p>""</text:p>
          </table:table-cell>
          <table:table-cell table:formula="of:=[.C$6]&amp;[.E$5]&amp;[.C458]" office:value-type="string" office:string-value="&quot;first&quot;:&quot;&quot;" calcext:value-type="string">
            <text:p>"first":""</text:p>
          </table:table-cell>
          <table:table-cell table:formula="of:=[.D$6]&amp;[.F$5]&amp;[.D458]" office:value-type="string" office:string-value="&quot;second&quot;:&quot;&quot;" calcext:value-type="string">
            <text:p>"second":""</text:p>
          </table:table-cell>
          <table:table-cell table:formula="of:=[.E458]&amp;[.G$5]&amp;[.F4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8]);&quot;&quot;;[.H$4]&amp;[.G458]&amp;[.H$5])">
            <text:p/>
          </table:table-cell>
          <table:table-cell table:formula="of:=IF([.H459]=&quot;&quot;;&quot;&quot;;&quot;,&quot;)">
            <text:p/>
          </table:table-cell>
          <table:table-cell table:formula="of:=[.J457]&amp;[.H458]&amp;[.I4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8]=&quot;&quot;;[.J458];[.K4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59]&amp;[.C$5]" office:value-type="string" office:string-value="&quot;&quot;" calcext:value-type="string">
            <text:p>""</text:p>
          </table:table-cell>
          <table:table-cell table:formula="of:=[.D$5]&amp;[.B459]&amp;[.D$5]" office:value-type="string" office:string-value="&quot;&quot;" calcext:value-type="string">
            <text:p>""</text:p>
          </table:table-cell>
          <table:table-cell table:formula="of:=[.C$6]&amp;[.E$5]&amp;[.C459]" office:value-type="string" office:string-value="&quot;first&quot;:&quot;&quot;" calcext:value-type="string">
            <text:p>"first":""</text:p>
          </table:table-cell>
          <table:table-cell table:formula="of:=[.D$6]&amp;[.F$5]&amp;[.D459]" office:value-type="string" office:string-value="&quot;second&quot;:&quot;&quot;" calcext:value-type="string">
            <text:p>"second":""</text:p>
          </table:table-cell>
          <table:table-cell table:formula="of:=[.E459]&amp;[.G$5]&amp;[.F4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59]);&quot;&quot;;[.H$4]&amp;[.G459]&amp;[.H$5])">
            <text:p/>
          </table:table-cell>
          <table:table-cell table:formula="of:=IF([.H460]=&quot;&quot;;&quot;&quot;;&quot;,&quot;)">
            <text:p/>
          </table:table-cell>
          <table:table-cell table:formula="of:=[.J458]&amp;[.H459]&amp;[.I4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59]=&quot;&quot;;[.J459];[.K4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0]&amp;[.C$5]" office:value-type="string" office:string-value="&quot;&quot;" calcext:value-type="string">
            <text:p>""</text:p>
          </table:table-cell>
          <table:table-cell table:formula="of:=[.D$5]&amp;[.B460]&amp;[.D$5]" office:value-type="string" office:string-value="&quot;&quot;" calcext:value-type="string">
            <text:p>""</text:p>
          </table:table-cell>
          <table:table-cell table:formula="of:=[.C$6]&amp;[.E$5]&amp;[.C460]" office:value-type="string" office:string-value="&quot;first&quot;:&quot;&quot;" calcext:value-type="string">
            <text:p>"first":""</text:p>
          </table:table-cell>
          <table:table-cell table:formula="of:=[.D$6]&amp;[.F$5]&amp;[.D460]" office:value-type="string" office:string-value="&quot;second&quot;:&quot;&quot;" calcext:value-type="string">
            <text:p>"second":""</text:p>
          </table:table-cell>
          <table:table-cell table:formula="of:=[.E460]&amp;[.G$5]&amp;[.F4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0]);&quot;&quot;;[.H$4]&amp;[.G460]&amp;[.H$5])">
            <text:p/>
          </table:table-cell>
          <table:table-cell table:formula="of:=IF([.H461]=&quot;&quot;;&quot;&quot;;&quot;,&quot;)">
            <text:p/>
          </table:table-cell>
          <table:table-cell table:formula="of:=[.J459]&amp;[.H460]&amp;[.I4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0]=&quot;&quot;;[.J460];[.K4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1]&amp;[.C$5]" office:value-type="string" office:string-value="&quot;&quot;" calcext:value-type="string">
            <text:p>""</text:p>
          </table:table-cell>
          <table:table-cell table:formula="of:=[.D$5]&amp;[.B461]&amp;[.D$5]" office:value-type="string" office:string-value="&quot;&quot;" calcext:value-type="string">
            <text:p>""</text:p>
          </table:table-cell>
          <table:table-cell table:formula="of:=[.C$6]&amp;[.E$5]&amp;[.C461]" office:value-type="string" office:string-value="&quot;first&quot;:&quot;&quot;" calcext:value-type="string">
            <text:p>"first":""</text:p>
          </table:table-cell>
          <table:table-cell table:formula="of:=[.D$6]&amp;[.F$5]&amp;[.D461]" office:value-type="string" office:string-value="&quot;second&quot;:&quot;&quot;" calcext:value-type="string">
            <text:p>"second":""</text:p>
          </table:table-cell>
          <table:table-cell table:formula="of:=[.E461]&amp;[.G$5]&amp;[.F4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1]);&quot;&quot;;[.H$4]&amp;[.G461]&amp;[.H$5])">
            <text:p/>
          </table:table-cell>
          <table:table-cell table:formula="of:=IF([.H462]=&quot;&quot;;&quot;&quot;;&quot;,&quot;)">
            <text:p/>
          </table:table-cell>
          <table:table-cell table:formula="of:=[.J460]&amp;[.H461]&amp;[.I4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1]=&quot;&quot;;[.J461];[.K4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2]&amp;[.C$5]" office:value-type="string" office:string-value="&quot;&quot;" calcext:value-type="string">
            <text:p>""</text:p>
          </table:table-cell>
          <table:table-cell table:formula="of:=[.D$5]&amp;[.B462]&amp;[.D$5]" office:value-type="string" office:string-value="&quot;&quot;" calcext:value-type="string">
            <text:p>""</text:p>
          </table:table-cell>
          <table:table-cell table:formula="of:=[.C$6]&amp;[.E$5]&amp;[.C462]" office:value-type="string" office:string-value="&quot;first&quot;:&quot;&quot;" calcext:value-type="string">
            <text:p>"first":""</text:p>
          </table:table-cell>
          <table:table-cell table:formula="of:=[.D$6]&amp;[.F$5]&amp;[.D462]" office:value-type="string" office:string-value="&quot;second&quot;:&quot;&quot;" calcext:value-type="string">
            <text:p>"second":""</text:p>
          </table:table-cell>
          <table:table-cell table:formula="of:=[.E462]&amp;[.G$5]&amp;[.F4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2]);&quot;&quot;;[.H$4]&amp;[.G462]&amp;[.H$5])">
            <text:p/>
          </table:table-cell>
          <table:table-cell table:formula="of:=IF([.H463]=&quot;&quot;;&quot;&quot;;&quot;,&quot;)">
            <text:p/>
          </table:table-cell>
          <table:table-cell table:formula="of:=[.J461]&amp;[.H462]&amp;[.I4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2]=&quot;&quot;;[.J462];[.K4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3]&amp;[.C$5]" office:value-type="string" office:string-value="&quot;&quot;" calcext:value-type="string">
            <text:p>""</text:p>
          </table:table-cell>
          <table:table-cell table:formula="of:=[.D$5]&amp;[.B463]&amp;[.D$5]" office:value-type="string" office:string-value="&quot;&quot;" calcext:value-type="string">
            <text:p>""</text:p>
          </table:table-cell>
          <table:table-cell table:formula="of:=[.C$6]&amp;[.E$5]&amp;[.C463]" office:value-type="string" office:string-value="&quot;first&quot;:&quot;&quot;" calcext:value-type="string">
            <text:p>"first":""</text:p>
          </table:table-cell>
          <table:table-cell table:formula="of:=[.D$6]&amp;[.F$5]&amp;[.D463]" office:value-type="string" office:string-value="&quot;second&quot;:&quot;&quot;" calcext:value-type="string">
            <text:p>"second":""</text:p>
          </table:table-cell>
          <table:table-cell table:formula="of:=[.E463]&amp;[.G$5]&amp;[.F4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3]);&quot;&quot;;[.H$4]&amp;[.G463]&amp;[.H$5])">
            <text:p/>
          </table:table-cell>
          <table:table-cell table:formula="of:=IF([.H464]=&quot;&quot;;&quot;&quot;;&quot;,&quot;)">
            <text:p/>
          </table:table-cell>
          <table:table-cell table:formula="of:=[.J462]&amp;[.H463]&amp;[.I4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3]=&quot;&quot;;[.J463];[.K4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4]&amp;[.C$5]" office:value-type="string" office:string-value="&quot;&quot;" calcext:value-type="string">
            <text:p>""</text:p>
          </table:table-cell>
          <table:table-cell table:formula="of:=[.D$5]&amp;[.B464]&amp;[.D$5]" office:value-type="string" office:string-value="&quot;&quot;" calcext:value-type="string">
            <text:p>""</text:p>
          </table:table-cell>
          <table:table-cell table:formula="of:=[.C$6]&amp;[.E$5]&amp;[.C464]" office:value-type="string" office:string-value="&quot;first&quot;:&quot;&quot;" calcext:value-type="string">
            <text:p>"first":""</text:p>
          </table:table-cell>
          <table:table-cell table:formula="of:=[.D$6]&amp;[.F$5]&amp;[.D464]" office:value-type="string" office:string-value="&quot;second&quot;:&quot;&quot;" calcext:value-type="string">
            <text:p>"second":""</text:p>
          </table:table-cell>
          <table:table-cell table:formula="of:=[.E464]&amp;[.G$5]&amp;[.F4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4]);&quot;&quot;;[.H$4]&amp;[.G464]&amp;[.H$5])">
            <text:p/>
          </table:table-cell>
          <table:table-cell table:formula="of:=IF([.H465]=&quot;&quot;;&quot;&quot;;&quot;,&quot;)">
            <text:p/>
          </table:table-cell>
          <table:table-cell table:formula="of:=[.J463]&amp;[.H464]&amp;[.I4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4]=&quot;&quot;;[.J464];[.K4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5]&amp;[.C$5]" office:value-type="string" office:string-value="&quot;&quot;" calcext:value-type="string">
            <text:p>""</text:p>
          </table:table-cell>
          <table:table-cell table:formula="of:=[.D$5]&amp;[.B465]&amp;[.D$5]" office:value-type="string" office:string-value="&quot;&quot;" calcext:value-type="string">
            <text:p>""</text:p>
          </table:table-cell>
          <table:table-cell table:formula="of:=[.C$6]&amp;[.E$5]&amp;[.C465]" office:value-type="string" office:string-value="&quot;first&quot;:&quot;&quot;" calcext:value-type="string">
            <text:p>"first":""</text:p>
          </table:table-cell>
          <table:table-cell table:formula="of:=[.D$6]&amp;[.F$5]&amp;[.D465]" office:value-type="string" office:string-value="&quot;second&quot;:&quot;&quot;" calcext:value-type="string">
            <text:p>"second":""</text:p>
          </table:table-cell>
          <table:table-cell table:formula="of:=[.E465]&amp;[.G$5]&amp;[.F4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5]);&quot;&quot;;[.H$4]&amp;[.G465]&amp;[.H$5])">
            <text:p/>
          </table:table-cell>
          <table:table-cell table:formula="of:=IF([.H466]=&quot;&quot;;&quot;&quot;;&quot;,&quot;)">
            <text:p/>
          </table:table-cell>
          <table:table-cell table:formula="of:=[.J464]&amp;[.H465]&amp;[.I4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5]=&quot;&quot;;[.J465];[.K4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6]&amp;[.C$5]" office:value-type="string" office:string-value="&quot;&quot;" calcext:value-type="string">
            <text:p>""</text:p>
          </table:table-cell>
          <table:table-cell table:formula="of:=[.D$5]&amp;[.B466]&amp;[.D$5]" office:value-type="string" office:string-value="&quot;&quot;" calcext:value-type="string">
            <text:p>""</text:p>
          </table:table-cell>
          <table:table-cell table:formula="of:=[.C$6]&amp;[.E$5]&amp;[.C466]" office:value-type="string" office:string-value="&quot;first&quot;:&quot;&quot;" calcext:value-type="string">
            <text:p>"first":""</text:p>
          </table:table-cell>
          <table:table-cell table:formula="of:=[.D$6]&amp;[.F$5]&amp;[.D466]" office:value-type="string" office:string-value="&quot;second&quot;:&quot;&quot;" calcext:value-type="string">
            <text:p>"second":""</text:p>
          </table:table-cell>
          <table:table-cell table:formula="of:=[.E466]&amp;[.G$5]&amp;[.F4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6]);&quot;&quot;;[.H$4]&amp;[.G466]&amp;[.H$5])">
            <text:p/>
          </table:table-cell>
          <table:table-cell table:formula="of:=IF([.H467]=&quot;&quot;;&quot;&quot;;&quot;,&quot;)">
            <text:p/>
          </table:table-cell>
          <table:table-cell table:formula="of:=[.J465]&amp;[.H466]&amp;[.I4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6]=&quot;&quot;;[.J466];[.K4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7]&amp;[.C$5]" office:value-type="string" office:string-value="&quot;&quot;" calcext:value-type="string">
            <text:p>""</text:p>
          </table:table-cell>
          <table:table-cell table:formula="of:=[.D$5]&amp;[.B467]&amp;[.D$5]" office:value-type="string" office:string-value="&quot;&quot;" calcext:value-type="string">
            <text:p>""</text:p>
          </table:table-cell>
          <table:table-cell table:formula="of:=[.C$6]&amp;[.E$5]&amp;[.C467]" office:value-type="string" office:string-value="&quot;first&quot;:&quot;&quot;" calcext:value-type="string">
            <text:p>"first":""</text:p>
          </table:table-cell>
          <table:table-cell table:formula="of:=[.D$6]&amp;[.F$5]&amp;[.D467]" office:value-type="string" office:string-value="&quot;second&quot;:&quot;&quot;" calcext:value-type="string">
            <text:p>"second":""</text:p>
          </table:table-cell>
          <table:table-cell table:formula="of:=[.E467]&amp;[.G$5]&amp;[.F4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7]);&quot;&quot;;[.H$4]&amp;[.G467]&amp;[.H$5])">
            <text:p/>
          </table:table-cell>
          <table:table-cell table:formula="of:=IF([.H468]=&quot;&quot;;&quot;&quot;;&quot;,&quot;)">
            <text:p/>
          </table:table-cell>
          <table:table-cell table:formula="of:=[.J466]&amp;[.H467]&amp;[.I4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7]=&quot;&quot;;[.J467];[.K4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8]&amp;[.C$5]" office:value-type="string" office:string-value="&quot;&quot;" calcext:value-type="string">
            <text:p>""</text:p>
          </table:table-cell>
          <table:table-cell table:formula="of:=[.D$5]&amp;[.B468]&amp;[.D$5]" office:value-type="string" office:string-value="&quot;&quot;" calcext:value-type="string">
            <text:p>""</text:p>
          </table:table-cell>
          <table:table-cell table:formula="of:=[.C$6]&amp;[.E$5]&amp;[.C468]" office:value-type="string" office:string-value="&quot;first&quot;:&quot;&quot;" calcext:value-type="string">
            <text:p>"first":""</text:p>
          </table:table-cell>
          <table:table-cell table:formula="of:=[.D$6]&amp;[.F$5]&amp;[.D468]" office:value-type="string" office:string-value="&quot;second&quot;:&quot;&quot;" calcext:value-type="string">
            <text:p>"second":""</text:p>
          </table:table-cell>
          <table:table-cell table:formula="of:=[.E468]&amp;[.G$5]&amp;[.F4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8]);&quot;&quot;;[.H$4]&amp;[.G468]&amp;[.H$5])">
            <text:p/>
          </table:table-cell>
          <table:table-cell table:formula="of:=IF([.H469]=&quot;&quot;;&quot;&quot;;&quot;,&quot;)">
            <text:p/>
          </table:table-cell>
          <table:table-cell table:formula="of:=[.J467]&amp;[.H468]&amp;[.I4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8]=&quot;&quot;;[.J468];[.K4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69]&amp;[.C$5]" office:value-type="string" office:string-value="&quot;&quot;" calcext:value-type="string">
            <text:p>""</text:p>
          </table:table-cell>
          <table:table-cell table:formula="of:=[.D$5]&amp;[.B469]&amp;[.D$5]" office:value-type="string" office:string-value="&quot;&quot;" calcext:value-type="string">
            <text:p>""</text:p>
          </table:table-cell>
          <table:table-cell table:formula="of:=[.C$6]&amp;[.E$5]&amp;[.C469]" office:value-type="string" office:string-value="&quot;first&quot;:&quot;&quot;" calcext:value-type="string">
            <text:p>"first":""</text:p>
          </table:table-cell>
          <table:table-cell table:formula="of:=[.D$6]&amp;[.F$5]&amp;[.D469]" office:value-type="string" office:string-value="&quot;second&quot;:&quot;&quot;" calcext:value-type="string">
            <text:p>"second":""</text:p>
          </table:table-cell>
          <table:table-cell table:formula="of:=[.E469]&amp;[.G$5]&amp;[.F4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69]);&quot;&quot;;[.H$4]&amp;[.G469]&amp;[.H$5])">
            <text:p/>
          </table:table-cell>
          <table:table-cell table:formula="of:=IF([.H470]=&quot;&quot;;&quot;&quot;;&quot;,&quot;)">
            <text:p/>
          </table:table-cell>
          <table:table-cell table:formula="of:=[.J468]&amp;[.H469]&amp;[.I4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69]=&quot;&quot;;[.J469];[.K4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0]&amp;[.C$5]" office:value-type="string" office:string-value="&quot;&quot;" calcext:value-type="string">
            <text:p>""</text:p>
          </table:table-cell>
          <table:table-cell table:formula="of:=[.D$5]&amp;[.B470]&amp;[.D$5]" office:value-type="string" office:string-value="&quot;&quot;" calcext:value-type="string">
            <text:p>""</text:p>
          </table:table-cell>
          <table:table-cell table:formula="of:=[.C$6]&amp;[.E$5]&amp;[.C470]" office:value-type="string" office:string-value="&quot;first&quot;:&quot;&quot;" calcext:value-type="string">
            <text:p>"first":""</text:p>
          </table:table-cell>
          <table:table-cell table:formula="of:=[.D$6]&amp;[.F$5]&amp;[.D470]" office:value-type="string" office:string-value="&quot;second&quot;:&quot;&quot;" calcext:value-type="string">
            <text:p>"second":""</text:p>
          </table:table-cell>
          <table:table-cell table:formula="of:=[.E470]&amp;[.G$5]&amp;[.F4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0]);&quot;&quot;;[.H$4]&amp;[.G470]&amp;[.H$5])">
            <text:p/>
          </table:table-cell>
          <table:table-cell table:formula="of:=IF([.H471]=&quot;&quot;;&quot;&quot;;&quot;,&quot;)">
            <text:p/>
          </table:table-cell>
          <table:table-cell table:formula="of:=[.J469]&amp;[.H470]&amp;[.I4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0]=&quot;&quot;;[.J470];[.K4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1]&amp;[.C$5]" office:value-type="string" office:string-value="&quot;&quot;" calcext:value-type="string">
            <text:p>""</text:p>
          </table:table-cell>
          <table:table-cell table:formula="of:=[.D$5]&amp;[.B471]&amp;[.D$5]" office:value-type="string" office:string-value="&quot;&quot;" calcext:value-type="string">
            <text:p>""</text:p>
          </table:table-cell>
          <table:table-cell table:formula="of:=[.C$6]&amp;[.E$5]&amp;[.C471]" office:value-type="string" office:string-value="&quot;first&quot;:&quot;&quot;" calcext:value-type="string">
            <text:p>"first":""</text:p>
          </table:table-cell>
          <table:table-cell table:formula="of:=[.D$6]&amp;[.F$5]&amp;[.D471]" office:value-type="string" office:string-value="&quot;second&quot;:&quot;&quot;" calcext:value-type="string">
            <text:p>"second":""</text:p>
          </table:table-cell>
          <table:table-cell table:formula="of:=[.E471]&amp;[.G$5]&amp;[.F4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1]);&quot;&quot;;[.H$4]&amp;[.G471]&amp;[.H$5])">
            <text:p/>
          </table:table-cell>
          <table:table-cell table:formula="of:=IF([.H472]=&quot;&quot;;&quot;&quot;;&quot;,&quot;)">
            <text:p/>
          </table:table-cell>
          <table:table-cell table:formula="of:=[.J470]&amp;[.H471]&amp;[.I4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1]=&quot;&quot;;[.J471];[.K4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2]&amp;[.C$5]" office:value-type="string" office:string-value="&quot;&quot;" calcext:value-type="string">
            <text:p>""</text:p>
          </table:table-cell>
          <table:table-cell table:formula="of:=[.D$5]&amp;[.B472]&amp;[.D$5]" office:value-type="string" office:string-value="&quot;&quot;" calcext:value-type="string">
            <text:p>""</text:p>
          </table:table-cell>
          <table:table-cell table:formula="of:=[.C$6]&amp;[.E$5]&amp;[.C472]" office:value-type="string" office:string-value="&quot;first&quot;:&quot;&quot;" calcext:value-type="string">
            <text:p>"first":""</text:p>
          </table:table-cell>
          <table:table-cell table:formula="of:=[.D$6]&amp;[.F$5]&amp;[.D472]" office:value-type="string" office:string-value="&quot;second&quot;:&quot;&quot;" calcext:value-type="string">
            <text:p>"second":""</text:p>
          </table:table-cell>
          <table:table-cell table:formula="of:=[.E472]&amp;[.G$5]&amp;[.F4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2]);&quot;&quot;;[.H$4]&amp;[.G472]&amp;[.H$5])">
            <text:p/>
          </table:table-cell>
          <table:table-cell table:formula="of:=IF([.H473]=&quot;&quot;;&quot;&quot;;&quot;,&quot;)">
            <text:p/>
          </table:table-cell>
          <table:table-cell table:formula="of:=[.J471]&amp;[.H472]&amp;[.I4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2]=&quot;&quot;;[.J472];[.K4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3]&amp;[.C$5]" office:value-type="string" office:string-value="&quot;&quot;" calcext:value-type="string">
            <text:p>""</text:p>
          </table:table-cell>
          <table:table-cell table:formula="of:=[.D$5]&amp;[.B473]&amp;[.D$5]" office:value-type="string" office:string-value="&quot;&quot;" calcext:value-type="string">
            <text:p>""</text:p>
          </table:table-cell>
          <table:table-cell table:formula="of:=[.C$6]&amp;[.E$5]&amp;[.C473]" office:value-type="string" office:string-value="&quot;first&quot;:&quot;&quot;" calcext:value-type="string">
            <text:p>"first":""</text:p>
          </table:table-cell>
          <table:table-cell table:formula="of:=[.D$6]&amp;[.F$5]&amp;[.D473]" office:value-type="string" office:string-value="&quot;second&quot;:&quot;&quot;" calcext:value-type="string">
            <text:p>"second":""</text:p>
          </table:table-cell>
          <table:table-cell table:formula="of:=[.E473]&amp;[.G$5]&amp;[.F4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3]);&quot;&quot;;[.H$4]&amp;[.G473]&amp;[.H$5])">
            <text:p/>
          </table:table-cell>
          <table:table-cell table:formula="of:=IF([.H474]=&quot;&quot;;&quot;&quot;;&quot;,&quot;)">
            <text:p/>
          </table:table-cell>
          <table:table-cell table:formula="of:=[.J472]&amp;[.H473]&amp;[.I4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3]=&quot;&quot;;[.J473];[.K4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4]&amp;[.C$5]" office:value-type="string" office:string-value="&quot;&quot;" calcext:value-type="string">
            <text:p>""</text:p>
          </table:table-cell>
          <table:table-cell table:formula="of:=[.D$5]&amp;[.B474]&amp;[.D$5]" office:value-type="string" office:string-value="&quot;&quot;" calcext:value-type="string">
            <text:p>""</text:p>
          </table:table-cell>
          <table:table-cell table:formula="of:=[.C$6]&amp;[.E$5]&amp;[.C474]" office:value-type="string" office:string-value="&quot;first&quot;:&quot;&quot;" calcext:value-type="string">
            <text:p>"first":""</text:p>
          </table:table-cell>
          <table:table-cell table:formula="of:=[.D$6]&amp;[.F$5]&amp;[.D474]" office:value-type="string" office:string-value="&quot;second&quot;:&quot;&quot;" calcext:value-type="string">
            <text:p>"second":""</text:p>
          </table:table-cell>
          <table:table-cell table:formula="of:=[.E474]&amp;[.G$5]&amp;[.F4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4]);&quot;&quot;;[.H$4]&amp;[.G474]&amp;[.H$5])">
            <text:p/>
          </table:table-cell>
          <table:table-cell table:formula="of:=IF([.H475]=&quot;&quot;;&quot;&quot;;&quot;,&quot;)">
            <text:p/>
          </table:table-cell>
          <table:table-cell table:formula="of:=[.J473]&amp;[.H474]&amp;[.I4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4]=&quot;&quot;;[.J474];[.K4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5]&amp;[.C$5]" office:value-type="string" office:string-value="&quot;&quot;" calcext:value-type="string">
            <text:p>""</text:p>
          </table:table-cell>
          <table:table-cell table:formula="of:=[.D$5]&amp;[.B475]&amp;[.D$5]" office:value-type="string" office:string-value="&quot;&quot;" calcext:value-type="string">
            <text:p>""</text:p>
          </table:table-cell>
          <table:table-cell table:formula="of:=[.C$6]&amp;[.E$5]&amp;[.C475]" office:value-type="string" office:string-value="&quot;first&quot;:&quot;&quot;" calcext:value-type="string">
            <text:p>"first":""</text:p>
          </table:table-cell>
          <table:table-cell table:formula="of:=[.D$6]&amp;[.F$5]&amp;[.D475]" office:value-type="string" office:string-value="&quot;second&quot;:&quot;&quot;" calcext:value-type="string">
            <text:p>"second":""</text:p>
          </table:table-cell>
          <table:table-cell table:formula="of:=[.E475]&amp;[.G$5]&amp;[.F4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5]);&quot;&quot;;[.H$4]&amp;[.G475]&amp;[.H$5])">
            <text:p/>
          </table:table-cell>
          <table:table-cell table:formula="of:=IF([.H476]=&quot;&quot;;&quot;&quot;;&quot;,&quot;)">
            <text:p/>
          </table:table-cell>
          <table:table-cell table:formula="of:=[.J474]&amp;[.H475]&amp;[.I4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5]=&quot;&quot;;[.J475];[.K4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6]&amp;[.C$5]" office:value-type="string" office:string-value="&quot;&quot;" calcext:value-type="string">
            <text:p>""</text:p>
          </table:table-cell>
          <table:table-cell table:formula="of:=[.D$5]&amp;[.B476]&amp;[.D$5]" office:value-type="string" office:string-value="&quot;&quot;" calcext:value-type="string">
            <text:p>""</text:p>
          </table:table-cell>
          <table:table-cell table:formula="of:=[.C$6]&amp;[.E$5]&amp;[.C476]" office:value-type="string" office:string-value="&quot;first&quot;:&quot;&quot;" calcext:value-type="string">
            <text:p>"first":""</text:p>
          </table:table-cell>
          <table:table-cell table:formula="of:=[.D$6]&amp;[.F$5]&amp;[.D476]" office:value-type="string" office:string-value="&quot;second&quot;:&quot;&quot;" calcext:value-type="string">
            <text:p>"second":""</text:p>
          </table:table-cell>
          <table:table-cell table:formula="of:=[.E476]&amp;[.G$5]&amp;[.F4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6]);&quot;&quot;;[.H$4]&amp;[.G476]&amp;[.H$5])">
            <text:p/>
          </table:table-cell>
          <table:table-cell table:formula="of:=IF([.H477]=&quot;&quot;;&quot;&quot;;&quot;,&quot;)">
            <text:p/>
          </table:table-cell>
          <table:table-cell table:formula="of:=[.J475]&amp;[.H476]&amp;[.I4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6]=&quot;&quot;;[.J476];[.K4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7]&amp;[.C$5]" office:value-type="string" office:string-value="&quot;&quot;" calcext:value-type="string">
            <text:p>""</text:p>
          </table:table-cell>
          <table:table-cell table:formula="of:=[.D$5]&amp;[.B477]&amp;[.D$5]" office:value-type="string" office:string-value="&quot;&quot;" calcext:value-type="string">
            <text:p>""</text:p>
          </table:table-cell>
          <table:table-cell table:formula="of:=[.C$6]&amp;[.E$5]&amp;[.C477]" office:value-type="string" office:string-value="&quot;first&quot;:&quot;&quot;" calcext:value-type="string">
            <text:p>"first":""</text:p>
          </table:table-cell>
          <table:table-cell table:formula="of:=[.D$6]&amp;[.F$5]&amp;[.D477]" office:value-type="string" office:string-value="&quot;second&quot;:&quot;&quot;" calcext:value-type="string">
            <text:p>"second":""</text:p>
          </table:table-cell>
          <table:table-cell table:formula="of:=[.E477]&amp;[.G$5]&amp;[.F4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7]);&quot;&quot;;[.H$4]&amp;[.G477]&amp;[.H$5])">
            <text:p/>
          </table:table-cell>
          <table:table-cell table:formula="of:=IF([.H478]=&quot;&quot;;&quot;&quot;;&quot;,&quot;)">
            <text:p/>
          </table:table-cell>
          <table:table-cell table:formula="of:=[.J476]&amp;[.H477]&amp;[.I4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7]=&quot;&quot;;[.J477];[.K4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8]&amp;[.C$5]" office:value-type="string" office:string-value="&quot;&quot;" calcext:value-type="string">
            <text:p>""</text:p>
          </table:table-cell>
          <table:table-cell table:formula="of:=[.D$5]&amp;[.B478]&amp;[.D$5]" office:value-type="string" office:string-value="&quot;&quot;" calcext:value-type="string">
            <text:p>""</text:p>
          </table:table-cell>
          <table:table-cell table:formula="of:=[.C$6]&amp;[.E$5]&amp;[.C478]" office:value-type="string" office:string-value="&quot;first&quot;:&quot;&quot;" calcext:value-type="string">
            <text:p>"first":""</text:p>
          </table:table-cell>
          <table:table-cell table:formula="of:=[.D$6]&amp;[.F$5]&amp;[.D478]" office:value-type="string" office:string-value="&quot;second&quot;:&quot;&quot;" calcext:value-type="string">
            <text:p>"second":""</text:p>
          </table:table-cell>
          <table:table-cell table:formula="of:=[.E478]&amp;[.G$5]&amp;[.F4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8]);&quot;&quot;;[.H$4]&amp;[.G478]&amp;[.H$5])">
            <text:p/>
          </table:table-cell>
          <table:table-cell table:formula="of:=IF([.H479]=&quot;&quot;;&quot;&quot;;&quot;,&quot;)">
            <text:p/>
          </table:table-cell>
          <table:table-cell table:formula="of:=[.J477]&amp;[.H478]&amp;[.I4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8]=&quot;&quot;;[.J478];[.K4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79]&amp;[.C$5]" office:value-type="string" office:string-value="&quot;&quot;" calcext:value-type="string">
            <text:p>""</text:p>
          </table:table-cell>
          <table:table-cell table:formula="of:=[.D$5]&amp;[.B479]&amp;[.D$5]" office:value-type="string" office:string-value="&quot;&quot;" calcext:value-type="string">
            <text:p>""</text:p>
          </table:table-cell>
          <table:table-cell table:formula="of:=[.C$6]&amp;[.E$5]&amp;[.C479]" office:value-type="string" office:string-value="&quot;first&quot;:&quot;&quot;" calcext:value-type="string">
            <text:p>"first":""</text:p>
          </table:table-cell>
          <table:table-cell table:formula="of:=[.D$6]&amp;[.F$5]&amp;[.D479]" office:value-type="string" office:string-value="&quot;second&quot;:&quot;&quot;" calcext:value-type="string">
            <text:p>"second":""</text:p>
          </table:table-cell>
          <table:table-cell table:formula="of:=[.E479]&amp;[.G$5]&amp;[.F4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79]);&quot;&quot;;[.H$4]&amp;[.G479]&amp;[.H$5])">
            <text:p/>
          </table:table-cell>
          <table:table-cell table:formula="of:=IF([.H480]=&quot;&quot;;&quot;&quot;;&quot;,&quot;)">
            <text:p/>
          </table:table-cell>
          <table:table-cell table:formula="of:=[.J478]&amp;[.H479]&amp;[.I4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79]=&quot;&quot;;[.J479];[.K4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0]&amp;[.C$5]" office:value-type="string" office:string-value="&quot;&quot;" calcext:value-type="string">
            <text:p>""</text:p>
          </table:table-cell>
          <table:table-cell table:formula="of:=[.D$5]&amp;[.B480]&amp;[.D$5]" office:value-type="string" office:string-value="&quot;&quot;" calcext:value-type="string">
            <text:p>""</text:p>
          </table:table-cell>
          <table:table-cell table:formula="of:=[.C$6]&amp;[.E$5]&amp;[.C480]" office:value-type="string" office:string-value="&quot;first&quot;:&quot;&quot;" calcext:value-type="string">
            <text:p>"first":""</text:p>
          </table:table-cell>
          <table:table-cell table:formula="of:=[.D$6]&amp;[.F$5]&amp;[.D480]" office:value-type="string" office:string-value="&quot;second&quot;:&quot;&quot;" calcext:value-type="string">
            <text:p>"second":""</text:p>
          </table:table-cell>
          <table:table-cell table:formula="of:=[.E480]&amp;[.G$5]&amp;[.F4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0]);&quot;&quot;;[.H$4]&amp;[.G480]&amp;[.H$5])">
            <text:p/>
          </table:table-cell>
          <table:table-cell table:formula="of:=IF([.H481]=&quot;&quot;;&quot;&quot;;&quot;,&quot;)">
            <text:p/>
          </table:table-cell>
          <table:table-cell table:formula="of:=[.J479]&amp;[.H480]&amp;[.I4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0]=&quot;&quot;;[.J480];[.K4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1]&amp;[.C$5]" office:value-type="string" office:string-value="&quot;&quot;" calcext:value-type="string">
            <text:p>""</text:p>
          </table:table-cell>
          <table:table-cell table:formula="of:=[.D$5]&amp;[.B481]&amp;[.D$5]" office:value-type="string" office:string-value="&quot;&quot;" calcext:value-type="string">
            <text:p>""</text:p>
          </table:table-cell>
          <table:table-cell table:formula="of:=[.C$6]&amp;[.E$5]&amp;[.C481]" office:value-type="string" office:string-value="&quot;first&quot;:&quot;&quot;" calcext:value-type="string">
            <text:p>"first":""</text:p>
          </table:table-cell>
          <table:table-cell table:formula="of:=[.D$6]&amp;[.F$5]&amp;[.D481]" office:value-type="string" office:string-value="&quot;second&quot;:&quot;&quot;" calcext:value-type="string">
            <text:p>"second":""</text:p>
          </table:table-cell>
          <table:table-cell table:formula="of:=[.E481]&amp;[.G$5]&amp;[.F4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1]);&quot;&quot;;[.H$4]&amp;[.G481]&amp;[.H$5])">
            <text:p/>
          </table:table-cell>
          <table:table-cell table:formula="of:=IF([.H482]=&quot;&quot;;&quot;&quot;;&quot;,&quot;)">
            <text:p/>
          </table:table-cell>
          <table:table-cell table:formula="of:=[.J480]&amp;[.H481]&amp;[.I4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1]=&quot;&quot;;[.J481];[.K4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2]&amp;[.C$5]" office:value-type="string" office:string-value="&quot;&quot;" calcext:value-type="string">
            <text:p>""</text:p>
          </table:table-cell>
          <table:table-cell table:formula="of:=[.D$5]&amp;[.B482]&amp;[.D$5]" office:value-type="string" office:string-value="&quot;&quot;" calcext:value-type="string">
            <text:p>""</text:p>
          </table:table-cell>
          <table:table-cell table:formula="of:=[.C$6]&amp;[.E$5]&amp;[.C482]" office:value-type="string" office:string-value="&quot;first&quot;:&quot;&quot;" calcext:value-type="string">
            <text:p>"first":""</text:p>
          </table:table-cell>
          <table:table-cell table:formula="of:=[.D$6]&amp;[.F$5]&amp;[.D482]" office:value-type="string" office:string-value="&quot;second&quot;:&quot;&quot;" calcext:value-type="string">
            <text:p>"second":""</text:p>
          </table:table-cell>
          <table:table-cell table:formula="of:=[.E482]&amp;[.G$5]&amp;[.F4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2]);&quot;&quot;;[.H$4]&amp;[.G482]&amp;[.H$5])">
            <text:p/>
          </table:table-cell>
          <table:table-cell table:formula="of:=IF([.H483]=&quot;&quot;;&quot;&quot;;&quot;,&quot;)">
            <text:p/>
          </table:table-cell>
          <table:table-cell table:formula="of:=[.J481]&amp;[.H482]&amp;[.I4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2]=&quot;&quot;;[.J482];[.K4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3]&amp;[.C$5]" office:value-type="string" office:string-value="&quot;&quot;" calcext:value-type="string">
            <text:p>""</text:p>
          </table:table-cell>
          <table:table-cell table:formula="of:=[.D$5]&amp;[.B483]&amp;[.D$5]" office:value-type="string" office:string-value="&quot;&quot;" calcext:value-type="string">
            <text:p>""</text:p>
          </table:table-cell>
          <table:table-cell table:formula="of:=[.C$6]&amp;[.E$5]&amp;[.C483]" office:value-type="string" office:string-value="&quot;first&quot;:&quot;&quot;" calcext:value-type="string">
            <text:p>"first":""</text:p>
          </table:table-cell>
          <table:table-cell table:formula="of:=[.D$6]&amp;[.F$5]&amp;[.D483]" office:value-type="string" office:string-value="&quot;second&quot;:&quot;&quot;" calcext:value-type="string">
            <text:p>"second":""</text:p>
          </table:table-cell>
          <table:table-cell table:formula="of:=[.E483]&amp;[.G$5]&amp;[.F4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3]);&quot;&quot;;[.H$4]&amp;[.G483]&amp;[.H$5])">
            <text:p/>
          </table:table-cell>
          <table:table-cell table:formula="of:=IF([.H484]=&quot;&quot;;&quot;&quot;;&quot;,&quot;)">
            <text:p/>
          </table:table-cell>
          <table:table-cell table:formula="of:=[.J482]&amp;[.H483]&amp;[.I4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3]=&quot;&quot;;[.J483];[.K4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4]&amp;[.C$5]" office:value-type="string" office:string-value="&quot;&quot;" calcext:value-type="string">
            <text:p>""</text:p>
          </table:table-cell>
          <table:table-cell table:formula="of:=[.D$5]&amp;[.B484]&amp;[.D$5]" office:value-type="string" office:string-value="&quot;&quot;" calcext:value-type="string">
            <text:p>""</text:p>
          </table:table-cell>
          <table:table-cell table:formula="of:=[.C$6]&amp;[.E$5]&amp;[.C484]" office:value-type="string" office:string-value="&quot;first&quot;:&quot;&quot;" calcext:value-type="string">
            <text:p>"first":""</text:p>
          </table:table-cell>
          <table:table-cell table:formula="of:=[.D$6]&amp;[.F$5]&amp;[.D484]" office:value-type="string" office:string-value="&quot;second&quot;:&quot;&quot;" calcext:value-type="string">
            <text:p>"second":""</text:p>
          </table:table-cell>
          <table:table-cell table:formula="of:=[.E484]&amp;[.G$5]&amp;[.F4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4]);&quot;&quot;;[.H$4]&amp;[.G484]&amp;[.H$5])">
            <text:p/>
          </table:table-cell>
          <table:table-cell table:formula="of:=IF([.H485]=&quot;&quot;;&quot;&quot;;&quot;,&quot;)">
            <text:p/>
          </table:table-cell>
          <table:table-cell table:formula="of:=[.J483]&amp;[.H484]&amp;[.I4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4]=&quot;&quot;;[.J484];[.K4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5]&amp;[.C$5]" office:value-type="string" office:string-value="&quot;&quot;" calcext:value-type="string">
            <text:p>""</text:p>
          </table:table-cell>
          <table:table-cell table:formula="of:=[.D$5]&amp;[.B485]&amp;[.D$5]" office:value-type="string" office:string-value="&quot;&quot;" calcext:value-type="string">
            <text:p>""</text:p>
          </table:table-cell>
          <table:table-cell table:formula="of:=[.C$6]&amp;[.E$5]&amp;[.C485]" office:value-type="string" office:string-value="&quot;first&quot;:&quot;&quot;" calcext:value-type="string">
            <text:p>"first":""</text:p>
          </table:table-cell>
          <table:table-cell table:formula="of:=[.D$6]&amp;[.F$5]&amp;[.D485]" office:value-type="string" office:string-value="&quot;second&quot;:&quot;&quot;" calcext:value-type="string">
            <text:p>"second":""</text:p>
          </table:table-cell>
          <table:table-cell table:formula="of:=[.E485]&amp;[.G$5]&amp;[.F4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5]);&quot;&quot;;[.H$4]&amp;[.G485]&amp;[.H$5])">
            <text:p/>
          </table:table-cell>
          <table:table-cell table:formula="of:=IF([.H486]=&quot;&quot;;&quot;&quot;;&quot;,&quot;)">
            <text:p/>
          </table:table-cell>
          <table:table-cell table:formula="of:=[.J484]&amp;[.H485]&amp;[.I4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5]=&quot;&quot;;[.J485];[.K4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6]&amp;[.C$5]" office:value-type="string" office:string-value="&quot;&quot;" calcext:value-type="string">
            <text:p>""</text:p>
          </table:table-cell>
          <table:table-cell table:formula="of:=[.D$5]&amp;[.B486]&amp;[.D$5]" office:value-type="string" office:string-value="&quot;&quot;" calcext:value-type="string">
            <text:p>""</text:p>
          </table:table-cell>
          <table:table-cell table:formula="of:=[.C$6]&amp;[.E$5]&amp;[.C486]" office:value-type="string" office:string-value="&quot;first&quot;:&quot;&quot;" calcext:value-type="string">
            <text:p>"first":""</text:p>
          </table:table-cell>
          <table:table-cell table:formula="of:=[.D$6]&amp;[.F$5]&amp;[.D486]" office:value-type="string" office:string-value="&quot;second&quot;:&quot;&quot;" calcext:value-type="string">
            <text:p>"second":""</text:p>
          </table:table-cell>
          <table:table-cell table:formula="of:=[.E486]&amp;[.G$5]&amp;[.F4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6]);&quot;&quot;;[.H$4]&amp;[.G486]&amp;[.H$5])">
            <text:p/>
          </table:table-cell>
          <table:table-cell table:formula="of:=IF([.H487]=&quot;&quot;;&quot;&quot;;&quot;,&quot;)">
            <text:p/>
          </table:table-cell>
          <table:table-cell table:formula="of:=[.J485]&amp;[.H486]&amp;[.I4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6]=&quot;&quot;;[.J486];[.K4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7]&amp;[.C$5]" office:value-type="string" office:string-value="&quot;&quot;" calcext:value-type="string">
            <text:p>""</text:p>
          </table:table-cell>
          <table:table-cell table:formula="of:=[.D$5]&amp;[.B487]&amp;[.D$5]" office:value-type="string" office:string-value="&quot;&quot;" calcext:value-type="string">
            <text:p>""</text:p>
          </table:table-cell>
          <table:table-cell table:formula="of:=[.C$6]&amp;[.E$5]&amp;[.C487]" office:value-type="string" office:string-value="&quot;first&quot;:&quot;&quot;" calcext:value-type="string">
            <text:p>"first":""</text:p>
          </table:table-cell>
          <table:table-cell table:formula="of:=[.D$6]&amp;[.F$5]&amp;[.D487]" office:value-type="string" office:string-value="&quot;second&quot;:&quot;&quot;" calcext:value-type="string">
            <text:p>"second":""</text:p>
          </table:table-cell>
          <table:table-cell table:formula="of:=[.E487]&amp;[.G$5]&amp;[.F4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7]);&quot;&quot;;[.H$4]&amp;[.G487]&amp;[.H$5])">
            <text:p/>
          </table:table-cell>
          <table:table-cell table:formula="of:=IF([.H488]=&quot;&quot;;&quot;&quot;;&quot;,&quot;)">
            <text:p/>
          </table:table-cell>
          <table:table-cell table:formula="of:=[.J486]&amp;[.H487]&amp;[.I4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7]=&quot;&quot;;[.J487];[.K4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8]&amp;[.C$5]" office:value-type="string" office:string-value="&quot;&quot;" calcext:value-type="string">
            <text:p>""</text:p>
          </table:table-cell>
          <table:table-cell table:formula="of:=[.D$5]&amp;[.B488]&amp;[.D$5]" office:value-type="string" office:string-value="&quot;&quot;" calcext:value-type="string">
            <text:p>""</text:p>
          </table:table-cell>
          <table:table-cell table:formula="of:=[.C$6]&amp;[.E$5]&amp;[.C488]" office:value-type="string" office:string-value="&quot;first&quot;:&quot;&quot;" calcext:value-type="string">
            <text:p>"first":""</text:p>
          </table:table-cell>
          <table:table-cell table:formula="of:=[.D$6]&amp;[.F$5]&amp;[.D488]" office:value-type="string" office:string-value="&quot;second&quot;:&quot;&quot;" calcext:value-type="string">
            <text:p>"second":""</text:p>
          </table:table-cell>
          <table:table-cell table:formula="of:=[.E488]&amp;[.G$5]&amp;[.F4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8]);&quot;&quot;;[.H$4]&amp;[.G488]&amp;[.H$5])">
            <text:p/>
          </table:table-cell>
          <table:table-cell table:formula="of:=IF([.H489]=&quot;&quot;;&quot;&quot;;&quot;,&quot;)">
            <text:p/>
          </table:table-cell>
          <table:table-cell table:formula="of:=[.J487]&amp;[.H488]&amp;[.I4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8]=&quot;&quot;;[.J488];[.K4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89]&amp;[.C$5]" office:value-type="string" office:string-value="&quot;&quot;" calcext:value-type="string">
            <text:p>""</text:p>
          </table:table-cell>
          <table:table-cell table:formula="of:=[.D$5]&amp;[.B489]&amp;[.D$5]" office:value-type="string" office:string-value="&quot;&quot;" calcext:value-type="string">
            <text:p>""</text:p>
          </table:table-cell>
          <table:table-cell table:formula="of:=[.C$6]&amp;[.E$5]&amp;[.C489]" office:value-type="string" office:string-value="&quot;first&quot;:&quot;&quot;" calcext:value-type="string">
            <text:p>"first":""</text:p>
          </table:table-cell>
          <table:table-cell table:formula="of:=[.D$6]&amp;[.F$5]&amp;[.D489]" office:value-type="string" office:string-value="&quot;second&quot;:&quot;&quot;" calcext:value-type="string">
            <text:p>"second":""</text:p>
          </table:table-cell>
          <table:table-cell table:formula="of:=[.E489]&amp;[.G$5]&amp;[.F4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89]);&quot;&quot;;[.H$4]&amp;[.G489]&amp;[.H$5])">
            <text:p/>
          </table:table-cell>
          <table:table-cell table:formula="of:=IF([.H490]=&quot;&quot;;&quot;&quot;;&quot;,&quot;)">
            <text:p/>
          </table:table-cell>
          <table:table-cell table:formula="of:=[.J488]&amp;[.H489]&amp;[.I4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89]=&quot;&quot;;[.J489];[.K4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0]&amp;[.C$5]" office:value-type="string" office:string-value="&quot;&quot;" calcext:value-type="string">
            <text:p>""</text:p>
          </table:table-cell>
          <table:table-cell table:formula="of:=[.D$5]&amp;[.B490]&amp;[.D$5]" office:value-type="string" office:string-value="&quot;&quot;" calcext:value-type="string">
            <text:p>""</text:p>
          </table:table-cell>
          <table:table-cell table:formula="of:=[.C$6]&amp;[.E$5]&amp;[.C490]" office:value-type="string" office:string-value="&quot;first&quot;:&quot;&quot;" calcext:value-type="string">
            <text:p>"first":""</text:p>
          </table:table-cell>
          <table:table-cell table:formula="of:=[.D$6]&amp;[.F$5]&amp;[.D490]" office:value-type="string" office:string-value="&quot;second&quot;:&quot;&quot;" calcext:value-type="string">
            <text:p>"second":""</text:p>
          </table:table-cell>
          <table:table-cell table:formula="of:=[.E490]&amp;[.G$5]&amp;[.F4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0]);&quot;&quot;;[.H$4]&amp;[.G490]&amp;[.H$5])">
            <text:p/>
          </table:table-cell>
          <table:table-cell table:formula="of:=IF([.H491]=&quot;&quot;;&quot;&quot;;&quot;,&quot;)">
            <text:p/>
          </table:table-cell>
          <table:table-cell table:formula="of:=[.J489]&amp;[.H490]&amp;[.I4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0]=&quot;&quot;;[.J490];[.K4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1]&amp;[.C$5]" office:value-type="string" office:string-value="&quot;&quot;" calcext:value-type="string">
            <text:p>""</text:p>
          </table:table-cell>
          <table:table-cell table:formula="of:=[.D$5]&amp;[.B491]&amp;[.D$5]" office:value-type="string" office:string-value="&quot;&quot;" calcext:value-type="string">
            <text:p>""</text:p>
          </table:table-cell>
          <table:table-cell table:formula="of:=[.C$6]&amp;[.E$5]&amp;[.C491]" office:value-type="string" office:string-value="&quot;first&quot;:&quot;&quot;" calcext:value-type="string">
            <text:p>"first":""</text:p>
          </table:table-cell>
          <table:table-cell table:formula="of:=[.D$6]&amp;[.F$5]&amp;[.D491]" office:value-type="string" office:string-value="&quot;second&quot;:&quot;&quot;" calcext:value-type="string">
            <text:p>"second":""</text:p>
          </table:table-cell>
          <table:table-cell table:formula="of:=[.E491]&amp;[.G$5]&amp;[.F4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1]);&quot;&quot;;[.H$4]&amp;[.G491]&amp;[.H$5])">
            <text:p/>
          </table:table-cell>
          <table:table-cell table:formula="of:=IF([.H492]=&quot;&quot;;&quot;&quot;;&quot;,&quot;)">
            <text:p/>
          </table:table-cell>
          <table:table-cell table:formula="of:=[.J490]&amp;[.H491]&amp;[.I4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1]=&quot;&quot;;[.J491];[.K4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2]&amp;[.C$5]" office:value-type="string" office:string-value="&quot;&quot;" calcext:value-type="string">
            <text:p>""</text:p>
          </table:table-cell>
          <table:table-cell table:formula="of:=[.D$5]&amp;[.B492]&amp;[.D$5]" office:value-type="string" office:string-value="&quot;&quot;" calcext:value-type="string">
            <text:p>""</text:p>
          </table:table-cell>
          <table:table-cell table:formula="of:=[.C$6]&amp;[.E$5]&amp;[.C492]" office:value-type="string" office:string-value="&quot;first&quot;:&quot;&quot;" calcext:value-type="string">
            <text:p>"first":""</text:p>
          </table:table-cell>
          <table:table-cell table:formula="of:=[.D$6]&amp;[.F$5]&amp;[.D492]" office:value-type="string" office:string-value="&quot;second&quot;:&quot;&quot;" calcext:value-type="string">
            <text:p>"second":""</text:p>
          </table:table-cell>
          <table:table-cell table:formula="of:=[.E492]&amp;[.G$5]&amp;[.F4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2]);&quot;&quot;;[.H$4]&amp;[.G492]&amp;[.H$5])">
            <text:p/>
          </table:table-cell>
          <table:table-cell table:formula="of:=IF([.H493]=&quot;&quot;;&quot;&quot;;&quot;,&quot;)">
            <text:p/>
          </table:table-cell>
          <table:table-cell table:formula="of:=[.J491]&amp;[.H492]&amp;[.I4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2]=&quot;&quot;;[.J492];[.K4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3]&amp;[.C$5]" office:value-type="string" office:string-value="&quot;&quot;" calcext:value-type="string">
            <text:p>""</text:p>
          </table:table-cell>
          <table:table-cell table:formula="of:=[.D$5]&amp;[.B493]&amp;[.D$5]" office:value-type="string" office:string-value="&quot;&quot;" calcext:value-type="string">
            <text:p>""</text:p>
          </table:table-cell>
          <table:table-cell table:formula="of:=[.C$6]&amp;[.E$5]&amp;[.C493]" office:value-type="string" office:string-value="&quot;first&quot;:&quot;&quot;" calcext:value-type="string">
            <text:p>"first":""</text:p>
          </table:table-cell>
          <table:table-cell table:formula="of:=[.D$6]&amp;[.F$5]&amp;[.D493]" office:value-type="string" office:string-value="&quot;second&quot;:&quot;&quot;" calcext:value-type="string">
            <text:p>"second":""</text:p>
          </table:table-cell>
          <table:table-cell table:formula="of:=[.E493]&amp;[.G$5]&amp;[.F4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3]);&quot;&quot;;[.H$4]&amp;[.G493]&amp;[.H$5])">
            <text:p/>
          </table:table-cell>
          <table:table-cell table:formula="of:=IF([.H494]=&quot;&quot;;&quot;&quot;;&quot;,&quot;)">
            <text:p/>
          </table:table-cell>
          <table:table-cell table:formula="of:=[.J492]&amp;[.H493]&amp;[.I4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3]=&quot;&quot;;[.J493];[.K4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4]&amp;[.C$5]" office:value-type="string" office:string-value="&quot;&quot;" calcext:value-type="string">
            <text:p>""</text:p>
          </table:table-cell>
          <table:table-cell table:formula="of:=[.D$5]&amp;[.B494]&amp;[.D$5]" office:value-type="string" office:string-value="&quot;&quot;" calcext:value-type="string">
            <text:p>""</text:p>
          </table:table-cell>
          <table:table-cell table:formula="of:=[.C$6]&amp;[.E$5]&amp;[.C494]" office:value-type="string" office:string-value="&quot;first&quot;:&quot;&quot;" calcext:value-type="string">
            <text:p>"first":""</text:p>
          </table:table-cell>
          <table:table-cell table:formula="of:=[.D$6]&amp;[.F$5]&amp;[.D494]" office:value-type="string" office:string-value="&quot;second&quot;:&quot;&quot;" calcext:value-type="string">
            <text:p>"second":""</text:p>
          </table:table-cell>
          <table:table-cell table:formula="of:=[.E494]&amp;[.G$5]&amp;[.F4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4]);&quot;&quot;;[.H$4]&amp;[.G494]&amp;[.H$5])">
            <text:p/>
          </table:table-cell>
          <table:table-cell table:formula="of:=IF([.H495]=&quot;&quot;;&quot;&quot;;&quot;,&quot;)">
            <text:p/>
          </table:table-cell>
          <table:table-cell table:formula="of:=[.J493]&amp;[.H494]&amp;[.I4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4]=&quot;&quot;;[.J494];[.K4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5]&amp;[.C$5]" office:value-type="string" office:string-value="&quot;&quot;" calcext:value-type="string">
            <text:p>""</text:p>
          </table:table-cell>
          <table:table-cell table:formula="of:=[.D$5]&amp;[.B495]&amp;[.D$5]" office:value-type="string" office:string-value="&quot;&quot;" calcext:value-type="string">
            <text:p>""</text:p>
          </table:table-cell>
          <table:table-cell table:formula="of:=[.C$6]&amp;[.E$5]&amp;[.C495]" office:value-type="string" office:string-value="&quot;first&quot;:&quot;&quot;" calcext:value-type="string">
            <text:p>"first":""</text:p>
          </table:table-cell>
          <table:table-cell table:formula="of:=[.D$6]&amp;[.F$5]&amp;[.D495]" office:value-type="string" office:string-value="&quot;second&quot;:&quot;&quot;" calcext:value-type="string">
            <text:p>"second":""</text:p>
          </table:table-cell>
          <table:table-cell table:formula="of:=[.E495]&amp;[.G$5]&amp;[.F4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5]);&quot;&quot;;[.H$4]&amp;[.G495]&amp;[.H$5])">
            <text:p/>
          </table:table-cell>
          <table:table-cell table:formula="of:=IF([.H496]=&quot;&quot;;&quot;&quot;;&quot;,&quot;)">
            <text:p/>
          </table:table-cell>
          <table:table-cell table:formula="of:=[.J494]&amp;[.H495]&amp;[.I4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5]=&quot;&quot;;[.J495];[.K4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6]&amp;[.C$5]" office:value-type="string" office:string-value="&quot;&quot;" calcext:value-type="string">
            <text:p>""</text:p>
          </table:table-cell>
          <table:table-cell table:formula="of:=[.D$5]&amp;[.B496]&amp;[.D$5]" office:value-type="string" office:string-value="&quot;&quot;" calcext:value-type="string">
            <text:p>""</text:p>
          </table:table-cell>
          <table:table-cell table:formula="of:=[.C$6]&amp;[.E$5]&amp;[.C496]" office:value-type="string" office:string-value="&quot;first&quot;:&quot;&quot;" calcext:value-type="string">
            <text:p>"first":""</text:p>
          </table:table-cell>
          <table:table-cell table:formula="of:=[.D$6]&amp;[.F$5]&amp;[.D496]" office:value-type="string" office:string-value="&quot;second&quot;:&quot;&quot;" calcext:value-type="string">
            <text:p>"second":""</text:p>
          </table:table-cell>
          <table:table-cell table:formula="of:=[.E496]&amp;[.G$5]&amp;[.F4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6]);&quot;&quot;;[.H$4]&amp;[.G496]&amp;[.H$5])">
            <text:p/>
          </table:table-cell>
          <table:table-cell table:formula="of:=IF([.H497]=&quot;&quot;;&quot;&quot;;&quot;,&quot;)">
            <text:p/>
          </table:table-cell>
          <table:table-cell table:formula="of:=[.J495]&amp;[.H496]&amp;[.I4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6]=&quot;&quot;;[.J496];[.K4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7]&amp;[.C$5]" office:value-type="string" office:string-value="&quot;&quot;" calcext:value-type="string">
            <text:p>""</text:p>
          </table:table-cell>
          <table:table-cell table:formula="of:=[.D$5]&amp;[.B497]&amp;[.D$5]" office:value-type="string" office:string-value="&quot;&quot;" calcext:value-type="string">
            <text:p>""</text:p>
          </table:table-cell>
          <table:table-cell table:formula="of:=[.C$6]&amp;[.E$5]&amp;[.C497]" office:value-type="string" office:string-value="&quot;first&quot;:&quot;&quot;" calcext:value-type="string">
            <text:p>"first":""</text:p>
          </table:table-cell>
          <table:table-cell table:formula="of:=[.D$6]&amp;[.F$5]&amp;[.D497]" office:value-type="string" office:string-value="&quot;second&quot;:&quot;&quot;" calcext:value-type="string">
            <text:p>"second":""</text:p>
          </table:table-cell>
          <table:table-cell table:formula="of:=[.E497]&amp;[.G$5]&amp;[.F4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7]);&quot;&quot;;[.H$4]&amp;[.G497]&amp;[.H$5])">
            <text:p/>
          </table:table-cell>
          <table:table-cell table:formula="of:=IF([.H498]=&quot;&quot;;&quot;&quot;;&quot;,&quot;)">
            <text:p/>
          </table:table-cell>
          <table:table-cell table:formula="of:=[.J496]&amp;[.H497]&amp;[.I4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7]=&quot;&quot;;[.J497];[.K4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8]&amp;[.C$5]" office:value-type="string" office:string-value="&quot;&quot;" calcext:value-type="string">
            <text:p>""</text:p>
          </table:table-cell>
          <table:table-cell table:formula="of:=[.D$5]&amp;[.B498]&amp;[.D$5]" office:value-type="string" office:string-value="&quot;&quot;" calcext:value-type="string">
            <text:p>""</text:p>
          </table:table-cell>
          <table:table-cell table:formula="of:=[.C$6]&amp;[.E$5]&amp;[.C498]" office:value-type="string" office:string-value="&quot;first&quot;:&quot;&quot;" calcext:value-type="string">
            <text:p>"first":""</text:p>
          </table:table-cell>
          <table:table-cell table:formula="of:=[.D$6]&amp;[.F$5]&amp;[.D498]" office:value-type="string" office:string-value="&quot;second&quot;:&quot;&quot;" calcext:value-type="string">
            <text:p>"second":""</text:p>
          </table:table-cell>
          <table:table-cell table:formula="of:=[.E498]&amp;[.G$5]&amp;[.F4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8]);&quot;&quot;;[.H$4]&amp;[.G498]&amp;[.H$5])">
            <text:p/>
          </table:table-cell>
          <table:table-cell table:formula="of:=IF([.H499]=&quot;&quot;;&quot;&quot;;&quot;,&quot;)">
            <text:p/>
          </table:table-cell>
          <table:table-cell table:formula="of:=[.J497]&amp;[.H498]&amp;[.I4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8]=&quot;&quot;;[.J498];[.K4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499]&amp;[.C$5]" office:value-type="string" office:string-value="&quot;&quot;" calcext:value-type="string">
            <text:p>""</text:p>
          </table:table-cell>
          <table:table-cell table:formula="of:=[.D$5]&amp;[.B499]&amp;[.D$5]" office:value-type="string" office:string-value="&quot;&quot;" calcext:value-type="string">
            <text:p>""</text:p>
          </table:table-cell>
          <table:table-cell table:formula="of:=[.C$6]&amp;[.E$5]&amp;[.C499]" office:value-type="string" office:string-value="&quot;first&quot;:&quot;&quot;" calcext:value-type="string">
            <text:p>"first":""</text:p>
          </table:table-cell>
          <table:table-cell table:formula="of:=[.D$6]&amp;[.F$5]&amp;[.D499]" office:value-type="string" office:string-value="&quot;second&quot;:&quot;&quot;" calcext:value-type="string">
            <text:p>"second":""</text:p>
          </table:table-cell>
          <table:table-cell table:formula="of:=[.E499]&amp;[.G$5]&amp;[.F4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499]);&quot;&quot;;[.H$4]&amp;[.G499]&amp;[.H$5])">
            <text:p/>
          </table:table-cell>
          <table:table-cell table:formula="of:=IF([.H500]=&quot;&quot;;&quot;&quot;;&quot;,&quot;)">
            <text:p/>
          </table:table-cell>
          <table:table-cell table:formula="of:=[.J498]&amp;[.H499]&amp;[.I4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499]=&quot;&quot;;[.J499];[.K5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0]&amp;[.C$5]" office:value-type="string" office:string-value="&quot;&quot;" calcext:value-type="string">
            <text:p>""</text:p>
          </table:table-cell>
          <table:table-cell table:formula="of:=[.D$5]&amp;[.B500]&amp;[.D$5]" office:value-type="string" office:string-value="&quot;&quot;" calcext:value-type="string">
            <text:p>""</text:p>
          </table:table-cell>
          <table:table-cell table:formula="of:=[.C$6]&amp;[.E$5]&amp;[.C500]" office:value-type="string" office:string-value="&quot;first&quot;:&quot;&quot;" calcext:value-type="string">
            <text:p>"first":""</text:p>
          </table:table-cell>
          <table:table-cell table:formula="of:=[.D$6]&amp;[.F$5]&amp;[.D500]" office:value-type="string" office:string-value="&quot;second&quot;:&quot;&quot;" calcext:value-type="string">
            <text:p>"second":""</text:p>
          </table:table-cell>
          <table:table-cell table:formula="of:=[.E500]&amp;[.G$5]&amp;[.F5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0]);&quot;&quot;;[.H$4]&amp;[.G500]&amp;[.H$5])">
            <text:p/>
          </table:table-cell>
          <table:table-cell table:formula="of:=IF([.H501]=&quot;&quot;;&quot;&quot;;&quot;,&quot;)">
            <text:p/>
          </table:table-cell>
          <table:table-cell table:formula="of:=[.J499]&amp;[.H500]&amp;[.I5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0]=&quot;&quot;;[.J500];[.K5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1]&amp;[.C$5]" office:value-type="string" office:string-value="&quot;&quot;" calcext:value-type="string">
            <text:p>""</text:p>
          </table:table-cell>
          <table:table-cell table:formula="of:=[.D$5]&amp;[.B501]&amp;[.D$5]" office:value-type="string" office:string-value="&quot;&quot;" calcext:value-type="string">
            <text:p>""</text:p>
          </table:table-cell>
          <table:table-cell table:formula="of:=[.C$6]&amp;[.E$5]&amp;[.C501]" office:value-type="string" office:string-value="&quot;first&quot;:&quot;&quot;" calcext:value-type="string">
            <text:p>"first":""</text:p>
          </table:table-cell>
          <table:table-cell table:formula="of:=[.D$6]&amp;[.F$5]&amp;[.D501]" office:value-type="string" office:string-value="&quot;second&quot;:&quot;&quot;" calcext:value-type="string">
            <text:p>"second":""</text:p>
          </table:table-cell>
          <table:table-cell table:formula="of:=[.E501]&amp;[.G$5]&amp;[.F5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1]);&quot;&quot;;[.H$4]&amp;[.G501]&amp;[.H$5])">
            <text:p/>
          </table:table-cell>
          <table:table-cell table:formula="of:=IF([.H502]=&quot;&quot;;&quot;&quot;;&quot;,&quot;)">
            <text:p/>
          </table:table-cell>
          <table:table-cell table:formula="of:=[.J500]&amp;[.H501]&amp;[.I5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1]=&quot;&quot;;[.J501];[.K5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2]&amp;[.C$5]" office:value-type="string" office:string-value="&quot;&quot;" calcext:value-type="string">
            <text:p>""</text:p>
          </table:table-cell>
          <table:table-cell table:formula="of:=[.D$5]&amp;[.B502]&amp;[.D$5]" office:value-type="string" office:string-value="&quot;&quot;" calcext:value-type="string">
            <text:p>""</text:p>
          </table:table-cell>
          <table:table-cell table:formula="of:=[.C$6]&amp;[.E$5]&amp;[.C502]" office:value-type="string" office:string-value="&quot;first&quot;:&quot;&quot;" calcext:value-type="string">
            <text:p>"first":""</text:p>
          </table:table-cell>
          <table:table-cell table:formula="of:=[.D$6]&amp;[.F$5]&amp;[.D502]" office:value-type="string" office:string-value="&quot;second&quot;:&quot;&quot;" calcext:value-type="string">
            <text:p>"second":""</text:p>
          </table:table-cell>
          <table:table-cell table:formula="of:=[.E502]&amp;[.G$5]&amp;[.F5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2]);&quot;&quot;;[.H$4]&amp;[.G502]&amp;[.H$5])">
            <text:p/>
          </table:table-cell>
          <table:table-cell table:formula="of:=IF([.H503]=&quot;&quot;;&quot;&quot;;&quot;,&quot;)">
            <text:p/>
          </table:table-cell>
          <table:table-cell table:formula="of:=[.J501]&amp;[.H502]&amp;[.I5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2]=&quot;&quot;;[.J502];[.K5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3]&amp;[.C$5]" office:value-type="string" office:string-value="&quot;&quot;" calcext:value-type="string">
            <text:p>""</text:p>
          </table:table-cell>
          <table:table-cell table:formula="of:=[.D$5]&amp;[.B503]&amp;[.D$5]" office:value-type="string" office:string-value="&quot;&quot;" calcext:value-type="string">
            <text:p>""</text:p>
          </table:table-cell>
          <table:table-cell table:formula="of:=[.C$6]&amp;[.E$5]&amp;[.C503]" office:value-type="string" office:string-value="&quot;first&quot;:&quot;&quot;" calcext:value-type="string">
            <text:p>"first":""</text:p>
          </table:table-cell>
          <table:table-cell table:formula="of:=[.D$6]&amp;[.F$5]&amp;[.D503]" office:value-type="string" office:string-value="&quot;second&quot;:&quot;&quot;" calcext:value-type="string">
            <text:p>"second":""</text:p>
          </table:table-cell>
          <table:table-cell table:formula="of:=[.E503]&amp;[.G$5]&amp;[.F5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3]);&quot;&quot;;[.H$4]&amp;[.G503]&amp;[.H$5])">
            <text:p/>
          </table:table-cell>
          <table:table-cell table:formula="of:=IF([.H504]=&quot;&quot;;&quot;&quot;;&quot;,&quot;)">
            <text:p/>
          </table:table-cell>
          <table:table-cell table:formula="of:=[.J502]&amp;[.H503]&amp;[.I5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3]=&quot;&quot;;[.J503];[.K5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4]&amp;[.C$5]" office:value-type="string" office:string-value="&quot;&quot;" calcext:value-type="string">
            <text:p>""</text:p>
          </table:table-cell>
          <table:table-cell table:formula="of:=[.D$5]&amp;[.B504]&amp;[.D$5]" office:value-type="string" office:string-value="&quot;&quot;" calcext:value-type="string">
            <text:p>""</text:p>
          </table:table-cell>
          <table:table-cell table:formula="of:=[.C$6]&amp;[.E$5]&amp;[.C504]" office:value-type="string" office:string-value="&quot;first&quot;:&quot;&quot;" calcext:value-type="string">
            <text:p>"first":""</text:p>
          </table:table-cell>
          <table:table-cell table:formula="of:=[.D$6]&amp;[.F$5]&amp;[.D504]" office:value-type="string" office:string-value="&quot;second&quot;:&quot;&quot;" calcext:value-type="string">
            <text:p>"second":""</text:p>
          </table:table-cell>
          <table:table-cell table:formula="of:=[.E504]&amp;[.G$5]&amp;[.F5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4]);&quot;&quot;;[.H$4]&amp;[.G504]&amp;[.H$5])">
            <text:p/>
          </table:table-cell>
          <table:table-cell table:formula="of:=IF([.H505]=&quot;&quot;;&quot;&quot;;&quot;,&quot;)">
            <text:p/>
          </table:table-cell>
          <table:table-cell table:formula="of:=[.J503]&amp;[.H504]&amp;[.I5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4]=&quot;&quot;;[.J504];[.K5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5]&amp;[.C$5]" office:value-type="string" office:string-value="&quot;&quot;" calcext:value-type="string">
            <text:p>""</text:p>
          </table:table-cell>
          <table:table-cell table:formula="of:=[.D$5]&amp;[.B505]&amp;[.D$5]" office:value-type="string" office:string-value="&quot;&quot;" calcext:value-type="string">
            <text:p>""</text:p>
          </table:table-cell>
          <table:table-cell table:formula="of:=[.C$6]&amp;[.E$5]&amp;[.C505]" office:value-type="string" office:string-value="&quot;first&quot;:&quot;&quot;" calcext:value-type="string">
            <text:p>"first":""</text:p>
          </table:table-cell>
          <table:table-cell table:formula="of:=[.D$6]&amp;[.F$5]&amp;[.D505]" office:value-type="string" office:string-value="&quot;second&quot;:&quot;&quot;" calcext:value-type="string">
            <text:p>"second":""</text:p>
          </table:table-cell>
          <table:table-cell table:formula="of:=[.E505]&amp;[.G$5]&amp;[.F5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5]);&quot;&quot;;[.H$4]&amp;[.G505]&amp;[.H$5])">
            <text:p/>
          </table:table-cell>
          <table:table-cell table:formula="of:=IF([.H506]=&quot;&quot;;&quot;&quot;;&quot;,&quot;)">
            <text:p/>
          </table:table-cell>
          <table:table-cell table:formula="of:=[.J504]&amp;[.H505]&amp;[.I5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5]=&quot;&quot;;[.J505];[.K5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6]&amp;[.C$5]" office:value-type="string" office:string-value="&quot;&quot;" calcext:value-type="string">
            <text:p>""</text:p>
          </table:table-cell>
          <table:table-cell table:formula="of:=[.D$5]&amp;[.B506]&amp;[.D$5]" office:value-type="string" office:string-value="&quot;&quot;" calcext:value-type="string">
            <text:p>""</text:p>
          </table:table-cell>
          <table:table-cell table:formula="of:=[.C$6]&amp;[.E$5]&amp;[.C506]" office:value-type="string" office:string-value="&quot;first&quot;:&quot;&quot;" calcext:value-type="string">
            <text:p>"first":""</text:p>
          </table:table-cell>
          <table:table-cell table:formula="of:=[.D$6]&amp;[.F$5]&amp;[.D506]" office:value-type="string" office:string-value="&quot;second&quot;:&quot;&quot;" calcext:value-type="string">
            <text:p>"second":""</text:p>
          </table:table-cell>
          <table:table-cell table:formula="of:=[.E506]&amp;[.G$5]&amp;[.F5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6]);&quot;&quot;;[.H$4]&amp;[.G506]&amp;[.H$5])">
            <text:p/>
          </table:table-cell>
          <table:table-cell table:formula="of:=IF([.H507]=&quot;&quot;;&quot;&quot;;&quot;,&quot;)">
            <text:p/>
          </table:table-cell>
          <table:table-cell table:formula="of:=[.J505]&amp;[.H506]&amp;[.I5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6]=&quot;&quot;;[.J506];[.K5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7]&amp;[.C$5]" office:value-type="string" office:string-value="&quot;&quot;" calcext:value-type="string">
            <text:p>""</text:p>
          </table:table-cell>
          <table:table-cell table:formula="of:=[.D$5]&amp;[.B507]&amp;[.D$5]" office:value-type="string" office:string-value="&quot;&quot;" calcext:value-type="string">
            <text:p>""</text:p>
          </table:table-cell>
          <table:table-cell table:formula="of:=[.C$6]&amp;[.E$5]&amp;[.C507]" office:value-type="string" office:string-value="&quot;first&quot;:&quot;&quot;" calcext:value-type="string">
            <text:p>"first":""</text:p>
          </table:table-cell>
          <table:table-cell table:formula="of:=[.D$6]&amp;[.F$5]&amp;[.D507]" office:value-type="string" office:string-value="&quot;second&quot;:&quot;&quot;" calcext:value-type="string">
            <text:p>"second":""</text:p>
          </table:table-cell>
          <table:table-cell table:formula="of:=[.E507]&amp;[.G$5]&amp;[.F5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7]);&quot;&quot;;[.H$4]&amp;[.G507]&amp;[.H$5])">
            <text:p/>
          </table:table-cell>
          <table:table-cell table:formula="of:=IF([.H508]=&quot;&quot;;&quot;&quot;;&quot;,&quot;)">
            <text:p/>
          </table:table-cell>
          <table:table-cell table:formula="of:=[.J506]&amp;[.H507]&amp;[.I5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7]=&quot;&quot;;[.J507];[.K5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8]&amp;[.C$5]" office:value-type="string" office:string-value="&quot;&quot;" calcext:value-type="string">
            <text:p>""</text:p>
          </table:table-cell>
          <table:table-cell table:formula="of:=[.D$5]&amp;[.B508]&amp;[.D$5]" office:value-type="string" office:string-value="&quot;&quot;" calcext:value-type="string">
            <text:p>""</text:p>
          </table:table-cell>
          <table:table-cell table:formula="of:=[.C$6]&amp;[.E$5]&amp;[.C508]" office:value-type="string" office:string-value="&quot;first&quot;:&quot;&quot;" calcext:value-type="string">
            <text:p>"first":""</text:p>
          </table:table-cell>
          <table:table-cell table:formula="of:=[.D$6]&amp;[.F$5]&amp;[.D508]" office:value-type="string" office:string-value="&quot;second&quot;:&quot;&quot;" calcext:value-type="string">
            <text:p>"second":""</text:p>
          </table:table-cell>
          <table:table-cell table:formula="of:=[.E508]&amp;[.G$5]&amp;[.F5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8]);&quot;&quot;;[.H$4]&amp;[.G508]&amp;[.H$5])">
            <text:p/>
          </table:table-cell>
          <table:table-cell table:formula="of:=IF([.H509]=&quot;&quot;;&quot;&quot;;&quot;,&quot;)">
            <text:p/>
          </table:table-cell>
          <table:table-cell table:formula="of:=[.J507]&amp;[.H508]&amp;[.I5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8]=&quot;&quot;;[.J508];[.K5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09]&amp;[.C$5]" office:value-type="string" office:string-value="&quot;&quot;" calcext:value-type="string">
            <text:p>""</text:p>
          </table:table-cell>
          <table:table-cell table:formula="of:=[.D$5]&amp;[.B509]&amp;[.D$5]" office:value-type="string" office:string-value="&quot;&quot;" calcext:value-type="string">
            <text:p>""</text:p>
          </table:table-cell>
          <table:table-cell table:formula="of:=[.C$6]&amp;[.E$5]&amp;[.C509]" office:value-type="string" office:string-value="&quot;first&quot;:&quot;&quot;" calcext:value-type="string">
            <text:p>"first":""</text:p>
          </table:table-cell>
          <table:table-cell table:formula="of:=[.D$6]&amp;[.F$5]&amp;[.D509]" office:value-type="string" office:string-value="&quot;second&quot;:&quot;&quot;" calcext:value-type="string">
            <text:p>"second":""</text:p>
          </table:table-cell>
          <table:table-cell table:formula="of:=[.E509]&amp;[.G$5]&amp;[.F5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09]);&quot;&quot;;[.H$4]&amp;[.G509]&amp;[.H$5])">
            <text:p/>
          </table:table-cell>
          <table:table-cell table:formula="of:=IF([.H510]=&quot;&quot;;&quot;&quot;;&quot;,&quot;)">
            <text:p/>
          </table:table-cell>
          <table:table-cell table:formula="of:=[.J508]&amp;[.H509]&amp;[.I5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09]=&quot;&quot;;[.J509];[.K5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0]&amp;[.C$5]" office:value-type="string" office:string-value="&quot;&quot;" calcext:value-type="string">
            <text:p>""</text:p>
          </table:table-cell>
          <table:table-cell table:formula="of:=[.D$5]&amp;[.B510]&amp;[.D$5]" office:value-type="string" office:string-value="&quot;&quot;" calcext:value-type="string">
            <text:p>""</text:p>
          </table:table-cell>
          <table:table-cell table:formula="of:=[.C$6]&amp;[.E$5]&amp;[.C510]" office:value-type="string" office:string-value="&quot;first&quot;:&quot;&quot;" calcext:value-type="string">
            <text:p>"first":""</text:p>
          </table:table-cell>
          <table:table-cell table:formula="of:=[.D$6]&amp;[.F$5]&amp;[.D510]" office:value-type="string" office:string-value="&quot;second&quot;:&quot;&quot;" calcext:value-type="string">
            <text:p>"second":""</text:p>
          </table:table-cell>
          <table:table-cell table:formula="of:=[.E510]&amp;[.G$5]&amp;[.F5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0]);&quot;&quot;;[.H$4]&amp;[.G510]&amp;[.H$5])">
            <text:p/>
          </table:table-cell>
          <table:table-cell table:formula="of:=IF([.H511]=&quot;&quot;;&quot;&quot;;&quot;,&quot;)">
            <text:p/>
          </table:table-cell>
          <table:table-cell table:formula="of:=[.J509]&amp;[.H510]&amp;[.I5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0]=&quot;&quot;;[.J510];[.K5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1]&amp;[.C$5]" office:value-type="string" office:string-value="&quot;&quot;" calcext:value-type="string">
            <text:p>""</text:p>
          </table:table-cell>
          <table:table-cell table:formula="of:=[.D$5]&amp;[.B511]&amp;[.D$5]" office:value-type="string" office:string-value="&quot;&quot;" calcext:value-type="string">
            <text:p>""</text:p>
          </table:table-cell>
          <table:table-cell table:formula="of:=[.C$6]&amp;[.E$5]&amp;[.C511]" office:value-type="string" office:string-value="&quot;first&quot;:&quot;&quot;" calcext:value-type="string">
            <text:p>"first":""</text:p>
          </table:table-cell>
          <table:table-cell table:formula="of:=[.D$6]&amp;[.F$5]&amp;[.D511]" office:value-type="string" office:string-value="&quot;second&quot;:&quot;&quot;" calcext:value-type="string">
            <text:p>"second":""</text:p>
          </table:table-cell>
          <table:table-cell table:formula="of:=[.E511]&amp;[.G$5]&amp;[.F5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1]);&quot;&quot;;[.H$4]&amp;[.G511]&amp;[.H$5])">
            <text:p/>
          </table:table-cell>
          <table:table-cell table:formula="of:=IF([.H512]=&quot;&quot;;&quot;&quot;;&quot;,&quot;)">
            <text:p/>
          </table:table-cell>
          <table:table-cell table:formula="of:=[.J510]&amp;[.H511]&amp;[.I5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1]=&quot;&quot;;[.J511];[.K5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2]&amp;[.C$5]" office:value-type="string" office:string-value="&quot;&quot;" calcext:value-type="string">
            <text:p>""</text:p>
          </table:table-cell>
          <table:table-cell table:formula="of:=[.D$5]&amp;[.B512]&amp;[.D$5]" office:value-type="string" office:string-value="&quot;&quot;" calcext:value-type="string">
            <text:p>""</text:p>
          </table:table-cell>
          <table:table-cell table:formula="of:=[.C$6]&amp;[.E$5]&amp;[.C512]" office:value-type="string" office:string-value="&quot;first&quot;:&quot;&quot;" calcext:value-type="string">
            <text:p>"first":""</text:p>
          </table:table-cell>
          <table:table-cell table:formula="of:=[.D$6]&amp;[.F$5]&amp;[.D512]" office:value-type="string" office:string-value="&quot;second&quot;:&quot;&quot;" calcext:value-type="string">
            <text:p>"second":""</text:p>
          </table:table-cell>
          <table:table-cell table:formula="of:=[.E512]&amp;[.G$5]&amp;[.F5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2]);&quot;&quot;;[.H$4]&amp;[.G512]&amp;[.H$5])">
            <text:p/>
          </table:table-cell>
          <table:table-cell table:formula="of:=IF([.H513]=&quot;&quot;;&quot;&quot;;&quot;,&quot;)">
            <text:p/>
          </table:table-cell>
          <table:table-cell table:formula="of:=[.J511]&amp;[.H512]&amp;[.I5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2]=&quot;&quot;;[.J512];[.K5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3]&amp;[.C$5]" office:value-type="string" office:string-value="&quot;&quot;" calcext:value-type="string">
            <text:p>""</text:p>
          </table:table-cell>
          <table:table-cell table:formula="of:=[.D$5]&amp;[.B513]&amp;[.D$5]" office:value-type="string" office:string-value="&quot;&quot;" calcext:value-type="string">
            <text:p>""</text:p>
          </table:table-cell>
          <table:table-cell table:formula="of:=[.C$6]&amp;[.E$5]&amp;[.C513]" office:value-type="string" office:string-value="&quot;first&quot;:&quot;&quot;" calcext:value-type="string">
            <text:p>"first":""</text:p>
          </table:table-cell>
          <table:table-cell table:formula="of:=[.D$6]&amp;[.F$5]&amp;[.D513]" office:value-type="string" office:string-value="&quot;second&quot;:&quot;&quot;" calcext:value-type="string">
            <text:p>"second":""</text:p>
          </table:table-cell>
          <table:table-cell table:formula="of:=[.E513]&amp;[.G$5]&amp;[.F5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3]);&quot;&quot;;[.H$4]&amp;[.G513]&amp;[.H$5])">
            <text:p/>
          </table:table-cell>
          <table:table-cell table:formula="of:=IF([.H514]=&quot;&quot;;&quot;&quot;;&quot;,&quot;)">
            <text:p/>
          </table:table-cell>
          <table:table-cell table:formula="of:=[.J512]&amp;[.H513]&amp;[.I5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3]=&quot;&quot;;[.J513];[.K5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4]&amp;[.C$5]" office:value-type="string" office:string-value="&quot;&quot;" calcext:value-type="string">
            <text:p>""</text:p>
          </table:table-cell>
          <table:table-cell table:formula="of:=[.D$5]&amp;[.B514]&amp;[.D$5]" office:value-type="string" office:string-value="&quot;&quot;" calcext:value-type="string">
            <text:p>""</text:p>
          </table:table-cell>
          <table:table-cell table:formula="of:=[.C$6]&amp;[.E$5]&amp;[.C514]" office:value-type="string" office:string-value="&quot;first&quot;:&quot;&quot;" calcext:value-type="string">
            <text:p>"first":""</text:p>
          </table:table-cell>
          <table:table-cell table:formula="of:=[.D$6]&amp;[.F$5]&amp;[.D514]" office:value-type="string" office:string-value="&quot;second&quot;:&quot;&quot;" calcext:value-type="string">
            <text:p>"second":""</text:p>
          </table:table-cell>
          <table:table-cell table:formula="of:=[.E514]&amp;[.G$5]&amp;[.F5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4]);&quot;&quot;;[.H$4]&amp;[.G514]&amp;[.H$5])">
            <text:p/>
          </table:table-cell>
          <table:table-cell table:formula="of:=IF([.H515]=&quot;&quot;;&quot;&quot;;&quot;,&quot;)">
            <text:p/>
          </table:table-cell>
          <table:table-cell table:formula="of:=[.J513]&amp;[.H514]&amp;[.I5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4]=&quot;&quot;;[.J514];[.K5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5]&amp;[.C$5]" office:value-type="string" office:string-value="&quot;&quot;" calcext:value-type="string">
            <text:p>""</text:p>
          </table:table-cell>
          <table:table-cell table:formula="of:=[.D$5]&amp;[.B515]&amp;[.D$5]" office:value-type="string" office:string-value="&quot;&quot;" calcext:value-type="string">
            <text:p>""</text:p>
          </table:table-cell>
          <table:table-cell table:formula="of:=[.C$6]&amp;[.E$5]&amp;[.C515]" office:value-type="string" office:string-value="&quot;first&quot;:&quot;&quot;" calcext:value-type="string">
            <text:p>"first":""</text:p>
          </table:table-cell>
          <table:table-cell table:formula="of:=[.D$6]&amp;[.F$5]&amp;[.D515]" office:value-type="string" office:string-value="&quot;second&quot;:&quot;&quot;" calcext:value-type="string">
            <text:p>"second":""</text:p>
          </table:table-cell>
          <table:table-cell table:formula="of:=[.E515]&amp;[.G$5]&amp;[.F5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5]);&quot;&quot;;[.H$4]&amp;[.G515]&amp;[.H$5])">
            <text:p/>
          </table:table-cell>
          <table:table-cell table:formula="of:=IF([.H516]=&quot;&quot;;&quot;&quot;;&quot;,&quot;)">
            <text:p/>
          </table:table-cell>
          <table:table-cell table:formula="of:=[.J514]&amp;[.H515]&amp;[.I5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5]=&quot;&quot;;[.J515];[.K5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6]&amp;[.C$5]" office:value-type="string" office:string-value="&quot;&quot;" calcext:value-type="string">
            <text:p>""</text:p>
          </table:table-cell>
          <table:table-cell table:formula="of:=[.D$5]&amp;[.B516]&amp;[.D$5]" office:value-type="string" office:string-value="&quot;&quot;" calcext:value-type="string">
            <text:p>""</text:p>
          </table:table-cell>
          <table:table-cell table:formula="of:=[.C$6]&amp;[.E$5]&amp;[.C516]" office:value-type="string" office:string-value="&quot;first&quot;:&quot;&quot;" calcext:value-type="string">
            <text:p>"first":""</text:p>
          </table:table-cell>
          <table:table-cell table:formula="of:=[.D$6]&amp;[.F$5]&amp;[.D516]" office:value-type="string" office:string-value="&quot;second&quot;:&quot;&quot;" calcext:value-type="string">
            <text:p>"second":""</text:p>
          </table:table-cell>
          <table:table-cell table:formula="of:=[.E516]&amp;[.G$5]&amp;[.F5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6]);&quot;&quot;;[.H$4]&amp;[.G516]&amp;[.H$5])">
            <text:p/>
          </table:table-cell>
          <table:table-cell table:formula="of:=IF([.H517]=&quot;&quot;;&quot;&quot;;&quot;,&quot;)">
            <text:p/>
          </table:table-cell>
          <table:table-cell table:formula="of:=[.J515]&amp;[.H516]&amp;[.I5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6]=&quot;&quot;;[.J516];[.K5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7]&amp;[.C$5]" office:value-type="string" office:string-value="&quot;&quot;" calcext:value-type="string">
            <text:p>""</text:p>
          </table:table-cell>
          <table:table-cell table:formula="of:=[.D$5]&amp;[.B517]&amp;[.D$5]" office:value-type="string" office:string-value="&quot;&quot;" calcext:value-type="string">
            <text:p>""</text:p>
          </table:table-cell>
          <table:table-cell table:formula="of:=[.C$6]&amp;[.E$5]&amp;[.C517]" office:value-type="string" office:string-value="&quot;first&quot;:&quot;&quot;" calcext:value-type="string">
            <text:p>"first":""</text:p>
          </table:table-cell>
          <table:table-cell table:formula="of:=[.D$6]&amp;[.F$5]&amp;[.D517]" office:value-type="string" office:string-value="&quot;second&quot;:&quot;&quot;" calcext:value-type="string">
            <text:p>"second":""</text:p>
          </table:table-cell>
          <table:table-cell table:formula="of:=[.E517]&amp;[.G$5]&amp;[.F5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7]);&quot;&quot;;[.H$4]&amp;[.G517]&amp;[.H$5])">
            <text:p/>
          </table:table-cell>
          <table:table-cell table:formula="of:=IF([.H518]=&quot;&quot;;&quot;&quot;;&quot;,&quot;)">
            <text:p/>
          </table:table-cell>
          <table:table-cell table:formula="of:=[.J516]&amp;[.H517]&amp;[.I5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7]=&quot;&quot;;[.J517];[.K5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8]&amp;[.C$5]" office:value-type="string" office:string-value="&quot;&quot;" calcext:value-type="string">
            <text:p>""</text:p>
          </table:table-cell>
          <table:table-cell table:formula="of:=[.D$5]&amp;[.B518]&amp;[.D$5]" office:value-type="string" office:string-value="&quot;&quot;" calcext:value-type="string">
            <text:p>""</text:p>
          </table:table-cell>
          <table:table-cell table:formula="of:=[.C$6]&amp;[.E$5]&amp;[.C518]" office:value-type="string" office:string-value="&quot;first&quot;:&quot;&quot;" calcext:value-type="string">
            <text:p>"first":""</text:p>
          </table:table-cell>
          <table:table-cell table:formula="of:=[.D$6]&amp;[.F$5]&amp;[.D518]" office:value-type="string" office:string-value="&quot;second&quot;:&quot;&quot;" calcext:value-type="string">
            <text:p>"second":""</text:p>
          </table:table-cell>
          <table:table-cell table:formula="of:=[.E518]&amp;[.G$5]&amp;[.F5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8]);&quot;&quot;;[.H$4]&amp;[.G518]&amp;[.H$5])">
            <text:p/>
          </table:table-cell>
          <table:table-cell table:formula="of:=IF([.H519]=&quot;&quot;;&quot;&quot;;&quot;,&quot;)">
            <text:p/>
          </table:table-cell>
          <table:table-cell table:formula="of:=[.J517]&amp;[.H518]&amp;[.I5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8]=&quot;&quot;;[.J518];[.K5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19]&amp;[.C$5]" office:value-type="string" office:string-value="&quot;&quot;" calcext:value-type="string">
            <text:p>""</text:p>
          </table:table-cell>
          <table:table-cell table:formula="of:=[.D$5]&amp;[.B519]&amp;[.D$5]" office:value-type="string" office:string-value="&quot;&quot;" calcext:value-type="string">
            <text:p>""</text:p>
          </table:table-cell>
          <table:table-cell table:formula="of:=[.C$6]&amp;[.E$5]&amp;[.C519]" office:value-type="string" office:string-value="&quot;first&quot;:&quot;&quot;" calcext:value-type="string">
            <text:p>"first":""</text:p>
          </table:table-cell>
          <table:table-cell table:formula="of:=[.D$6]&amp;[.F$5]&amp;[.D519]" office:value-type="string" office:string-value="&quot;second&quot;:&quot;&quot;" calcext:value-type="string">
            <text:p>"second":""</text:p>
          </table:table-cell>
          <table:table-cell table:formula="of:=[.E519]&amp;[.G$5]&amp;[.F5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19]);&quot;&quot;;[.H$4]&amp;[.G519]&amp;[.H$5])">
            <text:p/>
          </table:table-cell>
          <table:table-cell table:formula="of:=IF([.H520]=&quot;&quot;;&quot;&quot;;&quot;,&quot;)">
            <text:p/>
          </table:table-cell>
          <table:table-cell table:formula="of:=[.J518]&amp;[.H519]&amp;[.I5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19]=&quot;&quot;;[.J519];[.K5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0]&amp;[.C$5]" office:value-type="string" office:string-value="&quot;&quot;" calcext:value-type="string">
            <text:p>""</text:p>
          </table:table-cell>
          <table:table-cell table:formula="of:=[.D$5]&amp;[.B520]&amp;[.D$5]" office:value-type="string" office:string-value="&quot;&quot;" calcext:value-type="string">
            <text:p>""</text:p>
          </table:table-cell>
          <table:table-cell table:formula="of:=[.C$6]&amp;[.E$5]&amp;[.C520]" office:value-type="string" office:string-value="&quot;first&quot;:&quot;&quot;" calcext:value-type="string">
            <text:p>"first":""</text:p>
          </table:table-cell>
          <table:table-cell table:formula="of:=[.D$6]&amp;[.F$5]&amp;[.D520]" office:value-type="string" office:string-value="&quot;second&quot;:&quot;&quot;" calcext:value-type="string">
            <text:p>"second":""</text:p>
          </table:table-cell>
          <table:table-cell table:formula="of:=[.E520]&amp;[.G$5]&amp;[.F5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0]);&quot;&quot;;[.H$4]&amp;[.G520]&amp;[.H$5])">
            <text:p/>
          </table:table-cell>
          <table:table-cell table:formula="of:=IF([.H521]=&quot;&quot;;&quot;&quot;;&quot;,&quot;)">
            <text:p/>
          </table:table-cell>
          <table:table-cell table:formula="of:=[.J519]&amp;[.H520]&amp;[.I5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0]=&quot;&quot;;[.J520];[.K5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1]&amp;[.C$5]" office:value-type="string" office:string-value="&quot;&quot;" calcext:value-type="string">
            <text:p>""</text:p>
          </table:table-cell>
          <table:table-cell table:formula="of:=[.D$5]&amp;[.B521]&amp;[.D$5]" office:value-type="string" office:string-value="&quot;&quot;" calcext:value-type="string">
            <text:p>""</text:p>
          </table:table-cell>
          <table:table-cell table:formula="of:=[.C$6]&amp;[.E$5]&amp;[.C521]" office:value-type="string" office:string-value="&quot;first&quot;:&quot;&quot;" calcext:value-type="string">
            <text:p>"first":""</text:p>
          </table:table-cell>
          <table:table-cell table:formula="of:=[.D$6]&amp;[.F$5]&amp;[.D521]" office:value-type="string" office:string-value="&quot;second&quot;:&quot;&quot;" calcext:value-type="string">
            <text:p>"second":""</text:p>
          </table:table-cell>
          <table:table-cell table:formula="of:=[.E521]&amp;[.G$5]&amp;[.F5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1]);&quot;&quot;;[.H$4]&amp;[.G521]&amp;[.H$5])">
            <text:p/>
          </table:table-cell>
          <table:table-cell table:formula="of:=IF([.H522]=&quot;&quot;;&quot;&quot;;&quot;,&quot;)">
            <text:p/>
          </table:table-cell>
          <table:table-cell table:formula="of:=[.J520]&amp;[.H521]&amp;[.I5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1]=&quot;&quot;;[.J521];[.K5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2]&amp;[.C$5]" office:value-type="string" office:string-value="&quot;&quot;" calcext:value-type="string">
            <text:p>""</text:p>
          </table:table-cell>
          <table:table-cell table:formula="of:=[.D$5]&amp;[.B522]&amp;[.D$5]" office:value-type="string" office:string-value="&quot;&quot;" calcext:value-type="string">
            <text:p>""</text:p>
          </table:table-cell>
          <table:table-cell table:formula="of:=[.C$6]&amp;[.E$5]&amp;[.C522]" office:value-type="string" office:string-value="&quot;first&quot;:&quot;&quot;" calcext:value-type="string">
            <text:p>"first":""</text:p>
          </table:table-cell>
          <table:table-cell table:formula="of:=[.D$6]&amp;[.F$5]&amp;[.D522]" office:value-type="string" office:string-value="&quot;second&quot;:&quot;&quot;" calcext:value-type="string">
            <text:p>"second":""</text:p>
          </table:table-cell>
          <table:table-cell table:formula="of:=[.E522]&amp;[.G$5]&amp;[.F5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2]);&quot;&quot;;[.H$4]&amp;[.G522]&amp;[.H$5])">
            <text:p/>
          </table:table-cell>
          <table:table-cell table:formula="of:=IF([.H523]=&quot;&quot;;&quot;&quot;;&quot;,&quot;)">
            <text:p/>
          </table:table-cell>
          <table:table-cell table:formula="of:=[.J521]&amp;[.H522]&amp;[.I5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2]=&quot;&quot;;[.J522];[.K5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3]&amp;[.C$5]" office:value-type="string" office:string-value="&quot;&quot;" calcext:value-type="string">
            <text:p>""</text:p>
          </table:table-cell>
          <table:table-cell table:formula="of:=[.D$5]&amp;[.B523]&amp;[.D$5]" office:value-type="string" office:string-value="&quot;&quot;" calcext:value-type="string">
            <text:p>""</text:p>
          </table:table-cell>
          <table:table-cell table:formula="of:=[.C$6]&amp;[.E$5]&amp;[.C523]" office:value-type="string" office:string-value="&quot;first&quot;:&quot;&quot;" calcext:value-type="string">
            <text:p>"first":""</text:p>
          </table:table-cell>
          <table:table-cell table:formula="of:=[.D$6]&amp;[.F$5]&amp;[.D523]" office:value-type="string" office:string-value="&quot;second&quot;:&quot;&quot;" calcext:value-type="string">
            <text:p>"second":""</text:p>
          </table:table-cell>
          <table:table-cell table:formula="of:=[.E523]&amp;[.G$5]&amp;[.F5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3]);&quot;&quot;;[.H$4]&amp;[.G523]&amp;[.H$5])">
            <text:p/>
          </table:table-cell>
          <table:table-cell table:formula="of:=IF([.H524]=&quot;&quot;;&quot;&quot;;&quot;,&quot;)">
            <text:p/>
          </table:table-cell>
          <table:table-cell table:formula="of:=[.J522]&amp;[.H523]&amp;[.I5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3]=&quot;&quot;;[.J523];[.K5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4]&amp;[.C$5]" office:value-type="string" office:string-value="&quot;&quot;" calcext:value-type="string">
            <text:p>""</text:p>
          </table:table-cell>
          <table:table-cell table:formula="of:=[.D$5]&amp;[.B524]&amp;[.D$5]" office:value-type="string" office:string-value="&quot;&quot;" calcext:value-type="string">
            <text:p>""</text:p>
          </table:table-cell>
          <table:table-cell table:formula="of:=[.C$6]&amp;[.E$5]&amp;[.C524]" office:value-type="string" office:string-value="&quot;first&quot;:&quot;&quot;" calcext:value-type="string">
            <text:p>"first":""</text:p>
          </table:table-cell>
          <table:table-cell table:formula="of:=[.D$6]&amp;[.F$5]&amp;[.D524]" office:value-type="string" office:string-value="&quot;second&quot;:&quot;&quot;" calcext:value-type="string">
            <text:p>"second":""</text:p>
          </table:table-cell>
          <table:table-cell table:formula="of:=[.E524]&amp;[.G$5]&amp;[.F5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4]);&quot;&quot;;[.H$4]&amp;[.G524]&amp;[.H$5])">
            <text:p/>
          </table:table-cell>
          <table:table-cell table:formula="of:=IF([.H525]=&quot;&quot;;&quot;&quot;;&quot;,&quot;)">
            <text:p/>
          </table:table-cell>
          <table:table-cell table:formula="of:=[.J523]&amp;[.H524]&amp;[.I5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4]=&quot;&quot;;[.J524];[.K5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5]&amp;[.C$5]" office:value-type="string" office:string-value="&quot;&quot;" calcext:value-type="string">
            <text:p>""</text:p>
          </table:table-cell>
          <table:table-cell table:formula="of:=[.D$5]&amp;[.B525]&amp;[.D$5]" office:value-type="string" office:string-value="&quot;&quot;" calcext:value-type="string">
            <text:p>""</text:p>
          </table:table-cell>
          <table:table-cell table:formula="of:=[.C$6]&amp;[.E$5]&amp;[.C525]" office:value-type="string" office:string-value="&quot;first&quot;:&quot;&quot;" calcext:value-type="string">
            <text:p>"first":""</text:p>
          </table:table-cell>
          <table:table-cell table:formula="of:=[.D$6]&amp;[.F$5]&amp;[.D525]" office:value-type="string" office:string-value="&quot;second&quot;:&quot;&quot;" calcext:value-type="string">
            <text:p>"second":""</text:p>
          </table:table-cell>
          <table:table-cell table:formula="of:=[.E525]&amp;[.G$5]&amp;[.F5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5]);&quot;&quot;;[.H$4]&amp;[.G525]&amp;[.H$5])">
            <text:p/>
          </table:table-cell>
          <table:table-cell table:formula="of:=IF([.H526]=&quot;&quot;;&quot;&quot;;&quot;,&quot;)">
            <text:p/>
          </table:table-cell>
          <table:table-cell table:formula="of:=[.J524]&amp;[.H525]&amp;[.I5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5]=&quot;&quot;;[.J525];[.K5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6]&amp;[.C$5]" office:value-type="string" office:string-value="&quot;&quot;" calcext:value-type="string">
            <text:p>""</text:p>
          </table:table-cell>
          <table:table-cell table:formula="of:=[.D$5]&amp;[.B526]&amp;[.D$5]" office:value-type="string" office:string-value="&quot;&quot;" calcext:value-type="string">
            <text:p>""</text:p>
          </table:table-cell>
          <table:table-cell table:formula="of:=[.C$6]&amp;[.E$5]&amp;[.C526]" office:value-type="string" office:string-value="&quot;first&quot;:&quot;&quot;" calcext:value-type="string">
            <text:p>"first":""</text:p>
          </table:table-cell>
          <table:table-cell table:formula="of:=[.D$6]&amp;[.F$5]&amp;[.D526]" office:value-type="string" office:string-value="&quot;second&quot;:&quot;&quot;" calcext:value-type="string">
            <text:p>"second":""</text:p>
          </table:table-cell>
          <table:table-cell table:formula="of:=[.E526]&amp;[.G$5]&amp;[.F5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6]);&quot;&quot;;[.H$4]&amp;[.G526]&amp;[.H$5])">
            <text:p/>
          </table:table-cell>
          <table:table-cell table:formula="of:=IF([.H527]=&quot;&quot;;&quot;&quot;;&quot;,&quot;)">
            <text:p/>
          </table:table-cell>
          <table:table-cell table:formula="of:=[.J525]&amp;[.H526]&amp;[.I5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6]=&quot;&quot;;[.J526];[.K5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7]&amp;[.C$5]" office:value-type="string" office:string-value="&quot;&quot;" calcext:value-type="string">
            <text:p>""</text:p>
          </table:table-cell>
          <table:table-cell table:formula="of:=[.D$5]&amp;[.B527]&amp;[.D$5]" office:value-type="string" office:string-value="&quot;&quot;" calcext:value-type="string">
            <text:p>""</text:p>
          </table:table-cell>
          <table:table-cell table:formula="of:=[.C$6]&amp;[.E$5]&amp;[.C527]" office:value-type="string" office:string-value="&quot;first&quot;:&quot;&quot;" calcext:value-type="string">
            <text:p>"first":""</text:p>
          </table:table-cell>
          <table:table-cell table:formula="of:=[.D$6]&amp;[.F$5]&amp;[.D527]" office:value-type="string" office:string-value="&quot;second&quot;:&quot;&quot;" calcext:value-type="string">
            <text:p>"second":""</text:p>
          </table:table-cell>
          <table:table-cell table:formula="of:=[.E527]&amp;[.G$5]&amp;[.F5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7]);&quot;&quot;;[.H$4]&amp;[.G527]&amp;[.H$5])">
            <text:p/>
          </table:table-cell>
          <table:table-cell table:formula="of:=IF([.H528]=&quot;&quot;;&quot;&quot;;&quot;,&quot;)">
            <text:p/>
          </table:table-cell>
          <table:table-cell table:formula="of:=[.J526]&amp;[.H527]&amp;[.I5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7]=&quot;&quot;;[.J527];[.K5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8]&amp;[.C$5]" office:value-type="string" office:string-value="&quot;&quot;" calcext:value-type="string">
            <text:p>""</text:p>
          </table:table-cell>
          <table:table-cell table:formula="of:=[.D$5]&amp;[.B528]&amp;[.D$5]" office:value-type="string" office:string-value="&quot;&quot;" calcext:value-type="string">
            <text:p>""</text:p>
          </table:table-cell>
          <table:table-cell table:formula="of:=[.C$6]&amp;[.E$5]&amp;[.C528]" office:value-type="string" office:string-value="&quot;first&quot;:&quot;&quot;" calcext:value-type="string">
            <text:p>"first":""</text:p>
          </table:table-cell>
          <table:table-cell table:formula="of:=[.D$6]&amp;[.F$5]&amp;[.D528]" office:value-type="string" office:string-value="&quot;second&quot;:&quot;&quot;" calcext:value-type="string">
            <text:p>"second":""</text:p>
          </table:table-cell>
          <table:table-cell table:formula="of:=[.E528]&amp;[.G$5]&amp;[.F5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8]);&quot;&quot;;[.H$4]&amp;[.G528]&amp;[.H$5])">
            <text:p/>
          </table:table-cell>
          <table:table-cell table:formula="of:=IF([.H529]=&quot;&quot;;&quot;&quot;;&quot;,&quot;)">
            <text:p/>
          </table:table-cell>
          <table:table-cell table:formula="of:=[.J527]&amp;[.H528]&amp;[.I5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8]=&quot;&quot;;[.J528];[.K5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29]&amp;[.C$5]" office:value-type="string" office:string-value="&quot;&quot;" calcext:value-type="string">
            <text:p>""</text:p>
          </table:table-cell>
          <table:table-cell table:formula="of:=[.D$5]&amp;[.B529]&amp;[.D$5]" office:value-type="string" office:string-value="&quot;&quot;" calcext:value-type="string">
            <text:p>""</text:p>
          </table:table-cell>
          <table:table-cell table:formula="of:=[.C$6]&amp;[.E$5]&amp;[.C529]" office:value-type="string" office:string-value="&quot;first&quot;:&quot;&quot;" calcext:value-type="string">
            <text:p>"first":""</text:p>
          </table:table-cell>
          <table:table-cell table:formula="of:=[.D$6]&amp;[.F$5]&amp;[.D529]" office:value-type="string" office:string-value="&quot;second&quot;:&quot;&quot;" calcext:value-type="string">
            <text:p>"second":""</text:p>
          </table:table-cell>
          <table:table-cell table:formula="of:=[.E529]&amp;[.G$5]&amp;[.F5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29]);&quot;&quot;;[.H$4]&amp;[.G529]&amp;[.H$5])">
            <text:p/>
          </table:table-cell>
          <table:table-cell table:formula="of:=IF([.H530]=&quot;&quot;;&quot;&quot;;&quot;,&quot;)">
            <text:p/>
          </table:table-cell>
          <table:table-cell table:formula="of:=[.J528]&amp;[.H529]&amp;[.I5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29]=&quot;&quot;;[.J529];[.K5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0]&amp;[.C$5]" office:value-type="string" office:string-value="&quot;&quot;" calcext:value-type="string">
            <text:p>""</text:p>
          </table:table-cell>
          <table:table-cell table:formula="of:=[.D$5]&amp;[.B530]&amp;[.D$5]" office:value-type="string" office:string-value="&quot;&quot;" calcext:value-type="string">
            <text:p>""</text:p>
          </table:table-cell>
          <table:table-cell table:formula="of:=[.C$6]&amp;[.E$5]&amp;[.C530]" office:value-type="string" office:string-value="&quot;first&quot;:&quot;&quot;" calcext:value-type="string">
            <text:p>"first":""</text:p>
          </table:table-cell>
          <table:table-cell table:formula="of:=[.D$6]&amp;[.F$5]&amp;[.D530]" office:value-type="string" office:string-value="&quot;second&quot;:&quot;&quot;" calcext:value-type="string">
            <text:p>"second":""</text:p>
          </table:table-cell>
          <table:table-cell table:formula="of:=[.E530]&amp;[.G$5]&amp;[.F5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0]);&quot;&quot;;[.H$4]&amp;[.G530]&amp;[.H$5])">
            <text:p/>
          </table:table-cell>
          <table:table-cell table:formula="of:=IF([.H531]=&quot;&quot;;&quot;&quot;;&quot;,&quot;)">
            <text:p/>
          </table:table-cell>
          <table:table-cell table:formula="of:=[.J529]&amp;[.H530]&amp;[.I5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0]=&quot;&quot;;[.J530];[.K5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1]&amp;[.C$5]" office:value-type="string" office:string-value="&quot;&quot;" calcext:value-type="string">
            <text:p>""</text:p>
          </table:table-cell>
          <table:table-cell table:formula="of:=[.D$5]&amp;[.B531]&amp;[.D$5]" office:value-type="string" office:string-value="&quot;&quot;" calcext:value-type="string">
            <text:p>""</text:p>
          </table:table-cell>
          <table:table-cell table:formula="of:=[.C$6]&amp;[.E$5]&amp;[.C531]" office:value-type="string" office:string-value="&quot;first&quot;:&quot;&quot;" calcext:value-type="string">
            <text:p>"first":""</text:p>
          </table:table-cell>
          <table:table-cell table:formula="of:=[.D$6]&amp;[.F$5]&amp;[.D531]" office:value-type="string" office:string-value="&quot;second&quot;:&quot;&quot;" calcext:value-type="string">
            <text:p>"second":""</text:p>
          </table:table-cell>
          <table:table-cell table:formula="of:=[.E531]&amp;[.G$5]&amp;[.F5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1]);&quot;&quot;;[.H$4]&amp;[.G531]&amp;[.H$5])">
            <text:p/>
          </table:table-cell>
          <table:table-cell table:formula="of:=IF([.H532]=&quot;&quot;;&quot;&quot;;&quot;,&quot;)">
            <text:p/>
          </table:table-cell>
          <table:table-cell table:formula="of:=[.J530]&amp;[.H531]&amp;[.I5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1]=&quot;&quot;;[.J531];[.K5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2]&amp;[.C$5]" office:value-type="string" office:string-value="&quot;&quot;" calcext:value-type="string">
            <text:p>""</text:p>
          </table:table-cell>
          <table:table-cell table:formula="of:=[.D$5]&amp;[.B532]&amp;[.D$5]" office:value-type="string" office:string-value="&quot;&quot;" calcext:value-type="string">
            <text:p>""</text:p>
          </table:table-cell>
          <table:table-cell table:formula="of:=[.C$6]&amp;[.E$5]&amp;[.C532]" office:value-type="string" office:string-value="&quot;first&quot;:&quot;&quot;" calcext:value-type="string">
            <text:p>"first":""</text:p>
          </table:table-cell>
          <table:table-cell table:formula="of:=[.D$6]&amp;[.F$5]&amp;[.D532]" office:value-type="string" office:string-value="&quot;second&quot;:&quot;&quot;" calcext:value-type="string">
            <text:p>"second":""</text:p>
          </table:table-cell>
          <table:table-cell table:formula="of:=[.E532]&amp;[.G$5]&amp;[.F5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2]);&quot;&quot;;[.H$4]&amp;[.G532]&amp;[.H$5])">
            <text:p/>
          </table:table-cell>
          <table:table-cell table:formula="of:=IF([.H533]=&quot;&quot;;&quot;&quot;;&quot;,&quot;)">
            <text:p/>
          </table:table-cell>
          <table:table-cell table:formula="of:=[.J531]&amp;[.H532]&amp;[.I5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2]=&quot;&quot;;[.J532];[.K5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3]&amp;[.C$5]" office:value-type="string" office:string-value="&quot;&quot;" calcext:value-type="string">
            <text:p>""</text:p>
          </table:table-cell>
          <table:table-cell table:formula="of:=[.D$5]&amp;[.B533]&amp;[.D$5]" office:value-type="string" office:string-value="&quot;&quot;" calcext:value-type="string">
            <text:p>""</text:p>
          </table:table-cell>
          <table:table-cell table:formula="of:=[.C$6]&amp;[.E$5]&amp;[.C533]" office:value-type="string" office:string-value="&quot;first&quot;:&quot;&quot;" calcext:value-type="string">
            <text:p>"first":""</text:p>
          </table:table-cell>
          <table:table-cell table:formula="of:=[.D$6]&amp;[.F$5]&amp;[.D533]" office:value-type="string" office:string-value="&quot;second&quot;:&quot;&quot;" calcext:value-type="string">
            <text:p>"second":""</text:p>
          </table:table-cell>
          <table:table-cell table:formula="of:=[.E533]&amp;[.G$5]&amp;[.F5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3]);&quot;&quot;;[.H$4]&amp;[.G533]&amp;[.H$5])">
            <text:p/>
          </table:table-cell>
          <table:table-cell table:formula="of:=IF([.H534]=&quot;&quot;;&quot;&quot;;&quot;,&quot;)">
            <text:p/>
          </table:table-cell>
          <table:table-cell table:formula="of:=[.J532]&amp;[.H533]&amp;[.I5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3]=&quot;&quot;;[.J533];[.K5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4]&amp;[.C$5]" office:value-type="string" office:string-value="&quot;&quot;" calcext:value-type="string">
            <text:p>""</text:p>
          </table:table-cell>
          <table:table-cell table:formula="of:=[.D$5]&amp;[.B534]&amp;[.D$5]" office:value-type="string" office:string-value="&quot;&quot;" calcext:value-type="string">
            <text:p>""</text:p>
          </table:table-cell>
          <table:table-cell table:formula="of:=[.C$6]&amp;[.E$5]&amp;[.C534]" office:value-type="string" office:string-value="&quot;first&quot;:&quot;&quot;" calcext:value-type="string">
            <text:p>"first":""</text:p>
          </table:table-cell>
          <table:table-cell table:formula="of:=[.D$6]&amp;[.F$5]&amp;[.D534]" office:value-type="string" office:string-value="&quot;second&quot;:&quot;&quot;" calcext:value-type="string">
            <text:p>"second":""</text:p>
          </table:table-cell>
          <table:table-cell table:formula="of:=[.E534]&amp;[.G$5]&amp;[.F5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4]);&quot;&quot;;[.H$4]&amp;[.G534]&amp;[.H$5])">
            <text:p/>
          </table:table-cell>
          <table:table-cell table:formula="of:=IF([.H535]=&quot;&quot;;&quot;&quot;;&quot;,&quot;)">
            <text:p/>
          </table:table-cell>
          <table:table-cell table:formula="of:=[.J533]&amp;[.H534]&amp;[.I5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4]=&quot;&quot;;[.J534];[.K5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5]&amp;[.C$5]" office:value-type="string" office:string-value="&quot;&quot;" calcext:value-type="string">
            <text:p>""</text:p>
          </table:table-cell>
          <table:table-cell table:formula="of:=[.D$5]&amp;[.B535]&amp;[.D$5]" office:value-type="string" office:string-value="&quot;&quot;" calcext:value-type="string">
            <text:p>""</text:p>
          </table:table-cell>
          <table:table-cell table:formula="of:=[.C$6]&amp;[.E$5]&amp;[.C535]" office:value-type="string" office:string-value="&quot;first&quot;:&quot;&quot;" calcext:value-type="string">
            <text:p>"first":""</text:p>
          </table:table-cell>
          <table:table-cell table:formula="of:=[.D$6]&amp;[.F$5]&amp;[.D535]" office:value-type="string" office:string-value="&quot;second&quot;:&quot;&quot;" calcext:value-type="string">
            <text:p>"second":""</text:p>
          </table:table-cell>
          <table:table-cell table:formula="of:=[.E535]&amp;[.G$5]&amp;[.F5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5]);&quot;&quot;;[.H$4]&amp;[.G535]&amp;[.H$5])">
            <text:p/>
          </table:table-cell>
          <table:table-cell table:formula="of:=IF([.H536]=&quot;&quot;;&quot;&quot;;&quot;,&quot;)">
            <text:p/>
          </table:table-cell>
          <table:table-cell table:formula="of:=[.J534]&amp;[.H535]&amp;[.I5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5]=&quot;&quot;;[.J535];[.K5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6]&amp;[.C$5]" office:value-type="string" office:string-value="&quot;&quot;" calcext:value-type="string">
            <text:p>""</text:p>
          </table:table-cell>
          <table:table-cell table:formula="of:=[.D$5]&amp;[.B536]&amp;[.D$5]" office:value-type="string" office:string-value="&quot;&quot;" calcext:value-type="string">
            <text:p>""</text:p>
          </table:table-cell>
          <table:table-cell table:formula="of:=[.C$6]&amp;[.E$5]&amp;[.C536]" office:value-type="string" office:string-value="&quot;first&quot;:&quot;&quot;" calcext:value-type="string">
            <text:p>"first":""</text:p>
          </table:table-cell>
          <table:table-cell table:formula="of:=[.D$6]&amp;[.F$5]&amp;[.D536]" office:value-type="string" office:string-value="&quot;second&quot;:&quot;&quot;" calcext:value-type="string">
            <text:p>"second":""</text:p>
          </table:table-cell>
          <table:table-cell table:formula="of:=[.E536]&amp;[.G$5]&amp;[.F5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6]);&quot;&quot;;[.H$4]&amp;[.G536]&amp;[.H$5])">
            <text:p/>
          </table:table-cell>
          <table:table-cell table:formula="of:=IF([.H537]=&quot;&quot;;&quot;&quot;;&quot;,&quot;)">
            <text:p/>
          </table:table-cell>
          <table:table-cell table:formula="of:=[.J535]&amp;[.H536]&amp;[.I5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6]=&quot;&quot;;[.J536];[.K5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7]&amp;[.C$5]" office:value-type="string" office:string-value="&quot;&quot;" calcext:value-type="string">
            <text:p>""</text:p>
          </table:table-cell>
          <table:table-cell table:formula="of:=[.D$5]&amp;[.B537]&amp;[.D$5]" office:value-type="string" office:string-value="&quot;&quot;" calcext:value-type="string">
            <text:p>""</text:p>
          </table:table-cell>
          <table:table-cell table:formula="of:=[.C$6]&amp;[.E$5]&amp;[.C537]" office:value-type="string" office:string-value="&quot;first&quot;:&quot;&quot;" calcext:value-type="string">
            <text:p>"first":""</text:p>
          </table:table-cell>
          <table:table-cell table:formula="of:=[.D$6]&amp;[.F$5]&amp;[.D537]" office:value-type="string" office:string-value="&quot;second&quot;:&quot;&quot;" calcext:value-type="string">
            <text:p>"second":""</text:p>
          </table:table-cell>
          <table:table-cell table:formula="of:=[.E537]&amp;[.G$5]&amp;[.F5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7]);&quot;&quot;;[.H$4]&amp;[.G537]&amp;[.H$5])">
            <text:p/>
          </table:table-cell>
          <table:table-cell table:formula="of:=IF([.H538]=&quot;&quot;;&quot;&quot;;&quot;,&quot;)">
            <text:p/>
          </table:table-cell>
          <table:table-cell table:formula="of:=[.J536]&amp;[.H537]&amp;[.I5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7]=&quot;&quot;;[.J537];[.K5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8]&amp;[.C$5]" office:value-type="string" office:string-value="&quot;&quot;" calcext:value-type="string">
            <text:p>""</text:p>
          </table:table-cell>
          <table:table-cell table:formula="of:=[.D$5]&amp;[.B538]&amp;[.D$5]" office:value-type="string" office:string-value="&quot;&quot;" calcext:value-type="string">
            <text:p>""</text:p>
          </table:table-cell>
          <table:table-cell table:formula="of:=[.C$6]&amp;[.E$5]&amp;[.C538]" office:value-type="string" office:string-value="&quot;first&quot;:&quot;&quot;" calcext:value-type="string">
            <text:p>"first":""</text:p>
          </table:table-cell>
          <table:table-cell table:formula="of:=[.D$6]&amp;[.F$5]&amp;[.D538]" office:value-type="string" office:string-value="&quot;second&quot;:&quot;&quot;" calcext:value-type="string">
            <text:p>"second":""</text:p>
          </table:table-cell>
          <table:table-cell table:formula="of:=[.E538]&amp;[.G$5]&amp;[.F5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8]);&quot;&quot;;[.H$4]&amp;[.G538]&amp;[.H$5])">
            <text:p/>
          </table:table-cell>
          <table:table-cell table:formula="of:=IF([.H539]=&quot;&quot;;&quot;&quot;;&quot;,&quot;)">
            <text:p/>
          </table:table-cell>
          <table:table-cell table:formula="of:=[.J537]&amp;[.H538]&amp;[.I5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8]=&quot;&quot;;[.J538];[.K5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39]&amp;[.C$5]" office:value-type="string" office:string-value="&quot;&quot;" calcext:value-type="string">
            <text:p>""</text:p>
          </table:table-cell>
          <table:table-cell table:formula="of:=[.D$5]&amp;[.B539]&amp;[.D$5]" office:value-type="string" office:string-value="&quot;&quot;" calcext:value-type="string">
            <text:p>""</text:p>
          </table:table-cell>
          <table:table-cell table:formula="of:=[.C$6]&amp;[.E$5]&amp;[.C539]" office:value-type="string" office:string-value="&quot;first&quot;:&quot;&quot;" calcext:value-type="string">
            <text:p>"first":""</text:p>
          </table:table-cell>
          <table:table-cell table:formula="of:=[.D$6]&amp;[.F$5]&amp;[.D539]" office:value-type="string" office:string-value="&quot;second&quot;:&quot;&quot;" calcext:value-type="string">
            <text:p>"second":""</text:p>
          </table:table-cell>
          <table:table-cell table:formula="of:=[.E539]&amp;[.G$5]&amp;[.F5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39]);&quot;&quot;;[.H$4]&amp;[.G539]&amp;[.H$5])">
            <text:p/>
          </table:table-cell>
          <table:table-cell table:formula="of:=IF([.H540]=&quot;&quot;;&quot;&quot;;&quot;,&quot;)">
            <text:p/>
          </table:table-cell>
          <table:table-cell table:formula="of:=[.J538]&amp;[.H539]&amp;[.I5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39]=&quot;&quot;;[.J539];[.K5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0]&amp;[.C$5]" office:value-type="string" office:string-value="&quot;&quot;" calcext:value-type="string">
            <text:p>""</text:p>
          </table:table-cell>
          <table:table-cell table:formula="of:=[.D$5]&amp;[.B540]&amp;[.D$5]" office:value-type="string" office:string-value="&quot;&quot;" calcext:value-type="string">
            <text:p>""</text:p>
          </table:table-cell>
          <table:table-cell table:formula="of:=[.C$6]&amp;[.E$5]&amp;[.C540]" office:value-type="string" office:string-value="&quot;first&quot;:&quot;&quot;" calcext:value-type="string">
            <text:p>"first":""</text:p>
          </table:table-cell>
          <table:table-cell table:formula="of:=[.D$6]&amp;[.F$5]&amp;[.D540]" office:value-type="string" office:string-value="&quot;second&quot;:&quot;&quot;" calcext:value-type="string">
            <text:p>"second":""</text:p>
          </table:table-cell>
          <table:table-cell table:formula="of:=[.E540]&amp;[.G$5]&amp;[.F5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0]);&quot;&quot;;[.H$4]&amp;[.G540]&amp;[.H$5])">
            <text:p/>
          </table:table-cell>
          <table:table-cell table:formula="of:=IF([.H541]=&quot;&quot;;&quot;&quot;;&quot;,&quot;)">
            <text:p/>
          </table:table-cell>
          <table:table-cell table:formula="of:=[.J539]&amp;[.H540]&amp;[.I5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0]=&quot;&quot;;[.J540];[.K5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1]&amp;[.C$5]" office:value-type="string" office:string-value="&quot;&quot;" calcext:value-type="string">
            <text:p>""</text:p>
          </table:table-cell>
          <table:table-cell table:formula="of:=[.D$5]&amp;[.B541]&amp;[.D$5]" office:value-type="string" office:string-value="&quot;&quot;" calcext:value-type="string">
            <text:p>""</text:p>
          </table:table-cell>
          <table:table-cell table:formula="of:=[.C$6]&amp;[.E$5]&amp;[.C541]" office:value-type="string" office:string-value="&quot;first&quot;:&quot;&quot;" calcext:value-type="string">
            <text:p>"first":""</text:p>
          </table:table-cell>
          <table:table-cell table:formula="of:=[.D$6]&amp;[.F$5]&amp;[.D541]" office:value-type="string" office:string-value="&quot;second&quot;:&quot;&quot;" calcext:value-type="string">
            <text:p>"second":""</text:p>
          </table:table-cell>
          <table:table-cell table:formula="of:=[.E541]&amp;[.G$5]&amp;[.F5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1]);&quot;&quot;;[.H$4]&amp;[.G541]&amp;[.H$5])">
            <text:p/>
          </table:table-cell>
          <table:table-cell table:formula="of:=IF([.H542]=&quot;&quot;;&quot;&quot;;&quot;,&quot;)">
            <text:p/>
          </table:table-cell>
          <table:table-cell table:formula="of:=[.J540]&amp;[.H541]&amp;[.I5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1]=&quot;&quot;;[.J541];[.K5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2]&amp;[.C$5]" office:value-type="string" office:string-value="&quot;&quot;" calcext:value-type="string">
            <text:p>""</text:p>
          </table:table-cell>
          <table:table-cell table:formula="of:=[.D$5]&amp;[.B542]&amp;[.D$5]" office:value-type="string" office:string-value="&quot;&quot;" calcext:value-type="string">
            <text:p>""</text:p>
          </table:table-cell>
          <table:table-cell table:formula="of:=[.C$6]&amp;[.E$5]&amp;[.C542]" office:value-type="string" office:string-value="&quot;first&quot;:&quot;&quot;" calcext:value-type="string">
            <text:p>"first":""</text:p>
          </table:table-cell>
          <table:table-cell table:formula="of:=[.D$6]&amp;[.F$5]&amp;[.D542]" office:value-type="string" office:string-value="&quot;second&quot;:&quot;&quot;" calcext:value-type="string">
            <text:p>"second":""</text:p>
          </table:table-cell>
          <table:table-cell table:formula="of:=[.E542]&amp;[.G$5]&amp;[.F5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2]);&quot;&quot;;[.H$4]&amp;[.G542]&amp;[.H$5])">
            <text:p/>
          </table:table-cell>
          <table:table-cell table:formula="of:=IF([.H543]=&quot;&quot;;&quot;&quot;;&quot;,&quot;)">
            <text:p/>
          </table:table-cell>
          <table:table-cell table:formula="of:=[.J541]&amp;[.H542]&amp;[.I5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2]=&quot;&quot;;[.J542];[.K5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3]&amp;[.C$5]" office:value-type="string" office:string-value="&quot;&quot;" calcext:value-type="string">
            <text:p>""</text:p>
          </table:table-cell>
          <table:table-cell table:formula="of:=[.D$5]&amp;[.B543]&amp;[.D$5]" office:value-type="string" office:string-value="&quot;&quot;" calcext:value-type="string">
            <text:p>""</text:p>
          </table:table-cell>
          <table:table-cell table:formula="of:=[.C$6]&amp;[.E$5]&amp;[.C543]" office:value-type="string" office:string-value="&quot;first&quot;:&quot;&quot;" calcext:value-type="string">
            <text:p>"first":""</text:p>
          </table:table-cell>
          <table:table-cell table:formula="of:=[.D$6]&amp;[.F$5]&amp;[.D543]" office:value-type="string" office:string-value="&quot;second&quot;:&quot;&quot;" calcext:value-type="string">
            <text:p>"second":""</text:p>
          </table:table-cell>
          <table:table-cell table:formula="of:=[.E543]&amp;[.G$5]&amp;[.F5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3]);&quot;&quot;;[.H$4]&amp;[.G543]&amp;[.H$5])">
            <text:p/>
          </table:table-cell>
          <table:table-cell table:formula="of:=IF([.H544]=&quot;&quot;;&quot;&quot;;&quot;,&quot;)">
            <text:p/>
          </table:table-cell>
          <table:table-cell table:formula="of:=[.J542]&amp;[.H543]&amp;[.I5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3]=&quot;&quot;;[.J543];[.K5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4]&amp;[.C$5]" office:value-type="string" office:string-value="&quot;&quot;" calcext:value-type="string">
            <text:p>""</text:p>
          </table:table-cell>
          <table:table-cell table:formula="of:=[.D$5]&amp;[.B544]&amp;[.D$5]" office:value-type="string" office:string-value="&quot;&quot;" calcext:value-type="string">
            <text:p>""</text:p>
          </table:table-cell>
          <table:table-cell table:formula="of:=[.C$6]&amp;[.E$5]&amp;[.C544]" office:value-type="string" office:string-value="&quot;first&quot;:&quot;&quot;" calcext:value-type="string">
            <text:p>"first":""</text:p>
          </table:table-cell>
          <table:table-cell table:formula="of:=[.D$6]&amp;[.F$5]&amp;[.D544]" office:value-type="string" office:string-value="&quot;second&quot;:&quot;&quot;" calcext:value-type="string">
            <text:p>"second":""</text:p>
          </table:table-cell>
          <table:table-cell table:formula="of:=[.E544]&amp;[.G$5]&amp;[.F5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4]);&quot;&quot;;[.H$4]&amp;[.G544]&amp;[.H$5])">
            <text:p/>
          </table:table-cell>
          <table:table-cell table:formula="of:=IF([.H545]=&quot;&quot;;&quot;&quot;;&quot;,&quot;)">
            <text:p/>
          </table:table-cell>
          <table:table-cell table:formula="of:=[.J543]&amp;[.H544]&amp;[.I5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4]=&quot;&quot;;[.J544];[.K5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5]&amp;[.C$5]" office:value-type="string" office:string-value="&quot;&quot;" calcext:value-type="string">
            <text:p>""</text:p>
          </table:table-cell>
          <table:table-cell table:formula="of:=[.D$5]&amp;[.B545]&amp;[.D$5]" office:value-type="string" office:string-value="&quot;&quot;" calcext:value-type="string">
            <text:p>""</text:p>
          </table:table-cell>
          <table:table-cell table:formula="of:=[.C$6]&amp;[.E$5]&amp;[.C545]" office:value-type="string" office:string-value="&quot;first&quot;:&quot;&quot;" calcext:value-type="string">
            <text:p>"first":""</text:p>
          </table:table-cell>
          <table:table-cell table:formula="of:=[.D$6]&amp;[.F$5]&amp;[.D545]" office:value-type="string" office:string-value="&quot;second&quot;:&quot;&quot;" calcext:value-type="string">
            <text:p>"second":""</text:p>
          </table:table-cell>
          <table:table-cell table:formula="of:=[.E545]&amp;[.G$5]&amp;[.F5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5]);&quot;&quot;;[.H$4]&amp;[.G545]&amp;[.H$5])">
            <text:p/>
          </table:table-cell>
          <table:table-cell table:formula="of:=IF([.H546]=&quot;&quot;;&quot;&quot;;&quot;,&quot;)">
            <text:p/>
          </table:table-cell>
          <table:table-cell table:formula="of:=[.J544]&amp;[.H545]&amp;[.I5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5]=&quot;&quot;;[.J545];[.K5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6]&amp;[.C$5]" office:value-type="string" office:string-value="&quot;&quot;" calcext:value-type="string">
            <text:p>""</text:p>
          </table:table-cell>
          <table:table-cell table:formula="of:=[.D$5]&amp;[.B546]&amp;[.D$5]" office:value-type="string" office:string-value="&quot;&quot;" calcext:value-type="string">
            <text:p>""</text:p>
          </table:table-cell>
          <table:table-cell table:formula="of:=[.C$6]&amp;[.E$5]&amp;[.C546]" office:value-type="string" office:string-value="&quot;first&quot;:&quot;&quot;" calcext:value-type="string">
            <text:p>"first":""</text:p>
          </table:table-cell>
          <table:table-cell table:formula="of:=[.D$6]&amp;[.F$5]&amp;[.D546]" office:value-type="string" office:string-value="&quot;second&quot;:&quot;&quot;" calcext:value-type="string">
            <text:p>"second":""</text:p>
          </table:table-cell>
          <table:table-cell table:formula="of:=[.E546]&amp;[.G$5]&amp;[.F5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6]);&quot;&quot;;[.H$4]&amp;[.G546]&amp;[.H$5])">
            <text:p/>
          </table:table-cell>
          <table:table-cell table:formula="of:=IF([.H547]=&quot;&quot;;&quot;&quot;;&quot;,&quot;)">
            <text:p/>
          </table:table-cell>
          <table:table-cell table:formula="of:=[.J545]&amp;[.H546]&amp;[.I5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6]=&quot;&quot;;[.J546];[.K5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7]&amp;[.C$5]" office:value-type="string" office:string-value="&quot;&quot;" calcext:value-type="string">
            <text:p>""</text:p>
          </table:table-cell>
          <table:table-cell table:formula="of:=[.D$5]&amp;[.B547]&amp;[.D$5]" office:value-type="string" office:string-value="&quot;&quot;" calcext:value-type="string">
            <text:p>""</text:p>
          </table:table-cell>
          <table:table-cell table:formula="of:=[.C$6]&amp;[.E$5]&amp;[.C547]" office:value-type="string" office:string-value="&quot;first&quot;:&quot;&quot;" calcext:value-type="string">
            <text:p>"first":""</text:p>
          </table:table-cell>
          <table:table-cell table:formula="of:=[.D$6]&amp;[.F$5]&amp;[.D547]" office:value-type="string" office:string-value="&quot;second&quot;:&quot;&quot;" calcext:value-type="string">
            <text:p>"second":""</text:p>
          </table:table-cell>
          <table:table-cell table:formula="of:=[.E547]&amp;[.G$5]&amp;[.F5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7]);&quot;&quot;;[.H$4]&amp;[.G547]&amp;[.H$5])">
            <text:p/>
          </table:table-cell>
          <table:table-cell table:formula="of:=IF([.H548]=&quot;&quot;;&quot;&quot;;&quot;,&quot;)">
            <text:p/>
          </table:table-cell>
          <table:table-cell table:formula="of:=[.J546]&amp;[.H547]&amp;[.I5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7]=&quot;&quot;;[.J547];[.K5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8]&amp;[.C$5]" office:value-type="string" office:string-value="&quot;&quot;" calcext:value-type="string">
            <text:p>""</text:p>
          </table:table-cell>
          <table:table-cell table:formula="of:=[.D$5]&amp;[.B548]&amp;[.D$5]" office:value-type="string" office:string-value="&quot;&quot;" calcext:value-type="string">
            <text:p>""</text:p>
          </table:table-cell>
          <table:table-cell table:formula="of:=[.C$6]&amp;[.E$5]&amp;[.C548]" office:value-type="string" office:string-value="&quot;first&quot;:&quot;&quot;" calcext:value-type="string">
            <text:p>"first":""</text:p>
          </table:table-cell>
          <table:table-cell table:formula="of:=[.D$6]&amp;[.F$5]&amp;[.D548]" office:value-type="string" office:string-value="&quot;second&quot;:&quot;&quot;" calcext:value-type="string">
            <text:p>"second":""</text:p>
          </table:table-cell>
          <table:table-cell table:formula="of:=[.E548]&amp;[.G$5]&amp;[.F5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8]);&quot;&quot;;[.H$4]&amp;[.G548]&amp;[.H$5])">
            <text:p/>
          </table:table-cell>
          <table:table-cell table:formula="of:=IF([.H549]=&quot;&quot;;&quot;&quot;;&quot;,&quot;)">
            <text:p/>
          </table:table-cell>
          <table:table-cell table:formula="of:=[.J547]&amp;[.H548]&amp;[.I5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8]=&quot;&quot;;[.J548];[.K5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49]&amp;[.C$5]" office:value-type="string" office:string-value="&quot;&quot;" calcext:value-type="string">
            <text:p>""</text:p>
          </table:table-cell>
          <table:table-cell table:formula="of:=[.D$5]&amp;[.B549]&amp;[.D$5]" office:value-type="string" office:string-value="&quot;&quot;" calcext:value-type="string">
            <text:p>""</text:p>
          </table:table-cell>
          <table:table-cell table:formula="of:=[.C$6]&amp;[.E$5]&amp;[.C549]" office:value-type="string" office:string-value="&quot;first&quot;:&quot;&quot;" calcext:value-type="string">
            <text:p>"first":""</text:p>
          </table:table-cell>
          <table:table-cell table:formula="of:=[.D$6]&amp;[.F$5]&amp;[.D549]" office:value-type="string" office:string-value="&quot;second&quot;:&quot;&quot;" calcext:value-type="string">
            <text:p>"second":""</text:p>
          </table:table-cell>
          <table:table-cell table:formula="of:=[.E549]&amp;[.G$5]&amp;[.F5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49]);&quot;&quot;;[.H$4]&amp;[.G549]&amp;[.H$5])">
            <text:p/>
          </table:table-cell>
          <table:table-cell table:formula="of:=IF([.H550]=&quot;&quot;;&quot;&quot;;&quot;,&quot;)">
            <text:p/>
          </table:table-cell>
          <table:table-cell table:formula="of:=[.J548]&amp;[.H549]&amp;[.I5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49]=&quot;&quot;;[.J549];[.K5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0]&amp;[.C$5]" office:value-type="string" office:string-value="&quot;&quot;" calcext:value-type="string">
            <text:p>""</text:p>
          </table:table-cell>
          <table:table-cell table:formula="of:=[.D$5]&amp;[.B550]&amp;[.D$5]" office:value-type="string" office:string-value="&quot;&quot;" calcext:value-type="string">
            <text:p>""</text:p>
          </table:table-cell>
          <table:table-cell table:formula="of:=[.C$6]&amp;[.E$5]&amp;[.C550]" office:value-type="string" office:string-value="&quot;first&quot;:&quot;&quot;" calcext:value-type="string">
            <text:p>"first":""</text:p>
          </table:table-cell>
          <table:table-cell table:formula="of:=[.D$6]&amp;[.F$5]&amp;[.D550]" office:value-type="string" office:string-value="&quot;second&quot;:&quot;&quot;" calcext:value-type="string">
            <text:p>"second":""</text:p>
          </table:table-cell>
          <table:table-cell table:formula="of:=[.E550]&amp;[.G$5]&amp;[.F5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0]);&quot;&quot;;[.H$4]&amp;[.G550]&amp;[.H$5])">
            <text:p/>
          </table:table-cell>
          <table:table-cell table:formula="of:=IF([.H551]=&quot;&quot;;&quot;&quot;;&quot;,&quot;)">
            <text:p/>
          </table:table-cell>
          <table:table-cell table:formula="of:=[.J549]&amp;[.H550]&amp;[.I5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0]=&quot;&quot;;[.J550];[.K5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1]&amp;[.C$5]" office:value-type="string" office:string-value="&quot;&quot;" calcext:value-type="string">
            <text:p>""</text:p>
          </table:table-cell>
          <table:table-cell table:formula="of:=[.D$5]&amp;[.B551]&amp;[.D$5]" office:value-type="string" office:string-value="&quot;&quot;" calcext:value-type="string">
            <text:p>""</text:p>
          </table:table-cell>
          <table:table-cell table:formula="of:=[.C$6]&amp;[.E$5]&amp;[.C551]" office:value-type="string" office:string-value="&quot;first&quot;:&quot;&quot;" calcext:value-type="string">
            <text:p>"first":""</text:p>
          </table:table-cell>
          <table:table-cell table:formula="of:=[.D$6]&amp;[.F$5]&amp;[.D551]" office:value-type="string" office:string-value="&quot;second&quot;:&quot;&quot;" calcext:value-type="string">
            <text:p>"second":""</text:p>
          </table:table-cell>
          <table:table-cell table:formula="of:=[.E551]&amp;[.G$5]&amp;[.F5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1]);&quot;&quot;;[.H$4]&amp;[.G551]&amp;[.H$5])">
            <text:p/>
          </table:table-cell>
          <table:table-cell table:formula="of:=IF([.H552]=&quot;&quot;;&quot;&quot;;&quot;,&quot;)">
            <text:p/>
          </table:table-cell>
          <table:table-cell table:formula="of:=[.J550]&amp;[.H551]&amp;[.I5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1]=&quot;&quot;;[.J551];[.K5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2]&amp;[.C$5]" office:value-type="string" office:string-value="&quot;&quot;" calcext:value-type="string">
            <text:p>""</text:p>
          </table:table-cell>
          <table:table-cell table:formula="of:=[.D$5]&amp;[.B552]&amp;[.D$5]" office:value-type="string" office:string-value="&quot;&quot;" calcext:value-type="string">
            <text:p>""</text:p>
          </table:table-cell>
          <table:table-cell table:formula="of:=[.C$6]&amp;[.E$5]&amp;[.C552]" office:value-type="string" office:string-value="&quot;first&quot;:&quot;&quot;" calcext:value-type="string">
            <text:p>"first":""</text:p>
          </table:table-cell>
          <table:table-cell table:formula="of:=[.D$6]&amp;[.F$5]&amp;[.D552]" office:value-type="string" office:string-value="&quot;second&quot;:&quot;&quot;" calcext:value-type="string">
            <text:p>"second":""</text:p>
          </table:table-cell>
          <table:table-cell table:formula="of:=[.E552]&amp;[.G$5]&amp;[.F5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2]);&quot;&quot;;[.H$4]&amp;[.G552]&amp;[.H$5])">
            <text:p/>
          </table:table-cell>
          <table:table-cell table:formula="of:=IF([.H553]=&quot;&quot;;&quot;&quot;;&quot;,&quot;)">
            <text:p/>
          </table:table-cell>
          <table:table-cell table:formula="of:=[.J551]&amp;[.H552]&amp;[.I5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2]=&quot;&quot;;[.J552];[.K5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3]&amp;[.C$5]" office:value-type="string" office:string-value="&quot;&quot;" calcext:value-type="string">
            <text:p>""</text:p>
          </table:table-cell>
          <table:table-cell table:formula="of:=[.D$5]&amp;[.B553]&amp;[.D$5]" office:value-type="string" office:string-value="&quot;&quot;" calcext:value-type="string">
            <text:p>""</text:p>
          </table:table-cell>
          <table:table-cell table:formula="of:=[.C$6]&amp;[.E$5]&amp;[.C553]" office:value-type="string" office:string-value="&quot;first&quot;:&quot;&quot;" calcext:value-type="string">
            <text:p>"first":""</text:p>
          </table:table-cell>
          <table:table-cell table:formula="of:=[.D$6]&amp;[.F$5]&amp;[.D553]" office:value-type="string" office:string-value="&quot;second&quot;:&quot;&quot;" calcext:value-type="string">
            <text:p>"second":""</text:p>
          </table:table-cell>
          <table:table-cell table:formula="of:=[.E553]&amp;[.G$5]&amp;[.F5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3]);&quot;&quot;;[.H$4]&amp;[.G553]&amp;[.H$5])">
            <text:p/>
          </table:table-cell>
          <table:table-cell table:formula="of:=IF([.H554]=&quot;&quot;;&quot;&quot;;&quot;,&quot;)">
            <text:p/>
          </table:table-cell>
          <table:table-cell table:formula="of:=[.J552]&amp;[.H553]&amp;[.I5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3]=&quot;&quot;;[.J553];[.K5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4]&amp;[.C$5]" office:value-type="string" office:string-value="&quot;&quot;" calcext:value-type="string">
            <text:p>""</text:p>
          </table:table-cell>
          <table:table-cell table:formula="of:=[.D$5]&amp;[.B554]&amp;[.D$5]" office:value-type="string" office:string-value="&quot;&quot;" calcext:value-type="string">
            <text:p>""</text:p>
          </table:table-cell>
          <table:table-cell table:formula="of:=[.C$6]&amp;[.E$5]&amp;[.C554]" office:value-type="string" office:string-value="&quot;first&quot;:&quot;&quot;" calcext:value-type="string">
            <text:p>"first":""</text:p>
          </table:table-cell>
          <table:table-cell table:formula="of:=[.D$6]&amp;[.F$5]&amp;[.D554]" office:value-type="string" office:string-value="&quot;second&quot;:&quot;&quot;" calcext:value-type="string">
            <text:p>"second":""</text:p>
          </table:table-cell>
          <table:table-cell table:formula="of:=[.E554]&amp;[.G$5]&amp;[.F5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4]);&quot;&quot;;[.H$4]&amp;[.G554]&amp;[.H$5])">
            <text:p/>
          </table:table-cell>
          <table:table-cell table:formula="of:=IF([.H555]=&quot;&quot;;&quot;&quot;;&quot;,&quot;)">
            <text:p/>
          </table:table-cell>
          <table:table-cell table:formula="of:=[.J553]&amp;[.H554]&amp;[.I5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4]=&quot;&quot;;[.J554];[.K5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5]&amp;[.C$5]" office:value-type="string" office:string-value="&quot;&quot;" calcext:value-type="string">
            <text:p>""</text:p>
          </table:table-cell>
          <table:table-cell table:formula="of:=[.D$5]&amp;[.B555]&amp;[.D$5]" office:value-type="string" office:string-value="&quot;&quot;" calcext:value-type="string">
            <text:p>""</text:p>
          </table:table-cell>
          <table:table-cell table:formula="of:=[.C$6]&amp;[.E$5]&amp;[.C555]" office:value-type="string" office:string-value="&quot;first&quot;:&quot;&quot;" calcext:value-type="string">
            <text:p>"first":""</text:p>
          </table:table-cell>
          <table:table-cell table:formula="of:=[.D$6]&amp;[.F$5]&amp;[.D555]" office:value-type="string" office:string-value="&quot;second&quot;:&quot;&quot;" calcext:value-type="string">
            <text:p>"second":""</text:p>
          </table:table-cell>
          <table:table-cell table:formula="of:=[.E555]&amp;[.G$5]&amp;[.F5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5]);&quot;&quot;;[.H$4]&amp;[.G555]&amp;[.H$5])">
            <text:p/>
          </table:table-cell>
          <table:table-cell table:formula="of:=IF([.H556]=&quot;&quot;;&quot;&quot;;&quot;,&quot;)">
            <text:p/>
          </table:table-cell>
          <table:table-cell table:formula="of:=[.J554]&amp;[.H555]&amp;[.I5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5]=&quot;&quot;;[.J555];[.K5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6]&amp;[.C$5]" office:value-type="string" office:string-value="&quot;&quot;" calcext:value-type="string">
            <text:p>""</text:p>
          </table:table-cell>
          <table:table-cell table:formula="of:=[.D$5]&amp;[.B556]&amp;[.D$5]" office:value-type="string" office:string-value="&quot;&quot;" calcext:value-type="string">
            <text:p>""</text:p>
          </table:table-cell>
          <table:table-cell table:formula="of:=[.C$6]&amp;[.E$5]&amp;[.C556]" office:value-type="string" office:string-value="&quot;first&quot;:&quot;&quot;" calcext:value-type="string">
            <text:p>"first":""</text:p>
          </table:table-cell>
          <table:table-cell table:formula="of:=[.D$6]&amp;[.F$5]&amp;[.D556]" office:value-type="string" office:string-value="&quot;second&quot;:&quot;&quot;" calcext:value-type="string">
            <text:p>"second":""</text:p>
          </table:table-cell>
          <table:table-cell table:formula="of:=[.E556]&amp;[.G$5]&amp;[.F5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6]);&quot;&quot;;[.H$4]&amp;[.G556]&amp;[.H$5])">
            <text:p/>
          </table:table-cell>
          <table:table-cell table:formula="of:=IF([.H557]=&quot;&quot;;&quot;&quot;;&quot;,&quot;)">
            <text:p/>
          </table:table-cell>
          <table:table-cell table:formula="of:=[.J555]&amp;[.H556]&amp;[.I5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6]=&quot;&quot;;[.J556];[.K5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7]&amp;[.C$5]" office:value-type="string" office:string-value="&quot;&quot;" calcext:value-type="string">
            <text:p>""</text:p>
          </table:table-cell>
          <table:table-cell table:formula="of:=[.D$5]&amp;[.B557]&amp;[.D$5]" office:value-type="string" office:string-value="&quot;&quot;" calcext:value-type="string">
            <text:p>""</text:p>
          </table:table-cell>
          <table:table-cell table:formula="of:=[.C$6]&amp;[.E$5]&amp;[.C557]" office:value-type="string" office:string-value="&quot;first&quot;:&quot;&quot;" calcext:value-type="string">
            <text:p>"first":""</text:p>
          </table:table-cell>
          <table:table-cell table:formula="of:=[.D$6]&amp;[.F$5]&amp;[.D557]" office:value-type="string" office:string-value="&quot;second&quot;:&quot;&quot;" calcext:value-type="string">
            <text:p>"second":""</text:p>
          </table:table-cell>
          <table:table-cell table:formula="of:=[.E557]&amp;[.G$5]&amp;[.F5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7]);&quot;&quot;;[.H$4]&amp;[.G557]&amp;[.H$5])">
            <text:p/>
          </table:table-cell>
          <table:table-cell table:formula="of:=IF([.H558]=&quot;&quot;;&quot;&quot;;&quot;,&quot;)">
            <text:p/>
          </table:table-cell>
          <table:table-cell table:formula="of:=[.J556]&amp;[.H557]&amp;[.I5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7]=&quot;&quot;;[.J557];[.K5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8]&amp;[.C$5]" office:value-type="string" office:string-value="&quot;&quot;" calcext:value-type="string">
            <text:p>""</text:p>
          </table:table-cell>
          <table:table-cell table:formula="of:=[.D$5]&amp;[.B558]&amp;[.D$5]" office:value-type="string" office:string-value="&quot;&quot;" calcext:value-type="string">
            <text:p>""</text:p>
          </table:table-cell>
          <table:table-cell table:formula="of:=[.C$6]&amp;[.E$5]&amp;[.C558]" office:value-type="string" office:string-value="&quot;first&quot;:&quot;&quot;" calcext:value-type="string">
            <text:p>"first":""</text:p>
          </table:table-cell>
          <table:table-cell table:formula="of:=[.D$6]&amp;[.F$5]&amp;[.D558]" office:value-type="string" office:string-value="&quot;second&quot;:&quot;&quot;" calcext:value-type="string">
            <text:p>"second":""</text:p>
          </table:table-cell>
          <table:table-cell table:formula="of:=[.E558]&amp;[.G$5]&amp;[.F5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8]);&quot;&quot;;[.H$4]&amp;[.G558]&amp;[.H$5])">
            <text:p/>
          </table:table-cell>
          <table:table-cell table:formula="of:=IF([.H559]=&quot;&quot;;&quot;&quot;;&quot;,&quot;)">
            <text:p/>
          </table:table-cell>
          <table:table-cell table:formula="of:=[.J557]&amp;[.H558]&amp;[.I5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8]=&quot;&quot;;[.J558];[.K5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59]&amp;[.C$5]" office:value-type="string" office:string-value="&quot;&quot;" calcext:value-type="string">
            <text:p>""</text:p>
          </table:table-cell>
          <table:table-cell table:formula="of:=[.D$5]&amp;[.B559]&amp;[.D$5]" office:value-type="string" office:string-value="&quot;&quot;" calcext:value-type="string">
            <text:p>""</text:p>
          </table:table-cell>
          <table:table-cell table:formula="of:=[.C$6]&amp;[.E$5]&amp;[.C559]" office:value-type="string" office:string-value="&quot;first&quot;:&quot;&quot;" calcext:value-type="string">
            <text:p>"first":""</text:p>
          </table:table-cell>
          <table:table-cell table:formula="of:=[.D$6]&amp;[.F$5]&amp;[.D559]" office:value-type="string" office:string-value="&quot;second&quot;:&quot;&quot;" calcext:value-type="string">
            <text:p>"second":""</text:p>
          </table:table-cell>
          <table:table-cell table:formula="of:=[.E559]&amp;[.G$5]&amp;[.F5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59]);&quot;&quot;;[.H$4]&amp;[.G559]&amp;[.H$5])">
            <text:p/>
          </table:table-cell>
          <table:table-cell table:formula="of:=IF([.H560]=&quot;&quot;;&quot;&quot;;&quot;,&quot;)">
            <text:p/>
          </table:table-cell>
          <table:table-cell table:formula="of:=[.J558]&amp;[.H559]&amp;[.I5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59]=&quot;&quot;;[.J559];[.K5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0]&amp;[.C$5]" office:value-type="string" office:string-value="&quot;&quot;" calcext:value-type="string">
            <text:p>""</text:p>
          </table:table-cell>
          <table:table-cell table:formula="of:=[.D$5]&amp;[.B560]&amp;[.D$5]" office:value-type="string" office:string-value="&quot;&quot;" calcext:value-type="string">
            <text:p>""</text:p>
          </table:table-cell>
          <table:table-cell table:formula="of:=[.C$6]&amp;[.E$5]&amp;[.C560]" office:value-type="string" office:string-value="&quot;first&quot;:&quot;&quot;" calcext:value-type="string">
            <text:p>"first":""</text:p>
          </table:table-cell>
          <table:table-cell table:formula="of:=[.D$6]&amp;[.F$5]&amp;[.D560]" office:value-type="string" office:string-value="&quot;second&quot;:&quot;&quot;" calcext:value-type="string">
            <text:p>"second":""</text:p>
          </table:table-cell>
          <table:table-cell table:formula="of:=[.E560]&amp;[.G$5]&amp;[.F5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0]);&quot;&quot;;[.H$4]&amp;[.G560]&amp;[.H$5])">
            <text:p/>
          </table:table-cell>
          <table:table-cell table:formula="of:=IF([.H561]=&quot;&quot;;&quot;&quot;;&quot;,&quot;)">
            <text:p/>
          </table:table-cell>
          <table:table-cell table:formula="of:=[.J559]&amp;[.H560]&amp;[.I5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0]=&quot;&quot;;[.J560];[.K5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1]&amp;[.C$5]" office:value-type="string" office:string-value="&quot;&quot;" calcext:value-type="string">
            <text:p>""</text:p>
          </table:table-cell>
          <table:table-cell table:formula="of:=[.D$5]&amp;[.B561]&amp;[.D$5]" office:value-type="string" office:string-value="&quot;&quot;" calcext:value-type="string">
            <text:p>""</text:p>
          </table:table-cell>
          <table:table-cell table:formula="of:=[.C$6]&amp;[.E$5]&amp;[.C561]" office:value-type="string" office:string-value="&quot;first&quot;:&quot;&quot;" calcext:value-type="string">
            <text:p>"first":""</text:p>
          </table:table-cell>
          <table:table-cell table:formula="of:=[.D$6]&amp;[.F$5]&amp;[.D561]" office:value-type="string" office:string-value="&quot;second&quot;:&quot;&quot;" calcext:value-type="string">
            <text:p>"second":""</text:p>
          </table:table-cell>
          <table:table-cell table:formula="of:=[.E561]&amp;[.G$5]&amp;[.F5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1]);&quot;&quot;;[.H$4]&amp;[.G561]&amp;[.H$5])">
            <text:p/>
          </table:table-cell>
          <table:table-cell table:formula="of:=IF([.H562]=&quot;&quot;;&quot;&quot;;&quot;,&quot;)">
            <text:p/>
          </table:table-cell>
          <table:table-cell table:formula="of:=[.J560]&amp;[.H561]&amp;[.I5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1]=&quot;&quot;;[.J561];[.K5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2]&amp;[.C$5]" office:value-type="string" office:string-value="&quot;&quot;" calcext:value-type="string">
            <text:p>""</text:p>
          </table:table-cell>
          <table:table-cell table:formula="of:=[.D$5]&amp;[.B562]&amp;[.D$5]" office:value-type="string" office:string-value="&quot;&quot;" calcext:value-type="string">
            <text:p>""</text:p>
          </table:table-cell>
          <table:table-cell table:formula="of:=[.C$6]&amp;[.E$5]&amp;[.C562]" office:value-type="string" office:string-value="&quot;first&quot;:&quot;&quot;" calcext:value-type="string">
            <text:p>"first":""</text:p>
          </table:table-cell>
          <table:table-cell table:formula="of:=[.D$6]&amp;[.F$5]&amp;[.D562]" office:value-type="string" office:string-value="&quot;second&quot;:&quot;&quot;" calcext:value-type="string">
            <text:p>"second":""</text:p>
          </table:table-cell>
          <table:table-cell table:formula="of:=[.E562]&amp;[.G$5]&amp;[.F5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2]);&quot;&quot;;[.H$4]&amp;[.G562]&amp;[.H$5])">
            <text:p/>
          </table:table-cell>
          <table:table-cell table:formula="of:=IF([.H563]=&quot;&quot;;&quot;&quot;;&quot;,&quot;)">
            <text:p/>
          </table:table-cell>
          <table:table-cell table:formula="of:=[.J561]&amp;[.H562]&amp;[.I5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2]=&quot;&quot;;[.J562];[.K5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3]&amp;[.C$5]" office:value-type="string" office:string-value="&quot;&quot;" calcext:value-type="string">
            <text:p>""</text:p>
          </table:table-cell>
          <table:table-cell table:formula="of:=[.D$5]&amp;[.B563]&amp;[.D$5]" office:value-type="string" office:string-value="&quot;&quot;" calcext:value-type="string">
            <text:p>""</text:p>
          </table:table-cell>
          <table:table-cell table:formula="of:=[.C$6]&amp;[.E$5]&amp;[.C563]" office:value-type="string" office:string-value="&quot;first&quot;:&quot;&quot;" calcext:value-type="string">
            <text:p>"first":""</text:p>
          </table:table-cell>
          <table:table-cell table:formula="of:=[.D$6]&amp;[.F$5]&amp;[.D563]" office:value-type="string" office:string-value="&quot;second&quot;:&quot;&quot;" calcext:value-type="string">
            <text:p>"second":""</text:p>
          </table:table-cell>
          <table:table-cell table:formula="of:=[.E563]&amp;[.G$5]&amp;[.F5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3]);&quot;&quot;;[.H$4]&amp;[.G563]&amp;[.H$5])">
            <text:p/>
          </table:table-cell>
          <table:table-cell table:formula="of:=IF([.H564]=&quot;&quot;;&quot;&quot;;&quot;,&quot;)">
            <text:p/>
          </table:table-cell>
          <table:table-cell table:formula="of:=[.J562]&amp;[.H563]&amp;[.I5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3]=&quot;&quot;;[.J563];[.K5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4]&amp;[.C$5]" office:value-type="string" office:string-value="&quot;&quot;" calcext:value-type="string">
            <text:p>""</text:p>
          </table:table-cell>
          <table:table-cell table:formula="of:=[.D$5]&amp;[.B564]&amp;[.D$5]" office:value-type="string" office:string-value="&quot;&quot;" calcext:value-type="string">
            <text:p>""</text:p>
          </table:table-cell>
          <table:table-cell table:formula="of:=[.C$6]&amp;[.E$5]&amp;[.C564]" office:value-type="string" office:string-value="&quot;first&quot;:&quot;&quot;" calcext:value-type="string">
            <text:p>"first":""</text:p>
          </table:table-cell>
          <table:table-cell table:formula="of:=[.D$6]&amp;[.F$5]&amp;[.D564]" office:value-type="string" office:string-value="&quot;second&quot;:&quot;&quot;" calcext:value-type="string">
            <text:p>"second":""</text:p>
          </table:table-cell>
          <table:table-cell table:formula="of:=[.E564]&amp;[.G$5]&amp;[.F5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4]);&quot;&quot;;[.H$4]&amp;[.G564]&amp;[.H$5])">
            <text:p/>
          </table:table-cell>
          <table:table-cell table:formula="of:=IF([.H565]=&quot;&quot;;&quot;&quot;;&quot;,&quot;)">
            <text:p/>
          </table:table-cell>
          <table:table-cell table:formula="of:=[.J563]&amp;[.H564]&amp;[.I5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4]=&quot;&quot;;[.J564];[.K5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5]&amp;[.C$5]" office:value-type="string" office:string-value="&quot;&quot;" calcext:value-type="string">
            <text:p>""</text:p>
          </table:table-cell>
          <table:table-cell table:formula="of:=[.D$5]&amp;[.B565]&amp;[.D$5]" office:value-type="string" office:string-value="&quot;&quot;" calcext:value-type="string">
            <text:p>""</text:p>
          </table:table-cell>
          <table:table-cell table:formula="of:=[.C$6]&amp;[.E$5]&amp;[.C565]" office:value-type="string" office:string-value="&quot;first&quot;:&quot;&quot;" calcext:value-type="string">
            <text:p>"first":""</text:p>
          </table:table-cell>
          <table:table-cell table:formula="of:=[.D$6]&amp;[.F$5]&amp;[.D565]" office:value-type="string" office:string-value="&quot;second&quot;:&quot;&quot;" calcext:value-type="string">
            <text:p>"second":""</text:p>
          </table:table-cell>
          <table:table-cell table:formula="of:=[.E565]&amp;[.G$5]&amp;[.F5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5]);&quot;&quot;;[.H$4]&amp;[.G565]&amp;[.H$5])">
            <text:p/>
          </table:table-cell>
          <table:table-cell table:formula="of:=IF([.H566]=&quot;&quot;;&quot;&quot;;&quot;,&quot;)">
            <text:p/>
          </table:table-cell>
          <table:table-cell table:formula="of:=[.J564]&amp;[.H565]&amp;[.I5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5]=&quot;&quot;;[.J565];[.K5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6]&amp;[.C$5]" office:value-type="string" office:string-value="&quot;&quot;" calcext:value-type="string">
            <text:p>""</text:p>
          </table:table-cell>
          <table:table-cell table:formula="of:=[.D$5]&amp;[.B566]&amp;[.D$5]" office:value-type="string" office:string-value="&quot;&quot;" calcext:value-type="string">
            <text:p>""</text:p>
          </table:table-cell>
          <table:table-cell table:formula="of:=[.C$6]&amp;[.E$5]&amp;[.C566]" office:value-type="string" office:string-value="&quot;first&quot;:&quot;&quot;" calcext:value-type="string">
            <text:p>"first":""</text:p>
          </table:table-cell>
          <table:table-cell table:formula="of:=[.D$6]&amp;[.F$5]&amp;[.D566]" office:value-type="string" office:string-value="&quot;second&quot;:&quot;&quot;" calcext:value-type="string">
            <text:p>"second":""</text:p>
          </table:table-cell>
          <table:table-cell table:formula="of:=[.E566]&amp;[.G$5]&amp;[.F5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6]);&quot;&quot;;[.H$4]&amp;[.G566]&amp;[.H$5])">
            <text:p/>
          </table:table-cell>
          <table:table-cell table:formula="of:=IF([.H567]=&quot;&quot;;&quot;&quot;;&quot;,&quot;)">
            <text:p/>
          </table:table-cell>
          <table:table-cell table:formula="of:=[.J565]&amp;[.H566]&amp;[.I5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6]=&quot;&quot;;[.J566];[.K5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7]&amp;[.C$5]" office:value-type="string" office:string-value="&quot;&quot;" calcext:value-type="string">
            <text:p>""</text:p>
          </table:table-cell>
          <table:table-cell table:formula="of:=[.D$5]&amp;[.B567]&amp;[.D$5]" office:value-type="string" office:string-value="&quot;&quot;" calcext:value-type="string">
            <text:p>""</text:p>
          </table:table-cell>
          <table:table-cell table:formula="of:=[.C$6]&amp;[.E$5]&amp;[.C567]" office:value-type="string" office:string-value="&quot;first&quot;:&quot;&quot;" calcext:value-type="string">
            <text:p>"first":""</text:p>
          </table:table-cell>
          <table:table-cell table:formula="of:=[.D$6]&amp;[.F$5]&amp;[.D567]" office:value-type="string" office:string-value="&quot;second&quot;:&quot;&quot;" calcext:value-type="string">
            <text:p>"second":""</text:p>
          </table:table-cell>
          <table:table-cell table:formula="of:=[.E567]&amp;[.G$5]&amp;[.F5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7]);&quot;&quot;;[.H$4]&amp;[.G567]&amp;[.H$5])">
            <text:p/>
          </table:table-cell>
          <table:table-cell table:formula="of:=IF([.H568]=&quot;&quot;;&quot;&quot;;&quot;,&quot;)">
            <text:p/>
          </table:table-cell>
          <table:table-cell table:formula="of:=[.J566]&amp;[.H567]&amp;[.I5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7]=&quot;&quot;;[.J567];[.K5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8]&amp;[.C$5]" office:value-type="string" office:string-value="&quot;&quot;" calcext:value-type="string">
            <text:p>""</text:p>
          </table:table-cell>
          <table:table-cell table:formula="of:=[.D$5]&amp;[.B568]&amp;[.D$5]" office:value-type="string" office:string-value="&quot;&quot;" calcext:value-type="string">
            <text:p>""</text:p>
          </table:table-cell>
          <table:table-cell table:formula="of:=[.C$6]&amp;[.E$5]&amp;[.C568]" office:value-type="string" office:string-value="&quot;first&quot;:&quot;&quot;" calcext:value-type="string">
            <text:p>"first":""</text:p>
          </table:table-cell>
          <table:table-cell table:formula="of:=[.D$6]&amp;[.F$5]&amp;[.D568]" office:value-type="string" office:string-value="&quot;second&quot;:&quot;&quot;" calcext:value-type="string">
            <text:p>"second":""</text:p>
          </table:table-cell>
          <table:table-cell table:formula="of:=[.E568]&amp;[.G$5]&amp;[.F5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8]);&quot;&quot;;[.H$4]&amp;[.G568]&amp;[.H$5])">
            <text:p/>
          </table:table-cell>
          <table:table-cell table:formula="of:=IF([.H569]=&quot;&quot;;&quot;&quot;;&quot;,&quot;)">
            <text:p/>
          </table:table-cell>
          <table:table-cell table:formula="of:=[.J567]&amp;[.H568]&amp;[.I5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8]=&quot;&quot;;[.J568];[.K5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69]&amp;[.C$5]" office:value-type="string" office:string-value="&quot;&quot;" calcext:value-type="string">
            <text:p>""</text:p>
          </table:table-cell>
          <table:table-cell table:formula="of:=[.D$5]&amp;[.B569]&amp;[.D$5]" office:value-type="string" office:string-value="&quot;&quot;" calcext:value-type="string">
            <text:p>""</text:p>
          </table:table-cell>
          <table:table-cell table:formula="of:=[.C$6]&amp;[.E$5]&amp;[.C569]" office:value-type="string" office:string-value="&quot;first&quot;:&quot;&quot;" calcext:value-type="string">
            <text:p>"first":""</text:p>
          </table:table-cell>
          <table:table-cell table:formula="of:=[.D$6]&amp;[.F$5]&amp;[.D569]" office:value-type="string" office:string-value="&quot;second&quot;:&quot;&quot;" calcext:value-type="string">
            <text:p>"second":""</text:p>
          </table:table-cell>
          <table:table-cell table:formula="of:=[.E569]&amp;[.G$5]&amp;[.F5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69]);&quot;&quot;;[.H$4]&amp;[.G569]&amp;[.H$5])">
            <text:p/>
          </table:table-cell>
          <table:table-cell table:formula="of:=IF([.H570]=&quot;&quot;;&quot;&quot;;&quot;,&quot;)">
            <text:p/>
          </table:table-cell>
          <table:table-cell table:formula="of:=[.J568]&amp;[.H569]&amp;[.I5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69]=&quot;&quot;;[.J569];[.K5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0]&amp;[.C$5]" office:value-type="string" office:string-value="&quot;&quot;" calcext:value-type="string">
            <text:p>""</text:p>
          </table:table-cell>
          <table:table-cell table:formula="of:=[.D$5]&amp;[.B570]&amp;[.D$5]" office:value-type="string" office:string-value="&quot;&quot;" calcext:value-type="string">
            <text:p>""</text:p>
          </table:table-cell>
          <table:table-cell table:formula="of:=[.C$6]&amp;[.E$5]&amp;[.C570]" office:value-type="string" office:string-value="&quot;first&quot;:&quot;&quot;" calcext:value-type="string">
            <text:p>"first":""</text:p>
          </table:table-cell>
          <table:table-cell table:formula="of:=[.D$6]&amp;[.F$5]&amp;[.D570]" office:value-type="string" office:string-value="&quot;second&quot;:&quot;&quot;" calcext:value-type="string">
            <text:p>"second":""</text:p>
          </table:table-cell>
          <table:table-cell table:formula="of:=[.E570]&amp;[.G$5]&amp;[.F5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0]);&quot;&quot;;[.H$4]&amp;[.G570]&amp;[.H$5])">
            <text:p/>
          </table:table-cell>
          <table:table-cell table:formula="of:=IF([.H571]=&quot;&quot;;&quot;&quot;;&quot;,&quot;)">
            <text:p/>
          </table:table-cell>
          <table:table-cell table:formula="of:=[.J569]&amp;[.H570]&amp;[.I5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0]=&quot;&quot;;[.J570];[.K5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1]&amp;[.C$5]" office:value-type="string" office:string-value="&quot;&quot;" calcext:value-type="string">
            <text:p>""</text:p>
          </table:table-cell>
          <table:table-cell table:formula="of:=[.D$5]&amp;[.B571]&amp;[.D$5]" office:value-type="string" office:string-value="&quot;&quot;" calcext:value-type="string">
            <text:p>""</text:p>
          </table:table-cell>
          <table:table-cell table:formula="of:=[.C$6]&amp;[.E$5]&amp;[.C571]" office:value-type="string" office:string-value="&quot;first&quot;:&quot;&quot;" calcext:value-type="string">
            <text:p>"first":""</text:p>
          </table:table-cell>
          <table:table-cell table:formula="of:=[.D$6]&amp;[.F$5]&amp;[.D571]" office:value-type="string" office:string-value="&quot;second&quot;:&quot;&quot;" calcext:value-type="string">
            <text:p>"second":""</text:p>
          </table:table-cell>
          <table:table-cell table:formula="of:=[.E571]&amp;[.G$5]&amp;[.F5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1]);&quot;&quot;;[.H$4]&amp;[.G571]&amp;[.H$5])">
            <text:p/>
          </table:table-cell>
          <table:table-cell table:formula="of:=IF([.H572]=&quot;&quot;;&quot;&quot;;&quot;,&quot;)">
            <text:p/>
          </table:table-cell>
          <table:table-cell table:formula="of:=[.J570]&amp;[.H571]&amp;[.I5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1]=&quot;&quot;;[.J571];[.K5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2]&amp;[.C$5]" office:value-type="string" office:string-value="&quot;&quot;" calcext:value-type="string">
            <text:p>""</text:p>
          </table:table-cell>
          <table:table-cell table:formula="of:=[.D$5]&amp;[.B572]&amp;[.D$5]" office:value-type="string" office:string-value="&quot;&quot;" calcext:value-type="string">
            <text:p>""</text:p>
          </table:table-cell>
          <table:table-cell table:formula="of:=[.C$6]&amp;[.E$5]&amp;[.C572]" office:value-type="string" office:string-value="&quot;first&quot;:&quot;&quot;" calcext:value-type="string">
            <text:p>"first":""</text:p>
          </table:table-cell>
          <table:table-cell table:formula="of:=[.D$6]&amp;[.F$5]&amp;[.D572]" office:value-type="string" office:string-value="&quot;second&quot;:&quot;&quot;" calcext:value-type="string">
            <text:p>"second":""</text:p>
          </table:table-cell>
          <table:table-cell table:formula="of:=[.E572]&amp;[.G$5]&amp;[.F5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2]);&quot;&quot;;[.H$4]&amp;[.G572]&amp;[.H$5])">
            <text:p/>
          </table:table-cell>
          <table:table-cell table:formula="of:=IF([.H573]=&quot;&quot;;&quot;&quot;;&quot;,&quot;)">
            <text:p/>
          </table:table-cell>
          <table:table-cell table:formula="of:=[.J571]&amp;[.H572]&amp;[.I5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2]=&quot;&quot;;[.J572];[.K5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3]&amp;[.C$5]" office:value-type="string" office:string-value="&quot;&quot;" calcext:value-type="string">
            <text:p>""</text:p>
          </table:table-cell>
          <table:table-cell table:formula="of:=[.D$5]&amp;[.B573]&amp;[.D$5]" office:value-type="string" office:string-value="&quot;&quot;" calcext:value-type="string">
            <text:p>""</text:p>
          </table:table-cell>
          <table:table-cell table:formula="of:=[.C$6]&amp;[.E$5]&amp;[.C573]" office:value-type="string" office:string-value="&quot;first&quot;:&quot;&quot;" calcext:value-type="string">
            <text:p>"first":""</text:p>
          </table:table-cell>
          <table:table-cell table:formula="of:=[.D$6]&amp;[.F$5]&amp;[.D573]" office:value-type="string" office:string-value="&quot;second&quot;:&quot;&quot;" calcext:value-type="string">
            <text:p>"second":""</text:p>
          </table:table-cell>
          <table:table-cell table:formula="of:=[.E573]&amp;[.G$5]&amp;[.F5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3]);&quot;&quot;;[.H$4]&amp;[.G573]&amp;[.H$5])">
            <text:p/>
          </table:table-cell>
          <table:table-cell table:formula="of:=IF([.H574]=&quot;&quot;;&quot;&quot;;&quot;,&quot;)">
            <text:p/>
          </table:table-cell>
          <table:table-cell table:formula="of:=[.J572]&amp;[.H573]&amp;[.I5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3]=&quot;&quot;;[.J573];[.K5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4]&amp;[.C$5]" office:value-type="string" office:string-value="&quot;&quot;" calcext:value-type="string">
            <text:p>""</text:p>
          </table:table-cell>
          <table:table-cell table:formula="of:=[.D$5]&amp;[.B574]&amp;[.D$5]" office:value-type="string" office:string-value="&quot;&quot;" calcext:value-type="string">
            <text:p>""</text:p>
          </table:table-cell>
          <table:table-cell table:formula="of:=[.C$6]&amp;[.E$5]&amp;[.C574]" office:value-type="string" office:string-value="&quot;first&quot;:&quot;&quot;" calcext:value-type="string">
            <text:p>"first":""</text:p>
          </table:table-cell>
          <table:table-cell table:formula="of:=[.D$6]&amp;[.F$5]&amp;[.D574]" office:value-type="string" office:string-value="&quot;second&quot;:&quot;&quot;" calcext:value-type="string">
            <text:p>"second":""</text:p>
          </table:table-cell>
          <table:table-cell table:formula="of:=[.E574]&amp;[.G$5]&amp;[.F5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4]);&quot;&quot;;[.H$4]&amp;[.G574]&amp;[.H$5])">
            <text:p/>
          </table:table-cell>
          <table:table-cell table:formula="of:=IF([.H575]=&quot;&quot;;&quot;&quot;;&quot;,&quot;)">
            <text:p/>
          </table:table-cell>
          <table:table-cell table:formula="of:=[.J573]&amp;[.H574]&amp;[.I5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4]=&quot;&quot;;[.J574];[.K5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5]&amp;[.C$5]" office:value-type="string" office:string-value="&quot;&quot;" calcext:value-type="string">
            <text:p>""</text:p>
          </table:table-cell>
          <table:table-cell table:formula="of:=[.D$5]&amp;[.B575]&amp;[.D$5]" office:value-type="string" office:string-value="&quot;&quot;" calcext:value-type="string">
            <text:p>""</text:p>
          </table:table-cell>
          <table:table-cell table:formula="of:=[.C$6]&amp;[.E$5]&amp;[.C575]" office:value-type="string" office:string-value="&quot;first&quot;:&quot;&quot;" calcext:value-type="string">
            <text:p>"first":""</text:p>
          </table:table-cell>
          <table:table-cell table:formula="of:=[.D$6]&amp;[.F$5]&amp;[.D575]" office:value-type="string" office:string-value="&quot;second&quot;:&quot;&quot;" calcext:value-type="string">
            <text:p>"second":""</text:p>
          </table:table-cell>
          <table:table-cell table:formula="of:=[.E575]&amp;[.G$5]&amp;[.F5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5]);&quot;&quot;;[.H$4]&amp;[.G575]&amp;[.H$5])">
            <text:p/>
          </table:table-cell>
          <table:table-cell table:formula="of:=IF([.H576]=&quot;&quot;;&quot;&quot;;&quot;,&quot;)">
            <text:p/>
          </table:table-cell>
          <table:table-cell table:formula="of:=[.J574]&amp;[.H575]&amp;[.I5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5]=&quot;&quot;;[.J575];[.K5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6]&amp;[.C$5]" office:value-type="string" office:string-value="&quot;&quot;" calcext:value-type="string">
            <text:p>""</text:p>
          </table:table-cell>
          <table:table-cell table:formula="of:=[.D$5]&amp;[.B576]&amp;[.D$5]" office:value-type="string" office:string-value="&quot;&quot;" calcext:value-type="string">
            <text:p>""</text:p>
          </table:table-cell>
          <table:table-cell table:formula="of:=[.C$6]&amp;[.E$5]&amp;[.C576]" office:value-type="string" office:string-value="&quot;first&quot;:&quot;&quot;" calcext:value-type="string">
            <text:p>"first":""</text:p>
          </table:table-cell>
          <table:table-cell table:formula="of:=[.D$6]&amp;[.F$5]&amp;[.D576]" office:value-type="string" office:string-value="&quot;second&quot;:&quot;&quot;" calcext:value-type="string">
            <text:p>"second":""</text:p>
          </table:table-cell>
          <table:table-cell table:formula="of:=[.E576]&amp;[.G$5]&amp;[.F5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6]);&quot;&quot;;[.H$4]&amp;[.G576]&amp;[.H$5])">
            <text:p/>
          </table:table-cell>
          <table:table-cell table:formula="of:=IF([.H577]=&quot;&quot;;&quot;&quot;;&quot;,&quot;)">
            <text:p/>
          </table:table-cell>
          <table:table-cell table:formula="of:=[.J575]&amp;[.H576]&amp;[.I5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6]=&quot;&quot;;[.J576];[.K5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7]&amp;[.C$5]" office:value-type="string" office:string-value="&quot;&quot;" calcext:value-type="string">
            <text:p>""</text:p>
          </table:table-cell>
          <table:table-cell table:formula="of:=[.D$5]&amp;[.B577]&amp;[.D$5]" office:value-type="string" office:string-value="&quot;&quot;" calcext:value-type="string">
            <text:p>""</text:p>
          </table:table-cell>
          <table:table-cell table:formula="of:=[.C$6]&amp;[.E$5]&amp;[.C577]" office:value-type="string" office:string-value="&quot;first&quot;:&quot;&quot;" calcext:value-type="string">
            <text:p>"first":""</text:p>
          </table:table-cell>
          <table:table-cell table:formula="of:=[.D$6]&amp;[.F$5]&amp;[.D577]" office:value-type="string" office:string-value="&quot;second&quot;:&quot;&quot;" calcext:value-type="string">
            <text:p>"second":""</text:p>
          </table:table-cell>
          <table:table-cell table:formula="of:=[.E577]&amp;[.G$5]&amp;[.F5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7]);&quot;&quot;;[.H$4]&amp;[.G577]&amp;[.H$5])">
            <text:p/>
          </table:table-cell>
          <table:table-cell table:formula="of:=IF([.H578]=&quot;&quot;;&quot;&quot;;&quot;,&quot;)">
            <text:p/>
          </table:table-cell>
          <table:table-cell table:formula="of:=[.J576]&amp;[.H577]&amp;[.I5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7]=&quot;&quot;;[.J577];[.K5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8]&amp;[.C$5]" office:value-type="string" office:string-value="&quot;&quot;" calcext:value-type="string">
            <text:p>""</text:p>
          </table:table-cell>
          <table:table-cell table:formula="of:=[.D$5]&amp;[.B578]&amp;[.D$5]" office:value-type="string" office:string-value="&quot;&quot;" calcext:value-type="string">
            <text:p>""</text:p>
          </table:table-cell>
          <table:table-cell table:formula="of:=[.C$6]&amp;[.E$5]&amp;[.C578]" office:value-type="string" office:string-value="&quot;first&quot;:&quot;&quot;" calcext:value-type="string">
            <text:p>"first":""</text:p>
          </table:table-cell>
          <table:table-cell table:formula="of:=[.D$6]&amp;[.F$5]&amp;[.D578]" office:value-type="string" office:string-value="&quot;second&quot;:&quot;&quot;" calcext:value-type="string">
            <text:p>"second":""</text:p>
          </table:table-cell>
          <table:table-cell table:formula="of:=[.E578]&amp;[.G$5]&amp;[.F5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8]);&quot;&quot;;[.H$4]&amp;[.G578]&amp;[.H$5])">
            <text:p/>
          </table:table-cell>
          <table:table-cell table:formula="of:=IF([.H579]=&quot;&quot;;&quot;&quot;;&quot;,&quot;)">
            <text:p/>
          </table:table-cell>
          <table:table-cell table:formula="of:=[.J577]&amp;[.H578]&amp;[.I5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8]=&quot;&quot;;[.J578];[.K5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79]&amp;[.C$5]" office:value-type="string" office:string-value="&quot;&quot;" calcext:value-type="string">
            <text:p>""</text:p>
          </table:table-cell>
          <table:table-cell table:formula="of:=[.D$5]&amp;[.B579]&amp;[.D$5]" office:value-type="string" office:string-value="&quot;&quot;" calcext:value-type="string">
            <text:p>""</text:p>
          </table:table-cell>
          <table:table-cell table:formula="of:=[.C$6]&amp;[.E$5]&amp;[.C579]" office:value-type="string" office:string-value="&quot;first&quot;:&quot;&quot;" calcext:value-type="string">
            <text:p>"first":""</text:p>
          </table:table-cell>
          <table:table-cell table:formula="of:=[.D$6]&amp;[.F$5]&amp;[.D579]" office:value-type="string" office:string-value="&quot;second&quot;:&quot;&quot;" calcext:value-type="string">
            <text:p>"second":""</text:p>
          </table:table-cell>
          <table:table-cell table:formula="of:=[.E579]&amp;[.G$5]&amp;[.F5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79]);&quot;&quot;;[.H$4]&amp;[.G579]&amp;[.H$5])">
            <text:p/>
          </table:table-cell>
          <table:table-cell table:formula="of:=IF([.H580]=&quot;&quot;;&quot;&quot;;&quot;,&quot;)">
            <text:p/>
          </table:table-cell>
          <table:table-cell table:formula="of:=[.J578]&amp;[.H579]&amp;[.I5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79]=&quot;&quot;;[.J579];[.K5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0]&amp;[.C$5]" office:value-type="string" office:string-value="&quot;&quot;" calcext:value-type="string">
            <text:p>""</text:p>
          </table:table-cell>
          <table:table-cell table:formula="of:=[.D$5]&amp;[.B580]&amp;[.D$5]" office:value-type="string" office:string-value="&quot;&quot;" calcext:value-type="string">
            <text:p>""</text:p>
          </table:table-cell>
          <table:table-cell table:formula="of:=[.C$6]&amp;[.E$5]&amp;[.C580]" office:value-type="string" office:string-value="&quot;first&quot;:&quot;&quot;" calcext:value-type="string">
            <text:p>"first":""</text:p>
          </table:table-cell>
          <table:table-cell table:formula="of:=[.D$6]&amp;[.F$5]&amp;[.D580]" office:value-type="string" office:string-value="&quot;second&quot;:&quot;&quot;" calcext:value-type="string">
            <text:p>"second":""</text:p>
          </table:table-cell>
          <table:table-cell table:formula="of:=[.E580]&amp;[.G$5]&amp;[.F5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0]);&quot;&quot;;[.H$4]&amp;[.G580]&amp;[.H$5])">
            <text:p/>
          </table:table-cell>
          <table:table-cell table:formula="of:=IF([.H581]=&quot;&quot;;&quot;&quot;;&quot;,&quot;)">
            <text:p/>
          </table:table-cell>
          <table:table-cell table:formula="of:=[.J579]&amp;[.H580]&amp;[.I5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0]=&quot;&quot;;[.J580];[.K5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1]&amp;[.C$5]" office:value-type="string" office:string-value="&quot;&quot;" calcext:value-type="string">
            <text:p>""</text:p>
          </table:table-cell>
          <table:table-cell table:formula="of:=[.D$5]&amp;[.B581]&amp;[.D$5]" office:value-type="string" office:string-value="&quot;&quot;" calcext:value-type="string">
            <text:p>""</text:p>
          </table:table-cell>
          <table:table-cell table:formula="of:=[.C$6]&amp;[.E$5]&amp;[.C581]" office:value-type="string" office:string-value="&quot;first&quot;:&quot;&quot;" calcext:value-type="string">
            <text:p>"first":""</text:p>
          </table:table-cell>
          <table:table-cell table:formula="of:=[.D$6]&amp;[.F$5]&amp;[.D581]" office:value-type="string" office:string-value="&quot;second&quot;:&quot;&quot;" calcext:value-type="string">
            <text:p>"second":""</text:p>
          </table:table-cell>
          <table:table-cell table:formula="of:=[.E581]&amp;[.G$5]&amp;[.F5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1]);&quot;&quot;;[.H$4]&amp;[.G581]&amp;[.H$5])">
            <text:p/>
          </table:table-cell>
          <table:table-cell table:formula="of:=IF([.H582]=&quot;&quot;;&quot;&quot;;&quot;,&quot;)">
            <text:p/>
          </table:table-cell>
          <table:table-cell table:formula="of:=[.J580]&amp;[.H581]&amp;[.I5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1]=&quot;&quot;;[.J581];[.K5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2]&amp;[.C$5]" office:value-type="string" office:string-value="&quot;&quot;" calcext:value-type="string">
            <text:p>""</text:p>
          </table:table-cell>
          <table:table-cell table:formula="of:=[.D$5]&amp;[.B582]&amp;[.D$5]" office:value-type="string" office:string-value="&quot;&quot;" calcext:value-type="string">
            <text:p>""</text:p>
          </table:table-cell>
          <table:table-cell table:formula="of:=[.C$6]&amp;[.E$5]&amp;[.C582]" office:value-type="string" office:string-value="&quot;first&quot;:&quot;&quot;" calcext:value-type="string">
            <text:p>"first":""</text:p>
          </table:table-cell>
          <table:table-cell table:formula="of:=[.D$6]&amp;[.F$5]&amp;[.D582]" office:value-type="string" office:string-value="&quot;second&quot;:&quot;&quot;" calcext:value-type="string">
            <text:p>"second":""</text:p>
          </table:table-cell>
          <table:table-cell table:formula="of:=[.E582]&amp;[.G$5]&amp;[.F5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2]);&quot;&quot;;[.H$4]&amp;[.G582]&amp;[.H$5])">
            <text:p/>
          </table:table-cell>
          <table:table-cell table:formula="of:=IF([.H583]=&quot;&quot;;&quot;&quot;;&quot;,&quot;)">
            <text:p/>
          </table:table-cell>
          <table:table-cell table:formula="of:=[.J581]&amp;[.H582]&amp;[.I5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2]=&quot;&quot;;[.J582];[.K5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3]&amp;[.C$5]" office:value-type="string" office:string-value="&quot;&quot;" calcext:value-type="string">
            <text:p>""</text:p>
          </table:table-cell>
          <table:table-cell table:formula="of:=[.D$5]&amp;[.B583]&amp;[.D$5]" office:value-type="string" office:string-value="&quot;&quot;" calcext:value-type="string">
            <text:p>""</text:p>
          </table:table-cell>
          <table:table-cell table:formula="of:=[.C$6]&amp;[.E$5]&amp;[.C583]" office:value-type="string" office:string-value="&quot;first&quot;:&quot;&quot;" calcext:value-type="string">
            <text:p>"first":""</text:p>
          </table:table-cell>
          <table:table-cell table:formula="of:=[.D$6]&amp;[.F$5]&amp;[.D583]" office:value-type="string" office:string-value="&quot;second&quot;:&quot;&quot;" calcext:value-type="string">
            <text:p>"second":""</text:p>
          </table:table-cell>
          <table:table-cell table:formula="of:=[.E583]&amp;[.G$5]&amp;[.F5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3]);&quot;&quot;;[.H$4]&amp;[.G583]&amp;[.H$5])">
            <text:p/>
          </table:table-cell>
          <table:table-cell table:formula="of:=IF([.H584]=&quot;&quot;;&quot;&quot;;&quot;,&quot;)">
            <text:p/>
          </table:table-cell>
          <table:table-cell table:formula="of:=[.J582]&amp;[.H583]&amp;[.I5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3]=&quot;&quot;;[.J583];[.K5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4]&amp;[.C$5]" office:value-type="string" office:string-value="&quot;&quot;" calcext:value-type="string">
            <text:p>""</text:p>
          </table:table-cell>
          <table:table-cell table:formula="of:=[.D$5]&amp;[.B584]&amp;[.D$5]" office:value-type="string" office:string-value="&quot;&quot;" calcext:value-type="string">
            <text:p>""</text:p>
          </table:table-cell>
          <table:table-cell table:formula="of:=[.C$6]&amp;[.E$5]&amp;[.C584]" office:value-type="string" office:string-value="&quot;first&quot;:&quot;&quot;" calcext:value-type="string">
            <text:p>"first":""</text:p>
          </table:table-cell>
          <table:table-cell table:formula="of:=[.D$6]&amp;[.F$5]&amp;[.D584]" office:value-type="string" office:string-value="&quot;second&quot;:&quot;&quot;" calcext:value-type="string">
            <text:p>"second":""</text:p>
          </table:table-cell>
          <table:table-cell table:formula="of:=[.E584]&amp;[.G$5]&amp;[.F5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4]);&quot;&quot;;[.H$4]&amp;[.G584]&amp;[.H$5])">
            <text:p/>
          </table:table-cell>
          <table:table-cell table:formula="of:=IF([.H585]=&quot;&quot;;&quot;&quot;;&quot;,&quot;)">
            <text:p/>
          </table:table-cell>
          <table:table-cell table:formula="of:=[.J583]&amp;[.H584]&amp;[.I5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4]=&quot;&quot;;[.J584];[.K5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5]&amp;[.C$5]" office:value-type="string" office:string-value="&quot;&quot;" calcext:value-type="string">
            <text:p>""</text:p>
          </table:table-cell>
          <table:table-cell table:formula="of:=[.D$5]&amp;[.B585]&amp;[.D$5]" office:value-type="string" office:string-value="&quot;&quot;" calcext:value-type="string">
            <text:p>""</text:p>
          </table:table-cell>
          <table:table-cell table:formula="of:=[.C$6]&amp;[.E$5]&amp;[.C585]" office:value-type="string" office:string-value="&quot;first&quot;:&quot;&quot;" calcext:value-type="string">
            <text:p>"first":""</text:p>
          </table:table-cell>
          <table:table-cell table:formula="of:=[.D$6]&amp;[.F$5]&amp;[.D585]" office:value-type="string" office:string-value="&quot;second&quot;:&quot;&quot;" calcext:value-type="string">
            <text:p>"second":""</text:p>
          </table:table-cell>
          <table:table-cell table:formula="of:=[.E585]&amp;[.G$5]&amp;[.F5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5]);&quot;&quot;;[.H$4]&amp;[.G585]&amp;[.H$5])">
            <text:p/>
          </table:table-cell>
          <table:table-cell table:formula="of:=IF([.H586]=&quot;&quot;;&quot;&quot;;&quot;,&quot;)">
            <text:p/>
          </table:table-cell>
          <table:table-cell table:formula="of:=[.J584]&amp;[.H585]&amp;[.I5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5]=&quot;&quot;;[.J585];[.K5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6]&amp;[.C$5]" office:value-type="string" office:string-value="&quot;&quot;" calcext:value-type="string">
            <text:p>""</text:p>
          </table:table-cell>
          <table:table-cell table:formula="of:=[.D$5]&amp;[.B586]&amp;[.D$5]" office:value-type="string" office:string-value="&quot;&quot;" calcext:value-type="string">
            <text:p>""</text:p>
          </table:table-cell>
          <table:table-cell table:formula="of:=[.C$6]&amp;[.E$5]&amp;[.C586]" office:value-type="string" office:string-value="&quot;first&quot;:&quot;&quot;" calcext:value-type="string">
            <text:p>"first":""</text:p>
          </table:table-cell>
          <table:table-cell table:formula="of:=[.D$6]&amp;[.F$5]&amp;[.D586]" office:value-type="string" office:string-value="&quot;second&quot;:&quot;&quot;" calcext:value-type="string">
            <text:p>"second":""</text:p>
          </table:table-cell>
          <table:table-cell table:formula="of:=[.E586]&amp;[.G$5]&amp;[.F5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6]);&quot;&quot;;[.H$4]&amp;[.G586]&amp;[.H$5])">
            <text:p/>
          </table:table-cell>
          <table:table-cell table:formula="of:=IF([.H587]=&quot;&quot;;&quot;&quot;;&quot;,&quot;)">
            <text:p/>
          </table:table-cell>
          <table:table-cell table:formula="of:=[.J585]&amp;[.H586]&amp;[.I5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6]=&quot;&quot;;[.J586];[.K5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7]&amp;[.C$5]" office:value-type="string" office:string-value="&quot;&quot;" calcext:value-type="string">
            <text:p>""</text:p>
          </table:table-cell>
          <table:table-cell table:formula="of:=[.D$5]&amp;[.B587]&amp;[.D$5]" office:value-type="string" office:string-value="&quot;&quot;" calcext:value-type="string">
            <text:p>""</text:p>
          </table:table-cell>
          <table:table-cell table:formula="of:=[.C$6]&amp;[.E$5]&amp;[.C587]" office:value-type="string" office:string-value="&quot;first&quot;:&quot;&quot;" calcext:value-type="string">
            <text:p>"first":""</text:p>
          </table:table-cell>
          <table:table-cell table:formula="of:=[.D$6]&amp;[.F$5]&amp;[.D587]" office:value-type="string" office:string-value="&quot;second&quot;:&quot;&quot;" calcext:value-type="string">
            <text:p>"second":""</text:p>
          </table:table-cell>
          <table:table-cell table:formula="of:=[.E587]&amp;[.G$5]&amp;[.F5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7]);&quot;&quot;;[.H$4]&amp;[.G587]&amp;[.H$5])">
            <text:p/>
          </table:table-cell>
          <table:table-cell table:formula="of:=IF([.H588]=&quot;&quot;;&quot;&quot;;&quot;,&quot;)">
            <text:p/>
          </table:table-cell>
          <table:table-cell table:formula="of:=[.J586]&amp;[.H587]&amp;[.I5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7]=&quot;&quot;;[.J587];[.K5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8]&amp;[.C$5]" office:value-type="string" office:string-value="&quot;&quot;" calcext:value-type="string">
            <text:p>""</text:p>
          </table:table-cell>
          <table:table-cell table:formula="of:=[.D$5]&amp;[.B588]&amp;[.D$5]" office:value-type="string" office:string-value="&quot;&quot;" calcext:value-type="string">
            <text:p>""</text:p>
          </table:table-cell>
          <table:table-cell table:formula="of:=[.C$6]&amp;[.E$5]&amp;[.C588]" office:value-type="string" office:string-value="&quot;first&quot;:&quot;&quot;" calcext:value-type="string">
            <text:p>"first":""</text:p>
          </table:table-cell>
          <table:table-cell table:formula="of:=[.D$6]&amp;[.F$5]&amp;[.D588]" office:value-type="string" office:string-value="&quot;second&quot;:&quot;&quot;" calcext:value-type="string">
            <text:p>"second":""</text:p>
          </table:table-cell>
          <table:table-cell table:formula="of:=[.E588]&amp;[.G$5]&amp;[.F5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8]);&quot;&quot;;[.H$4]&amp;[.G588]&amp;[.H$5])">
            <text:p/>
          </table:table-cell>
          <table:table-cell table:formula="of:=IF([.H589]=&quot;&quot;;&quot;&quot;;&quot;,&quot;)">
            <text:p/>
          </table:table-cell>
          <table:table-cell table:formula="of:=[.J587]&amp;[.H588]&amp;[.I5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8]=&quot;&quot;;[.J588];[.K5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89]&amp;[.C$5]" office:value-type="string" office:string-value="&quot;&quot;" calcext:value-type="string">
            <text:p>""</text:p>
          </table:table-cell>
          <table:table-cell table:formula="of:=[.D$5]&amp;[.B589]&amp;[.D$5]" office:value-type="string" office:string-value="&quot;&quot;" calcext:value-type="string">
            <text:p>""</text:p>
          </table:table-cell>
          <table:table-cell table:formula="of:=[.C$6]&amp;[.E$5]&amp;[.C589]" office:value-type="string" office:string-value="&quot;first&quot;:&quot;&quot;" calcext:value-type="string">
            <text:p>"first":""</text:p>
          </table:table-cell>
          <table:table-cell table:formula="of:=[.D$6]&amp;[.F$5]&amp;[.D589]" office:value-type="string" office:string-value="&quot;second&quot;:&quot;&quot;" calcext:value-type="string">
            <text:p>"second":""</text:p>
          </table:table-cell>
          <table:table-cell table:formula="of:=[.E589]&amp;[.G$5]&amp;[.F5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89]);&quot;&quot;;[.H$4]&amp;[.G589]&amp;[.H$5])">
            <text:p/>
          </table:table-cell>
          <table:table-cell table:formula="of:=IF([.H590]=&quot;&quot;;&quot;&quot;;&quot;,&quot;)">
            <text:p/>
          </table:table-cell>
          <table:table-cell table:formula="of:=[.J588]&amp;[.H589]&amp;[.I5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89]=&quot;&quot;;[.J589];[.K5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0]&amp;[.C$5]" office:value-type="string" office:string-value="&quot;&quot;" calcext:value-type="string">
            <text:p>""</text:p>
          </table:table-cell>
          <table:table-cell table:formula="of:=[.D$5]&amp;[.B590]&amp;[.D$5]" office:value-type="string" office:string-value="&quot;&quot;" calcext:value-type="string">
            <text:p>""</text:p>
          </table:table-cell>
          <table:table-cell table:formula="of:=[.C$6]&amp;[.E$5]&amp;[.C590]" office:value-type="string" office:string-value="&quot;first&quot;:&quot;&quot;" calcext:value-type="string">
            <text:p>"first":""</text:p>
          </table:table-cell>
          <table:table-cell table:formula="of:=[.D$6]&amp;[.F$5]&amp;[.D590]" office:value-type="string" office:string-value="&quot;second&quot;:&quot;&quot;" calcext:value-type="string">
            <text:p>"second":""</text:p>
          </table:table-cell>
          <table:table-cell table:formula="of:=[.E590]&amp;[.G$5]&amp;[.F5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0]);&quot;&quot;;[.H$4]&amp;[.G590]&amp;[.H$5])">
            <text:p/>
          </table:table-cell>
          <table:table-cell table:formula="of:=IF([.H591]=&quot;&quot;;&quot;&quot;;&quot;,&quot;)">
            <text:p/>
          </table:table-cell>
          <table:table-cell table:formula="of:=[.J589]&amp;[.H590]&amp;[.I5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0]=&quot;&quot;;[.J590];[.K5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1]&amp;[.C$5]" office:value-type="string" office:string-value="&quot;&quot;" calcext:value-type="string">
            <text:p>""</text:p>
          </table:table-cell>
          <table:table-cell table:formula="of:=[.D$5]&amp;[.B591]&amp;[.D$5]" office:value-type="string" office:string-value="&quot;&quot;" calcext:value-type="string">
            <text:p>""</text:p>
          </table:table-cell>
          <table:table-cell table:formula="of:=[.C$6]&amp;[.E$5]&amp;[.C591]" office:value-type="string" office:string-value="&quot;first&quot;:&quot;&quot;" calcext:value-type="string">
            <text:p>"first":""</text:p>
          </table:table-cell>
          <table:table-cell table:formula="of:=[.D$6]&amp;[.F$5]&amp;[.D591]" office:value-type="string" office:string-value="&quot;second&quot;:&quot;&quot;" calcext:value-type="string">
            <text:p>"second":""</text:p>
          </table:table-cell>
          <table:table-cell table:formula="of:=[.E591]&amp;[.G$5]&amp;[.F5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1]);&quot;&quot;;[.H$4]&amp;[.G591]&amp;[.H$5])">
            <text:p/>
          </table:table-cell>
          <table:table-cell table:formula="of:=IF([.H592]=&quot;&quot;;&quot;&quot;;&quot;,&quot;)">
            <text:p/>
          </table:table-cell>
          <table:table-cell table:formula="of:=[.J590]&amp;[.H591]&amp;[.I5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1]=&quot;&quot;;[.J591];[.K5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2]&amp;[.C$5]" office:value-type="string" office:string-value="&quot;&quot;" calcext:value-type="string">
            <text:p>""</text:p>
          </table:table-cell>
          <table:table-cell table:formula="of:=[.D$5]&amp;[.B592]&amp;[.D$5]" office:value-type="string" office:string-value="&quot;&quot;" calcext:value-type="string">
            <text:p>""</text:p>
          </table:table-cell>
          <table:table-cell table:formula="of:=[.C$6]&amp;[.E$5]&amp;[.C592]" office:value-type="string" office:string-value="&quot;first&quot;:&quot;&quot;" calcext:value-type="string">
            <text:p>"first":""</text:p>
          </table:table-cell>
          <table:table-cell table:formula="of:=[.D$6]&amp;[.F$5]&amp;[.D592]" office:value-type="string" office:string-value="&quot;second&quot;:&quot;&quot;" calcext:value-type="string">
            <text:p>"second":""</text:p>
          </table:table-cell>
          <table:table-cell table:formula="of:=[.E592]&amp;[.G$5]&amp;[.F5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2]);&quot;&quot;;[.H$4]&amp;[.G592]&amp;[.H$5])">
            <text:p/>
          </table:table-cell>
          <table:table-cell table:formula="of:=IF([.H593]=&quot;&quot;;&quot;&quot;;&quot;,&quot;)">
            <text:p/>
          </table:table-cell>
          <table:table-cell table:formula="of:=[.J591]&amp;[.H592]&amp;[.I5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2]=&quot;&quot;;[.J592];[.K5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3]&amp;[.C$5]" office:value-type="string" office:string-value="&quot;&quot;" calcext:value-type="string">
            <text:p>""</text:p>
          </table:table-cell>
          <table:table-cell table:formula="of:=[.D$5]&amp;[.B593]&amp;[.D$5]" office:value-type="string" office:string-value="&quot;&quot;" calcext:value-type="string">
            <text:p>""</text:p>
          </table:table-cell>
          <table:table-cell table:formula="of:=[.C$6]&amp;[.E$5]&amp;[.C593]" office:value-type="string" office:string-value="&quot;first&quot;:&quot;&quot;" calcext:value-type="string">
            <text:p>"first":""</text:p>
          </table:table-cell>
          <table:table-cell table:formula="of:=[.D$6]&amp;[.F$5]&amp;[.D593]" office:value-type="string" office:string-value="&quot;second&quot;:&quot;&quot;" calcext:value-type="string">
            <text:p>"second":""</text:p>
          </table:table-cell>
          <table:table-cell table:formula="of:=[.E593]&amp;[.G$5]&amp;[.F5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3]);&quot;&quot;;[.H$4]&amp;[.G593]&amp;[.H$5])">
            <text:p/>
          </table:table-cell>
          <table:table-cell table:formula="of:=IF([.H594]=&quot;&quot;;&quot;&quot;;&quot;,&quot;)">
            <text:p/>
          </table:table-cell>
          <table:table-cell table:formula="of:=[.J592]&amp;[.H593]&amp;[.I5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3]=&quot;&quot;;[.J593];[.K5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4]&amp;[.C$5]" office:value-type="string" office:string-value="&quot;&quot;" calcext:value-type="string">
            <text:p>""</text:p>
          </table:table-cell>
          <table:table-cell table:formula="of:=[.D$5]&amp;[.B594]&amp;[.D$5]" office:value-type="string" office:string-value="&quot;&quot;" calcext:value-type="string">
            <text:p>""</text:p>
          </table:table-cell>
          <table:table-cell table:formula="of:=[.C$6]&amp;[.E$5]&amp;[.C594]" office:value-type="string" office:string-value="&quot;first&quot;:&quot;&quot;" calcext:value-type="string">
            <text:p>"first":""</text:p>
          </table:table-cell>
          <table:table-cell table:formula="of:=[.D$6]&amp;[.F$5]&amp;[.D594]" office:value-type="string" office:string-value="&quot;second&quot;:&quot;&quot;" calcext:value-type="string">
            <text:p>"second":""</text:p>
          </table:table-cell>
          <table:table-cell table:formula="of:=[.E594]&amp;[.G$5]&amp;[.F5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4]);&quot;&quot;;[.H$4]&amp;[.G594]&amp;[.H$5])">
            <text:p/>
          </table:table-cell>
          <table:table-cell table:formula="of:=IF([.H595]=&quot;&quot;;&quot;&quot;;&quot;,&quot;)">
            <text:p/>
          </table:table-cell>
          <table:table-cell table:formula="of:=[.J593]&amp;[.H594]&amp;[.I5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4]=&quot;&quot;;[.J594];[.K5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5]&amp;[.C$5]" office:value-type="string" office:string-value="&quot;&quot;" calcext:value-type="string">
            <text:p>""</text:p>
          </table:table-cell>
          <table:table-cell table:formula="of:=[.D$5]&amp;[.B595]&amp;[.D$5]" office:value-type="string" office:string-value="&quot;&quot;" calcext:value-type="string">
            <text:p>""</text:p>
          </table:table-cell>
          <table:table-cell table:formula="of:=[.C$6]&amp;[.E$5]&amp;[.C595]" office:value-type="string" office:string-value="&quot;first&quot;:&quot;&quot;" calcext:value-type="string">
            <text:p>"first":""</text:p>
          </table:table-cell>
          <table:table-cell table:formula="of:=[.D$6]&amp;[.F$5]&amp;[.D595]" office:value-type="string" office:string-value="&quot;second&quot;:&quot;&quot;" calcext:value-type="string">
            <text:p>"second":""</text:p>
          </table:table-cell>
          <table:table-cell table:formula="of:=[.E595]&amp;[.G$5]&amp;[.F5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5]);&quot;&quot;;[.H$4]&amp;[.G595]&amp;[.H$5])">
            <text:p/>
          </table:table-cell>
          <table:table-cell table:formula="of:=IF([.H596]=&quot;&quot;;&quot;&quot;;&quot;,&quot;)">
            <text:p/>
          </table:table-cell>
          <table:table-cell table:formula="of:=[.J594]&amp;[.H595]&amp;[.I5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5]=&quot;&quot;;[.J595];[.K5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6]&amp;[.C$5]" office:value-type="string" office:string-value="&quot;&quot;" calcext:value-type="string">
            <text:p>""</text:p>
          </table:table-cell>
          <table:table-cell table:formula="of:=[.D$5]&amp;[.B596]&amp;[.D$5]" office:value-type="string" office:string-value="&quot;&quot;" calcext:value-type="string">
            <text:p>""</text:p>
          </table:table-cell>
          <table:table-cell table:formula="of:=[.C$6]&amp;[.E$5]&amp;[.C596]" office:value-type="string" office:string-value="&quot;first&quot;:&quot;&quot;" calcext:value-type="string">
            <text:p>"first":""</text:p>
          </table:table-cell>
          <table:table-cell table:formula="of:=[.D$6]&amp;[.F$5]&amp;[.D596]" office:value-type="string" office:string-value="&quot;second&quot;:&quot;&quot;" calcext:value-type="string">
            <text:p>"second":""</text:p>
          </table:table-cell>
          <table:table-cell table:formula="of:=[.E596]&amp;[.G$5]&amp;[.F5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6]);&quot;&quot;;[.H$4]&amp;[.G596]&amp;[.H$5])">
            <text:p/>
          </table:table-cell>
          <table:table-cell table:formula="of:=IF([.H597]=&quot;&quot;;&quot;&quot;;&quot;,&quot;)">
            <text:p/>
          </table:table-cell>
          <table:table-cell table:formula="of:=[.J595]&amp;[.H596]&amp;[.I5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6]=&quot;&quot;;[.J596];[.K5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7]&amp;[.C$5]" office:value-type="string" office:string-value="&quot;&quot;" calcext:value-type="string">
            <text:p>""</text:p>
          </table:table-cell>
          <table:table-cell table:formula="of:=[.D$5]&amp;[.B597]&amp;[.D$5]" office:value-type="string" office:string-value="&quot;&quot;" calcext:value-type="string">
            <text:p>""</text:p>
          </table:table-cell>
          <table:table-cell table:formula="of:=[.C$6]&amp;[.E$5]&amp;[.C597]" office:value-type="string" office:string-value="&quot;first&quot;:&quot;&quot;" calcext:value-type="string">
            <text:p>"first":""</text:p>
          </table:table-cell>
          <table:table-cell table:formula="of:=[.D$6]&amp;[.F$5]&amp;[.D597]" office:value-type="string" office:string-value="&quot;second&quot;:&quot;&quot;" calcext:value-type="string">
            <text:p>"second":""</text:p>
          </table:table-cell>
          <table:table-cell table:formula="of:=[.E597]&amp;[.G$5]&amp;[.F5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7]);&quot;&quot;;[.H$4]&amp;[.G597]&amp;[.H$5])">
            <text:p/>
          </table:table-cell>
          <table:table-cell table:formula="of:=IF([.H598]=&quot;&quot;;&quot;&quot;;&quot;,&quot;)">
            <text:p/>
          </table:table-cell>
          <table:table-cell table:formula="of:=[.J596]&amp;[.H597]&amp;[.I5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7]=&quot;&quot;;[.J597];[.K5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8]&amp;[.C$5]" office:value-type="string" office:string-value="&quot;&quot;" calcext:value-type="string">
            <text:p>""</text:p>
          </table:table-cell>
          <table:table-cell table:formula="of:=[.D$5]&amp;[.B598]&amp;[.D$5]" office:value-type="string" office:string-value="&quot;&quot;" calcext:value-type="string">
            <text:p>""</text:p>
          </table:table-cell>
          <table:table-cell table:formula="of:=[.C$6]&amp;[.E$5]&amp;[.C598]" office:value-type="string" office:string-value="&quot;first&quot;:&quot;&quot;" calcext:value-type="string">
            <text:p>"first":""</text:p>
          </table:table-cell>
          <table:table-cell table:formula="of:=[.D$6]&amp;[.F$5]&amp;[.D598]" office:value-type="string" office:string-value="&quot;second&quot;:&quot;&quot;" calcext:value-type="string">
            <text:p>"second":""</text:p>
          </table:table-cell>
          <table:table-cell table:formula="of:=[.E598]&amp;[.G$5]&amp;[.F5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8]);&quot;&quot;;[.H$4]&amp;[.G598]&amp;[.H$5])">
            <text:p/>
          </table:table-cell>
          <table:table-cell table:formula="of:=IF([.H599]=&quot;&quot;;&quot;&quot;;&quot;,&quot;)">
            <text:p/>
          </table:table-cell>
          <table:table-cell table:formula="of:=[.J597]&amp;[.H598]&amp;[.I5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8]=&quot;&quot;;[.J598];[.K5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599]&amp;[.C$5]" office:value-type="string" office:string-value="&quot;&quot;" calcext:value-type="string">
            <text:p>""</text:p>
          </table:table-cell>
          <table:table-cell table:formula="of:=[.D$5]&amp;[.B599]&amp;[.D$5]" office:value-type="string" office:string-value="&quot;&quot;" calcext:value-type="string">
            <text:p>""</text:p>
          </table:table-cell>
          <table:table-cell table:formula="of:=[.C$6]&amp;[.E$5]&amp;[.C599]" office:value-type="string" office:string-value="&quot;first&quot;:&quot;&quot;" calcext:value-type="string">
            <text:p>"first":""</text:p>
          </table:table-cell>
          <table:table-cell table:formula="of:=[.D$6]&amp;[.F$5]&amp;[.D599]" office:value-type="string" office:string-value="&quot;second&quot;:&quot;&quot;" calcext:value-type="string">
            <text:p>"second":""</text:p>
          </table:table-cell>
          <table:table-cell table:formula="of:=[.E599]&amp;[.G$5]&amp;[.F5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599]);&quot;&quot;;[.H$4]&amp;[.G599]&amp;[.H$5])">
            <text:p/>
          </table:table-cell>
          <table:table-cell table:formula="of:=IF([.H600]=&quot;&quot;;&quot;&quot;;&quot;,&quot;)">
            <text:p/>
          </table:table-cell>
          <table:table-cell table:formula="of:=[.J598]&amp;[.H599]&amp;[.I5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599]=&quot;&quot;;[.J599];[.K6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0]&amp;[.C$5]" office:value-type="string" office:string-value="&quot;&quot;" calcext:value-type="string">
            <text:p>""</text:p>
          </table:table-cell>
          <table:table-cell table:formula="of:=[.D$5]&amp;[.B600]&amp;[.D$5]" office:value-type="string" office:string-value="&quot;&quot;" calcext:value-type="string">
            <text:p>""</text:p>
          </table:table-cell>
          <table:table-cell table:formula="of:=[.C$6]&amp;[.E$5]&amp;[.C600]" office:value-type="string" office:string-value="&quot;first&quot;:&quot;&quot;" calcext:value-type="string">
            <text:p>"first":""</text:p>
          </table:table-cell>
          <table:table-cell table:formula="of:=[.D$6]&amp;[.F$5]&amp;[.D600]" office:value-type="string" office:string-value="&quot;second&quot;:&quot;&quot;" calcext:value-type="string">
            <text:p>"second":""</text:p>
          </table:table-cell>
          <table:table-cell table:formula="of:=[.E600]&amp;[.G$5]&amp;[.F6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0]);&quot;&quot;;[.H$4]&amp;[.G600]&amp;[.H$5])">
            <text:p/>
          </table:table-cell>
          <table:table-cell table:formula="of:=IF([.H601]=&quot;&quot;;&quot;&quot;;&quot;,&quot;)">
            <text:p/>
          </table:table-cell>
          <table:table-cell table:formula="of:=[.J599]&amp;[.H600]&amp;[.I6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0]=&quot;&quot;;[.J600];[.K6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1]&amp;[.C$5]" office:value-type="string" office:string-value="&quot;&quot;" calcext:value-type="string">
            <text:p>""</text:p>
          </table:table-cell>
          <table:table-cell table:formula="of:=[.D$5]&amp;[.B601]&amp;[.D$5]" office:value-type="string" office:string-value="&quot;&quot;" calcext:value-type="string">
            <text:p>""</text:p>
          </table:table-cell>
          <table:table-cell table:formula="of:=[.C$6]&amp;[.E$5]&amp;[.C601]" office:value-type="string" office:string-value="&quot;first&quot;:&quot;&quot;" calcext:value-type="string">
            <text:p>"first":""</text:p>
          </table:table-cell>
          <table:table-cell table:formula="of:=[.D$6]&amp;[.F$5]&amp;[.D601]" office:value-type="string" office:string-value="&quot;second&quot;:&quot;&quot;" calcext:value-type="string">
            <text:p>"second":""</text:p>
          </table:table-cell>
          <table:table-cell table:formula="of:=[.E601]&amp;[.G$5]&amp;[.F6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1]);&quot;&quot;;[.H$4]&amp;[.G601]&amp;[.H$5])">
            <text:p/>
          </table:table-cell>
          <table:table-cell table:formula="of:=IF([.H602]=&quot;&quot;;&quot;&quot;;&quot;,&quot;)">
            <text:p/>
          </table:table-cell>
          <table:table-cell table:formula="of:=[.J600]&amp;[.H601]&amp;[.I6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1]=&quot;&quot;;[.J601];[.K6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2]&amp;[.C$5]" office:value-type="string" office:string-value="&quot;&quot;" calcext:value-type="string">
            <text:p>""</text:p>
          </table:table-cell>
          <table:table-cell table:formula="of:=[.D$5]&amp;[.B602]&amp;[.D$5]" office:value-type="string" office:string-value="&quot;&quot;" calcext:value-type="string">
            <text:p>""</text:p>
          </table:table-cell>
          <table:table-cell table:formula="of:=[.C$6]&amp;[.E$5]&amp;[.C602]" office:value-type="string" office:string-value="&quot;first&quot;:&quot;&quot;" calcext:value-type="string">
            <text:p>"first":""</text:p>
          </table:table-cell>
          <table:table-cell table:formula="of:=[.D$6]&amp;[.F$5]&amp;[.D602]" office:value-type="string" office:string-value="&quot;second&quot;:&quot;&quot;" calcext:value-type="string">
            <text:p>"second":""</text:p>
          </table:table-cell>
          <table:table-cell table:formula="of:=[.E602]&amp;[.G$5]&amp;[.F6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2]);&quot;&quot;;[.H$4]&amp;[.G602]&amp;[.H$5])">
            <text:p/>
          </table:table-cell>
          <table:table-cell table:formula="of:=IF([.H603]=&quot;&quot;;&quot;&quot;;&quot;,&quot;)">
            <text:p/>
          </table:table-cell>
          <table:table-cell table:formula="of:=[.J601]&amp;[.H602]&amp;[.I6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2]=&quot;&quot;;[.J602];[.K6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3]&amp;[.C$5]" office:value-type="string" office:string-value="&quot;&quot;" calcext:value-type="string">
            <text:p>""</text:p>
          </table:table-cell>
          <table:table-cell table:formula="of:=[.D$5]&amp;[.B603]&amp;[.D$5]" office:value-type="string" office:string-value="&quot;&quot;" calcext:value-type="string">
            <text:p>""</text:p>
          </table:table-cell>
          <table:table-cell table:formula="of:=[.C$6]&amp;[.E$5]&amp;[.C603]" office:value-type="string" office:string-value="&quot;first&quot;:&quot;&quot;" calcext:value-type="string">
            <text:p>"first":""</text:p>
          </table:table-cell>
          <table:table-cell table:formula="of:=[.D$6]&amp;[.F$5]&amp;[.D603]" office:value-type="string" office:string-value="&quot;second&quot;:&quot;&quot;" calcext:value-type="string">
            <text:p>"second":""</text:p>
          </table:table-cell>
          <table:table-cell table:formula="of:=[.E603]&amp;[.G$5]&amp;[.F6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3]);&quot;&quot;;[.H$4]&amp;[.G603]&amp;[.H$5])">
            <text:p/>
          </table:table-cell>
          <table:table-cell table:formula="of:=IF([.H604]=&quot;&quot;;&quot;&quot;;&quot;,&quot;)">
            <text:p/>
          </table:table-cell>
          <table:table-cell table:formula="of:=[.J602]&amp;[.H603]&amp;[.I6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3]=&quot;&quot;;[.J603];[.K6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4]&amp;[.C$5]" office:value-type="string" office:string-value="&quot;&quot;" calcext:value-type="string">
            <text:p>""</text:p>
          </table:table-cell>
          <table:table-cell table:formula="of:=[.D$5]&amp;[.B604]&amp;[.D$5]" office:value-type="string" office:string-value="&quot;&quot;" calcext:value-type="string">
            <text:p>""</text:p>
          </table:table-cell>
          <table:table-cell table:formula="of:=[.C$6]&amp;[.E$5]&amp;[.C604]" office:value-type="string" office:string-value="&quot;first&quot;:&quot;&quot;" calcext:value-type="string">
            <text:p>"first":""</text:p>
          </table:table-cell>
          <table:table-cell table:formula="of:=[.D$6]&amp;[.F$5]&amp;[.D604]" office:value-type="string" office:string-value="&quot;second&quot;:&quot;&quot;" calcext:value-type="string">
            <text:p>"second":""</text:p>
          </table:table-cell>
          <table:table-cell table:formula="of:=[.E604]&amp;[.G$5]&amp;[.F6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4]);&quot;&quot;;[.H$4]&amp;[.G604]&amp;[.H$5])">
            <text:p/>
          </table:table-cell>
          <table:table-cell table:formula="of:=IF([.H605]=&quot;&quot;;&quot;&quot;;&quot;,&quot;)">
            <text:p/>
          </table:table-cell>
          <table:table-cell table:formula="of:=[.J603]&amp;[.H604]&amp;[.I6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4]=&quot;&quot;;[.J604];[.K6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5]&amp;[.C$5]" office:value-type="string" office:string-value="&quot;&quot;" calcext:value-type="string">
            <text:p>""</text:p>
          </table:table-cell>
          <table:table-cell table:formula="of:=[.D$5]&amp;[.B605]&amp;[.D$5]" office:value-type="string" office:string-value="&quot;&quot;" calcext:value-type="string">
            <text:p>""</text:p>
          </table:table-cell>
          <table:table-cell table:formula="of:=[.C$6]&amp;[.E$5]&amp;[.C605]" office:value-type="string" office:string-value="&quot;first&quot;:&quot;&quot;" calcext:value-type="string">
            <text:p>"first":""</text:p>
          </table:table-cell>
          <table:table-cell table:formula="of:=[.D$6]&amp;[.F$5]&amp;[.D605]" office:value-type="string" office:string-value="&quot;second&quot;:&quot;&quot;" calcext:value-type="string">
            <text:p>"second":""</text:p>
          </table:table-cell>
          <table:table-cell table:formula="of:=[.E605]&amp;[.G$5]&amp;[.F6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5]);&quot;&quot;;[.H$4]&amp;[.G605]&amp;[.H$5])">
            <text:p/>
          </table:table-cell>
          <table:table-cell table:formula="of:=IF([.H606]=&quot;&quot;;&quot;&quot;;&quot;,&quot;)">
            <text:p/>
          </table:table-cell>
          <table:table-cell table:formula="of:=[.J604]&amp;[.H605]&amp;[.I6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5]=&quot;&quot;;[.J605];[.K6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6]&amp;[.C$5]" office:value-type="string" office:string-value="&quot;&quot;" calcext:value-type="string">
            <text:p>""</text:p>
          </table:table-cell>
          <table:table-cell table:formula="of:=[.D$5]&amp;[.B606]&amp;[.D$5]" office:value-type="string" office:string-value="&quot;&quot;" calcext:value-type="string">
            <text:p>""</text:p>
          </table:table-cell>
          <table:table-cell table:formula="of:=[.C$6]&amp;[.E$5]&amp;[.C606]" office:value-type="string" office:string-value="&quot;first&quot;:&quot;&quot;" calcext:value-type="string">
            <text:p>"first":""</text:p>
          </table:table-cell>
          <table:table-cell table:formula="of:=[.D$6]&amp;[.F$5]&amp;[.D606]" office:value-type="string" office:string-value="&quot;second&quot;:&quot;&quot;" calcext:value-type="string">
            <text:p>"second":""</text:p>
          </table:table-cell>
          <table:table-cell table:formula="of:=[.E606]&amp;[.G$5]&amp;[.F6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6]);&quot;&quot;;[.H$4]&amp;[.G606]&amp;[.H$5])">
            <text:p/>
          </table:table-cell>
          <table:table-cell table:formula="of:=IF([.H607]=&quot;&quot;;&quot;&quot;;&quot;,&quot;)">
            <text:p/>
          </table:table-cell>
          <table:table-cell table:formula="of:=[.J605]&amp;[.H606]&amp;[.I6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6]=&quot;&quot;;[.J606];[.K6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7]&amp;[.C$5]" office:value-type="string" office:string-value="&quot;&quot;" calcext:value-type="string">
            <text:p>""</text:p>
          </table:table-cell>
          <table:table-cell table:formula="of:=[.D$5]&amp;[.B607]&amp;[.D$5]" office:value-type="string" office:string-value="&quot;&quot;" calcext:value-type="string">
            <text:p>""</text:p>
          </table:table-cell>
          <table:table-cell table:formula="of:=[.C$6]&amp;[.E$5]&amp;[.C607]" office:value-type="string" office:string-value="&quot;first&quot;:&quot;&quot;" calcext:value-type="string">
            <text:p>"first":""</text:p>
          </table:table-cell>
          <table:table-cell table:formula="of:=[.D$6]&amp;[.F$5]&amp;[.D607]" office:value-type="string" office:string-value="&quot;second&quot;:&quot;&quot;" calcext:value-type="string">
            <text:p>"second":""</text:p>
          </table:table-cell>
          <table:table-cell table:formula="of:=[.E607]&amp;[.G$5]&amp;[.F6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7]);&quot;&quot;;[.H$4]&amp;[.G607]&amp;[.H$5])">
            <text:p/>
          </table:table-cell>
          <table:table-cell table:formula="of:=IF([.H608]=&quot;&quot;;&quot;&quot;;&quot;,&quot;)">
            <text:p/>
          </table:table-cell>
          <table:table-cell table:formula="of:=[.J606]&amp;[.H607]&amp;[.I6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7]=&quot;&quot;;[.J607];[.K6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8]&amp;[.C$5]" office:value-type="string" office:string-value="&quot;&quot;" calcext:value-type="string">
            <text:p>""</text:p>
          </table:table-cell>
          <table:table-cell table:formula="of:=[.D$5]&amp;[.B608]&amp;[.D$5]" office:value-type="string" office:string-value="&quot;&quot;" calcext:value-type="string">
            <text:p>""</text:p>
          </table:table-cell>
          <table:table-cell table:formula="of:=[.C$6]&amp;[.E$5]&amp;[.C608]" office:value-type="string" office:string-value="&quot;first&quot;:&quot;&quot;" calcext:value-type="string">
            <text:p>"first":""</text:p>
          </table:table-cell>
          <table:table-cell table:formula="of:=[.D$6]&amp;[.F$5]&amp;[.D608]" office:value-type="string" office:string-value="&quot;second&quot;:&quot;&quot;" calcext:value-type="string">
            <text:p>"second":""</text:p>
          </table:table-cell>
          <table:table-cell table:formula="of:=[.E608]&amp;[.G$5]&amp;[.F6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8]);&quot;&quot;;[.H$4]&amp;[.G608]&amp;[.H$5])">
            <text:p/>
          </table:table-cell>
          <table:table-cell table:formula="of:=IF([.H609]=&quot;&quot;;&quot;&quot;;&quot;,&quot;)">
            <text:p/>
          </table:table-cell>
          <table:table-cell table:formula="of:=[.J607]&amp;[.H608]&amp;[.I6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8]=&quot;&quot;;[.J608];[.K6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09]&amp;[.C$5]" office:value-type="string" office:string-value="&quot;&quot;" calcext:value-type="string">
            <text:p>""</text:p>
          </table:table-cell>
          <table:table-cell table:formula="of:=[.D$5]&amp;[.B609]&amp;[.D$5]" office:value-type="string" office:string-value="&quot;&quot;" calcext:value-type="string">
            <text:p>""</text:p>
          </table:table-cell>
          <table:table-cell table:formula="of:=[.C$6]&amp;[.E$5]&amp;[.C609]" office:value-type="string" office:string-value="&quot;first&quot;:&quot;&quot;" calcext:value-type="string">
            <text:p>"first":""</text:p>
          </table:table-cell>
          <table:table-cell table:formula="of:=[.D$6]&amp;[.F$5]&amp;[.D609]" office:value-type="string" office:string-value="&quot;second&quot;:&quot;&quot;" calcext:value-type="string">
            <text:p>"second":""</text:p>
          </table:table-cell>
          <table:table-cell table:formula="of:=[.E609]&amp;[.G$5]&amp;[.F6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09]);&quot;&quot;;[.H$4]&amp;[.G609]&amp;[.H$5])">
            <text:p/>
          </table:table-cell>
          <table:table-cell table:formula="of:=IF([.H610]=&quot;&quot;;&quot;&quot;;&quot;,&quot;)">
            <text:p/>
          </table:table-cell>
          <table:table-cell table:formula="of:=[.J608]&amp;[.H609]&amp;[.I6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09]=&quot;&quot;;[.J609];[.K6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0]&amp;[.C$5]" office:value-type="string" office:string-value="&quot;&quot;" calcext:value-type="string">
            <text:p>""</text:p>
          </table:table-cell>
          <table:table-cell table:formula="of:=[.D$5]&amp;[.B610]&amp;[.D$5]" office:value-type="string" office:string-value="&quot;&quot;" calcext:value-type="string">
            <text:p>""</text:p>
          </table:table-cell>
          <table:table-cell table:formula="of:=[.C$6]&amp;[.E$5]&amp;[.C610]" office:value-type="string" office:string-value="&quot;first&quot;:&quot;&quot;" calcext:value-type="string">
            <text:p>"first":""</text:p>
          </table:table-cell>
          <table:table-cell table:formula="of:=[.D$6]&amp;[.F$5]&amp;[.D610]" office:value-type="string" office:string-value="&quot;second&quot;:&quot;&quot;" calcext:value-type="string">
            <text:p>"second":""</text:p>
          </table:table-cell>
          <table:table-cell table:formula="of:=[.E610]&amp;[.G$5]&amp;[.F6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0]);&quot;&quot;;[.H$4]&amp;[.G610]&amp;[.H$5])">
            <text:p/>
          </table:table-cell>
          <table:table-cell table:formula="of:=IF([.H611]=&quot;&quot;;&quot;&quot;;&quot;,&quot;)">
            <text:p/>
          </table:table-cell>
          <table:table-cell table:formula="of:=[.J609]&amp;[.H610]&amp;[.I6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0]=&quot;&quot;;[.J610];[.K6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1]&amp;[.C$5]" office:value-type="string" office:string-value="&quot;&quot;" calcext:value-type="string">
            <text:p>""</text:p>
          </table:table-cell>
          <table:table-cell table:formula="of:=[.D$5]&amp;[.B611]&amp;[.D$5]" office:value-type="string" office:string-value="&quot;&quot;" calcext:value-type="string">
            <text:p>""</text:p>
          </table:table-cell>
          <table:table-cell table:formula="of:=[.C$6]&amp;[.E$5]&amp;[.C611]" office:value-type="string" office:string-value="&quot;first&quot;:&quot;&quot;" calcext:value-type="string">
            <text:p>"first":""</text:p>
          </table:table-cell>
          <table:table-cell table:formula="of:=[.D$6]&amp;[.F$5]&amp;[.D611]" office:value-type="string" office:string-value="&quot;second&quot;:&quot;&quot;" calcext:value-type="string">
            <text:p>"second":""</text:p>
          </table:table-cell>
          <table:table-cell table:formula="of:=[.E611]&amp;[.G$5]&amp;[.F6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1]);&quot;&quot;;[.H$4]&amp;[.G611]&amp;[.H$5])">
            <text:p/>
          </table:table-cell>
          <table:table-cell table:formula="of:=IF([.H612]=&quot;&quot;;&quot;&quot;;&quot;,&quot;)">
            <text:p/>
          </table:table-cell>
          <table:table-cell table:formula="of:=[.J610]&amp;[.H611]&amp;[.I6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1]=&quot;&quot;;[.J611];[.K6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2]&amp;[.C$5]" office:value-type="string" office:string-value="&quot;&quot;" calcext:value-type="string">
            <text:p>""</text:p>
          </table:table-cell>
          <table:table-cell table:formula="of:=[.D$5]&amp;[.B612]&amp;[.D$5]" office:value-type="string" office:string-value="&quot;&quot;" calcext:value-type="string">
            <text:p>""</text:p>
          </table:table-cell>
          <table:table-cell table:formula="of:=[.C$6]&amp;[.E$5]&amp;[.C612]" office:value-type="string" office:string-value="&quot;first&quot;:&quot;&quot;" calcext:value-type="string">
            <text:p>"first":""</text:p>
          </table:table-cell>
          <table:table-cell table:formula="of:=[.D$6]&amp;[.F$5]&amp;[.D612]" office:value-type="string" office:string-value="&quot;second&quot;:&quot;&quot;" calcext:value-type="string">
            <text:p>"second":""</text:p>
          </table:table-cell>
          <table:table-cell table:formula="of:=[.E612]&amp;[.G$5]&amp;[.F6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2]);&quot;&quot;;[.H$4]&amp;[.G612]&amp;[.H$5])">
            <text:p/>
          </table:table-cell>
          <table:table-cell table:formula="of:=IF([.H613]=&quot;&quot;;&quot;&quot;;&quot;,&quot;)">
            <text:p/>
          </table:table-cell>
          <table:table-cell table:formula="of:=[.J611]&amp;[.H612]&amp;[.I6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2]=&quot;&quot;;[.J612];[.K6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3]&amp;[.C$5]" office:value-type="string" office:string-value="&quot;&quot;" calcext:value-type="string">
            <text:p>""</text:p>
          </table:table-cell>
          <table:table-cell table:formula="of:=[.D$5]&amp;[.B613]&amp;[.D$5]" office:value-type="string" office:string-value="&quot;&quot;" calcext:value-type="string">
            <text:p>""</text:p>
          </table:table-cell>
          <table:table-cell table:formula="of:=[.C$6]&amp;[.E$5]&amp;[.C613]" office:value-type="string" office:string-value="&quot;first&quot;:&quot;&quot;" calcext:value-type="string">
            <text:p>"first":""</text:p>
          </table:table-cell>
          <table:table-cell table:formula="of:=[.D$6]&amp;[.F$5]&amp;[.D613]" office:value-type="string" office:string-value="&quot;second&quot;:&quot;&quot;" calcext:value-type="string">
            <text:p>"second":""</text:p>
          </table:table-cell>
          <table:table-cell table:formula="of:=[.E613]&amp;[.G$5]&amp;[.F6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3]);&quot;&quot;;[.H$4]&amp;[.G613]&amp;[.H$5])">
            <text:p/>
          </table:table-cell>
          <table:table-cell table:formula="of:=IF([.H614]=&quot;&quot;;&quot;&quot;;&quot;,&quot;)">
            <text:p/>
          </table:table-cell>
          <table:table-cell table:formula="of:=[.J612]&amp;[.H613]&amp;[.I6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3]=&quot;&quot;;[.J613];[.K6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4]&amp;[.C$5]" office:value-type="string" office:string-value="&quot;&quot;" calcext:value-type="string">
            <text:p>""</text:p>
          </table:table-cell>
          <table:table-cell table:formula="of:=[.D$5]&amp;[.B614]&amp;[.D$5]" office:value-type="string" office:string-value="&quot;&quot;" calcext:value-type="string">
            <text:p>""</text:p>
          </table:table-cell>
          <table:table-cell table:formula="of:=[.C$6]&amp;[.E$5]&amp;[.C614]" office:value-type="string" office:string-value="&quot;first&quot;:&quot;&quot;" calcext:value-type="string">
            <text:p>"first":""</text:p>
          </table:table-cell>
          <table:table-cell table:formula="of:=[.D$6]&amp;[.F$5]&amp;[.D614]" office:value-type="string" office:string-value="&quot;second&quot;:&quot;&quot;" calcext:value-type="string">
            <text:p>"second":""</text:p>
          </table:table-cell>
          <table:table-cell table:formula="of:=[.E614]&amp;[.G$5]&amp;[.F6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4]);&quot;&quot;;[.H$4]&amp;[.G614]&amp;[.H$5])">
            <text:p/>
          </table:table-cell>
          <table:table-cell table:formula="of:=IF([.H615]=&quot;&quot;;&quot;&quot;;&quot;,&quot;)">
            <text:p/>
          </table:table-cell>
          <table:table-cell table:formula="of:=[.J613]&amp;[.H614]&amp;[.I6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4]=&quot;&quot;;[.J614];[.K6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5]&amp;[.C$5]" office:value-type="string" office:string-value="&quot;&quot;" calcext:value-type="string">
            <text:p>""</text:p>
          </table:table-cell>
          <table:table-cell table:formula="of:=[.D$5]&amp;[.B615]&amp;[.D$5]" office:value-type="string" office:string-value="&quot;&quot;" calcext:value-type="string">
            <text:p>""</text:p>
          </table:table-cell>
          <table:table-cell table:formula="of:=[.C$6]&amp;[.E$5]&amp;[.C615]" office:value-type="string" office:string-value="&quot;first&quot;:&quot;&quot;" calcext:value-type="string">
            <text:p>"first":""</text:p>
          </table:table-cell>
          <table:table-cell table:formula="of:=[.D$6]&amp;[.F$5]&amp;[.D615]" office:value-type="string" office:string-value="&quot;second&quot;:&quot;&quot;" calcext:value-type="string">
            <text:p>"second":""</text:p>
          </table:table-cell>
          <table:table-cell table:formula="of:=[.E615]&amp;[.G$5]&amp;[.F6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5]);&quot;&quot;;[.H$4]&amp;[.G615]&amp;[.H$5])">
            <text:p/>
          </table:table-cell>
          <table:table-cell table:formula="of:=IF([.H616]=&quot;&quot;;&quot;&quot;;&quot;,&quot;)">
            <text:p/>
          </table:table-cell>
          <table:table-cell table:formula="of:=[.J614]&amp;[.H615]&amp;[.I6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5]=&quot;&quot;;[.J615];[.K6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6]&amp;[.C$5]" office:value-type="string" office:string-value="&quot;&quot;" calcext:value-type="string">
            <text:p>""</text:p>
          </table:table-cell>
          <table:table-cell table:formula="of:=[.D$5]&amp;[.B616]&amp;[.D$5]" office:value-type="string" office:string-value="&quot;&quot;" calcext:value-type="string">
            <text:p>""</text:p>
          </table:table-cell>
          <table:table-cell table:formula="of:=[.C$6]&amp;[.E$5]&amp;[.C616]" office:value-type="string" office:string-value="&quot;first&quot;:&quot;&quot;" calcext:value-type="string">
            <text:p>"first":""</text:p>
          </table:table-cell>
          <table:table-cell table:formula="of:=[.D$6]&amp;[.F$5]&amp;[.D616]" office:value-type="string" office:string-value="&quot;second&quot;:&quot;&quot;" calcext:value-type="string">
            <text:p>"second":""</text:p>
          </table:table-cell>
          <table:table-cell table:formula="of:=[.E616]&amp;[.G$5]&amp;[.F6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6]);&quot;&quot;;[.H$4]&amp;[.G616]&amp;[.H$5])">
            <text:p/>
          </table:table-cell>
          <table:table-cell table:formula="of:=IF([.H617]=&quot;&quot;;&quot;&quot;;&quot;,&quot;)">
            <text:p/>
          </table:table-cell>
          <table:table-cell table:formula="of:=[.J615]&amp;[.H616]&amp;[.I6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6]=&quot;&quot;;[.J616];[.K6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7]&amp;[.C$5]" office:value-type="string" office:string-value="&quot;&quot;" calcext:value-type="string">
            <text:p>""</text:p>
          </table:table-cell>
          <table:table-cell table:formula="of:=[.D$5]&amp;[.B617]&amp;[.D$5]" office:value-type="string" office:string-value="&quot;&quot;" calcext:value-type="string">
            <text:p>""</text:p>
          </table:table-cell>
          <table:table-cell table:formula="of:=[.C$6]&amp;[.E$5]&amp;[.C617]" office:value-type="string" office:string-value="&quot;first&quot;:&quot;&quot;" calcext:value-type="string">
            <text:p>"first":""</text:p>
          </table:table-cell>
          <table:table-cell table:formula="of:=[.D$6]&amp;[.F$5]&amp;[.D617]" office:value-type="string" office:string-value="&quot;second&quot;:&quot;&quot;" calcext:value-type="string">
            <text:p>"second":""</text:p>
          </table:table-cell>
          <table:table-cell table:formula="of:=[.E617]&amp;[.G$5]&amp;[.F6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7]);&quot;&quot;;[.H$4]&amp;[.G617]&amp;[.H$5])">
            <text:p/>
          </table:table-cell>
          <table:table-cell table:formula="of:=IF([.H618]=&quot;&quot;;&quot;&quot;;&quot;,&quot;)">
            <text:p/>
          </table:table-cell>
          <table:table-cell table:formula="of:=[.J616]&amp;[.H617]&amp;[.I6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7]=&quot;&quot;;[.J617];[.K6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8]&amp;[.C$5]" office:value-type="string" office:string-value="&quot;&quot;" calcext:value-type="string">
            <text:p>""</text:p>
          </table:table-cell>
          <table:table-cell table:formula="of:=[.D$5]&amp;[.B618]&amp;[.D$5]" office:value-type="string" office:string-value="&quot;&quot;" calcext:value-type="string">
            <text:p>""</text:p>
          </table:table-cell>
          <table:table-cell table:formula="of:=[.C$6]&amp;[.E$5]&amp;[.C618]" office:value-type="string" office:string-value="&quot;first&quot;:&quot;&quot;" calcext:value-type="string">
            <text:p>"first":""</text:p>
          </table:table-cell>
          <table:table-cell table:formula="of:=[.D$6]&amp;[.F$5]&amp;[.D618]" office:value-type="string" office:string-value="&quot;second&quot;:&quot;&quot;" calcext:value-type="string">
            <text:p>"second":""</text:p>
          </table:table-cell>
          <table:table-cell table:formula="of:=[.E618]&amp;[.G$5]&amp;[.F6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8]);&quot;&quot;;[.H$4]&amp;[.G618]&amp;[.H$5])">
            <text:p/>
          </table:table-cell>
          <table:table-cell table:formula="of:=IF([.H619]=&quot;&quot;;&quot;&quot;;&quot;,&quot;)">
            <text:p/>
          </table:table-cell>
          <table:table-cell table:formula="of:=[.J617]&amp;[.H618]&amp;[.I6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8]=&quot;&quot;;[.J618];[.K6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19]&amp;[.C$5]" office:value-type="string" office:string-value="&quot;&quot;" calcext:value-type="string">
            <text:p>""</text:p>
          </table:table-cell>
          <table:table-cell table:formula="of:=[.D$5]&amp;[.B619]&amp;[.D$5]" office:value-type="string" office:string-value="&quot;&quot;" calcext:value-type="string">
            <text:p>""</text:p>
          </table:table-cell>
          <table:table-cell table:formula="of:=[.C$6]&amp;[.E$5]&amp;[.C619]" office:value-type="string" office:string-value="&quot;first&quot;:&quot;&quot;" calcext:value-type="string">
            <text:p>"first":""</text:p>
          </table:table-cell>
          <table:table-cell table:formula="of:=[.D$6]&amp;[.F$5]&amp;[.D619]" office:value-type="string" office:string-value="&quot;second&quot;:&quot;&quot;" calcext:value-type="string">
            <text:p>"second":""</text:p>
          </table:table-cell>
          <table:table-cell table:formula="of:=[.E619]&amp;[.G$5]&amp;[.F6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19]);&quot;&quot;;[.H$4]&amp;[.G619]&amp;[.H$5])">
            <text:p/>
          </table:table-cell>
          <table:table-cell table:formula="of:=IF([.H620]=&quot;&quot;;&quot;&quot;;&quot;,&quot;)">
            <text:p/>
          </table:table-cell>
          <table:table-cell table:formula="of:=[.J618]&amp;[.H619]&amp;[.I6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19]=&quot;&quot;;[.J619];[.K6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0]&amp;[.C$5]" office:value-type="string" office:string-value="&quot;&quot;" calcext:value-type="string">
            <text:p>""</text:p>
          </table:table-cell>
          <table:table-cell table:formula="of:=[.D$5]&amp;[.B620]&amp;[.D$5]" office:value-type="string" office:string-value="&quot;&quot;" calcext:value-type="string">
            <text:p>""</text:p>
          </table:table-cell>
          <table:table-cell table:formula="of:=[.C$6]&amp;[.E$5]&amp;[.C620]" office:value-type="string" office:string-value="&quot;first&quot;:&quot;&quot;" calcext:value-type="string">
            <text:p>"first":""</text:p>
          </table:table-cell>
          <table:table-cell table:formula="of:=[.D$6]&amp;[.F$5]&amp;[.D620]" office:value-type="string" office:string-value="&quot;second&quot;:&quot;&quot;" calcext:value-type="string">
            <text:p>"second":""</text:p>
          </table:table-cell>
          <table:table-cell table:formula="of:=[.E620]&amp;[.G$5]&amp;[.F6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0]);&quot;&quot;;[.H$4]&amp;[.G620]&amp;[.H$5])">
            <text:p/>
          </table:table-cell>
          <table:table-cell table:formula="of:=IF([.H621]=&quot;&quot;;&quot;&quot;;&quot;,&quot;)">
            <text:p/>
          </table:table-cell>
          <table:table-cell table:formula="of:=[.J619]&amp;[.H620]&amp;[.I6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0]=&quot;&quot;;[.J620];[.K6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1]&amp;[.C$5]" office:value-type="string" office:string-value="&quot;&quot;" calcext:value-type="string">
            <text:p>""</text:p>
          </table:table-cell>
          <table:table-cell table:formula="of:=[.D$5]&amp;[.B621]&amp;[.D$5]" office:value-type="string" office:string-value="&quot;&quot;" calcext:value-type="string">
            <text:p>""</text:p>
          </table:table-cell>
          <table:table-cell table:formula="of:=[.C$6]&amp;[.E$5]&amp;[.C621]" office:value-type="string" office:string-value="&quot;first&quot;:&quot;&quot;" calcext:value-type="string">
            <text:p>"first":""</text:p>
          </table:table-cell>
          <table:table-cell table:formula="of:=[.D$6]&amp;[.F$5]&amp;[.D621]" office:value-type="string" office:string-value="&quot;second&quot;:&quot;&quot;" calcext:value-type="string">
            <text:p>"second":""</text:p>
          </table:table-cell>
          <table:table-cell table:formula="of:=[.E621]&amp;[.G$5]&amp;[.F6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1]);&quot;&quot;;[.H$4]&amp;[.G621]&amp;[.H$5])">
            <text:p/>
          </table:table-cell>
          <table:table-cell table:formula="of:=IF([.H622]=&quot;&quot;;&quot;&quot;;&quot;,&quot;)">
            <text:p/>
          </table:table-cell>
          <table:table-cell table:formula="of:=[.J620]&amp;[.H621]&amp;[.I6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1]=&quot;&quot;;[.J621];[.K6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2]&amp;[.C$5]" office:value-type="string" office:string-value="&quot;&quot;" calcext:value-type="string">
            <text:p>""</text:p>
          </table:table-cell>
          <table:table-cell table:formula="of:=[.D$5]&amp;[.B622]&amp;[.D$5]" office:value-type="string" office:string-value="&quot;&quot;" calcext:value-type="string">
            <text:p>""</text:p>
          </table:table-cell>
          <table:table-cell table:formula="of:=[.C$6]&amp;[.E$5]&amp;[.C622]" office:value-type="string" office:string-value="&quot;first&quot;:&quot;&quot;" calcext:value-type="string">
            <text:p>"first":""</text:p>
          </table:table-cell>
          <table:table-cell table:formula="of:=[.D$6]&amp;[.F$5]&amp;[.D622]" office:value-type="string" office:string-value="&quot;second&quot;:&quot;&quot;" calcext:value-type="string">
            <text:p>"second":""</text:p>
          </table:table-cell>
          <table:table-cell table:formula="of:=[.E622]&amp;[.G$5]&amp;[.F6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2]);&quot;&quot;;[.H$4]&amp;[.G622]&amp;[.H$5])">
            <text:p/>
          </table:table-cell>
          <table:table-cell table:formula="of:=IF([.H623]=&quot;&quot;;&quot;&quot;;&quot;,&quot;)">
            <text:p/>
          </table:table-cell>
          <table:table-cell table:formula="of:=[.J621]&amp;[.H622]&amp;[.I6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2]=&quot;&quot;;[.J622];[.K6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3]&amp;[.C$5]" office:value-type="string" office:string-value="&quot;&quot;" calcext:value-type="string">
            <text:p>""</text:p>
          </table:table-cell>
          <table:table-cell table:formula="of:=[.D$5]&amp;[.B623]&amp;[.D$5]" office:value-type="string" office:string-value="&quot;&quot;" calcext:value-type="string">
            <text:p>""</text:p>
          </table:table-cell>
          <table:table-cell table:formula="of:=[.C$6]&amp;[.E$5]&amp;[.C623]" office:value-type="string" office:string-value="&quot;first&quot;:&quot;&quot;" calcext:value-type="string">
            <text:p>"first":""</text:p>
          </table:table-cell>
          <table:table-cell table:formula="of:=[.D$6]&amp;[.F$5]&amp;[.D623]" office:value-type="string" office:string-value="&quot;second&quot;:&quot;&quot;" calcext:value-type="string">
            <text:p>"second":""</text:p>
          </table:table-cell>
          <table:table-cell table:formula="of:=[.E623]&amp;[.G$5]&amp;[.F6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3]);&quot;&quot;;[.H$4]&amp;[.G623]&amp;[.H$5])">
            <text:p/>
          </table:table-cell>
          <table:table-cell table:formula="of:=IF([.H624]=&quot;&quot;;&quot;&quot;;&quot;,&quot;)">
            <text:p/>
          </table:table-cell>
          <table:table-cell table:formula="of:=[.J622]&amp;[.H623]&amp;[.I6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3]=&quot;&quot;;[.J623];[.K6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4]&amp;[.C$5]" office:value-type="string" office:string-value="&quot;&quot;" calcext:value-type="string">
            <text:p>""</text:p>
          </table:table-cell>
          <table:table-cell table:formula="of:=[.D$5]&amp;[.B624]&amp;[.D$5]" office:value-type="string" office:string-value="&quot;&quot;" calcext:value-type="string">
            <text:p>""</text:p>
          </table:table-cell>
          <table:table-cell table:formula="of:=[.C$6]&amp;[.E$5]&amp;[.C624]" office:value-type="string" office:string-value="&quot;first&quot;:&quot;&quot;" calcext:value-type="string">
            <text:p>"first":""</text:p>
          </table:table-cell>
          <table:table-cell table:formula="of:=[.D$6]&amp;[.F$5]&amp;[.D624]" office:value-type="string" office:string-value="&quot;second&quot;:&quot;&quot;" calcext:value-type="string">
            <text:p>"second":""</text:p>
          </table:table-cell>
          <table:table-cell table:formula="of:=[.E624]&amp;[.G$5]&amp;[.F6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4]);&quot;&quot;;[.H$4]&amp;[.G624]&amp;[.H$5])">
            <text:p/>
          </table:table-cell>
          <table:table-cell table:formula="of:=IF([.H625]=&quot;&quot;;&quot;&quot;;&quot;,&quot;)">
            <text:p/>
          </table:table-cell>
          <table:table-cell table:formula="of:=[.J623]&amp;[.H624]&amp;[.I6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4]=&quot;&quot;;[.J624];[.K6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5]&amp;[.C$5]" office:value-type="string" office:string-value="&quot;&quot;" calcext:value-type="string">
            <text:p>""</text:p>
          </table:table-cell>
          <table:table-cell table:formula="of:=[.D$5]&amp;[.B625]&amp;[.D$5]" office:value-type="string" office:string-value="&quot;&quot;" calcext:value-type="string">
            <text:p>""</text:p>
          </table:table-cell>
          <table:table-cell table:formula="of:=[.C$6]&amp;[.E$5]&amp;[.C625]" office:value-type="string" office:string-value="&quot;first&quot;:&quot;&quot;" calcext:value-type="string">
            <text:p>"first":""</text:p>
          </table:table-cell>
          <table:table-cell table:formula="of:=[.D$6]&amp;[.F$5]&amp;[.D625]" office:value-type="string" office:string-value="&quot;second&quot;:&quot;&quot;" calcext:value-type="string">
            <text:p>"second":""</text:p>
          </table:table-cell>
          <table:table-cell table:formula="of:=[.E625]&amp;[.G$5]&amp;[.F6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5]);&quot;&quot;;[.H$4]&amp;[.G625]&amp;[.H$5])">
            <text:p/>
          </table:table-cell>
          <table:table-cell table:formula="of:=IF([.H626]=&quot;&quot;;&quot;&quot;;&quot;,&quot;)">
            <text:p/>
          </table:table-cell>
          <table:table-cell table:formula="of:=[.J624]&amp;[.H625]&amp;[.I6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5]=&quot;&quot;;[.J625];[.K6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6]&amp;[.C$5]" office:value-type="string" office:string-value="&quot;&quot;" calcext:value-type="string">
            <text:p>""</text:p>
          </table:table-cell>
          <table:table-cell table:formula="of:=[.D$5]&amp;[.B626]&amp;[.D$5]" office:value-type="string" office:string-value="&quot;&quot;" calcext:value-type="string">
            <text:p>""</text:p>
          </table:table-cell>
          <table:table-cell table:formula="of:=[.C$6]&amp;[.E$5]&amp;[.C626]" office:value-type="string" office:string-value="&quot;first&quot;:&quot;&quot;" calcext:value-type="string">
            <text:p>"first":""</text:p>
          </table:table-cell>
          <table:table-cell table:formula="of:=[.D$6]&amp;[.F$5]&amp;[.D626]" office:value-type="string" office:string-value="&quot;second&quot;:&quot;&quot;" calcext:value-type="string">
            <text:p>"second":""</text:p>
          </table:table-cell>
          <table:table-cell table:formula="of:=[.E626]&amp;[.G$5]&amp;[.F6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6]);&quot;&quot;;[.H$4]&amp;[.G626]&amp;[.H$5])">
            <text:p/>
          </table:table-cell>
          <table:table-cell table:formula="of:=IF([.H627]=&quot;&quot;;&quot;&quot;;&quot;,&quot;)">
            <text:p/>
          </table:table-cell>
          <table:table-cell table:formula="of:=[.J625]&amp;[.H626]&amp;[.I6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6]=&quot;&quot;;[.J626];[.K6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7]&amp;[.C$5]" office:value-type="string" office:string-value="&quot;&quot;" calcext:value-type="string">
            <text:p>""</text:p>
          </table:table-cell>
          <table:table-cell table:formula="of:=[.D$5]&amp;[.B627]&amp;[.D$5]" office:value-type="string" office:string-value="&quot;&quot;" calcext:value-type="string">
            <text:p>""</text:p>
          </table:table-cell>
          <table:table-cell table:formula="of:=[.C$6]&amp;[.E$5]&amp;[.C627]" office:value-type="string" office:string-value="&quot;first&quot;:&quot;&quot;" calcext:value-type="string">
            <text:p>"first":""</text:p>
          </table:table-cell>
          <table:table-cell table:formula="of:=[.D$6]&amp;[.F$5]&amp;[.D627]" office:value-type="string" office:string-value="&quot;second&quot;:&quot;&quot;" calcext:value-type="string">
            <text:p>"second":""</text:p>
          </table:table-cell>
          <table:table-cell table:formula="of:=[.E627]&amp;[.G$5]&amp;[.F6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7]);&quot;&quot;;[.H$4]&amp;[.G627]&amp;[.H$5])">
            <text:p/>
          </table:table-cell>
          <table:table-cell table:formula="of:=IF([.H628]=&quot;&quot;;&quot;&quot;;&quot;,&quot;)">
            <text:p/>
          </table:table-cell>
          <table:table-cell table:formula="of:=[.J626]&amp;[.H627]&amp;[.I6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7]=&quot;&quot;;[.J627];[.K6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8]&amp;[.C$5]" office:value-type="string" office:string-value="&quot;&quot;" calcext:value-type="string">
            <text:p>""</text:p>
          </table:table-cell>
          <table:table-cell table:formula="of:=[.D$5]&amp;[.B628]&amp;[.D$5]" office:value-type="string" office:string-value="&quot;&quot;" calcext:value-type="string">
            <text:p>""</text:p>
          </table:table-cell>
          <table:table-cell table:formula="of:=[.C$6]&amp;[.E$5]&amp;[.C628]" office:value-type="string" office:string-value="&quot;first&quot;:&quot;&quot;" calcext:value-type="string">
            <text:p>"first":""</text:p>
          </table:table-cell>
          <table:table-cell table:formula="of:=[.D$6]&amp;[.F$5]&amp;[.D628]" office:value-type="string" office:string-value="&quot;second&quot;:&quot;&quot;" calcext:value-type="string">
            <text:p>"second":""</text:p>
          </table:table-cell>
          <table:table-cell table:formula="of:=[.E628]&amp;[.G$5]&amp;[.F6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8]);&quot;&quot;;[.H$4]&amp;[.G628]&amp;[.H$5])">
            <text:p/>
          </table:table-cell>
          <table:table-cell table:formula="of:=IF([.H629]=&quot;&quot;;&quot;&quot;;&quot;,&quot;)">
            <text:p/>
          </table:table-cell>
          <table:table-cell table:formula="of:=[.J627]&amp;[.H628]&amp;[.I6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8]=&quot;&quot;;[.J628];[.K6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29]&amp;[.C$5]" office:value-type="string" office:string-value="&quot;&quot;" calcext:value-type="string">
            <text:p>""</text:p>
          </table:table-cell>
          <table:table-cell table:formula="of:=[.D$5]&amp;[.B629]&amp;[.D$5]" office:value-type="string" office:string-value="&quot;&quot;" calcext:value-type="string">
            <text:p>""</text:p>
          </table:table-cell>
          <table:table-cell table:formula="of:=[.C$6]&amp;[.E$5]&amp;[.C629]" office:value-type="string" office:string-value="&quot;first&quot;:&quot;&quot;" calcext:value-type="string">
            <text:p>"first":""</text:p>
          </table:table-cell>
          <table:table-cell table:formula="of:=[.D$6]&amp;[.F$5]&amp;[.D629]" office:value-type="string" office:string-value="&quot;second&quot;:&quot;&quot;" calcext:value-type="string">
            <text:p>"second":""</text:p>
          </table:table-cell>
          <table:table-cell table:formula="of:=[.E629]&amp;[.G$5]&amp;[.F6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29]);&quot;&quot;;[.H$4]&amp;[.G629]&amp;[.H$5])">
            <text:p/>
          </table:table-cell>
          <table:table-cell table:formula="of:=IF([.H630]=&quot;&quot;;&quot;&quot;;&quot;,&quot;)">
            <text:p/>
          </table:table-cell>
          <table:table-cell table:formula="of:=[.J628]&amp;[.H629]&amp;[.I6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29]=&quot;&quot;;[.J629];[.K6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0]&amp;[.C$5]" office:value-type="string" office:string-value="&quot;&quot;" calcext:value-type="string">
            <text:p>""</text:p>
          </table:table-cell>
          <table:table-cell table:formula="of:=[.D$5]&amp;[.B630]&amp;[.D$5]" office:value-type="string" office:string-value="&quot;&quot;" calcext:value-type="string">
            <text:p>""</text:p>
          </table:table-cell>
          <table:table-cell table:formula="of:=[.C$6]&amp;[.E$5]&amp;[.C630]" office:value-type="string" office:string-value="&quot;first&quot;:&quot;&quot;" calcext:value-type="string">
            <text:p>"first":""</text:p>
          </table:table-cell>
          <table:table-cell table:formula="of:=[.D$6]&amp;[.F$5]&amp;[.D630]" office:value-type="string" office:string-value="&quot;second&quot;:&quot;&quot;" calcext:value-type="string">
            <text:p>"second":""</text:p>
          </table:table-cell>
          <table:table-cell table:formula="of:=[.E630]&amp;[.G$5]&amp;[.F6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0]);&quot;&quot;;[.H$4]&amp;[.G630]&amp;[.H$5])">
            <text:p/>
          </table:table-cell>
          <table:table-cell table:formula="of:=IF([.H631]=&quot;&quot;;&quot;&quot;;&quot;,&quot;)">
            <text:p/>
          </table:table-cell>
          <table:table-cell table:formula="of:=[.J629]&amp;[.H630]&amp;[.I6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0]=&quot;&quot;;[.J630];[.K6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1]&amp;[.C$5]" office:value-type="string" office:string-value="&quot;&quot;" calcext:value-type="string">
            <text:p>""</text:p>
          </table:table-cell>
          <table:table-cell table:formula="of:=[.D$5]&amp;[.B631]&amp;[.D$5]" office:value-type="string" office:string-value="&quot;&quot;" calcext:value-type="string">
            <text:p>""</text:p>
          </table:table-cell>
          <table:table-cell table:formula="of:=[.C$6]&amp;[.E$5]&amp;[.C631]" office:value-type="string" office:string-value="&quot;first&quot;:&quot;&quot;" calcext:value-type="string">
            <text:p>"first":""</text:p>
          </table:table-cell>
          <table:table-cell table:formula="of:=[.D$6]&amp;[.F$5]&amp;[.D631]" office:value-type="string" office:string-value="&quot;second&quot;:&quot;&quot;" calcext:value-type="string">
            <text:p>"second":""</text:p>
          </table:table-cell>
          <table:table-cell table:formula="of:=[.E631]&amp;[.G$5]&amp;[.F6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1]);&quot;&quot;;[.H$4]&amp;[.G631]&amp;[.H$5])">
            <text:p/>
          </table:table-cell>
          <table:table-cell table:formula="of:=IF([.H632]=&quot;&quot;;&quot;&quot;;&quot;,&quot;)">
            <text:p/>
          </table:table-cell>
          <table:table-cell table:formula="of:=[.J630]&amp;[.H631]&amp;[.I6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1]=&quot;&quot;;[.J631];[.K6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2]&amp;[.C$5]" office:value-type="string" office:string-value="&quot;&quot;" calcext:value-type="string">
            <text:p>""</text:p>
          </table:table-cell>
          <table:table-cell table:formula="of:=[.D$5]&amp;[.B632]&amp;[.D$5]" office:value-type="string" office:string-value="&quot;&quot;" calcext:value-type="string">
            <text:p>""</text:p>
          </table:table-cell>
          <table:table-cell table:formula="of:=[.C$6]&amp;[.E$5]&amp;[.C632]" office:value-type="string" office:string-value="&quot;first&quot;:&quot;&quot;" calcext:value-type="string">
            <text:p>"first":""</text:p>
          </table:table-cell>
          <table:table-cell table:formula="of:=[.D$6]&amp;[.F$5]&amp;[.D632]" office:value-type="string" office:string-value="&quot;second&quot;:&quot;&quot;" calcext:value-type="string">
            <text:p>"second":""</text:p>
          </table:table-cell>
          <table:table-cell table:formula="of:=[.E632]&amp;[.G$5]&amp;[.F6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2]);&quot;&quot;;[.H$4]&amp;[.G632]&amp;[.H$5])">
            <text:p/>
          </table:table-cell>
          <table:table-cell table:formula="of:=IF([.H633]=&quot;&quot;;&quot;&quot;;&quot;,&quot;)">
            <text:p/>
          </table:table-cell>
          <table:table-cell table:formula="of:=[.J631]&amp;[.H632]&amp;[.I6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2]=&quot;&quot;;[.J632];[.K6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3]&amp;[.C$5]" office:value-type="string" office:string-value="&quot;&quot;" calcext:value-type="string">
            <text:p>""</text:p>
          </table:table-cell>
          <table:table-cell table:formula="of:=[.D$5]&amp;[.B633]&amp;[.D$5]" office:value-type="string" office:string-value="&quot;&quot;" calcext:value-type="string">
            <text:p>""</text:p>
          </table:table-cell>
          <table:table-cell table:formula="of:=[.C$6]&amp;[.E$5]&amp;[.C633]" office:value-type="string" office:string-value="&quot;first&quot;:&quot;&quot;" calcext:value-type="string">
            <text:p>"first":""</text:p>
          </table:table-cell>
          <table:table-cell table:formula="of:=[.D$6]&amp;[.F$5]&amp;[.D633]" office:value-type="string" office:string-value="&quot;second&quot;:&quot;&quot;" calcext:value-type="string">
            <text:p>"second":""</text:p>
          </table:table-cell>
          <table:table-cell table:formula="of:=[.E633]&amp;[.G$5]&amp;[.F6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3]);&quot;&quot;;[.H$4]&amp;[.G633]&amp;[.H$5])">
            <text:p/>
          </table:table-cell>
          <table:table-cell table:formula="of:=IF([.H634]=&quot;&quot;;&quot;&quot;;&quot;,&quot;)">
            <text:p/>
          </table:table-cell>
          <table:table-cell table:formula="of:=[.J632]&amp;[.H633]&amp;[.I6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3]=&quot;&quot;;[.J633];[.K6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4]&amp;[.C$5]" office:value-type="string" office:string-value="&quot;&quot;" calcext:value-type="string">
            <text:p>""</text:p>
          </table:table-cell>
          <table:table-cell table:formula="of:=[.D$5]&amp;[.B634]&amp;[.D$5]" office:value-type="string" office:string-value="&quot;&quot;" calcext:value-type="string">
            <text:p>""</text:p>
          </table:table-cell>
          <table:table-cell table:formula="of:=[.C$6]&amp;[.E$5]&amp;[.C634]" office:value-type="string" office:string-value="&quot;first&quot;:&quot;&quot;" calcext:value-type="string">
            <text:p>"first":""</text:p>
          </table:table-cell>
          <table:table-cell table:formula="of:=[.D$6]&amp;[.F$5]&amp;[.D634]" office:value-type="string" office:string-value="&quot;second&quot;:&quot;&quot;" calcext:value-type="string">
            <text:p>"second":""</text:p>
          </table:table-cell>
          <table:table-cell table:formula="of:=[.E634]&amp;[.G$5]&amp;[.F6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4]);&quot;&quot;;[.H$4]&amp;[.G634]&amp;[.H$5])">
            <text:p/>
          </table:table-cell>
          <table:table-cell table:formula="of:=IF([.H635]=&quot;&quot;;&quot;&quot;;&quot;,&quot;)">
            <text:p/>
          </table:table-cell>
          <table:table-cell table:formula="of:=[.J633]&amp;[.H634]&amp;[.I6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4]=&quot;&quot;;[.J634];[.K6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5]&amp;[.C$5]" office:value-type="string" office:string-value="&quot;&quot;" calcext:value-type="string">
            <text:p>""</text:p>
          </table:table-cell>
          <table:table-cell table:formula="of:=[.D$5]&amp;[.B635]&amp;[.D$5]" office:value-type="string" office:string-value="&quot;&quot;" calcext:value-type="string">
            <text:p>""</text:p>
          </table:table-cell>
          <table:table-cell table:formula="of:=[.C$6]&amp;[.E$5]&amp;[.C635]" office:value-type="string" office:string-value="&quot;first&quot;:&quot;&quot;" calcext:value-type="string">
            <text:p>"first":""</text:p>
          </table:table-cell>
          <table:table-cell table:formula="of:=[.D$6]&amp;[.F$5]&amp;[.D635]" office:value-type="string" office:string-value="&quot;second&quot;:&quot;&quot;" calcext:value-type="string">
            <text:p>"second":""</text:p>
          </table:table-cell>
          <table:table-cell table:formula="of:=[.E635]&amp;[.G$5]&amp;[.F6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5]);&quot;&quot;;[.H$4]&amp;[.G635]&amp;[.H$5])">
            <text:p/>
          </table:table-cell>
          <table:table-cell table:formula="of:=IF([.H636]=&quot;&quot;;&quot;&quot;;&quot;,&quot;)">
            <text:p/>
          </table:table-cell>
          <table:table-cell table:formula="of:=[.J634]&amp;[.H635]&amp;[.I6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5]=&quot;&quot;;[.J635];[.K6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6]&amp;[.C$5]" office:value-type="string" office:string-value="&quot;&quot;" calcext:value-type="string">
            <text:p>""</text:p>
          </table:table-cell>
          <table:table-cell table:formula="of:=[.D$5]&amp;[.B636]&amp;[.D$5]" office:value-type="string" office:string-value="&quot;&quot;" calcext:value-type="string">
            <text:p>""</text:p>
          </table:table-cell>
          <table:table-cell table:formula="of:=[.C$6]&amp;[.E$5]&amp;[.C636]" office:value-type="string" office:string-value="&quot;first&quot;:&quot;&quot;" calcext:value-type="string">
            <text:p>"first":""</text:p>
          </table:table-cell>
          <table:table-cell table:formula="of:=[.D$6]&amp;[.F$5]&amp;[.D636]" office:value-type="string" office:string-value="&quot;second&quot;:&quot;&quot;" calcext:value-type="string">
            <text:p>"second":""</text:p>
          </table:table-cell>
          <table:table-cell table:formula="of:=[.E636]&amp;[.G$5]&amp;[.F6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6]);&quot;&quot;;[.H$4]&amp;[.G636]&amp;[.H$5])">
            <text:p/>
          </table:table-cell>
          <table:table-cell table:formula="of:=IF([.H637]=&quot;&quot;;&quot;&quot;;&quot;,&quot;)">
            <text:p/>
          </table:table-cell>
          <table:table-cell table:formula="of:=[.J635]&amp;[.H636]&amp;[.I6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6]=&quot;&quot;;[.J636];[.K6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7]&amp;[.C$5]" office:value-type="string" office:string-value="&quot;&quot;" calcext:value-type="string">
            <text:p>""</text:p>
          </table:table-cell>
          <table:table-cell table:formula="of:=[.D$5]&amp;[.B637]&amp;[.D$5]" office:value-type="string" office:string-value="&quot;&quot;" calcext:value-type="string">
            <text:p>""</text:p>
          </table:table-cell>
          <table:table-cell table:formula="of:=[.C$6]&amp;[.E$5]&amp;[.C637]" office:value-type="string" office:string-value="&quot;first&quot;:&quot;&quot;" calcext:value-type="string">
            <text:p>"first":""</text:p>
          </table:table-cell>
          <table:table-cell table:formula="of:=[.D$6]&amp;[.F$5]&amp;[.D637]" office:value-type="string" office:string-value="&quot;second&quot;:&quot;&quot;" calcext:value-type="string">
            <text:p>"second":""</text:p>
          </table:table-cell>
          <table:table-cell table:formula="of:=[.E637]&amp;[.G$5]&amp;[.F6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7]);&quot;&quot;;[.H$4]&amp;[.G637]&amp;[.H$5])">
            <text:p/>
          </table:table-cell>
          <table:table-cell table:formula="of:=IF([.H638]=&quot;&quot;;&quot;&quot;;&quot;,&quot;)">
            <text:p/>
          </table:table-cell>
          <table:table-cell table:formula="of:=[.J636]&amp;[.H637]&amp;[.I6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7]=&quot;&quot;;[.J637];[.K6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8]&amp;[.C$5]" office:value-type="string" office:string-value="&quot;&quot;" calcext:value-type="string">
            <text:p>""</text:p>
          </table:table-cell>
          <table:table-cell table:formula="of:=[.D$5]&amp;[.B638]&amp;[.D$5]" office:value-type="string" office:string-value="&quot;&quot;" calcext:value-type="string">
            <text:p>""</text:p>
          </table:table-cell>
          <table:table-cell table:formula="of:=[.C$6]&amp;[.E$5]&amp;[.C638]" office:value-type="string" office:string-value="&quot;first&quot;:&quot;&quot;" calcext:value-type="string">
            <text:p>"first":""</text:p>
          </table:table-cell>
          <table:table-cell table:formula="of:=[.D$6]&amp;[.F$5]&amp;[.D638]" office:value-type="string" office:string-value="&quot;second&quot;:&quot;&quot;" calcext:value-type="string">
            <text:p>"second":""</text:p>
          </table:table-cell>
          <table:table-cell table:formula="of:=[.E638]&amp;[.G$5]&amp;[.F6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8]);&quot;&quot;;[.H$4]&amp;[.G638]&amp;[.H$5])">
            <text:p/>
          </table:table-cell>
          <table:table-cell table:formula="of:=IF([.H639]=&quot;&quot;;&quot;&quot;;&quot;,&quot;)">
            <text:p/>
          </table:table-cell>
          <table:table-cell table:formula="of:=[.J637]&amp;[.H638]&amp;[.I6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8]=&quot;&quot;;[.J638];[.K6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39]&amp;[.C$5]" office:value-type="string" office:string-value="&quot;&quot;" calcext:value-type="string">
            <text:p>""</text:p>
          </table:table-cell>
          <table:table-cell table:formula="of:=[.D$5]&amp;[.B639]&amp;[.D$5]" office:value-type="string" office:string-value="&quot;&quot;" calcext:value-type="string">
            <text:p>""</text:p>
          </table:table-cell>
          <table:table-cell table:formula="of:=[.C$6]&amp;[.E$5]&amp;[.C639]" office:value-type="string" office:string-value="&quot;first&quot;:&quot;&quot;" calcext:value-type="string">
            <text:p>"first":""</text:p>
          </table:table-cell>
          <table:table-cell table:formula="of:=[.D$6]&amp;[.F$5]&amp;[.D639]" office:value-type="string" office:string-value="&quot;second&quot;:&quot;&quot;" calcext:value-type="string">
            <text:p>"second":""</text:p>
          </table:table-cell>
          <table:table-cell table:formula="of:=[.E639]&amp;[.G$5]&amp;[.F6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39]);&quot;&quot;;[.H$4]&amp;[.G639]&amp;[.H$5])">
            <text:p/>
          </table:table-cell>
          <table:table-cell table:formula="of:=IF([.H640]=&quot;&quot;;&quot;&quot;;&quot;,&quot;)">
            <text:p/>
          </table:table-cell>
          <table:table-cell table:formula="of:=[.J638]&amp;[.H639]&amp;[.I6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39]=&quot;&quot;;[.J639];[.K6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0]&amp;[.C$5]" office:value-type="string" office:string-value="&quot;&quot;" calcext:value-type="string">
            <text:p>""</text:p>
          </table:table-cell>
          <table:table-cell table:formula="of:=[.D$5]&amp;[.B640]&amp;[.D$5]" office:value-type="string" office:string-value="&quot;&quot;" calcext:value-type="string">
            <text:p>""</text:p>
          </table:table-cell>
          <table:table-cell table:formula="of:=[.C$6]&amp;[.E$5]&amp;[.C640]" office:value-type="string" office:string-value="&quot;first&quot;:&quot;&quot;" calcext:value-type="string">
            <text:p>"first":""</text:p>
          </table:table-cell>
          <table:table-cell table:formula="of:=[.D$6]&amp;[.F$5]&amp;[.D640]" office:value-type="string" office:string-value="&quot;second&quot;:&quot;&quot;" calcext:value-type="string">
            <text:p>"second":""</text:p>
          </table:table-cell>
          <table:table-cell table:formula="of:=[.E640]&amp;[.G$5]&amp;[.F6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0]);&quot;&quot;;[.H$4]&amp;[.G640]&amp;[.H$5])">
            <text:p/>
          </table:table-cell>
          <table:table-cell table:formula="of:=IF([.H641]=&quot;&quot;;&quot;&quot;;&quot;,&quot;)">
            <text:p/>
          </table:table-cell>
          <table:table-cell table:formula="of:=[.J639]&amp;[.H640]&amp;[.I6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0]=&quot;&quot;;[.J640];[.K6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1]&amp;[.C$5]" office:value-type="string" office:string-value="&quot;&quot;" calcext:value-type="string">
            <text:p>""</text:p>
          </table:table-cell>
          <table:table-cell table:formula="of:=[.D$5]&amp;[.B641]&amp;[.D$5]" office:value-type="string" office:string-value="&quot;&quot;" calcext:value-type="string">
            <text:p>""</text:p>
          </table:table-cell>
          <table:table-cell table:formula="of:=[.C$6]&amp;[.E$5]&amp;[.C641]" office:value-type="string" office:string-value="&quot;first&quot;:&quot;&quot;" calcext:value-type="string">
            <text:p>"first":""</text:p>
          </table:table-cell>
          <table:table-cell table:formula="of:=[.D$6]&amp;[.F$5]&amp;[.D641]" office:value-type="string" office:string-value="&quot;second&quot;:&quot;&quot;" calcext:value-type="string">
            <text:p>"second":""</text:p>
          </table:table-cell>
          <table:table-cell table:formula="of:=[.E641]&amp;[.G$5]&amp;[.F6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1]);&quot;&quot;;[.H$4]&amp;[.G641]&amp;[.H$5])">
            <text:p/>
          </table:table-cell>
          <table:table-cell table:formula="of:=IF([.H642]=&quot;&quot;;&quot;&quot;;&quot;,&quot;)">
            <text:p/>
          </table:table-cell>
          <table:table-cell table:formula="of:=[.J640]&amp;[.H641]&amp;[.I6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1]=&quot;&quot;;[.J641];[.K6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2]&amp;[.C$5]" office:value-type="string" office:string-value="&quot;&quot;" calcext:value-type="string">
            <text:p>""</text:p>
          </table:table-cell>
          <table:table-cell table:formula="of:=[.D$5]&amp;[.B642]&amp;[.D$5]" office:value-type="string" office:string-value="&quot;&quot;" calcext:value-type="string">
            <text:p>""</text:p>
          </table:table-cell>
          <table:table-cell table:formula="of:=[.C$6]&amp;[.E$5]&amp;[.C642]" office:value-type="string" office:string-value="&quot;first&quot;:&quot;&quot;" calcext:value-type="string">
            <text:p>"first":""</text:p>
          </table:table-cell>
          <table:table-cell table:formula="of:=[.D$6]&amp;[.F$5]&amp;[.D642]" office:value-type="string" office:string-value="&quot;second&quot;:&quot;&quot;" calcext:value-type="string">
            <text:p>"second":""</text:p>
          </table:table-cell>
          <table:table-cell table:formula="of:=[.E642]&amp;[.G$5]&amp;[.F6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2]);&quot;&quot;;[.H$4]&amp;[.G642]&amp;[.H$5])">
            <text:p/>
          </table:table-cell>
          <table:table-cell table:formula="of:=IF([.H643]=&quot;&quot;;&quot;&quot;;&quot;,&quot;)">
            <text:p/>
          </table:table-cell>
          <table:table-cell table:formula="of:=[.J641]&amp;[.H642]&amp;[.I6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2]=&quot;&quot;;[.J642];[.K6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3]&amp;[.C$5]" office:value-type="string" office:string-value="&quot;&quot;" calcext:value-type="string">
            <text:p>""</text:p>
          </table:table-cell>
          <table:table-cell table:formula="of:=[.D$5]&amp;[.B643]&amp;[.D$5]" office:value-type="string" office:string-value="&quot;&quot;" calcext:value-type="string">
            <text:p>""</text:p>
          </table:table-cell>
          <table:table-cell table:formula="of:=[.C$6]&amp;[.E$5]&amp;[.C643]" office:value-type="string" office:string-value="&quot;first&quot;:&quot;&quot;" calcext:value-type="string">
            <text:p>"first":""</text:p>
          </table:table-cell>
          <table:table-cell table:formula="of:=[.D$6]&amp;[.F$5]&amp;[.D643]" office:value-type="string" office:string-value="&quot;second&quot;:&quot;&quot;" calcext:value-type="string">
            <text:p>"second":""</text:p>
          </table:table-cell>
          <table:table-cell table:formula="of:=[.E643]&amp;[.G$5]&amp;[.F6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3]);&quot;&quot;;[.H$4]&amp;[.G643]&amp;[.H$5])">
            <text:p/>
          </table:table-cell>
          <table:table-cell table:formula="of:=IF([.H644]=&quot;&quot;;&quot;&quot;;&quot;,&quot;)">
            <text:p/>
          </table:table-cell>
          <table:table-cell table:formula="of:=[.J642]&amp;[.H643]&amp;[.I6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3]=&quot;&quot;;[.J643];[.K6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4]&amp;[.C$5]" office:value-type="string" office:string-value="&quot;&quot;" calcext:value-type="string">
            <text:p>""</text:p>
          </table:table-cell>
          <table:table-cell table:formula="of:=[.D$5]&amp;[.B644]&amp;[.D$5]" office:value-type="string" office:string-value="&quot;&quot;" calcext:value-type="string">
            <text:p>""</text:p>
          </table:table-cell>
          <table:table-cell table:formula="of:=[.C$6]&amp;[.E$5]&amp;[.C644]" office:value-type="string" office:string-value="&quot;first&quot;:&quot;&quot;" calcext:value-type="string">
            <text:p>"first":""</text:p>
          </table:table-cell>
          <table:table-cell table:formula="of:=[.D$6]&amp;[.F$5]&amp;[.D644]" office:value-type="string" office:string-value="&quot;second&quot;:&quot;&quot;" calcext:value-type="string">
            <text:p>"second":""</text:p>
          </table:table-cell>
          <table:table-cell table:formula="of:=[.E644]&amp;[.G$5]&amp;[.F6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4]);&quot;&quot;;[.H$4]&amp;[.G644]&amp;[.H$5])">
            <text:p/>
          </table:table-cell>
          <table:table-cell table:formula="of:=IF([.H645]=&quot;&quot;;&quot;&quot;;&quot;,&quot;)">
            <text:p/>
          </table:table-cell>
          <table:table-cell table:formula="of:=[.J643]&amp;[.H644]&amp;[.I6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4]=&quot;&quot;;[.J644];[.K6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5]&amp;[.C$5]" office:value-type="string" office:string-value="&quot;&quot;" calcext:value-type="string">
            <text:p>""</text:p>
          </table:table-cell>
          <table:table-cell table:formula="of:=[.D$5]&amp;[.B645]&amp;[.D$5]" office:value-type="string" office:string-value="&quot;&quot;" calcext:value-type="string">
            <text:p>""</text:p>
          </table:table-cell>
          <table:table-cell table:formula="of:=[.C$6]&amp;[.E$5]&amp;[.C645]" office:value-type="string" office:string-value="&quot;first&quot;:&quot;&quot;" calcext:value-type="string">
            <text:p>"first":""</text:p>
          </table:table-cell>
          <table:table-cell table:formula="of:=[.D$6]&amp;[.F$5]&amp;[.D645]" office:value-type="string" office:string-value="&quot;second&quot;:&quot;&quot;" calcext:value-type="string">
            <text:p>"second":""</text:p>
          </table:table-cell>
          <table:table-cell table:formula="of:=[.E645]&amp;[.G$5]&amp;[.F6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5]);&quot;&quot;;[.H$4]&amp;[.G645]&amp;[.H$5])">
            <text:p/>
          </table:table-cell>
          <table:table-cell table:formula="of:=IF([.H646]=&quot;&quot;;&quot;&quot;;&quot;,&quot;)">
            <text:p/>
          </table:table-cell>
          <table:table-cell table:formula="of:=[.J644]&amp;[.H645]&amp;[.I6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5]=&quot;&quot;;[.J645];[.K6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6]&amp;[.C$5]" office:value-type="string" office:string-value="&quot;&quot;" calcext:value-type="string">
            <text:p>""</text:p>
          </table:table-cell>
          <table:table-cell table:formula="of:=[.D$5]&amp;[.B646]&amp;[.D$5]" office:value-type="string" office:string-value="&quot;&quot;" calcext:value-type="string">
            <text:p>""</text:p>
          </table:table-cell>
          <table:table-cell table:formula="of:=[.C$6]&amp;[.E$5]&amp;[.C646]" office:value-type="string" office:string-value="&quot;first&quot;:&quot;&quot;" calcext:value-type="string">
            <text:p>"first":""</text:p>
          </table:table-cell>
          <table:table-cell table:formula="of:=[.D$6]&amp;[.F$5]&amp;[.D646]" office:value-type="string" office:string-value="&quot;second&quot;:&quot;&quot;" calcext:value-type="string">
            <text:p>"second":""</text:p>
          </table:table-cell>
          <table:table-cell table:formula="of:=[.E646]&amp;[.G$5]&amp;[.F6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6]);&quot;&quot;;[.H$4]&amp;[.G646]&amp;[.H$5])">
            <text:p/>
          </table:table-cell>
          <table:table-cell table:formula="of:=IF([.H647]=&quot;&quot;;&quot;&quot;;&quot;,&quot;)">
            <text:p/>
          </table:table-cell>
          <table:table-cell table:formula="of:=[.J645]&amp;[.H646]&amp;[.I6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6]=&quot;&quot;;[.J646];[.K6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7]&amp;[.C$5]" office:value-type="string" office:string-value="&quot;&quot;" calcext:value-type="string">
            <text:p>""</text:p>
          </table:table-cell>
          <table:table-cell table:formula="of:=[.D$5]&amp;[.B647]&amp;[.D$5]" office:value-type="string" office:string-value="&quot;&quot;" calcext:value-type="string">
            <text:p>""</text:p>
          </table:table-cell>
          <table:table-cell table:formula="of:=[.C$6]&amp;[.E$5]&amp;[.C647]" office:value-type="string" office:string-value="&quot;first&quot;:&quot;&quot;" calcext:value-type="string">
            <text:p>"first":""</text:p>
          </table:table-cell>
          <table:table-cell table:formula="of:=[.D$6]&amp;[.F$5]&amp;[.D647]" office:value-type="string" office:string-value="&quot;second&quot;:&quot;&quot;" calcext:value-type="string">
            <text:p>"second":""</text:p>
          </table:table-cell>
          <table:table-cell table:formula="of:=[.E647]&amp;[.G$5]&amp;[.F6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7]);&quot;&quot;;[.H$4]&amp;[.G647]&amp;[.H$5])">
            <text:p/>
          </table:table-cell>
          <table:table-cell table:formula="of:=IF([.H648]=&quot;&quot;;&quot;&quot;;&quot;,&quot;)">
            <text:p/>
          </table:table-cell>
          <table:table-cell table:formula="of:=[.J646]&amp;[.H647]&amp;[.I6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7]=&quot;&quot;;[.J647];[.K6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8]&amp;[.C$5]" office:value-type="string" office:string-value="&quot;&quot;" calcext:value-type="string">
            <text:p>""</text:p>
          </table:table-cell>
          <table:table-cell table:formula="of:=[.D$5]&amp;[.B648]&amp;[.D$5]" office:value-type="string" office:string-value="&quot;&quot;" calcext:value-type="string">
            <text:p>""</text:p>
          </table:table-cell>
          <table:table-cell table:formula="of:=[.C$6]&amp;[.E$5]&amp;[.C648]" office:value-type="string" office:string-value="&quot;first&quot;:&quot;&quot;" calcext:value-type="string">
            <text:p>"first":""</text:p>
          </table:table-cell>
          <table:table-cell table:formula="of:=[.D$6]&amp;[.F$5]&amp;[.D648]" office:value-type="string" office:string-value="&quot;second&quot;:&quot;&quot;" calcext:value-type="string">
            <text:p>"second":""</text:p>
          </table:table-cell>
          <table:table-cell table:formula="of:=[.E648]&amp;[.G$5]&amp;[.F6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8]);&quot;&quot;;[.H$4]&amp;[.G648]&amp;[.H$5])">
            <text:p/>
          </table:table-cell>
          <table:table-cell table:formula="of:=IF([.H649]=&quot;&quot;;&quot;&quot;;&quot;,&quot;)">
            <text:p/>
          </table:table-cell>
          <table:table-cell table:formula="of:=[.J647]&amp;[.H648]&amp;[.I6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8]=&quot;&quot;;[.J648];[.K6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49]&amp;[.C$5]" office:value-type="string" office:string-value="&quot;&quot;" calcext:value-type="string">
            <text:p>""</text:p>
          </table:table-cell>
          <table:table-cell table:formula="of:=[.D$5]&amp;[.B649]&amp;[.D$5]" office:value-type="string" office:string-value="&quot;&quot;" calcext:value-type="string">
            <text:p>""</text:p>
          </table:table-cell>
          <table:table-cell table:formula="of:=[.C$6]&amp;[.E$5]&amp;[.C649]" office:value-type="string" office:string-value="&quot;first&quot;:&quot;&quot;" calcext:value-type="string">
            <text:p>"first":""</text:p>
          </table:table-cell>
          <table:table-cell table:formula="of:=[.D$6]&amp;[.F$5]&amp;[.D649]" office:value-type="string" office:string-value="&quot;second&quot;:&quot;&quot;" calcext:value-type="string">
            <text:p>"second":""</text:p>
          </table:table-cell>
          <table:table-cell table:formula="of:=[.E649]&amp;[.G$5]&amp;[.F6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49]);&quot;&quot;;[.H$4]&amp;[.G649]&amp;[.H$5])">
            <text:p/>
          </table:table-cell>
          <table:table-cell table:formula="of:=IF([.H650]=&quot;&quot;;&quot;&quot;;&quot;,&quot;)">
            <text:p/>
          </table:table-cell>
          <table:table-cell table:formula="of:=[.J648]&amp;[.H649]&amp;[.I6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49]=&quot;&quot;;[.J649];[.K6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0]&amp;[.C$5]" office:value-type="string" office:string-value="&quot;&quot;" calcext:value-type="string">
            <text:p>""</text:p>
          </table:table-cell>
          <table:table-cell table:formula="of:=[.D$5]&amp;[.B650]&amp;[.D$5]" office:value-type="string" office:string-value="&quot;&quot;" calcext:value-type="string">
            <text:p>""</text:p>
          </table:table-cell>
          <table:table-cell table:formula="of:=[.C$6]&amp;[.E$5]&amp;[.C650]" office:value-type="string" office:string-value="&quot;first&quot;:&quot;&quot;" calcext:value-type="string">
            <text:p>"first":""</text:p>
          </table:table-cell>
          <table:table-cell table:formula="of:=[.D$6]&amp;[.F$5]&amp;[.D650]" office:value-type="string" office:string-value="&quot;second&quot;:&quot;&quot;" calcext:value-type="string">
            <text:p>"second":""</text:p>
          </table:table-cell>
          <table:table-cell table:formula="of:=[.E650]&amp;[.G$5]&amp;[.F6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0]);&quot;&quot;;[.H$4]&amp;[.G650]&amp;[.H$5])">
            <text:p/>
          </table:table-cell>
          <table:table-cell table:formula="of:=IF([.H651]=&quot;&quot;;&quot;&quot;;&quot;,&quot;)">
            <text:p/>
          </table:table-cell>
          <table:table-cell table:formula="of:=[.J649]&amp;[.H650]&amp;[.I6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0]=&quot;&quot;;[.J650];[.K6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1]&amp;[.C$5]" office:value-type="string" office:string-value="&quot;&quot;" calcext:value-type="string">
            <text:p>""</text:p>
          </table:table-cell>
          <table:table-cell table:formula="of:=[.D$5]&amp;[.B651]&amp;[.D$5]" office:value-type="string" office:string-value="&quot;&quot;" calcext:value-type="string">
            <text:p>""</text:p>
          </table:table-cell>
          <table:table-cell table:formula="of:=[.C$6]&amp;[.E$5]&amp;[.C651]" office:value-type="string" office:string-value="&quot;first&quot;:&quot;&quot;" calcext:value-type="string">
            <text:p>"first":""</text:p>
          </table:table-cell>
          <table:table-cell table:formula="of:=[.D$6]&amp;[.F$5]&amp;[.D651]" office:value-type="string" office:string-value="&quot;second&quot;:&quot;&quot;" calcext:value-type="string">
            <text:p>"second":""</text:p>
          </table:table-cell>
          <table:table-cell table:formula="of:=[.E651]&amp;[.G$5]&amp;[.F6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1]);&quot;&quot;;[.H$4]&amp;[.G651]&amp;[.H$5])">
            <text:p/>
          </table:table-cell>
          <table:table-cell table:formula="of:=IF([.H652]=&quot;&quot;;&quot;&quot;;&quot;,&quot;)">
            <text:p/>
          </table:table-cell>
          <table:table-cell table:formula="of:=[.J650]&amp;[.H651]&amp;[.I6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1]=&quot;&quot;;[.J651];[.K6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2]&amp;[.C$5]" office:value-type="string" office:string-value="&quot;&quot;" calcext:value-type="string">
            <text:p>""</text:p>
          </table:table-cell>
          <table:table-cell table:formula="of:=[.D$5]&amp;[.B652]&amp;[.D$5]" office:value-type="string" office:string-value="&quot;&quot;" calcext:value-type="string">
            <text:p>""</text:p>
          </table:table-cell>
          <table:table-cell table:formula="of:=[.C$6]&amp;[.E$5]&amp;[.C652]" office:value-type="string" office:string-value="&quot;first&quot;:&quot;&quot;" calcext:value-type="string">
            <text:p>"first":""</text:p>
          </table:table-cell>
          <table:table-cell table:formula="of:=[.D$6]&amp;[.F$5]&amp;[.D652]" office:value-type="string" office:string-value="&quot;second&quot;:&quot;&quot;" calcext:value-type="string">
            <text:p>"second":""</text:p>
          </table:table-cell>
          <table:table-cell table:formula="of:=[.E652]&amp;[.G$5]&amp;[.F6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2]);&quot;&quot;;[.H$4]&amp;[.G652]&amp;[.H$5])">
            <text:p/>
          </table:table-cell>
          <table:table-cell table:formula="of:=IF([.H653]=&quot;&quot;;&quot;&quot;;&quot;,&quot;)">
            <text:p/>
          </table:table-cell>
          <table:table-cell table:formula="of:=[.J651]&amp;[.H652]&amp;[.I6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2]=&quot;&quot;;[.J652];[.K6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3]&amp;[.C$5]" office:value-type="string" office:string-value="&quot;&quot;" calcext:value-type="string">
            <text:p>""</text:p>
          </table:table-cell>
          <table:table-cell table:formula="of:=[.D$5]&amp;[.B653]&amp;[.D$5]" office:value-type="string" office:string-value="&quot;&quot;" calcext:value-type="string">
            <text:p>""</text:p>
          </table:table-cell>
          <table:table-cell table:formula="of:=[.C$6]&amp;[.E$5]&amp;[.C653]" office:value-type="string" office:string-value="&quot;first&quot;:&quot;&quot;" calcext:value-type="string">
            <text:p>"first":""</text:p>
          </table:table-cell>
          <table:table-cell table:formula="of:=[.D$6]&amp;[.F$5]&amp;[.D653]" office:value-type="string" office:string-value="&quot;second&quot;:&quot;&quot;" calcext:value-type="string">
            <text:p>"second":""</text:p>
          </table:table-cell>
          <table:table-cell table:formula="of:=[.E653]&amp;[.G$5]&amp;[.F6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3]);&quot;&quot;;[.H$4]&amp;[.G653]&amp;[.H$5])">
            <text:p/>
          </table:table-cell>
          <table:table-cell table:formula="of:=IF([.H654]=&quot;&quot;;&quot;&quot;;&quot;,&quot;)">
            <text:p/>
          </table:table-cell>
          <table:table-cell table:formula="of:=[.J652]&amp;[.H653]&amp;[.I6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3]=&quot;&quot;;[.J653];[.K6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4]&amp;[.C$5]" office:value-type="string" office:string-value="&quot;&quot;" calcext:value-type="string">
            <text:p>""</text:p>
          </table:table-cell>
          <table:table-cell table:formula="of:=[.D$5]&amp;[.B654]&amp;[.D$5]" office:value-type="string" office:string-value="&quot;&quot;" calcext:value-type="string">
            <text:p>""</text:p>
          </table:table-cell>
          <table:table-cell table:formula="of:=[.C$6]&amp;[.E$5]&amp;[.C654]" office:value-type="string" office:string-value="&quot;first&quot;:&quot;&quot;" calcext:value-type="string">
            <text:p>"first":""</text:p>
          </table:table-cell>
          <table:table-cell table:formula="of:=[.D$6]&amp;[.F$5]&amp;[.D654]" office:value-type="string" office:string-value="&quot;second&quot;:&quot;&quot;" calcext:value-type="string">
            <text:p>"second":""</text:p>
          </table:table-cell>
          <table:table-cell table:formula="of:=[.E654]&amp;[.G$5]&amp;[.F6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4]);&quot;&quot;;[.H$4]&amp;[.G654]&amp;[.H$5])">
            <text:p/>
          </table:table-cell>
          <table:table-cell table:formula="of:=IF([.H655]=&quot;&quot;;&quot;&quot;;&quot;,&quot;)">
            <text:p/>
          </table:table-cell>
          <table:table-cell table:formula="of:=[.J653]&amp;[.H654]&amp;[.I6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4]=&quot;&quot;;[.J654];[.K6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5]&amp;[.C$5]" office:value-type="string" office:string-value="&quot;&quot;" calcext:value-type="string">
            <text:p>""</text:p>
          </table:table-cell>
          <table:table-cell table:formula="of:=[.D$5]&amp;[.B655]&amp;[.D$5]" office:value-type="string" office:string-value="&quot;&quot;" calcext:value-type="string">
            <text:p>""</text:p>
          </table:table-cell>
          <table:table-cell table:formula="of:=[.C$6]&amp;[.E$5]&amp;[.C655]" office:value-type="string" office:string-value="&quot;first&quot;:&quot;&quot;" calcext:value-type="string">
            <text:p>"first":""</text:p>
          </table:table-cell>
          <table:table-cell table:formula="of:=[.D$6]&amp;[.F$5]&amp;[.D655]" office:value-type="string" office:string-value="&quot;second&quot;:&quot;&quot;" calcext:value-type="string">
            <text:p>"second":""</text:p>
          </table:table-cell>
          <table:table-cell table:formula="of:=[.E655]&amp;[.G$5]&amp;[.F6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5]);&quot;&quot;;[.H$4]&amp;[.G655]&amp;[.H$5])">
            <text:p/>
          </table:table-cell>
          <table:table-cell table:formula="of:=IF([.H656]=&quot;&quot;;&quot;&quot;;&quot;,&quot;)">
            <text:p/>
          </table:table-cell>
          <table:table-cell table:formula="of:=[.J654]&amp;[.H655]&amp;[.I6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5]=&quot;&quot;;[.J655];[.K6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6]&amp;[.C$5]" office:value-type="string" office:string-value="&quot;&quot;" calcext:value-type="string">
            <text:p>""</text:p>
          </table:table-cell>
          <table:table-cell table:formula="of:=[.D$5]&amp;[.B656]&amp;[.D$5]" office:value-type="string" office:string-value="&quot;&quot;" calcext:value-type="string">
            <text:p>""</text:p>
          </table:table-cell>
          <table:table-cell table:formula="of:=[.C$6]&amp;[.E$5]&amp;[.C656]" office:value-type="string" office:string-value="&quot;first&quot;:&quot;&quot;" calcext:value-type="string">
            <text:p>"first":""</text:p>
          </table:table-cell>
          <table:table-cell table:formula="of:=[.D$6]&amp;[.F$5]&amp;[.D656]" office:value-type="string" office:string-value="&quot;second&quot;:&quot;&quot;" calcext:value-type="string">
            <text:p>"second":""</text:p>
          </table:table-cell>
          <table:table-cell table:formula="of:=[.E656]&amp;[.G$5]&amp;[.F6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6]);&quot;&quot;;[.H$4]&amp;[.G656]&amp;[.H$5])">
            <text:p/>
          </table:table-cell>
          <table:table-cell table:formula="of:=IF([.H657]=&quot;&quot;;&quot;&quot;;&quot;,&quot;)">
            <text:p/>
          </table:table-cell>
          <table:table-cell table:formula="of:=[.J655]&amp;[.H656]&amp;[.I6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6]=&quot;&quot;;[.J656];[.K6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7]&amp;[.C$5]" office:value-type="string" office:string-value="&quot;&quot;" calcext:value-type="string">
            <text:p>""</text:p>
          </table:table-cell>
          <table:table-cell table:formula="of:=[.D$5]&amp;[.B657]&amp;[.D$5]" office:value-type="string" office:string-value="&quot;&quot;" calcext:value-type="string">
            <text:p>""</text:p>
          </table:table-cell>
          <table:table-cell table:formula="of:=[.C$6]&amp;[.E$5]&amp;[.C657]" office:value-type="string" office:string-value="&quot;first&quot;:&quot;&quot;" calcext:value-type="string">
            <text:p>"first":""</text:p>
          </table:table-cell>
          <table:table-cell table:formula="of:=[.D$6]&amp;[.F$5]&amp;[.D657]" office:value-type="string" office:string-value="&quot;second&quot;:&quot;&quot;" calcext:value-type="string">
            <text:p>"second":""</text:p>
          </table:table-cell>
          <table:table-cell table:formula="of:=[.E657]&amp;[.G$5]&amp;[.F6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7]);&quot;&quot;;[.H$4]&amp;[.G657]&amp;[.H$5])">
            <text:p/>
          </table:table-cell>
          <table:table-cell table:formula="of:=IF([.H658]=&quot;&quot;;&quot;&quot;;&quot;,&quot;)">
            <text:p/>
          </table:table-cell>
          <table:table-cell table:formula="of:=[.J656]&amp;[.H657]&amp;[.I6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7]=&quot;&quot;;[.J657];[.K6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8]&amp;[.C$5]" office:value-type="string" office:string-value="&quot;&quot;" calcext:value-type="string">
            <text:p>""</text:p>
          </table:table-cell>
          <table:table-cell table:formula="of:=[.D$5]&amp;[.B658]&amp;[.D$5]" office:value-type="string" office:string-value="&quot;&quot;" calcext:value-type="string">
            <text:p>""</text:p>
          </table:table-cell>
          <table:table-cell table:formula="of:=[.C$6]&amp;[.E$5]&amp;[.C658]" office:value-type="string" office:string-value="&quot;first&quot;:&quot;&quot;" calcext:value-type="string">
            <text:p>"first":""</text:p>
          </table:table-cell>
          <table:table-cell table:formula="of:=[.D$6]&amp;[.F$5]&amp;[.D658]" office:value-type="string" office:string-value="&quot;second&quot;:&quot;&quot;" calcext:value-type="string">
            <text:p>"second":""</text:p>
          </table:table-cell>
          <table:table-cell table:formula="of:=[.E658]&amp;[.G$5]&amp;[.F6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8]);&quot;&quot;;[.H$4]&amp;[.G658]&amp;[.H$5])">
            <text:p/>
          </table:table-cell>
          <table:table-cell table:formula="of:=IF([.H659]=&quot;&quot;;&quot;&quot;;&quot;,&quot;)">
            <text:p/>
          </table:table-cell>
          <table:table-cell table:formula="of:=[.J657]&amp;[.H658]&amp;[.I6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8]=&quot;&quot;;[.J658];[.K6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59]&amp;[.C$5]" office:value-type="string" office:string-value="&quot;&quot;" calcext:value-type="string">
            <text:p>""</text:p>
          </table:table-cell>
          <table:table-cell table:formula="of:=[.D$5]&amp;[.B659]&amp;[.D$5]" office:value-type="string" office:string-value="&quot;&quot;" calcext:value-type="string">
            <text:p>""</text:p>
          </table:table-cell>
          <table:table-cell table:formula="of:=[.C$6]&amp;[.E$5]&amp;[.C659]" office:value-type="string" office:string-value="&quot;first&quot;:&quot;&quot;" calcext:value-type="string">
            <text:p>"first":""</text:p>
          </table:table-cell>
          <table:table-cell table:formula="of:=[.D$6]&amp;[.F$5]&amp;[.D659]" office:value-type="string" office:string-value="&quot;second&quot;:&quot;&quot;" calcext:value-type="string">
            <text:p>"second":""</text:p>
          </table:table-cell>
          <table:table-cell table:formula="of:=[.E659]&amp;[.G$5]&amp;[.F6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59]);&quot;&quot;;[.H$4]&amp;[.G659]&amp;[.H$5])">
            <text:p/>
          </table:table-cell>
          <table:table-cell table:formula="of:=IF([.H660]=&quot;&quot;;&quot;&quot;;&quot;,&quot;)">
            <text:p/>
          </table:table-cell>
          <table:table-cell table:formula="of:=[.J658]&amp;[.H659]&amp;[.I6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59]=&quot;&quot;;[.J659];[.K6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0]&amp;[.C$5]" office:value-type="string" office:string-value="&quot;&quot;" calcext:value-type="string">
            <text:p>""</text:p>
          </table:table-cell>
          <table:table-cell table:formula="of:=[.D$5]&amp;[.B660]&amp;[.D$5]" office:value-type="string" office:string-value="&quot;&quot;" calcext:value-type="string">
            <text:p>""</text:p>
          </table:table-cell>
          <table:table-cell table:formula="of:=[.C$6]&amp;[.E$5]&amp;[.C660]" office:value-type="string" office:string-value="&quot;first&quot;:&quot;&quot;" calcext:value-type="string">
            <text:p>"first":""</text:p>
          </table:table-cell>
          <table:table-cell table:formula="of:=[.D$6]&amp;[.F$5]&amp;[.D660]" office:value-type="string" office:string-value="&quot;second&quot;:&quot;&quot;" calcext:value-type="string">
            <text:p>"second":""</text:p>
          </table:table-cell>
          <table:table-cell table:formula="of:=[.E660]&amp;[.G$5]&amp;[.F6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0]);&quot;&quot;;[.H$4]&amp;[.G660]&amp;[.H$5])">
            <text:p/>
          </table:table-cell>
          <table:table-cell table:formula="of:=IF([.H661]=&quot;&quot;;&quot;&quot;;&quot;,&quot;)">
            <text:p/>
          </table:table-cell>
          <table:table-cell table:formula="of:=[.J659]&amp;[.H660]&amp;[.I6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0]=&quot;&quot;;[.J660];[.K6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1]&amp;[.C$5]" office:value-type="string" office:string-value="&quot;&quot;" calcext:value-type="string">
            <text:p>""</text:p>
          </table:table-cell>
          <table:table-cell table:formula="of:=[.D$5]&amp;[.B661]&amp;[.D$5]" office:value-type="string" office:string-value="&quot;&quot;" calcext:value-type="string">
            <text:p>""</text:p>
          </table:table-cell>
          <table:table-cell table:formula="of:=[.C$6]&amp;[.E$5]&amp;[.C661]" office:value-type="string" office:string-value="&quot;first&quot;:&quot;&quot;" calcext:value-type="string">
            <text:p>"first":""</text:p>
          </table:table-cell>
          <table:table-cell table:formula="of:=[.D$6]&amp;[.F$5]&amp;[.D661]" office:value-type="string" office:string-value="&quot;second&quot;:&quot;&quot;" calcext:value-type="string">
            <text:p>"second":""</text:p>
          </table:table-cell>
          <table:table-cell table:formula="of:=[.E661]&amp;[.G$5]&amp;[.F6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1]);&quot;&quot;;[.H$4]&amp;[.G661]&amp;[.H$5])">
            <text:p/>
          </table:table-cell>
          <table:table-cell table:formula="of:=IF([.H662]=&quot;&quot;;&quot;&quot;;&quot;,&quot;)">
            <text:p/>
          </table:table-cell>
          <table:table-cell table:formula="of:=[.J660]&amp;[.H661]&amp;[.I6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1]=&quot;&quot;;[.J661];[.K6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2]&amp;[.C$5]" office:value-type="string" office:string-value="&quot;&quot;" calcext:value-type="string">
            <text:p>""</text:p>
          </table:table-cell>
          <table:table-cell table:formula="of:=[.D$5]&amp;[.B662]&amp;[.D$5]" office:value-type="string" office:string-value="&quot;&quot;" calcext:value-type="string">
            <text:p>""</text:p>
          </table:table-cell>
          <table:table-cell table:formula="of:=[.C$6]&amp;[.E$5]&amp;[.C662]" office:value-type="string" office:string-value="&quot;first&quot;:&quot;&quot;" calcext:value-type="string">
            <text:p>"first":""</text:p>
          </table:table-cell>
          <table:table-cell table:formula="of:=[.D$6]&amp;[.F$5]&amp;[.D662]" office:value-type="string" office:string-value="&quot;second&quot;:&quot;&quot;" calcext:value-type="string">
            <text:p>"second":""</text:p>
          </table:table-cell>
          <table:table-cell table:formula="of:=[.E662]&amp;[.G$5]&amp;[.F6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2]);&quot;&quot;;[.H$4]&amp;[.G662]&amp;[.H$5])">
            <text:p/>
          </table:table-cell>
          <table:table-cell table:formula="of:=IF([.H663]=&quot;&quot;;&quot;&quot;;&quot;,&quot;)">
            <text:p/>
          </table:table-cell>
          <table:table-cell table:formula="of:=[.J661]&amp;[.H662]&amp;[.I6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2]=&quot;&quot;;[.J662];[.K6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3]&amp;[.C$5]" office:value-type="string" office:string-value="&quot;&quot;" calcext:value-type="string">
            <text:p>""</text:p>
          </table:table-cell>
          <table:table-cell table:formula="of:=[.D$5]&amp;[.B663]&amp;[.D$5]" office:value-type="string" office:string-value="&quot;&quot;" calcext:value-type="string">
            <text:p>""</text:p>
          </table:table-cell>
          <table:table-cell table:formula="of:=[.C$6]&amp;[.E$5]&amp;[.C663]" office:value-type="string" office:string-value="&quot;first&quot;:&quot;&quot;" calcext:value-type="string">
            <text:p>"first":""</text:p>
          </table:table-cell>
          <table:table-cell table:formula="of:=[.D$6]&amp;[.F$5]&amp;[.D663]" office:value-type="string" office:string-value="&quot;second&quot;:&quot;&quot;" calcext:value-type="string">
            <text:p>"second":""</text:p>
          </table:table-cell>
          <table:table-cell table:formula="of:=[.E663]&amp;[.G$5]&amp;[.F6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3]);&quot;&quot;;[.H$4]&amp;[.G663]&amp;[.H$5])">
            <text:p/>
          </table:table-cell>
          <table:table-cell table:formula="of:=IF([.H664]=&quot;&quot;;&quot;&quot;;&quot;,&quot;)">
            <text:p/>
          </table:table-cell>
          <table:table-cell table:formula="of:=[.J662]&amp;[.H663]&amp;[.I6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3]=&quot;&quot;;[.J663];[.K6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4]&amp;[.C$5]" office:value-type="string" office:string-value="&quot;&quot;" calcext:value-type="string">
            <text:p>""</text:p>
          </table:table-cell>
          <table:table-cell table:formula="of:=[.D$5]&amp;[.B664]&amp;[.D$5]" office:value-type="string" office:string-value="&quot;&quot;" calcext:value-type="string">
            <text:p>""</text:p>
          </table:table-cell>
          <table:table-cell table:formula="of:=[.C$6]&amp;[.E$5]&amp;[.C664]" office:value-type="string" office:string-value="&quot;first&quot;:&quot;&quot;" calcext:value-type="string">
            <text:p>"first":""</text:p>
          </table:table-cell>
          <table:table-cell table:formula="of:=[.D$6]&amp;[.F$5]&amp;[.D664]" office:value-type="string" office:string-value="&quot;second&quot;:&quot;&quot;" calcext:value-type="string">
            <text:p>"second":""</text:p>
          </table:table-cell>
          <table:table-cell table:formula="of:=[.E664]&amp;[.G$5]&amp;[.F6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4]);&quot;&quot;;[.H$4]&amp;[.G664]&amp;[.H$5])">
            <text:p/>
          </table:table-cell>
          <table:table-cell table:formula="of:=IF([.H665]=&quot;&quot;;&quot;&quot;;&quot;,&quot;)">
            <text:p/>
          </table:table-cell>
          <table:table-cell table:formula="of:=[.J663]&amp;[.H664]&amp;[.I6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4]=&quot;&quot;;[.J664];[.K6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5]&amp;[.C$5]" office:value-type="string" office:string-value="&quot;&quot;" calcext:value-type="string">
            <text:p>""</text:p>
          </table:table-cell>
          <table:table-cell table:formula="of:=[.D$5]&amp;[.B665]&amp;[.D$5]" office:value-type="string" office:string-value="&quot;&quot;" calcext:value-type="string">
            <text:p>""</text:p>
          </table:table-cell>
          <table:table-cell table:formula="of:=[.C$6]&amp;[.E$5]&amp;[.C665]" office:value-type="string" office:string-value="&quot;first&quot;:&quot;&quot;" calcext:value-type="string">
            <text:p>"first":""</text:p>
          </table:table-cell>
          <table:table-cell table:formula="of:=[.D$6]&amp;[.F$5]&amp;[.D665]" office:value-type="string" office:string-value="&quot;second&quot;:&quot;&quot;" calcext:value-type="string">
            <text:p>"second":""</text:p>
          </table:table-cell>
          <table:table-cell table:formula="of:=[.E665]&amp;[.G$5]&amp;[.F6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5]);&quot;&quot;;[.H$4]&amp;[.G665]&amp;[.H$5])">
            <text:p/>
          </table:table-cell>
          <table:table-cell table:formula="of:=IF([.H666]=&quot;&quot;;&quot;&quot;;&quot;,&quot;)">
            <text:p/>
          </table:table-cell>
          <table:table-cell table:formula="of:=[.J664]&amp;[.H665]&amp;[.I6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5]=&quot;&quot;;[.J665];[.K6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6]&amp;[.C$5]" office:value-type="string" office:string-value="&quot;&quot;" calcext:value-type="string">
            <text:p>""</text:p>
          </table:table-cell>
          <table:table-cell table:formula="of:=[.D$5]&amp;[.B666]&amp;[.D$5]" office:value-type="string" office:string-value="&quot;&quot;" calcext:value-type="string">
            <text:p>""</text:p>
          </table:table-cell>
          <table:table-cell table:formula="of:=[.C$6]&amp;[.E$5]&amp;[.C666]" office:value-type="string" office:string-value="&quot;first&quot;:&quot;&quot;" calcext:value-type="string">
            <text:p>"first":""</text:p>
          </table:table-cell>
          <table:table-cell table:formula="of:=[.D$6]&amp;[.F$5]&amp;[.D666]" office:value-type="string" office:string-value="&quot;second&quot;:&quot;&quot;" calcext:value-type="string">
            <text:p>"second":""</text:p>
          </table:table-cell>
          <table:table-cell table:formula="of:=[.E666]&amp;[.G$5]&amp;[.F6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6]);&quot;&quot;;[.H$4]&amp;[.G666]&amp;[.H$5])">
            <text:p/>
          </table:table-cell>
          <table:table-cell table:formula="of:=IF([.H667]=&quot;&quot;;&quot;&quot;;&quot;,&quot;)">
            <text:p/>
          </table:table-cell>
          <table:table-cell table:formula="of:=[.J665]&amp;[.H666]&amp;[.I6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6]=&quot;&quot;;[.J666];[.K6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7]&amp;[.C$5]" office:value-type="string" office:string-value="&quot;&quot;" calcext:value-type="string">
            <text:p>""</text:p>
          </table:table-cell>
          <table:table-cell table:formula="of:=[.D$5]&amp;[.B667]&amp;[.D$5]" office:value-type="string" office:string-value="&quot;&quot;" calcext:value-type="string">
            <text:p>""</text:p>
          </table:table-cell>
          <table:table-cell table:formula="of:=[.C$6]&amp;[.E$5]&amp;[.C667]" office:value-type="string" office:string-value="&quot;first&quot;:&quot;&quot;" calcext:value-type="string">
            <text:p>"first":""</text:p>
          </table:table-cell>
          <table:table-cell table:formula="of:=[.D$6]&amp;[.F$5]&amp;[.D667]" office:value-type="string" office:string-value="&quot;second&quot;:&quot;&quot;" calcext:value-type="string">
            <text:p>"second":""</text:p>
          </table:table-cell>
          <table:table-cell table:formula="of:=[.E667]&amp;[.G$5]&amp;[.F6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7]);&quot;&quot;;[.H$4]&amp;[.G667]&amp;[.H$5])">
            <text:p/>
          </table:table-cell>
          <table:table-cell table:formula="of:=IF([.H668]=&quot;&quot;;&quot;&quot;;&quot;,&quot;)">
            <text:p/>
          </table:table-cell>
          <table:table-cell table:formula="of:=[.J666]&amp;[.H667]&amp;[.I6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7]=&quot;&quot;;[.J667];[.K6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8]&amp;[.C$5]" office:value-type="string" office:string-value="&quot;&quot;" calcext:value-type="string">
            <text:p>""</text:p>
          </table:table-cell>
          <table:table-cell table:formula="of:=[.D$5]&amp;[.B668]&amp;[.D$5]" office:value-type="string" office:string-value="&quot;&quot;" calcext:value-type="string">
            <text:p>""</text:p>
          </table:table-cell>
          <table:table-cell table:formula="of:=[.C$6]&amp;[.E$5]&amp;[.C668]" office:value-type="string" office:string-value="&quot;first&quot;:&quot;&quot;" calcext:value-type="string">
            <text:p>"first":""</text:p>
          </table:table-cell>
          <table:table-cell table:formula="of:=[.D$6]&amp;[.F$5]&amp;[.D668]" office:value-type="string" office:string-value="&quot;second&quot;:&quot;&quot;" calcext:value-type="string">
            <text:p>"second":""</text:p>
          </table:table-cell>
          <table:table-cell table:formula="of:=[.E668]&amp;[.G$5]&amp;[.F6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8]);&quot;&quot;;[.H$4]&amp;[.G668]&amp;[.H$5])">
            <text:p/>
          </table:table-cell>
          <table:table-cell table:formula="of:=IF([.H669]=&quot;&quot;;&quot;&quot;;&quot;,&quot;)">
            <text:p/>
          </table:table-cell>
          <table:table-cell table:formula="of:=[.J667]&amp;[.H668]&amp;[.I6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8]=&quot;&quot;;[.J668];[.K6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69]&amp;[.C$5]" office:value-type="string" office:string-value="&quot;&quot;" calcext:value-type="string">
            <text:p>""</text:p>
          </table:table-cell>
          <table:table-cell table:formula="of:=[.D$5]&amp;[.B669]&amp;[.D$5]" office:value-type="string" office:string-value="&quot;&quot;" calcext:value-type="string">
            <text:p>""</text:p>
          </table:table-cell>
          <table:table-cell table:formula="of:=[.C$6]&amp;[.E$5]&amp;[.C669]" office:value-type="string" office:string-value="&quot;first&quot;:&quot;&quot;" calcext:value-type="string">
            <text:p>"first":""</text:p>
          </table:table-cell>
          <table:table-cell table:formula="of:=[.D$6]&amp;[.F$5]&amp;[.D669]" office:value-type="string" office:string-value="&quot;second&quot;:&quot;&quot;" calcext:value-type="string">
            <text:p>"second":""</text:p>
          </table:table-cell>
          <table:table-cell table:formula="of:=[.E669]&amp;[.G$5]&amp;[.F6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69]);&quot;&quot;;[.H$4]&amp;[.G669]&amp;[.H$5])">
            <text:p/>
          </table:table-cell>
          <table:table-cell table:formula="of:=IF([.H670]=&quot;&quot;;&quot;&quot;;&quot;,&quot;)">
            <text:p/>
          </table:table-cell>
          <table:table-cell table:formula="of:=[.J668]&amp;[.H669]&amp;[.I6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69]=&quot;&quot;;[.J669];[.K6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0]&amp;[.C$5]" office:value-type="string" office:string-value="&quot;&quot;" calcext:value-type="string">
            <text:p>""</text:p>
          </table:table-cell>
          <table:table-cell table:formula="of:=[.D$5]&amp;[.B670]&amp;[.D$5]" office:value-type="string" office:string-value="&quot;&quot;" calcext:value-type="string">
            <text:p>""</text:p>
          </table:table-cell>
          <table:table-cell table:formula="of:=[.C$6]&amp;[.E$5]&amp;[.C670]" office:value-type="string" office:string-value="&quot;first&quot;:&quot;&quot;" calcext:value-type="string">
            <text:p>"first":""</text:p>
          </table:table-cell>
          <table:table-cell table:formula="of:=[.D$6]&amp;[.F$5]&amp;[.D670]" office:value-type="string" office:string-value="&quot;second&quot;:&quot;&quot;" calcext:value-type="string">
            <text:p>"second":""</text:p>
          </table:table-cell>
          <table:table-cell table:formula="of:=[.E670]&amp;[.G$5]&amp;[.F6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0]);&quot;&quot;;[.H$4]&amp;[.G670]&amp;[.H$5])">
            <text:p/>
          </table:table-cell>
          <table:table-cell table:formula="of:=IF([.H671]=&quot;&quot;;&quot;&quot;;&quot;,&quot;)">
            <text:p/>
          </table:table-cell>
          <table:table-cell table:formula="of:=[.J669]&amp;[.H670]&amp;[.I6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0]=&quot;&quot;;[.J670];[.K6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1]&amp;[.C$5]" office:value-type="string" office:string-value="&quot;&quot;" calcext:value-type="string">
            <text:p>""</text:p>
          </table:table-cell>
          <table:table-cell table:formula="of:=[.D$5]&amp;[.B671]&amp;[.D$5]" office:value-type="string" office:string-value="&quot;&quot;" calcext:value-type="string">
            <text:p>""</text:p>
          </table:table-cell>
          <table:table-cell table:formula="of:=[.C$6]&amp;[.E$5]&amp;[.C671]" office:value-type="string" office:string-value="&quot;first&quot;:&quot;&quot;" calcext:value-type="string">
            <text:p>"first":""</text:p>
          </table:table-cell>
          <table:table-cell table:formula="of:=[.D$6]&amp;[.F$5]&amp;[.D671]" office:value-type="string" office:string-value="&quot;second&quot;:&quot;&quot;" calcext:value-type="string">
            <text:p>"second":""</text:p>
          </table:table-cell>
          <table:table-cell table:formula="of:=[.E671]&amp;[.G$5]&amp;[.F6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1]);&quot;&quot;;[.H$4]&amp;[.G671]&amp;[.H$5])">
            <text:p/>
          </table:table-cell>
          <table:table-cell table:formula="of:=IF([.H672]=&quot;&quot;;&quot;&quot;;&quot;,&quot;)">
            <text:p/>
          </table:table-cell>
          <table:table-cell table:formula="of:=[.J670]&amp;[.H671]&amp;[.I6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1]=&quot;&quot;;[.J671];[.K6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2]&amp;[.C$5]" office:value-type="string" office:string-value="&quot;&quot;" calcext:value-type="string">
            <text:p>""</text:p>
          </table:table-cell>
          <table:table-cell table:formula="of:=[.D$5]&amp;[.B672]&amp;[.D$5]" office:value-type="string" office:string-value="&quot;&quot;" calcext:value-type="string">
            <text:p>""</text:p>
          </table:table-cell>
          <table:table-cell table:formula="of:=[.C$6]&amp;[.E$5]&amp;[.C672]" office:value-type="string" office:string-value="&quot;first&quot;:&quot;&quot;" calcext:value-type="string">
            <text:p>"first":""</text:p>
          </table:table-cell>
          <table:table-cell table:formula="of:=[.D$6]&amp;[.F$5]&amp;[.D672]" office:value-type="string" office:string-value="&quot;second&quot;:&quot;&quot;" calcext:value-type="string">
            <text:p>"second":""</text:p>
          </table:table-cell>
          <table:table-cell table:formula="of:=[.E672]&amp;[.G$5]&amp;[.F6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2]);&quot;&quot;;[.H$4]&amp;[.G672]&amp;[.H$5])">
            <text:p/>
          </table:table-cell>
          <table:table-cell table:formula="of:=IF([.H673]=&quot;&quot;;&quot;&quot;;&quot;,&quot;)">
            <text:p/>
          </table:table-cell>
          <table:table-cell table:formula="of:=[.J671]&amp;[.H672]&amp;[.I6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2]=&quot;&quot;;[.J672];[.K6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3]&amp;[.C$5]" office:value-type="string" office:string-value="&quot;&quot;" calcext:value-type="string">
            <text:p>""</text:p>
          </table:table-cell>
          <table:table-cell table:formula="of:=[.D$5]&amp;[.B673]&amp;[.D$5]" office:value-type="string" office:string-value="&quot;&quot;" calcext:value-type="string">
            <text:p>""</text:p>
          </table:table-cell>
          <table:table-cell table:formula="of:=[.C$6]&amp;[.E$5]&amp;[.C673]" office:value-type="string" office:string-value="&quot;first&quot;:&quot;&quot;" calcext:value-type="string">
            <text:p>"first":""</text:p>
          </table:table-cell>
          <table:table-cell table:formula="of:=[.D$6]&amp;[.F$5]&amp;[.D673]" office:value-type="string" office:string-value="&quot;second&quot;:&quot;&quot;" calcext:value-type="string">
            <text:p>"second":""</text:p>
          </table:table-cell>
          <table:table-cell table:formula="of:=[.E673]&amp;[.G$5]&amp;[.F6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3]);&quot;&quot;;[.H$4]&amp;[.G673]&amp;[.H$5])">
            <text:p/>
          </table:table-cell>
          <table:table-cell table:formula="of:=IF([.H674]=&quot;&quot;;&quot;&quot;;&quot;,&quot;)">
            <text:p/>
          </table:table-cell>
          <table:table-cell table:formula="of:=[.J672]&amp;[.H673]&amp;[.I6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3]=&quot;&quot;;[.J673];[.K6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4]&amp;[.C$5]" office:value-type="string" office:string-value="&quot;&quot;" calcext:value-type="string">
            <text:p>""</text:p>
          </table:table-cell>
          <table:table-cell table:formula="of:=[.D$5]&amp;[.B674]&amp;[.D$5]" office:value-type="string" office:string-value="&quot;&quot;" calcext:value-type="string">
            <text:p>""</text:p>
          </table:table-cell>
          <table:table-cell table:formula="of:=[.C$6]&amp;[.E$5]&amp;[.C674]" office:value-type="string" office:string-value="&quot;first&quot;:&quot;&quot;" calcext:value-type="string">
            <text:p>"first":""</text:p>
          </table:table-cell>
          <table:table-cell table:formula="of:=[.D$6]&amp;[.F$5]&amp;[.D674]" office:value-type="string" office:string-value="&quot;second&quot;:&quot;&quot;" calcext:value-type="string">
            <text:p>"second":""</text:p>
          </table:table-cell>
          <table:table-cell table:formula="of:=[.E674]&amp;[.G$5]&amp;[.F6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4]);&quot;&quot;;[.H$4]&amp;[.G674]&amp;[.H$5])">
            <text:p/>
          </table:table-cell>
          <table:table-cell table:formula="of:=IF([.H675]=&quot;&quot;;&quot;&quot;;&quot;,&quot;)">
            <text:p/>
          </table:table-cell>
          <table:table-cell table:formula="of:=[.J673]&amp;[.H674]&amp;[.I6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4]=&quot;&quot;;[.J674];[.K6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5]&amp;[.C$5]" office:value-type="string" office:string-value="&quot;&quot;" calcext:value-type="string">
            <text:p>""</text:p>
          </table:table-cell>
          <table:table-cell table:formula="of:=[.D$5]&amp;[.B675]&amp;[.D$5]" office:value-type="string" office:string-value="&quot;&quot;" calcext:value-type="string">
            <text:p>""</text:p>
          </table:table-cell>
          <table:table-cell table:formula="of:=[.C$6]&amp;[.E$5]&amp;[.C675]" office:value-type="string" office:string-value="&quot;first&quot;:&quot;&quot;" calcext:value-type="string">
            <text:p>"first":""</text:p>
          </table:table-cell>
          <table:table-cell table:formula="of:=[.D$6]&amp;[.F$5]&amp;[.D675]" office:value-type="string" office:string-value="&quot;second&quot;:&quot;&quot;" calcext:value-type="string">
            <text:p>"second":""</text:p>
          </table:table-cell>
          <table:table-cell table:formula="of:=[.E675]&amp;[.G$5]&amp;[.F6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5]);&quot;&quot;;[.H$4]&amp;[.G675]&amp;[.H$5])">
            <text:p/>
          </table:table-cell>
          <table:table-cell table:formula="of:=IF([.H676]=&quot;&quot;;&quot;&quot;;&quot;,&quot;)">
            <text:p/>
          </table:table-cell>
          <table:table-cell table:formula="of:=[.J674]&amp;[.H675]&amp;[.I6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5]=&quot;&quot;;[.J675];[.K6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6]&amp;[.C$5]" office:value-type="string" office:string-value="&quot;&quot;" calcext:value-type="string">
            <text:p>""</text:p>
          </table:table-cell>
          <table:table-cell table:formula="of:=[.D$5]&amp;[.B676]&amp;[.D$5]" office:value-type="string" office:string-value="&quot;&quot;" calcext:value-type="string">
            <text:p>""</text:p>
          </table:table-cell>
          <table:table-cell table:formula="of:=[.C$6]&amp;[.E$5]&amp;[.C676]" office:value-type="string" office:string-value="&quot;first&quot;:&quot;&quot;" calcext:value-type="string">
            <text:p>"first":""</text:p>
          </table:table-cell>
          <table:table-cell table:formula="of:=[.D$6]&amp;[.F$5]&amp;[.D676]" office:value-type="string" office:string-value="&quot;second&quot;:&quot;&quot;" calcext:value-type="string">
            <text:p>"second":""</text:p>
          </table:table-cell>
          <table:table-cell table:formula="of:=[.E676]&amp;[.G$5]&amp;[.F6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6]);&quot;&quot;;[.H$4]&amp;[.G676]&amp;[.H$5])">
            <text:p/>
          </table:table-cell>
          <table:table-cell table:formula="of:=IF([.H677]=&quot;&quot;;&quot;&quot;;&quot;,&quot;)">
            <text:p/>
          </table:table-cell>
          <table:table-cell table:formula="of:=[.J675]&amp;[.H676]&amp;[.I6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6]=&quot;&quot;;[.J676];[.K6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7]&amp;[.C$5]" office:value-type="string" office:string-value="&quot;&quot;" calcext:value-type="string">
            <text:p>""</text:p>
          </table:table-cell>
          <table:table-cell table:formula="of:=[.D$5]&amp;[.B677]&amp;[.D$5]" office:value-type="string" office:string-value="&quot;&quot;" calcext:value-type="string">
            <text:p>""</text:p>
          </table:table-cell>
          <table:table-cell table:formula="of:=[.C$6]&amp;[.E$5]&amp;[.C677]" office:value-type="string" office:string-value="&quot;first&quot;:&quot;&quot;" calcext:value-type="string">
            <text:p>"first":""</text:p>
          </table:table-cell>
          <table:table-cell table:formula="of:=[.D$6]&amp;[.F$5]&amp;[.D677]" office:value-type="string" office:string-value="&quot;second&quot;:&quot;&quot;" calcext:value-type="string">
            <text:p>"second":""</text:p>
          </table:table-cell>
          <table:table-cell table:formula="of:=[.E677]&amp;[.G$5]&amp;[.F6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7]);&quot;&quot;;[.H$4]&amp;[.G677]&amp;[.H$5])">
            <text:p/>
          </table:table-cell>
          <table:table-cell table:formula="of:=IF([.H678]=&quot;&quot;;&quot;&quot;;&quot;,&quot;)">
            <text:p/>
          </table:table-cell>
          <table:table-cell table:formula="of:=[.J676]&amp;[.H677]&amp;[.I6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7]=&quot;&quot;;[.J677];[.K6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8]&amp;[.C$5]" office:value-type="string" office:string-value="&quot;&quot;" calcext:value-type="string">
            <text:p>""</text:p>
          </table:table-cell>
          <table:table-cell table:formula="of:=[.D$5]&amp;[.B678]&amp;[.D$5]" office:value-type="string" office:string-value="&quot;&quot;" calcext:value-type="string">
            <text:p>""</text:p>
          </table:table-cell>
          <table:table-cell table:formula="of:=[.C$6]&amp;[.E$5]&amp;[.C678]" office:value-type="string" office:string-value="&quot;first&quot;:&quot;&quot;" calcext:value-type="string">
            <text:p>"first":""</text:p>
          </table:table-cell>
          <table:table-cell table:formula="of:=[.D$6]&amp;[.F$5]&amp;[.D678]" office:value-type="string" office:string-value="&quot;second&quot;:&quot;&quot;" calcext:value-type="string">
            <text:p>"second":""</text:p>
          </table:table-cell>
          <table:table-cell table:formula="of:=[.E678]&amp;[.G$5]&amp;[.F6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8]);&quot;&quot;;[.H$4]&amp;[.G678]&amp;[.H$5])">
            <text:p/>
          </table:table-cell>
          <table:table-cell table:formula="of:=IF([.H679]=&quot;&quot;;&quot;&quot;;&quot;,&quot;)">
            <text:p/>
          </table:table-cell>
          <table:table-cell table:formula="of:=[.J677]&amp;[.H678]&amp;[.I6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8]=&quot;&quot;;[.J678];[.K6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79]&amp;[.C$5]" office:value-type="string" office:string-value="&quot;&quot;" calcext:value-type="string">
            <text:p>""</text:p>
          </table:table-cell>
          <table:table-cell table:formula="of:=[.D$5]&amp;[.B679]&amp;[.D$5]" office:value-type="string" office:string-value="&quot;&quot;" calcext:value-type="string">
            <text:p>""</text:p>
          </table:table-cell>
          <table:table-cell table:formula="of:=[.C$6]&amp;[.E$5]&amp;[.C679]" office:value-type="string" office:string-value="&quot;first&quot;:&quot;&quot;" calcext:value-type="string">
            <text:p>"first":""</text:p>
          </table:table-cell>
          <table:table-cell table:formula="of:=[.D$6]&amp;[.F$5]&amp;[.D679]" office:value-type="string" office:string-value="&quot;second&quot;:&quot;&quot;" calcext:value-type="string">
            <text:p>"second":""</text:p>
          </table:table-cell>
          <table:table-cell table:formula="of:=[.E679]&amp;[.G$5]&amp;[.F6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79]);&quot;&quot;;[.H$4]&amp;[.G679]&amp;[.H$5])">
            <text:p/>
          </table:table-cell>
          <table:table-cell table:formula="of:=IF([.H680]=&quot;&quot;;&quot;&quot;;&quot;,&quot;)">
            <text:p/>
          </table:table-cell>
          <table:table-cell table:formula="of:=[.J678]&amp;[.H679]&amp;[.I6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79]=&quot;&quot;;[.J679];[.K6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0]&amp;[.C$5]" office:value-type="string" office:string-value="&quot;&quot;" calcext:value-type="string">
            <text:p>""</text:p>
          </table:table-cell>
          <table:table-cell table:formula="of:=[.D$5]&amp;[.B680]&amp;[.D$5]" office:value-type="string" office:string-value="&quot;&quot;" calcext:value-type="string">
            <text:p>""</text:p>
          </table:table-cell>
          <table:table-cell table:formula="of:=[.C$6]&amp;[.E$5]&amp;[.C680]" office:value-type="string" office:string-value="&quot;first&quot;:&quot;&quot;" calcext:value-type="string">
            <text:p>"first":""</text:p>
          </table:table-cell>
          <table:table-cell table:formula="of:=[.D$6]&amp;[.F$5]&amp;[.D680]" office:value-type="string" office:string-value="&quot;second&quot;:&quot;&quot;" calcext:value-type="string">
            <text:p>"second":""</text:p>
          </table:table-cell>
          <table:table-cell table:formula="of:=[.E680]&amp;[.G$5]&amp;[.F6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0]);&quot;&quot;;[.H$4]&amp;[.G680]&amp;[.H$5])">
            <text:p/>
          </table:table-cell>
          <table:table-cell table:formula="of:=IF([.H681]=&quot;&quot;;&quot;&quot;;&quot;,&quot;)">
            <text:p/>
          </table:table-cell>
          <table:table-cell table:formula="of:=[.J679]&amp;[.H680]&amp;[.I6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0]=&quot;&quot;;[.J680];[.K6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1]&amp;[.C$5]" office:value-type="string" office:string-value="&quot;&quot;" calcext:value-type="string">
            <text:p>""</text:p>
          </table:table-cell>
          <table:table-cell table:formula="of:=[.D$5]&amp;[.B681]&amp;[.D$5]" office:value-type="string" office:string-value="&quot;&quot;" calcext:value-type="string">
            <text:p>""</text:p>
          </table:table-cell>
          <table:table-cell table:formula="of:=[.C$6]&amp;[.E$5]&amp;[.C681]" office:value-type="string" office:string-value="&quot;first&quot;:&quot;&quot;" calcext:value-type="string">
            <text:p>"first":""</text:p>
          </table:table-cell>
          <table:table-cell table:formula="of:=[.D$6]&amp;[.F$5]&amp;[.D681]" office:value-type="string" office:string-value="&quot;second&quot;:&quot;&quot;" calcext:value-type="string">
            <text:p>"second":""</text:p>
          </table:table-cell>
          <table:table-cell table:formula="of:=[.E681]&amp;[.G$5]&amp;[.F6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1]);&quot;&quot;;[.H$4]&amp;[.G681]&amp;[.H$5])">
            <text:p/>
          </table:table-cell>
          <table:table-cell table:formula="of:=IF([.H682]=&quot;&quot;;&quot;&quot;;&quot;,&quot;)">
            <text:p/>
          </table:table-cell>
          <table:table-cell table:formula="of:=[.J680]&amp;[.H681]&amp;[.I6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1]=&quot;&quot;;[.J681];[.K6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2]&amp;[.C$5]" office:value-type="string" office:string-value="&quot;&quot;" calcext:value-type="string">
            <text:p>""</text:p>
          </table:table-cell>
          <table:table-cell table:formula="of:=[.D$5]&amp;[.B682]&amp;[.D$5]" office:value-type="string" office:string-value="&quot;&quot;" calcext:value-type="string">
            <text:p>""</text:p>
          </table:table-cell>
          <table:table-cell table:formula="of:=[.C$6]&amp;[.E$5]&amp;[.C682]" office:value-type="string" office:string-value="&quot;first&quot;:&quot;&quot;" calcext:value-type="string">
            <text:p>"first":""</text:p>
          </table:table-cell>
          <table:table-cell table:formula="of:=[.D$6]&amp;[.F$5]&amp;[.D682]" office:value-type="string" office:string-value="&quot;second&quot;:&quot;&quot;" calcext:value-type="string">
            <text:p>"second":""</text:p>
          </table:table-cell>
          <table:table-cell table:formula="of:=[.E682]&amp;[.G$5]&amp;[.F6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2]);&quot;&quot;;[.H$4]&amp;[.G682]&amp;[.H$5])">
            <text:p/>
          </table:table-cell>
          <table:table-cell table:formula="of:=IF([.H683]=&quot;&quot;;&quot;&quot;;&quot;,&quot;)">
            <text:p/>
          </table:table-cell>
          <table:table-cell table:formula="of:=[.J681]&amp;[.H682]&amp;[.I6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2]=&quot;&quot;;[.J682];[.K6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3]&amp;[.C$5]" office:value-type="string" office:string-value="&quot;&quot;" calcext:value-type="string">
            <text:p>""</text:p>
          </table:table-cell>
          <table:table-cell table:formula="of:=[.D$5]&amp;[.B683]&amp;[.D$5]" office:value-type="string" office:string-value="&quot;&quot;" calcext:value-type="string">
            <text:p>""</text:p>
          </table:table-cell>
          <table:table-cell table:formula="of:=[.C$6]&amp;[.E$5]&amp;[.C683]" office:value-type="string" office:string-value="&quot;first&quot;:&quot;&quot;" calcext:value-type="string">
            <text:p>"first":""</text:p>
          </table:table-cell>
          <table:table-cell table:formula="of:=[.D$6]&amp;[.F$5]&amp;[.D683]" office:value-type="string" office:string-value="&quot;second&quot;:&quot;&quot;" calcext:value-type="string">
            <text:p>"second":""</text:p>
          </table:table-cell>
          <table:table-cell table:formula="of:=[.E683]&amp;[.G$5]&amp;[.F6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3]);&quot;&quot;;[.H$4]&amp;[.G683]&amp;[.H$5])">
            <text:p/>
          </table:table-cell>
          <table:table-cell table:formula="of:=IF([.H684]=&quot;&quot;;&quot;&quot;;&quot;,&quot;)">
            <text:p/>
          </table:table-cell>
          <table:table-cell table:formula="of:=[.J682]&amp;[.H683]&amp;[.I6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3]=&quot;&quot;;[.J683];[.K6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4]&amp;[.C$5]" office:value-type="string" office:string-value="&quot;&quot;" calcext:value-type="string">
            <text:p>""</text:p>
          </table:table-cell>
          <table:table-cell table:formula="of:=[.D$5]&amp;[.B684]&amp;[.D$5]" office:value-type="string" office:string-value="&quot;&quot;" calcext:value-type="string">
            <text:p>""</text:p>
          </table:table-cell>
          <table:table-cell table:formula="of:=[.C$6]&amp;[.E$5]&amp;[.C684]" office:value-type="string" office:string-value="&quot;first&quot;:&quot;&quot;" calcext:value-type="string">
            <text:p>"first":""</text:p>
          </table:table-cell>
          <table:table-cell table:formula="of:=[.D$6]&amp;[.F$5]&amp;[.D684]" office:value-type="string" office:string-value="&quot;second&quot;:&quot;&quot;" calcext:value-type="string">
            <text:p>"second":""</text:p>
          </table:table-cell>
          <table:table-cell table:formula="of:=[.E684]&amp;[.G$5]&amp;[.F6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4]);&quot;&quot;;[.H$4]&amp;[.G684]&amp;[.H$5])">
            <text:p/>
          </table:table-cell>
          <table:table-cell table:formula="of:=IF([.H685]=&quot;&quot;;&quot;&quot;;&quot;,&quot;)">
            <text:p/>
          </table:table-cell>
          <table:table-cell table:formula="of:=[.J683]&amp;[.H684]&amp;[.I6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4]=&quot;&quot;;[.J684];[.K6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5]&amp;[.C$5]" office:value-type="string" office:string-value="&quot;&quot;" calcext:value-type="string">
            <text:p>""</text:p>
          </table:table-cell>
          <table:table-cell table:formula="of:=[.D$5]&amp;[.B685]&amp;[.D$5]" office:value-type="string" office:string-value="&quot;&quot;" calcext:value-type="string">
            <text:p>""</text:p>
          </table:table-cell>
          <table:table-cell table:formula="of:=[.C$6]&amp;[.E$5]&amp;[.C685]" office:value-type="string" office:string-value="&quot;first&quot;:&quot;&quot;" calcext:value-type="string">
            <text:p>"first":""</text:p>
          </table:table-cell>
          <table:table-cell table:formula="of:=[.D$6]&amp;[.F$5]&amp;[.D685]" office:value-type="string" office:string-value="&quot;second&quot;:&quot;&quot;" calcext:value-type="string">
            <text:p>"second":""</text:p>
          </table:table-cell>
          <table:table-cell table:formula="of:=[.E685]&amp;[.G$5]&amp;[.F6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5]);&quot;&quot;;[.H$4]&amp;[.G685]&amp;[.H$5])">
            <text:p/>
          </table:table-cell>
          <table:table-cell table:formula="of:=IF([.H686]=&quot;&quot;;&quot;&quot;;&quot;,&quot;)">
            <text:p/>
          </table:table-cell>
          <table:table-cell table:formula="of:=[.J684]&amp;[.H685]&amp;[.I6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5]=&quot;&quot;;[.J685];[.K6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6]&amp;[.C$5]" office:value-type="string" office:string-value="&quot;&quot;" calcext:value-type="string">
            <text:p>""</text:p>
          </table:table-cell>
          <table:table-cell table:formula="of:=[.D$5]&amp;[.B686]&amp;[.D$5]" office:value-type="string" office:string-value="&quot;&quot;" calcext:value-type="string">
            <text:p>""</text:p>
          </table:table-cell>
          <table:table-cell table:formula="of:=[.C$6]&amp;[.E$5]&amp;[.C686]" office:value-type="string" office:string-value="&quot;first&quot;:&quot;&quot;" calcext:value-type="string">
            <text:p>"first":""</text:p>
          </table:table-cell>
          <table:table-cell table:formula="of:=[.D$6]&amp;[.F$5]&amp;[.D686]" office:value-type="string" office:string-value="&quot;second&quot;:&quot;&quot;" calcext:value-type="string">
            <text:p>"second":""</text:p>
          </table:table-cell>
          <table:table-cell table:formula="of:=[.E686]&amp;[.G$5]&amp;[.F6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6]);&quot;&quot;;[.H$4]&amp;[.G686]&amp;[.H$5])">
            <text:p/>
          </table:table-cell>
          <table:table-cell table:formula="of:=IF([.H687]=&quot;&quot;;&quot;&quot;;&quot;,&quot;)">
            <text:p/>
          </table:table-cell>
          <table:table-cell table:formula="of:=[.J685]&amp;[.H686]&amp;[.I6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6]=&quot;&quot;;[.J686];[.K6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7]&amp;[.C$5]" office:value-type="string" office:string-value="&quot;&quot;" calcext:value-type="string">
            <text:p>""</text:p>
          </table:table-cell>
          <table:table-cell table:formula="of:=[.D$5]&amp;[.B687]&amp;[.D$5]" office:value-type="string" office:string-value="&quot;&quot;" calcext:value-type="string">
            <text:p>""</text:p>
          </table:table-cell>
          <table:table-cell table:formula="of:=[.C$6]&amp;[.E$5]&amp;[.C687]" office:value-type="string" office:string-value="&quot;first&quot;:&quot;&quot;" calcext:value-type="string">
            <text:p>"first":""</text:p>
          </table:table-cell>
          <table:table-cell table:formula="of:=[.D$6]&amp;[.F$5]&amp;[.D687]" office:value-type="string" office:string-value="&quot;second&quot;:&quot;&quot;" calcext:value-type="string">
            <text:p>"second":""</text:p>
          </table:table-cell>
          <table:table-cell table:formula="of:=[.E687]&amp;[.G$5]&amp;[.F6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7]);&quot;&quot;;[.H$4]&amp;[.G687]&amp;[.H$5])">
            <text:p/>
          </table:table-cell>
          <table:table-cell table:formula="of:=IF([.H688]=&quot;&quot;;&quot;&quot;;&quot;,&quot;)">
            <text:p/>
          </table:table-cell>
          <table:table-cell table:formula="of:=[.J686]&amp;[.H687]&amp;[.I6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7]=&quot;&quot;;[.J687];[.K6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8]&amp;[.C$5]" office:value-type="string" office:string-value="&quot;&quot;" calcext:value-type="string">
            <text:p>""</text:p>
          </table:table-cell>
          <table:table-cell table:formula="of:=[.D$5]&amp;[.B688]&amp;[.D$5]" office:value-type="string" office:string-value="&quot;&quot;" calcext:value-type="string">
            <text:p>""</text:p>
          </table:table-cell>
          <table:table-cell table:formula="of:=[.C$6]&amp;[.E$5]&amp;[.C688]" office:value-type="string" office:string-value="&quot;first&quot;:&quot;&quot;" calcext:value-type="string">
            <text:p>"first":""</text:p>
          </table:table-cell>
          <table:table-cell table:formula="of:=[.D$6]&amp;[.F$5]&amp;[.D688]" office:value-type="string" office:string-value="&quot;second&quot;:&quot;&quot;" calcext:value-type="string">
            <text:p>"second":""</text:p>
          </table:table-cell>
          <table:table-cell table:formula="of:=[.E688]&amp;[.G$5]&amp;[.F6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8]);&quot;&quot;;[.H$4]&amp;[.G688]&amp;[.H$5])">
            <text:p/>
          </table:table-cell>
          <table:table-cell table:formula="of:=IF([.H689]=&quot;&quot;;&quot;&quot;;&quot;,&quot;)">
            <text:p/>
          </table:table-cell>
          <table:table-cell table:formula="of:=[.J687]&amp;[.H688]&amp;[.I6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8]=&quot;&quot;;[.J688];[.K6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89]&amp;[.C$5]" office:value-type="string" office:string-value="&quot;&quot;" calcext:value-type="string">
            <text:p>""</text:p>
          </table:table-cell>
          <table:table-cell table:formula="of:=[.D$5]&amp;[.B689]&amp;[.D$5]" office:value-type="string" office:string-value="&quot;&quot;" calcext:value-type="string">
            <text:p>""</text:p>
          </table:table-cell>
          <table:table-cell table:formula="of:=[.C$6]&amp;[.E$5]&amp;[.C689]" office:value-type="string" office:string-value="&quot;first&quot;:&quot;&quot;" calcext:value-type="string">
            <text:p>"first":""</text:p>
          </table:table-cell>
          <table:table-cell table:formula="of:=[.D$6]&amp;[.F$5]&amp;[.D689]" office:value-type="string" office:string-value="&quot;second&quot;:&quot;&quot;" calcext:value-type="string">
            <text:p>"second":""</text:p>
          </table:table-cell>
          <table:table-cell table:formula="of:=[.E689]&amp;[.G$5]&amp;[.F6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89]);&quot;&quot;;[.H$4]&amp;[.G689]&amp;[.H$5])">
            <text:p/>
          </table:table-cell>
          <table:table-cell table:formula="of:=IF([.H690]=&quot;&quot;;&quot;&quot;;&quot;,&quot;)">
            <text:p/>
          </table:table-cell>
          <table:table-cell table:formula="of:=[.J688]&amp;[.H689]&amp;[.I6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89]=&quot;&quot;;[.J689];[.K6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0]&amp;[.C$5]" office:value-type="string" office:string-value="&quot;&quot;" calcext:value-type="string">
            <text:p>""</text:p>
          </table:table-cell>
          <table:table-cell table:formula="of:=[.D$5]&amp;[.B690]&amp;[.D$5]" office:value-type="string" office:string-value="&quot;&quot;" calcext:value-type="string">
            <text:p>""</text:p>
          </table:table-cell>
          <table:table-cell table:formula="of:=[.C$6]&amp;[.E$5]&amp;[.C690]" office:value-type="string" office:string-value="&quot;first&quot;:&quot;&quot;" calcext:value-type="string">
            <text:p>"first":""</text:p>
          </table:table-cell>
          <table:table-cell table:formula="of:=[.D$6]&amp;[.F$5]&amp;[.D690]" office:value-type="string" office:string-value="&quot;second&quot;:&quot;&quot;" calcext:value-type="string">
            <text:p>"second":""</text:p>
          </table:table-cell>
          <table:table-cell table:formula="of:=[.E690]&amp;[.G$5]&amp;[.F6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0]);&quot;&quot;;[.H$4]&amp;[.G690]&amp;[.H$5])">
            <text:p/>
          </table:table-cell>
          <table:table-cell table:formula="of:=IF([.H691]=&quot;&quot;;&quot;&quot;;&quot;,&quot;)">
            <text:p/>
          </table:table-cell>
          <table:table-cell table:formula="of:=[.J689]&amp;[.H690]&amp;[.I6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0]=&quot;&quot;;[.J690];[.K6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1]&amp;[.C$5]" office:value-type="string" office:string-value="&quot;&quot;" calcext:value-type="string">
            <text:p>""</text:p>
          </table:table-cell>
          <table:table-cell table:formula="of:=[.D$5]&amp;[.B691]&amp;[.D$5]" office:value-type="string" office:string-value="&quot;&quot;" calcext:value-type="string">
            <text:p>""</text:p>
          </table:table-cell>
          <table:table-cell table:formula="of:=[.C$6]&amp;[.E$5]&amp;[.C691]" office:value-type="string" office:string-value="&quot;first&quot;:&quot;&quot;" calcext:value-type="string">
            <text:p>"first":""</text:p>
          </table:table-cell>
          <table:table-cell table:formula="of:=[.D$6]&amp;[.F$5]&amp;[.D691]" office:value-type="string" office:string-value="&quot;second&quot;:&quot;&quot;" calcext:value-type="string">
            <text:p>"second":""</text:p>
          </table:table-cell>
          <table:table-cell table:formula="of:=[.E691]&amp;[.G$5]&amp;[.F6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1]);&quot;&quot;;[.H$4]&amp;[.G691]&amp;[.H$5])">
            <text:p/>
          </table:table-cell>
          <table:table-cell table:formula="of:=IF([.H692]=&quot;&quot;;&quot;&quot;;&quot;,&quot;)">
            <text:p/>
          </table:table-cell>
          <table:table-cell table:formula="of:=[.J690]&amp;[.H691]&amp;[.I6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1]=&quot;&quot;;[.J691];[.K6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2]&amp;[.C$5]" office:value-type="string" office:string-value="&quot;&quot;" calcext:value-type="string">
            <text:p>""</text:p>
          </table:table-cell>
          <table:table-cell table:formula="of:=[.D$5]&amp;[.B692]&amp;[.D$5]" office:value-type="string" office:string-value="&quot;&quot;" calcext:value-type="string">
            <text:p>""</text:p>
          </table:table-cell>
          <table:table-cell table:formula="of:=[.C$6]&amp;[.E$5]&amp;[.C692]" office:value-type="string" office:string-value="&quot;first&quot;:&quot;&quot;" calcext:value-type="string">
            <text:p>"first":""</text:p>
          </table:table-cell>
          <table:table-cell table:formula="of:=[.D$6]&amp;[.F$5]&amp;[.D692]" office:value-type="string" office:string-value="&quot;second&quot;:&quot;&quot;" calcext:value-type="string">
            <text:p>"second":""</text:p>
          </table:table-cell>
          <table:table-cell table:formula="of:=[.E692]&amp;[.G$5]&amp;[.F6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2]);&quot;&quot;;[.H$4]&amp;[.G692]&amp;[.H$5])">
            <text:p/>
          </table:table-cell>
          <table:table-cell table:formula="of:=IF([.H693]=&quot;&quot;;&quot;&quot;;&quot;,&quot;)">
            <text:p/>
          </table:table-cell>
          <table:table-cell table:formula="of:=[.J691]&amp;[.H692]&amp;[.I6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2]=&quot;&quot;;[.J692];[.K6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3]&amp;[.C$5]" office:value-type="string" office:string-value="&quot;&quot;" calcext:value-type="string">
            <text:p>""</text:p>
          </table:table-cell>
          <table:table-cell table:formula="of:=[.D$5]&amp;[.B693]&amp;[.D$5]" office:value-type="string" office:string-value="&quot;&quot;" calcext:value-type="string">
            <text:p>""</text:p>
          </table:table-cell>
          <table:table-cell table:formula="of:=[.C$6]&amp;[.E$5]&amp;[.C693]" office:value-type="string" office:string-value="&quot;first&quot;:&quot;&quot;" calcext:value-type="string">
            <text:p>"first":""</text:p>
          </table:table-cell>
          <table:table-cell table:formula="of:=[.D$6]&amp;[.F$5]&amp;[.D693]" office:value-type="string" office:string-value="&quot;second&quot;:&quot;&quot;" calcext:value-type="string">
            <text:p>"second":""</text:p>
          </table:table-cell>
          <table:table-cell table:formula="of:=[.E693]&amp;[.G$5]&amp;[.F6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3]);&quot;&quot;;[.H$4]&amp;[.G693]&amp;[.H$5])">
            <text:p/>
          </table:table-cell>
          <table:table-cell table:formula="of:=IF([.H694]=&quot;&quot;;&quot;&quot;;&quot;,&quot;)">
            <text:p/>
          </table:table-cell>
          <table:table-cell table:formula="of:=[.J692]&amp;[.H693]&amp;[.I6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3]=&quot;&quot;;[.J693];[.K6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4]&amp;[.C$5]" office:value-type="string" office:string-value="&quot;&quot;" calcext:value-type="string">
            <text:p>""</text:p>
          </table:table-cell>
          <table:table-cell table:formula="of:=[.D$5]&amp;[.B694]&amp;[.D$5]" office:value-type="string" office:string-value="&quot;&quot;" calcext:value-type="string">
            <text:p>""</text:p>
          </table:table-cell>
          <table:table-cell table:formula="of:=[.C$6]&amp;[.E$5]&amp;[.C694]" office:value-type="string" office:string-value="&quot;first&quot;:&quot;&quot;" calcext:value-type="string">
            <text:p>"first":""</text:p>
          </table:table-cell>
          <table:table-cell table:formula="of:=[.D$6]&amp;[.F$5]&amp;[.D694]" office:value-type="string" office:string-value="&quot;second&quot;:&quot;&quot;" calcext:value-type="string">
            <text:p>"second":""</text:p>
          </table:table-cell>
          <table:table-cell table:formula="of:=[.E694]&amp;[.G$5]&amp;[.F6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4]);&quot;&quot;;[.H$4]&amp;[.G694]&amp;[.H$5])">
            <text:p/>
          </table:table-cell>
          <table:table-cell table:formula="of:=IF([.H695]=&quot;&quot;;&quot;&quot;;&quot;,&quot;)">
            <text:p/>
          </table:table-cell>
          <table:table-cell table:formula="of:=[.J693]&amp;[.H694]&amp;[.I6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4]=&quot;&quot;;[.J694];[.K6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5]&amp;[.C$5]" office:value-type="string" office:string-value="&quot;&quot;" calcext:value-type="string">
            <text:p>""</text:p>
          </table:table-cell>
          <table:table-cell table:formula="of:=[.D$5]&amp;[.B695]&amp;[.D$5]" office:value-type="string" office:string-value="&quot;&quot;" calcext:value-type="string">
            <text:p>""</text:p>
          </table:table-cell>
          <table:table-cell table:formula="of:=[.C$6]&amp;[.E$5]&amp;[.C695]" office:value-type="string" office:string-value="&quot;first&quot;:&quot;&quot;" calcext:value-type="string">
            <text:p>"first":""</text:p>
          </table:table-cell>
          <table:table-cell table:formula="of:=[.D$6]&amp;[.F$5]&amp;[.D695]" office:value-type="string" office:string-value="&quot;second&quot;:&quot;&quot;" calcext:value-type="string">
            <text:p>"second":""</text:p>
          </table:table-cell>
          <table:table-cell table:formula="of:=[.E695]&amp;[.G$5]&amp;[.F6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5]);&quot;&quot;;[.H$4]&amp;[.G695]&amp;[.H$5])">
            <text:p/>
          </table:table-cell>
          <table:table-cell table:formula="of:=IF([.H696]=&quot;&quot;;&quot;&quot;;&quot;,&quot;)">
            <text:p/>
          </table:table-cell>
          <table:table-cell table:formula="of:=[.J694]&amp;[.H695]&amp;[.I6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5]=&quot;&quot;;[.J695];[.K6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6]&amp;[.C$5]" office:value-type="string" office:string-value="&quot;&quot;" calcext:value-type="string">
            <text:p>""</text:p>
          </table:table-cell>
          <table:table-cell table:formula="of:=[.D$5]&amp;[.B696]&amp;[.D$5]" office:value-type="string" office:string-value="&quot;&quot;" calcext:value-type="string">
            <text:p>""</text:p>
          </table:table-cell>
          <table:table-cell table:formula="of:=[.C$6]&amp;[.E$5]&amp;[.C696]" office:value-type="string" office:string-value="&quot;first&quot;:&quot;&quot;" calcext:value-type="string">
            <text:p>"first":""</text:p>
          </table:table-cell>
          <table:table-cell table:formula="of:=[.D$6]&amp;[.F$5]&amp;[.D696]" office:value-type="string" office:string-value="&quot;second&quot;:&quot;&quot;" calcext:value-type="string">
            <text:p>"second":""</text:p>
          </table:table-cell>
          <table:table-cell table:formula="of:=[.E696]&amp;[.G$5]&amp;[.F6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6]);&quot;&quot;;[.H$4]&amp;[.G696]&amp;[.H$5])">
            <text:p/>
          </table:table-cell>
          <table:table-cell table:formula="of:=IF([.H697]=&quot;&quot;;&quot;&quot;;&quot;,&quot;)">
            <text:p/>
          </table:table-cell>
          <table:table-cell table:formula="of:=[.J695]&amp;[.H696]&amp;[.I6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6]=&quot;&quot;;[.J696];[.K6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7]&amp;[.C$5]" office:value-type="string" office:string-value="&quot;&quot;" calcext:value-type="string">
            <text:p>""</text:p>
          </table:table-cell>
          <table:table-cell table:formula="of:=[.D$5]&amp;[.B697]&amp;[.D$5]" office:value-type="string" office:string-value="&quot;&quot;" calcext:value-type="string">
            <text:p>""</text:p>
          </table:table-cell>
          <table:table-cell table:formula="of:=[.C$6]&amp;[.E$5]&amp;[.C697]" office:value-type="string" office:string-value="&quot;first&quot;:&quot;&quot;" calcext:value-type="string">
            <text:p>"first":""</text:p>
          </table:table-cell>
          <table:table-cell table:formula="of:=[.D$6]&amp;[.F$5]&amp;[.D697]" office:value-type="string" office:string-value="&quot;second&quot;:&quot;&quot;" calcext:value-type="string">
            <text:p>"second":""</text:p>
          </table:table-cell>
          <table:table-cell table:formula="of:=[.E697]&amp;[.G$5]&amp;[.F6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7]);&quot;&quot;;[.H$4]&amp;[.G697]&amp;[.H$5])">
            <text:p/>
          </table:table-cell>
          <table:table-cell table:formula="of:=IF([.H698]=&quot;&quot;;&quot;&quot;;&quot;,&quot;)">
            <text:p/>
          </table:table-cell>
          <table:table-cell table:formula="of:=[.J696]&amp;[.H697]&amp;[.I6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7]=&quot;&quot;;[.J697];[.K6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8]&amp;[.C$5]" office:value-type="string" office:string-value="&quot;&quot;" calcext:value-type="string">
            <text:p>""</text:p>
          </table:table-cell>
          <table:table-cell table:formula="of:=[.D$5]&amp;[.B698]&amp;[.D$5]" office:value-type="string" office:string-value="&quot;&quot;" calcext:value-type="string">
            <text:p>""</text:p>
          </table:table-cell>
          <table:table-cell table:formula="of:=[.C$6]&amp;[.E$5]&amp;[.C698]" office:value-type="string" office:string-value="&quot;first&quot;:&quot;&quot;" calcext:value-type="string">
            <text:p>"first":""</text:p>
          </table:table-cell>
          <table:table-cell table:formula="of:=[.D$6]&amp;[.F$5]&amp;[.D698]" office:value-type="string" office:string-value="&quot;second&quot;:&quot;&quot;" calcext:value-type="string">
            <text:p>"second":""</text:p>
          </table:table-cell>
          <table:table-cell table:formula="of:=[.E698]&amp;[.G$5]&amp;[.F6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8]);&quot;&quot;;[.H$4]&amp;[.G698]&amp;[.H$5])">
            <text:p/>
          </table:table-cell>
          <table:table-cell table:formula="of:=IF([.H699]=&quot;&quot;;&quot;&quot;;&quot;,&quot;)">
            <text:p/>
          </table:table-cell>
          <table:table-cell table:formula="of:=[.J697]&amp;[.H698]&amp;[.I6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8]=&quot;&quot;;[.J698];[.K6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699]&amp;[.C$5]" office:value-type="string" office:string-value="&quot;&quot;" calcext:value-type="string">
            <text:p>""</text:p>
          </table:table-cell>
          <table:table-cell table:formula="of:=[.D$5]&amp;[.B699]&amp;[.D$5]" office:value-type="string" office:string-value="&quot;&quot;" calcext:value-type="string">
            <text:p>""</text:p>
          </table:table-cell>
          <table:table-cell table:formula="of:=[.C$6]&amp;[.E$5]&amp;[.C699]" office:value-type="string" office:string-value="&quot;first&quot;:&quot;&quot;" calcext:value-type="string">
            <text:p>"first":""</text:p>
          </table:table-cell>
          <table:table-cell table:formula="of:=[.D$6]&amp;[.F$5]&amp;[.D699]" office:value-type="string" office:string-value="&quot;second&quot;:&quot;&quot;" calcext:value-type="string">
            <text:p>"second":""</text:p>
          </table:table-cell>
          <table:table-cell table:formula="of:=[.E699]&amp;[.G$5]&amp;[.F6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699]);&quot;&quot;;[.H$4]&amp;[.G699]&amp;[.H$5])">
            <text:p/>
          </table:table-cell>
          <table:table-cell table:formula="of:=IF([.H700]=&quot;&quot;;&quot;&quot;;&quot;,&quot;)">
            <text:p/>
          </table:table-cell>
          <table:table-cell table:formula="of:=[.J698]&amp;[.H699]&amp;[.I6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699]=&quot;&quot;;[.J699];[.K7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0]&amp;[.C$5]" office:value-type="string" office:string-value="&quot;&quot;" calcext:value-type="string">
            <text:p>""</text:p>
          </table:table-cell>
          <table:table-cell table:formula="of:=[.D$5]&amp;[.B700]&amp;[.D$5]" office:value-type="string" office:string-value="&quot;&quot;" calcext:value-type="string">
            <text:p>""</text:p>
          </table:table-cell>
          <table:table-cell table:formula="of:=[.C$6]&amp;[.E$5]&amp;[.C700]" office:value-type="string" office:string-value="&quot;first&quot;:&quot;&quot;" calcext:value-type="string">
            <text:p>"first":""</text:p>
          </table:table-cell>
          <table:table-cell table:formula="of:=[.D$6]&amp;[.F$5]&amp;[.D700]" office:value-type="string" office:string-value="&quot;second&quot;:&quot;&quot;" calcext:value-type="string">
            <text:p>"second":""</text:p>
          </table:table-cell>
          <table:table-cell table:formula="of:=[.E700]&amp;[.G$5]&amp;[.F7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0]);&quot;&quot;;[.H$4]&amp;[.G700]&amp;[.H$5])">
            <text:p/>
          </table:table-cell>
          <table:table-cell table:formula="of:=IF([.H701]=&quot;&quot;;&quot;&quot;;&quot;,&quot;)">
            <text:p/>
          </table:table-cell>
          <table:table-cell table:formula="of:=[.J699]&amp;[.H700]&amp;[.I7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0]=&quot;&quot;;[.J700];[.K7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1]&amp;[.C$5]" office:value-type="string" office:string-value="&quot;&quot;" calcext:value-type="string">
            <text:p>""</text:p>
          </table:table-cell>
          <table:table-cell table:formula="of:=[.D$5]&amp;[.B701]&amp;[.D$5]" office:value-type="string" office:string-value="&quot;&quot;" calcext:value-type="string">
            <text:p>""</text:p>
          </table:table-cell>
          <table:table-cell table:formula="of:=[.C$6]&amp;[.E$5]&amp;[.C701]" office:value-type="string" office:string-value="&quot;first&quot;:&quot;&quot;" calcext:value-type="string">
            <text:p>"first":""</text:p>
          </table:table-cell>
          <table:table-cell table:formula="of:=[.D$6]&amp;[.F$5]&amp;[.D701]" office:value-type="string" office:string-value="&quot;second&quot;:&quot;&quot;" calcext:value-type="string">
            <text:p>"second":""</text:p>
          </table:table-cell>
          <table:table-cell table:formula="of:=[.E701]&amp;[.G$5]&amp;[.F7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1]);&quot;&quot;;[.H$4]&amp;[.G701]&amp;[.H$5])">
            <text:p/>
          </table:table-cell>
          <table:table-cell table:formula="of:=IF([.H702]=&quot;&quot;;&quot;&quot;;&quot;,&quot;)">
            <text:p/>
          </table:table-cell>
          <table:table-cell table:formula="of:=[.J700]&amp;[.H701]&amp;[.I7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1]=&quot;&quot;;[.J701];[.K7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2]&amp;[.C$5]" office:value-type="string" office:string-value="&quot;&quot;" calcext:value-type="string">
            <text:p>""</text:p>
          </table:table-cell>
          <table:table-cell table:formula="of:=[.D$5]&amp;[.B702]&amp;[.D$5]" office:value-type="string" office:string-value="&quot;&quot;" calcext:value-type="string">
            <text:p>""</text:p>
          </table:table-cell>
          <table:table-cell table:formula="of:=[.C$6]&amp;[.E$5]&amp;[.C702]" office:value-type="string" office:string-value="&quot;first&quot;:&quot;&quot;" calcext:value-type="string">
            <text:p>"first":""</text:p>
          </table:table-cell>
          <table:table-cell table:formula="of:=[.D$6]&amp;[.F$5]&amp;[.D702]" office:value-type="string" office:string-value="&quot;second&quot;:&quot;&quot;" calcext:value-type="string">
            <text:p>"second":""</text:p>
          </table:table-cell>
          <table:table-cell table:formula="of:=[.E702]&amp;[.G$5]&amp;[.F7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2]);&quot;&quot;;[.H$4]&amp;[.G702]&amp;[.H$5])">
            <text:p/>
          </table:table-cell>
          <table:table-cell table:formula="of:=IF([.H703]=&quot;&quot;;&quot;&quot;;&quot;,&quot;)">
            <text:p/>
          </table:table-cell>
          <table:table-cell table:formula="of:=[.J701]&amp;[.H702]&amp;[.I7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2]=&quot;&quot;;[.J702];[.K7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3]&amp;[.C$5]" office:value-type="string" office:string-value="&quot;&quot;" calcext:value-type="string">
            <text:p>""</text:p>
          </table:table-cell>
          <table:table-cell table:formula="of:=[.D$5]&amp;[.B703]&amp;[.D$5]" office:value-type="string" office:string-value="&quot;&quot;" calcext:value-type="string">
            <text:p>""</text:p>
          </table:table-cell>
          <table:table-cell table:formula="of:=[.C$6]&amp;[.E$5]&amp;[.C703]" office:value-type="string" office:string-value="&quot;first&quot;:&quot;&quot;" calcext:value-type="string">
            <text:p>"first":""</text:p>
          </table:table-cell>
          <table:table-cell table:formula="of:=[.D$6]&amp;[.F$5]&amp;[.D703]" office:value-type="string" office:string-value="&quot;second&quot;:&quot;&quot;" calcext:value-type="string">
            <text:p>"second":""</text:p>
          </table:table-cell>
          <table:table-cell table:formula="of:=[.E703]&amp;[.G$5]&amp;[.F7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3]);&quot;&quot;;[.H$4]&amp;[.G703]&amp;[.H$5])">
            <text:p/>
          </table:table-cell>
          <table:table-cell table:formula="of:=IF([.H704]=&quot;&quot;;&quot;&quot;;&quot;,&quot;)">
            <text:p/>
          </table:table-cell>
          <table:table-cell table:formula="of:=[.J702]&amp;[.H703]&amp;[.I7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3]=&quot;&quot;;[.J703];[.K7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4]&amp;[.C$5]" office:value-type="string" office:string-value="&quot;&quot;" calcext:value-type="string">
            <text:p>""</text:p>
          </table:table-cell>
          <table:table-cell table:formula="of:=[.D$5]&amp;[.B704]&amp;[.D$5]" office:value-type="string" office:string-value="&quot;&quot;" calcext:value-type="string">
            <text:p>""</text:p>
          </table:table-cell>
          <table:table-cell table:formula="of:=[.C$6]&amp;[.E$5]&amp;[.C704]" office:value-type="string" office:string-value="&quot;first&quot;:&quot;&quot;" calcext:value-type="string">
            <text:p>"first":""</text:p>
          </table:table-cell>
          <table:table-cell table:formula="of:=[.D$6]&amp;[.F$5]&amp;[.D704]" office:value-type="string" office:string-value="&quot;second&quot;:&quot;&quot;" calcext:value-type="string">
            <text:p>"second":""</text:p>
          </table:table-cell>
          <table:table-cell table:formula="of:=[.E704]&amp;[.G$5]&amp;[.F7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4]);&quot;&quot;;[.H$4]&amp;[.G704]&amp;[.H$5])">
            <text:p/>
          </table:table-cell>
          <table:table-cell table:formula="of:=IF([.H705]=&quot;&quot;;&quot;&quot;;&quot;,&quot;)">
            <text:p/>
          </table:table-cell>
          <table:table-cell table:formula="of:=[.J703]&amp;[.H704]&amp;[.I7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4]=&quot;&quot;;[.J704];[.K7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5]&amp;[.C$5]" office:value-type="string" office:string-value="&quot;&quot;" calcext:value-type="string">
            <text:p>""</text:p>
          </table:table-cell>
          <table:table-cell table:formula="of:=[.D$5]&amp;[.B705]&amp;[.D$5]" office:value-type="string" office:string-value="&quot;&quot;" calcext:value-type="string">
            <text:p>""</text:p>
          </table:table-cell>
          <table:table-cell table:formula="of:=[.C$6]&amp;[.E$5]&amp;[.C705]" office:value-type="string" office:string-value="&quot;first&quot;:&quot;&quot;" calcext:value-type="string">
            <text:p>"first":""</text:p>
          </table:table-cell>
          <table:table-cell table:formula="of:=[.D$6]&amp;[.F$5]&amp;[.D705]" office:value-type="string" office:string-value="&quot;second&quot;:&quot;&quot;" calcext:value-type="string">
            <text:p>"second":""</text:p>
          </table:table-cell>
          <table:table-cell table:formula="of:=[.E705]&amp;[.G$5]&amp;[.F7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5]);&quot;&quot;;[.H$4]&amp;[.G705]&amp;[.H$5])">
            <text:p/>
          </table:table-cell>
          <table:table-cell table:formula="of:=IF([.H706]=&quot;&quot;;&quot;&quot;;&quot;,&quot;)">
            <text:p/>
          </table:table-cell>
          <table:table-cell table:formula="of:=[.J704]&amp;[.H705]&amp;[.I7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5]=&quot;&quot;;[.J705];[.K7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6]&amp;[.C$5]" office:value-type="string" office:string-value="&quot;&quot;" calcext:value-type="string">
            <text:p>""</text:p>
          </table:table-cell>
          <table:table-cell table:formula="of:=[.D$5]&amp;[.B706]&amp;[.D$5]" office:value-type="string" office:string-value="&quot;&quot;" calcext:value-type="string">
            <text:p>""</text:p>
          </table:table-cell>
          <table:table-cell table:formula="of:=[.C$6]&amp;[.E$5]&amp;[.C706]" office:value-type="string" office:string-value="&quot;first&quot;:&quot;&quot;" calcext:value-type="string">
            <text:p>"first":""</text:p>
          </table:table-cell>
          <table:table-cell table:formula="of:=[.D$6]&amp;[.F$5]&amp;[.D706]" office:value-type="string" office:string-value="&quot;second&quot;:&quot;&quot;" calcext:value-type="string">
            <text:p>"second":""</text:p>
          </table:table-cell>
          <table:table-cell table:formula="of:=[.E706]&amp;[.G$5]&amp;[.F7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6]);&quot;&quot;;[.H$4]&amp;[.G706]&amp;[.H$5])">
            <text:p/>
          </table:table-cell>
          <table:table-cell table:formula="of:=IF([.H707]=&quot;&quot;;&quot;&quot;;&quot;,&quot;)">
            <text:p/>
          </table:table-cell>
          <table:table-cell table:formula="of:=[.J705]&amp;[.H706]&amp;[.I7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6]=&quot;&quot;;[.J706];[.K7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7]&amp;[.C$5]" office:value-type="string" office:string-value="&quot;&quot;" calcext:value-type="string">
            <text:p>""</text:p>
          </table:table-cell>
          <table:table-cell table:formula="of:=[.D$5]&amp;[.B707]&amp;[.D$5]" office:value-type="string" office:string-value="&quot;&quot;" calcext:value-type="string">
            <text:p>""</text:p>
          </table:table-cell>
          <table:table-cell table:formula="of:=[.C$6]&amp;[.E$5]&amp;[.C707]" office:value-type="string" office:string-value="&quot;first&quot;:&quot;&quot;" calcext:value-type="string">
            <text:p>"first":""</text:p>
          </table:table-cell>
          <table:table-cell table:formula="of:=[.D$6]&amp;[.F$5]&amp;[.D707]" office:value-type="string" office:string-value="&quot;second&quot;:&quot;&quot;" calcext:value-type="string">
            <text:p>"second":""</text:p>
          </table:table-cell>
          <table:table-cell table:formula="of:=[.E707]&amp;[.G$5]&amp;[.F7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7]);&quot;&quot;;[.H$4]&amp;[.G707]&amp;[.H$5])">
            <text:p/>
          </table:table-cell>
          <table:table-cell table:formula="of:=IF([.H708]=&quot;&quot;;&quot;&quot;;&quot;,&quot;)">
            <text:p/>
          </table:table-cell>
          <table:table-cell table:formula="of:=[.J706]&amp;[.H707]&amp;[.I7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7]=&quot;&quot;;[.J707];[.K7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8]&amp;[.C$5]" office:value-type="string" office:string-value="&quot;&quot;" calcext:value-type="string">
            <text:p>""</text:p>
          </table:table-cell>
          <table:table-cell table:formula="of:=[.D$5]&amp;[.B708]&amp;[.D$5]" office:value-type="string" office:string-value="&quot;&quot;" calcext:value-type="string">
            <text:p>""</text:p>
          </table:table-cell>
          <table:table-cell table:formula="of:=[.C$6]&amp;[.E$5]&amp;[.C708]" office:value-type="string" office:string-value="&quot;first&quot;:&quot;&quot;" calcext:value-type="string">
            <text:p>"first":""</text:p>
          </table:table-cell>
          <table:table-cell table:formula="of:=[.D$6]&amp;[.F$5]&amp;[.D708]" office:value-type="string" office:string-value="&quot;second&quot;:&quot;&quot;" calcext:value-type="string">
            <text:p>"second":""</text:p>
          </table:table-cell>
          <table:table-cell table:formula="of:=[.E708]&amp;[.G$5]&amp;[.F7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8]);&quot;&quot;;[.H$4]&amp;[.G708]&amp;[.H$5])">
            <text:p/>
          </table:table-cell>
          <table:table-cell table:formula="of:=IF([.H709]=&quot;&quot;;&quot;&quot;;&quot;,&quot;)">
            <text:p/>
          </table:table-cell>
          <table:table-cell table:formula="of:=[.J707]&amp;[.H708]&amp;[.I7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8]=&quot;&quot;;[.J708];[.K7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09]&amp;[.C$5]" office:value-type="string" office:string-value="&quot;&quot;" calcext:value-type="string">
            <text:p>""</text:p>
          </table:table-cell>
          <table:table-cell table:formula="of:=[.D$5]&amp;[.B709]&amp;[.D$5]" office:value-type="string" office:string-value="&quot;&quot;" calcext:value-type="string">
            <text:p>""</text:p>
          </table:table-cell>
          <table:table-cell table:formula="of:=[.C$6]&amp;[.E$5]&amp;[.C709]" office:value-type="string" office:string-value="&quot;first&quot;:&quot;&quot;" calcext:value-type="string">
            <text:p>"first":""</text:p>
          </table:table-cell>
          <table:table-cell table:formula="of:=[.D$6]&amp;[.F$5]&amp;[.D709]" office:value-type="string" office:string-value="&quot;second&quot;:&quot;&quot;" calcext:value-type="string">
            <text:p>"second":""</text:p>
          </table:table-cell>
          <table:table-cell table:formula="of:=[.E709]&amp;[.G$5]&amp;[.F7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09]);&quot;&quot;;[.H$4]&amp;[.G709]&amp;[.H$5])">
            <text:p/>
          </table:table-cell>
          <table:table-cell table:formula="of:=IF([.H710]=&quot;&quot;;&quot;&quot;;&quot;,&quot;)">
            <text:p/>
          </table:table-cell>
          <table:table-cell table:formula="of:=[.J708]&amp;[.H709]&amp;[.I7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09]=&quot;&quot;;[.J709];[.K7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0]&amp;[.C$5]" office:value-type="string" office:string-value="&quot;&quot;" calcext:value-type="string">
            <text:p>""</text:p>
          </table:table-cell>
          <table:table-cell table:formula="of:=[.D$5]&amp;[.B710]&amp;[.D$5]" office:value-type="string" office:string-value="&quot;&quot;" calcext:value-type="string">
            <text:p>""</text:p>
          </table:table-cell>
          <table:table-cell table:formula="of:=[.C$6]&amp;[.E$5]&amp;[.C710]" office:value-type="string" office:string-value="&quot;first&quot;:&quot;&quot;" calcext:value-type="string">
            <text:p>"first":""</text:p>
          </table:table-cell>
          <table:table-cell table:formula="of:=[.D$6]&amp;[.F$5]&amp;[.D710]" office:value-type="string" office:string-value="&quot;second&quot;:&quot;&quot;" calcext:value-type="string">
            <text:p>"second":""</text:p>
          </table:table-cell>
          <table:table-cell table:formula="of:=[.E710]&amp;[.G$5]&amp;[.F7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0]);&quot;&quot;;[.H$4]&amp;[.G710]&amp;[.H$5])">
            <text:p/>
          </table:table-cell>
          <table:table-cell table:formula="of:=IF([.H711]=&quot;&quot;;&quot;&quot;;&quot;,&quot;)">
            <text:p/>
          </table:table-cell>
          <table:table-cell table:formula="of:=[.J709]&amp;[.H710]&amp;[.I7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0]=&quot;&quot;;[.J710];[.K7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1]&amp;[.C$5]" office:value-type="string" office:string-value="&quot;&quot;" calcext:value-type="string">
            <text:p>""</text:p>
          </table:table-cell>
          <table:table-cell table:formula="of:=[.D$5]&amp;[.B711]&amp;[.D$5]" office:value-type="string" office:string-value="&quot;&quot;" calcext:value-type="string">
            <text:p>""</text:p>
          </table:table-cell>
          <table:table-cell table:formula="of:=[.C$6]&amp;[.E$5]&amp;[.C711]" office:value-type="string" office:string-value="&quot;first&quot;:&quot;&quot;" calcext:value-type="string">
            <text:p>"first":""</text:p>
          </table:table-cell>
          <table:table-cell table:formula="of:=[.D$6]&amp;[.F$5]&amp;[.D711]" office:value-type="string" office:string-value="&quot;second&quot;:&quot;&quot;" calcext:value-type="string">
            <text:p>"second":""</text:p>
          </table:table-cell>
          <table:table-cell table:formula="of:=[.E711]&amp;[.G$5]&amp;[.F7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1]);&quot;&quot;;[.H$4]&amp;[.G711]&amp;[.H$5])">
            <text:p/>
          </table:table-cell>
          <table:table-cell table:formula="of:=IF([.H712]=&quot;&quot;;&quot;&quot;;&quot;,&quot;)">
            <text:p/>
          </table:table-cell>
          <table:table-cell table:formula="of:=[.J710]&amp;[.H711]&amp;[.I7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1]=&quot;&quot;;[.J711];[.K7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2]&amp;[.C$5]" office:value-type="string" office:string-value="&quot;&quot;" calcext:value-type="string">
            <text:p>""</text:p>
          </table:table-cell>
          <table:table-cell table:formula="of:=[.D$5]&amp;[.B712]&amp;[.D$5]" office:value-type="string" office:string-value="&quot;&quot;" calcext:value-type="string">
            <text:p>""</text:p>
          </table:table-cell>
          <table:table-cell table:formula="of:=[.C$6]&amp;[.E$5]&amp;[.C712]" office:value-type="string" office:string-value="&quot;first&quot;:&quot;&quot;" calcext:value-type="string">
            <text:p>"first":""</text:p>
          </table:table-cell>
          <table:table-cell table:formula="of:=[.D$6]&amp;[.F$5]&amp;[.D712]" office:value-type="string" office:string-value="&quot;second&quot;:&quot;&quot;" calcext:value-type="string">
            <text:p>"second":""</text:p>
          </table:table-cell>
          <table:table-cell table:formula="of:=[.E712]&amp;[.G$5]&amp;[.F7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2]);&quot;&quot;;[.H$4]&amp;[.G712]&amp;[.H$5])">
            <text:p/>
          </table:table-cell>
          <table:table-cell table:formula="of:=IF([.H713]=&quot;&quot;;&quot;&quot;;&quot;,&quot;)">
            <text:p/>
          </table:table-cell>
          <table:table-cell table:formula="of:=[.J711]&amp;[.H712]&amp;[.I7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2]=&quot;&quot;;[.J712];[.K7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3]&amp;[.C$5]" office:value-type="string" office:string-value="&quot;&quot;" calcext:value-type="string">
            <text:p>""</text:p>
          </table:table-cell>
          <table:table-cell table:formula="of:=[.D$5]&amp;[.B713]&amp;[.D$5]" office:value-type="string" office:string-value="&quot;&quot;" calcext:value-type="string">
            <text:p>""</text:p>
          </table:table-cell>
          <table:table-cell table:formula="of:=[.C$6]&amp;[.E$5]&amp;[.C713]" office:value-type="string" office:string-value="&quot;first&quot;:&quot;&quot;" calcext:value-type="string">
            <text:p>"first":""</text:p>
          </table:table-cell>
          <table:table-cell table:formula="of:=[.D$6]&amp;[.F$5]&amp;[.D713]" office:value-type="string" office:string-value="&quot;second&quot;:&quot;&quot;" calcext:value-type="string">
            <text:p>"second":""</text:p>
          </table:table-cell>
          <table:table-cell table:formula="of:=[.E713]&amp;[.G$5]&amp;[.F7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3]);&quot;&quot;;[.H$4]&amp;[.G713]&amp;[.H$5])">
            <text:p/>
          </table:table-cell>
          <table:table-cell table:formula="of:=IF([.H714]=&quot;&quot;;&quot;&quot;;&quot;,&quot;)">
            <text:p/>
          </table:table-cell>
          <table:table-cell table:formula="of:=[.J712]&amp;[.H713]&amp;[.I7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3]=&quot;&quot;;[.J713];[.K7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4]&amp;[.C$5]" office:value-type="string" office:string-value="&quot;&quot;" calcext:value-type="string">
            <text:p>""</text:p>
          </table:table-cell>
          <table:table-cell table:formula="of:=[.D$5]&amp;[.B714]&amp;[.D$5]" office:value-type="string" office:string-value="&quot;&quot;" calcext:value-type="string">
            <text:p>""</text:p>
          </table:table-cell>
          <table:table-cell table:formula="of:=[.C$6]&amp;[.E$5]&amp;[.C714]" office:value-type="string" office:string-value="&quot;first&quot;:&quot;&quot;" calcext:value-type="string">
            <text:p>"first":""</text:p>
          </table:table-cell>
          <table:table-cell table:formula="of:=[.D$6]&amp;[.F$5]&amp;[.D714]" office:value-type="string" office:string-value="&quot;second&quot;:&quot;&quot;" calcext:value-type="string">
            <text:p>"second":""</text:p>
          </table:table-cell>
          <table:table-cell table:formula="of:=[.E714]&amp;[.G$5]&amp;[.F7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4]);&quot;&quot;;[.H$4]&amp;[.G714]&amp;[.H$5])">
            <text:p/>
          </table:table-cell>
          <table:table-cell table:formula="of:=IF([.H715]=&quot;&quot;;&quot;&quot;;&quot;,&quot;)">
            <text:p/>
          </table:table-cell>
          <table:table-cell table:formula="of:=[.J713]&amp;[.H714]&amp;[.I7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4]=&quot;&quot;;[.J714];[.K7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5]&amp;[.C$5]" office:value-type="string" office:string-value="&quot;&quot;" calcext:value-type="string">
            <text:p>""</text:p>
          </table:table-cell>
          <table:table-cell table:formula="of:=[.D$5]&amp;[.B715]&amp;[.D$5]" office:value-type="string" office:string-value="&quot;&quot;" calcext:value-type="string">
            <text:p>""</text:p>
          </table:table-cell>
          <table:table-cell table:formula="of:=[.C$6]&amp;[.E$5]&amp;[.C715]" office:value-type="string" office:string-value="&quot;first&quot;:&quot;&quot;" calcext:value-type="string">
            <text:p>"first":""</text:p>
          </table:table-cell>
          <table:table-cell table:formula="of:=[.D$6]&amp;[.F$5]&amp;[.D715]" office:value-type="string" office:string-value="&quot;second&quot;:&quot;&quot;" calcext:value-type="string">
            <text:p>"second":""</text:p>
          </table:table-cell>
          <table:table-cell table:formula="of:=[.E715]&amp;[.G$5]&amp;[.F7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5]);&quot;&quot;;[.H$4]&amp;[.G715]&amp;[.H$5])">
            <text:p/>
          </table:table-cell>
          <table:table-cell table:formula="of:=IF([.H716]=&quot;&quot;;&quot;&quot;;&quot;,&quot;)">
            <text:p/>
          </table:table-cell>
          <table:table-cell table:formula="of:=[.J714]&amp;[.H715]&amp;[.I7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5]=&quot;&quot;;[.J715];[.K7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6]&amp;[.C$5]" office:value-type="string" office:string-value="&quot;&quot;" calcext:value-type="string">
            <text:p>""</text:p>
          </table:table-cell>
          <table:table-cell table:formula="of:=[.D$5]&amp;[.B716]&amp;[.D$5]" office:value-type="string" office:string-value="&quot;&quot;" calcext:value-type="string">
            <text:p>""</text:p>
          </table:table-cell>
          <table:table-cell table:formula="of:=[.C$6]&amp;[.E$5]&amp;[.C716]" office:value-type="string" office:string-value="&quot;first&quot;:&quot;&quot;" calcext:value-type="string">
            <text:p>"first":""</text:p>
          </table:table-cell>
          <table:table-cell table:formula="of:=[.D$6]&amp;[.F$5]&amp;[.D716]" office:value-type="string" office:string-value="&quot;second&quot;:&quot;&quot;" calcext:value-type="string">
            <text:p>"second":""</text:p>
          </table:table-cell>
          <table:table-cell table:formula="of:=[.E716]&amp;[.G$5]&amp;[.F7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6]);&quot;&quot;;[.H$4]&amp;[.G716]&amp;[.H$5])">
            <text:p/>
          </table:table-cell>
          <table:table-cell table:formula="of:=IF([.H717]=&quot;&quot;;&quot;&quot;;&quot;,&quot;)">
            <text:p/>
          </table:table-cell>
          <table:table-cell table:formula="of:=[.J715]&amp;[.H716]&amp;[.I7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6]=&quot;&quot;;[.J716];[.K7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7]&amp;[.C$5]" office:value-type="string" office:string-value="&quot;&quot;" calcext:value-type="string">
            <text:p>""</text:p>
          </table:table-cell>
          <table:table-cell table:formula="of:=[.D$5]&amp;[.B717]&amp;[.D$5]" office:value-type="string" office:string-value="&quot;&quot;" calcext:value-type="string">
            <text:p>""</text:p>
          </table:table-cell>
          <table:table-cell table:formula="of:=[.C$6]&amp;[.E$5]&amp;[.C717]" office:value-type="string" office:string-value="&quot;first&quot;:&quot;&quot;" calcext:value-type="string">
            <text:p>"first":""</text:p>
          </table:table-cell>
          <table:table-cell table:formula="of:=[.D$6]&amp;[.F$5]&amp;[.D717]" office:value-type="string" office:string-value="&quot;second&quot;:&quot;&quot;" calcext:value-type="string">
            <text:p>"second":""</text:p>
          </table:table-cell>
          <table:table-cell table:formula="of:=[.E717]&amp;[.G$5]&amp;[.F7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7]);&quot;&quot;;[.H$4]&amp;[.G717]&amp;[.H$5])">
            <text:p/>
          </table:table-cell>
          <table:table-cell table:formula="of:=IF([.H718]=&quot;&quot;;&quot;&quot;;&quot;,&quot;)">
            <text:p/>
          </table:table-cell>
          <table:table-cell table:formula="of:=[.J716]&amp;[.H717]&amp;[.I7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7]=&quot;&quot;;[.J717];[.K7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8]&amp;[.C$5]" office:value-type="string" office:string-value="&quot;&quot;" calcext:value-type="string">
            <text:p>""</text:p>
          </table:table-cell>
          <table:table-cell table:formula="of:=[.D$5]&amp;[.B718]&amp;[.D$5]" office:value-type="string" office:string-value="&quot;&quot;" calcext:value-type="string">
            <text:p>""</text:p>
          </table:table-cell>
          <table:table-cell table:formula="of:=[.C$6]&amp;[.E$5]&amp;[.C718]" office:value-type="string" office:string-value="&quot;first&quot;:&quot;&quot;" calcext:value-type="string">
            <text:p>"first":""</text:p>
          </table:table-cell>
          <table:table-cell table:formula="of:=[.D$6]&amp;[.F$5]&amp;[.D718]" office:value-type="string" office:string-value="&quot;second&quot;:&quot;&quot;" calcext:value-type="string">
            <text:p>"second":""</text:p>
          </table:table-cell>
          <table:table-cell table:formula="of:=[.E718]&amp;[.G$5]&amp;[.F7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8]);&quot;&quot;;[.H$4]&amp;[.G718]&amp;[.H$5])">
            <text:p/>
          </table:table-cell>
          <table:table-cell table:formula="of:=IF([.H719]=&quot;&quot;;&quot;&quot;;&quot;,&quot;)">
            <text:p/>
          </table:table-cell>
          <table:table-cell table:formula="of:=[.J717]&amp;[.H718]&amp;[.I7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8]=&quot;&quot;;[.J718];[.K7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19]&amp;[.C$5]" office:value-type="string" office:string-value="&quot;&quot;" calcext:value-type="string">
            <text:p>""</text:p>
          </table:table-cell>
          <table:table-cell table:formula="of:=[.D$5]&amp;[.B719]&amp;[.D$5]" office:value-type="string" office:string-value="&quot;&quot;" calcext:value-type="string">
            <text:p>""</text:p>
          </table:table-cell>
          <table:table-cell table:formula="of:=[.C$6]&amp;[.E$5]&amp;[.C719]" office:value-type="string" office:string-value="&quot;first&quot;:&quot;&quot;" calcext:value-type="string">
            <text:p>"first":""</text:p>
          </table:table-cell>
          <table:table-cell table:formula="of:=[.D$6]&amp;[.F$5]&amp;[.D719]" office:value-type="string" office:string-value="&quot;second&quot;:&quot;&quot;" calcext:value-type="string">
            <text:p>"second":""</text:p>
          </table:table-cell>
          <table:table-cell table:formula="of:=[.E719]&amp;[.G$5]&amp;[.F7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19]);&quot;&quot;;[.H$4]&amp;[.G719]&amp;[.H$5])">
            <text:p/>
          </table:table-cell>
          <table:table-cell table:formula="of:=IF([.H720]=&quot;&quot;;&quot;&quot;;&quot;,&quot;)">
            <text:p/>
          </table:table-cell>
          <table:table-cell table:formula="of:=[.J718]&amp;[.H719]&amp;[.I7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19]=&quot;&quot;;[.J719];[.K7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0]&amp;[.C$5]" office:value-type="string" office:string-value="&quot;&quot;" calcext:value-type="string">
            <text:p>""</text:p>
          </table:table-cell>
          <table:table-cell table:formula="of:=[.D$5]&amp;[.B720]&amp;[.D$5]" office:value-type="string" office:string-value="&quot;&quot;" calcext:value-type="string">
            <text:p>""</text:p>
          </table:table-cell>
          <table:table-cell table:formula="of:=[.C$6]&amp;[.E$5]&amp;[.C720]" office:value-type="string" office:string-value="&quot;first&quot;:&quot;&quot;" calcext:value-type="string">
            <text:p>"first":""</text:p>
          </table:table-cell>
          <table:table-cell table:formula="of:=[.D$6]&amp;[.F$5]&amp;[.D720]" office:value-type="string" office:string-value="&quot;second&quot;:&quot;&quot;" calcext:value-type="string">
            <text:p>"second":""</text:p>
          </table:table-cell>
          <table:table-cell table:formula="of:=[.E720]&amp;[.G$5]&amp;[.F7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0]);&quot;&quot;;[.H$4]&amp;[.G720]&amp;[.H$5])">
            <text:p/>
          </table:table-cell>
          <table:table-cell table:formula="of:=IF([.H721]=&quot;&quot;;&quot;&quot;;&quot;,&quot;)">
            <text:p/>
          </table:table-cell>
          <table:table-cell table:formula="of:=[.J719]&amp;[.H720]&amp;[.I7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0]=&quot;&quot;;[.J720];[.K7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1]&amp;[.C$5]" office:value-type="string" office:string-value="&quot;&quot;" calcext:value-type="string">
            <text:p>""</text:p>
          </table:table-cell>
          <table:table-cell table:formula="of:=[.D$5]&amp;[.B721]&amp;[.D$5]" office:value-type="string" office:string-value="&quot;&quot;" calcext:value-type="string">
            <text:p>""</text:p>
          </table:table-cell>
          <table:table-cell table:formula="of:=[.C$6]&amp;[.E$5]&amp;[.C721]" office:value-type="string" office:string-value="&quot;first&quot;:&quot;&quot;" calcext:value-type="string">
            <text:p>"first":""</text:p>
          </table:table-cell>
          <table:table-cell table:formula="of:=[.D$6]&amp;[.F$5]&amp;[.D721]" office:value-type="string" office:string-value="&quot;second&quot;:&quot;&quot;" calcext:value-type="string">
            <text:p>"second":""</text:p>
          </table:table-cell>
          <table:table-cell table:formula="of:=[.E721]&amp;[.G$5]&amp;[.F7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1]);&quot;&quot;;[.H$4]&amp;[.G721]&amp;[.H$5])">
            <text:p/>
          </table:table-cell>
          <table:table-cell table:formula="of:=IF([.H722]=&quot;&quot;;&quot;&quot;;&quot;,&quot;)">
            <text:p/>
          </table:table-cell>
          <table:table-cell table:formula="of:=[.J720]&amp;[.H721]&amp;[.I7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1]=&quot;&quot;;[.J721];[.K7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2]&amp;[.C$5]" office:value-type="string" office:string-value="&quot;&quot;" calcext:value-type="string">
            <text:p>""</text:p>
          </table:table-cell>
          <table:table-cell table:formula="of:=[.D$5]&amp;[.B722]&amp;[.D$5]" office:value-type="string" office:string-value="&quot;&quot;" calcext:value-type="string">
            <text:p>""</text:p>
          </table:table-cell>
          <table:table-cell table:formula="of:=[.C$6]&amp;[.E$5]&amp;[.C722]" office:value-type="string" office:string-value="&quot;first&quot;:&quot;&quot;" calcext:value-type="string">
            <text:p>"first":""</text:p>
          </table:table-cell>
          <table:table-cell table:formula="of:=[.D$6]&amp;[.F$5]&amp;[.D722]" office:value-type="string" office:string-value="&quot;second&quot;:&quot;&quot;" calcext:value-type="string">
            <text:p>"second":""</text:p>
          </table:table-cell>
          <table:table-cell table:formula="of:=[.E722]&amp;[.G$5]&amp;[.F7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2]);&quot;&quot;;[.H$4]&amp;[.G722]&amp;[.H$5])">
            <text:p/>
          </table:table-cell>
          <table:table-cell table:formula="of:=IF([.H723]=&quot;&quot;;&quot;&quot;;&quot;,&quot;)">
            <text:p/>
          </table:table-cell>
          <table:table-cell table:formula="of:=[.J721]&amp;[.H722]&amp;[.I7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2]=&quot;&quot;;[.J722];[.K7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3]&amp;[.C$5]" office:value-type="string" office:string-value="&quot;&quot;" calcext:value-type="string">
            <text:p>""</text:p>
          </table:table-cell>
          <table:table-cell table:formula="of:=[.D$5]&amp;[.B723]&amp;[.D$5]" office:value-type="string" office:string-value="&quot;&quot;" calcext:value-type="string">
            <text:p>""</text:p>
          </table:table-cell>
          <table:table-cell table:formula="of:=[.C$6]&amp;[.E$5]&amp;[.C723]" office:value-type="string" office:string-value="&quot;first&quot;:&quot;&quot;" calcext:value-type="string">
            <text:p>"first":""</text:p>
          </table:table-cell>
          <table:table-cell table:formula="of:=[.D$6]&amp;[.F$5]&amp;[.D723]" office:value-type="string" office:string-value="&quot;second&quot;:&quot;&quot;" calcext:value-type="string">
            <text:p>"second":""</text:p>
          </table:table-cell>
          <table:table-cell table:formula="of:=[.E723]&amp;[.G$5]&amp;[.F7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3]);&quot;&quot;;[.H$4]&amp;[.G723]&amp;[.H$5])">
            <text:p/>
          </table:table-cell>
          <table:table-cell table:formula="of:=IF([.H724]=&quot;&quot;;&quot;&quot;;&quot;,&quot;)">
            <text:p/>
          </table:table-cell>
          <table:table-cell table:formula="of:=[.J722]&amp;[.H723]&amp;[.I7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3]=&quot;&quot;;[.J723];[.K7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4]&amp;[.C$5]" office:value-type="string" office:string-value="&quot;&quot;" calcext:value-type="string">
            <text:p>""</text:p>
          </table:table-cell>
          <table:table-cell table:formula="of:=[.D$5]&amp;[.B724]&amp;[.D$5]" office:value-type="string" office:string-value="&quot;&quot;" calcext:value-type="string">
            <text:p>""</text:p>
          </table:table-cell>
          <table:table-cell table:formula="of:=[.C$6]&amp;[.E$5]&amp;[.C724]" office:value-type="string" office:string-value="&quot;first&quot;:&quot;&quot;" calcext:value-type="string">
            <text:p>"first":""</text:p>
          </table:table-cell>
          <table:table-cell table:formula="of:=[.D$6]&amp;[.F$5]&amp;[.D724]" office:value-type="string" office:string-value="&quot;second&quot;:&quot;&quot;" calcext:value-type="string">
            <text:p>"second":""</text:p>
          </table:table-cell>
          <table:table-cell table:formula="of:=[.E724]&amp;[.G$5]&amp;[.F7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4]);&quot;&quot;;[.H$4]&amp;[.G724]&amp;[.H$5])">
            <text:p/>
          </table:table-cell>
          <table:table-cell table:formula="of:=IF([.H725]=&quot;&quot;;&quot;&quot;;&quot;,&quot;)">
            <text:p/>
          </table:table-cell>
          <table:table-cell table:formula="of:=[.J723]&amp;[.H724]&amp;[.I7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4]=&quot;&quot;;[.J724];[.K7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5]&amp;[.C$5]" office:value-type="string" office:string-value="&quot;&quot;" calcext:value-type="string">
            <text:p>""</text:p>
          </table:table-cell>
          <table:table-cell table:formula="of:=[.D$5]&amp;[.B725]&amp;[.D$5]" office:value-type="string" office:string-value="&quot;&quot;" calcext:value-type="string">
            <text:p>""</text:p>
          </table:table-cell>
          <table:table-cell table:formula="of:=[.C$6]&amp;[.E$5]&amp;[.C725]" office:value-type="string" office:string-value="&quot;first&quot;:&quot;&quot;" calcext:value-type="string">
            <text:p>"first":""</text:p>
          </table:table-cell>
          <table:table-cell table:formula="of:=[.D$6]&amp;[.F$5]&amp;[.D725]" office:value-type="string" office:string-value="&quot;second&quot;:&quot;&quot;" calcext:value-type="string">
            <text:p>"second":""</text:p>
          </table:table-cell>
          <table:table-cell table:formula="of:=[.E725]&amp;[.G$5]&amp;[.F7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5]);&quot;&quot;;[.H$4]&amp;[.G725]&amp;[.H$5])">
            <text:p/>
          </table:table-cell>
          <table:table-cell table:formula="of:=IF([.H726]=&quot;&quot;;&quot;&quot;;&quot;,&quot;)">
            <text:p/>
          </table:table-cell>
          <table:table-cell table:formula="of:=[.J724]&amp;[.H725]&amp;[.I7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5]=&quot;&quot;;[.J725];[.K7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6]&amp;[.C$5]" office:value-type="string" office:string-value="&quot;&quot;" calcext:value-type="string">
            <text:p>""</text:p>
          </table:table-cell>
          <table:table-cell table:formula="of:=[.D$5]&amp;[.B726]&amp;[.D$5]" office:value-type="string" office:string-value="&quot;&quot;" calcext:value-type="string">
            <text:p>""</text:p>
          </table:table-cell>
          <table:table-cell table:formula="of:=[.C$6]&amp;[.E$5]&amp;[.C726]" office:value-type="string" office:string-value="&quot;first&quot;:&quot;&quot;" calcext:value-type="string">
            <text:p>"first":""</text:p>
          </table:table-cell>
          <table:table-cell table:formula="of:=[.D$6]&amp;[.F$5]&amp;[.D726]" office:value-type="string" office:string-value="&quot;second&quot;:&quot;&quot;" calcext:value-type="string">
            <text:p>"second":""</text:p>
          </table:table-cell>
          <table:table-cell table:formula="of:=[.E726]&amp;[.G$5]&amp;[.F7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6]);&quot;&quot;;[.H$4]&amp;[.G726]&amp;[.H$5])">
            <text:p/>
          </table:table-cell>
          <table:table-cell table:formula="of:=IF([.H727]=&quot;&quot;;&quot;&quot;;&quot;,&quot;)">
            <text:p/>
          </table:table-cell>
          <table:table-cell table:formula="of:=[.J725]&amp;[.H726]&amp;[.I7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6]=&quot;&quot;;[.J726];[.K7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7]&amp;[.C$5]" office:value-type="string" office:string-value="&quot;&quot;" calcext:value-type="string">
            <text:p>""</text:p>
          </table:table-cell>
          <table:table-cell table:formula="of:=[.D$5]&amp;[.B727]&amp;[.D$5]" office:value-type="string" office:string-value="&quot;&quot;" calcext:value-type="string">
            <text:p>""</text:p>
          </table:table-cell>
          <table:table-cell table:formula="of:=[.C$6]&amp;[.E$5]&amp;[.C727]" office:value-type="string" office:string-value="&quot;first&quot;:&quot;&quot;" calcext:value-type="string">
            <text:p>"first":""</text:p>
          </table:table-cell>
          <table:table-cell table:formula="of:=[.D$6]&amp;[.F$5]&amp;[.D727]" office:value-type="string" office:string-value="&quot;second&quot;:&quot;&quot;" calcext:value-type="string">
            <text:p>"second":""</text:p>
          </table:table-cell>
          <table:table-cell table:formula="of:=[.E727]&amp;[.G$5]&amp;[.F7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7]);&quot;&quot;;[.H$4]&amp;[.G727]&amp;[.H$5])">
            <text:p/>
          </table:table-cell>
          <table:table-cell table:formula="of:=IF([.H728]=&quot;&quot;;&quot;&quot;;&quot;,&quot;)">
            <text:p/>
          </table:table-cell>
          <table:table-cell table:formula="of:=[.J726]&amp;[.H727]&amp;[.I7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7]=&quot;&quot;;[.J727];[.K7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8]&amp;[.C$5]" office:value-type="string" office:string-value="&quot;&quot;" calcext:value-type="string">
            <text:p>""</text:p>
          </table:table-cell>
          <table:table-cell table:formula="of:=[.D$5]&amp;[.B728]&amp;[.D$5]" office:value-type="string" office:string-value="&quot;&quot;" calcext:value-type="string">
            <text:p>""</text:p>
          </table:table-cell>
          <table:table-cell table:formula="of:=[.C$6]&amp;[.E$5]&amp;[.C728]" office:value-type="string" office:string-value="&quot;first&quot;:&quot;&quot;" calcext:value-type="string">
            <text:p>"first":""</text:p>
          </table:table-cell>
          <table:table-cell table:formula="of:=[.D$6]&amp;[.F$5]&amp;[.D728]" office:value-type="string" office:string-value="&quot;second&quot;:&quot;&quot;" calcext:value-type="string">
            <text:p>"second":""</text:p>
          </table:table-cell>
          <table:table-cell table:formula="of:=[.E728]&amp;[.G$5]&amp;[.F7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8]);&quot;&quot;;[.H$4]&amp;[.G728]&amp;[.H$5])">
            <text:p/>
          </table:table-cell>
          <table:table-cell table:formula="of:=IF([.H729]=&quot;&quot;;&quot;&quot;;&quot;,&quot;)">
            <text:p/>
          </table:table-cell>
          <table:table-cell table:formula="of:=[.J727]&amp;[.H728]&amp;[.I7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8]=&quot;&quot;;[.J728];[.K7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29]&amp;[.C$5]" office:value-type="string" office:string-value="&quot;&quot;" calcext:value-type="string">
            <text:p>""</text:p>
          </table:table-cell>
          <table:table-cell table:formula="of:=[.D$5]&amp;[.B729]&amp;[.D$5]" office:value-type="string" office:string-value="&quot;&quot;" calcext:value-type="string">
            <text:p>""</text:p>
          </table:table-cell>
          <table:table-cell table:formula="of:=[.C$6]&amp;[.E$5]&amp;[.C729]" office:value-type="string" office:string-value="&quot;first&quot;:&quot;&quot;" calcext:value-type="string">
            <text:p>"first":""</text:p>
          </table:table-cell>
          <table:table-cell table:formula="of:=[.D$6]&amp;[.F$5]&amp;[.D729]" office:value-type="string" office:string-value="&quot;second&quot;:&quot;&quot;" calcext:value-type="string">
            <text:p>"second":""</text:p>
          </table:table-cell>
          <table:table-cell table:formula="of:=[.E729]&amp;[.G$5]&amp;[.F7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29]);&quot;&quot;;[.H$4]&amp;[.G729]&amp;[.H$5])">
            <text:p/>
          </table:table-cell>
          <table:table-cell table:formula="of:=IF([.H730]=&quot;&quot;;&quot;&quot;;&quot;,&quot;)">
            <text:p/>
          </table:table-cell>
          <table:table-cell table:formula="of:=[.J728]&amp;[.H729]&amp;[.I7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29]=&quot;&quot;;[.J729];[.K7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0]&amp;[.C$5]" office:value-type="string" office:string-value="&quot;&quot;" calcext:value-type="string">
            <text:p>""</text:p>
          </table:table-cell>
          <table:table-cell table:formula="of:=[.D$5]&amp;[.B730]&amp;[.D$5]" office:value-type="string" office:string-value="&quot;&quot;" calcext:value-type="string">
            <text:p>""</text:p>
          </table:table-cell>
          <table:table-cell table:formula="of:=[.C$6]&amp;[.E$5]&amp;[.C730]" office:value-type="string" office:string-value="&quot;first&quot;:&quot;&quot;" calcext:value-type="string">
            <text:p>"first":""</text:p>
          </table:table-cell>
          <table:table-cell table:formula="of:=[.D$6]&amp;[.F$5]&amp;[.D730]" office:value-type="string" office:string-value="&quot;second&quot;:&quot;&quot;" calcext:value-type="string">
            <text:p>"second":""</text:p>
          </table:table-cell>
          <table:table-cell table:formula="of:=[.E730]&amp;[.G$5]&amp;[.F7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0]);&quot;&quot;;[.H$4]&amp;[.G730]&amp;[.H$5])">
            <text:p/>
          </table:table-cell>
          <table:table-cell table:formula="of:=IF([.H731]=&quot;&quot;;&quot;&quot;;&quot;,&quot;)">
            <text:p/>
          </table:table-cell>
          <table:table-cell table:formula="of:=[.J729]&amp;[.H730]&amp;[.I7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0]=&quot;&quot;;[.J730];[.K7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1]&amp;[.C$5]" office:value-type="string" office:string-value="&quot;&quot;" calcext:value-type="string">
            <text:p>""</text:p>
          </table:table-cell>
          <table:table-cell table:formula="of:=[.D$5]&amp;[.B731]&amp;[.D$5]" office:value-type="string" office:string-value="&quot;&quot;" calcext:value-type="string">
            <text:p>""</text:p>
          </table:table-cell>
          <table:table-cell table:formula="of:=[.C$6]&amp;[.E$5]&amp;[.C731]" office:value-type="string" office:string-value="&quot;first&quot;:&quot;&quot;" calcext:value-type="string">
            <text:p>"first":""</text:p>
          </table:table-cell>
          <table:table-cell table:formula="of:=[.D$6]&amp;[.F$5]&amp;[.D731]" office:value-type="string" office:string-value="&quot;second&quot;:&quot;&quot;" calcext:value-type="string">
            <text:p>"second":""</text:p>
          </table:table-cell>
          <table:table-cell table:formula="of:=[.E731]&amp;[.G$5]&amp;[.F7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1]);&quot;&quot;;[.H$4]&amp;[.G731]&amp;[.H$5])">
            <text:p/>
          </table:table-cell>
          <table:table-cell table:formula="of:=IF([.H732]=&quot;&quot;;&quot;&quot;;&quot;,&quot;)">
            <text:p/>
          </table:table-cell>
          <table:table-cell table:formula="of:=[.J730]&amp;[.H731]&amp;[.I7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1]=&quot;&quot;;[.J731];[.K7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2]&amp;[.C$5]" office:value-type="string" office:string-value="&quot;&quot;" calcext:value-type="string">
            <text:p>""</text:p>
          </table:table-cell>
          <table:table-cell table:formula="of:=[.D$5]&amp;[.B732]&amp;[.D$5]" office:value-type="string" office:string-value="&quot;&quot;" calcext:value-type="string">
            <text:p>""</text:p>
          </table:table-cell>
          <table:table-cell table:formula="of:=[.C$6]&amp;[.E$5]&amp;[.C732]" office:value-type="string" office:string-value="&quot;first&quot;:&quot;&quot;" calcext:value-type="string">
            <text:p>"first":""</text:p>
          </table:table-cell>
          <table:table-cell table:formula="of:=[.D$6]&amp;[.F$5]&amp;[.D732]" office:value-type="string" office:string-value="&quot;second&quot;:&quot;&quot;" calcext:value-type="string">
            <text:p>"second":""</text:p>
          </table:table-cell>
          <table:table-cell table:formula="of:=[.E732]&amp;[.G$5]&amp;[.F7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2]);&quot;&quot;;[.H$4]&amp;[.G732]&amp;[.H$5])">
            <text:p/>
          </table:table-cell>
          <table:table-cell table:formula="of:=IF([.H733]=&quot;&quot;;&quot;&quot;;&quot;,&quot;)">
            <text:p/>
          </table:table-cell>
          <table:table-cell table:formula="of:=[.J731]&amp;[.H732]&amp;[.I7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2]=&quot;&quot;;[.J732];[.K7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3]&amp;[.C$5]" office:value-type="string" office:string-value="&quot;&quot;" calcext:value-type="string">
            <text:p>""</text:p>
          </table:table-cell>
          <table:table-cell table:formula="of:=[.D$5]&amp;[.B733]&amp;[.D$5]" office:value-type="string" office:string-value="&quot;&quot;" calcext:value-type="string">
            <text:p>""</text:p>
          </table:table-cell>
          <table:table-cell table:formula="of:=[.C$6]&amp;[.E$5]&amp;[.C733]" office:value-type="string" office:string-value="&quot;first&quot;:&quot;&quot;" calcext:value-type="string">
            <text:p>"first":""</text:p>
          </table:table-cell>
          <table:table-cell table:formula="of:=[.D$6]&amp;[.F$5]&amp;[.D733]" office:value-type="string" office:string-value="&quot;second&quot;:&quot;&quot;" calcext:value-type="string">
            <text:p>"second":""</text:p>
          </table:table-cell>
          <table:table-cell table:formula="of:=[.E733]&amp;[.G$5]&amp;[.F7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3]);&quot;&quot;;[.H$4]&amp;[.G733]&amp;[.H$5])">
            <text:p/>
          </table:table-cell>
          <table:table-cell table:formula="of:=IF([.H734]=&quot;&quot;;&quot;&quot;;&quot;,&quot;)">
            <text:p/>
          </table:table-cell>
          <table:table-cell table:formula="of:=[.J732]&amp;[.H733]&amp;[.I7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3]=&quot;&quot;;[.J733];[.K7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4]&amp;[.C$5]" office:value-type="string" office:string-value="&quot;&quot;" calcext:value-type="string">
            <text:p>""</text:p>
          </table:table-cell>
          <table:table-cell table:formula="of:=[.D$5]&amp;[.B734]&amp;[.D$5]" office:value-type="string" office:string-value="&quot;&quot;" calcext:value-type="string">
            <text:p>""</text:p>
          </table:table-cell>
          <table:table-cell table:formula="of:=[.C$6]&amp;[.E$5]&amp;[.C734]" office:value-type="string" office:string-value="&quot;first&quot;:&quot;&quot;" calcext:value-type="string">
            <text:p>"first":""</text:p>
          </table:table-cell>
          <table:table-cell table:formula="of:=[.D$6]&amp;[.F$5]&amp;[.D734]" office:value-type="string" office:string-value="&quot;second&quot;:&quot;&quot;" calcext:value-type="string">
            <text:p>"second":""</text:p>
          </table:table-cell>
          <table:table-cell table:formula="of:=[.E734]&amp;[.G$5]&amp;[.F7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4]);&quot;&quot;;[.H$4]&amp;[.G734]&amp;[.H$5])">
            <text:p/>
          </table:table-cell>
          <table:table-cell table:formula="of:=IF([.H735]=&quot;&quot;;&quot;&quot;;&quot;,&quot;)">
            <text:p/>
          </table:table-cell>
          <table:table-cell table:formula="of:=[.J733]&amp;[.H734]&amp;[.I7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4]=&quot;&quot;;[.J734];[.K7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5]&amp;[.C$5]" office:value-type="string" office:string-value="&quot;&quot;" calcext:value-type="string">
            <text:p>""</text:p>
          </table:table-cell>
          <table:table-cell table:formula="of:=[.D$5]&amp;[.B735]&amp;[.D$5]" office:value-type="string" office:string-value="&quot;&quot;" calcext:value-type="string">
            <text:p>""</text:p>
          </table:table-cell>
          <table:table-cell table:formula="of:=[.C$6]&amp;[.E$5]&amp;[.C735]" office:value-type="string" office:string-value="&quot;first&quot;:&quot;&quot;" calcext:value-type="string">
            <text:p>"first":""</text:p>
          </table:table-cell>
          <table:table-cell table:formula="of:=[.D$6]&amp;[.F$5]&amp;[.D735]" office:value-type="string" office:string-value="&quot;second&quot;:&quot;&quot;" calcext:value-type="string">
            <text:p>"second":""</text:p>
          </table:table-cell>
          <table:table-cell table:formula="of:=[.E735]&amp;[.G$5]&amp;[.F7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5]);&quot;&quot;;[.H$4]&amp;[.G735]&amp;[.H$5])">
            <text:p/>
          </table:table-cell>
          <table:table-cell table:formula="of:=IF([.H736]=&quot;&quot;;&quot;&quot;;&quot;,&quot;)">
            <text:p/>
          </table:table-cell>
          <table:table-cell table:formula="of:=[.J734]&amp;[.H735]&amp;[.I7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5]=&quot;&quot;;[.J735];[.K7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6]&amp;[.C$5]" office:value-type="string" office:string-value="&quot;&quot;" calcext:value-type="string">
            <text:p>""</text:p>
          </table:table-cell>
          <table:table-cell table:formula="of:=[.D$5]&amp;[.B736]&amp;[.D$5]" office:value-type="string" office:string-value="&quot;&quot;" calcext:value-type="string">
            <text:p>""</text:p>
          </table:table-cell>
          <table:table-cell table:formula="of:=[.C$6]&amp;[.E$5]&amp;[.C736]" office:value-type="string" office:string-value="&quot;first&quot;:&quot;&quot;" calcext:value-type="string">
            <text:p>"first":""</text:p>
          </table:table-cell>
          <table:table-cell table:formula="of:=[.D$6]&amp;[.F$5]&amp;[.D736]" office:value-type="string" office:string-value="&quot;second&quot;:&quot;&quot;" calcext:value-type="string">
            <text:p>"second":""</text:p>
          </table:table-cell>
          <table:table-cell table:formula="of:=[.E736]&amp;[.G$5]&amp;[.F7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6]);&quot;&quot;;[.H$4]&amp;[.G736]&amp;[.H$5])">
            <text:p/>
          </table:table-cell>
          <table:table-cell table:formula="of:=IF([.H737]=&quot;&quot;;&quot;&quot;;&quot;,&quot;)">
            <text:p/>
          </table:table-cell>
          <table:table-cell table:formula="of:=[.J735]&amp;[.H736]&amp;[.I7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6]=&quot;&quot;;[.J736];[.K7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7]&amp;[.C$5]" office:value-type="string" office:string-value="&quot;&quot;" calcext:value-type="string">
            <text:p>""</text:p>
          </table:table-cell>
          <table:table-cell table:formula="of:=[.D$5]&amp;[.B737]&amp;[.D$5]" office:value-type="string" office:string-value="&quot;&quot;" calcext:value-type="string">
            <text:p>""</text:p>
          </table:table-cell>
          <table:table-cell table:formula="of:=[.C$6]&amp;[.E$5]&amp;[.C737]" office:value-type="string" office:string-value="&quot;first&quot;:&quot;&quot;" calcext:value-type="string">
            <text:p>"first":""</text:p>
          </table:table-cell>
          <table:table-cell table:formula="of:=[.D$6]&amp;[.F$5]&amp;[.D737]" office:value-type="string" office:string-value="&quot;second&quot;:&quot;&quot;" calcext:value-type="string">
            <text:p>"second":""</text:p>
          </table:table-cell>
          <table:table-cell table:formula="of:=[.E737]&amp;[.G$5]&amp;[.F7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7]);&quot;&quot;;[.H$4]&amp;[.G737]&amp;[.H$5])">
            <text:p/>
          </table:table-cell>
          <table:table-cell table:formula="of:=IF([.H738]=&quot;&quot;;&quot;&quot;;&quot;,&quot;)">
            <text:p/>
          </table:table-cell>
          <table:table-cell table:formula="of:=[.J736]&amp;[.H737]&amp;[.I7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7]=&quot;&quot;;[.J737];[.K7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8]&amp;[.C$5]" office:value-type="string" office:string-value="&quot;&quot;" calcext:value-type="string">
            <text:p>""</text:p>
          </table:table-cell>
          <table:table-cell table:formula="of:=[.D$5]&amp;[.B738]&amp;[.D$5]" office:value-type="string" office:string-value="&quot;&quot;" calcext:value-type="string">
            <text:p>""</text:p>
          </table:table-cell>
          <table:table-cell table:formula="of:=[.C$6]&amp;[.E$5]&amp;[.C738]" office:value-type="string" office:string-value="&quot;first&quot;:&quot;&quot;" calcext:value-type="string">
            <text:p>"first":""</text:p>
          </table:table-cell>
          <table:table-cell table:formula="of:=[.D$6]&amp;[.F$5]&amp;[.D738]" office:value-type="string" office:string-value="&quot;second&quot;:&quot;&quot;" calcext:value-type="string">
            <text:p>"second":""</text:p>
          </table:table-cell>
          <table:table-cell table:formula="of:=[.E738]&amp;[.G$5]&amp;[.F7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8]);&quot;&quot;;[.H$4]&amp;[.G738]&amp;[.H$5])">
            <text:p/>
          </table:table-cell>
          <table:table-cell table:formula="of:=IF([.H739]=&quot;&quot;;&quot;&quot;;&quot;,&quot;)">
            <text:p/>
          </table:table-cell>
          <table:table-cell table:formula="of:=[.J737]&amp;[.H738]&amp;[.I7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8]=&quot;&quot;;[.J738];[.K7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39]&amp;[.C$5]" office:value-type="string" office:string-value="&quot;&quot;" calcext:value-type="string">
            <text:p>""</text:p>
          </table:table-cell>
          <table:table-cell table:formula="of:=[.D$5]&amp;[.B739]&amp;[.D$5]" office:value-type="string" office:string-value="&quot;&quot;" calcext:value-type="string">
            <text:p>""</text:p>
          </table:table-cell>
          <table:table-cell table:formula="of:=[.C$6]&amp;[.E$5]&amp;[.C739]" office:value-type="string" office:string-value="&quot;first&quot;:&quot;&quot;" calcext:value-type="string">
            <text:p>"first":""</text:p>
          </table:table-cell>
          <table:table-cell table:formula="of:=[.D$6]&amp;[.F$5]&amp;[.D739]" office:value-type="string" office:string-value="&quot;second&quot;:&quot;&quot;" calcext:value-type="string">
            <text:p>"second":""</text:p>
          </table:table-cell>
          <table:table-cell table:formula="of:=[.E739]&amp;[.G$5]&amp;[.F7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39]);&quot;&quot;;[.H$4]&amp;[.G739]&amp;[.H$5])">
            <text:p/>
          </table:table-cell>
          <table:table-cell table:formula="of:=IF([.H740]=&quot;&quot;;&quot;&quot;;&quot;,&quot;)">
            <text:p/>
          </table:table-cell>
          <table:table-cell table:formula="of:=[.J738]&amp;[.H739]&amp;[.I7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39]=&quot;&quot;;[.J739];[.K7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0]&amp;[.C$5]" office:value-type="string" office:string-value="&quot;&quot;" calcext:value-type="string">
            <text:p>""</text:p>
          </table:table-cell>
          <table:table-cell table:formula="of:=[.D$5]&amp;[.B740]&amp;[.D$5]" office:value-type="string" office:string-value="&quot;&quot;" calcext:value-type="string">
            <text:p>""</text:p>
          </table:table-cell>
          <table:table-cell table:formula="of:=[.C$6]&amp;[.E$5]&amp;[.C740]" office:value-type="string" office:string-value="&quot;first&quot;:&quot;&quot;" calcext:value-type="string">
            <text:p>"first":""</text:p>
          </table:table-cell>
          <table:table-cell table:formula="of:=[.D$6]&amp;[.F$5]&amp;[.D740]" office:value-type="string" office:string-value="&quot;second&quot;:&quot;&quot;" calcext:value-type="string">
            <text:p>"second":""</text:p>
          </table:table-cell>
          <table:table-cell table:formula="of:=[.E740]&amp;[.G$5]&amp;[.F7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0]);&quot;&quot;;[.H$4]&amp;[.G740]&amp;[.H$5])">
            <text:p/>
          </table:table-cell>
          <table:table-cell table:formula="of:=IF([.H741]=&quot;&quot;;&quot;&quot;;&quot;,&quot;)">
            <text:p/>
          </table:table-cell>
          <table:table-cell table:formula="of:=[.J739]&amp;[.H740]&amp;[.I7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0]=&quot;&quot;;[.J740];[.K7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1]&amp;[.C$5]" office:value-type="string" office:string-value="&quot;&quot;" calcext:value-type="string">
            <text:p>""</text:p>
          </table:table-cell>
          <table:table-cell table:formula="of:=[.D$5]&amp;[.B741]&amp;[.D$5]" office:value-type="string" office:string-value="&quot;&quot;" calcext:value-type="string">
            <text:p>""</text:p>
          </table:table-cell>
          <table:table-cell table:formula="of:=[.C$6]&amp;[.E$5]&amp;[.C741]" office:value-type="string" office:string-value="&quot;first&quot;:&quot;&quot;" calcext:value-type="string">
            <text:p>"first":""</text:p>
          </table:table-cell>
          <table:table-cell table:formula="of:=[.D$6]&amp;[.F$5]&amp;[.D741]" office:value-type="string" office:string-value="&quot;second&quot;:&quot;&quot;" calcext:value-type="string">
            <text:p>"second":""</text:p>
          </table:table-cell>
          <table:table-cell table:formula="of:=[.E741]&amp;[.G$5]&amp;[.F7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1]);&quot;&quot;;[.H$4]&amp;[.G741]&amp;[.H$5])">
            <text:p/>
          </table:table-cell>
          <table:table-cell table:formula="of:=IF([.H742]=&quot;&quot;;&quot;&quot;;&quot;,&quot;)">
            <text:p/>
          </table:table-cell>
          <table:table-cell table:formula="of:=[.J740]&amp;[.H741]&amp;[.I7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1]=&quot;&quot;;[.J741];[.K7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2]&amp;[.C$5]" office:value-type="string" office:string-value="&quot;&quot;" calcext:value-type="string">
            <text:p>""</text:p>
          </table:table-cell>
          <table:table-cell table:formula="of:=[.D$5]&amp;[.B742]&amp;[.D$5]" office:value-type="string" office:string-value="&quot;&quot;" calcext:value-type="string">
            <text:p>""</text:p>
          </table:table-cell>
          <table:table-cell table:formula="of:=[.C$6]&amp;[.E$5]&amp;[.C742]" office:value-type="string" office:string-value="&quot;first&quot;:&quot;&quot;" calcext:value-type="string">
            <text:p>"first":""</text:p>
          </table:table-cell>
          <table:table-cell table:formula="of:=[.D$6]&amp;[.F$5]&amp;[.D742]" office:value-type="string" office:string-value="&quot;second&quot;:&quot;&quot;" calcext:value-type="string">
            <text:p>"second":""</text:p>
          </table:table-cell>
          <table:table-cell table:formula="of:=[.E742]&amp;[.G$5]&amp;[.F7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2]);&quot;&quot;;[.H$4]&amp;[.G742]&amp;[.H$5])">
            <text:p/>
          </table:table-cell>
          <table:table-cell table:formula="of:=IF([.H743]=&quot;&quot;;&quot;&quot;;&quot;,&quot;)">
            <text:p/>
          </table:table-cell>
          <table:table-cell table:formula="of:=[.J741]&amp;[.H742]&amp;[.I7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2]=&quot;&quot;;[.J742];[.K7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3]&amp;[.C$5]" office:value-type="string" office:string-value="&quot;&quot;" calcext:value-type="string">
            <text:p>""</text:p>
          </table:table-cell>
          <table:table-cell table:formula="of:=[.D$5]&amp;[.B743]&amp;[.D$5]" office:value-type="string" office:string-value="&quot;&quot;" calcext:value-type="string">
            <text:p>""</text:p>
          </table:table-cell>
          <table:table-cell table:formula="of:=[.C$6]&amp;[.E$5]&amp;[.C743]" office:value-type="string" office:string-value="&quot;first&quot;:&quot;&quot;" calcext:value-type="string">
            <text:p>"first":""</text:p>
          </table:table-cell>
          <table:table-cell table:formula="of:=[.D$6]&amp;[.F$5]&amp;[.D743]" office:value-type="string" office:string-value="&quot;second&quot;:&quot;&quot;" calcext:value-type="string">
            <text:p>"second":""</text:p>
          </table:table-cell>
          <table:table-cell table:formula="of:=[.E743]&amp;[.G$5]&amp;[.F7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3]);&quot;&quot;;[.H$4]&amp;[.G743]&amp;[.H$5])">
            <text:p/>
          </table:table-cell>
          <table:table-cell table:formula="of:=IF([.H744]=&quot;&quot;;&quot;&quot;;&quot;,&quot;)">
            <text:p/>
          </table:table-cell>
          <table:table-cell table:formula="of:=[.J742]&amp;[.H743]&amp;[.I7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3]=&quot;&quot;;[.J743];[.K7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4]&amp;[.C$5]" office:value-type="string" office:string-value="&quot;&quot;" calcext:value-type="string">
            <text:p>""</text:p>
          </table:table-cell>
          <table:table-cell table:formula="of:=[.D$5]&amp;[.B744]&amp;[.D$5]" office:value-type="string" office:string-value="&quot;&quot;" calcext:value-type="string">
            <text:p>""</text:p>
          </table:table-cell>
          <table:table-cell table:formula="of:=[.C$6]&amp;[.E$5]&amp;[.C744]" office:value-type="string" office:string-value="&quot;first&quot;:&quot;&quot;" calcext:value-type="string">
            <text:p>"first":""</text:p>
          </table:table-cell>
          <table:table-cell table:formula="of:=[.D$6]&amp;[.F$5]&amp;[.D744]" office:value-type="string" office:string-value="&quot;second&quot;:&quot;&quot;" calcext:value-type="string">
            <text:p>"second":""</text:p>
          </table:table-cell>
          <table:table-cell table:formula="of:=[.E744]&amp;[.G$5]&amp;[.F7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4]);&quot;&quot;;[.H$4]&amp;[.G744]&amp;[.H$5])">
            <text:p/>
          </table:table-cell>
          <table:table-cell table:formula="of:=IF([.H745]=&quot;&quot;;&quot;&quot;;&quot;,&quot;)">
            <text:p/>
          </table:table-cell>
          <table:table-cell table:formula="of:=[.J743]&amp;[.H744]&amp;[.I7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4]=&quot;&quot;;[.J744];[.K7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5]&amp;[.C$5]" office:value-type="string" office:string-value="&quot;&quot;" calcext:value-type="string">
            <text:p>""</text:p>
          </table:table-cell>
          <table:table-cell table:formula="of:=[.D$5]&amp;[.B745]&amp;[.D$5]" office:value-type="string" office:string-value="&quot;&quot;" calcext:value-type="string">
            <text:p>""</text:p>
          </table:table-cell>
          <table:table-cell table:formula="of:=[.C$6]&amp;[.E$5]&amp;[.C745]" office:value-type="string" office:string-value="&quot;first&quot;:&quot;&quot;" calcext:value-type="string">
            <text:p>"first":""</text:p>
          </table:table-cell>
          <table:table-cell table:formula="of:=[.D$6]&amp;[.F$5]&amp;[.D745]" office:value-type="string" office:string-value="&quot;second&quot;:&quot;&quot;" calcext:value-type="string">
            <text:p>"second":""</text:p>
          </table:table-cell>
          <table:table-cell table:formula="of:=[.E745]&amp;[.G$5]&amp;[.F7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5]);&quot;&quot;;[.H$4]&amp;[.G745]&amp;[.H$5])">
            <text:p/>
          </table:table-cell>
          <table:table-cell table:formula="of:=IF([.H746]=&quot;&quot;;&quot;&quot;;&quot;,&quot;)">
            <text:p/>
          </table:table-cell>
          <table:table-cell table:formula="of:=[.J744]&amp;[.H745]&amp;[.I7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5]=&quot;&quot;;[.J745];[.K7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6]&amp;[.C$5]" office:value-type="string" office:string-value="&quot;&quot;" calcext:value-type="string">
            <text:p>""</text:p>
          </table:table-cell>
          <table:table-cell table:formula="of:=[.D$5]&amp;[.B746]&amp;[.D$5]" office:value-type="string" office:string-value="&quot;&quot;" calcext:value-type="string">
            <text:p>""</text:p>
          </table:table-cell>
          <table:table-cell table:formula="of:=[.C$6]&amp;[.E$5]&amp;[.C746]" office:value-type="string" office:string-value="&quot;first&quot;:&quot;&quot;" calcext:value-type="string">
            <text:p>"first":""</text:p>
          </table:table-cell>
          <table:table-cell table:formula="of:=[.D$6]&amp;[.F$5]&amp;[.D746]" office:value-type="string" office:string-value="&quot;second&quot;:&quot;&quot;" calcext:value-type="string">
            <text:p>"second":""</text:p>
          </table:table-cell>
          <table:table-cell table:formula="of:=[.E746]&amp;[.G$5]&amp;[.F7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6]);&quot;&quot;;[.H$4]&amp;[.G746]&amp;[.H$5])">
            <text:p/>
          </table:table-cell>
          <table:table-cell table:formula="of:=IF([.H747]=&quot;&quot;;&quot;&quot;;&quot;,&quot;)">
            <text:p/>
          </table:table-cell>
          <table:table-cell table:formula="of:=[.J745]&amp;[.H746]&amp;[.I7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6]=&quot;&quot;;[.J746];[.K7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7]&amp;[.C$5]" office:value-type="string" office:string-value="&quot;&quot;" calcext:value-type="string">
            <text:p>""</text:p>
          </table:table-cell>
          <table:table-cell table:formula="of:=[.D$5]&amp;[.B747]&amp;[.D$5]" office:value-type="string" office:string-value="&quot;&quot;" calcext:value-type="string">
            <text:p>""</text:p>
          </table:table-cell>
          <table:table-cell table:formula="of:=[.C$6]&amp;[.E$5]&amp;[.C747]" office:value-type="string" office:string-value="&quot;first&quot;:&quot;&quot;" calcext:value-type="string">
            <text:p>"first":""</text:p>
          </table:table-cell>
          <table:table-cell table:formula="of:=[.D$6]&amp;[.F$5]&amp;[.D747]" office:value-type="string" office:string-value="&quot;second&quot;:&quot;&quot;" calcext:value-type="string">
            <text:p>"second":""</text:p>
          </table:table-cell>
          <table:table-cell table:formula="of:=[.E747]&amp;[.G$5]&amp;[.F7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7]);&quot;&quot;;[.H$4]&amp;[.G747]&amp;[.H$5])">
            <text:p/>
          </table:table-cell>
          <table:table-cell table:formula="of:=IF([.H748]=&quot;&quot;;&quot;&quot;;&quot;,&quot;)">
            <text:p/>
          </table:table-cell>
          <table:table-cell table:formula="of:=[.J746]&amp;[.H747]&amp;[.I7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7]=&quot;&quot;;[.J747];[.K7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8]&amp;[.C$5]" office:value-type="string" office:string-value="&quot;&quot;" calcext:value-type="string">
            <text:p>""</text:p>
          </table:table-cell>
          <table:table-cell table:formula="of:=[.D$5]&amp;[.B748]&amp;[.D$5]" office:value-type="string" office:string-value="&quot;&quot;" calcext:value-type="string">
            <text:p>""</text:p>
          </table:table-cell>
          <table:table-cell table:formula="of:=[.C$6]&amp;[.E$5]&amp;[.C748]" office:value-type="string" office:string-value="&quot;first&quot;:&quot;&quot;" calcext:value-type="string">
            <text:p>"first":""</text:p>
          </table:table-cell>
          <table:table-cell table:formula="of:=[.D$6]&amp;[.F$5]&amp;[.D748]" office:value-type="string" office:string-value="&quot;second&quot;:&quot;&quot;" calcext:value-type="string">
            <text:p>"second":""</text:p>
          </table:table-cell>
          <table:table-cell table:formula="of:=[.E748]&amp;[.G$5]&amp;[.F7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8]);&quot;&quot;;[.H$4]&amp;[.G748]&amp;[.H$5])">
            <text:p/>
          </table:table-cell>
          <table:table-cell table:formula="of:=IF([.H749]=&quot;&quot;;&quot;&quot;;&quot;,&quot;)">
            <text:p/>
          </table:table-cell>
          <table:table-cell table:formula="of:=[.J747]&amp;[.H748]&amp;[.I7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8]=&quot;&quot;;[.J748];[.K7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49]&amp;[.C$5]" office:value-type="string" office:string-value="&quot;&quot;" calcext:value-type="string">
            <text:p>""</text:p>
          </table:table-cell>
          <table:table-cell table:formula="of:=[.D$5]&amp;[.B749]&amp;[.D$5]" office:value-type="string" office:string-value="&quot;&quot;" calcext:value-type="string">
            <text:p>""</text:p>
          </table:table-cell>
          <table:table-cell table:formula="of:=[.C$6]&amp;[.E$5]&amp;[.C749]" office:value-type="string" office:string-value="&quot;first&quot;:&quot;&quot;" calcext:value-type="string">
            <text:p>"first":""</text:p>
          </table:table-cell>
          <table:table-cell table:formula="of:=[.D$6]&amp;[.F$5]&amp;[.D749]" office:value-type="string" office:string-value="&quot;second&quot;:&quot;&quot;" calcext:value-type="string">
            <text:p>"second":""</text:p>
          </table:table-cell>
          <table:table-cell table:formula="of:=[.E749]&amp;[.G$5]&amp;[.F7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49]);&quot;&quot;;[.H$4]&amp;[.G749]&amp;[.H$5])">
            <text:p/>
          </table:table-cell>
          <table:table-cell table:formula="of:=IF([.H750]=&quot;&quot;;&quot;&quot;;&quot;,&quot;)">
            <text:p/>
          </table:table-cell>
          <table:table-cell table:formula="of:=[.J748]&amp;[.H749]&amp;[.I7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49]=&quot;&quot;;[.J749];[.K7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0]&amp;[.C$5]" office:value-type="string" office:string-value="&quot;&quot;" calcext:value-type="string">
            <text:p>""</text:p>
          </table:table-cell>
          <table:table-cell table:formula="of:=[.D$5]&amp;[.B750]&amp;[.D$5]" office:value-type="string" office:string-value="&quot;&quot;" calcext:value-type="string">
            <text:p>""</text:p>
          </table:table-cell>
          <table:table-cell table:formula="of:=[.C$6]&amp;[.E$5]&amp;[.C750]" office:value-type="string" office:string-value="&quot;first&quot;:&quot;&quot;" calcext:value-type="string">
            <text:p>"first":""</text:p>
          </table:table-cell>
          <table:table-cell table:formula="of:=[.D$6]&amp;[.F$5]&amp;[.D750]" office:value-type="string" office:string-value="&quot;second&quot;:&quot;&quot;" calcext:value-type="string">
            <text:p>"second":""</text:p>
          </table:table-cell>
          <table:table-cell table:formula="of:=[.E750]&amp;[.G$5]&amp;[.F7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0]);&quot;&quot;;[.H$4]&amp;[.G750]&amp;[.H$5])">
            <text:p/>
          </table:table-cell>
          <table:table-cell table:formula="of:=IF([.H751]=&quot;&quot;;&quot;&quot;;&quot;,&quot;)">
            <text:p/>
          </table:table-cell>
          <table:table-cell table:formula="of:=[.J749]&amp;[.H750]&amp;[.I7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0]=&quot;&quot;;[.J750];[.K7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1]&amp;[.C$5]" office:value-type="string" office:string-value="&quot;&quot;" calcext:value-type="string">
            <text:p>""</text:p>
          </table:table-cell>
          <table:table-cell table:formula="of:=[.D$5]&amp;[.B751]&amp;[.D$5]" office:value-type="string" office:string-value="&quot;&quot;" calcext:value-type="string">
            <text:p>""</text:p>
          </table:table-cell>
          <table:table-cell table:formula="of:=[.C$6]&amp;[.E$5]&amp;[.C751]" office:value-type="string" office:string-value="&quot;first&quot;:&quot;&quot;" calcext:value-type="string">
            <text:p>"first":""</text:p>
          </table:table-cell>
          <table:table-cell table:formula="of:=[.D$6]&amp;[.F$5]&amp;[.D751]" office:value-type="string" office:string-value="&quot;second&quot;:&quot;&quot;" calcext:value-type="string">
            <text:p>"second":""</text:p>
          </table:table-cell>
          <table:table-cell table:formula="of:=[.E751]&amp;[.G$5]&amp;[.F7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1]);&quot;&quot;;[.H$4]&amp;[.G751]&amp;[.H$5])">
            <text:p/>
          </table:table-cell>
          <table:table-cell table:formula="of:=IF([.H752]=&quot;&quot;;&quot;&quot;;&quot;,&quot;)">
            <text:p/>
          </table:table-cell>
          <table:table-cell table:formula="of:=[.J750]&amp;[.H751]&amp;[.I7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1]=&quot;&quot;;[.J751];[.K7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2]&amp;[.C$5]" office:value-type="string" office:string-value="&quot;&quot;" calcext:value-type="string">
            <text:p>""</text:p>
          </table:table-cell>
          <table:table-cell table:formula="of:=[.D$5]&amp;[.B752]&amp;[.D$5]" office:value-type="string" office:string-value="&quot;&quot;" calcext:value-type="string">
            <text:p>""</text:p>
          </table:table-cell>
          <table:table-cell table:formula="of:=[.C$6]&amp;[.E$5]&amp;[.C752]" office:value-type="string" office:string-value="&quot;first&quot;:&quot;&quot;" calcext:value-type="string">
            <text:p>"first":""</text:p>
          </table:table-cell>
          <table:table-cell table:formula="of:=[.D$6]&amp;[.F$5]&amp;[.D752]" office:value-type="string" office:string-value="&quot;second&quot;:&quot;&quot;" calcext:value-type="string">
            <text:p>"second":""</text:p>
          </table:table-cell>
          <table:table-cell table:formula="of:=[.E752]&amp;[.G$5]&amp;[.F7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2]);&quot;&quot;;[.H$4]&amp;[.G752]&amp;[.H$5])">
            <text:p/>
          </table:table-cell>
          <table:table-cell table:formula="of:=IF([.H753]=&quot;&quot;;&quot;&quot;;&quot;,&quot;)">
            <text:p/>
          </table:table-cell>
          <table:table-cell table:formula="of:=[.J751]&amp;[.H752]&amp;[.I7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2]=&quot;&quot;;[.J752];[.K7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3]&amp;[.C$5]" office:value-type="string" office:string-value="&quot;&quot;" calcext:value-type="string">
            <text:p>""</text:p>
          </table:table-cell>
          <table:table-cell table:formula="of:=[.D$5]&amp;[.B753]&amp;[.D$5]" office:value-type="string" office:string-value="&quot;&quot;" calcext:value-type="string">
            <text:p>""</text:p>
          </table:table-cell>
          <table:table-cell table:formula="of:=[.C$6]&amp;[.E$5]&amp;[.C753]" office:value-type="string" office:string-value="&quot;first&quot;:&quot;&quot;" calcext:value-type="string">
            <text:p>"first":""</text:p>
          </table:table-cell>
          <table:table-cell table:formula="of:=[.D$6]&amp;[.F$5]&amp;[.D753]" office:value-type="string" office:string-value="&quot;second&quot;:&quot;&quot;" calcext:value-type="string">
            <text:p>"second":""</text:p>
          </table:table-cell>
          <table:table-cell table:formula="of:=[.E753]&amp;[.G$5]&amp;[.F7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3]);&quot;&quot;;[.H$4]&amp;[.G753]&amp;[.H$5])">
            <text:p/>
          </table:table-cell>
          <table:table-cell table:formula="of:=IF([.H754]=&quot;&quot;;&quot;&quot;;&quot;,&quot;)">
            <text:p/>
          </table:table-cell>
          <table:table-cell table:formula="of:=[.J752]&amp;[.H753]&amp;[.I7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3]=&quot;&quot;;[.J753];[.K7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4]&amp;[.C$5]" office:value-type="string" office:string-value="&quot;&quot;" calcext:value-type="string">
            <text:p>""</text:p>
          </table:table-cell>
          <table:table-cell table:formula="of:=[.D$5]&amp;[.B754]&amp;[.D$5]" office:value-type="string" office:string-value="&quot;&quot;" calcext:value-type="string">
            <text:p>""</text:p>
          </table:table-cell>
          <table:table-cell table:formula="of:=[.C$6]&amp;[.E$5]&amp;[.C754]" office:value-type="string" office:string-value="&quot;first&quot;:&quot;&quot;" calcext:value-type="string">
            <text:p>"first":""</text:p>
          </table:table-cell>
          <table:table-cell table:formula="of:=[.D$6]&amp;[.F$5]&amp;[.D754]" office:value-type="string" office:string-value="&quot;second&quot;:&quot;&quot;" calcext:value-type="string">
            <text:p>"second":""</text:p>
          </table:table-cell>
          <table:table-cell table:formula="of:=[.E754]&amp;[.G$5]&amp;[.F7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4]);&quot;&quot;;[.H$4]&amp;[.G754]&amp;[.H$5])">
            <text:p/>
          </table:table-cell>
          <table:table-cell table:formula="of:=IF([.H755]=&quot;&quot;;&quot;&quot;;&quot;,&quot;)">
            <text:p/>
          </table:table-cell>
          <table:table-cell table:formula="of:=[.J753]&amp;[.H754]&amp;[.I7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4]=&quot;&quot;;[.J754];[.K7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5]&amp;[.C$5]" office:value-type="string" office:string-value="&quot;&quot;" calcext:value-type="string">
            <text:p>""</text:p>
          </table:table-cell>
          <table:table-cell table:formula="of:=[.D$5]&amp;[.B755]&amp;[.D$5]" office:value-type="string" office:string-value="&quot;&quot;" calcext:value-type="string">
            <text:p>""</text:p>
          </table:table-cell>
          <table:table-cell table:formula="of:=[.C$6]&amp;[.E$5]&amp;[.C755]" office:value-type="string" office:string-value="&quot;first&quot;:&quot;&quot;" calcext:value-type="string">
            <text:p>"first":""</text:p>
          </table:table-cell>
          <table:table-cell table:formula="of:=[.D$6]&amp;[.F$5]&amp;[.D755]" office:value-type="string" office:string-value="&quot;second&quot;:&quot;&quot;" calcext:value-type="string">
            <text:p>"second":""</text:p>
          </table:table-cell>
          <table:table-cell table:formula="of:=[.E755]&amp;[.G$5]&amp;[.F7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5]);&quot;&quot;;[.H$4]&amp;[.G755]&amp;[.H$5])">
            <text:p/>
          </table:table-cell>
          <table:table-cell table:formula="of:=IF([.H756]=&quot;&quot;;&quot;&quot;;&quot;,&quot;)">
            <text:p/>
          </table:table-cell>
          <table:table-cell table:formula="of:=[.J754]&amp;[.H755]&amp;[.I7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5]=&quot;&quot;;[.J755];[.K7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6]&amp;[.C$5]" office:value-type="string" office:string-value="&quot;&quot;" calcext:value-type="string">
            <text:p>""</text:p>
          </table:table-cell>
          <table:table-cell table:formula="of:=[.D$5]&amp;[.B756]&amp;[.D$5]" office:value-type="string" office:string-value="&quot;&quot;" calcext:value-type="string">
            <text:p>""</text:p>
          </table:table-cell>
          <table:table-cell table:formula="of:=[.C$6]&amp;[.E$5]&amp;[.C756]" office:value-type="string" office:string-value="&quot;first&quot;:&quot;&quot;" calcext:value-type="string">
            <text:p>"first":""</text:p>
          </table:table-cell>
          <table:table-cell table:formula="of:=[.D$6]&amp;[.F$5]&amp;[.D756]" office:value-type="string" office:string-value="&quot;second&quot;:&quot;&quot;" calcext:value-type="string">
            <text:p>"second":""</text:p>
          </table:table-cell>
          <table:table-cell table:formula="of:=[.E756]&amp;[.G$5]&amp;[.F7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6]);&quot;&quot;;[.H$4]&amp;[.G756]&amp;[.H$5])">
            <text:p/>
          </table:table-cell>
          <table:table-cell table:formula="of:=IF([.H757]=&quot;&quot;;&quot;&quot;;&quot;,&quot;)">
            <text:p/>
          </table:table-cell>
          <table:table-cell table:formula="of:=[.J755]&amp;[.H756]&amp;[.I7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6]=&quot;&quot;;[.J756];[.K7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7]&amp;[.C$5]" office:value-type="string" office:string-value="&quot;&quot;" calcext:value-type="string">
            <text:p>""</text:p>
          </table:table-cell>
          <table:table-cell table:formula="of:=[.D$5]&amp;[.B757]&amp;[.D$5]" office:value-type="string" office:string-value="&quot;&quot;" calcext:value-type="string">
            <text:p>""</text:p>
          </table:table-cell>
          <table:table-cell table:formula="of:=[.C$6]&amp;[.E$5]&amp;[.C757]" office:value-type="string" office:string-value="&quot;first&quot;:&quot;&quot;" calcext:value-type="string">
            <text:p>"first":""</text:p>
          </table:table-cell>
          <table:table-cell table:formula="of:=[.D$6]&amp;[.F$5]&amp;[.D757]" office:value-type="string" office:string-value="&quot;second&quot;:&quot;&quot;" calcext:value-type="string">
            <text:p>"second":""</text:p>
          </table:table-cell>
          <table:table-cell table:formula="of:=[.E757]&amp;[.G$5]&amp;[.F7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7]);&quot;&quot;;[.H$4]&amp;[.G757]&amp;[.H$5])">
            <text:p/>
          </table:table-cell>
          <table:table-cell table:formula="of:=IF([.H758]=&quot;&quot;;&quot;&quot;;&quot;,&quot;)">
            <text:p/>
          </table:table-cell>
          <table:table-cell table:formula="of:=[.J756]&amp;[.H757]&amp;[.I7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7]=&quot;&quot;;[.J757];[.K7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8]&amp;[.C$5]" office:value-type="string" office:string-value="&quot;&quot;" calcext:value-type="string">
            <text:p>""</text:p>
          </table:table-cell>
          <table:table-cell table:formula="of:=[.D$5]&amp;[.B758]&amp;[.D$5]" office:value-type="string" office:string-value="&quot;&quot;" calcext:value-type="string">
            <text:p>""</text:p>
          </table:table-cell>
          <table:table-cell table:formula="of:=[.C$6]&amp;[.E$5]&amp;[.C758]" office:value-type="string" office:string-value="&quot;first&quot;:&quot;&quot;" calcext:value-type="string">
            <text:p>"first":""</text:p>
          </table:table-cell>
          <table:table-cell table:formula="of:=[.D$6]&amp;[.F$5]&amp;[.D758]" office:value-type="string" office:string-value="&quot;second&quot;:&quot;&quot;" calcext:value-type="string">
            <text:p>"second":""</text:p>
          </table:table-cell>
          <table:table-cell table:formula="of:=[.E758]&amp;[.G$5]&amp;[.F7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8]);&quot;&quot;;[.H$4]&amp;[.G758]&amp;[.H$5])">
            <text:p/>
          </table:table-cell>
          <table:table-cell table:formula="of:=IF([.H759]=&quot;&quot;;&quot;&quot;;&quot;,&quot;)">
            <text:p/>
          </table:table-cell>
          <table:table-cell table:formula="of:=[.J757]&amp;[.H758]&amp;[.I7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8]=&quot;&quot;;[.J758];[.K7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59]&amp;[.C$5]" office:value-type="string" office:string-value="&quot;&quot;" calcext:value-type="string">
            <text:p>""</text:p>
          </table:table-cell>
          <table:table-cell table:formula="of:=[.D$5]&amp;[.B759]&amp;[.D$5]" office:value-type="string" office:string-value="&quot;&quot;" calcext:value-type="string">
            <text:p>""</text:p>
          </table:table-cell>
          <table:table-cell table:formula="of:=[.C$6]&amp;[.E$5]&amp;[.C759]" office:value-type="string" office:string-value="&quot;first&quot;:&quot;&quot;" calcext:value-type="string">
            <text:p>"first":""</text:p>
          </table:table-cell>
          <table:table-cell table:formula="of:=[.D$6]&amp;[.F$5]&amp;[.D759]" office:value-type="string" office:string-value="&quot;second&quot;:&quot;&quot;" calcext:value-type="string">
            <text:p>"second":""</text:p>
          </table:table-cell>
          <table:table-cell table:formula="of:=[.E759]&amp;[.G$5]&amp;[.F7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59]);&quot;&quot;;[.H$4]&amp;[.G759]&amp;[.H$5])">
            <text:p/>
          </table:table-cell>
          <table:table-cell table:formula="of:=IF([.H760]=&quot;&quot;;&quot;&quot;;&quot;,&quot;)">
            <text:p/>
          </table:table-cell>
          <table:table-cell table:formula="of:=[.J758]&amp;[.H759]&amp;[.I7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59]=&quot;&quot;;[.J759];[.K7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0]&amp;[.C$5]" office:value-type="string" office:string-value="&quot;&quot;" calcext:value-type="string">
            <text:p>""</text:p>
          </table:table-cell>
          <table:table-cell table:formula="of:=[.D$5]&amp;[.B760]&amp;[.D$5]" office:value-type="string" office:string-value="&quot;&quot;" calcext:value-type="string">
            <text:p>""</text:p>
          </table:table-cell>
          <table:table-cell table:formula="of:=[.C$6]&amp;[.E$5]&amp;[.C760]" office:value-type="string" office:string-value="&quot;first&quot;:&quot;&quot;" calcext:value-type="string">
            <text:p>"first":""</text:p>
          </table:table-cell>
          <table:table-cell table:formula="of:=[.D$6]&amp;[.F$5]&amp;[.D760]" office:value-type="string" office:string-value="&quot;second&quot;:&quot;&quot;" calcext:value-type="string">
            <text:p>"second":""</text:p>
          </table:table-cell>
          <table:table-cell table:formula="of:=[.E760]&amp;[.G$5]&amp;[.F7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0]);&quot;&quot;;[.H$4]&amp;[.G760]&amp;[.H$5])">
            <text:p/>
          </table:table-cell>
          <table:table-cell table:formula="of:=IF([.H761]=&quot;&quot;;&quot;&quot;;&quot;,&quot;)">
            <text:p/>
          </table:table-cell>
          <table:table-cell table:formula="of:=[.J759]&amp;[.H760]&amp;[.I7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0]=&quot;&quot;;[.J760];[.K7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1]&amp;[.C$5]" office:value-type="string" office:string-value="&quot;&quot;" calcext:value-type="string">
            <text:p>""</text:p>
          </table:table-cell>
          <table:table-cell table:formula="of:=[.D$5]&amp;[.B761]&amp;[.D$5]" office:value-type="string" office:string-value="&quot;&quot;" calcext:value-type="string">
            <text:p>""</text:p>
          </table:table-cell>
          <table:table-cell table:formula="of:=[.C$6]&amp;[.E$5]&amp;[.C761]" office:value-type="string" office:string-value="&quot;first&quot;:&quot;&quot;" calcext:value-type="string">
            <text:p>"first":""</text:p>
          </table:table-cell>
          <table:table-cell table:formula="of:=[.D$6]&amp;[.F$5]&amp;[.D761]" office:value-type="string" office:string-value="&quot;second&quot;:&quot;&quot;" calcext:value-type="string">
            <text:p>"second":""</text:p>
          </table:table-cell>
          <table:table-cell table:formula="of:=[.E761]&amp;[.G$5]&amp;[.F7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1]);&quot;&quot;;[.H$4]&amp;[.G761]&amp;[.H$5])">
            <text:p/>
          </table:table-cell>
          <table:table-cell table:formula="of:=IF([.H762]=&quot;&quot;;&quot;&quot;;&quot;,&quot;)">
            <text:p/>
          </table:table-cell>
          <table:table-cell table:formula="of:=[.J760]&amp;[.H761]&amp;[.I7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1]=&quot;&quot;;[.J761];[.K7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2]&amp;[.C$5]" office:value-type="string" office:string-value="&quot;&quot;" calcext:value-type="string">
            <text:p>""</text:p>
          </table:table-cell>
          <table:table-cell table:formula="of:=[.D$5]&amp;[.B762]&amp;[.D$5]" office:value-type="string" office:string-value="&quot;&quot;" calcext:value-type="string">
            <text:p>""</text:p>
          </table:table-cell>
          <table:table-cell table:formula="of:=[.C$6]&amp;[.E$5]&amp;[.C762]" office:value-type="string" office:string-value="&quot;first&quot;:&quot;&quot;" calcext:value-type="string">
            <text:p>"first":""</text:p>
          </table:table-cell>
          <table:table-cell table:formula="of:=[.D$6]&amp;[.F$5]&amp;[.D762]" office:value-type="string" office:string-value="&quot;second&quot;:&quot;&quot;" calcext:value-type="string">
            <text:p>"second":""</text:p>
          </table:table-cell>
          <table:table-cell table:formula="of:=[.E762]&amp;[.G$5]&amp;[.F7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2]);&quot;&quot;;[.H$4]&amp;[.G762]&amp;[.H$5])">
            <text:p/>
          </table:table-cell>
          <table:table-cell table:formula="of:=IF([.H763]=&quot;&quot;;&quot;&quot;;&quot;,&quot;)">
            <text:p/>
          </table:table-cell>
          <table:table-cell table:formula="of:=[.J761]&amp;[.H762]&amp;[.I7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2]=&quot;&quot;;[.J762];[.K7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3]&amp;[.C$5]" office:value-type="string" office:string-value="&quot;&quot;" calcext:value-type="string">
            <text:p>""</text:p>
          </table:table-cell>
          <table:table-cell table:formula="of:=[.D$5]&amp;[.B763]&amp;[.D$5]" office:value-type="string" office:string-value="&quot;&quot;" calcext:value-type="string">
            <text:p>""</text:p>
          </table:table-cell>
          <table:table-cell table:formula="of:=[.C$6]&amp;[.E$5]&amp;[.C763]" office:value-type="string" office:string-value="&quot;first&quot;:&quot;&quot;" calcext:value-type="string">
            <text:p>"first":""</text:p>
          </table:table-cell>
          <table:table-cell table:formula="of:=[.D$6]&amp;[.F$5]&amp;[.D763]" office:value-type="string" office:string-value="&quot;second&quot;:&quot;&quot;" calcext:value-type="string">
            <text:p>"second":""</text:p>
          </table:table-cell>
          <table:table-cell table:formula="of:=[.E763]&amp;[.G$5]&amp;[.F7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3]);&quot;&quot;;[.H$4]&amp;[.G763]&amp;[.H$5])">
            <text:p/>
          </table:table-cell>
          <table:table-cell table:formula="of:=IF([.H764]=&quot;&quot;;&quot;&quot;;&quot;,&quot;)">
            <text:p/>
          </table:table-cell>
          <table:table-cell table:formula="of:=[.J762]&amp;[.H763]&amp;[.I7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3]=&quot;&quot;;[.J763];[.K7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4]&amp;[.C$5]" office:value-type="string" office:string-value="&quot;&quot;" calcext:value-type="string">
            <text:p>""</text:p>
          </table:table-cell>
          <table:table-cell table:formula="of:=[.D$5]&amp;[.B764]&amp;[.D$5]" office:value-type="string" office:string-value="&quot;&quot;" calcext:value-type="string">
            <text:p>""</text:p>
          </table:table-cell>
          <table:table-cell table:formula="of:=[.C$6]&amp;[.E$5]&amp;[.C764]" office:value-type="string" office:string-value="&quot;first&quot;:&quot;&quot;" calcext:value-type="string">
            <text:p>"first":""</text:p>
          </table:table-cell>
          <table:table-cell table:formula="of:=[.D$6]&amp;[.F$5]&amp;[.D764]" office:value-type="string" office:string-value="&quot;second&quot;:&quot;&quot;" calcext:value-type="string">
            <text:p>"second":""</text:p>
          </table:table-cell>
          <table:table-cell table:formula="of:=[.E764]&amp;[.G$5]&amp;[.F7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4]);&quot;&quot;;[.H$4]&amp;[.G764]&amp;[.H$5])">
            <text:p/>
          </table:table-cell>
          <table:table-cell table:formula="of:=IF([.H765]=&quot;&quot;;&quot;&quot;;&quot;,&quot;)">
            <text:p/>
          </table:table-cell>
          <table:table-cell table:formula="of:=[.J763]&amp;[.H764]&amp;[.I7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4]=&quot;&quot;;[.J764];[.K7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5]&amp;[.C$5]" office:value-type="string" office:string-value="&quot;&quot;" calcext:value-type="string">
            <text:p>""</text:p>
          </table:table-cell>
          <table:table-cell table:formula="of:=[.D$5]&amp;[.B765]&amp;[.D$5]" office:value-type="string" office:string-value="&quot;&quot;" calcext:value-type="string">
            <text:p>""</text:p>
          </table:table-cell>
          <table:table-cell table:formula="of:=[.C$6]&amp;[.E$5]&amp;[.C765]" office:value-type="string" office:string-value="&quot;first&quot;:&quot;&quot;" calcext:value-type="string">
            <text:p>"first":""</text:p>
          </table:table-cell>
          <table:table-cell table:formula="of:=[.D$6]&amp;[.F$5]&amp;[.D765]" office:value-type="string" office:string-value="&quot;second&quot;:&quot;&quot;" calcext:value-type="string">
            <text:p>"second":""</text:p>
          </table:table-cell>
          <table:table-cell table:formula="of:=[.E765]&amp;[.G$5]&amp;[.F7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5]);&quot;&quot;;[.H$4]&amp;[.G765]&amp;[.H$5])">
            <text:p/>
          </table:table-cell>
          <table:table-cell table:formula="of:=IF([.H766]=&quot;&quot;;&quot;&quot;;&quot;,&quot;)">
            <text:p/>
          </table:table-cell>
          <table:table-cell table:formula="of:=[.J764]&amp;[.H765]&amp;[.I7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5]=&quot;&quot;;[.J765];[.K7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6]&amp;[.C$5]" office:value-type="string" office:string-value="&quot;&quot;" calcext:value-type="string">
            <text:p>""</text:p>
          </table:table-cell>
          <table:table-cell table:formula="of:=[.D$5]&amp;[.B766]&amp;[.D$5]" office:value-type="string" office:string-value="&quot;&quot;" calcext:value-type="string">
            <text:p>""</text:p>
          </table:table-cell>
          <table:table-cell table:formula="of:=[.C$6]&amp;[.E$5]&amp;[.C766]" office:value-type="string" office:string-value="&quot;first&quot;:&quot;&quot;" calcext:value-type="string">
            <text:p>"first":""</text:p>
          </table:table-cell>
          <table:table-cell table:formula="of:=[.D$6]&amp;[.F$5]&amp;[.D766]" office:value-type="string" office:string-value="&quot;second&quot;:&quot;&quot;" calcext:value-type="string">
            <text:p>"second":""</text:p>
          </table:table-cell>
          <table:table-cell table:formula="of:=[.E766]&amp;[.G$5]&amp;[.F7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6]);&quot;&quot;;[.H$4]&amp;[.G766]&amp;[.H$5])">
            <text:p/>
          </table:table-cell>
          <table:table-cell table:formula="of:=IF([.H767]=&quot;&quot;;&quot;&quot;;&quot;,&quot;)">
            <text:p/>
          </table:table-cell>
          <table:table-cell table:formula="of:=[.J765]&amp;[.H766]&amp;[.I7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6]=&quot;&quot;;[.J766];[.K7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7]&amp;[.C$5]" office:value-type="string" office:string-value="&quot;&quot;" calcext:value-type="string">
            <text:p>""</text:p>
          </table:table-cell>
          <table:table-cell table:formula="of:=[.D$5]&amp;[.B767]&amp;[.D$5]" office:value-type="string" office:string-value="&quot;&quot;" calcext:value-type="string">
            <text:p>""</text:p>
          </table:table-cell>
          <table:table-cell table:formula="of:=[.C$6]&amp;[.E$5]&amp;[.C767]" office:value-type="string" office:string-value="&quot;first&quot;:&quot;&quot;" calcext:value-type="string">
            <text:p>"first":""</text:p>
          </table:table-cell>
          <table:table-cell table:formula="of:=[.D$6]&amp;[.F$5]&amp;[.D767]" office:value-type="string" office:string-value="&quot;second&quot;:&quot;&quot;" calcext:value-type="string">
            <text:p>"second":""</text:p>
          </table:table-cell>
          <table:table-cell table:formula="of:=[.E767]&amp;[.G$5]&amp;[.F7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7]);&quot;&quot;;[.H$4]&amp;[.G767]&amp;[.H$5])">
            <text:p/>
          </table:table-cell>
          <table:table-cell table:formula="of:=IF([.H768]=&quot;&quot;;&quot;&quot;;&quot;,&quot;)">
            <text:p/>
          </table:table-cell>
          <table:table-cell table:formula="of:=[.J766]&amp;[.H767]&amp;[.I7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7]=&quot;&quot;;[.J767];[.K7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8]&amp;[.C$5]" office:value-type="string" office:string-value="&quot;&quot;" calcext:value-type="string">
            <text:p>""</text:p>
          </table:table-cell>
          <table:table-cell table:formula="of:=[.D$5]&amp;[.B768]&amp;[.D$5]" office:value-type="string" office:string-value="&quot;&quot;" calcext:value-type="string">
            <text:p>""</text:p>
          </table:table-cell>
          <table:table-cell table:formula="of:=[.C$6]&amp;[.E$5]&amp;[.C768]" office:value-type="string" office:string-value="&quot;first&quot;:&quot;&quot;" calcext:value-type="string">
            <text:p>"first":""</text:p>
          </table:table-cell>
          <table:table-cell table:formula="of:=[.D$6]&amp;[.F$5]&amp;[.D768]" office:value-type="string" office:string-value="&quot;second&quot;:&quot;&quot;" calcext:value-type="string">
            <text:p>"second":""</text:p>
          </table:table-cell>
          <table:table-cell table:formula="of:=[.E768]&amp;[.G$5]&amp;[.F7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8]);&quot;&quot;;[.H$4]&amp;[.G768]&amp;[.H$5])">
            <text:p/>
          </table:table-cell>
          <table:table-cell table:formula="of:=IF([.H769]=&quot;&quot;;&quot;&quot;;&quot;,&quot;)">
            <text:p/>
          </table:table-cell>
          <table:table-cell table:formula="of:=[.J767]&amp;[.H768]&amp;[.I7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8]=&quot;&quot;;[.J768];[.K7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69]&amp;[.C$5]" office:value-type="string" office:string-value="&quot;&quot;" calcext:value-type="string">
            <text:p>""</text:p>
          </table:table-cell>
          <table:table-cell table:formula="of:=[.D$5]&amp;[.B769]&amp;[.D$5]" office:value-type="string" office:string-value="&quot;&quot;" calcext:value-type="string">
            <text:p>""</text:p>
          </table:table-cell>
          <table:table-cell table:formula="of:=[.C$6]&amp;[.E$5]&amp;[.C769]" office:value-type="string" office:string-value="&quot;first&quot;:&quot;&quot;" calcext:value-type="string">
            <text:p>"first":""</text:p>
          </table:table-cell>
          <table:table-cell table:formula="of:=[.D$6]&amp;[.F$5]&amp;[.D769]" office:value-type="string" office:string-value="&quot;second&quot;:&quot;&quot;" calcext:value-type="string">
            <text:p>"second":""</text:p>
          </table:table-cell>
          <table:table-cell table:formula="of:=[.E769]&amp;[.G$5]&amp;[.F7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69]);&quot;&quot;;[.H$4]&amp;[.G769]&amp;[.H$5])">
            <text:p/>
          </table:table-cell>
          <table:table-cell table:formula="of:=IF([.H770]=&quot;&quot;;&quot;&quot;;&quot;,&quot;)">
            <text:p/>
          </table:table-cell>
          <table:table-cell table:formula="of:=[.J768]&amp;[.H769]&amp;[.I7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69]=&quot;&quot;;[.J769];[.K7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0]&amp;[.C$5]" office:value-type="string" office:string-value="&quot;&quot;" calcext:value-type="string">
            <text:p>""</text:p>
          </table:table-cell>
          <table:table-cell table:formula="of:=[.D$5]&amp;[.B770]&amp;[.D$5]" office:value-type="string" office:string-value="&quot;&quot;" calcext:value-type="string">
            <text:p>""</text:p>
          </table:table-cell>
          <table:table-cell table:formula="of:=[.C$6]&amp;[.E$5]&amp;[.C770]" office:value-type="string" office:string-value="&quot;first&quot;:&quot;&quot;" calcext:value-type="string">
            <text:p>"first":""</text:p>
          </table:table-cell>
          <table:table-cell table:formula="of:=[.D$6]&amp;[.F$5]&amp;[.D770]" office:value-type="string" office:string-value="&quot;second&quot;:&quot;&quot;" calcext:value-type="string">
            <text:p>"second":""</text:p>
          </table:table-cell>
          <table:table-cell table:formula="of:=[.E770]&amp;[.G$5]&amp;[.F7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0]);&quot;&quot;;[.H$4]&amp;[.G770]&amp;[.H$5])">
            <text:p/>
          </table:table-cell>
          <table:table-cell table:formula="of:=IF([.H771]=&quot;&quot;;&quot;&quot;;&quot;,&quot;)">
            <text:p/>
          </table:table-cell>
          <table:table-cell table:formula="of:=[.J769]&amp;[.H770]&amp;[.I7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0]=&quot;&quot;;[.J770];[.K7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1]&amp;[.C$5]" office:value-type="string" office:string-value="&quot;&quot;" calcext:value-type="string">
            <text:p>""</text:p>
          </table:table-cell>
          <table:table-cell table:formula="of:=[.D$5]&amp;[.B771]&amp;[.D$5]" office:value-type="string" office:string-value="&quot;&quot;" calcext:value-type="string">
            <text:p>""</text:p>
          </table:table-cell>
          <table:table-cell table:formula="of:=[.C$6]&amp;[.E$5]&amp;[.C771]" office:value-type="string" office:string-value="&quot;first&quot;:&quot;&quot;" calcext:value-type="string">
            <text:p>"first":""</text:p>
          </table:table-cell>
          <table:table-cell table:formula="of:=[.D$6]&amp;[.F$5]&amp;[.D771]" office:value-type="string" office:string-value="&quot;second&quot;:&quot;&quot;" calcext:value-type="string">
            <text:p>"second":""</text:p>
          </table:table-cell>
          <table:table-cell table:formula="of:=[.E771]&amp;[.G$5]&amp;[.F7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1]);&quot;&quot;;[.H$4]&amp;[.G771]&amp;[.H$5])">
            <text:p/>
          </table:table-cell>
          <table:table-cell table:formula="of:=IF([.H772]=&quot;&quot;;&quot;&quot;;&quot;,&quot;)">
            <text:p/>
          </table:table-cell>
          <table:table-cell table:formula="of:=[.J770]&amp;[.H771]&amp;[.I7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1]=&quot;&quot;;[.J771];[.K7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2]&amp;[.C$5]" office:value-type="string" office:string-value="&quot;&quot;" calcext:value-type="string">
            <text:p>""</text:p>
          </table:table-cell>
          <table:table-cell table:formula="of:=[.D$5]&amp;[.B772]&amp;[.D$5]" office:value-type="string" office:string-value="&quot;&quot;" calcext:value-type="string">
            <text:p>""</text:p>
          </table:table-cell>
          <table:table-cell table:formula="of:=[.C$6]&amp;[.E$5]&amp;[.C772]" office:value-type="string" office:string-value="&quot;first&quot;:&quot;&quot;" calcext:value-type="string">
            <text:p>"first":""</text:p>
          </table:table-cell>
          <table:table-cell table:formula="of:=[.D$6]&amp;[.F$5]&amp;[.D772]" office:value-type="string" office:string-value="&quot;second&quot;:&quot;&quot;" calcext:value-type="string">
            <text:p>"second":""</text:p>
          </table:table-cell>
          <table:table-cell table:formula="of:=[.E772]&amp;[.G$5]&amp;[.F7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2]);&quot;&quot;;[.H$4]&amp;[.G772]&amp;[.H$5])">
            <text:p/>
          </table:table-cell>
          <table:table-cell table:formula="of:=IF([.H773]=&quot;&quot;;&quot;&quot;;&quot;,&quot;)">
            <text:p/>
          </table:table-cell>
          <table:table-cell table:formula="of:=[.J771]&amp;[.H772]&amp;[.I7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2]=&quot;&quot;;[.J772];[.K7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3]&amp;[.C$5]" office:value-type="string" office:string-value="&quot;&quot;" calcext:value-type="string">
            <text:p>""</text:p>
          </table:table-cell>
          <table:table-cell table:formula="of:=[.D$5]&amp;[.B773]&amp;[.D$5]" office:value-type="string" office:string-value="&quot;&quot;" calcext:value-type="string">
            <text:p>""</text:p>
          </table:table-cell>
          <table:table-cell table:formula="of:=[.C$6]&amp;[.E$5]&amp;[.C773]" office:value-type="string" office:string-value="&quot;first&quot;:&quot;&quot;" calcext:value-type="string">
            <text:p>"first":""</text:p>
          </table:table-cell>
          <table:table-cell table:formula="of:=[.D$6]&amp;[.F$5]&amp;[.D773]" office:value-type="string" office:string-value="&quot;second&quot;:&quot;&quot;" calcext:value-type="string">
            <text:p>"second":""</text:p>
          </table:table-cell>
          <table:table-cell table:formula="of:=[.E773]&amp;[.G$5]&amp;[.F7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3]);&quot;&quot;;[.H$4]&amp;[.G773]&amp;[.H$5])">
            <text:p/>
          </table:table-cell>
          <table:table-cell table:formula="of:=IF([.H774]=&quot;&quot;;&quot;&quot;;&quot;,&quot;)">
            <text:p/>
          </table:table-cell>
          <table:table-cell table:formula="of:=[.J772]&amp;[.H773]&amp;[.I7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3]=&quot;&quot;;[.J773];[.K7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4]&amp;[.C$5]" office:value-type="string" office:string-value="&quot;&quot;" calcext:value-type="string">
            <text:p>""</text:p>
          </table:table-cell>
          <table:table-cell table:formula="of:=[.D$5]&amp;[.B774]&amp;[.D$5]" office:value-type="string" office:string-value="&quot;&quot;" calcext:value-type="string">
            <text:p>""</text:p>
          </table:table-cell>
          <table:table-cell table:formula="of:=[.C$6]&amp;[.E$5]&amp;[.C774]" office:value-type="string" office:string-value="&quot;first&quot;:&quot;&quot;" calcext:value-type="string">
            <text:p>"first":""</text:p>
          </table:table-cell>
          <table:table-cell table:formula="of:=[.D$6]&amp;[.F$5]&amp;[.D774]" office:value-type="string" office:string-value="&quot;second&quot;:&quot;&quot;" calcext:value-type="string">
            <text:p>"second":""</text:p>
          </table:table-cell>
          <table:table-cell table:formula="of:=[.E774]&amp;[.G$5]&amp;[.F7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4]);&quot;&quot;;[.H$4]&amp;[.G774]&amp;[.H$5])">
            <text:p/>
          </table:table-cell>
          <table:table-cell table:formula="of:=IF([.H775]=&quot;&quot;;&quot;&quot;;&quot;,&quot;)">
            <text:p/>
          </table:table-cell>
          <table:table-cell table:formula="of:=[.J773]&amp;[.H774]&amp;[.I7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4]=&quot;&quot;;[.J774];[.K7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5]&amp;[.C$5]" office:value-type="string" office:string-value="&quot;&quot;" calcext:value-type="string">
            <text:p>""</text:p>
          </table:table-cell>
          <table:table-cell table:formula="of:=[.D$5]&amp;[.B775]&amp;[.D$5]" office:value-type="string" office:string-value="&quot;&quot;" calcext:value-type="string">
            <text:p>""</text:p>
          </table:table-cell>
          <table:table-cell table:formula="of:=[.C$6]&amp;[.E$5]&amp;[.C775]" office:value-type="string" office:string-value="&quot;first&quot;:&quot;&quot;" calcext:value-type="string">
            <text:p>"first":""</text:p>
          </table:table-cell>
          <table:table-cell table:formula="of:=[.D$6]&amp;[.F$5]&amp;[.D775]" office:value-type="string" office:string-value="&quot;second&quot;:&quot;&quot;" calcext:value-type="string">
            <text:p>"second":""</text:p>
          </table:table-cell>
          <table:table-cell table:formula="of:=[.E775]&amp;[.G$5]&amp;[.F7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5]);&quot;&quot;;[.H$4]&amp;[.G775]&amp;[.H$5])">
            <text:p/>
          </table:table-cell>
          <table:table-cell table:formula="of:=IF([.H776]=&quot;&quot;;&quot;&quot;;&quot;,&quot;)">
            <text:p/>
          </table:table-cell>
          <table:table-cell table:formula="of:=[.J774]&amp;[.H775]&amp;[.I7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5]=&quot;&quot;;[.J775];[.K7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6]&amp;[.C$5]" office:value-type="string" office:string-value="&quot;&quot;" calcext:value-type="string">
            <text:p>""</text:p>
          </table:table-cell>
          <table:table-cell table:formula="of:=[.D$5]&amp;[.B776]&amp;[.D$5]" office:value-type="string" office:string-value="&quot;&quot;" calcext:value-type="string">
            <text:p>""</text:p>
          </table:table-cell>
          <table:table-cell table:formula="of:=[.C$6]&amp;[.E$5]&amp;[.C776]" office:value-type="string" office:string-value="&quot;first&quot;:&quot;&quot;" calcext:value-type="string">
            <text:p>"first":""</text:p>
          </table:table-cell>
          <table:table-cell table:formula="of:=[.D$6]&amp;[.F$5]&amp;[.D776]" office:value-type="string" office:string-value="&quot;second&quot;:&quot;&quot;" calcext:value-type="string">
            <text:p>"second":""</text:p>
          </table:table-cell>
          <table:table-cell table:formula="of:=[.E776]&amp;[.G$5]&amp;[.F7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6]);&quot;&quot;;[.H$4]&amp;[.G776]&amp;[.H$5])">
            <text:p/>
          </table:table-cell>
          <table:table-cell table:formula="of:=IF([.H777]=&quot;&quot;;&quot;&quot;;&quot;,&quot;)">
            <text:p/>
          </table:table-cell>
          <table:table-cell table:formula="of:=[.J775]&amp;[.H776]&amp;[.I7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6]=&quot;&quot;;[.J776];[.K7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7]&amp;[.C$5]" office:value-type="string" office:string-value="&quot;&quot;" calcext:value-type="string">
            <text:p>""</text:p>
          </table:table-cell>
          <table:table-cell table:formula="of:=[.D$5]&amp;[.B777]&amp;[.D$5]" office:value-type="string" office:string-value="&quot;&quot;" calcext:value-type="string">
            <text:p>""</text:p>
          </table:table-cell>
          <table:table-cell table:formula="of:=[.C$6]&amp;[.E$5]&amp;[.C777]" office:value-type="string" office:string-value="&quot;first&quot;:&quot;&quot;" calcext:value-type="string">
            <text:p>"first":""</text:p>
          </table:table-cell>
          <table:table-cell table:formula="of:=[.D$6]&amp;[.F$5]&amp;[.D777]" office:value-type="string" office:string-value="&quot;second&quot;:&quot;&quot;" calcext:value-type="string">
            <text:p>"second":""</text:p>
          </table:table-cell>
          <table:table-cell table:formula="of:=[.E777]&amp;[.G$5]&amp;[.F7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7]);&quot;&quot;;[.H$4]&amp;[.G777]&amp;[.H$5])">
            <text:p/>
          </table:table-cell>
          <table:table-cell table:formula="of:=IF([.H778]=&quot;&quot;;&quot;&quot;;&quot;,&quot;)">
            <text:p/>
          </table:table-cell>
          <table:table-cell table:formula="of:=[.J776]&amp;[.H777]&amp;[.I7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7]=&quot;&quot;;[.J777];[.K7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8]&amp;[.C$5]" office:value-type="string" office:string-value="&quot;&quot;" calcext:value-type="string">
            <text:p>""</text:p>
          </table:table-cell>
          <table:table-cell table:formula="of:=[.D$5]&amp;[.B778]&amp;[.D$5]" office:value-type="string" office:string-value="&quot;&quot;" calcext:value-type="string">
            <text:p>""</text:p>
          </table:table-cell>
          <table:table-cell table:formula="of:=[.C$6]&amp;[.E$5]&amp;[.C778]" office:value-type="string" office:string-value="&quot;first&quot;:&quot;&quot;" calcext:value-type="string">
            <text:p>"first":""</text:p>
          </table:table-cell>
          <table:table-cell table:formula="of:=[.D$6]&amp;[.F$5]&amp;[.D778]" office:value-type="string" office:string-value="&quot;second&quot;:&quot;&quot;" calcext:value-type="string">
            <text:p>"second":""</text:p>
          </table:table-cell>
          <table:table-cell table:formula="of:=[.E778]&amp;[.G$5]&amp;[.F7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8]);&quot;&quot;;[.H$4]&amp;[.G778]&amp;[.H$5])">
            <text:p/>
          </table:table-cell>
          <table:table-cell table:formula="of:=IF([.H779]=&quot;&quot;;&quot;&quot;;&quot;,&quot;)">
            <text:p/>
          </table:table-cell>
          <table:table-cell table:formula="of:=[.J777]&amp;[.H778]&amp;[.I7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8]=&quot;&quot;;[.J778];[.K7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79]&amp;[.C$5]" office:value-type="string" office:string-value="&quot;&quot;" calcext:value-type="string">
            <text:p>""</text:p>
          </table:table-cell>
          <table:table-cell table:formula="of:=[.D$5]&amp;[.B779]&amp;[.D$5]" office:value-type="string" office:string-value="&quot;&quot;" calcext:value-type="string">
            <text:p>""</text:p>
          </table:table-cell>
          <table:table-cell table:formula="of:=[.C$6]&amp;[.E$5]&amp;[.C779]" office:value-type="string" office:string-value="&quot;first&quot;:&quot;&quot;" calcext:value-type="string">
            <text:p>"first":""</text:p>
          </table:table-cell>
          <table:table-cell table:formula="of:=[.D$6]&amp;[.F$5]&amp;[.D779]" office:value-type="string" office:string-value="&quot;second&quot;:&quot;&quot;" calcext:value-type="string">
            <text:p>"second":""</text:p>
          </table:table-cell>
          <table:table-cell table:formula="of:=[.E779]&amp;[.G$5]&amp;[.F7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79]);&quot;&quot;;[.H$4]&amp;[.G779]&amp;[.H$5])">
            <text:p/>
          </table:table-cell>
          <table:table-cell table:formula="of:=IF([.H780]=&quot;&quot;;&quot;&quot;;&quot;,&quot;)">
            <text:p/>
          </table:table-cell>
          <table:table-cell table:formula="of:=[.J778]&amp;[.H779]&amp;[.I7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79]=&quot;&quot;;[.J779];[.K7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0]&amp;[.C$5]" office:value-type="string" office:string-value="&quot;&quot;" calcext:value-type="string">
            <text:p>""</text:p>
          </table:table-cell>
          <table:table-cell table:formula="of:=[.D$5]&amp;[.B780]&amp;[.D$5]" office:value-type="string" office:string-value="&quot;&quot;" calcext:value-type="string">
            <text:p>""</text:p>
          </table:table-cell>
          <table:table-cell table:formula="of:=[.C$6]&amp;[.E$5]&amp;[.C780]" office:value-type="string" office:string-value="&quot;first&quot;:&quot;&quot;" calcext:value-type="string">
            <text:p>"first":""</text:p>
          </table:table-cell>
          <table:table-cell table:formula="of:=[.D$6]&amp;[.F$5]&amp;[.D780]" office:value-type="string" office:string-value="&quot;second&quot;:&quot;&quot;" calcext:value-type="string">
            <text:p>"second":""</text:p>
          </table:table-cell>
          <table:table-cell table:formula="of:=[.E780]&amp;[.G$5]&amp;[.F7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0]);&quot;&quot;;[.H$4]&amp;[.G780]&amp;[.H$5])">
            <text:p/>
          </table:table-cell>
          <table:table-cell table:formula="of:=IF([.H781]=&quot;&quot;;&quot;&quot;;&quot;,&quot;)">
            <text:p/>
          </table:table-cell>
          <table:table-cell table:formula="of:=[.J779]&amp;[.H780]&amp;[.I7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0]=&quot;&quot;;[.J780];[.K7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1]&amp;[.C$5]" office:value-type="string" office:string-value="&quot;&quot;" calcext:value-type="string">
            <text:p>""</text:p>
          </table:table-cell>
          <table:table-cell table:formula="of:=[.D$5]&amp;[.B781]&amp;[.D$5]" office:value-type="string" office:string-value="&quot;&quot;" calcext:value-type="string">
            <text:p>""</text:p>
          </table:table-cell>
          <table:table-cell table:formula="of:=[.C$6]&amp;[.E$5]&amp;[.C781]" office:value-type="string" office:string-value="&quot;first&quot;:&quot;&quot;" calcext:value-type="string">
            <text:p>"first":""</text:p>
          </table:table-cell>
          <table:table-cell table:formula="of:=[.D$6]&amp;[.F$5]&amp;[.D781]" office:value-type="string" office:string-value="&quot;second&quot;:&quot;&quot;" calcext:value-type="string">
            <text:p>"second":""</text:p>
          </table:table-cell>
          <table:table-cell table:formula="of:=[.E781]&amp;[.G$5]&amp;[.F7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1]);&quot;&quot;;[.H$4]&amp;[.G781]&amp;[.H$5])">
            <text:p/>
          </table:table-cell>
          <table:table-cell table:formula="of:=IF([.H782]=&quot;&quot;;&quot;&quot;;&quot;,&quot;)">
            <text:p/>
          </table:table-cell>
          <table:table-cell table:formula="of:=[.J780]&amp;[.H781]&amp;[.I7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1]=&quot;&quot;;[.J781];[.K7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2]&amp;[.C$5]" office:value-type="string" office:string-value="&quot;&quot;" calcext:value-type="string">
            <text:p>""</text:p>
          </table:table-cell>
          <table:table-cell table:formula="of:=[.D$5]&amp;[.B782]&amp;[.D$5]" office:value-type="string" office:string-value="&quot;&quot;" calcext:value-type="string">
            <text:p>""</text:p>
          </table:table-cell>
          <table:table-cell table:formula="of:=[.C$6]&amp;[.E$5]&amp;[.C782]" office:value-type="string" office:string-value="&quot;first&quot;:&quot;&quot;" calcext:value-type="string">
            <text:p>"first":""</text:p>
          </table:table-cell>
          <table:table-cell table:formula="of:=[.D$6]&amp;[.F$5]&amp;[.D782]" office:value-type="string" office:string-value="&quot;second&quot;:&quot;&quot;" calcext:value-type="string">
            <text:p>"second":""</text:p>
          </table:table-cell>
          <table:table-cell table:formula="of:=[.E782]&amp;[.G$5]&amp;[.F7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2]);&quot;&quot;;[.H$4]&amp;[.G782]&amp;[.H$5])">
            <text:p/>
          </table:table-cell>
          <table:table-cell table:formula="of:=IF([.H783]=&quot;&quot;;&quot;&quot;;&quot;,&quot;)">
            <text:p/>
          </table:table-cell>
          <table:table-cell table:formula="of:=[.J781]&amp;[.H782]&amp;[.I7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2]=&quot;&quot;;[.J782];[.K7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3]&amp;[.C$5]" office:value-type="string" office:string-value="&quot;&quot;" calcext:value-type="string">
            <text:p>""</text:p>
          </table:table-cell>
          <table:table-cell table:formula="of:=[.D$5]&amp;[.B783]&amp;[.D$5]" office:value-type="string" office:string-value="&quot;&quot;" calcext:value-type="string">
            <text:p>""</text:p>
          </table:table-cell>
          <table:table-cell table:formula="of:=[.C$6]&amp;[.E$5]&amp;[.C783]" office:value-type="string" office:string-value="&quot;first&quot;:&quot;&quot;" calcext:value-type="string">
            <text:p>"first":""</text:p>
          </table:table-cell>
          <table:table-cell table:formula="of:=[.D$6]&amp;[.F$5]&amp;[.D783]" office:value-type="string" office:string-value="&quot;second&quot;:&quot;&quot;" calcext:value-type="string">
            <text:p>"second":""</text:p>
          </table:table-cell>
          <table:table-cell table:formula="of:=[.E783]&amp;[.G$5]&amp;[.F7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3]);&quot;&quot;;[.H$4]&amp;[.G783]&amp;[.H$5])">
            <text:p/>
          </table:table-cell>
          <table:table-cell table:formula="of:=IF([.H784]=&quot;&quot;;&quot;&quot;;&quot;,&quot;)">
            <text:p/>
          </table:table-cell>
          <table:table-cell table:formula="of:=[.J782]&amp;[.H783]&amp;[.I7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3]=&quot;&quot;;[.J783];[.K7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4]&amp;[.C$5]" office:value-type="string" office:string-value="&quot;&quot;" calcext:value-type="string">
            <text:p>""</text:p>
          </table:table-cell>
          <table:table-cell table:formula="of:=[.D$5]&amp;[.B784]&amp;[.D$5]" office:value-type="string" office:string-value="&quot;&quot;" calcext:value-type="string">
            <text:p>""</text:p>
          </table:table-cell>
          <table:table-cell table:formula="of:=[.C$6]&amp;[.E$5]&amp;[.C784]" office:value-type="string" office:string-value="&quot;first&quot;:&quot;&quot;" calcext:value-type="string">
            <text:p>"first":""</text:p>
          </table:table-cell>
          <table:table-cell table:formula="of:=[.D$6]&amp;[.F$5]&amp;[.D784]" office:value-type="string" office:string-value="&quot;second&quot;:&quot;&quot;" calcext:value-type="string">
            <text:p>"second":""</text:p>
          </table:table-cell>
          <table:table-cell table:formula="of:=[.E784]&amp;[.G$5]&amp;[.F7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4]);&quot;&quot;;[.H$4]&amp;[.G784]&amp;[.H$5])">
            <text:p/>
          </table:table-cell>
          <table:table-cell table:formula="of:=IF([.H785]=&quot;&quot;;&quot;&quot;;&quot;,&quot;)">
            <text:p/>
          </table:table-cell>
          <table:table-cell table:formula="of:=[.J783]&amp;[.H784]&amp;[.I7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4]=&quot;&quot;;[.J784];[.K7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5]&amp;[.C$5]" office:value-type="string" office:string-value="&quot;&quot;" calcext:value-type="string">
            <text:p>""</text:p>
          </table:table-cell>
          <table:table-cell table:formula="of:=[.D$5]&amp;[.B785]&amp;[.D$5]" office:value-type="string" office:string-value="&quot;&quot;" calcext:value-type="string">
            <text:p>""</text:p>
          </table:table-cell>
          <table:table-cell table:formula="of:=[.C$6]&amp;[.E$5]&amp;[.C785]" office:value-type="string" office:string-value="&quot;first&quot;:&quot;&quot;" calcext:value-type="string">
            <text:p>"first":""</text:p>
          </table:table-cell>
          <table:table-cell table:formula="of:=[.D$6]&amp;[.F$5]&amp;[.D785]" office:value-type="string" office:string-value="&quot;second&quot;:&quot;&quot;" calcext:value-type="string">
            <text:p>"second":""</text:p>
          </table:table-cell>
          <table:table-cell table:formula="of:=[.E785]&amp;[.G$5]&amp;[.F7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5]);&quot;&quot;;[.H$4]&amp;[.G785]&amp;[.H$5])">
            <text:p/>
          </table:table-cell>
          <table:table-cell table:formula="of:=IF([.H786]=&quot;&quot;;&quot;&quot;;&quot;,&quot;)">
            <text:p/>
          </table:table-cell>
          <table:table-cell table:formula="of:=[.J784]&amp;[.H785]&amp;[.I7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5]=&quot;&quot;;[.J785];[.K7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6]&amp;[.C$5]" office:value-type="string" office:string-value="&quot;&quot;" calcext:value-type="string">
            <text:p>""</text:p>
          </table:table-cell>
          <table:table-cell table:formula="of:=[.D$5]&amp;[.B786]&amp;[.D$5]" office:value-type="string" office:string-value="&quot;&quot;" calcext:value-type="string">
            <text:p>""</text:p>
          </table:table-cell>
          <table:table-cell table:formula="of:=[.C$6]&amp;[.E$5]&amp;[.C786]" office:value-type="string" office:string-value="&quot;first&quot;:&quot;&quot;" calcext:value-type="string">
            <text:p>"first":""</text:p>
          </table:table-cell>
          <table:table-cell table:formula="of:=[.D$6]&amp;[.F$5]&amp;[.D786]" office:value-type="string" office:string-value="&quot;second&quot;:&quot;&quot;" calcext:value-type="string">
            <text:p>"second":""</text:p>
          </table:table-cell>
          <table:table-cell table:formula="of:=[.E786]&amp;[.G$5]&amp;[.F7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6]);&quot;&quot;;[.H$4]&amp;[.G786]&amp;[.H$5])">
            <text:p/>
          </table:table-cell>
          <table:table-cell table:formula="of:=IF([.H787]=&quot;&quot;;&quot;&quot;;&quot;,&quot;)">
            <text:p/>
          </table:table-cell>
          <table:table-cell table:formula="of:=[.J785]&amp;[.H786]&amp;[.I7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6]=&quot;&quot;;[.J786];[.K7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7]&amp;[.C$5]" office:value-type="string" office:string-value="&quot;&quot;" calcext:value-type="string">
            <text:p>""</text:p>
          </table:table-cell>
          <table:table-cell table:formula="of:=[.D$5]&amp;[.B787]&amp;[.D$5]" office:value-type="string" office:string-value="&quot;&quot;" calcext:value-type="string">
            <text:p>""</text:p>
          </table:table-cell>
          <table:table-cell table:formula="of:=[.C$6]&amp;[.E$5]&amp;[.C787]" office:value-type="string" office:string-value="&quot;first&quot;:&quot;&quot;" calcext:value-type="string">
            <text:p>"first":""</text:p>
          </table:table-cell>
          <table:table-cell table:formula="of:=[.D$6]&amp;[.F$5]&amp;[.D787]" office:value-type="string" office:string-value="&quot;second&quot;:&quot;&quot;" calcext:value-type="string">
            <text:p>"second":""</text:p>
          </table:table-cell>
          <table:table-cell table:formula="of:=[.E787]&amp;[.G$5]&amp;[.F7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7]);&quot;&quot;;[.H$4]&amp;[.G787]&amp;[.H$5])">
            <text:p/>
          </table:table-cell>
          <table:table-cell table:formula="of:=IF([.H788]=&quot;&quot;;&quot;&quot;;&quot;,&quot;)">
            <text:p/>
          </table:table-cell>
          <table:table-cell table:formula="of:=[.J786]&amp;[.H787]&amp;[.I7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7]=&quot;&quot;;[.J787];[.K7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8]&amp;[.C$5]" office:value-type="string" office:string-value="&quot;&quot;" calcext:value-type="string">
            <text:p>""</text:p>
          </table:table-cell>
          <table:table-cell table:formula="of:=[.D$5]&amp;[.B788]&amp;[.D$5]" office:value-type="string" office:string-value="&quot;&quot;" calcext:value-type="string">
            <text:p>""</text:p>
          </table:table-cell>
          <table:table-cell table:formula="of:=[.C$6]&amp;[.E$5]&amp;[.C788]" office:value-type="string" office:string-value="&quot;first&quot;:&quot;&quot;" calcext:value-type="string">
            <text:p>"first":""</text:p>
          </table:table-cell>
          <table:table-cell table:formula="of:=[.D$6]&amp;[.F$5]&amp;[.D788]" office:value-type="string" office:string-value="&quot;second&quot;:&quot;&quot;" calcext:value-type="string">
            <text:p>"second":""</text:p>
          </table:table-cell>
          <table:table-cell table:formula="of:=[.E788]&amp;[.G$5]&amp;[.F7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8]);&quot;&quot;;[.H$4]&amp;[.G788]&amp;[.H$5])">
            <text:p/>
          </table:table-cell>
          <table:table-cell table:formula="of:=IF([.H789]=&quot;&quot;;&quot;&quot;;&quot;,&quot;)">
            <text:p/>
          </table:table-cell>
          <table:table-cell table:formula="of:=[.J787]&amp;[.H788]&amp;[.I7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8]=&quot;&quot;;[.J788];[.K7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89]&amp;[.C$5]" office:value-type="string" office:string-value="&quot;&quot;" calcext:value-type="string">
            <text:p>""</text:p>
          </table:table-cell>
          <table:table-cell table:formula="of:=[.D$5]&amp;[.B789]&amp;[.D$5]" office:value-type="string" office:string-value="&quot;&quot;" calcext:value-type="string">
            <text:p>""</text:p>
          </table:table-cell>
          <table:table-cell table:formula="of:=[.C$6]&amp;[.E$5]&amp;[.C789]" office:value-type="string" office:string-value="&quot;first&quot;:&quot;&quot;" calcext:value-type="string">
            <text:p>"first":""</text:p>
          </table:table-cell>
          <table:table-cell table:formula="of:=[.D$6]&amp;[.F$5]&amp;[.D789]" office:value-type="string" office:string-value="&quot;second&quot;:&quot;&quot;" calcext:value-type="string">
            <text:p>"second":""</text:p>
          </table:table-cell>
          <table:table-cell table:formula="of:=[.E789]&amp;[.G$5]&amp;[.F7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89]);&quot;&quot;;[.H$4]&amp;[.G789]&amp;[.H$5])">
            <text:p/>
          </table:table-cell>
          <table:table-cell table:formula="of:=IF([.H790]=&quot;&quot;;&quot;&quot;;&quot;,&quot;)">
            <text:p/>
          </table:table-cell>
          <table:table-cell table:formula="of:=[.J788]&amp;[.H789]&amp;[.I7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89]=&quot;&quot;;[.J789];[.K7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0]&amp;[.C$5]" office:value-type="string" office:string-value="&quot;&quot;" calcext:value-type="string">
            <text:p>""</text:p>
          </table:table-cell>
          <table:table-cell table:formula="of:=[.D$5]&amp;[.B790]&amp;[.D$5]" office:value-type="string" office:string-value="&quot;&quot;" calcext:value-type="string">
            <text:p>""</text:p>
          </table:table-cell>
          <table:table-cell table:formula="of:=[.C$6]&amp;[.E$5]&amp;[.C790]" office:value-type="string" office:string-value="&quot;first&quot;:&quot;&quot;" calcext:value-type="string">
            <text:p>"first":""</text:p>
          </table:table-cell>
          <table:table-cell table:formula="of:=[.D$6]&amp;[.F$5]&amp;[.D790]" office:value-type="string" office:string-value="&quot;second&quot;:&quot;&quot;" calcext:value-type="string">
            <text:p>"second":""</text:p>
          </table:table-cell>
          <table:table-cell table:formula="of:=[.E790]&amp;[.G$5]&amp;[.F7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0]);&quot;&quot;;[.H$4]&amp;[.G790]&amp;[.H$5])">
            <text:p/>
          </table:table-cell>
          <table:table-cell table:formula="of:=IF([.H791]=&quot;&quot;;&quot;&quot;;&quot;,&quot;)">
            <text:p/>
          </table:table-cell>
          <table:table-cell table:formula="of:=[.J789]&amp;[.H790]&amp;[.I7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0]=&quot;&quot;;[.J790];[.K7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1]&amp;[.C$5]" office:value-type="string" office:string-value="&quot;&quot;" calcext:value-type="string">
            <text:p>""</text:p>
          </table:table-cell>
          <table:table-cell table:formula="of:=[.D$5]&amp;[.B791]&amp;[.D$5]" office:value-type="string" office:string-value="&quot;&quot;" calcext:value-type="string">
            <text:p>""</text:p>
          </table:table-cell>
          <table:table-cell table:formula="of:=[.C$6]&amp;[.E$5]&amp;[.C791]" office:value-type="string" office:string-value="&quot;first&quot;:&quot;&quot;" calcext:value-type="string">
            <text:p>"first":""</text:p>
          </table:table-cell>
          <table:table-cell table:formula="of:=[.D$6]&amp;[.F$5]&amp;[.D791]" office:value-type="string" office:string-value="&quot;second&quot;:&quot;&quot;" calcext:value-type="string">
            <text:p>"second":""</text:p>
          </table:table-cell>
          <table:table-cell table:formula="of:=[.E791]&amp;[.G$5]&amp;[.F7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1]);&quot;&quot;;[.H$4]&amp;[.G791]&amp;[.H$5])">
            <text:p/>
          </table:table-cell>
          <table:table-cell table:formula="of:=IF([.H792]=&quot;&quot;;&quot;&quot;;&quot;,&quot;)">
            <text:p/>
          </table:table-cell>
          <table:table-cell table:formula="of:=[.J790]&amp;[.H791]&amp;[.I7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1]=&quot;&quot;;[.J791];[.K7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2]&amp;[.C$5]" office:value-type="string" office:string-value="&quot;&quot;" calcext:value-type="string">
            <text:p>""</text:p>
          </table:table-cell>
          <table:table-cell table:formula="of:=[.D$5]&amp;[.B792]&amp;[.D$5]" office:value-type="string" office:string-value="&quot;&quot;" calcext:value-type="string">
            <text:p>""</text:p>
          </table:table-cell>
          <table:table-cell table:formula="of:=[.C$6]&amp;[.E$5]&amp;[.C792]" office:value-type="string" office:string-value="&quot;first&quot;:&quot;&quot;" calcext:value-type="string">
            <text:p>"first":""</text:p>
          </table:table-cell>
          <table:table-cell table:formula="of:=[.D$6]&amp;[.F$5]&amp;[.D792]" office:value-type="string" office:string-value="&quot;second&quot;:&quot;&quot;" calcext:value-type="string">
            <text:p>"second":""</text:p>
          </table:table-cell>
          <table:table-cell table:formula="of:=[.E792]&amp;[.G$5]&amp;[.F7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2]);&quot;&quot;;[.H$4]&amp;[.G792]&amp;[.H$5])">
            <text:p/>
          </table:table-cell>
          <table:table-cell table:formula="of:=IF([.H793]=&quot;&quot;;&quot;&quot;;&quot;,&quot;)">
            <text:p/>
          </table:table-cell>
          <table:table-cell table:formula="of:=[.J791]&amp;[.H792]&amp;[.I7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2]=&quot;&quot;;[.J792];[.K7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3]&amp;[.C$5]" office:value-type="string" office:string-value="&quot;&quot;" calcext:value-type="string">
            <text:p>""</text:p>
          </table:table-cell>
          <table:table-cell table:formula="of:=[.D$5]&amp;[.B793]&amp;[.D$5]" office:value-type="string" office:string-value="&quot;&quot;" calcext:value-type="string">
            <text:p>""</text:p>
          </table:table-cell>
          <table:table-cell table:formula="of:=[.C$6]&amp;[.E$5]&amp;[.C793]" office:value-type="string" office:string-value="&quot;first&quot;:&quot;&quot;" calcext:value-type="string">
            <text:p>"first":""</text:p>
          </table:table-cell>
          <table:table-cell table:formula="of:=[.D$6]&amp;[.F$5]&amp;[.D793]" office:value-type="string" office:string-value="&quot;second&quot;:&quot;&quot;" calcext:value-type="string">
            <text:p>"second":""</text:p>
          </table:table-cell>
          <table:table-cell table:formula="of:=[.E793]&amp;[.G$5]&amp;[.F7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3]);&quot;&quot;;[.H$4]&amp;[.G793]&amp;[.H$5])">
            <text:p/>
          </table:table-cell>
          <table:table-cell table:formula="of:=IF([.H794]=&quot;&quot;;&quot;&quot;;&quot;,&quot;)">
            <text:p/>
          </table:table-cell>
          <table:table-cell table:formula="of:=[.J792]&amp;[.H793]&amp;[.I7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3]=&quot;&quot;;[.J793];[.K7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4]&amp;[.C$5]" office:value-type="string" office:string-value="&quot;&quot;" calcext:value-type="string">
            <text:p>""</text:p>
          </table:table-cell>
          <table:table-cell table:formula="of:=[.D$5]&amp;[.B794]&amp;[.D$5]" office:value-type="string" office:string-value="&quot;&quot;" calcext:value-type="string">
            <text:p>""</text:p>
          </table:table-cell>
          <table:table-cell table:formula="of:=[.C$6]&amp;[.E$5]&amp;[.C794]" office:value-type="string" office:string-value="&quot;first&quot;:&quot;&quot;" calcext:value-type="string">
            <text:p>"first":""</text:p>
          </table:table-cell>
          <table:table-cell table:formula="of:=[.D$6]&amp;[.F$5]&amp;[.D794]" office:value-type="string" office:string-value="&quot;second&quot;:&quot;&quot;" calcext:value-type="string">
            <text:p>"second":""</text:p>
          </table:table-cell>
          <table:table-cell table:formula="of:=[.E794]&amp;[.G$5]&amp;[.F7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4]);&quot;&quot;;[.H$4]&amp;[.G794]&amp;[.H$5])">
            <text:p/>
          </table:table-cell>
          <table:table-cell table:formula="of:=IF([.H795]=&quot;&quot;;&quot;&quot;;&quot;,&quot;)">
            <text:p/>
          </table:table-cell>
          <table:table-cell table:formula="of:=[.J793]&amp;[.H794]&amp;[.I7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4]=&quot;&quot;;[.J794];[.K7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5]&amp;[.C$5]" office:value-type="string" office:string-value="&quot;&quot;" calcext:value-type="string">
            <text:p>""</text:p>
          </table:table-cell>
          <table:table-cell table:formula="of:=[.D$5]&amp;[.B795]&amp;[.D$5]" office:value-type="string" office:string-value="&quot;&quot;" calcext:value-type="string">
            <text:p>""</text:p>
          </table:table-cell>
          <table:table-cell table:formula="of:=[.C$6]&amp;[.E$5]&amp;[.C795]" office:value-type="string" office:string-value="&quot;first&quot;:&quot;&quot;" calcext:value-type="string">
            <text:p>"first":""</text:p>
          </table:table-cell>
          <table:table-cell table:formula="of:=[.D$6]&amp;[.F$5]&amp;[.D795]" office:value-type="string" office:string-value="&quot;second&quot;:&quot;&quot;" calcext:value-type="string">
            <text:p>"second":""</text:p>
          </table:table-cell>
          <table:table-cell table:formula="of:=[.E795]&amp;[.G$5]&amp;[.F7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5]);&quot;&quot;;[.H$4]&amp;[.G795]&amp;[.H$5])">
            <text:p/>
          </table:table-cell>
          <table:table-cell table:formula="of:=IF([.H796]=&quot;&quot;;&quot;&quot;;&quot;,&quot;)">
            <text:p/>
          </table:table-cell>
          <table:table-cell table:formula="of:=[.J794]&amp;[.H795]&amp;[.I7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5]=&quot;&quot;;[.J795];[.K7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6]&amp;[.C$5]" office:value-type="string" office:string-value="&quot;&quot;" calcext:value-type="string">
            <text:p>""</text:p>
          </table:table-cell>
          <table:table-cell table:formula="of:=[.D$5]&amp;[.B796]&amp;[.D$5]" office:value-type="string" office:string-value="&quot;&quot;" calcext:value-type="string">
            <text:p>""</text:p>
          </table:table-cell>
          <table:table-cell table:formula="of:=[.C$6]&amp;[.E$5]&amp;[.C796]" office:value-type="string" office:string-value="&quot;first&quot;:&quot;&quot;" calcext:value-type="string">
            <text:p>"first":""</text:p>
          </table:table-cell>
          <table:table-cell table:formula="of:=[.D$6]&amp;[.F$5]&amp;[.D796]" office:value-type="string" office:string-value="&quot;second&quot;:&quot;&quot;" calcext:value-type="string">
            <text:p>"second":""</text:p>
          </table:table-cell>
          <table:table-cell table:formula="of:=[.E796]&amp;[.G$5]&amp;[.F7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6]);&quot;&quot;;[.H$4]&amp;[.G796]&amp;[.H$5])">
            <text:p/>
          </table:table-cell>
          <table:table-cell table:formula="of:=IF([.H797]=&quot;&quot;;&quot;&quot;;&quot;,&quot;)">
            <text:p/>
          </table:table-cell>
          <table:table-cell table:formula="of:=[.J795]&amp;[.H796]&amp;[.I7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6]=&quot;&quot;;[.J796];[.K7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7]&amp;[.C$5]" office:value-type="string" office:string-value="&quot;&quot;" calcext:value-type="string">
            <text:p>""</text:p>
          </table:table-cell>
          <table:table-cell table:formula="of:=[.D$5]&amp;[.B797]&amp;[.D$5]" office:value-type="string" office:string-value="&quot;&quot;" calcext:value-type="string">
            <text:p>""</text:p>
          </table:table-cell>
          <table:table-cell table:formula="of:=[.C$6]&amp;[.E$5]&amp;[.C797]" office:value-type="string" office:string-value="&quot;first&quot;:&quot;&quot;" calcext:value-type="string">
            <text:p>"first":""</text:p>
          </table:table-cell>
          <table:table-cell table:formula="of:=[.D$6]&amp;[.F$5]&amp;[.D797]" office:value-type="string" office:string-value="&quot;second&quot;:&quot;&quot;" calcext:value-type="string">
            <text:p>"second":""</text:p>
          </table:table-cell>
          <table:table-cell table:formula="of:=[.E797]&amp;[.G$5]&amp;[.F7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7]);&quot;&quot;;[.H$4]&amp;[.G797]&amp;[.H$5])">
            <text:p/>
          </table:table-cell>
          <table:table-cell table:formula="of:=IF([.H798]=&quot;&quot;;&quot;&quot;;&quot;,&quot;)">
            <text:p/>
          </table:table-cell>
          <table:table-cell table:formula="of:=[.J796]&amp;[.H797]&amp;[.I7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7]=&quot;&quot;;[.J797];[.K7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8]&amp;[.C$5]" office:value-type="string" office:string-value="&quot;&quot;" calcext:value-type="string">
            <text:p>""</text:p>
          </table:table-cell>
          <table:table-cell table:formula="of:=[.D$5]&amp;[.B798]&amp;[.D$5]" office:value-type="string" office:string-value="&quot;&quot;" calcext:value-type="string">
            <text:p>""</text:p>
          </table:table-cell>
          <table:table-cell table:formula="of:=[.C$6]&amp;[.E$5]&amp;[.C798]" office:value-type="string" office:string-value="&quot;first&quot;:&quot;&quot;" calcext:value-type="string">
            <text:p>"first":""</text:p>
          </table:table-cell>
          <table:table-cell table:formula="of:=[.D$6]&amp;[.F$5]&amp;[.D798]" office:value-type="string" office:string-value="&quot;second&quot;:&quot;&quot;" calcext:value-type="string">
            <text:p>"second":""</text:p>
          </table:table-cell>
          <table:table-cell table:formula="of:=[.E798]&amp;[.G$5]&amp;[.F7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8]);&quot;&quot;;[.H$4]&amp;[.G798]&amp;[.H$5])">
            <text:p/>
          </table:table-cell>
          <table:table-cell table:formula="of:=IF([.H799]=&quot;&quot;;&quot;&quot;;&quot;,&quot;)">
            <text:p/>
          </table:table-cell>
          <table:table-cell table:formula="of:=[.J797]&amp;[.H798]&amp;[.I7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8]=&quot;&quot;;[.J798];[.K7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799]&amp;[.C$5]" office:value-type="string" office:string-value="&quot;&quot;" calcext:value-type="string">
            <text:p>""</text:p>
          </table:table-cell>
          <table:table-cell table:formula="of:=[.D$5]&amp;[.B799]&amp;[.D$5]" office:value-type="string" office:string-value="&quot;&quot;" calcext:value-type="string">
            <text:p>""</text:p>
          </table:table-cell>
          <table:table-cell table:formula="of:=[.C$6]&amp;[.E$5]&amp;[.C799]" office:value-type="string" office:string-value="&quot;first&quot;:&quot;&quot;" calcext:value-type="string">
            <text:p>"first":""</text:p>
          </table:table-cell>
          <table:table-cell table:formula="of:=[.D$6]&amp;[.F$5]&amp;[.D799]" office:value-type="string" office:string-value="&quot;second&quot;:&quot;&quot;" calcext:value-type="string">
            <text:p>"second":""</text:p>
          </table:table-cell>
          <table:table-cell table:formula="of:=[.E799]&amp;[.G$5]&amp;[.F7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799]);&quot;&quot;;[.H$4]&amp;[.G799]&amp;[.H$5])">
            <text:p/>
          </table:table-cell>
          <table:table-cell table:formula="of:=IF([.H800]=&quot;&quot;;&quot;&quot;;&quot;,&quot;)">
            <text:p/>
          </table:table-cell>
          <table:table-cell table:formula="of:=[.J798]&amp;[.H799]&amp;[.I7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799]=&quot;&quot;;[.J799];[.K8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0]&amp;[.C$5]" office:value-type="string" office:string-value="&quot;&quot;" calcext:value-type="string">
            <text:p>""</text:p>
          </table:table-cell>
          <table:table-cell table:formula="of:=[.D$5]&amp;[.B800]&amp;[.D$5]" office:value-type="string" office:string-value="&quot;&quot;" calcext:value-type="string">
            <text:p>""</text:p>
          </table:table-cell>
          <table:table-cell table:formula="of:=[.C$6]&amp;[.E$5]&amp;[.C800]" office:value-type="string" office:string-value="&quot;first&quot;:&quot;&quot;" calcext:value-type="string">
            <text:p>"first":""</text:p>
          </table:table-cell>
          <table:table-cell table:formula="of:=[.D$6]&amp;[.F$5]&amp;[.D800]" office:value-type="string" office:string-value="&quot;second&quot;:&quot;&quot;" calcext:value-type="string">
            <text:p>"second":""</text:p>
          </table:table-cell>
          <table:table-cell table:formula="of:=[.E800]&amp;[.G$5]&amp;[.F8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0]);&quot;&quot;;[.H$4]&amp;[.G800]&amp;[.H$5])">
            <text:p/>
          </table:table-cell>
          <table:table-cell table:formula="of:=IF([.H801]=&quot;&quot;;&quot;&quot;;&quot;,&quot;)">
            <text:p/>
          </table:table-cell>
          <table:table-cell table:formula="of:=[.J799]&amp;[.H800]&amp;[.I8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0]=&quot;&quot;;[.J800];[.K8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1]&amp;[.C$5]" office:value-type="string" office:string-value="&quot;&quot;" calcext:value-type="string">
            <text:p>""</text:p>
          </table:table-cell>
          <table:table-cell table:formula="of:=[.D$5]&amp;[.B801]&amp;[.D$5]" office:value-type="string" office:string-value="&quot;&quot;" calcext:value-type="string">
            <text:p>""</text:p>
          </table:table-cell>
          <table:table-cell table:formula="of:=[.C$6]&amp;[.E$5]&amp;[.C801]" office:value-type="string" office:string-value="&quot;first&quot;:&quot;&quot;" calcext:value-type="string">
            <text:p>"first":""</text:p>
          </table:table-cell>
          <table:table-cell table:formula="of:=[.D$6]&amp;[.F$5]&amp;[.D801]" office:value-type="string" office:string-value="&quot;second&quot;:&quot;&quot;" calcext:value-type="string">
            <text:p>"second":""</text:p>
          </table:table-cell>
          <table:table-cell table:formula="of:=[.E801]&amp;[.G$5]&amp;[.F8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1]);&quot;&quot;;[.H$4]&amp;[.G801]&amp;[.H$5])">
            <text:p/>
          </table:table-cell>
          <table:table-cell table:formula="of:=IF([.H802]=&quot;&quot;;&quot;&quot;;&quot;,&quot;)">
            <text:p/>
          </table:table-cell>
          <table:table-cell table:formula="of:=[.J800]&amp;[.H801]&amp;[.I8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1]=&quot;&quot;;[.J801];[.K8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2]&amp;[.C$5]" office:value-type="string" office:string-value="&quot;&quot;" calcext:value-type="string">
            <text:p>""</text:p>
          </table:table-cell>
          <table:table-cell table:formula="of:=[.D$5]&amp;[.B802]&amp;[.D$5]" office:value-type="string" office:string-value="&quot;&quot;" calcext:value-type="string">
            <text:p>""</text:p>
          </table:table-cell>
          <table:table-cell table:formula="of:=[.C$6]&amp;[.E$5]&amp;[.C802]" office:value-type="string" office:string-value="&quot;first&quot;:&quot;&quot;" calcext:value-type="string">
            <text:p>"first":""</text:p>
          </table:table-cell>
          <table:table-cell table:formula="of:=[.D$6]&amp;[.F$5]&amp;[.D802]" office:value-type="string" office:string-value="&quot;second&quot;:&quot;&quot;" calcext:value-type="string">
            <text:p>"second":""</text:p>
          </table:table-cell>
          <table:table-cell table:formula="of:=[.E802]&amp;[.G$5]&amp;[.F8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2]);&quot;&quot;;[.H$4]&amp;[.G802]&amp;[.H$5])">
            <text:p/>
          </table:table-cell>
          <table:table-cell table:formula="of:=IF([.H803]=&quot;&quot;;&quot;&quot;;&quot;,&quot;)">
            <text:p/>
          </table:table-cell>
          <table:table-cell table:formula="of:=[.J801]&amp;[.H802]&amp;[.I8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2]=&quot;&quot;;[.J802];[.K8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3]&amp;[.C$5]" office:value-type="string" office:string-value="&quot;&quot;" calcext:value-type="string">
            <text:p>""</text:p>
          </table:table-cell>
          <table:table-cell table:formula="of:=[.D$5]&amp;[.B803]&amp;[.D$5]" office:value-type="string" office:string-value="&quot;&quot;" calcext:value-type="string">
            <text:p>""</text:p>
          </table:table-cell>
          <table:table-cell table:formula="of:=[.C$6]&amp;[.E$5]&amp;[.C803]" office:value-type="string" office:string-value="&quot;first&quot;:&quot;&quot;" calcext:value-type="string">
            <text:p>"first":""</text:p>
          </table:table-cell>
          <table:table-cell table:formula="of:=[.D$6]&amp;[.F$5]&amp;[.D803]" office:value-type="string" office:string-value="&quot;second&quot;:&quot;&quot;" calcext:value-type="string">
            <text:p>"second":""</text:p>
          </table:table-cell>
          <table:table-cell table:formula="of:=[.E803]&amp;[.G$5]&amp;[.F8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3]);&quot;&quot;;[.H$4]&amp;[.G803]&amp;[.H$5])">
            <text:p/>
          </table:table-cell>
          <table:table-cell table:formula="of:=IF([.H804]=&quot;&quot;;&quot;&quot;;&quot;,&quot;)">
            <text:p/>
          </table:table-cell>
          <table:table-cell table:formula="of:=[.J802]&amp;[.H803]&amp;[.I8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3]=&quot;&quot;;[.J803];[.K8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4]&amp;[.C$5]" office:value-type="string" office:string-value="&quot;&quot;" calcext:value-type="string">
            <text:p>""</text:p>
          </table:table-cell>
          <table:table-cell table:formula="of:=[.D$5]&amp;[.B804]&amp;[.D$5]" office:value-type="string" office:string-value="&quot;&quot;" calcext:value-type="string">
            <text:p>""</text:p>
          </table:table-cell>
          <table:table-cell table:formula="of:=[.C$6]&amp;[.E$5]&amp;[.C804]" office:value-type="string" office:string-value="&quot;first&quot;:&quot;&quot;" calcext:value-type="string">
            <text:p>"first":""</text:p>
          </table:table-cell>
          <table:table-cell table:formula="of:=[.D$6]&amp;[.F$5]&amp;[.D804]" office:value-type="string" office:string-value="&quot;second&quot;:&quot;&quot;" calcext:value-type="string">
            <text:p>"second":""</text:p>
          </table:table-cell>
          <table:table-cell table:formula="of:=[.E804]&amp;[.G$5]&amp;[.F8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4]);&quot;&quot;;[.H$4]&amp;[.G804]&amp;[.H$5])">
            <text:p/>
          </table:table-cell>
          <table:table-cell table:formula="of:=IF([.H805]=&quot;&quot;;&quot;&quot;;&quot;,&quot;)">
            <text:p/>
          </table:table-cell>
          <table:table-cell table:formula="of:=[.J803]&amp;[.H804]&amp;[.I8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4]=&quot;&quot;;[.J804];[.K8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5]&amp;[.C$5]" office:value-type="string" office:string-value="&quot;&quot;" calcext:value-type="string">
            <text:p>""</text:p>
          </table:table-cell>
          <table:table-cell table:formula="of:=[.D$5]&amp;[.B805]&amp;[.D$5]" office:value-type="string" office:string-value="&quot;&quot;" calcext:value-type="string">
            <text:p>""</text:p>
          </table:table-cell>
          <table:table-cell table:formula="of:=[.C$6]&amp;[.E$5]&amp;[.C805]" office:value-type="string" office:string-value="&quot;first&quot;:&quot;&quot;" calcext:value-type="string">
            <text:p>"first":""</text:p>
          </table:table-cell>
          <table:table-cell table:formula="of:=[.D$6]&amp;[.F$5]&amp;[.D805]" office:value-type="string" office:string-value="&quot;second&quot;:&quot;&quot;" calcext:value-type="string">
            <text:p>"second":""</text:p>
          </table:table-cell>
          <table:table-cell table:formula="of:=[.E805]&amp;[.G$5]&amp;[.F8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5]);&quot;&quot;;[.H$4]&amp;[.G805]&amp;[.H$5])">
            <text:p/>
          </table:table-cell>
          <table:table-cell table:formula="of:=IF([.H806]=&quot;&quot;;&quot;&quot;;&quot;,&quot;)">
            <text:p/>
          </table:table-cell>
          <table:table-cell table:formula="of:=[.J804]&amp;[.H805]&amp;[.I8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5]=&quot;&quot;;[.J805];[.K8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6]&amp;[.C$5]" office:value-type="string" office:string-value="&quot;&quot;" calcext:value-type="string">
            <text:p>""</text:p>
          </table:table-cell>
          <table:table-cell table:formula="of:=[.D$5]&amp;[.B806]&amp;[.D$5]" office:value-type="string" office:string-value="&quot;&quot;" calcext:value-type="string">
            <text:p>""</text:p>
          </table:table-cell>
          <table:table-cell table:formula="of:=[.C$6]&amp;[.E$5]&amp;[.C806]" office:value-type="string" office:string-value="&quot;first&quot;:&quot;&quot;" calcext:value-type="string">
            <text:p>"first":""</text:p>
          </table:table-cell>
          <table:table-cell table:formula="of:=[.D$6]&amp;[.F$5]&amp;[.D806]" office:value-type="string" office:string-value="&quot;second&quot;:&quot;&quot;" calcext:value-type="string">
            <text:p>"second":""</text:p>
          </table:table-cell>
          <table:table-cell table:formula="of:=[.E806]&amp;[.G$5]&amp;[.F8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6]);&quot;&quot;;[.H$4]&amp;[.G806]&amp;[.H$5])">
            <text:p/>
          </table:table-cell>
          <table:table-cell table:formula="of:=IF([.H807]=&quot;&quot;;&quot;&quot;;&quot;,&quot;)">
            <text:p/>
          </table:table-cell>
          <table:table-cell table:formula="of:=[.J805]&amp;[.H806]&amp;[.I8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6]=&quot;&quot;;[.J806];[.K8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7]&amp;[.C$5]" office:value-type="string" office:string-value="&quot;&quot;" calcext:value-type="string">
            <text:p>""</text:p>
          </table:table-cell>
          <table:table-cell table:formula="of:=[.D$5]&amp;[.B807]&amp;[.D$5]" office:value-type="string" office:string-value="&quot;&quot;" calcext:value-type="string">
            <text:p>""</text:p>
          </table:table-cell>
          <table:table-cell table:formula="of:=[.C$6]&amp;[.E$5]&amp;[.C807]" office:value-type="string" office:string-value="&quot;first&quot;:&quot;&quot;" calcext:value-type="string">
            <text:p>"first":""</text:p>
          </table:table-cell>
          <table:table-cell table:formula="of:=[.D$6]&amp;[.F$5]&amp;[.D807]" office:value-type="string" office:string-value="&quot;second&quot;:&quot;&quot;" calcext:value-type="string">
            <text:p>"second":""</text:p>
          </table:table-cell>
          <table:table-cell table:formula="of:=[.E807]&amp;[.G$5]&amp;[.F8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7]);&quot;&quot;;[.H$4]&amp;[.G807]&amp;[.H$5])">
            <text:p/>
          </table:table-cell>
          <table:table-cell table:formula="of:=IF([.H808]=&quot;&quot;;&quot;&quot;;&quot;,&quot;)">
            <text:p/>
          </table:table-cell>
          <table:table-cell table:formula="of:=[.J806]&amp;[.H807]&amp;[.I8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7]=&quot;&quot;;[.J807];[.K8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8]&amp;[.C$5]" office:value-type="string" office:string-value="&quot;&quot;" calcext:value-type="string">
            <text:p>""</text:p>
          </table:table-cell>
          <table:table-cell table:formula="of:=[.D$5]&amp;[.B808]&amp;[.D$5]" office:value-type="string" office:string-value="&quot;&quot;" calcext:value-type="string">
            <text:p>""</text:p>
          </table:table-cell>
          <table:table-cell table:formula="of:=[.C$6]&amp;[.E$5]&amp;[.C808]" office:value-type="string" office:string-value="&quot;first&quot;:&quot;&quot;" calcext:value-type="string">
            <text:p>"first":""</text:p>
          </table:table-cell>
          <table:table-cell table:formula="of:=[.D$6]&amp;[.F$5]&amp;[.D808]" office:value-type="string" office:string-value="&quot;second&quot;:&quot;&quot;" calcext:value-type="string">
            <text:p>"second":""</text:p>
          </table:table-cell>
          <table:table-cell table:formula="of:=[.E808]&amp;[.G$5]&amp;[.F8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8]);&quot;&quot;;[.H$4]&amp;[.G808]&amp;[.H$5])">
            <text:p/>
          </table:table-cell>
          <table:table-cell table:formula="of:=IF([.H809]=&quot;&quot;;&quot;&quot;;&quot;,&quot;)">
            <text:p/>
          </table:table-cell>
          <table:table-cell table:formula="of:=[.J807]&amp;[.H808]&amp;[.I8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8]=&quot;&quot;;[.J808];[.K8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09]&amp;[.C$5]" office:value-type="string" office:string-value="&quot;&quot;" calcext:value-type="string">
            <text:p>""</text:p>
          </table:table-cell>
          <table:table-cell table:formula="of:=[.D$5]&amp;[.B809]&amp;[.D$5]" office:value-type="string" office:string-value="&quot;&quot;" calcext:value-type="string">
            <text:p>""</text:p>
          </table:table-cell>
          <table:table-cell table:formula="of:=[.C$6]&amp;[.E$5]&amp;[.C809]" office:value-type="string" office:string-value="&quot;first&quot;:&quot;&quot;" calcext:value-type="string">
            <text:p>"first":""</text:p>
          </table:table-cell>
          <table:table-cell table:formula="of:=[.D$6]&amp;[.F$5]&amp;[.D809]" office:value-type="string" office:string-value="&quot;second&quot;:&quot;&quot;" calcext:value-type="string">
            <text:p>"second":""</text:p>
          </table:table-cell>
          <table:table-cell table:formula="of:=[.E809]&amp;[.G$5]&amp;[.F8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09]);&quot;&quot;;[.H$4]&amp;[.G809]&amp;[.H$5])">
            <text:p/>
          </table:table-cell>
          <table:table-cell table:formula="of:=IF([.H810]=&quot;&quot;;&quot;&quot;;&quot;,&quot;)">
            <text:p/>
          </table:table-cell>
          <table:table-cell table:formula="of:=[.J808]&amp;[.H809]&amp;[.I8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09]=&quot;&quot;;[.J809];[.K8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0]&amp;[.C$5]" office:value-type="string" office:string-value="&quot;&quot;" calcext:value-type="string">
            <text:p>""</text:p>
          </table:table-cell>
          <table:table-cell table:formula="of:=[.D$5]&amp;[.B810]&amp;[.D$5]" office:value-type="string" office:string-value="&quot;&quot;" calcext:value-type="string">
            <text:p>""</text:p>
          </table:table-cell>
          <table:table-cell table:formula="of:=[.C$6]&amp;[.E$5]&amp;[.C810]" office:value-type="string" office:string-value="&quot;first&quot;:&quot;&quot;" calcext:value-type="string">
            <text:p>"first":""</text:p>
          </table:table-cell>
          <table:table-cell table:formula="of:=[.D$6]&amp;[.F$5]&amp;[.D810]" office:value-type="string" office:string-value="&quot;second&quot;:&quot;&quot;" calcext:value-type="string">
            <text:p>"second":""</text:p>
          </table:table-cell>
          <table:table-cell table:formula="of:=[.E810]&amp;[.G$5]&amp;[.F8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0]);&quot;&quot;;[.H$4]&amp;[.G810]&amp;[.H$5])">
            <text:p/>
          </table:table-cell>
          <table:table-cell table:formula="of:=IF([.H811]=&quot;&quot;;&quot;&quot;;&quot;,&quot;)">
            <text:p/>
          </table:table-cell>
          <table:table-cell table:formula="of:=[.J809]&amp;[.H810]&amp;[.I8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0]=&quot;&quot;;[.J810];[.K8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1]&amp;[.C$5]" office:value-type="string" office:string-value="&quot;&quot;" calcext:value-type="string">
            <text:p>""</text:p>
          </table:table-cell>
          <table:table-cell table:formula="of:=[.D$5]&amp;[.B811]&amp;[.D$5]" office:value-type="string" office:string-value="&quot;&quot;" calcext:value-type="string">
            <text:p>""</text:p>
          </table:table-cell>
          <table:table-cell table:formula="of:=[.C$6]&amp;[.E$5]&amp;[.C811]" office:value-type="string" office:string-value="&quot;first&quot;:&quot;&quot;" calcext:value-type="string">
            <text:p>"first":""</text:p>
          </table:table-cell>
          <table:table-cell table:formula="of:=[.D$6]&amp;[.F$5]&amp;[.D811]" office:value-type="string" office:string-value="&quot;second&quot;:&quot;&quot;" calcext:value-type="string">
            <text:p>"second":""</text:p>
          </table:table-cell>
          <table:table-cell table:formula="of:=[.E811]&amp;[.G$5]&amp;[.F8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1]);&quot;&quot;;[.H$4]&amp;[.G811]&amp;[.H$5])">
            <text:p/>
          </table:table-cell>
          <table:table-cell table:formula="of:=IF([.H812]=&quot;&quot;;&quot;&quot;;&quot;,&quot;)">
            <text:p/>
          </table:table-cell>
          <table:table-cell table:formula="of:=[.J810]&amp;[.H811]&amp;[.I8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1]=&quot;&quot;;[.J811];[.K8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2]&amp;[.C$5]" office:value-type="string" office:string-value="&quot;&quot;" calcext:value-type="string">
            <text:p>""</text:p>
          </table:table-cell>
          <table:table-cell table:formula="of:=[.D$5]&amp;[.B812]&amp;[.D$5]" office:value-type="string" office:string-value="&quot;&quot;" calcext:value-type="string">
            <text:p>""</text:p>
          </table:table-cell>
          <table:table-cell table:formula="of:=[.C$6]&amp;[.E$5]&amp;[.C812]" office:value-type="string" office:string-value="&quot;first&quot;:&quot;&quot;" calcext:value-type="string">
            <text:p>"first":""</text:p>
          </table:table-cell>
          <table:table-cell table:formula="of:=[.D$6]&amp;[.F$5]&amp;[.D812]" office:value-type="string" office:string-value="&quot;second&quot;:&quot;&quot;" calcext:value-type="string">
            <text:p>"second":""</text:p>
          </table:table-cell>
          <table:table-cell table:formula="of:=[.E812]&amp;[.G$5]&amp;[.F8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2]);&quot;&quot;;[.H$4]&amp;[.G812]&amp;[.H$5])">
            <text:p/>
          </table:table-cell>
          <table:table-cell table:formula="of:=IF([.H813]=&quot;&quot;;&quot;&quot;;&quot;,&quot;)">
            <text:p/>
          </table:table-cell>
          <table:table-cell table:formula="of:=[.J811]&amp;[.H812]&amp;[.I8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2]=&quot;&quot;;[.J812];[.K8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3]&amp;[.C$5]" office:value-type="string" office:string-value="&quot;&quot;" calcext:value-type="string">
            <text:p>""</text:p>
          </table:table-cell>
          <table:table-cell table:formula="of:=[.D$5]&amp;[.B813]&amp;[.D$5]" office:value-type="string" office:string-value="&quot;&quot;" calcext:value-type="string">
            <text:p>""</text:p>
          </table:table-cell>
          <table:table-cell table:formula="of:=[.C$6]&amp;[.E$5]&amp;[.C813]" office:value-type="string" office:string-value="&quot;first&quot;:&quot;&quot;" calcext:value-type="string">
            <text:p>"first":""</text:p>
          </table:table-cell>
          <table:table-cell table:formula="of:=[.D$6]&amp;[.F$5]&amp;[.D813]" office:value-type="string" office:string-value="&quot;second&quot;:&quot;&quot;" calcext:value-type="string">
            <text:p>"second":""</text:p>
          </table:table-cell>
          <table:table-cell table:formula="of:=[.E813]&amp;[.G$5]&amp;[.F8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3]);&quot;&quot;;[.H$4]&amp;[.G813]&amp;[.H$5])">
            <text:p/>
          </table:table-cell>
          <table:table-cell table:formula="of:=IF([.H814]=&quot;&quot;;&quot;&quot;;&quot;,&quot;)">
            <text:p/>
          </table:table-cell>
          <table:table-cell table:formula="of:=[.J812]&amp;[.H813]&amp;[.I8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3]=&quot;&quot;;[.J813];[.K8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4]&amp;[.C$5]" office:value-type="string" office:string-value="&quot;&quot;" calcext:value-type="string">
            <text:p>""</text:p>
          </table:table-cell>
          <table:table-cell table:formula="of:=[.D$5]&amp;[.B814]&amp;[.D$5]" office:value-type="string" office:string-value="&quot;&quot;" calcext:value-type="string">
            <text:p>""</text:p>
          </table:table-cell>
          <table:table-cell table:formula="of:=[.C$6]&amp;[.E$5]&amp;[.C814]" office:value-type="string" office:string-value="&quot;first&quot;:&quot;&quot;" calcext:value-type="string">
            <text:p>"first":""</text:p>
          </table:table-cell>
          <table:table-cell table:formula="of:=[.D$6]&amp;[.F$5]&amp;[.D814]" office:value-type="string" office:string-value="&quot;second&quot;:&quot;&quot;" calcext:value-type="string">
            <text:p>"second":""</text:p>
          </table:table-cell>
          <table:table-cell table:formula="of:=[.E814]&amp;[.G$5]&amp;[.F8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4]);&quot;&quot;;[.H$4]&amp;[.G814]&amp;[.H$5])">
            <text:p/>
          </table:table-cell>
          <table:table-cell table:formula="of:=IF([.H815]=&quot;&quot;;&quot;&quot;;&quot;,&quot;)">
            <text:p/>
          </table:table-cell>
          <table:table-cell table:formula="of:=[.J813]&amp;[.H814]&amp;[.I8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4]=&quot;&quot;;[.J814];[.K8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5]&amp;[.C$5]" office:value-type="string" office:string-value="&quot;&quot;" calcext:value-type="string">
            <text:p>""</text:p>
          </table:table-cell>
          <table:table-cell table:formula="of:=[.D$5]&amp;[.B815]&amp;[.D$5]" office:value-type="string" office:string-value="&quot;&quot;" calcext:value-type="string">
            <text:p>""</text:p>
          </table:table-cell>
          <table:table-cell table:formula="of:=[.C$6]&amp;[.E$5]&amp;[.C815]" office:value-type="string" office:string-value="&quot;first&quot;:&quot;&quot;" calcext:value-type="string">
            <text:p>"first":""</text:p>
          </table:table-cell>
          <table:table-cell table:formula="of:=[.D$6]&amp;[.F$5]&amp;[.D815]" office:value-type="string" office:string-value="&quot;second&quot;:&quot;&quot;" calcext:value-type="string">
            <text:p>"second":""</text:p>
          </table:table-cell>
          <table:table-cell table:formula="of:=[.E815]&amp;[.G$5]&amp;[.F8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5]);&quot;&quot;;[.H$4]&amp;[.G815]&amp;[.H$5])">
            <text:p/>
          </table:table-cell>
          <table:table-cell table:formula="of:=IF([.H816]=&quot;&quot;;&quot;&quot;;&quot;,&quot;)">
            <text:p/>
          </table:table-cell>
          <table:table-cell table:formula="of:=[.J814]&amp;[.H815]&amp;[.I8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5]=&quot;&quot;;[.J815];[.K8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6]&amp;[.C$5]" office:value-type="string" office:string-value="&quot;&quot;" calcext:value-type="string">
            <text:p>""</text:p>
          </table:table-cell>
          <table:table-cell table:formula="of:=[.D$5]&amp;[.B816]&amp;[.D$5]" office:value-type="string" office:string-value="&quot;&quot;" calcext:value-type="string">
            <text:p>""</text:p>
          </table:table-cell>
          <table:table-cell table:formula="of:=[.C$6]&amp;[.E$5]&amp;[.C816]" office:value-type="string" office:string-value="&quot;first&quot;:&quot;&quot;" calcext:value-type="string">
            <text:p>"first":""</text:p>
          </table:table-cell>
          <table:table-cell table:formula="of:=[.D$6]&amp;[.F$5]&amp;[.D816]" office:value-type="string" office:string-value="&quot;second&quot;:&quot;&quot;" calcext:value-type="string">
            <text:p>"second":""</text:p>
          </table:table-cell>
          <table:table-cell table:formula="of:=[.E816]&amp;[.G$5]&amp;[.F8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6]);&quot;&quot;;[.H$4]&amp;[.G816]&amp;[.H$5])">
            <text:p/>
          </table:table-cell>
          <table:table-cell table:formula="of:=IF([.H817]=&quot;&quot;;&quot;&quot;;&quot;,&quot;)">
            <text:p/>
          </table:table-cell>
          <table:table-cell table:formula="of:=[.J815]&amp;[.H816]&amp;[.I8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6]=&quot;&quot;;[.J816];[.K8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7]&amp;[.C$5]" office:value-type="string" office:string-value="&quot;&quot;" calcext:value-type="string">
            <text:p>""</text:p>
          </table:table-cell>
          <table:table-cell table:formula="of:=[.D$5]&amp;[.B817]&amp;[.D$5]" office:value-type="string" office:string-value="&quot;&quot;" calcext:value-type="string">
            <text:p>""</text:p>
          </table:table-cell>
          <table:table-cell table:formula="of:=[.C$6]&amp;[.E$5]&amp;[.C817]" office:value-type="string" office:string-value="&quot;first&quot;:&quot;&quot;" calcext:value-type="string">
            <text:p>"first":""</text:p>
          </table:table-cell>
          <table:table-cell table:formula="of:=[.D$6]&amp;[.F$5]&amp;[.D817]" office:value-type="string" office:string-value="&quot;second&quot;:&quot;&quot;" calcext:value-type="string">
            <text:p>"second":""</text:p>
          </table:table-cell>
          <table:table-cell table:formula="of:=[.E817]&amp;[.G$5]&amp;[.F8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7]);&quot;&quot;;[.H$4]&amp;[.G817]&amp;[.H$5])">
            <text:p/>
          </table:table-cell>
          <table:table-cell table:formula="of:=IF([.H818]=&quot;&quot;;&quot;&quot;;&quot;,&quot;)">
            <text:p/>
          </table:table-cell>
          <table:table-cell table:formula="of:=[.J816]&amp;[.H817]&amp;[.I8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7]=&quot;&quot;;[.J817];[.K8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8]&amp;[.C$5]" office:value-type="string" office:string-value="&quot;&quot;" calcext:value-type="string">
            <text:p>""</text:p>
          </table:table-cell>
          <table:table-cell table:formula="of:=[.D$5]&amp;[.B818]&amp;[.D$5]" office:value-type="string" office:string-value="&quot;&quot;" calcext:value-type="string">
            <text:p>""</text:p>
          </table:table-cell>
          <table:table-cell table:formula="of:=[.C$6]&amp;[.E$5]&amp;[.C818]" office:value-type="string" office:string-value="&quot;first&quot;:&quot;&quot;" calcext:value-type="string">
            <text:p>"first":""</text:p>
          </table:table-cell>
          <table:table-cell table:formula="of:=[.D$6]&amp;[.F$5]&amp;[.D818]" office:value-type="string" office:string-value="&quot;second&quot;:&quot;&quot;" calcext:value-type="string">
            <text:p>"second":""</text:p>
          </table:table-cell>
          <table:table-cell table:formula="of:=[.E818]&amp;[.G$5]&amp;[.F8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8]);&quot;&quot;;[.H$4]&amp;[.G818]&amp;[.H$5])">
            <text:p/>
          </table:table-cell>
          <table:table-cell table:formula="of:=IF([.H819]=&quot;&quot;;&quot;&quot;;&quot;,&quot;)">
            <text:p/>
          </table:table-cell>
          <table:table-cell table:formula="of:=[.J817]&amp;[.H818]&amp;[.I8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8]=&quot;&quot;;[.J818];[.K8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19]&amp;[.C$5]" office:value-type="string" office:string-value="&quot;&quot;" calcext:value-type="string">
            <text:p>""</text:p>
          </table:table-cell>
          <table:table-cell table:formula="of:=[.D$5]&amp;[.B819]&amp;[.D$5]" office:value-type="string" office:string-value="&quot;&quot;" calcext:value-type="string">
            <text:p>""</text:p>
          </table:table-cell>
          <table:table-cell table:formula="of:=[.C$6]&amp;[.E$5]&amp;[.C819]" office:value-type="string" office:string-value="&quot;first&quot;:&quot;&quot;" calcext:value-type="string">
            <text:p>"first":""</text:p>
          </table:table-cell>
          <table:table-cell table:formula="of:=[.D$6]&amp;[.F$5]&amp;[.D819]" office:value-type="string" office:string-value="&quot;second&quot;:&quot;&quot;" calcext:value-type="string">
            <text:p>"second":""</text:p>
          </table:table-cell>
          <table:table-cell table:formula="of:=[.E819]&amp;[.G$5]&amp;[.F8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19]);&quot;&quot;;[.H$4]&amp;[.G819]&amp;[.H$5])">
            <text:p/>
          </table:table-cell>
          <table:table-cell table:formula="of:=IF([.H820]=&quot;&quot;;&quot;&quot;;&quot;,&quot;)">
            <text:p/>
          </table:table-cell>
          <table:table-cell table:formula="of:=[.J818]&amp;[.H819]&amp;[.I8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19]=&quot;&quot;;[.J819];[.K8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0]&amp;[.C$5]" office:value-type="string" office:string-value="&quot;&quot;" calcext:value-type="string">
            <text:p>""</text:p>
          </table:table-cell>
          <table:table-cell table:formula="of:=[.D$5]&amp;[.B820]&amp;[.D$5]" office:value-type="string" office:string-value="&quot;&quot;" calcext:value-type="string">
            <text:p>""</text:p>
          </table:table-cell>
          <table:table-cell table:formula="of:=[.C$6]&amp;[.E$5]&amp;[.C820]" office:value-type="string" office:string-value="&quot;first&quot;:&quot;&quot;" calcext:value-type="string">
            <text:p>"first":""</text:p>
          </table:table-cell>
          <table:table-cell table:formula="of:=[.D$6]&amp;[.F$5]&amp;[.D820]" office:value-type="string" office:string-value="&quot;second&quot;:&quot;&quot;" calcext:value-type="string">
            <text:p>"second":""</text:p>
          </table:table-cell>
          <table:table-cell table:formula="of:=[.E820]&amp;[.G$5]&amp;[.F8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0]);&quot;&quot;;[.H$4]&amp;[.G820]&amp;[.H$5])">
            <text:p/>
          </table:table-cell>
          <table:table-cell table:formula="of:=IF([.H821]=&quot;&quot;;&quot;&quot;;&quot;,&quot;)">
            <text:p/>
          </table:table-cell>
          <table:table-cell table:formula="of:=[.J819]&amp;[.H820]&amp;[.I8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0]=&quot;&quot;;[.J820];[.K8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1]&amp;[.C$5]" office:value-type="string" office:string-value="&quot;&quot;" calcext:value-type="string">
            <text:p>""</text:p>
          </table:table-cell>
          <table:table-cell table:formula="of:=[.D$5]&amp;[.B821]&amp;[.D$5]" office:value-type="string" office:string-value="&quot;&quot;" calcext:value-type="string">
            <text:p>""</text:p>
          </table:table-cell>
          <table:table-cell table:formula="of:=[.C$6]&amp;[.E$5]&amp;[.C821]" office:value-type="string" office:string-value="&quot;first&quot;:&quot;&quot;" calcext:value-type="string">
            <text:p>"first":""</text:p>
          </table:table-cell>
          <table:table-cell table:formula="of:=[.D$6]&amp;[.F$5]&amp;[.D821]" office:value-type="string" office:string-value="&quot;second&quot;:&quot;&quot;" calcext:value-type="string">
            <text:p>"second":""</text:p>
          </table:table-cell>
          <table:table-cell table:formula="of:=[.E821]&amp;[.G$5]&amp;[.F8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1]);&quot;&quot;;[.H$4]&amp;[.G821]&amp;[.H$5])">
            <text:p/>
          </table:table-cell>
          <table:table-cell table:formula="of:=IF([.H822]=&quot;&quot;;&quot;&quot;;&quot;,&quot;)">
            <text:p/>
          </table:table-cell>
          <table:table-cell table:formula="of:=[.J820]&amp;[.H821]&amp;[.I8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1]=&quot;&quot;;[.J821];[.K8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2]&amp;[.C$5]" office:value-type="string" office:string-value="&quot;&quot;" calcext:value-type="string">
            <text:p>""</text:p>
          </table:table-cell>
          <table:table-cell table:formula="of:=[.D$5]&amp;[.B822]&amp;[.D$5]" office:value-type="string" office:string-value="&quot;&quot;" calcext:value-type="string">
            <text:p>""</text:p>
          </table:table-cell>
          <table:table-cell table:formula="of:=[.C$6]&amp;[.E$5]&amp;[.C822]" office:value-type="string" office:string-value="&quot;first&quot;:&quot;&quot;" calcext:value-type="string">
            <text:p>"first":""</text:p>
          </table:table-cell>
          <table:table-cell table:formula="of:=[.D$6]&amp;[.F$5]&amp;[.D822]" office:value-type="string" office:string-value="&quot;second&quot;:&quot;&quot;" calcext:value-type="string">
            <text:p>"second":""</text:p>
          </table:table-cell>
          <table:table-cell table:formula="of:=[.E822]&amp;[.G$5]&amp;[.F8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2]);&quot;&quot;;[.H$4]&amp;[.G822]&amp;[.H$5])">
            <text:p/>
          </table:table-cell>
          <table:table-cell table:formula="of:=IF([.H823]=&quot;&quot;;&quot;&quot;;&quot;,&quot;)">
            <text:p/>
          </table:table-cell>
          <table:table-cell table:formula="of:=[.J821]&amp;[.H822]&amp;[.I8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2]=&quot;&quot;;[.J822];[.K8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3]&amp;[.C$5]" office:value-type="string" office:string-value="&quot;&quot;" calcext:value-type="string">
            <text:p>""</text:p>
          </table:table-cell>
          <table:table-cell table:formula="of:=[.D$5]&amp;[.B823]&amp;[.D$5]" office:value-type="string" office:string-value="&quot;&quot;" calcext:value-type="string">
            <text:p>""</text:p>
          </table:table-cell>
          <table:table-cell table:formula="of:=[.C$6]&amp;[.E$5]&amp;[.C823]" office:value-type="string" office:string-value="&quot;first&quot;:&quot;&quot;" calcext:value-type="string">
            <text:p>"first":""</text:p>
          </table:table-cell>
          <table:table-cell table:formula="of:=[.D$6]&amp;[.F$5]&amp;[.D823]" office:value-type="string" office:string-value="&quot;second&quot;:&quot;&quot;" calcext:value-type="string">
            <text:p>"second":""</text:p>
          </table:table-cell>
          <table:table-cell table:formula="of:=[.E823]&amp;[.G$5]&amp;[.F8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3]);&quot;&quot;;[.H$4]&amp;[.G823]&amp;[.H$5])">
            <text:p/>
          </table:table-cell>
          <table:table-cell table:formula="of:=IF([.H824]=&quot;&quot;;&quot;&quot;;&quot;,&quot;)">
            <text:p/>
          </table:table-cell>
          <table:table-cell table:formula="of:=[.J822]&amp;[.H823]&amp;[.I8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3]=&quot;&quot;;[.J823];[.K8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4]&amp;[.C$5]" office:value-type="string" office:string-value="&quot;&quot;" calcext:value-type="string">
            <text:p>""</text:p>
          </table:table-cell>
          <table:table-cell table:formula="of:=[.D$5]&amp;[.B824]&amp;[.D$5]" office:value-type="string" office:string-value="&quot;&quot;" calcext:value-type="string">
            <text:p>""</text:p>
          </table:table-cell>
          <table:table-cell table:formula="of:=[.C$6]&amp;[.E$5]&amp;[.C824]" office:value-type="string" office:string-value="&quot;first&quot;:&quot;&quot;" calcext:value-type="string">
            <text:p>"first":""</text:p>
          </table:table-cell>
          <table:table-cell table:formula="of:=[.D$6]&amp;[.F$5]&amp;[.D824]" office:value-type="string" office:string-value="&quot;second&quot;:&quot;&quot;" calcext:value-type="string">
            <text:p>"second":""</text:p>
          </table:table-cell>
          <table:table-cell table:formula="of:=[.E824]&amp;[.G$5]&amp;[.F8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4]);&quot;&quot;;[.H$4]&amp;[.G824]&amp;[.H$5])">
            <text:p/>
          </table:table-cell>
          <table:table-cell table:formula="of:=IF([.H825]=&quot;&quot;;&quot;&quot;;&quot;,&quot;)">
            <text:p/>
          </table:table-cell>
          <table:table-cell table:formula="of:=[.J823]&amp;[.H824]&amp;[.I8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4]=&quot;&quot;;[.J824];[.K8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5]&amp;[.C$5]" office:value-type="string" office:string-value="&quot;&quot;" calcext:value-type="string">
            <text:p>""</text:p>
          </table:table-cell>
          <table:table-cell table:formula="of:=[.D$5]&amp;[.B825]&amp;[.D$5]" office:value-type="string" office:string-value="&quot;&quot;" calcext:value-type="string">
            <text:p>""</text:p>
          </table:table-cell>
          <table:table-cell table:formula="of:=[.C$6]&amp;[.E$5]&amp;[.C825]" office:value-type="string" office:string-value="&quot;first&quot;:&quot;&quot;" calcext:value-type="string">
            <text:p>"first":""</text:p>
          </table:table-cell>
          <table:table-cell table:formula="of:=[.D$6]&amp;[.F$5]&amp;[.D825]" office:value-type="string" office:string-value="&quot;second&quot;:&quot;&quot;" calcext:value-type="string">
            <text:p>"second":""</text:p>
          </table:table-cell>
          <table:table-cell table:formula="of:=[.E825]&amp;[.G$5]&amp;[.F8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5]);&quot;&quot;;[.H$4]&amp;[.G825]&amp;[.H$5])">
            <text:p/>
          </table:table-cell>
          <table:table-cell table:formula="of:=IF([.H826]=&quot;&quot;;&quot;&quot;;&quot;,&quot;)">
            <text:p/>
          </table:table-cell>
          <table:table-cell table:formula="of:=[.J824]&amp;[.H825]&amp;[.I8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5]=&quot;&quot;;[.J825];[.K8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6]&amp;[.C$5]" office:value-type="string" office:string-value="&quot;&quot;" calcext:value-type="string">
            <text:p>""</text:p>
          </table:table-cell>
          <table:table-cell table:formula="of:=[.D$5]&amp;[.B826]&amp;[.D$5]" office:value-type="string" office:string-value="&quot;&quot;" calcext:value-type="string">
            <text:p>""</text:p>
          </table:table-cell>
          <table:table-cell table:formula="of:=[.C$6]&amp;[.E$5]&amp;[.C826]" office:value-type="string" office:string-value="&quot;first&quot;:&quot;&quot;" calcext:value-type="string">
            <text:p>"first":""</text:p>
          </table:table-cell>
          <table:table-cell table:formula="of:=[.D$6]&amp;[.F$5]&amp;[.D826]" office:value-type="string" office:string-value="&quot;second&quot;:&quot;&quot;" calcext:value-type="string">
            <text:p>"second":""</text:p>
          </table:table-cell>
          <table:table-cell table:formula="of:=[.E826]&amp;[.G$5]&amp;[.F8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6]);&quot;&quot;;[.H$4]&amp;[.G826]&amp;[.H$5])">
            <text:p/>
          </table:table-cell>
          <table:table-cell table:formula="of:=IF([.H827]=&quot;&quot;;&quot;&quot;;&quot;,&quot;)">
            <text:p/>
          </table:table-cell>
          <table:table-cell table:formula="of:=[.J825]&amp;[.H826]&amp;[.I8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6]=&quot;&quot;;[.J826];[.K8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7]&amp;[.C$5]" office:value-type="string" office:string-value="&quot;&quot;" calcext:value-type="string">
            <text:p>""</text:p>
          </table:table-cell>
          <table:table-cell table:formula="of:=[.D$5]&amp;[.B827]&amp;[.D$5]" office:value-type="string" office:string-value="&quot;&quot;" calcext:value-type="string">
            <text:p>""</text:p>
          </table:table-cell>
          <table:table-cell table:formula="of:=[.C$6]&amp;[.E$5]&amp;[.C827]" office:value-type="string" office:string-value="&quot;first&quot;:&quot;&quot;" calcext:value-type="string">
            <text:p>"first":""</text:p>
          </table:table-cell>
          <table:table-cell table:formula="of:=[.D$6]&amp;[.F$5]&amp;[.D827]" office:value-type="string" office:string-value="&quot;second&quot;:&quot;&quot;" calcext:value-type="string">
            <text:p>"second":""</text:p>
          </table:table-cell>
          <table:table-cell table:formula="of:=[.E827]&amp;[.G$5]&amp;[.F8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7]);&quot;&quot;;[.H$4]&amp;[.G827]&amp;[.H$5])">
            <text:p/>
          </table:table-cell>
          <table:table-cell table:formula="of:=IF([.H828]=&quot;&quot;;&quot;&quot;;&quot;,&quot;)">
            <text:p/>
          </table:table-cell>
          <table:table-cell table:formula="of:=[.J826]&amp;[.H827]&amp;[.I8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7]=&quot;&quot;;[.J827];[.K8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8]&amp;[.C$5]" office:value-type="string" office:string-value="&quot;&quot;" calcext:value-type="string">
            <text:p>""</text:p>
          </table:table-cell>
          <table:table-cell table:formula="of:=[.D$5]&amp;[.B828]&amp;[.D$5]" office:value-type="string" office:string-value="&quot;&quot;" calcext:value-type="string">
            <text:p>""</text:p>
          </table:table-cell>
          <table:table-cell table:formula="of:=[.C$6]&amp;[.E$5]&amp;[.C828]" office:value-type="string" office:string-value="&quot;first&quot;:&quot;&quot;" calcext:value-type="string">
            <text:p>"first":""</text:p>
          </table:table-cell>
          <table:table-cell table:formula="of:=[.D$6]&amp;[.F$5]&amp;[.D828]" office:value-type="string" office:string-value="&quot;second&quot;:&quot;&quot;" calcext:value-type="string">
            <text:p>"second":""</text:p>
          </table:table-cell>
          <table:table-cell table:formula="of:=[.E828]&amp;[.G$5]&amp;[.F8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8]);&quot;&quot;;[.H$4]&amp;[.G828]&amp;[.H$5])">
            <text:p/>
          </table:table-cell>
          <table:table-cell table:formula="of:=IF([.H829]=&quot;&quot;;&quot;&quot;;&quot;,&quot;)">
            <text:p/>
          </table:table-cell>
          <table:table-cell table:formula="of:=[.J827]&amp;[.H828]&amp;[.I8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8]=&quot;&quot;;[.J828];[.K8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29]&amp;[.C$5]" office:value-type="string" office:string-value="&quot;&quot;" calcext:value-type="string">
            <text:p>""</text:p>
          </table:table-cell>
          <table:table-cell table:formula="of:=[.D$5]&amp;[.B829]&amp;[.D$5]" office:value-type="string" office:string-value="&quot;&quot;" calcext:value-type="string">
            <text:p>""</text:p>
          </table:table-cell>
          <table:table-cell table:formula="of:=[.C$6]&amp;[.E$5]&amp;[.C829]" office:value-type="string" office:string-value="&quot;first&quot;:&quot;&quot;" calcext:value-type="string">
            <text:p>"first":""</text:p>
          </table:table-cell>
          <table:table-cell table:formula="of:=[.D$6]&amp;[.F$5]&amp;[.D829]" office:value-type="string" office:string-value="&quot;second&quot;:&quot;&quot;" calcext:value-type="string">
            <text:p>"second":""</text:p>
          </table:table-cell>
          <table:table-cell table:formula="of:=[.E829]&amp;[.G$5]&amp;[.F8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29]);&quot;&quot;;[.H$4]&amp;[.G829]&amp;[.H$5])">
            <text:p/>
          </table:table-cell>
          <table:table-cell table:formula="of:=IF([.H830]=&quot;&quot;;&quot;&quot;;&quot;,&quot;)">
            <text:p/>
          </table:table-cell>
          <table:table-cell table:formula="of:=[.J828]&amp;[.H829]&amp;[.I8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29]=&quot;&quot;;[.J829];[.K8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0]&amp;[.C$5]" office:value-type="string" office:string-value="&quot;&quot;" calcext:value-type="string">
            <text:p>""</text:p>
          </table:table-cell>
          <table:table-cell table:formula="of:=[.D$5]&amp;[.B830]&amp;[.D$5]" office:value-type="string" office:string-value="&quot;&quot;" calcext:value-type="string">
            <text:p>""</text:p>
          </table:table-cell>
          <table:table-cell table:formula="of:=[.C$6]&amp;[.E$5]&amp;[.C830]" office:value-type="string" office:string-value="&quot;first&quot;:&quot;&quot;" calcext:value-type="string">
            <text:p>"first":""</text:p>
          </table:table-cell>
          <table:table-cell table:formula="of:=[.D$6]&amp;[.F$5]&amp;[.D830]" office:value-type="string" office:string-value="&quot;second&quot;:&quot;&quot;" calcext:value-type="string">
            <text:p>"second":""</text:p>
          </table:table-cell>
          <table:table-cell table:formula="of:=[.E830]&amp;[.G$5]&amp;[.F8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0]);&quot;&quot;;[.H$4]&amp;[.G830]&amp;[.H$5])">
            <text:p/>
          </table:table-cell>
          <table:table-cell table:formula="of:=IF([.H831]=&quot;&quot;;&quot;&quot;;&quot;,&quot;)">
            <text:p/>
          </table:table-cell>
          <table:table-cell table:formula="of:=[.J829]&amp;[.H830]&amp;[.I8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0]=&quot;&quot;;[.J830];[.K8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1]&amp;[.C$5]" office:value-type="string" office:string-value="&quot;&quot;" calcext:value-type="string">
            <text:p>""</text:p>
          </table:table-cell>
          <table:table-cell table:formula="of:=[.D$5]&amp;[.B831]&amp;[.D$5]" office:value-type="string" office:string-value="&quot;&quot;" calcext:value-type="string">
            <text:p>""</text:p>
          </table:table-cell>
          <table:table-cell table:formula="of:=[.C$6]&amp;[.E$5]&amp;[.C831]" office:value-type="string" office:string-value="&quot;first&quot;:&quot;&quot;" calcext:value-type="string">
            <text:p>"first":""</text:p>
          </table:table-cell>
          <table:table-cell table:formula="of:=[.D$6]&amp;[.F$5]&amp;[.D831]" office:value-type="string" office:string-value="&quot;second&quot;:&quot;&quot;" calcext:value-type="string">
            <text:p>"second":""</text:p>
          </table:table-cell>
          <table:table-cell table:formula="of:=[.E831]&amp;[.G$5]&amp;[.F8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1]);&quot;&quot;;[.H$4]&amp;[.G831]&amp;[.H$5])">
            <text:p/>
          </table:table-cell>
          <table:table-cell table:formula="of:=IF([.H832]=&quot;&quot;;&quot;&quot;;&quot;,&quot;)">
            <text:p/>
          </table:table-cell>
          <table:table-cell table:formula="of:=[.J830]&amp;[.H831]&amp;[.I8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1]=&quot;&quot;;[.J831];[.K8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2]&amp;[.C$5]" office:value-type="string" office:string-value="&quot;&quot;" calcext:value-type="string">
            <text:p>""</text:p>
          </table:table-cell>
          <table:table-cell table:formula="of:=[.D$5]&amp;[.B832]&amp;[.D$5]" office:value-type="string" office:string-value="&quot;&quot;" calcext:value-type="string">
            <text:p>""</text:p>
          </table:table-cell>
          <table:table-cell table:formula="of:=[.C$6]&amp;[.E$5]&amp;[.C832]" office:value-type="string" office:string-value="&quot;first&quot;:&quot;&quot;" calcext:value-type="string">
            <text:p>"first":""</text:p>
          </table:table-cell>
          <table:table-cell table:formula="of:=[.D$6]&amp;[.F$5]&amp;[.D832]" office:value-type="string" office:string-value="&quot;second&quot;:&quot;&quot;" calcext:value-type="string">
            <text:p>"second":""</text:p>
          </table:table-cell>
          <table:table-cell table:formula="of:=[.E832]&amp;[.G$5]&amp;[.F8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2]);&quot;&quot;;[.H$4]&amp;[.G832]&amp;[.H$5])">
            <text:p/>
          </table:table-cell>
          <table:table-cell table:formula="of:=IF([.H833]=&quot;&quot;;&quot;&quot;;&quot;,&quot;)">
            <text:p/>
          </table:table-cell>
          <table:table-cell table:formula="of:=[.J831]&amp;[.H832]&amp;[.I8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2]=&quot;&quot;;[.J832];[.K8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3]&amp;[.C$5]" office:value-type="string" office:string-value="&quot;&quot;" calcext:value-type="string">
            <text:p>""</text:p>
          </table:table-cell>
          <table:table-cell table:formula="of:=[.D$5]&amp;[.B833]&amp;[.D$5]" office:value-type="string" office:string-value="&quot;&quot;" calcext:value-type="string">
            <text:p>""</text:p>
          </table:table-cell>
          <table:table-cell table:formula="of:=[.C$6]&amp;[.E$5]&amp;[.C833]" office:value-type="string" office:string-value="&quot;first&quot;:&quot;&quot;" calcext:value-type="string">
            <text:p>"first":""</text:p>
          </table:table-cell>
          <table:table-cell table:formula="of:=[.D$6]&amp;[.F$5]&amp;[.D833]" office:value-type="string" office:string-value="&quot;second&quot;:&quot;&quot;" calcext:value-type="string">
            <text:p>"second":""</text:p>
          </table:table-cell>
          <table:table-cell table:formula="of:=[.E833]&amp;[.G$5]&amp;[.F8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3]);&quot;&quot;;[.H$4]&amp;[.G833]&amp;[.H$5])">
            <text:p/>
          </table:table-cell>
          <table:table-cell table:formula="of:=IF([.H834]=&quot;&quot;;&quot;&quot;;&quot;,&quot;)">
            <text:p/>
          </table:table-cell>
          <table:table-cell table:formula="of:=[.J832]&amp;[.H833]&amp;[.I8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3]=&quot;&quot;;[.J833];[.K8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4]&amp;[.C$5]" office:value-type="string" office:string-value="&quot;&quot;" calcext:value-type="string">
            <text:p>""</text:p>
          </table:table-cell>
          <table:table-cell table:formula="of:=[.D$5]&amp;[.B834]&amp;[.D$5]" office:value-type="string" office:string-value="&quot;&quot;" calcext:value-type="string">
            <text:p>""</text:p>
          </table:table-cell>
          <table:table-cell table:formula="of:=[.C$6]&amp;[.E$5]&amp;[.C834]" office:value-type="string" office:string-value="&quot;first&quot;:&quot;&quot;" calcext:value-type="string">
            <text:p>"first":""</text:p>
          </table:table-cell>
          <table:table-cell table:formula="of:=[.D$6]&amp;[.F$5]&amp;[.D834]" office:value-type="string" office:string-value="&quot;second&quot;:&quot;&quot;" calcext:value-type="string">
            <text:p>"second":""</text:p>
          </table:table-cell>
          <table:table-cell table:formula="of:=[.E834]&amp;[.G$5]&amp;[.F8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4]);&quot;&quot;;[.H$4]&amp;[.G834]&amp;[.H$5])">
            <text:p/>
          </table:table-cell>
          <table:table-cell table:formula="of:=IF([.H835]=&quot;&quot;;&quot;&quot;;&quot;,&quot;)">
            <text:p/>
          </table:table-cell>
          <table:table-cell table:formula="of:=[.J833]&amp;[.H834]&amp;[.I8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4]=&quot;&quot;;[.J834];[.K8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5]&amp;[.C$5]" office:value-type="string" office:string-value="&quot;&quot;" calcext:value-type="string">
            <text:p>""</text:p>
          </table:table-cell>
          <table:table-cell table:formula="of:=[.D$5]&amp;[.B835]&amp;[.D$5]" office:value-type="string" office:string-value="&quot;&quot;" calcext:value-type="string">
            <text:p>""</text:p>
          </table:table-cell>
          <table:table-cell table:formula="of:=[.C$6]&amp;[.E$5]&amp;[.C835]" office:value-type="string" office:string-value="&quot;first&quot;:&quot;&quot;" calcext:value-type="string">
            <text:p>"first":""</text:p>
          </table:table-cell>
          <table:table-cell table:formula="of:=[.D$6]&amp;[.F$5]&amp;[.D835]" office:value-type="string" office:string-value="&quot;second&quot;:&quot;&quot;" calcext:value-type="string">
            <text:p>"second":""</text:p>
          </table:table-cell>
          <table:table-cell table:formula="of:=[.E835]&amp;[.G$5]&amp;[.F8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5]);&quot;&quot;;[.H$4]&amp;[.G835]&amp;[.H$5])">
            <text:p/>
          </table:table-cell>
          <table:table-cell table:formula="of:=IF([.H836]=&quot;&quot;;&quot;&quot;;&quot;,&quot;)">
            <text:p/>
          </table:table-cell>
          <table:table-cell table:formula="of:=[.J834]&amp;[.H835]&amp;[.I8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5]=&quot;&quot;;[.J835];[.K8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6]&amp;[.C$5]" office:value-type="string" office:string-value="&quot;&quot;" calcext:value-type="string">
            <text:p>""</text:p>
          </table:table-cell>
          <table:table-cell table:formula="of:=[.D$5]&amp;[.B836]&amp;[.D$5]" office:value-type="string" office:string-value="&quot;&quot;" calcext:value-type="string">
            <text:p>""</text:p>
          </table:table-cell>
          <table:table-cell table:formula="of:=[.C$6]&amp;[.E$5]&amp;[.C836]" office:value-type="string" office:string-value="&quot;first&quot;:&quot;&quot;" calcext:value-type="string">
            <text:p>"first":""</text:p>
          </table:table-cell>
          <table:table-cell table:formula="of:=[.D$6]&amp;[.F$5]&amp;[.D836]" office:value-type="string" office:string-value="&quot;second&quot;:&quot;&quot;" calcext:value-type="string">
            <text:p>"second":""</text:p>
          </table:table-cell>
          <table:table-cell table:formula="of:=[.E836]&amp;[.G$5]&amp;[.F8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6]);&quot;&quot;;[.H$4]&amp;[.G836]&amp;[.H$5])">
            <text:p/>
          </table:table-cell>
          <table:table-cell table:formula="of:=IF([.H837]=&quot;&quot;;&quot;&quot;;&quot;,&quot;)">
            <text:p/>
          </table:table-cell>
          <table:table-cell table:formula="of:=[.J835]&amp;[.H836]&amp;[.I8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6]=&quot;&quot;;[.J836];[.K8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7]&amp;[.C$5]" office:value-type="string" office:string-value="&quot;&quot;" calcext:value-type="string">
            <text:p>""</text:p>
          </table:table-cell>
          <table:table-cell table:formula="of:=[.D$5]&amp;[.B837]&amp;[.D$5]" office:value-type="string" office:string-value="&quot;&quot;" calcext:value-type="string">
            <text:p>""</text:p>
          </table:table-cell>
          <table:table-cell table:formula="of:=[.C$6]&amp;[.E$5]&amp;[.C837]" office:value-type="string" office:string-value="&quot;first&quot;:&quot;&quot;" calcext:value-type="string">
            <text:p>"first":""</text:p>
          </table:table-cell>
          <table:table-cell table:formula="of:=[.D$6]&amp;[.F$5]&amp;[.D837]" office:value-type="string" office:string-value="&quot;second&quot;:&quot;&quot;" calcext:value-type="string">
            <text:p>"second":""</text:p>
          </table:table-cell>
          <table:table-cell table:formula="of:=[.E837]&amp;[.G$5]&amp;[.F8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7]);&quot;&quot;;[.H$4]&amp;[.G837]&amp;[.H$5])">
            <text:p/>
          </table:table-cell>
          <table:table-cell table:formula="of:=IF([.H838]=&quot;&quot;;&quot;&quot;;&quot;,&quot;)">
            <text:p/>
          </table:table-cell>
          <table:table-cell table:formula="of:=[.J836]&amp;[.H837]&amp;[.I8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7]=&quot;&quot;;[.J837];[.K8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8]&amp;[.C$5]" office:value-type="string" office:string-value="&quot;&quot;" calcext:value-type="string">
            <text:p>""</text:p>
          </table:table-cell>
          <table:table-cell table:formula="of:=[.D$5]&amp;[.B838]&amp;[.D$5]" office:value-type="string" office:string-value="&quot;&quot;" calcext:value-type="string">
            <text:p>""</text:p>
          </table:table-cell>
          <table:table-cell table:formula="of:=[.C$6]&amp;[.E$5]&amp;[.C838]" office:value-type="string" office:string-value="&quot;first&quot;:&quot;&quot;" calcext:value-type="string">
            <text:p>"first":""</text:p>
          </table:table-cell>
          <table:table-cell table:formula="of:=[.D$6]&amp;[.F$5]&amp;[.D838]" office:value-type="string" office:string-value="&quot;second&quot;:&quot;&quot;" calcext:value-type="string">
            <text:p>"second":""</text:p>
          </table:table-cell>
          <table:table-cell table:formula="of:=[.E838]&amp;[.G$5]&amp;[.F8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8]);&quot;&quot;;[.H$4]&amp;[.G838]&amp;[.H$5])">
            <text:p/>
          </table:table-cell>
          <table:table-cell table:formula="of:=IF([.H839]=&quot;&quot;;&quot;&quot;;&quot;,&quot;)">
            <text:p/>
          </table:table-cell>
          <table:table-cell table:formula="of:=[.J837]&amp;[.H838]&amp;[.I8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8]=&quot;&quot;;[.J838];[.K8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39]&amp;[.C$5]" office:value-type="string" office:string-value="&quot;&quot;" calcext:value-type="string">
            <text:p>""</text:p>
          </table:table-cell>
          <table:table-cell table:formula="of:=[.D$5]&amp;[.B839]&amp;[.D$5]" office:value-type="string" office:string-value="&quot;&quot;" calcext:value-type="string">
            <text:p>""</text:p>
          </table:table-cell>
          <table:table-cell table:formula="of:=[.C$6]&amp;[.E$5]&amp;[.C839]" office:value-type="string" office:string-value="&quot;first&quot;:&quot;&quot;" calcext:value-type="string">
            <text:p>"first":""</text:p>
          </table:table-cell>
          <table:table-cell table:formula="of:=[.D$6]&amp;[.F$5]&amp;[.D839]" office:value-type="string" office:string-value="&quot;second&quot;:&quot;&quot;" calcext:value-type="string">
            <text:p>"second":""</text:p>
          </table:table-cell>
          <table:table-cell table:formula="of:=[.E839]&amp;[.G$5]&amp;[.F8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39]);&quot;&quot;;[.H$4]&amp;[.G839]&amp;[.H$5])">
            <text:p/>
          </table:table-cell>
          <table:table-cell table:formula="of:=IF([.H840]=&quot;&quot;;&quot;&quot;;&quot;,&quot;)">
            <text:p/>
          </table:table-cell>
          <table:table-cell table:formula="of:=[.J838]&amp;[.H839]&amp;[.I8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39]=&quot;&quot;;[.J839];[.K8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0]&amp;[.C$5]" office:value-type="string" office:string-value="&quot;&quot;" calcext:value-type="string">
            <text:p>""</text:p>
          </table:table-cell>
          <table:table-cell table:formula="of:=[.D$5]&amp;[.B840]&amp;[.D$5]" office:value-type="string" office:string-value="&quot;&quot;" calcext:value-type="string">
            <text:p>""</text:p>
          </table:table-cell>
          <table:table-cell table:formula="of:=[.C$6]&amp;[.E$5]&amp;[.C840]" office:value-type="string" office:string-value="&quot;first&quot;:&quot;&quot;" calcext:value-type="string">
            <text:p>"first":""</text:p>
          </table:table-cell>
          <table:table-cell table:formula="of:=[.D$6]&amp;[.F$5]&amp;[.D840]" office:value-type="string" office:string-value="&quot;second&quot;:&quot;&quot;" calcext:value-type="string">
            <text:p>"second":""</text:p>
          </table:table-cell>
          <table:table-cell table:formula="of:=[.E840]&amp;[.G$5]&amp;[.F8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0]);&quot;&quot;;[.H$4]&amp;[.G840]&amp;[.H$5])">
            <text:p/>
          </table:table-cell>
          <table:table-cell table:formula="of:=IF([.H841]=&quot;&quot;;&quot;&quot;;&quot;,&quot;)">
            <text:p/>
          </table:table-cell>
          <table:table-cell table:formula="of:=[.J839]&amp;[.H840]&amp;[.I8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0]=&quot;&quot;;[.J840];[.K8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1]&amp;[.C$5]" office:value-type="string" office:string-value="&quot;&quot;" calcext:value-type="string">
            <text:p>""</text:p>
          </table:table-cell>
          <table:table-cell table:formula="of:=[.D$5]&amp;[.B841]&amp;[.D$5]" office:value-type="string" office:string-value="&quot;&quot;" calcext:value-type="string">
            <text:p>""</text:p>
          </table:table-cell>
          <table:table-cell table:formula="of:=[.C$6]&amp;[.E$5]&amp;[.C841]" office:value-type="string" office:string-value="&quot;first&quot;:&quot;&quot;" calcext:value-type="string">
            <text:p>"first":""</text:p>
          </table:table-cell>
          <table:table-cell table:formula="of:=[.D$6]&amp;[.F$5]&amp;[.D841]" office:value-type="string" office:string-value="&quot;second&quot;:&quot;&quot;" calcext:value-type="string">
            <text:p>"second":""</text:p>
          </table:table-cell>
          <table:table-cell table:formula="of:=[.E841]&amp;[.G$5]&amp;[.F8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1]);&quot;&quot;;[.H$4]&amp;[.G841]&amp;[.H$5])">
            <text:p/>
          </table:table-cell>
          <table:table-cell table:formula="of:=IF([.H842]=&quot;&quot;;&quot;&quot;;&quot;,&quot;)">
            <text:p/>
          </table:table-cell>
          <table:table-cell table:formula="of:=[.J840]&amp;[.H841]&amp;[.I8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1]=&quot;&quot;;[.J841];[.K8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2]&amp;[.C$5]" office:value-type="string" office:string-value="&quot;&quot;" calcext:value-type="string">
            <text:p>""</text:p>
          </table:table-cell>
          <table:table-cell table:formula="of:=[.D$5]&amp;[.B842]&amp;[.D$5]" office:value-type="string" office:string-value="&quot;&quot;" calcext:value-type="string">
            <text:p>""</text:p>
          </table:table-cell>
          <table:table-cell table:formula="of:=[.C$6]&amp;[.E$5]&amp;[.C842]" office:value-type="string" office:string-value="&quot;first&quot;:&quot;&quot;" calcext:value-type="string">
            <text:p>"first":""</text:p>
          </table:table-cell>
          <table:table-cell table:formula="of:=[.D$6]&amp;[.F$5]&amp;[.D842]" office:value-type="string" office:string-value="&quot;second&quot;:&quot;&quot;" calcext:value-type="string">
            <text:p>"second":""</text:p>
          </table:table-cell>
          <table:table-cell table:formula="of:=[.E842]&amp;[.G$5]&amp;[.F8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2]);&quot;&quot;;[.H$4]&amp;[.G842]&amp;[.H$5])">
            <text:p/>
          </table:table-cell>
          <table:table-cell table:formula="of:=IF([.H843]=&quot;&quot;;&quot;&quot;;&quot;,&quot;)">
            <text:p/>
          </table:table-cell>
          <table:table-cell table:formula="of:=[.J841]&amp;[.H842]&amp;[.I8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2]=&quot;&quot;;[.J842];[.K8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3]&amp;[.C$5]" office:value-type="string" office:string-value="&quot;&quot;" calcext:value-type="string">
            <text:p>""</text:p>
          </table:table-cell>
          <table:table-cell table:formula="of:=[.D$5]&amp;[.B843]&amp;[.D$5]" office:value-type="string" office:string-value="&quot;&quot;" calcext:value-type="string">
            <text:p>""</text:p>
          </table:table-cell>
          <table:table-cell table:formula="of:=[.C$6]&amp;[.E$5]&amp;[.C843]" office:value-type="string" office:string-value="&quot;first&quot;:&quot;&quot;" calcext:value-type="string">
            <text:p>"first":""</text:p>
          </table:table-cell>
          <table:table-cell table:formula="of:=[.D$6]&amp;[.F$5]&amp;[.D843]" office:value-type="string" office:string-value="&quot;second&quot;:&quot;&quot;" calcext:value-type="string">
            <text:p>"second":""</text:p>
          </table:table-cell>
          <table:table-cell table:formula="of:=[.E843]&amp;[.G$5]&amp;[.F8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3]);&quot;&quot;;[.H$4]&amp;[.G843]&amp;[.H$5])">
            <text:p/>
          </table:table-cell>
          <table:table-cell table:formula="of:=IF([.H844]=&quot;&quot;;&quot;&quot;;&quot;,&quot;)">
            <text:p/>
          </table:table-cell>
          <table:table-cell table:formula="of:=[.J842]&amp;[.H843]&amp;[.I8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3]=&quot;&quot;;[.J843];[.K8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4]&amp;[.C$5]" office:value-type="string" office:string-value="&quot;&quot;" calcext:value-type="string">
            <text:p>""</text:p>
          </table:table-cell>
          <table:table-cell table:formula="of:=[.D$5]&amp;[.B844]&amp;[.D$5]" office:value-type="string" office:string-value="&quot;&quot;" calcext:value-type="string">
            <text:p>""</text:p>
          </table:table-cell>
          <table:table-cell table:formula="of:=[.C$6]&amp;[.E$5]&amp;[.C844]" office:value-type="string" office:string-value="&quot;first&quot;:&quot;&quot;" calcext:value-type="string">
            <text:p>"first":""</text:p>
          </table:table-cell>
          <table:table-cell table:formula="of:=[.D$6]&amp;[.F$5]&amp;[.D844]" office:value-type="string" office:string-value="&quot;second&quot;:&quot;&quot;" calcext:value-type="string">
            <text:p>"second":""</text:p>
          </table:table-cell>
          <table:table-cell table:formula="of:=[.E844]&amp;[.G$5]&amp;[.F8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4]);&quot;&quot;;[.H$4]&amp;[.G844]&amp;[.H$5])">
            <text:p/>
          </table:table-cell>
          <table:table-cell table:formula="of:=IF([.H845]=&quot;&quot;;&quot;&quot;;&quot;,&quot;)">
            <text:p/>
          </table:table-cell>
          <table:table-cell table:formula="of:=[.J843]&amp;[.H844]&amp;[.I8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4]=&quot;&quot;;[.J844];[.K8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5]&amp;[.C$5]" office:value-type="string" office:string-value="&quot;&quot;" calcext:value-type="string">
            <text:p>""</text:p>
          </table:table-cell>
          <table:table-cell table:formula="of:=[.D$5]&amp;[.B845]&amp;[.D$5]" office:value-type="string" office:string-value="&quot;&quot;" calcext:value-type="string">
            <text:p>""</text:p>
          </table:table-cell>
          <table:table-cell table:formula="of:=[.C$6]&amp;[.E$5]&amp;[.C845]" office:value-type="string" office:string-value="&quot;first&quot;:&quot;&quot;" calcext:value-type="string">
            <text:p>"first":""</text:p>
          </table:table-cell>
          <table:table-cell table:formula="of:=[.D$6]&amp;[.F$5]&amp;[.D845]" office:value-type="string" office:string-value="&quot;second&quot;:&quot;&quot;" calcext:value-type="string">
            <text:p>"second":""</text:p>
          </table:table-cell>
          <table:table-cell table:formula="of:=[.E845]&amp;[.G$5]&amp;[.F8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5]);&quot;&quot;;[.H$4]&amp;[.G845]&amp;[.H$5])">
            <text:p/>
          </table:table-cell>
          <table:table-cell table:formula="of:=IF([.H846]=&quot;&quot;;&quot;&quot;;&quot;,&quot;)">
            <text:p/>
          </table:table-cell>
          <table:table-cell table:formula="of:=[.J844]&amp;[.H845]&amp;[.I8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5]=&quot;&quot;;[.J845];[.K8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6]&amp;[.C$5]" office:value-type="string" office:string-value="&quot;&quot;" calcext:value-type="string">
            <text:p>""</text:p>
          </table:table-cell>
          <table:table-cell table:formula="of:=[.D$5]&amp;[.B846]&amp;[.D$5]" office:value-type="string" office:string-value="&quot;&quot;" calcext:value-type="string">
            <text:p>""</text:p>
          </table:table-cell>
          <table:table-cell table:formula="of:=[.C$6]&amp;[.E$5]&amp;[.C846]" office:value-type="string" office:string-value="&quot;first&quot;:&quot;&quot;" calcext:value-type="string">
            <text:p>"first":""</text:p>
          </table:table-cell>
          <table:table-cell table:formula="of:=[.D$6]&amp;[.F$5]&amp;[.D846]" office:value-type="string" office:string-value="&quot;second&quot;:&quot;&quot;" calcext:value-type="string">
            <text:p>"second":""</text:p>
          </table:table-cell>
          <table:table-cell table:formula="of:=[.E846]&amp;[.G$5]&amp;[.F8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6]);&quot;&quot;;[.H$4]&amp;[.G846]&amp;[.H$5])">
            <text:p/>
          </table:table-cell>
          <table:table-cell table:formula="of:=IF([.H847]=&quot;&quot;;&quot;&quot;;&quot;,&quot;)">
            <text:p/>
          </table:table-cell>
          <table:table-cell table:formula="of:=[.J845]&amp;[.H846]&amp;[.I8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6]=&quot;&quot;;[.J846];[.K8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7]&amp;[.C$5]" office:value-type="string" office:string-value="&quot;&quot;" calcext:value-type="string">
            <text:p>""</text:p>
          </table:table-cell>
          <table:table-cell table:formula="of:=[.D$5]&amp;[.B847]&amp;[.D$5]" office:value-type="string" office:string-value="&quot;&quot;" calcext:value-type="string">
            <text:p>""</text:p>
          </table:table-cell>
          <table:table-cell table:formula="of:=[.C$6]&amp;[.E$5]&amp;[.C847]" office:value-type="string" office:string-value="&quot;first&quot;:&quot;&quot;" calcext:value-type="string">
            <text:p>"first":""</text:p>
          </table:table-cell>
          <table:table-cell table:formula="of:=[.D$6]&amp;[.F$5]&amp;[.D847]" office:value-type="string" office:string-value="&quot;second&quot;:&quot;&quot;" calcext:value-type="string">
            <text:p>"second":""</text:p>
          </table:table-cell>
          <table:table-cell table:formula="of:=[.E847]&amp;[.G$5]&amp;[.F8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7]);&quot;&quot;;[.H$4]&amp;[.G847]&amp;[.H$5])">
            <text:p/>
          </table:table-cell>
          <table:table-cell table:formula="of:=IF([.H848]=&quot;&quot;;&quot;&quot;;&quot;,&quot;)">
            <text:p/>
          </table:table-cell>
          <table:table-cell table:formula="of:=[.J846]&amp;[.H847]&amp;[.I8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7]=&quot;&quot;;[.J847];[.K8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8]&amp;[.C$5]" office:value-type="string" office:string-value="&quot;&quot;" calcext:value-type="string">
            <text:p>""</text:p>
          </table:table-cell>
          <table:table-cell table:formula="of:=[.D$5]&amp;[.B848]&amp;[.D$5]" office:value-type="string" office:string-value="&quot;&quot;" calcext:value-type="string">
            <text:p>""</text:p>
          </table:table-cell>
          <table:table-cell table:formula="of:=[.C$6]&amp;[.E$5]&amp;[.C848]" office:value-type="string" office:string-value="&quot;first&quot;:&quot;&quot;" calcext:value-type="string">
            <text:p>"first":""</text:p>
          </table:table-cell>
          <table:table-cell table:formula="of:=[.D$6]&amp;[.F$5]&amp;[.D848]" office:value-type="string" office:string-value="&quot;second&quot;:&quot;&quot;" calcext:value-type="string">
            <text:p>"second":""</text:p>
          </table:table-cell>
          <table:table-cell table:formula="of:=[.E848]&amp;[.G$5]&amp;[.F8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8]);&quot;&quot;;[.H$4]&amp;[.G848]&amp;[.H$5])">
            <text:p/>
          </table:table-cell>
          <table:table-cell table:formula="of:=IF([.H849]=&quot;&quot;;&quot;&quot;;&quot;,&quot;)">
            <text:p/>
          </table:table-cell>
          <table:table-cell table:formula="of:=[.J847]&amp;[.H848]&amp;[.I8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8]=&quot;&quot;;[.J848];[.K8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49]&amp;[.C$5]" office:value-type="string" office:string-value="&quot;&quot;" calcext:value-type="string">
            <text:p>""</text:p>
          </table:table-cell>
          <table:table-cell table:formula="of:=[.D$5]&amp;[.B849]&amp;[.D$5]" office:value-type="string" office:string-value="&quot;&quot;" calcext:value-type="string">
            <text:p>""</text:p>
          </table:table-cell>
          <table:table-cell table:formula="of:=[.C$6]&amp;[.E$5]&amp;[.C849]" office:value-type="string" office:string-value="&quot;first&quot;:&quot;&quot;" calcext:value-type="string">
            <text:p>"first":""</text:p>
          </table:table-cell>
          <table:table-cell table:formula="of:=[.D$6]&amp;[.F$5]&amp;[.D849]" office:value-type="string" office:string-value="&quot;second&quot;:&quot;&quot;" calcext:value-type="string">
            <text:p>"second":""</text:p>
          </table:table-cell>
          <table:table-cell table:formula="of:=[.E849]&amp;[.G$5]&amp;[.F8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49]);&quot;&quot;;[.H$4]&amp;[.G849]&amp;[.H$5])">
            <text:p/>
          </table:table-cell>
          <table:table-cell table:formula="of:=IF([.H850]=&quot;&quot;;&quot;&quot;;&quot;,&quot;)">
            <text:p/>
          </table:table-cell>
          <table:table-cell table:formula="of:=[.J848]&amp;[.H849]&amp;[.I8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49]=&quot;&quot;;[.J849];[.K8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0]&amp;[.C$5]" office:value-type="string" office:string-value="&quot;&quot;" calcext:value-type="string">
            <text:p>""</text:p>
          </table:table-cell>
          <table:table-cell table:formula="of:=[.D$5]&amp;[.B850]&amp;[.D$5]" office:value-type="string" office:string-value="&quot;&quot;" calcext:value-type="string">
            <text:p>""</text:p>
          </table:table-cell>
          <table:table-cell table:formula="of:=[.C$6]&amp;[.E$5]&amp;[.C850]" office:value-type="string" office:string-value="&quot;first&quot;:&quot;&quot;" calcext:value-type="string">
            <text:p>"first":""</text:p>
          </table:table-cell>
          <table:table-cell table:formula="of:=[.D$6]&amp;[.F$5]&amp;[.D850]" office:value-type="string" office:string-value="&quot;second&quot;:&quot;&quot;" calcext:value-type="string">
            <text:p>"second":""</text:p>
          </table:table-cell>
          <table:table-cell table:formula="of:=[.E850]&amp;[.G$5]&amp;[.F8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0]);&quot;&quot;;[.H$4]&amp;[.G850]&amp;[.H$5])">
            <text:p/>
          </table:table-cell>
          <table:table-cell table:formula="of:=IF([.H851]=&quot;&quot;;&quot;&quot;;&quot;,&quot;)">
            <text:p/>
          </table:table-cell>
          <table:table-cell table:formula="of:=[.J849]&amp;[.H850]&amp;[.I8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0]=&quot;&quot;;[.J850];[.K8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1]&amp;[.C$5]" office:value-type="string" office:string-value="&quot;&quot;" calcext:value-type="string">
            <text:p>""</text:p>
          </table:table-cell>
          <table:table-cell table:formula="of:=[.D$5]&amp;[.B851]&amp;[.D$5]" office:value-type="string" office:string-value="&quot;&quot;" calcext:value-type="string">
            <text:p>""</text:p>
          </table:table-cell>
          <table:table-cell table:formula="of:=[.C$6]&amp;[.E$5]&amp;[.C851]" office:value-type="string" office:string-value="&quot;first&quot;:&quot;&quot;" calcext:value-type="string">
            <text:p>"first":""</text:p>
          </table:table-cell>
          <table:table-cell table:formula="of:=[.D$6]&amp;[.F$5]&amp;[.D851]" office:value-type="string" office:string-value="&quot;second&quot;:&quot;&quot;" calcext:value-type="string">
            <text:p>"second":""</text:p>
          </table:table-cell>
          <table:table-cell table:formula="of:=[.E851]&amp;[.G$5]&amp;[.F8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1]);&quot;&quot;;[.H$4]&amp;[.G851]&amp;[.H$5])">
            <text:p/>
          </table:table-cell>
          <table:table-cell table:formula="of:=IF([.H852]=&quot;&quot;;&quot;&quot;;&quot;,&quot;)">
            <text:p/>
          </table:table-cell>
          <table:table-cell table:formula="of:=[.J850]&amp;[.H851]&amp;[.I8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1]=&quot;&quot;;[.J851];[.K8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2]&amp;[.C$5]" office:value-type="string" office:string-value="&quot;&quot;" calcext:value-type="string">
            <text:p>""</text:p>
          </table:table-cell>
          <table:table-cell table:formula="of:=[.D$5]&amp;[.B852]&amp;[.D$5]" office:value-type="string" office:string-value="&quot;&quot;" calcext:value-type="string">
            <text:p>""</text:p>
          </table:table-cell>
          <table:table-cell table:formula="of:=[.C$6]&amp;[.E$5]&amp;[.C852]" office:value-type="string" office:string-value="&quot;first&quot;:&quot;&quot;" calcext:value-type="string">
            <text:p>"first":""</text:p>
          </table:table-cell>
          <table:table-cell table:formula="of:=[.D$6]&amp;[.F$5]&amp;[.D852]" office:value-type="string" office:string-value="&quot;second&quot;:&quot;&quot;" calcext:value-type="string">
            <text:p>"second":""</text:p>
          </table:table-cell>
          <table:table-cell table:formula="of:=[.E852]&amp;[.G$5]&amp;[.F8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2]);&quot;&quot;;[.H$4]&amp;[.G852]&amp;[.H$5])">
            <text:p/>
          </table:table-cell>
          <table:table-cell table:formula="of:=IF([.H853]=&quot;&quot;;&quot;&quot;;&quot;,&quot;)">
            <text:p/>
          </table:table-cell>
          <table:table-cell table:formula="of:=[.J851]&amp;[.H852]&amp;[.I8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2]=&quot;&quot;;[.J852];[.K8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3]&amp;[.C$5]" office:value-type="string" office:string-value="&quot;&quot;" calcext:value-type="string">
            <text:p>""</text:p>
          </table:table-cell>
          <table:table-cell table:formula="of:=[.D$5]&amp;[.B853]&amp;[.D$5]" office:value-type="string" office:string-value="&quot;&quot;" calcext:value-type="string">
            <text:p>""</text:p>
          </table:table-cell>
          <table:table-cell table:formula="of:=[.C$6]&amp;[.E$5]&amp;[.C853]" office:value-type="string" office:string-value="&quot;first&quot;:&quot;&quot;" calcext:value-type="string">
            <text:p>"first":""</text:p>
          </table:table-cell>
          <table:table-cell table:formula="of:=[.D$6]&amp;[.F$5]&amp;[.D853]" office:value-type="string" office:string-value="&quot;second&quot;:&quot;&quot;" calcext:value-type="string">
            <text:p>"second":""</text:p>
          </table:table-cell>
          <table:table-cell table:formula="of:=[.E853]&amp;[.G$5]&amp;[.F8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3]);&quot;&quot;;[.H$4]&amp;[.G853]&amp;[.H$5])">
            <text:p/>
          </table:table-cell>
          <table:table-cell table:formula="of:=IF([.H854]=&quot;&quot;;&quot;&quot;;&quot;,&quot;)">
            <text:p/>
          </table:table-cell>
          <table:table-cell table:formula="of:=[.J852]&amp;[.H853]&amp;[.I8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3]=&quot;&quot;;[.J853];[.K8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4]&amp;[.C$5]" office:value-type="string" office:string-value="&quot;&quot;" calcext:value-type="string">
            <text:p>""</text:p>
          </table:table-cell>
          <table:table-cell table:formula="of:=[.D$5]&amp;[.B854]&amp;[.D$5]" office:value-type="string" office:string-value="&quot;&quot;" calcext:value-type="string">
            <text:p>""</text:p>
          </table:table-cell>
          <table:table-cell table:formula="of:=[.C$6]&amp;[.E$5]&amp;[.C854]" office:value-type="string" office:string-value="&quot;first&quot;:&quot;&quot;" calcext:value-type="string">
            <text:p>"first":""</text:p>
          </table:table-cell>
          <table:table-cell table:formula="of:=[.D$6]&amp;[.F$5]&amp;[.D854]" office:value-type="string" office:string-value="&quot;second&quot;:&quot;&quot;" calcext:value-type="string">
            <text:p>"second":""</text:p>
          </table:table-cell>
          <table:table-cell table:formula="of:=[.E854]&amp;[.G$5]&amp;[.F8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4]);&quot;&quot;;[.H$4]&amp;[.G854]&amp;[.H$5])">
            <text:p/>
          </table:table-cell>
          <table:table-cell table:formula="of:=IF([.H855]=&quot;&quot;;&quot;&quot;;&quot;,&quot;)">
            <text:p/>
          </table:table-cell>
          <table:table-cell table:formula="of:=[.J853]&amp;[.H854]&amp;[.I8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4]=&quot;&quot;;[.J854];[.K8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5]&amp;[.C$5]" office:value-type="string" office:string-value="&quot;&quot;" calcext:value-type="string">
            <text:p>""</text:p>
          </table:table-cell>
          <table:table-cell table:formula="of:=[.D$5]&amp;[.B855]&amp;[.D$5]" office:value-type="string" office:string-value="&quot;&quot;" calcext:value-type="string">
            <text:p>""</text:p>
          </table:table-cell>
          <table:table-cell table:formula="of:=[.C$6]&amp;[.E$5]&amp;[.C855]" office:value-type="string" office:string-value="&quot;first&quot;:&quot;&quot;" calcext:value-type="string">
            <text:p>"first":""</text:p>
          </table:table-cell>
          <table:table-cell table:formula="of:=[.D$6]&amp;[.F$5]&amp;[.D855]" office:value-type="string" office:string-value="&quot;second&quot;:&quot;&quot;" calcext:value-type="string">
            <text:p>"second":""</text:p>
          </table:table-cell>
          <table:table-cell table:formula="of:=[.E855]&amp;[.G$5]&amp;[.F8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5]);&quot;&quot;;[.H$4]&amp;[.G855]&amp;[.H$5])">
            <text:p/>
          </table:table-cell>
          <table:table-cell table:formula="of:=IF([.H856]=&quot;&quot;;&quot;&quot;;&quot;,&quot;)">
            <text:p/>
          </table:table-cell>
          <table:table-cell table:formula="of:=[.J854]&amp;[.H855]&amp;[.I8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5]=&quot;&quot;;[.J855];[.K8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6]&amp;[.C$5]" office:value-type="string" office:string-value="&quot;&quot;" calcext:value-type="string">
            <text:p>""</text:p>
          </table:table-cell>
          <table:table-cell table:formula="of:=[.D$5]&amp;[.B856]&amp;[.D$5]" office:value-type="string" office:string-value="&quot;&quot;" calcext:value-type="string">
            <text:p>""</text:p>
          </table:table-cell>
          <table:table-cell table:formula="of:=[.C$6]&amp;[.E$5]&amp;[.C856]" office:value-type="string" office:string-value="&quot;first&quot;:&quot;&quot;" calcext:value-type="string">
            <text:p>"first":""</text:p>
          </table:table-cell>
          <table:table-cell table:formula="of:=[.D$6]&amp;[.F$5]&amp;[.D856]" office:value-type="string" office:string-value="&quot;second&quot;:&quot;&quot;" calcext:value-type="string">
            <text:p>"second":""</text:p>
          </table:table-cell>
          <table:table-cell table:formula="of:=[.E856]&amp;[.G$5]&amp;[.F8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6]);&quot;&quot;;[.H$4]&amp;[.G856]&amp;[.H$5])">
            <text:p/>
          </table:table-cell>
          <table:table-cell table:formula="of:=IF([.H857]=&quot;&quot;;&quot;&quot;;&quot;,&quot;)">
            <text:p/>
          </table:table-cell>
          <table:table-cell table:formula="of:=[.J855]&amp;[.H856]&amp;[.I8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6]=&quot;&quot;;[.J856];[.K8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7]&amp;[.C$5]" office:value-type="string" office:string-value="&quot;&quot;" calcext:value-type="string">
            <text:p>""</text:p>
          </table:table-cell>
          <table:table-cell table:formula="of:=[.D$5]&amp;[.B857]&amp;[.D$5]" office:value-type="string" office:string-value="&quot;&quot;" calcext:value-type="string">
            <text:p>""</text:p>
          </table:table-cell>
          <table:table-cell table:formula="of:=[.C$6]&amp;[.E$5]&amp;[.C857]" office:value-type="string" office:string-value="&quot;first&quot;:&quot;&quot;" calcext:value-type="string">
            <text:p>"first":""</text:p>
          </table:table-cell>
          <table:table-cell table:formula="of:=[.D$6]&amp;[.F$5]&amp;[.D857]" office:value-type="string" office:string-value="&quot;second&quot;:&quot;&quot;" calcext:value-type="string">
            <text:p>"second":""</text:p>
          </table:table-cell>
          <table:table-cell table:formula="of:=[.E857]&amp;[.G$5]&amp;[.F8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7]);&quot;&quot;;[.H$4]&amp;[.G857]&amp;[.H$5])">
            <text:p/>
          </table:table-cell>
          <table:table-cell table:formula="of:=IF([.H858]=&quot;&quot;;&quot;&quot;;&quot;,&quot;)">
            <text:p/>
          </table:table-cell>
          <table:table-cell table:formula="of:=[.J856]&amp;[.H857]&amp;[.I8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7]=&quot;&quot;;[.J857];[.K8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8]&amp;[.C$5]" office:value-type="string" office:string-value="&quot;&quot;" calcext:value-type="string">
            <text:p>""</text:p>
          </table:table-cell>
          <table:table-cell table:formula="of:=[.D$5]&amp;[.B858]&amp;[.D$5]" office:value-type="string" office:string-value="&quot;&quot;" calcext:value-type="string">
            <text:p>""</text:p>
          </table:table-cell>
          <table:table-cell table:formula="of:=[.C$6]&amp;[.E$5]&amp;[.C858]" office:value-type="string" office:string-value="&quot;first&quot;:&quot;&quot;" calcext:value-type="string">
            <text:p>"first":""</text:p>
          </table:table-cell>
          <table:table-cell table:formula="of:=[.D$6]&amp;[.F$5]&amp;[.D858]" office:value-type="string" office:string-value="&quot;second&quot;:&quot;&quot;" calcext:value-type="string">
            <text:p>"second":""</text:p>
          </table:table-cell>
          <table:table-cell table:formula="of:=[.E858]&amp;[.G$5]&amp;[.F8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8]);&quot;&quot;;[.H$4]&amp;[.G858]&amp;[.H$5])">
            <text:p/>
          </table:table-cell>
          <table:table-cell table:formula="of:=IF([.H859]=&quot;&quot;;&quot;&quot;;&quot;,&quot;)">
            <text:p/>
          </table:table-cell>
          <table:table-cell table:formula="of:=[.J857]&amp;[.H858]&amp;[.I8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8]=&quot;&quot;;[.J858];[.K8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59]&amp;[.C$5]" office:value-type="string" office:string-value="&quot;&quot;" calcext:value-type="string">
            <text:p>""</text:p>
          </table:table-cell>
          <table:table-cell table:formula="of:=[.D$5]&amp;[.B859]&amp;[.D$5]" office:value-type="string" office:string-value="&quot;&quot;" calcext:value-type="string">
            <text:p>""</text:p>
          </table:table-cell>
          <table:table-cell table:formula="of:=[.C$6]&amp;[.E$5]&amp;[.C859]" office:value-type="string" office:string-value="&quot;first&quot;:&quot;&quot;" calcext:value-type="string">
            <text:p>"first":""</text:p>
          </table:table-cell>
          <table:table-cell table:formula="of:=[.D$6]&amp;[.F$5]&amp;[.D859]" office:value-type="string" office:string-value="&quot;second&quot;:&quot;&quot;" calcext:value-type="string">
            <text:p>"second":""</text:p>
          </table:table-cell>
          <table:table-cell table:formula="of:=[.E859]&amp;[.G$5]&amp;[.F8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59]);&quot;&quot;;[.H$4]&amp;[.G859]&amp;[.H$5])">
            <text:p/>
          </table:table-cell>
          <table:table-cell table:formula="of:=IF([.H860]=&quot;&quot;;&quot;&quot;;&quot;,&quot;)">
            <text:p/>
          </table:table-cell>
          <table:table-cell table:formula="of:=[.J858]&amp;[.H859]&amp;[.I8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59]=&quot;&quot;;[.J859];[.K8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0]&amp;[.C$5]" office:value-type="string" office:string-value="&quot;&quot;" calcext:value-type="string">
            <text:p>""</text:p>
          </table:table-cell>
          <table:table-cell table:formula="of:=[.D$5]&amp;[.B860]&amp;[.D$5]" office:value-type="string" office:string-value="&quot;&quot;" calcext:value-type="string">
            <text:p>""</text:p>
          </table:table-cell>
          <table:table-cell table:formula="of:=[.C$6]&amp;[.E$5]&amp;[.C860]" office:value-type="string" office:string-value="&quot;first&quot;:&quot;&quot;" calcext:value-type="string">
            <text:p>"first":""</text:p>
          </table:table-cell>
          <table:table-cell table:formula="of:=[.D$6]&amp;[.F$5]&amp;[.D860]" office:value-type="string" office:string-value="&quot;second&quot;:&quot;&quot;" calcext:value-type="string">
            <text:p>"second":""</text:p>
          </table:table-cell>
          <table:table-cell table:formula="of:=[.E860]&amp;[.G$5]&amp;[.F8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0]);&quot;&quot;;[.H$4]&amp;[.G860]&amp;[.H$5])">
            <text:p/>
          </table:table-cell>
          <table:table-cell table:formula="of:=IF([.H861]=&quot;&quot;;&quot;&quot;;&quot;,&quot;)">
            <text:p/>
          </table:table-cell>
          <table:table-cell table:formula="of:=[.J859]&amp;[.H860]&amp;[.I8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0]=&quot;&quot;;[.J860];[.K8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1]&amp;[.C$5]" office:value-type="string" office:string-value="&quot;&quot;" calcext:value-type="string">
            <text:p>""</text:p>
          </table:table-cell>
          <table:table-cell table:formula="of:=[.D$5]&amp;[.B861]&amp;[.D$5]" office:value-type="string" office:string-value="&quot;&quot;" calcext:value-type="string">
            <text:p>""</text:p>
          </table:table-cell>
          <table:table-cell table:formula="of:=[.C$6]&amp;[.E$5]&amp;[.C861]" office:value-type="string" office:string-value="&quot;first&quot;:&quot;&quot;" calcext:value-type="string">
            <text:p>"first":""</text:p>
          </table:table-cell>
          <table:table-cell table:formula="of:=[.D$6]&amp;[.F$5]&amp;[.D861]" office:value-type="string" office:string-value="&quot;second&quot;:&quot;&quot;" calcext:value-type="string">
            <text:p>"second":""</text:p>
          </table:table-cell>
          <table:table-cell table:formula="of:=[.E861]&amp;[.G$5]&amp;[.F8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1]);&quot;&quot;;[.H$4]&amp;[.G861]&amp;[.H$5])">
            <text:p/>
          </table:table-cell>
          <table:table-cell table:formula="of:=IF([.H862]=&quot;&quot;;&quot;&quot;;&quot;,&quot;)">
            <text:p/>
          </table:table-cell>
          <table:table-cell table:formula="of:=[.J860]&amp;[.H861]&amp;[.I8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1]=&quot;&quot;;[.J861];[.K8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2]&amp;[.C$5]" office:value-type="string" office:string-value="&quot;&quot;" calcext:value-type="string">
            <text:p>""</text:p>
          </table:table-cell>
          <table:table-cell table:formula="of:=[.D$5]&amp;[.B862]&amp;[.D$5]" office:value-type="string" office:string-value="&quot;&quot;" calcext:value-type="string">
            <text:p>""</text:p>
          </table:table-cell>
          <table:table-cell table:formula="of:=[.C$6]&amp;[.E$5]&amp;[.C862]" office:value-type="string" office:string-value="&quot;first&quot;:&quot;&quot;" calcext:value-type="string">
            <text:p>"first":""</text:p>
          </table:table-cell>
          <table:table-cell table:formula="of:=[.D$6]&amp;[.F$5]&amp;[.D862]" office:value-type="string" office:string-value="&quot;second&quot;:&quot;&quot;" calcext:value-type="string">
            <text:p>"second":""</text:p>
          </table:table-cell>
          <table:table-cell table:formula="of:=[.E862]&amp;[.G$5]&amp;[.F8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2]);&quot;&quot;;[.H$4]&amp;[.G862]&amp;[.H$5])">
            <text:p/>
          </table:table-cell>
          <table:table-cell table:formula="of:=IF([.H863]=&quot;&quot;;&quot;&quot;;&quot;,&quot;)">
            <text:p/>
          </table:table-cell>
          <table:table-cell table:formula="of:=[.J861]&amp;[.H862]&amp;[.I8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2]=&quot;&quot;;[.J862];[.K8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3]&amp;[.C$5]" office:value-type="string" office:string-value="&quot;&quot;" calcext:value-type="string">
            <text:p>""</text:p>
          </table:table-cell>
          <table:table-cell table:formula="of:=[.D$5]&amp;[.B863]&amp;[.D$5]" office:value-type="string" office:string-value="&quot;&quot;" calcext:value-type="string">
            <text:p>""</text:p>
          </table:table-cell>
          <table:table-cell table:formula="of:=[.C$6]&amp;[.E$5]&amp;[.C863]" office:value-type="string" office:string-value="&quot;first&quot;:&quot;&quot;" calcext:value-type="string">
            <text:p>"first":""</text:p>
          </table:table-cell>
          <table:table-cell table:formula="of:=[.D$6]&amp;[.F$5]&amp;[.D863]" office:value-type="string" office:string-value="&quot;second&quot;:&quot;&quot;" calcext:value-type="string">
            <text:p>"second":""</text:p>
          </table:table-cell>
          <table:table-cell table:formula="of:=[.E863]&amp;[.G$5]&amp;[.F8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3]);&quot;&quot;;[.H$4]&amp;[.G863]&amp;[.H$5])">
            <text:p/>
          </table:table-cell>
          <table:table-cell table:formula="of:=IF([.H864]=&quot;&quot;;&quot;&quot;;&quot;,&quot;)">
            <text:p/>
          </table:table-cell>
          <table:table-cell table:formula="of:=[.J862]&amp;[.H863]&amp;[.I8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3]=&quot;&quot;;[.J863];[.K8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4]&amp;[.C$5]" office:value-type="string" office:string-value="&quot;&quot;" calcext:value-type="string">
            <text:p>""</text:p>
          </table:table-cell>
          <table:table-cell table:formula="of:=[.D$5]&amp;[.B864]&amp;[.D$5]" office:value-type="string" office:string-value="&quot;&quot;" calcext:value-type="string">
            <text:p>""</text:p>
          </table:table-cell>
          <table:table-cell table:formula="of:=[.C$6]&amp;[.E$5]&amp;[.C864]" office:value-type="string" office:string-value="&quot;first&quot;:&quot;&quot;" calcext:value-type="string">
            <text:p>"first":""</text:p>
          </table:table-cell>
          <table:table-cell table:formula="of:=[.D$6]&amp;[.F$5]&amp;[.D864]" office:value-type="string" office:string-value="&quot;second&quot;:&quot;&quot;" calcext:value-type="string">
            <text:p>"second":""</text:p>
          </table:table-cell>
          <table:table-cell table:formula="of:=[.E864]&amp;[.G$5]&amp;[.F8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4]);&quot;&quot;;[.H$4]&amp;[.G864]&amp;[.H$5])">
            <text:p/>
          </table:table-cell>
          <table:table-cell table:formula="of:=IF([.H865]=&quot;&quot;;&quot;&quot;;&quot;,&quot;)">
            <text:p/>
          </table:table-cell>
          <table:table-cell table:formula="of:=[.J863]&amp;[.H864]&amp;[.I8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4]=&quot;&quot;;[.J864];[.K8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5]&amp;[.C$5]" office:value-type="string" office:string-value="&quot;&quot;" calcext:value-type="string">
            <text:p>""</text:p>
          </table:table-cell>
          <table:table-cell table:formula="of:=[.D$5]&amp;[.B865]&amp;[.D$5]" office:value-type="string" office:string-value="&quot;&quot;" calcext:value-type="string">
            <text:p>""</text:p>
          </table:table-cell>
          <table:table-cell table:formula="of:=[.C$6]&amp;[.E$5]&amp;[.C865]" office:value-type="string" office:string-value="&quot;first&quot;:&quot;&quot;" calcext:value-type="string">
            <text:p>"first":""</text:p>
          </table:table-cell>
          <table:table-cell table:formula="of:=[.D$6]&amp;[.F$5]&amp;[.D865]" office:value-type="string" office:string-value="&quot;second&quot;:&quot;&quot;" calcext:value-type="string">
            <text:p>"second":""</text:p>
          </table:table-cell>
          <table:table-cell table:formula="of:=[.E865]&amp;[.G$5]&amp;[.F8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5]);&quot;&quot;;[.H$4]&amp;[.G865]&amp;[.H$5])">
            <text:p/>
          </table:table-cell>
          <table:table-cell table:formula="of:=IF([.H866]=&quot;&quot;;&quot;&quot;;&quot;,&quot;)">
            <text:p/>
          </table:table-cell>
          <table:table-cell table:formula="of:=[.J864]&amp;[.H865]&amp;[.I8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5]=&quot;&quot;;[.J865];[.K8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6]&amp;[.C$5]" office:value-type="string" office:string-value="&quot;&quot;" calcext:value-type="string">
            <text:p>""</text:p>
          </table:table-cell>
          <table:table-cell table:formula="of:=[.D$5]&amp;[.B866]&amp;[.D$5]" office:value-type="string" office:string-value="&quot;&quot;" calcext:value-type="string">
            <text:p>""</text:p>
          </table:table-cell>
          <table:table-cell table:formula="of:=[.C$6]&amp;[.E$5]&amp;[.C866]" office:value-type="string" office:string-value="&quot;first&quot;:&quot;&quot;" calcext:value-type="string">
            <text:p>"first":""</text:p>
          </table:table-cell>
          <table:table-cell table:formula="of:=[.D$6]&amp;[.F$5]&amp;[.D866]" office:value-type="string" office:string-value="&quot;second&quot;:&quot;&quot;" calcext:value-type="string">
            <text:p>"second":""</text:p>
          </table:table-cell>
          <table:table-cell table:formula="of:=[.E866]&amp;[.G$5]&amp;[.F8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6]);&quot;&quot;;[.H$4]&amp;[.G866]&amp;[.H$5])">
            <text:p/>
          </table:table-cell>
          <table:table-cell table:formula="of:=IF([.H867]=&quot;&quot;;&quot;&quot;;&quot;,&quot;)">
            <text:p/>
          </table:table-cell>
          <table:table-cell table:formula="of:=[.J865]&amp;[.H866]&amp;[.I8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6]=&quot;&quot;;[.J866];[.K8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7]&amp;[.C$5]" office:value-type="string" office:string-value="&quot;&quot;" calcext:value-type="string">
            <text:p>""</text:p>
          </table:table-cell>
          <table:table-cell table:formula="of:=[.D$5]&amp;[.B867]&amp;[.D$5]" office:value-type="string" office:string-value="&quot;&quot;" calcext:value-type="string">
            <text:p>""</text:p>
          </table:table-cell>
          <table:table-cell table:formula="of:=[.C$6]&amp;[.E$5]&amp;[.C867]" office:value-type="string" office:string-value="&quot;first&quot;:&quot;&quot;" calcext:value-type="string">
            <text:p>"first":""</text:p>
          </table:table-cell>
          <table:table-cell table:formula="of:=[.D$6]&amp;[.F$5]&amp;[.D867]" office:value-type="string" office:string-value="&quot;second&quot;:&quot;&quot;" calcext:value-type="string">
            <text:p>"second":""</text:p>
          </table:table-cell>
          <table:table-cell table:formula="of:=[.E867]&amp;[.G$5]&amp;[.F8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7]);&quot;&quot;;[.H$4]&amp;[.G867]&amp;[.H$5])">
            <text:p/>
          </table:table-cell>
          <table:table-cell table:formula="of:=IF([.H868]=&quot;&quot;;&quot;&quot;;&quot;,&quot;)">
            <text:p/>
          </table:table-cell>
          <table:table-cell table:formula="of:=[.J866]&amp;[.H867]&amp;[.I8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7]=&quot;&quot;;[.J867];[.K8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8]&amp;[.C$5]" office:value-type="string" office:string-value="&quot;&quot;" calcext:value-type="string">
            <text:p>""</text:p>
          </table:table-cell>
          <table:table-cell table:formula="of:=[.D$5]&amp;[.B868]&amp;[.D$5]" office:value-type="string" office:string-value="&quot;&quot;" calcext:value-type="string">
            <text:p>""</text:p>
          </table:table-cell>
          <table:table-cell table:formula="of:=[.C$6]&amp;[.E$5]&amp;[.C868]" office:value-type="string" office:string-value="&quot;first&quot;:&quot;&quot;" calcext:value-type="string">
            <text:p>"first":""</text:p>
          </table:table-cell>
          <table:table-cell table:formula="of:=[.D$6]&amp;[.F$5]&amp;[.D868]" office:value-type="string" office:string-value="&quot;second&quot;:&quot;&quot;" calcext:value-type="string">
            <text:p>"second":""</text:p>
          </table:table-cell>
          <table:table-cell table:formula="of:=[.E868]&amp;[.G$5]&amp;[.F8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8]);&quot;&quot;;[.H$4]&amp;[.G868]&amp;[.H$5])">
            <text:p/>
          </table:table-cell>
          <table:table-cell table:formula="of:=IF([.H869]=&quot;&quot;;&quot;&quot;;&quot;,&quot;)">
            <text:p/>
          </table:table-cell>
          <table:table-cell table:formula="of:=[.J867]&amp;[.H868]&amp;[.I8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8]=&quot;&quot;;[.J868];[.K8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69]&amp;[.C$5]" office:value-type="string" office:string-value="&quot;&quot;" calcext:value-type="string">
            <text:p>""</text:p>
          </table:table-cell>
          <table:table-cell table:formula="of:=[.D$5]&amp;[.B869]&amp;[.D$5]" office:value-type="string" office:string-value="&quot;&quot;" calcext:value-type="string">
            <text:p>""</text:p>
          </table:table-cell>
          <table:table-cell table:formula="of:=[.C$6]&amp;[.E$5]&amp;[.C869]" office:value-type="string" office:string-value="&quot;first&quot;:&quot;&quot;" calcext:value-type="string">
            <text:p>"first":""</text:p>
          </table:table-cell>
          <table:table-cell table:formula="of:=[.D$6]&amp;[.F$5]&amp;[.D869]" office:value-type="string" office:string-value="&quot;second&quot;:&quot;&quot;" calcext:value-type="string">
            <text:p>"second":""</text:p>
          </table:table-cell>
          <table:table-cell table:formula="of:=[.E869]&amp;[.G$5]&amp;[.F8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69]);&quot;&quot;;[.H$4]&amp;[.G869]&amp;[.H$5])">
            <text:p/>
          </table:table-cell>
          <table:table-cell table:formula="of:=IF([.H870]=&quot;&quot;;&quot;&quot;;&quot;,&quot;)">
            <text:p/>
          </table:table-cell>
          <table:table-cell table:formula="of:=[.J868]&amp;[.H869]&amp;[.I8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69]=&quot;&quot;;[.J869];[.K8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0]&amp;[.C$5]" office:value-type="string" office:string-value="&quot;&quot;" calcext:value-type="string">
            <text:p>""</text:p>
          </table:table-cell>
          <table:table-cell table:formula="of:=[.D$5]&amp;[.B870]&amp;[.D$5]" office:value-type="string" office:string-value="&quot;&quot;" calcext:value-type="string">
            <text:p>""</text:p>
          </table:table-cell>
          <table:table-cell table:formula="of:=[.C$6]&amp;[.E$5]&amp;[.C870]" office:value-type="string" office:string-value="&quot;first&quot;:&quot;&quot;" calcext:value-type="string">
            <text:p>"first":""</text:p>
          </table:table-cell>
          <table:table-cell table:formula="of:=[.D$6]&amp;[.F$5]&amp;[.D870]" office:value-type="string" office:string-value="&quot;second&quot;:&quot;&quot;" calcext:value-type="string">
            <text:p>"second":""</text:p>
          </table:table-cell>
          <table:table-cell table:formula="of:=[.E870]&amp;[.G$5]&amp;[.F8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0]);&quot;&quot;;[.H$4]&amp;[.G870]&amp;[.H$5])">
            <text:p/>
          </table:table-cell>
          <table:table-cell table:formula="of:=IF([.H871]=&quot;&quot;;&quot;&quot;;&quot;,&quot;)">
            <text:p/>
          </table:table-cell>
          <table:table-cell table:formula="of:=[.J869]&amp;[.H870]&amp;[.I8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0]=&quot;&quot;;[.J870];[.K8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1]&amp;[.C$5]" office:value-type="string" office:string-value="&quot;&quot;" calcext:value-type="string">
            <text:p>""</text:p>
          </table:table-cell>
          <table:table-cell table:formula="of:=[.D$5]&amp;[.B871]&amp;[.D$5]" office:value-type="string" office:string-value="&quot;&quot;" calcext:value-type="string">
            <text:p>""</text:p>
          </table:table-cell>
          <table:table-cell table:formula="of:=[.C$6]&amp;[.E$5]&amp;[.C871]" office:value-type="string" office:string-value="&quot;first&quot;:&quot;&quot;" calcext:value-type="string">
            <text:p>"first":""</text:p>
          </table:table-cell>
          <table:table-cell table:formula="of:=[.D$6]&amp;[.F$5]&amp;[.D871]" office:value-type="string" office:string-value="&quot;second&quot;:&quot;&quot;" calcext:value-type="string">
            <text:p>"second":""</text:p>
          </table:table-cell>
          <table:table-cell table:formula="of:=[.E871]&amp;[.G$5]&amp;[.F8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1]);&quot;&quot;;[.H$4]&amp;[.G871]&amp;[.H$5])">
            <text:p/>
          </table:table-cell>
          <table:table-cell table:formula="of:=IF([.H872]=&quot;&quot;;&quot;&quot;;&quot;,&quot;)">
            <text:p/>
          </table:table-cell>
          <table:table-cell table:formula="of:=[.J870]&amp;[.H871]&amp;[.I8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1]=&quot;&quot;;[.J871];[.K8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2]&amp;[.C$5]" office:value-type="string" office:string-value="&quot;&quot;" calcext:value-type="string">
            <text:p>""</text:p>
          </table:table-cell>
          <table:table-cell table:formula="of:=[.D$5]&amp;[.B872]&amp;[.D$5]" office:value-type="string" office:string-value="&quot;&quot;" calcext:value-type="string">
            <text:p>""</text:p>
          </table:table-cell>
          <table:table-cell table:formula="of:=[.C$6]&amp;[.E$5]&amp;[.C872]" office:value-type="string" office:string-value="&quot;first&quot;:&quot;&quot;" calcext:value-type="string">
            <text:p>"first":""</text:p>
          </table:table-cell>
          <table:table-cell table:formula="of:=[.D$6]&amp;[.F$5]&amp;[.D872]" office:value-type="string" office:string-value="&quot;second&quot;:&quot;&quot;" calcext:value-type="string">
            <text:p>"second":""</text:p>
          </table:table-cell>
          <table:table-cell table:formula="of:=[.E872]&amp;[.G$5]&amp;[.F8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2]);&quot;&quot;;[.H$4]&amp;[.G872]&amp;[.H$5])">
            <text:p/>
          </table:table-cell>
          <table:table-cell table:formula="of:=IF([.H873]=&quot;&quot;;&quot;&quot;;&quot;,&quot;)">
            <text:p/>
          </table:table-cell>
          <table:table-cell table:formula="of:=[.J871]&amp;[.H872]&amp;[.I8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2]=&quot;&quot;;[.J872];[.K8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3]&amp;[.C$5]" office:value-type="string" office:string-value="&quot;&quot;" calcext:value-type="string">
            <text:p>""</text:p>
          </table:table-cell>
          <table:table-cell table:formula="of:=[.D$5]&amp;[.B873]&amp;[.D$5]" office:value-type="string" office:string-value="&quot;&quot;" calcext:value-type="string">
            <text:p>""</text:p>
          </table:table-cell>
          <table:table-cell table:formula="of:=[.C$6]&amp;[.E$5]&amp;[.C873]" office:value-type="string" office:string-value="&quot;first&quot;:&quot;&quot;" calcext:value-type="string">
            <text:p>"first":""</text:p>
          </table:table-cell>
          <table:table-cell table:formula="of:=[.D$6]&amp;[.F$5]&amp;[.D873]" office:value-type="string" office:string-value="&quot;second&quot;:&quot;&quot;" calcext:value-type="string">
            <text:p>"second":""</text:p>
          </table:table-cell>
          <table:table-cell table:formula="of:=[.E873]&amp;[.G$5]&amp;[.F8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3]);&quot;&quot;;[.H$4]&amp;[.G873]&amp;[.H$5])">
            <text:p/>
          </table:table-cell>
          <table:table-cell table:formula="of:=IF([.H874]=&quot;&quot;;&quot;&quot;;&quot;,&quot;)">
            <text:p/>
          </table:table-cell>
          <table:table-cell table:formula="of:=[.J872]&amp;[.H873]&amp;[.I8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3]=&quot;&quot;;[.J873];[.K8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4]&amp;[.C$5]" office:value-type="string" office:string-value="&quot;&quot;" calcext:value-type="string">
            <text:p>""</text:p>
          </table:table-cell>
          <table:table-cell table:formula="of:=[.D$5]&amp;[.B874]&amp;[.D$5]" office:value-type="string" office:string-value="&quot;&quot;" calcext:value-type="string">
            <text:p>""</text:p>
          </table:table-cell>
          <table:table-cell table:formula="of:=[.C$6]&amp;[.E$5]&amp;[.C874]" office:value-type="string" office:string-value="&quot;first&quot;:&quot;&quot;" calcext:value-type="string">
            <text:p>"first":""</text:p>
          </table:table-cell>
          <table:table-cell table:formula="of:=[.D$6]&amp;[.F$5]&amp;[.D874]" office:value-type="string" office:string-value="&quot;second&quot;:&quot;&quot;" calcext:value-type="string">
            <text:p>"second":""</text:p>
          </table:table-cell>
          <table:table-cell table:formula="of:=[.E874]&amp;[.G$5]&amp;[.F8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4]);&quot;&quot;;[.H$4]&amp;[.G874]&amp;[.H$5])">
            <text:p/>
          </table:table-cell>
          <table:table-cell table:formula="of:=IF([.H875]=&quot;&quot;;&quot;&quot;;&quot;,&quot;)">
            <text:p/>
          </table:table-cell>
          <table:table-cell table:formula="of:=[.J873]&amp;[.H874]&amp;[.I8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4]=&quot;&quot;;[.J874];[.K8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5]&amp;[.C$5]" office:value-type="string" office:string-value="&quot;&quot;" calcext:value-type="string">
            <text:p>""</text:p>
          </table:table-cell>
          <table:table-cell table:formula="of:=[.D$5]&amp;[.B875]&amp;[.D$5]" office:value-type="string" office:string-value="&quot;&quot;" calcext:value-type="string">
            <text:p>""</text:p>
          </table:table-cell>
          <table:table-cell table:formula="of:=[.C$6]&amp;[.E$5]&amp;[.C875]" office:value-type="string" office:string-value="&quot;first&quot;:&quot;&quot;" calcext:value-type="string">
            <text:p>"first":""</text:p>
          </table:table-cell>
          <table:table-cell table:formula="of:=[.D$6]&amp;[.F$5]&amp;[.D875]" office:value-type="string" office:string-value="&quot;second&quot;:&quot;&quot;" calcext:value-type="string">
            <text:p>"second":""</text:p>
          </table:table-cell>
          <table:table-cell table:formula="of:=[.E875]&amp;[.G$5]&amp;[.F8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5]);&quot;&quot;;[.H$4]&amp;[.G875]&amp;[.H$5])">
            <text:p/>
          </table:table-cell>
          <table:table-cell table:formula="of:=IF([.H876]=&quot;&quot;;&quot;&quot;;&quot;,&quot;)">
            <text:p/>
          </table:table-cell>
          <table:table-cell table:formula="of:=[.J874]&amp;[.H875]&amp;[.I8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5]=&quot;&quot;;[.J875];[.K8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6]&amp;[.C$5]" office:value-type="string" office:string-value="&quot;&quot;" calcext:value-type="string">
            <text:p>""</text:p>
          </table:table-cell>
          <table:table-cell table:formula="of:=[.D$5]&amp;[.B876]&amp;[.D$5]" office:value-type="string" office:string-value="&quot;&quot;" calcext:value-type="string">
            <text:p>""</text:p>
          </table:table-cell>
          <table:table-cell table:formula="of:=[.C$6]&amp;[.E$5]&amp;[.C876]" office:value-type="string" office:string-value="&quot;first&quot;:&quot;&quot;" calcext:value-type="string">
            <text:p>"first":""</text:p>
          </table:table-cell>
          <table:table-cell table:formula="of:=[.D$6]&amp;[.F$5]&amp;[.D876]" office:value-type="string" office:string-value="&quot;second&quot;:&quot;&quot;" calcext:value-type="string">
            <text:p>"second":""</text:p>
          </table:table-cell>
          <table:table-cell table:formula="of:=[.E876]&amp;[.G$5]&amp;[.F8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6]);&quot;&quot;;[.H$4]&amp;[.G876]&amp;[.H$5])">
            <text:p/>
          </table:table-cell>
          <table:table-cell table:formula="of:=IF([.H877]=&quot;&quot;;&quot;&quot;;&quot;,&quot;)">
            <text:p/>
          </table:table-cell>
          <table:table-cell table:formula="of:=[.J875]&amp;[.H876]&amp;[.I8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6]=&quot;&quot;;[.J876];[.K8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7]&amp;[.C$5]" office:value-type="string" office:string-value="&quot;&quot;" calcext:value-type="string">
            <text:p>""</text:p>
          </table:table-cell>
          <table:table-cell table:formula="of:=[.D$5]&amp;[.B877]&amp;[.D$5]" office:value-type="string" office:string-value="&quot;&quot;" calcext:value-type="string">
            <text:p>""</text:p>
          </table:table-cell>
          <table:table-cell table:formula="of:=[.C$6]&amp;[.E$5]&amp;[.C877]" office:value-type="string" office:string-value="&quot;first&quot;:&quot;&quot;" calcext:value-type="string">
            <text:p>"first":""</text:p>
          </table:table-cell>
          <table:table-cell table:formula="of:=[.D$6]&amp;[.F$5]&amp;[.D877]" office:value-type="string" office:string-value="&quot;second&quot;:&quot;&quot;" calcext:value-type="string">
            <text:p>"second":""</text:p>
          </table:table-cell>
          <table:table-cell table:formula="of:=[.E877]&amp;[.G$5]&amp;[.F8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7]);&quot;&quot;;[.H$4]&amp;[.G877]&amp;[.H$5])">
            <text:p/>
          </table:table-cell>
          <table:table-cell table:formula="of:=IF([.H878]=&quot;&quot;;&quot;&quot;;&quot;,&quot;)">
            <text:p/>
          </table:table-cell>
          <table:table-cell table:formula="of:=[.J876]&amp;[.H877]&amp;[.I8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7]=&quot;&quot;;[.J877];[.K8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8]&amp;[.C$5]" office:value-type="string" office:string-value="&quot;&quot;" calcext:value-type="string">
            <text:p>""</text:p>
          </table:table-cell>
          <table:table-cell table:formula="of:=[.D$5]&amp;[.B878]&amp;[.D$5]" office:value-type="string" office:string-value="&quot;&quot;" calcext:value-type="string">
            <text:p>""</text:p>
          </table:table-cell>
          <table:table-cell table:formula="of:=[.C$6]&amp;[.E$5]&amp;[.C878]" office:value-type="string" office:string-value="&quot;first&quot;:&quot;&quot;" calcext:value-type="string">
            <text:p>"first":""</text:p>
          </table:table-cell>
          <table:table-cell table:formula="of:=[.D$6]&amp;[.F$5]&amp;[.D878]" office:value-type="string" office:string-value="&quot;second&quot;:&quot;&quot;" calcext:value-type="string">
            <text:p>"second":""</text:p>
          </table:table-cell>
          <table:table-cell table:formula="of:=[.E878]&amp;[.G$5]&amp;[.F8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8]);&quot;&quot;;[.H$4]&amp;[.G878]&amp;[.H$5])">
            <text:p/>
          </table:table-cell>
          <table:table-cell table:formula="of:=IF([.H879]=&quot;&quot;;&quot;&quot;;&quot;,&quot;)">
            <text:p/>
          </table:table-cell>
          <table:table-cell table:formula="of:=[.J877]&amp;[.H878]&amp;[.I8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8]=&quot;&quot;;[.J878];[.K8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79]&amp;[.C$5]" office:value-type="string" office:string-value="&quot;&quot;" calcext:value-type="string">
            <text:p>""</text:p>
          </table:table-cell>
          <table:table-cell table:formula="of:=[.D$5]&amp;[.B879]&amp;[.D$5]" office:value-type="string" office:string-value="&quot;&quot;" calcext:value-type="string">
            <text:p>""</text:p>
          </table:table-cell>
          <table:table-cell table:formula="of:=[.C$6]&amp;[.E$5]&amp;[.C879]" office:value-type="string" office:string-value="&quot;first&quot;:&quot;&quot;" calcext:value-type="string">
            <text:p>"first":""</text:p>
          </table:table-cell>
          <table:table-cell table:formula="of:=[.D$6]&amp;[.F$5]&amp;[.D879]" office:value-type="string" office:string-value="&quot;second&quot;:&quot;&quot;" calcext:value-type="string">
            <text:p>"second":""</text:p>
          </table:table-cell>
          <table:table-cell table:formula="of:=[.E879]&amp;[.G$5]&amp;[.F8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79]);&quot;&quot;;[.H$4]&amp;[.G879]&amp;[.H$5])">
            <text:p/>
          </table:table-cell>
          <table:table-cell table:formula="of:=IF([.H880]=&quot;&quot;;&quot;&quot;;&quot;,&quot;)">
            <text:p/>
          </table:table-cell>
          <table:table-cell table:formula="of:=[.J878]&amp;[.H879]&amp;[.I8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79]=&quot;&quot;;[.J879];[.K8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0]&amp;[.C$5]" office:value-type="string" office:string-value="&quot;&quot;" calcext:value-type="string">
            <text:p>""</text:p>
          </table:table-cell>
          <table:table-cell table:formula="of:=[.D$5]&amp;[.B880]&amp;[.D$5]" office:value-type="string" office:string-value="&quot;&quot;" calcext:value-type="string">
            <text:p>""</text:p>
          </table:table-cell>
          <table:table-cell table:formula="of:=[.C$6]&amp;[.E$5]&amp;[.C880]" office:value-type="string" office:string-value="&quot;first&quot;:&quot;&quot;" calcext:value-type="string">
            <text:p>"first":""</text:p>
          </table:table-cell>
          <table:table-cell table:formula="of:=[.D$6]&amp;[.F$5]&amp;[.D880]" office:value-type="string" office:string-value="&quot;second&quot;:&quot;&quot;" calcext:value-type="string">
            <text:p>"second":""</text:p>
          </table:table-cell>
          <table:table-cell table:formula="of:=[.E880]&amp;[.G$5]&amp;[.F8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0]);&quot;&quot;;[.H$4]&amp;[.G880]&amp;[.H$5])">
            <text:p/>
          </table:table-cell>
          <table:table-cell table:formula="of:=IF([.H881]=&quot;&quot;;&quot;&quot;;&quot;,&quot;)">
            <text:p/>
          </table:table-cell>
          <table:table-cell table:formula="of:=[.J879]&amp;[.H880]&amp;[.I8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0]=&quot;&quot;;[.J880];[.K8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1]&amp;[.C$5]" office:value-type="string" office:string-value="&quot;&quot;" calcext:value-type="string">
            <text:p>""</text:p>
          </table:table-cell>
          <table:table-cell table:formula="of:=[.D$5]&amp;[.B881]&amp;[.D$5]" office:value-type="string" office:string-value="&quot;&quot;" calcext:value-type="string">
            <text:p>""</text:p>
          </table:table-cell>
          <table:table-cell table:formula="of:=[.C$6]&amp;[.E$5]&amp;[.C881]" office:value-type="string" office:string-value="&quot;first&quot;:&quot;&quot;" calcext:value-type="string">
            <text:p>"first":""</text:p>
          </table:table-cell>
          <table:table-cell table:formula="of:=[.D$6]&amp;[.F$5]&amp;[.D881]" office:value-type="string" office:string-value="&quot;second&quot;:&quot;&quot;" calcext:value-type="string">
            <text:p>"second":""</text:p>
          </table:table-cell>
          <table:table-cell table:formula="of:=[.E881]&amp;[.G$5]&amp;[.F8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1]);&quot;&quot;;[.H$4]&amp;[.G881]&amp;[.H$5])">
            <text:p/>
          </table:table-cell>
          <table:table-cell table:formula="of:=IF([.H882]=&quot;&quot;;&quot;&quot;;&quot;,&quot;)">
            <text:p/>
          </table:table-cell>
          <table:table-cell table:formula="of:=[.J880]&amp;[.H881]&amp;[.I8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1]=&quot;&quot;;[.J881];[.K8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2]&amp;[.C$5]" office:value-type="string" office:string-value="&quot;&quot;" calcext:value-type="string">
            <text:p>""</text:p>
          </table:table-cell>
          <table:table-cell table:formula="of:=[.D$5]&amp;[.B882]&amp;[.D$5]" office:value-type="string" office:string-value="&quot;&quot;" calcext:value-type="string">
            <text:p>""</text:p>
          </table:table-cell>
          <table:table-cell table:formula="of:=[.C$6]&amp;[.E$5]&amp;[.C882]" office:value-type="string" office:string-value="&quot;first&quot;:&quot;&quot;" calcext:value-type="string">
            <text:p>"first":""</text:p>
          </table:table-cell>
          <table:table-cell table:formula="of:=[.D$6]&amp;[.F$5]&amp;[.D882]" office:value-type="string" office:string-value="&quot;second&quot;:&quot;&quot;" calcext:value-type="string">
            <text:p>"second":""</text:p>
          </table:table-cell>
          <table:table-cell table:formula="of:=[.E882]&amp;[.G$5]&amp;[.F8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2]);&quot;&quot;;[.H$4]&amp;[.G882]&amp;[.H$5])">
            <text:p/>
          </table:table-cell>
          <table:table-cell table:formula="of:=IF([.H883]=&quot;&quot;;&quot;&quot;;&quot;,&quot;)">
            <text:p/>
          </table:table-cell>
          <table:table-cell table:formula="of:=[.J881]&amp;[.H882]&amp;[.I8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2]=&quot;&quot;;[.J882];[.K8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3]&amp;[.C$5]" office:value-type="string" office:string-value="&quot;&quot;" calcext:value-type="string">
            <text:p>""</text:p>
          </table:table-cell>
          <table:table-cell table:formula="of:=[.D$5]&amp;[.B883]&amp;[.D$5]" office:value-type="string" office:string-value="&quot;&quot;" calcext:value-type="string">
            <text:p>""</text:p>
          </table:table-cell>
          <table:table-cell table:formula="of:=[.C$6]&amp;[.E$5]&amp;[.C883]" office:value-type="string" office:string-value="&quot;first&quot;:&quot;&quot;" calcext:value-type="string">
            <text:p>"first":""</text:p>
          </table:table-cell>
          <table:table-cell table:formula="of:=[.D$6]&amp;[.F$5]&amp;[.D883]" office:value-type="string" office:string-value="&quot;second&quot;:&quot;&quot;" calcext:value-type="string">
            <text:p>"second":""</text:p>
          </table:table-cell>
          <table:table-cell table:formula="of:=[.E883]&amp;[.G$5]&amp;[.F8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3]);&quot;&quot;;[.H$4]&amp;[.G883]&amp;[.H$5])">
            <text:p/>
          </table:table-cell>
          <table:table-cell table:formula="of:=IF([.H884]=&quot;&quot;;&quot;&quot;;&quot;,&quot;)">
            <text:p/>
          </table:table-cell>
          <table:table-cell table:formula="of:=[.J882]&amp;[.H883]&amp;[.I8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3]=&quot;&quot;;[.J883];[.K8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4]&amp;[.C$5]" office:value-type="string" office:string-value="&quot;&quot;" calcext:value-type="string">
            <text:p>""</text:p>
          </table:table-cell>
          <table:table-cell table:formula="of:=[.D$5]&amp;[.B884]&amp;[.D$5]" office:value-type="string" office:string-value="&quot;&quot;" calcext:value-type="string">
            <text:p>""</text:p>
          </table:table-cell>
          <table:table-cell table:formula="of:=[.C$6]&amp;[.E$5]&amp;[.C884]" office:value-type="string" office:string-value="&quot;first&quot;:&quot;&quot;" calcext:value-type="string">
            <text:p>"first":""</text:p>
          </table:table-cell>
          <table:table-cell table:formula="of:=[.D$6]&amp;[.F$5]&amp;[.D884]" office:value-type="string" office:string-value="&quot;second&quot;:&quot;&quot;" calcext:value-type="string">
            <text:p>"second":""</text:p>
          </table:table-cell>
          <table:table-cell table:formula="of:=[.E884]&amp;[.G$5]&amp;[.F8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4]);&quot;&quot;;[.H$4]&amp;[.G884]&amp;[.H$5])">
            <text:p/>
          </table:table-cell>
          <table:table-cell table:formula="of:=IF([.H885]=&quot;&quot;;&quot;&quot;;&quot;,&quot;)">
            <text:p/>
          </table:table-cell>
          <table:table-cell table:formula="of:=[.J883]&amp;[.H884]&amp;[.I8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4]=&quot;&quot;;[.J884];[.K8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5]&amp;[.C$5]" office:value-type="string" office:string-value="&quot;&quot;" calcext:value-type="string">
            <text:p>""</text:p>
          </table:table-cell>
          <table:table-cell table:formula="of:=[.D$5]&amp;[.B885]&amp;[.D$5]" office:value-type="string" office:string-value="&quot;&quot;" calcext:value-type="string">
            <text:p>""</text:p>
          </table:table-cell>
          <table:table-cell table:formula="of:=[.C$6]&amp;[.E$5]&amp;[.C885]" office:value-type="string" office:string-value="&quot;first&quot;:&quot;&quot;" calcext:value-type="string">
            <text:p>"first":""</text:p>
          </table:table-cell>
          <table:table-cell table:formula="of:=[.D$6]&amp;[.F$5]&amp;[.D885]" office:value-type="string" office:string-value="&quot;second&quot;:&quot;&quot;" calcext:value-type="string">
            <text:p>"second":""</text:p>
          </table:table-cell>
          <table:table-cell table:formula="of:=[.E885]&amp;[.G$5]&amp;[.F8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5]);&quot;&quot;;[.H$4]&amp;[.G885]&amp;[.H$5])">
            <text:p/>
          </table:table-cell>
          <table:table-cell table:formula="of:=IF([.H886]=&quot;&quot;;&quot;&quot;;&quot;,&quot;)">
            <text:p/>
          </table:table-cell>
          <table:table-cell table:formula="of:=[.J884]&amp;[.H885]&amp;[.I8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5]=&quot;&quot;;[.J885];[.K8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6]&amp;[.C$5]" office:value-type="string" office:string-value="&quot;&quot;" calcext:value-type="string">
            <text:p>""</text:p>
          </table:table-cell>
          <table:table-cell table:formula="of:=[.D$5]&amp;[.B886]&amp;[.D$5]" office:value-type="string" office:string-value="&quot;&quot;" calcext:value-type="string">
            <text:p>""</text:p>
          </table:table-cell>
          <table:table-cell table:formula="of:=[.C$6]&amp;[.E$5]&amp;[.C886]" office:value-type="string" office:string-value="&quot;first&quot;:&quot;&quot;" calcext:value-type="string">
            <text:p>"first":""</text:p>
          </table:table-cell>
          <table:table-cell table:formula="of:=[.D$6]&amp;[.F$5]&amp;[.D886]" office:value-type="string" office:string-value="&quot;second&quot;:&quot;&quot;" calcext:value-type="string">
            <text:p>"second":""</text:p>
          </table:table-cell>
          <table:table-cell table:formula="of:=[.E886]&amp;[.G$5]&amp;[.F8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6]);&quot;&quot;;[.H$4]&amp;[.G886]&amp;[.H$5])">
            <text:p/>
          </table:table-cell>
          <table:table-cell table:formula="of:=IF([.H887]=&quot;&quot;;&quot;&quot;;&quot;,&quot;)">
            <text:p/>
          </table:table-cell>
          <table:table-cell table:formula="of:=[.J885]&amp;[.H886]&amp;[.I8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6]=&quot;&quot;;[.J886];[.K8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7]&amp;[.C$5]" office:value-type="string" office:string-value="&quot;&quot;" calcext:value-type="string">
            <text:p>""</text:p>
          </table:table-cell>
          <table:table-cell table:formula="of:=[.D$5]&amp;[.B887]&amp;[.D$5]" office:value-type="string" office:string-value="&quot;&quot;" calcext:value-type="string">
            <text:p>""</text:p>
          </table:table-cell>
          <table:table-cell table:formula="of:=[.C$6]&amp;[.E$5]&amp;[.C887]" office:value-type="string" office:string-value="&quot;first&quot;:&quot;&quot;" calcext:value-type="string">
            <text:p>"first":""</text:p>
          </table:table-cell>
          <table:table-cell table:formula="of:=[.D$6]&amp;[.F$5]&amp;[.D887]" office:value-type="string" office:string-value="&quot;second&quot;:&quot;&quot;" calcext:value-type="string">
            <text:p>"second":""</text:p>
          </table:table-cell>
          <table:table-cell table:formula="of:=[.E887]&amp;[.G$5]&amp;[.F8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7]);&quot;&quot;;[.H$4]&amp;[.G887]&amp;[.H$5])">
            <text:p/>
          </table:table-cell>
          <table:table-cell table:formula="of:=IF([.H888]=&quot;&quot;;&quot;&quot;;&quot;,&quot;)">
            <text:p/>
          </table:table-cell>
          <table:table-cell table:formula="of:=[.J886]&amp;[.H887]&amp;[.I8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7]=&quot;&quot;;[.J887];[.K8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8]&amp;[.C$5]" office:value-type="string" office:string-value="&quot;&quot;" calcext:value-type="string">
            <text:p>""</text:p>
          </table:table-cell>
          <table:table-cell table:formula="of:=[.D$5]&amp;[.B888]&amp;[.D$5]" office:value-type="string" office:string-value="&quot;&quot;" calcext:value-type="string">
            <text:p>""</text:p>
          </table:table-cell>
          <table:table-cell table:formula="of:=[.C$6]&amp;[.E$5]&amp;[.C888]" office:value-type="string" office:string-value="&quot;first&quot;:&quot;&quot;" calcext:value-type="string">
            <text:p>"first":""</text:p>
          </table:table-cell>
          <table:table-cell table:formula="of:=[.D$6]&amp;[.F$5]&amp;[.D888]" office:value-type="string" office:string-value="&quot;second&quot;:&quot;&quot;" calcext:value-type="string">
            <text:p>"second":""</text:p>
          </table:table-cell>
          <table:table-cell table:formula="of:=[.E888]&amp;[.G$5]&amp;[.F8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8]);&quot;&quot;;[.H$4]&amp;[.G888]&amp;[.H$5])">
            <text:p/>
          </table:table-cell>
          <table:table-cell table:formula="of:=IF([.H889]=&quot;&quot;;&quot;&quot;;&quot;,&quot;)">
            <text:p/>
          </table:table-cell>
          <table:table-cell table:formula="of:=[.J887]&amp;[.H888]&amp;[.I8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8]=&quot;&quot;;[.J888];[.K8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89]&amp;[.C$5]" office:value-type="string" office:string-value="&quot;&quot;" calcext:value-type="string">
            <text:p>""</text:p>
          </table:table-cell>
          <table:table-cell table:formula="of:=[.D$5]&amp;[.B889]&amp;[.D$5]" office:value-type="string" office:string-value="&quot;&quot;" calcext:value-type="string">
            <text:p>""</text:p>
          </table:table-cell>
          <table:table-cell table:formula="of:=[.C$6]&amp;[.E$5]&amp;[.C889]" office:value-type="string" office:string-value="&quot;first&quot;:&quot;&quot;" calcext:value-type="string">
            <text:p>"first":""</text:p>
          </table:table-cell>
          <table:table-cell table:formula="of:=[.D$6]&amp;[.F$5]&amp;[.D889]" office:value-type="string" office:string-value="&quot;second&quot;:&quot;&quot;" calcext:value-type="string">
            <text:p>"second":""</text:p>
          </table:table-cell>
          <table:table-cell table:formula="of:=[.E889]&amp;[.G$5]&amp;[.F8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89]);&quot;&quot;;[.H$4]&amp;[.G889]&amp;[.H$5])">
            <text:p/>
          </table:table-cell>
          <table:table-cell table:formula="of:=IF([.H890]=&quot;&quot;;&quot;&quot;;&quot;,&quot;)">
            <text:p/>
          </table:table-cell>
          <table:table-cell table:formula="of:=[.J888]&amp;[.H889]&amp;[.I8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89]=&quot;&quot;;[.J889];[.K8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0]&amp;[.C$5]" office:value-type="string" office:string-value="&quot;&quot;" calcext:value-type="string">
            <text:p>""</text:p>
          </table:table-cell>
          <table:table-cell table:formula="of:=[.D$5]&amp;[.B890]&amp;[.D$5]" office:value-type="string" office:string-value="&quot;&quot;" calcext:value-type="string">
            <text:p>""</text:p>
          </table:table-cell>
          <table:table-cell table:formula="of:=[.C$6]&amp;[.E$5]&amp;[.C890]" office:value-type="string" office:string-value="&quot;first&quot;:&quot;&quot;" calcext:value-type="string">
            <text:p>"first":""</text:p>
          </table:table-cell>
          <table:table-cell table:formula="of:=[.D$6]&amp;[.F$5]&amp;[.D890]" office:value-type="string" office:string-value="&quot;second&quot;:&quot;&quot;" calcext:value-type="string">
            <text:p>"second":""</text:p>
          </table:table-cell>
          <table:table-cell table:formula="of:=[.E890]&amp;[.G$5]&amp;[.F8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0]);&quot;&quot;;[.H$4]&amp;[.G890]&amp;[.H$5])">
            <text:p/>
          </table:table-cell>
          <table:table-cell table:formula="of:=IF([.H891]=&quot;&quot;;&quot;&quot;;&quot;,&quot;)">
            <text:p/>
          </table:table-cell>
          <table:table-cell table:formula="of:=[.J889]&amp;[.H890]&amp;[.I8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0]=&quot;&quot;;[.J890];[.K8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1]&amp;[.C$5]" office:value-type="string" office:string-value="&quot;&quot;" calcext:value-type="string">
            <text:p>""</text:p>
          </table:table-cell>
          <table:table-cell table:formula="of:=[.D$5]&amp;[.B891]&amp;[.D$5]" office:value-type="string" office:string-value="&quot;&quot;" calcext:value-type="string">
            <text:p>""</text:p>
          </table:table-cell>
          <table:table-cell table:formula="of:=[.C$6]&amp;[.E$5]&amp;[.C891]" office:value-type="string" office:string-value="&quot;first&quot;:&quot;&quot;" calcext:value-type="string">
            <text:p>"first":""</text:p>
          </table:table-cell>
          <table:table-cell table:formula="of:=[.D$6]&amp;[.F$5]&amp;[.D891]" office:value-type="string" office:string-value="&quot;second&quot;:&quot;&quot;" calcext:value-type="string">
            <text:p>"second":""</text:p>
          </table:table-cell>
          <table:table-cell table:formula="of:=[.E891]&amp;[.G$5]&amp;[.F8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1]);&quot;&quot;;[.H$4]&amp;[.G891]&amp;[.H$5])">
            <text:p/>
          </table:table-cell>
          <table:table-cell table:formula="of:=IF([.H892]=&quot;&quot;;&quot;&quot;;&quot;,&quot;)">
            <text:p/>
          </table:table-cell>
          <table:table-cell table:formula="of:=[.J890]&amp;[.H891]&amp;[.I8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1]=&quot;&quot;;[.J891];[.K8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2]&amp;[.C$5]" office:value-type="string" office:string-value="&quot;&quot;" calcext:value-type="string">
            <text:p>""</text:p>
          </table:table-cell>
          <table:table-cell table:formula="of:=[.D$5]&amp;[.B892]&amp;[.D$5]" office:value-type="string" office:string-value="&quot;&quot;" calcext:value-type="string">
            <text:p>""</text:p>
          </table:table-cell>
          <table:table-cell table:formula="of:=[.C$6]&amp;[.E$5]&amp;[.C892]" office:value-type="string" office:string-value="&quot;first&quot;:&quot;&quot;" calcext:value-type="string">
            <text:p>"first":""</text:p>
          </table:table-cell>
          <table:table-cell table:formula="of:=[.D$6]&amp;[.F$5]&amp;[.D892]" office:value-type="string" office:string-value="&quot;second&quot;:&quot;&quot;" calcext:value-type="string">
            <text:p>"second":""</text:p>
          </table:table-cell>
          <table:table-cell table:formula="of:=[.E892]&amp;[.G$5]&amp;[.F8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2]);&quot;&quot;;[.H$4]&amp;[.G892]&amp;[.H$5])">
            <text:p/>
          </table:table-cell>
          <table:table-cell table:formula="of:=IF([.H893]=&quot;&quot;;&quot;&quot;;&quot;,&quot;)">
            <text:p/>
          </table:table-cell>
          <table:table-cell table:formula="of:=[.J891]&amp;[.H892]&amp;[.I8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2]=&quot;&quot;;[.J892];[.K8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3]&amp;[.C$5]" office:value-type="string" office:string-value="&quot;&quot;" calcext:value-type="string">
            <text:p>""</text:p>
          </table:table-cell>
          <table:table-cell table:formula="of:=[.D$5]&amp;[.B893]&amp;[.D$5]" office:value-type="string" office:string-value="&quot;&quot;" calcext:value-type="string">
            <text:p>""</text:p>
          </table:table-cell>
          <table:table-cell table:formula="of:=[.C$6]&amp;[.E$5]&amp;[.C893]" office:value-type="string" office:string-value="&quot;first&quot;:&quot;&quot;" calcext:value-type="string">
            <text:p>"first":""</text:p>
          </table:table-cell>
          <table:table-cell table:formula="of:=[.D$6]&amp;[.F$5]&amp;[.D893]" office:value-type="string" office:string-value="&quot;second&quot;:&quot;&quot;" calcext:value-type="string">
            <text:p>"second":""</text:p>
          </table:table-cell>
          <table:table-cell table:formula="of:=[.E893]&amp;[.G$5]&amp;[.F8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3]);&quot;&quot;;[.H$4]&amp;[.G893]&amp;[.H$5])">
            <text:p/>
          </table:table-cell>
          <table:table-cell table:formula="of:=IF([.H894]=&quot;&quot;;&quot;&quot;;&quot;,&quot;)">
            <text:p/>
          </table:table-cell>
          <table:table-cell table:formula="of:=[.J892]&amp;[.H893]&amp;[.I8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3]=&quot;&quot;;[.J893];[.K8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4]&amp;[.C$5]" office:value-type="string" office:string-value="&quot;&quot;" calcext:value-type="string">
            <text:p>""</text:p>
          </table:table-cell>
          <table:table-cell table:formula="of:=[.D$5]&amp;[.B894]&amp;[.D$5]" office:value-type="string" office:string-value="&quot;&quot;" calcext:value-type="string">
            <text:p>""</text:p>
          </table:table-cell>
          <table:table-cell table:formula="of:=[.C$6]&amp;[.E$5]&amp;[.C894]" office:value-type="string" office:string-value="&quot;first&quot;:&quot;&quot;" calcext:value-type="string">
            <text:p>"first":""</text:p>
          </table:table-cell>
          <table:table-cell table:formula="of:=[.D$6]&amp;[.F$5]&amp;[.D894]" office:value-type="string" office:string-value="&quot;second&quot;:&quot;&quot;" calcext:value-type="string">
            <text:p>"second":""</text:p>
          </table:table-cell>
          <table:table-cell table:formula="of:=[.E894]&amp;[.G$5]&amp;[.F8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4]);&quot;&quot;;[.H$4]&amp;[.G894]&amp;[.H$5])">
            <text:p/>
          </table:table-cell>
          <table:table-cell table:formula="of:=IF([.H895]=&quot;&quot;;&quot;&quot;;&quot;,&quot;)">
            <text:p/>
          </table:table-cell>
          <table:table-cell table:formula="of:=[.J893]&amp;[.H894]&amp;[.I8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4]=&quot;&quot;;[.J894];[.K8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5]&amp;[.C$5]" office:value-type="string" office:string-value="&quot;&quot;" calcext:value-type="string">
            <text:p>""</text:p>
          </table:table-cell>
          <table:table-cell table:formula="of:=[.D$5]&amp;[.B895]&amp;[.D$5]" office:value-type="string" office:string-value="&quot;&quot;" calcext:value-type="string">
            <text:p>""</text:p>
          </table:table-cell>
          <table:table-cell table:formula="of:=[.C$6]&amp;[.E$5]&amp;[.C895]" office:value-type="string" office:string-value="&quot;first&quot;:&quot;&quot;" calcext:value-type="string">
            <text:p>"first":""</text:p>
          </table:table-cell>
          <table:table-cell table:formula="of:=[.D$6]&amp;[.F$5]&amp;[.D895]" office:value-type="string" office:string-value="&quot;second&quot;:&quot;&quot;" calcext:value-type="string">
            <text:p>"second":""</text:p>
          </table:table-cell>
          <table:table-cell table:formula="of:=[.E895]&amp;[.G$5]&amp;[.F8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5]);&quot;&quot;;[.H$4]&amp;[.G895]&amp;[.H$5])">
            <text:p/>
          </table:table-cell>
          <table:table-cell table:formula="of:=IF([.H896]=&quot;&quot;;&quot;&quot;;&quot;,&quot;)">
            <text:p/>
          </table:table-cell>
          <table:table-cell table:formula="of:=[.J894]&amp;[.H895]&amp;[.I8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5]=&quot;&quot;;[.J895];[.K8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6]&amp;[.C$5]" office:value-type="string" office:string-value="&quot;&quot;" calcext:value-type="string">
            <text:p>""</text:p>
          </table:table-cell>
          <table:table-cell table:formula="of:=[.D$5]&amp;[.B896]&amp;[.D$5]" office:value-type="string" office:string-value="&quot;&quot;" calcext:value-type="string">
            <text:p>""</text:p>
          </table:table-cell>
          <table:table-cell table:formula="of:=[.C$6]&amp;[.E$5]&amp;[.C896]" office:value-type="string" office:string-value="&quot;first&quot;:&quot;&quot;" calcext:value-type="string">
            <text:p>"first":""</text:p>
          </table:table-cell>
          <table:table-cell table:formula="of:=[.D$6]&amp;[.F$5]&amp;[.D896]" office:value-type="string" office:string-value="&quot;second&quot;:&quot;&quot;" calcext:value-type="string">
            <text:p>"second":""</text:p>
          </table:table-cell>
          <table:table-cell table:formula="of:=[.E896]&amp;[.G$5]&amp;[.F8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6]);&quot;&quot;;[.H$4]&amp;[.G896]&amp;[.H$5])">
            <text:p/>
          </table:table-cell>
          <table:table-cell table:formula="of:=IF([.H897]=&quot;&quot;;&quot;&quot;;&quot;,&quot;)">
            <text:p/>
          </table:table-cell>
          <table:table-cell table:formula="of:=[.J895]&amp;[.H896]&amp;[.I8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6]=&quot;&quot;;[.J896];[.K8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7]&amp;[.C$5]" office:value-type="string" office:string-value="&quot;&quot;" calcext:value-type="string">
            <text:p>""</text:p>
          </table:table-cell>
          <table:table-cell table:formula="of:=[.D$5]&amp;[.B897]&amp;[.D$5]" office:value-type="string" office:string-value="&quot;&quot;" calcext:value-type="string">
            <text:p>""</text:p>
          </table:table-cell>
          <table:table-cell table:formula="of:=[.C$6]&amp;[.E$5]&amp;[.C897]" office:value-type="string" office:string-value="&quot;first&quot;:&quot;&quot;" calcext:value-type="string">
            <text:p>"first":""</text:p>
          </table:table-cell>
          <table:table-cell table:formula="of:=[.D$6]&amp;[.F$5]&amp;[.D897]" office:value-type="string" office:string-value="&quot;second&quot;:&quot;&quot;" calcext:value-type="string">
            <text:p>"second":""</text:p>
          </table:table-cell>
          <table:table-cell table:formula="of:=[.E897]&amp;[.G$5]&amp;[.F8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7]);&quot;&quot;;[.H$4]&amp;[.G897]&amp;[.H$5])">
            <text:p/>
          </table:table-cell>
          <table:table-cell table:formula="of:=IF([.H898]=&quot;&quot;;&quot;&quot;;&quot;,&quot;)">
            <text:p/>
          </table:table-cell>
          <table:table-cell table:formula="of:=[.J896]&amp;[.H897]&amp;[.I8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7]=&quot;&quot;;[.J897];[.K8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8]&amp;[.C$5]" office:value-type="string" office:string-value="&quot;&quot;" calcext:value-type="string">
            <text:p>""</text:p>
          </table:table-cell>
          <table:table-cell table:formula="of:=[.D$5]&amp;[.B898]&amp;[.D$5]" office:value-type="string" office:string-value="&quot;&quot;" calcext:value-type="string">
            <text:p>""</text:p>
          </table:table-cell>
          <table:table-cell table:formula="of:=[.C$6]&amp;[.E$5]&amp;[.C898]" office:value-type="string" office:string-value="&quot;first&quot;:&quot;&quot;" calcext:value-type="string">
            <text:p>"first":""</text:p>
          </table:table-cell>
          <table:table-cell table:formula="of:=[.D$6]&amp;[.F$5]&amp;[.D898]" office:value-type="string" office:string-value="&quot;second&quot;:&quot;&quot;" calcext:value-type="string">
            <text:p>"second":""</text:p>
          </table:table-cell>
          <table:table-cell table:formula="of:=[.E898]&amp;[.G$5]&amp;[.F8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8]);&quot;&quot;;[.H$4]&amp;[.G898]&amp;[.H$5])">
            <text:p/>
          </table:table-cell>
          <table:table-cell table:formula="of:=IF([.H899]=&quot;&quot;;&quot;&quot;;&quot;,&quot;)">
            <text:p/>
          </table:table-cell>
          <table:table-cell table:formula="of:=[.J897]&amp;[.H898]&amp;[.I8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8]=&quot;&quot;;[.J898];[.K8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899]&amp;[.C$5]" office:value-type="string" office:string-value="&quot;&quot;" calcext:value-type="string">
            <text:p>""</text:p>
          </table:table-cell>
          <table:table-cell table:formula="of:=[.D$5]&amp;[.B899]&amp;[.D$5]" office:value-type="string" office:string-value="&quot;&quot;" calcext:value-type="string">
            <text:p>""</text:p>
          </table:table-cell>
          <table:table-cell table:formula="of:=[.C$6]&amp;[.E$5]&amp;[.C899]" office:value-type="string" office:string-value="&quot;first&quot;:&quot;&quot;" calcext:value-type="string">
            <text:p>"first":""</text:p>
          </table:table-cell>
          <table:table-cell table:formula="of:=[.D$6]&amp;[.F$5]&amp;[.D899]" office:value-type="string" office:string-value="&quot;second&quot;:&quot;&quot;" calcext:value-type="string">
            <text:p>"second":""</text:p>
          </table:table-cell>
          <table:table-cell table:formula="of:=[.E899]&amp;[.G$5]&amp;[.F8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899]);&quot;&quot;;[.H$4]&amp;[.G899]&amp;[.H$5])">
            <text:p/>
          </table:table-cell>
          <table:table-cell table:formula="of:=IF([.H900]=&quot;&quot;;&quot;&quot;;&quot;,&quot;)">
            <text:p/>
          </table:table-cell>
          <table:table-cell table:formula="of:=[.J898]&amp;[.H899]&amp;[.I8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899]=&quot;&quot;;[.J899];[.K9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0]&amp;[.C$5]" office:value-type="string" office:string-value="&quot;&quot;" calcext:value-type="string">
            <text:p>""</text:p>
          </table:table-cell>
          <table:table-cell table:formula="of:=[.D$5]&amp;[.B900]&amp;[.D$5]" office:value-type="string" office:string-value="&quot;&quot;" calcext:value-type="string">
            <text:p>""</text:p>
          </table:table-cell>
          <table:table-cell table:formula="of:=[.C$6]&amp;[.E$5]&amp;[.C900]" office:value-type="string" office:string-value="&quot;first&quot;:&quot;&quot;" calcext:value-type="string">
            <text:p>"first":""</text:p>
          </table:table-cell>
          <table:table-cell table:formula="of:=[.D$6]&amp;[.F$5]&amp;[.D900]" office:value-type="string" office:string-value="&quot;second&quot;:&quot;&quot;" calcext:value-type="string">
            <text:p>"second":""</text:p>
          </table:table-cell>
          <table:table-cell table:formula="of:=[.E900]&amp;[.G$5]&amp;[.F9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0]);&quot;&quot;;[.H$4]&amp;[.G900]&amp;[.H$5])">
            <text:p/>
          </table:table-cell>
          <table:table-cell table:formula="of:=IF([.H901]=&quot;&quot;;&quot;&quot;;&quot;,&quot;)">
            <text:p/>
          </table:table-cell>
          <table:table-cell table:formula="of:=[.J899]&amp;[.H900]&amp;[.I9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0]=&quot;&quot;;[.J900];[.K9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1]&amp;[.C$5]" office:value-type="string" office:string-value="&quot;&quot;" calcext:value-type="string">
            <text:p>""</text:p>
          </table:table-cell>
          <table:table-cell table:formula="of:=[.D$5]&amp;[.B901]&amp;[.D$5]" office:value-type="string" office:string-value="&quot;&quot;" calcext:value-type="string">
            <text:p>""</text:p>
          </table:table-cell>
          <table:table-cell table:formula="of:=[.C$6]&amp;[.E$5]&amp;[.C901]" office:value-type="string" office:string-value="&quot;first&quot;:&quot;&quot;" calcext:value-type="string">
            <text:p>"first":""</text:p>
          </table:table-cell>
          <table:table-cell table:formula="of:=[.D$6]&amp;[.F$5]&amp;[.D901]" office:value-type="string" office:string-value="&quot;second&quot;:&quot;&quot;" calcext:value-type="string">
            <text:p>"second":""</text:p>
          </table:table-cell>
          <table:table-cell table:formula="of:=[.E901]&amp;[.G$5]&amp;[.F9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1]);&quot;&quot;;[.H$4]&amp;[.G901]&amp;[.H$5])">
            <text:p/>
          </table:table-cell>
          <table:table-cell table:formula="of:=IF([.H902]=&quot;&quot;;&quot;&quot;;&quot;,&quot;)">
            <text:p/>
          </table:table-cell>
          <table:table-cell table:formula="of:=[.J900]&amp;[.H901]&amp;[.I9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1]=&quot;&quot;;[.J901];[.K9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2]&amp;[.C$5]" office:value-type="string" office:string-value="&quot;&quot;" calcext:value-type="string">
            <text:p>""</text:p>
          </table:table-cell>
          <table:table-cell table:formula="of:=[.D$5]&amp;[.B902]&amp;[.D$5]" office:value-type="string" office:string-value="&quot;&quot;" calcext:value-type="string">
            <text:p>""</text:p>
          </table:table-cell>
          <table:table-cell table:formula="of:=[.C$6]&amp;[.E$5]&amp;[.C902]" office:value-type="string" office:string-value="&quot;first&quot;:&quot;&quot;" calcext:value-type="string">
            <text:p>"first":""</text:p>
          </table:table-cell>
          <table:table-cell table:formula="of:=[.D$6]&amp;[.F$5]&amp;[.D902]" office:value-type="string" office:string-value="&quot;second&quot;:&quot;&quot;" calcext:value-type="string">
            <text:p>"second":""</text:p>
          </table:table-cell>
          <table:table-cell table:formula="of:=[.E902]&amp;[.G$5]&amp;[.F9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2]);&quot;&quot;;[.H$4]&amp;[.G902]&amp;[.H$5])">
            <text:p/>
          </table:table-cell>
          <table:table-cell table:formula="of:=IF([.H903]=&quot;&quot;;&quot;&quot;;&quot;,&quot;)">
            <text:p/>
          </table:table-cell>
          <table:table-cell table:formula="of:=[.J901]&amp;[.H902]&amp;[.I9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2]=&quot;&quot;;[.J902];[.K9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3]&amp;[.C$5]" office:value-type="string" office:string-value="&quot;&quot;" calcext:value-type="string">
            <text:p>""</text:p>
          </table:table-cell>
          <table:table-cell table:formula="of:=[.D$5]&amp;[.B903]&amp;[.D$5]" office:value-type="string" office:string-value="&quot;&quot;" calcext:value-type="string">
            <text:p>""</text:p>
          </table:table-cell>
          <table:table-cell table:formula="of:=[.C$6]&amp;[.E$5]&amp;[.C903]" office:value-type="string" office:string-value="&quot;first&quot;:&quot;&quot;" calcext:value-type="string">
            <text:p>"first":""</text:p>
          </table:table-cell>
          <table:table-cell table:formula="of:=[.D$6]&amp;[.F$5]&amp;[.D903]" office:value-type="string" office:string-value="&quot;second&quot;:&quot;&quot;" calcext:value-type="string">
            <text:p>"second":""</text:p>
          </table:table-cell>
          <table:table-cell table:formula="of:=[.E903]&amp;[.G$5]&amp;[.F9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3]);&quot;&quot;;[.H$4]&amp;[.G903]&amp;[.H$5])">
            <text:p/>
          </table:table-cell>
          <table:table-cell table:formula="of:=IF([.H904]=&quot;&quot;;&quot;&quot;;&quot;,&quot;)">
            <text:p/>
          </table:table-cell>
          <table:table-cell table:formula="of:=[.J902]&amp;[.H903]&amp;[.I9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3]=&quot;&quot;;[.J903];[.K9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4]&amp;[.C$5]" office:value-type="string" office:string-value="&quot;&quot;" calcext:value-type="string">
            <text:p>""</text:p>
          </table:table-cell>
          <table:table-cell table:formula="of:=[.D$5]&amp;[.B904]&amp;[.D$5]" office:value-type="string" office:string-value="&quot;&quot;" calcext:value-type="string">
            <text:p>""</text:p>
          </table:table-cell>
          <table:table-cell table:formula="of:=[.C$6]&amp;[.E$5]&amp;[.C904]" office:value-type="string" office:string-value="&quot;first&quot;:&quot;&quot;" calcext:value-type="string">
            <text:p>"first":""</text:p>
          </table:table-cell>
          <table:table-cell table:formula="of:=[.D$6]&amp;[.F$5]&amp;[.D904]" office:value-type="string" office:string-value="&quot;second&quot;:&quot;&quot;" calcext:value-type="string">
            <text:p>"second":""</text:p>
          </table:table-cell>
          <table:table-cell table:formula="of:=[.E904]&amp;[.G$5]&amp;[.F9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4]);&quot;&quot;;[.H$4]&amp;[.G904]&amp;[.H$5])">
            <text:p/>
          </table:table-cell>
          <table:table-cell table:formula="of:=IF([.H905]=&quot;&quot;;&quot;&quot;;&quot;,&quot;)">
            <text:p/>
          </table:table-cell>
          <table:table-cell table:formula="of:=[.J903]&amp;[.H904]&amp;[.I9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4]=&quot;&quot;;[.J904];[.K9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5]&amp;[.C$5]" office:value-type="string" office:string-value="&quot;&quot;" calcext:value-type="string">
            <text:p>""</text:p>
          </table:table-cell>
          <table:table-cell table:formula="of:=[.D$5]&amp;[.B905]&amp;[.D$5]" office:value-type="string" office:string-value="&quot;&quot;" calcext:value-type="string">
            <text:p>""</text:p>
          </table:table-cell>
          <table:table-cell table:formula="of:=[.C$6]&amp;[.E$5]&amp;[.C905]" office:value-type="string" office:string-value="&quot;first&quot;:&quot;&quot;" calcext:value-type="string">
            <text:p>"first":""</text:p>
          </table:table-cell>
          <table:table-cell table:formula="of:=[.D$6]&amp;[.F$5]&amp;[.D905]" office:value-type="string" office:string-value="&quot;second&quot;:&quot;&quot;" calcext:value-type="string">
            <text:p>"second":""</text:p>
          </table:table-cell>
          <table:table-cell table:formula="of:=[.E905]&amp;[.G$5]&amp;[.F9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5]);&quot;&quot;;[.H$4]&amp;[.G905]&amp;[.H$5])">
            <text:p/>
          </table:table-cell>
          <table:table-cell table:formula="of:=IF([.H906]=&quot;&quot;;&quot;&quot;;&quot;,&quot;)">
            <text:p/>
          </table:table-cell>
          <table:table-cell table:formula="of:=[.J904]&amp;[.H905]&amp;[.I9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5]=&quot;&quot;;[.J905];[.K9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6]&amp;[.C$5]" office:value-type="string" office:string-value="&quot;&quot;" calcext:value-type="string">
            <text:p>""</text:p>
          </table:table-cell>
          <table:table-cell table:formula="of:=[.D$5]&amp;[.B906]&amp;[.D$5]" office:value-type="string" office:string-value="&quot;&quot;" calcext:value-type="string">
            <text:p>""</text:p>
          </table:table-cell>
          <table:table-cell table:formula="of:=[.C$6]&amp;[.E$5]&amp;[.C906]" office:value-type="string" office:string-value="&quot;first&quot;:&quot;&quot;" calcext:value-type="string">
            <text:p>"first":""</text:p>
          </table:table-cell>
          <table:table-cell table:formula="of:=[.D$6]&amp;[.F$5]&amp;[.D906]" office:value-type="string" office:string-value="&quot;second&quot;:&quot;&quot;" calcext:value-type="string">
            <text:p>"second":""</text:p>
          </table:table-cell>
          <table:table-cell table:formula="of:=[.E906]&amp;[.G$5]&amp;[.F9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6]);&quot;&quot;;[.H$4]&amp;[.G906]&amp;[.H$5])">
            <text:p/>
          </table:table-cell>
          <table:table-cell table:formula="of:=IF([.H907]=&quot;&quot;;&quot;&quot;;&quot;,&quot;)">
            <text:p/>
          </table:table-cell>
          <table:table-cell table:formula="of:=[.J905]&amp;[.H906]&amp;[.I9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6]=&quot;&quot;;[.J906];[.K9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7]&amp;[.C$5]" office:value-type="string" office:string-value="&quot;&quot;" calcext:value-type="string">
            <text:p>""</text:p>
          </table:table-cell>
          <table:table-cell table:formula="of:=[.D$5]&amp;[.B907]&amp;[.D$5]" office:value-type="string" office:string-value="&quot;&quot;" calcext:value-type="string">
            <text:p>""</text:p>
          </table:table-cell>
          <table:table-cell table:formula="of:=[.C$6]&amp;[.E$5]&amp;[.C907]" office:value-type="string" office:string-value="&quot;first&quot;:&quot;&quot;" calcext:value-type="string">
            <text:p>"first":""</text:p>
          </table:table-cell>
          <table:table-cell table:formula="of:=[.D$6]&amp;[.F$5]&amp;[.D907]" office:value-type="string" office:string-value="&quot;second&quot;:&quot;&quot;" calcext:value-type="string">
            <text:p>"second":""</text:p>
          </table:table-cell>
          <table:table-cell table:formula="of:=[.E907]&amp;[.G$5]&amp;[.F9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7]);&quot;&quot;;[.H$4]&amp;[.G907]&amp;[.H$5])">
            <text:p/>
          </table:table-cell>
          <table:table-cell table:formula="of:=IF([.H908]=&quot;&quot;;&quot;&quot;;&quot;,&quot;)">
            <text:p/>
          </table:table-cell>
          <table:table-cell table:formula="of:=[.J906]&amp;[.H907]&amp;[.I9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7]=&quot;&quot;;[.J907];[.K9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8]&amp;[.C$5]" office:value-type="string" office:string-value="&quot;&quot;" calcext:value-type="string">
            <text:p>""</text:p>
          </table:table-cell>
          <table:table-cell table:formula="of:=[.D$5]&amp;[.B908]&amp;[.D$5]" office:value-type="string" office:string-value="&quot;&quot;" calcext:value-type="string">
            <text:p>""</text:p>
          </table:table-cell>
          <table:table-cell table:formula="of:=[.C$6]&amp;[.E$5]&amp;[.C908]" office:value-type="string" office:string-value="&quot;first&quot;:&quot;&quot;" calcext:value-type="string">
            <text:p>"first":""</text:p>
          </table:table-cell>
          <table:table-cell table:formula="of:=[.D$6]&amp;[.F$5]&amp;[.D908]" office:value-type="string" office:string-value="&quot;second&quot;:&quot;&quot;" calcext:value-type="string">
            <text:p>"second":""</text:p>
          </table:table-cell>
          <table:table-cell table:formula="of:=[.E908]&amp;[.G$5]&amp;[.F9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8]);&quot;&quot;;[.H$4]&amp;[.G908]&amp;[.H$5])">
            <text:p/>
          </table:table-cell>
          <table:table-cell table:formula="of:=IF([.H909]=&quot;&quot;;&quot;&quot;;&quot;,&quot;)">
            <text:p/>
          </table:table-cell>
          <table:table-cell table:formula="of:=[.J907]&amp;[.H908]&amp;[.I9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8]=&quot;&quot;;[.J908];[.K9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09]&amp;[.C$5]" office:value-type="string" office:string-value="&quot;&quot;" calcext:value-type="string">
            <text:p>""</text:p>
          </table:table-cell>
          <table:table-cell table:formula="of:=[.D$5]&amp;[.B909]&amp;[.D$5]" office:value-type="string" office:string-value="&quot;&quot;" calcext:value-type="string">
            <text:p>""</text:p>
          </table:table-cell>
          <table:table-cell table:formula="of:=[.C$6]&amp;[.E$5]&amp;[.C909]" office:value-type="string" office:string-value="&quot;first&quot;:&quot;&quot;" calcext:value-type="string">
            <text:p>"first":""</text:p>
          </table:table-cell>
          <table:table-cell table:formula="of:=[.D$6]&amp;[.F$5]&amp;[.D909]" office:value-type="string" office:string-value="&quot;second&quot;:&quot;&quot;" calcext:value-type="string">
            <text:p>"second":""</text:p>
          </table:table-cell>
          <table:table-cell table:formula="of:=[.E909]&amp;[.G$5]&amp;[.F9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09]);&quot;&quot;;[.H$4]&amp;[.G909]&amp;[.H$5])">
            <text:p/>
          </table:table-cell>
          <table:table-cell table:formula="of:=IF([.H910]=&quot;&quot;;&quot;&quot;;&quot;,&quot;)">
            <text:p/>
          </table:table-cell>
          <table:table-cell table:formula="of:=[.J908]&amp;[.H909]&amp;[.I9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09]=&quot;&quot;;[.J909];[.K9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0]&amp;[.C$5]" office:value-type="string" office:string-value="&quot;&quot;" calcext:value-type="string">
            <text:p>""</text:p>
          </table:table-cell>
          <table:table-cell table:formula="of:=[.D$5]&amp;[.B910]&amp;[.D$5]" office:value-type="string" office:string-value="&quot;&quot;" calcext:value-type="string">
            <text:p>""</text:p>
          </table:table-cell>
          <table:table-cell table:formula="of:=[.C$6]&amp;[.E$5]&amp;[.C910]" office:value-type="string" office:string-value="&quot;first&quot;:&quot;&quot;" calcext:value-type="string">
            <text:p>"first":""</text:p>
          </table:table-cell>
          <table:table-cell table:formula="of:=[.D$6]&amp;[.F$5]&amp;[.D910]" office:value-type="string" office:string-value="&quot;second&quot;:&quot;&quot;" calcext:value-type="string">
            <text:p>"second":""</text:p>
          </table:table-cell>
          <table:table-cell table:formula="of:=[.E910]&amp;[.G$5]&amp;[.F9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0]);&quot;&quot;;[.H$4]&amp;[.G910]&amp;[.H$5])">
            <text:p/>
          </table:table-cell>
          <table:table-cell table:formula="of:=IF([.H911]=&quot;&quot;;&quot;&quot;;&quot;,&quot;)">
            <text:p/>
          </table:table-cell>
          <table:table-cell table:formula="of:=[.J909]&amp;[.H910]&amp;[.I9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0]=&quot;&quot;;[.J910];[.K9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1]&amp;[.C$5]" office:value-type="string" office:string-value="&quot;&quot;" calcext:value-type="string">
            <text:p>""</text:p>
          </table:table-cell>
          <table:table-cell table:formula="of:=[.D$5]&amp;[.B911]&amp;[.D$5]" office:value-type="string" office:string-value="&quot;&quot;" calcext:value-type="string">
            <text:p>""</text:p>
          </table:table-cell>
          <table:table-cell table:formula="of:=[.C$6]&amp;[.E$5]&amp;[.C911]" office:value-type="string" office:string-value="&quot;first&quot;:&quot;&quot;" calcext:value-type="string">
            <text:p>"first":""</text:p>
          </table:table-cell>
          <table:table-cell table:formula="of:=[.D$6]&amp;[.F$5]&amp;[.D911]" office:value-type="string" office:string-value="&quot;second&quot;:&quot;&quot;" calcext:value-type="string">
            <text:p>"second":""</text:p>
          </table:table-cell>
          <table:table-cell table:formula="of:=[.E911]&amp;[.G$5]&amp;[.F9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1]);&quot;&quot;;[.H$4]&amp;[.G911]&amp;[.H$5])">
            <text:p/>
          </table:table-cell>
          <table:table-cell table:formula="of:=IF([.H912]=&quot;&quot;;&quot;&quot;;&quot;,&quot;)">
            <text:p/>
          </table:table-cell>
          <table:table-cell table:formula="of:=[.J910]&amp;[.H911]&amp;[.I9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1]=&quot;&quot;;[.J911];[.K9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2]&amp;[.C$5]" office:value-type="string" office:string-value="&quot;&quot;" calcext:value-type="string">
            <text:p>""</text:p>
          </table:table-cell>
          <table:table-cell table:formula="of:=[.D$5]&amp;[.B912]&amp;[.D$5]" office:value-type="string" office:string-value="&quot;&quot;" calcext:value-type="string">
            <text:p>""</text:p>
          </table:table-cell>
          <table:table-cell table:formula="of:=[.C$6]&amp;[.E$5]&amp;[.C912]" office:value-type="string" office:string-value="&quot;first&quot;:&quot;&quot;" calcext:value-type="string">
            <text:p>"first":""</text:p>
          </table:table-cell>
          <table:table-cell table:formula="of:=[.D$6]&amp;[.F$5]&amp;[.D912]" office:value-type="string" office:string-value="&quot;second&quot;:&quot;&quot;" calcext:value-type="string">
            <text:p>"second":""</text:p>
          </table:table-cell>
          <table:table-cell table:formula="of:=[.E912]&amp;[.G$5]&amp;[.F9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2]);&quot;&quot;;[.H$4]&amp;[.G912]&amp;[.H$5])">
            <text:p/>
          </table:table-cell>
          <table:table-cell table:formula="of:=IF([.H913]=&quot;&quot;;&quot;&quot;;&quot;,&quot;)">
            <text:p/>
          </table:table-cell>
          <table:table-cell table:formula="of:=[.J911]&amp;[.H912]&amp;[.I9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2]=&quot;&quot;;[.J912];[.K9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3]&amp;[.C$5]" office:value-type="string" office:string-value="&quot;&quot;" calcext:value-type="string">
            <text:p>""</text:p>
          </table:table-cell>
          <table:table-cell table:formula="of:=[.D$5]&amp;[.B913]&amp;[.D$5]" office:value-type="string" office:string-value="&quot;&quot;" calcext:value-type="string">
            <text:p>""</text:p>
          </table:table-cell>
          <table:table-cell table:formula="of:=[.C$6]&amp;[.E$5]&amp;[.C913]" office:value-type="string" office:string-value="&quot;first&quot;:&quot;&quot;" calcext:value-type="string">
            <text:p>"first":""</text:p>
          </table:table-cell>
          <table:table-cell table:formula="of:=[.D$6]&amp;[.F$5]&amp;[.D913]" office:value-type="string" office:string-value="&quot;second&quot;:&quot;&quot;" calcext:value-type="string">
            <text:p>"second":""</text:p>
          </table:table-cell>
          <table:table-cell table:formula="of:=[.E913]&amp;[.G$5]&amp;[.F9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3]);&quot;&quot;;[.H$4]&amp;[.G913]&amp;[.H$5])">
            <text:p/>
          </table:table-cell>
          <table:table-cell table:formula="of:=IF([.H914]=&quot;&quot;;&quot;&quot;;&quot;,&quot;)">
            <text:p/>
          </table:table-cell>
          <table:table-cell table:formula="of:=[.J912]&amp;[.H913]&amp;[.I9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3]=&quot;&quot;;[.J913];[.K9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4]&amp;[.C$5]" office:value-type="string" office:string-value="&quot;&quot;" calcext:value-type="string">
            <text:p>""</text:p>
          </table:table-cell>
          <table:table-cell table:formula="of:=[.D$5]&amp;[.B914]&amp;[.D$5]" office:value-type="string" office:string-value="&quot;&quot;" calcext:value-type="string">
            <text:p>""</text:p>
          </table:table-cell>
          <table:table-cell table:formula="of:=[.C$6]&amp;[.E$5]&amp;[.C914]" office:value-type="string" office:string-value="&quot;first&quot;:&quot;&quot;" calcext:value-type="string">
            <text:p>"first":""</text:p>
          </table:table-cell>
          <table:table-cell table:formula="of:=[.D$6]&amp;[.F$5]&amp;[.D914]" office:value-type="string" office:string-value="&quot;second&quot;:&quot;&quot;" calcext:value-type="string">
            <text:p>"second":""</text:p>
          </table:table-cell>
          <table:table-cell table:formula="of:=[.E914]&amp;[.G$5]&amp;[.F91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4]);&quot;&quot;;[.H$4]&amp;[.G914]&amp;[.H$5])">
            <text:p/>
          </table:table-cell>
          <table:table-cell table:formula="of:=IF([.H915]=&quot;&quot;;&quot;&quot;;&quot;,&quot;)">
            <text:p/>
          </table:table-cell>
          <table:table-cell table:formula="of:=[.J913]&amp;[.H914]&amp;[.I91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4]=&quot;&quot;;[.J914];[.K91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5]&amp;[.C$5]" office:value-type="string" office:string-value="&quot;&quot;" calcext:value-type="string">
            <text:p>""</text:p>
          </table:table-cell>
          <table:table-cell table:formula="of:=[.D$5]&amp;[.B915]&amp;[.D$5]" office:value-type="string" office:string-value="&quot;&quot;" calcext:value-type="string">
            <text:p>""</text:p>
          </table:table-cell>
          <table:table-cell table:formula="of:=[.C$6]&amp;[.E$5]&amp;[.C915]" office:value-type="string" office:string-value="&quot;first&quot;:&quot;&quot;" calcext:value-type="string">
            <text:p>"first":""</text:p>
          </table:table-cell>
          <table:table-cell table:formula="of:=[.D$6]&amp;[.F$5]&amp;[.D915]" office:value-type="string" office:string-value="&quot;second&quot;:&quot;&quot;" calcext:value-type="string">
            <text:p>"second":""</text:p>
          </table:table-cell>
          <table:table-cell table:formula="of:=[.E915]&amp;[.G$5]&amp;[.F91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5]);&quot;&quot;;[.H$4]&amp;[.G915]&amp;[.H$5])">
            <text:p/>
          </table:table-cell>
          <table:table-cell table:formula="of:=IF([.H916]=&quot;&quot;;&quot;&quot;;&quot;,&quot;)">
            <text:p/>
          </table:table-cell>
          <table:table-cell table:formula="of:=[.J914]&amp;[.H915]&amp;[.I91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5]=&quot;&quot;;[.J915];[.K91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6]&amp;[.C$5]" office:value-type="string" office:string-value="&quot;&quot;" calcext:value-type="string">
            <text:p>""</text:p>
          </table:table-cell>
          <table:table-cell table:formula="of:=[.D$5]&amp;[.B916]&amp;[.D$5]" office:value-type="string" office:string-value="&quot;&quot;" calcext:value-type="string">
            <text:p>""</text:p>
          </table:table-cell>
          <table:table-cell table:formula="of:=[.C$6]&amp;[.E$5]&amp;[.C916]" office:value-type="string" office:string-value="&quot;first&quot;:&quot;&quot;" calcext:value-type="string">
            <text:p>"first":""</text:p>
          </table:table-cell>
          <table:table-cell table:formula="of:=[.D$6]&amp;[.F$5]&amp;[.D916]" office:value-type="string" office:string-value="&quot;second&quot;:&quot;&quot;" calcext:value-type="string">
            <text:p>"second":""</text:p>
          </table:table-cell>
          <table:table-cell table:formula="of:=[.E916]&amp;[.G$5]&amp;[.F91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6]);&quot;&quot;;[.H$4]&amp;[.G916]&amp;[.H$5])">
            <text:p/>
          </table:table-cell>
          <table:table-cell table:formula="of:=IF([.H917]=&quot;&quot;;&quot;&quot;;&quot;,&quot;)">
            <text:p/>
          </table:table-cell>
          <table:table-cell table:formula="of:=[.J915]&amp;[.H916]&amp;[.I91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6]=&quot;&quot;;[.J916];[.K91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7]&amp;[.C$5]" office:value-type="string" office:string-value="&quot;&quot;" calcext:value-type="string">
            <text:p>""</text:p>
          </table:table-cell>
          <table:table-cell table:formula="of:=[.D$5]&amp;[.B917]&amp;[.D$5]" office:value-type="string" office:string-value="&quot;&quot;" calcext:value-type="string">
            <text:p>""</text:p>
          </table:table-cell>
          <table:table-cell table:formula="of:=[.C$6]&amp;[.E$5]&amp;[.C917]" office:value-type="string" office:string-value="&quot;first&quot;:&quot;&quot;" calcext:value-type="string">
            <text:p>"first":""</text:p>
          </table:table-cell>
          <table:table-cell table:formula="of:=[.D$6]&amp;[.F$5]&amp;[.D917]" office:value-type="string" office:string-value="&quot;second&quot;:&quot;&quot;" calcext:value-type="string">
            <text:p>"second":""</text:p>
          </table:table-cell>
          <table:table-cell table:formula="of:=[.E917]&amp;[.G$5]&amp;[.F91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7]);&quot;&quot;;[.H$4]&amp;[.G917]&amp;[.H$5])">
            <text:p/>
          </table:table-cell>
          <table:table-cell table:formula="of:=IF([.H918]=&quot;&quot;;&quot;&quot;;&quot;,&quot;)">
            <text:p/>
          </table:table-cell>
          <table:table-cell table:formula="of:=[.J916]&amp;[.H917]&amp;[.I91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7]=&quot;&quot;;[.J917];[.K91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8]&amp;[.C$5]" office:value-type="string" office:string-value="&quot;&quot;" calcext:value-type="string">
            <text:p>""</text:p>
          </table:table-cell>
          <table:table-cell table:formula="of:=[.D$5]&amp;[.B918]&amp;[.D$5]" office:value-type="string" office:string-value="&quot;&quot;" calcext:value-type="string">
            <text:p>""</text:p>
          </table:table-cell>
          <table:table-cell table:formula="of:=[.C$6]&amp;[.E$5]&amp;[.C918]" office:value-type="string" office:string-value="&quot;first&quot;:&quot;&quot;" calcext:value-type="string">
            <text:p>"first":""</text:p>
          </table:table-cell>
          <table:table-cell table:formula="of:=[.D$6]&amp;[.F$5]&amp;[.D918]" office:value-type="string" office:string-value="&quot;second&quot;:&quot;&quot;" calcext:value-type="string">
            <text:p>"second":""</text:p>
          </table:table-cell>
          <table:table-cell table:formula="of:=[.E918]&amp;[.G$5]&amp;[.F91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8]);&quot;&quot;;[.H$4]&amp;[.G918]&amp;[.H$5])">
            <text:p/>
          </table:table-cell>
          <table:table-cell table:formula="of:=IF([.H919]=&quot;&quot;;&quot;&quot;;&quot;,&quot;)">
            <text:p/>
          </table:table-cell>
          <table:table-cell table:formula="of:=[.J917]&amp;[.H918]&amp;[.I91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8]=&quot;&quot;;[.J918];[.K91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19]&amp;[.C$5]" office:value-type="string" office:string-value="&quot;&quot;" calcext:value-type="string">
            <text:p>""</text:p>
          </table:table-cell>
          <table:table-cell table:formula="of:=[.D$5]&amp;[.B919]&amp;[.D$5]" office:value-type="string" office:string-value="&quot;&quot;" calcext:value-type="string">
            <text:p>""</text:p>
          </table:table-cell>
          <table:table-cell table:formula="of:=[.C$6]&amp;[.E$5]&amp;[.C919]" office:value-type="string" office:string-value="&quot;first&quot;:&quot;&quot;" calcext:value-type="string">
            <text:p>"first":""</text:p>
          </table:table-cell>
          <table:table-cell table:formula="of:=[.D$6]&amp;[.F$5]&amp;[.D919]" office:value-type="string" office:string-value="&quot;second&quot;:&quot;&quot;" calcext:value-type="string">
            <text:p>"second":""</text:p>
          </table:table-cell>
          <table:table-cell table:formula="of:=[.E919]&amp;[.G$5]&amp;[.F91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19]);&quot;&quot;;[.H$4]&amp;[.G919]&amp;[.H$5])">
            <text:p/>
          </table:table-cell>
          <table:table-cell table:formula="of:=IF([.H920]=&quot;&quot;;&quot;&quot;;&quot;,&quot;)">
            <text:p/>
          </table:table-cell>
          <table:table-cell table:formula="of:=[.J918]&amp;[.H919]&amp;[.I91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19]=&quot;&quot;;[.J919];[.K92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0]&amp;[.C$5]" office:value-type="string" office:string-value="&quot;&quot;" calcext:value-type="string">
            <text:p>""</text:p>
          </table:table-cell>
          <table:table-cell table:formula="of:=[.D$5]&amp;[.B920]&amp;[.D$5]" office:value-type="string" office:string-value="&quot;&quot;" calcext:value-type="string">
            <text:p>""</text:p>
          </table:table-cell>
          <table:table-cell table:formula="of:=[.C$6]&amp;[.E$5]&amp;[.C920]" office:value-type="string" office:string-value="&quot;first&quot;:&quot;&quot;" calcext:value-type="string">
            <text:p>"first":""</text:p>
          </table:table-cell>
          <table:table-cell table:formula="of:=[.D$6]&amp;[.F$5]&amp;[.D920]" office:value-type="string" office:string-value="&quot;second&quot;:&quot;&quot;" calcext:value-type="string">
            <text:p>"second":""</text:p>
          </table:table-cell>
          <table:table-cell table:formula="of:=[.E920]&amp;[.G$5]&amp;[.F92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0]);&quot;&quot;;[.H$4]&amp;[.G920]&amp;[.H$5])">
            <text:p/>
          </table:table-cell>
          <table:table-cell table:formula="of:=IF([.H921]=&quot;&quot;;&quot;&quot;;&quot;,&quot;)">
            <text:p/>
          </table:table-cell>
          <table:table-cell table:formula="of:=[.J919]&amp;[.H920]&amp;[.I92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0]=&quot;&quot;;[.J920];[.K92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1]&amp;[.C$5]" office:value-type="string" office:string-value="&quot;&quot;" calcext:value-type="string">
            <text:p>""</text:p>
          </table:table-cell>
          <table:table-cell table:formula="of:=[.D$5]&amp;[.B921]&amp;[.D$5]" office:value-type="string" office:string-value="&quot;&quot;" calcext:value-type="string">
            <text:p>""</text:p>
          </table:table-cell>
          <table:table-cell table:formula="of:=[.C$6]&amp;[.E$5]&amp;[.C921]" office:value-type="string" office:string-value="&quot;first&quot;:&quot;&quot;" calcext:value-type="string">
            <text:p>"first":""</text:p>
          </table:table-cell>
          <table:table-cell table:formula="of:=[.D$6]&amp;[.F$5]&amp;[.D921]" office:value-type="string" office:string-value="&quot;second&quot;:&quot;&quot;" calcext:value-type="string">
            <text:p>"second":""</text:p>
          </table:table-cell>
          <table:table-cell table:formula="of:=[.E921]&amp;[.G$5]&amp;[.F92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1]);&quot;&quot;;[.H$4]&amp;[.G921]&amp;[.H$5])">
            <text:p/>
          </table:table-cell>
          <table:table-cell table:formula="of:=IF([.H922]=&quot;&quot;;&quot;&quot;;&quot;,&quot;)">
            <text:p/>
          </table:table-cell>
          <table:table-cell table:formula="of:=[.J920]&amp;[.H921]&amp;[.I92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1]=&quot;&quot;;[.J921];[.K92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2]&amp;[.C$5]" office:value-type="string" office:string-value="&quot;&quot;" calcext:value-type="string">
            <text:p>""</text:p>
          </table:table-cell>
          <table:table-cell table:formula="of:=[.D$5]&amp;[.B922]&amp;[.D$5]" office:value-type="string" office:string-value="&quot;&quot;" calcext:value-type="string">
            <text:p>""</text:p>
          </table:table-cell>
          <table:table-cell table:formula="of:=[.C$6]&amp;[.E$5]&amp;[.C922]" office:value-type="string" office:string-value="&quot;first&quot;:&quot;&quot;" calcext:value-type="string">
            <text:p>"first":""</text:p>
          </table:table-cell>
          <table:table-cell table:formula="of:=[.D$6]&amp;[.F$5]&amp;[.D922]" office:value-type="string" office:string-value="&quot;second&quot;:&quot;&quot;" calcext:value-type="string">
            <text:p>"second":""</text:p>
          </table:table-cell>
          <table:table-cell table:formula="of:=[.E922]&amp;[.G$5]&amp;[.F92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2]);&quot;&quot;;[.H$4]&amp;[.G922]&amp;[.H$5])">
            <text:p/>
          </table:table-cell>
          <table:table-cell table:formula="of:=IF([.H923]=&quot;&quot;;&quot;&quot;;&quot;,&quot;)">
            <text:p/>
          </table:table-cell>
          <table:table-cell table:formula="of:=[.J921]&amp;[.H922]&amp;[.I92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2]=&quot;&quot;;[.J922];[.K92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3]&amp;[.C$5]" office:value-type="string" office:string-value="&quot;&quot;" calcext:value-type="string">
            <text:p>""</text:p>
          </table:table-cell>
          <table:table-cell table:formula="of:=[.D$5]&amp;[.B923]&amp;[.D$5]" office:value-type="string" office:string-value="&quot;&quot;" calcext:value-type="string">
            <text:p>""</text:p>
          </table:table-cell>
          <table:table-cell table:formula="of:=[.C$6]&amp;[.E$5]&amp;[.C923]" office:value-type="string" office:string-value="&quot;first&quot;:&quot;&quot;" calcext:value-type="string">
            <text:p>"first":""</text:p>
          </table:table-cell>
          <table:table-cell table:formula="of:=[.D$6]&amp;[.F$5]&amp;[.D923]" office:value-type="string" office:string-value="&quot;second&quot;:&quot;&quot;" calcext:value-type="string">
            <text:p>"second":""</text:p>
          </table:table-cell>
          <table:table-cell table:formula="of:=[.E923]&amp;[.G$5]&amp;[.F92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3]);&quot;&quot;;[.H$4]&amp;[.G923]&amp;[.H$5])">
            <text:p/>
          </table:table-cell>
          <table:table-cell table:formula="of:=IF([.H924]=&quot;&quot;;&quot;&quot;;&quot;,&quot;)">
            <text:p/>
          </table:table-cell>
          <table:table-cell table:formula="of:=[.J922]&amp;[.H923]&amp;[.I92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3]=&quot;&quot;;[.J923];[.K92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4]&amp;[.C$5]" office:value-type="string" office:string-value="&quot;&quot;" calcext:value-type="string">
            <text:p>""</text:p>
          </table:table-cell>
          <table:table-cell table:formula="of:=[.D$5]&amp;[.B924]&amp;[.D$5]" office:value-type="string" office:string-value="&quot;&quot;" calcext:value-type="string">
            <text:p>""</text:p>
          </table:table-cell>
          <table:table-cell table:formula="of:=[.C$6]&amp;[.E$5]&amp;[.C924]" office:value-type="string" office:string-value="&quot;first&quot;:&quot;&quot;" calcext:value-type="string">
            <text:p>"first":""</text:p>
          </table:table-cell>
          <table:table-cell table:formula="of:=[.D$6]&amp;[.F$5]&amp;[.D924]" office:value-type="string" office:string-value="&quot;second&quot;:&quot;&quot;" calcext:value-type="string">
            <text:p>"second":""</text:p>
          </table:table-cell>
          <table:table-cell table:formula="of:=[.E924]&amp;[.G$5]&amp;[.F92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4]);&quot;&quot;;[.H$4]&amp;[.G924]&amp;[.H$5])">
            <text:p/>
          </table:table-cell>
          <table:table-cell table:formula="of:=IF([.H925]=&quot;&quot;;&quot;&quot;;&quot;,&quot;)">
            <text:p/>
          </table:table-cell>
          <table:table-cell table:formula="of:=[.J923]&amp;[.H924]&amp;[.I92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4]=&quot;&quot;;[.J924];[.K92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5]&amp;[.C$5]" office:value-type="string" office:string-value="&quot;&quot;" calcext:value-type="string">
            <text:p>""</text:p>
          </table:table-cell>
          <table:table-cell table:formula="of:=[.D$5]&amp;[.B925]&amp;[.D$5]" office:value-type="string" office:string-value="&quot;&quot;" calcext:value-type="string">
            <text:p>""</text:p>
          </table:table-cell>
          <table:table-cell table:formula="of:=[.C$6]&amp;[.E$5]&amp;[.C925]" office:value-type="string" office:string-value="&quot;first&quot;:&quot;&quot;" calcext:value-type="string">
            <text:p>"first":""</text:p>
          </table:table-cell>
          <table:table-cell table:formula="of:=[.D$6]&amp;[.F$5]&amp;[.D925]" office:value-type="string" office:string-value="&quot;second&quot;:&quot;&quot;" calcext:value-type="string">
            <text:p>"second":""</text:p>
          </table:table-cell>
          <table:table-cell table:formula="of:=[.E925]&amp;[.G$5]&amp;[.F92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5]);&quot;&quot;;[.H$4]&amp;[.G925]&amp;[.H$5])">
            <text:p/>
          </table:table-cell>
          <table:table-cell table:formula="of:=IF([.H926]=&quot;&quot;;&quot;&quot;;&quot;,&quot;)">
            <text:p/>
          </table:table-cell>
          <table:table-cell table:formula="of:=[.J924]&amp;[.H925]&amp;[.I92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5]=&quot;&quot;;[.J925];[.K92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6]&amp;[.C$5]" office:value-type="string" office:string-value="&quot;&quot;" calcext:value-type="string">
            <text:p>""</text:p>
          </table:table-cell>
          <table:table-cell table:formula="of:=[.D$5]&amp;[.B926]&amp;[.D$5]" office:value-type="string" office:string-value="&quot;&quot;" calcext:value-type="string">
            <text:p>""</text:p>
          </table:table-cell>
          <table:table-cell table:formula="of:=[.C$6]&amp;[.E$5]&amp;[.C926]" office:value-type="string" office:string-value="&quot;first&quot;:&quot;&quot;" calcext:value-type="string">
            <text:p>"first":""</text:p>
          </table:table-cell>
          <table:table-cell table:formula="of:=[.D$6]&amp;[.F$5]&amp;[.D926]" office:value-type="string" office:string-value="&quot;second&quot;:&quot;&quot;" calcext:value-type="string">
            <text:p>"second":""</text:p>
          </table:table-cell>
          <table:table-cell table:formula="of:=[.E926]&amp;[.G$5]&amp;[.F92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6]);&quot;&quot;;[.H$4]&amp;[.G926]&amp;[.H$5])">
            <text:p/>
          </table:table-cell>
          <table:table-cell table:formula="of:=IF([.H927]=&quot;&quot;;&quot;&quot;;&quot;,&quot;)">
            <text:p/>
          </table:table-cell>
          <table:table-cell table:formula="of:=[.J925]&amp;[.H926]&amp;[.I92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6]=&quot;&quot;;[.J926];[.K92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7]&amp;[.C$5]" office:value-type="string" office:string-value="&quot;&quot;" calcext:value-type="string">
            <text:p>""</text:p>
          </table:table-cell>
          <table:table-cell table:formula="of:=[.D$5]&amp;[.B927]&amp;[.D$5]" office:value-type="string" office:string-value="&quot;&quot;" calcext:value-type="string">
            <text:p>""</text:p>
          </table:table-cell>
          <table:table-cell table:formula="of:=[.C$6]&amp;[.E$5]&amp;[.C927]" office:value-type="string" office:string-value="&quot;first&quot;:&quot;&quot;" calcext:value-type="string">
            <text:p>"first":""</text:p>
          </table:table-cell>
          <table:table-cell table:formula="of:=[.D$6]&amp;[.F$5]&amp;[.D927]" office:value-type="string" office:string-value="&quot;second&quot;:&quot;&quot;" calcext:value-type="string">
            <text:p>"second":""</text:p>
          </table:table-cell>
          <table:table-cell table:formula="of:=[.E927]&amp;[.G$5]&amp;[.F92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7]);&quot;&quot;;[.H$4]&amp;[.G927]&amp;[.H$5])">
            <text:p/>
          </table:table-cell>
          <table:table-cell table:formula="of:=IF([.H928]=&quot;&quot;;&quot;&quot;;&quot;,&quot;)">
            <text:p/>
          </table:table-cell>
          <table:table-cell table:formula="of:=[.J926]&amp;[.H927]&amp;[.I92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7]=&quot;&quot;;[.J927];[.K92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8]&amp;[.C$5]" office:value-type="string" office:string-value="&quot;&quot;" calcext:value-type="string">
            <text:p>""</text:p>
          </table:table-cell>
          <table:table-cell table:formula="of:=[.D$5]&amp;[.B928]&amp;[.D$5]" office:value-type="string" office:string-value="&quot;&quot;" calcext:value-type="string">
            <text:p>""</text:p>
          </table:table-cell>
          <table:table-cell table:formula="of:=[.C$6]&amp;[.E$5]&amp;[.C928]" office:value-type="string" office:string-value="&quot;first&quot;:&quot;&quot;" calcext:value-type="string">
            <text:p>"first":""</text:p>
          </table:table-cell>
          <table:table-cell table:formula="of:=[.D$6]&amp;[.F$5]&amp;[.D928]" office:value-type="string" office:string-value="&quot;second&quot;:&quot;&quot;" calcext:value-type="string">
            <text:p>"second":""</text:p>
          </table:table-cell>
          <table:table-cell table:formula="of:=[.E928]&amp;[.G$5]&amp;[.F92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8]);&quot;&quot;;[.H$4]&amp;[.G928]&amp;[.H$5])">
            <text:p/>
          </table:table-cell>
          <table:table-cell table:formula="of:=IF([.H929]=&quot;&quot;;&quot;&quot;;&quot;,&quot;)">
            <text:p/>
          </table:table-cell>
          <table:table-cell table:formula="of:=[.J927]&amp;[.H928]&amp;[.I92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8]=&quot;&quot;;[.J928];[.K92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29]&amp;[.C$5]" office:value-type="string" office:string-value="&quot;&quot;" calcext:value-type="string">
            <text:p>""</text:p>
          </table:table-cell>
          <table:table-cell table:formula="of:=[.D$5]&amp;[.B929]&amp;[.D$5]" office:value-type="string" office:string-value="&quot;&quot;" calcext:value-type="string">
            <text:p>""</text:p>
          </table:table-cell>
          <table:table-cell table:formula="of:=[.C$6]&amp;[.E$5]&amp;[.C929]" office:value-type="string" office:string-value="&quot;first&quot;:&quot;&quot;" calcext:value-type="string">
            <text:p>"first":""</text:p>
          </table:table-cell>
          <table:table-cell table:formula="of:=[.D$6]&amp;[.F$5]&amp;[.D929]" office:value-type="string" office:string-value="&quot;second&quot;:&quot;&quot;" calcext:value-type="string">
            <text:p>"second":""</text:p>
          </table:table-cell>
          <table:table-cell table:formula="of:=[.E929]&amp;[.G$5]&amp;[.F92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29]);&quot;&quot;;[.H$4]&amp;[.G929]&amp;[.H$5])">
            <text:p/>
          </table:table-cell>
          <table:table-cell table:formula="of:=IF([.H930]=&quot;&quot;;&quot;&quot;;&quot;,&quot;)">
            <text:p/>
          </table:table-cell>
          <table:table-cell table:formula="of:=[.J928]&amp;[.H929]&amp;[.I92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29]=&quot;&quot;;[.J929];[.K93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0]&amp;[.C$5]" office:value-type="string" office:string-value="&quot;&quot;" calcext:value-type="string">
            <text:p>""</text:p>
          </table:table-cell>
          <table:table-cell table:formula="of:=[.D$5]&amp;[.B930]&amp;[.D$5]" office:value-type="string" office:string-value="&quot;&quot;" calcext:value-type="string">
            <text:p>""</text:p>
          </table:table-cell>
          <table:table-cell table:formula="of:=[.C$6]&amp;[.E$5]&amp;[.C930]" office:value-type="string" office:string-value="&quot;first&quot;:&quot;&quot;" calcext:value-type="string">
            <text:p>"first":""</text:p>
          </table:table-cell>
          <table:table-cell table:formula="of:=[.D$6]&amp;[.F$5]&amp;[.D930]" office:value-type="string" office:string-value="&quot;second&quot;:&quot;&quot;" calcext:value-type="string">
            <text:p>"second":""</text:p>
          </table:table-cell>
          <table:table-cell table:formula="of:=[.E930]&amp;[.G$5]&amp;[.F93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0]);&quot;&quot;;[.H$4]&amp;[.G930]&amp;[.H$5])">
            <text:p/>
          </table:table-cell>
          <table:table-cell table:formula="of:=IF([.H931]=&quot;&quot;;&quot;&quot;;&quot;,&quot;)">
            <text:p/>
          </table:table-cell>
          <table:table-cell table:formula="of:=[.J929]&amp;[.H930]&amp;[.I93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0]=&quot;&quot;;[.J930];[.K93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1]&amp;[.C$5]" office:value-type="string" office:string-value="&quot;&quot;" calcext:value-type="string">
            <text:p>""</text:p>
          </table:table-cell>
          <table:table-cell table:formula="of:=[.D$5]&amp;[.B931]&amp;[.D$5]" office:value-type="string" office:string-value="&quot;&quot;" calcext:value-type="string">
            <text:p>""</text:p>
          </table:table-cell>
          <table:table-cell table:formula="of:=[.C$6]&amp;[.E$5]&amp;[.C931]" office:value-type="string" office:string-value="&quot;first&quot;:&quot;&quot;" calcext:value-type="string">
            <text:p>"first":""</text:p>
          </table:table-cell>
          <table:table-cell table:formula="of:=[.D$6]&amp;[.F$5]&amp;[.D931]" office:value-type="string" office:string-value="&quot;second&quot;:&quot;&quot;" calcext:value-type="string">
            <text:p>"second":""</text:p>
          </table:table-cell>
          <table:table-cell table:formula="of:=[.E931]&amp;[.G$5]&amp;[.F93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1]);&quot;&quot;;[.H$4]&amp;[.G931]&amp;[.H$5])">
            <text:p/>
          </table:table-cell>
          <table:table-cell table:formula="of:=IF([.H932]=&quot;&quot;;&quot;&quot;;&quot;,&quot;)">
            <text:p/>
          </table:table-cell>
          <table:table-cell table:formula="of:=[.J930]&amp;[.H931]&amp;[.I93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1]=&quot;&quot;;[.J931];[.K93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2]&amp;[.C$5]" office:value-type="string" office:string-value="&quot;&quot;" calcext:value-type="string">
            <text:p>""</text:p>
          </table:table-cell>
          <table:table-cell table:formula="of:=[.D$5]&amp;[.B932]&amp;[.D$5]" office:value-type="string" office:string-value="&quot;&quot;" calcext:value-type="string">
            <text:p>""</text:p>
          </table:table-cell>
          <table:table-cell table:formula="of:=[.C$6]&amp;[.E$5]&amp;[.C932]" office:value-type="string" office:string-value="&quot;first&quot;:&quot;&quot;" calcext:value-type="string">
            <text:p>"first":""</text:p>
          </table:table-cell>
          <table:table-cell table:formula="of:=[.D$6]&amp;[.F$5]&amp;[.D932]" office:value-type="string" office:string-value="&quot;second&quot;:&quot;&quot;" calcext:value-type="string">
            <text:p>"second":""</text:p>
          </table:table-cell>
          <table:table-cell table:formula="of:=[.E932]&amp;[.G$5]&amp;[.F93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2]);&quot;&quot;;[.H$4]&amp;[.G932]&amp;[.H$5])">
            <text:p/>
          </table:table-cell>
          <table:table-cell table:formula="of:=IF([.H933]=&quot;&quot;;&quot;&quot;;&quot;,&quot;)">
            <text:p/>
          </table:table-cell>
          <table:table-cell table:formula="of:=[.J931]&amp;[.H932]&amp;[.I93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2]=&quot;&quot;;[.J932];[.K93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3]&amp;[.C$5]" office:value-type="string" office:string-value="&quot;&quot;" calcext:value-type="string">
            <text:p>""</text:p>
          </table:table-cell>
          <table:table-cell table:formula="of:=[.D$5]&amp;[.B933]&amp;[.D$5]" office:value-type="string" office:string-value="&quot;&quot;" calcext:value-type="string">
            <text:p>""</text:p>
          </table:table-cell>
          <table:table-cell table:formula="of:=[.C$6]&amp;[.E$5]&amp;[.C933]" office:value-type="string" office:string-value="&quot;first&quot;:&quot;&quot;" calcext:value-type="string">
            <text:p>"first":""</text:p>
          </table:table-cell>
          <table:table-cell table:formula="of:=[.D$6]&amp;[.F$5]&amp;[.D933]" office:value-type="string" office:string-value="&quot;second&quot;:&quot;&quot;" calcext:value-type="string">
            <text:p>"second":""</text:p>
          </table:table-cell>
          <table:table-cell table:formula="of:=[.E933]&amp;[.G$5]&amp;[.F93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3]);&quot;&quot;;[.H$4]&amp;[.G933]&amp;[.H$5])">
            <text:p/>
          </table:table-cell>
          <table:table-cell table:formula="of:=IF([.H934]=&quot;&quot;;&quot;&quot;;&quot;,&quot;)">
            <text:p/>
          </table:table-cell>
          <table:table-cell table:formula="of:=[.J932]&amp;[.H933]&amp;[.I93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3]=&quot;&quot;;[.J933];[.K93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4]&amp;[.C$5]" office:value-type="string" office:string-value="&quot;&quot;" calcext:value-type="string">
            <text:p>""</text:p>
          </table:table-cell>
          <table:table-cell table:formula="of:=[.D$5]&amp;[.B934]&amp;[.D$5]" office:value-type="string" office:string-value="&quot;&quot;" calcext:value-type="string">
            <text:p>""</text:p>
          </table:table-cell>
          <table:table-cell table:formula="of:=[.C$6]&amp;[.E$5]&amp;[.C934]" office:value-type="string" office:string-value="&quot;first&quot;:&quot;&quot;" calcext:value-type="string">
            <text:p>"first":""</text:p>
          </table:table-cell>
          <table:table-cell table:formula="of:=[.D$6]&amp;[.F$5]&amp;[.D934]" office:value-type="string" office:string-value="&quot;second&quot;:&quot;&quot;" calcext:value-type="string">
            <text:p>"second":""</text:p>
          </table:table-cell>
          <table:table-cell table:formula="of:=[.E934]&amp;[.G$5]&amp;[.F93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4]);&quot;&quot;;[.H$4]&amp;[.G934]&amp;[.H$5])">
            <text:p/>
          </table:table-cell>
          <table:table-cell table:formula="of:=IF([.H935]=&quot;&quot;;&quot;&quot;;&quot;,&quot;)">
            <text:p/>
          </table:table-cell>
          <table:table-cell table:formula="of:=[.J933]&amp;[.H934]&amp;[.I93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4]=&quot;&quot;;[.J934];[.K93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5]&amp;[.C$5]" office:value-type="string" office:string-value="&quot;&quot;" calcext:value-type="string">
            <text:p>""</text:p>
          </table:table-cell>
          <table:table-cell table:formula="of:=[.D$5]&amp;[.B935]&amp;[.D$5]" office:value-type="string" office:string-value="&quot;&quot;" calcext:value-type="string">
            <text:p>""</text:p>
          </table:table-cell>
          <table:table-cell table:formula="of:=[.C$6]&amp;[.E$5]&amp;[.C935]" office:value-type="string" office:string-value="&quot;first&quot;:&quot;&quot;" calcext:value-type="string">
            <text:p>"first":""</text:p>
          </table:table-cell>
          <table:table-cell table:formula="of:=[.D$6]&amp;[.F$5]&amp;[.D935]" office:value-type="string" office:string-value="&quot;second&quot;:&quot;&quot;" calcext:value-type="string">
            <text:p>"second":""</text:p>
          </table:table-cell>
          <table:table-cell table:formula="of:=[.E935]&amp;[.G$5]&amp;[.F93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5]);&quot;&quot;;[.H$4]&amp;[.G935]&amp;[.H$5])">
            <text:p/>
          </table:table-cell>
          <table:table-cell table:formula="of:=IF([.H936]=&quot;&quot;;&quot;&quot;;&quot;,&quot;)">
            <text:p/>
          </table:table-cell>
          <table:table-cell table:formula="of:=[.J934]&amp;[.H935]&amp;[.I93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5]=&quot;&quot;;[.J935];[.K93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6]&amp;[.C$5]" office:value-type="string" office:string-value="&quot;&quot;" calcext:value-type="string">
            <text:p>""</text:p>
          </table:table-cell>
          <table:table-cell table:formula="of:=[.D$5]&amp;[.B936]&amp;[.D$5]" office:value-type="string" office:string-value="&quot;&quot;" calcext:value-type="string">
            <text:p>""</text:p>
          </table:table-cell>
          <table:table-cell table:formula="of:=[.C$6]&amp;[.E$5]&amp;[.C936]" office:value-type="string" office:string-value="&quot;first&quot;:&quot;&quot;" calcext:value-type="string">
            <text:p>"first":""</text:p>
          </table:table-cell>
          <table:table-cell table:formula="of:=[.D$6]&amp;[.F$5]&amp;[.D936]" office:value-type="string" office:string-value="&quot;second&quot;:&quot;&quot;" calcext:value-type="string">
            <text:p>"second":""</text:p>
          </table:table-cell>
          <table:table-cell table:formula="of:=[.E936]&amp;[.G$5]&amp;[.F93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6]);&quot;&quot;;[.H$4]&amp;[.G936]&amp;[.H$5])">
            <text:p/>
          </table:table-cell>
          <table:table-cell table:formula="of:=IF([.H937]=&quot;&quot;;&quot;&quot;;&quot;,&quot;)">
            <text:p/>
          </table:table-cell>
          <table:table-cell table:formula="of:=[.J935]&amp;[.H936]&amp;[.I93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6]=&quot;&quot;;[.J936];[.K93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7]&amp;[.C$5]" office:value-type="string" office:string-value="&quot;&quot;" calcext:value-type="string">
            <text:p>""</text:p>
          </table:table-cell>
          <table:table-cell table:formula="of:=[.D$5]&amp;[.B937]&amp;[.D$5]" office:value-type="string" office:string-value="&quot;&quot;" calcext:value-type="string">
            <text:p>""</text:p>
          </table:table-cell>
          <table:table-cell table:formula="of:=[.C$6]&amp;[.E$5]&amp;[.C937]" office:value-type="string" office:string-value="&quot;first&quot;:&quot;&quot;" calcext:value-type="string">
            <text:p>"first":""</text:p>
          </table:table-cell>
          <table:table-cell table:formula="of:=[.D$6]&amp;[.F$5]&amp;[.D937]" office:value-type="string" office:string-value="&quot;second&quot;:&quot;&quot;" calcext:value-type="string">
            <text:p>"second":""</text:p>
          </table:table-cell>
          <table:table-cell table:formula="of:=[.E937]&amp;[.G$5]&amp;[.F93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7]);&quot;&quot;;[.H$4]&amp;[.G937]&amp;[.H$5])">
            <text:p/>
          </table:table-cell>
          <table:table-cell table:formula="of:=IF([.H938]=&quot;&quot;;&quot;&quot;;&quot;,&quot;)">
            <text:p/>
          </table:table-cell>
          <table:table-cell table:formula="of:=[.J936]&amp;[.H937]&amp;[.I93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7]=&quot;&quot;;[.J937];[.K93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8]&amp;[.C$5]" office:value-type="string" office:string-value="&quot;&quot;" calcext:value-type="string">
            <text:p>""</text:p>
          </table:table-cell>
          <table:table-cell table:formula="of:=[.D$5]&amp;[.B938]&amp;[.D$5]" office:value-type="string" office:string-value="&quot;&quot;" calcext:value-type="string">
            <text:p>""</text:p>
          </table:table-cell>
          <table:table-cell table:formula="of:=[.C$6]&amp;[.E$5]&amp;[.C938]" office:value-type="string" office:string-value="&quot;first&quot;:&quot;&quot;" calcext:value-type="string">
            <text:p>"first":""</text:p>
          </table:table-cell>
          <table:table-cell table:formula="of:=[.D$6]&amp;[.F$5]&amp;[.D938]" office:value-type="string" office:string-value="&quot;second&quot;:&quot;&quot;" calcext:value-type="string">
            <text:p>"second":""</text:p>
          </table:table-cell>
          <table:table-cell table:formula="of:=[.E938]&amp;[.G$5]&amp;[.F93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8]);&quot;&quot;;[.H$4]&amp;[.G938]&amp;[.H$5])">
            <text:p/>
          </table:table-cell>
          <table:table-cell table:formula="of:=IF([.H939]=&quot;&quot;;&quot;&quot;;&quot;,&quot;)">
            <text:p/>
          </table:table-cell>
          <table:table-cell table:formula="of:=[.J937]&amp;[.H938]&amp;[.I93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8]=&quot;&quot;;[.J938];[.K93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39]&amp;[.C$5]" office:value-type="string" office:string-value="&quot;&quot;" calcext:value-type="string">
            <text:p>""</text:p>
          </table:table-cell>
          <table:table-cell table:formula="of:=[.D$5]&amp;[.B939]&amp;[.D$5]" office:value-type="string" office:string-value="&quot;&quot;" calcext:value-type="string">
            <text:p>""</text:p>
          </table:table-cell>
          <table:table-cell table:formula="of:=[.C$6]&amp;[.E$5]&amp;[.C939]" office:value-type="string" office:string-value="&quot;first&quot;:&quot;&quot;" calcext:value-type="string">
            <text:p>"first":""</text:p>
          </table:table-cell>
          <table:table-cell table:formula="of:=[.D$6]&amp;[.F$5]&amp;[.D939]" office:value-type="string" office:string-value="&quot;second&quot;:&quot;&quot;" calcext:value-type="string">
            <text:p>"second":""</text:p>
          </table:table-cell>
          <table:table-cell table:formula="of:=[.E939]&amp;[.G$5]&amp;[.F93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39]);&quot;&quot;;[.H$4]&amp;[.G939]&amp;[.H$5])">
            <text:p/>
          </table:table-cell>
          <table:table-cell table:formula="of:=IF([.H940]=&quot;&quot;;&quot;&quot;;&quot;,&quot;)">
            <text:p/>
          </table:table-cell>
          <table:table-cell table:formula="of:=[.J938]&amp;[.H939]&amp;[.I93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39]=&quot;&quot;;[.J939];[.K94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0]&amp;[.C$5]" office:value-type="string" office:string-value="&quot;&quot;" calcext:value-type="string">
            <text:p>""</text:p>
          </table:table-cell>
          <table:table-cell table:formula="of:=[.D$5]&amp;[.B940]&amp;[.D$5]" office:value-type="string" office:string-value="&quot;&quot;" calcext:value-type="string">
            <text:p>""</text:p>
          </table:table-cell>
          <table:table-cell table:formula="of:=[.C$6]&amp;[.E$5]&amp;[.C940]" office:value-type="string" office:string-value="&quot;first&quot;:&quot;&quot;" calcext:value-type="string">
            <text:p>"first":""</text:p>
          </table:table-cell>
          <table:table-cell table:formula="of:=[.D$6]&amp;[.F$5]&amp;[.D940]" office:value-type="string" office:string-value="&quot;second&quot;:&quot;&quot;" calcext:value-type="string">
            <text:p>"second":""</text:p>
          </table:table-cell>
          <table:table-cell table:formula="of:=[.E940]&amp;[.G$5]&amp;[.F94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0]);&quot;&quot;;[.H$4]&amp;[.G940]&amp;[.H$5])">
            <text:p/>
          </table:table-cell>
          <table:table-cell table:formula="of:=IF([.H941]=&quot;&quot;;&quot;&quot;;&quot;,&quot;)">
            <text:p/>
          </table:table-cell>
          <table:table-cell table:formula="of:=[.J939]&amp;[.H940]&amp;[.I94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0]=&quot;&quot;;[.J940];[.K94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1]&amp;[.C$5]" office:value-type="string" office:string-value="&quot;&quot;" calcext:value-type="string">
            <text:p>""</text:p>
          </table:table-cell>
          <table:table-cell table:formula="of:=[.D$5]&amp;[.B941]&amp;[.D$5]" office:value-type="string" office:string-value="&quot;&quot;" calcext:value-type="string">
            <text:p>""</text:p>
          </table:table-cell>
          <table:table-cell table:formula="of:=[.C$6]&amp;[.E$5]&amp;[.C941]" office:value-type="string" office:string-value="&quot;first&quot;:&quot;&quot;" calcext:value-type="string">
            <text:p>"first":""</text:p>
          </table:table-cell>
          <table:table-cell table:formula="of:=[.D$6]&amp;[.F$5]&amp;[.D941]" office:value-type="string" office:string-value="&quot;second&quot;:&quot;&quot;" calcext:value-type="string">
            <text:p>"second":""</text:p>
          </table:table-cell>
          <table:table-cell table:formula="of:=[.E941]&amp;[.G$5]&amp;[.F94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1]);&quot;&quot;;[.H$4]&amp;[.G941]&amp;[.H$5])">
            <text:p/>
          </table:table-cell>
          <table:table-cell table:formula="of:=IF([.H942]=&quot;&quot;;&quot;&quot;;&quot;,&quot;)">
            <text:p/>
          </table:table-cell>
          <table:table-cell table:formula="of:=[.J940]&amp;[.H941]&amp;[.I94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1]=&quot;&quot;;[.J941];[.K94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2]&amp;[.C$5]" office:value-type="string" office:string-value="&quot;&quot;" calcext:value-type="string">
            <text:p>""</text:p>
          </table:table-cell>
          <table:table-cell table:formula="of:=[.D$5]&amp;[.B942]&amp;[.D$5]" office:value-type="string" office:string-value="&quot;&quot;" calcext:value-type="string">
            <text:p>""</text:p>
          </table:table-cell>
          <table:table-cell table:formula="of:=[.C$6]&amp;[.E$5]&amp;[.C942]" office:value-type="string" office:string-value="&quot;first&quot;:&quot;&quot;" calcext:value-type="string">
            <text:p>"first":""</text:p>
          </table:table-cell>
          <table:table-cell table:formula="of:=[.D$6]&amp;[.F$5]&amp;[.D942]" office:value-type="string" office:string-value="&quot;second&quot;:&quot;&quot;" calcext:value-type="string">
            <text:p>"second":""</text:p>
          </table:table-cell>
          <table:table-cell table:formula="of:=[.E942]&amp;[.G$5]&amp;[.F94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2]);&quot;&quot;;[.H$4]&amp;[.G942]&amp;[.H$5])">
            <text:p/>
          </table:table-cell>
          <table:table-cell table:formula="of:=IF([.H943]=&quot;&quot;;&quot;&quot;;&quot;,&quot;)">
            <text:p/>
          </table:table-cell>
          <table:table-cell table:formula="of:=[.J941]&amp;[.H942]&amp;[.I94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2]=&quot;&quot;;[.J942];[.K94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3]&amp;[.C$5]" office:value-type="string" office:string-value="&quot;&quot;" calcext:value-type="string">
            <text:p>""</text:p>
          </table:table-cell>
          <table:table-cell table:formula="of:=[.D$5]&amp;[.B943]&amp;[.D$5]" office:value-type="string" office:string-value="&quot;&quot;" calcext:value-type="string">
            <text:p>""</text:p>
          </table:table-cell>
          <table:table-cell table:formula="of:=[.C$6]&amp;[.E$5]&amp;[.C943]" office:value-type="string" office:string-value="&quot;first&quot;:&quot;&quot;" calcext:value-type="string">
            <text:p>"first":""</text:p>
          </table:table-cell>
          <table:table-cell table:formula="of:=[.D$6]&amp;[.F$5]&amp;[.D943]" office:value-type="string" office:string-value="&quot;second&quot;:&quot;&quot;" calcext:value-type="string">
            <text:p>"second":""</text:p>
          </table:table-cell>
          <table:table-cell table:formula="of:=[.E943]&amp;[.G$5]&amp;[.F94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3]);&quot;&quot;;[.H$4]&amp;[.G943]&amp;[.H$5])">
            <text:p/>
          </table:table-cell>
          <table:table-cell table:formula="of:=IF([.H944]=&quot;&quot;;&quot;&quot;;&quot;,&quot;)">
            <text:p/>
          </table:table-cell>
          <table:table-cell table:formula="of:=[.J942]&amp;[.H943]&amp;[.I94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3]=&quot;&quot;;[.J943];[.K94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4]&amp;[.C$5]" office:value-type="string" office:string-value="&quot;&quot;" calcext:value-type="string">
            <text:p>""</text:p>
          </table:table-cell>
          <table:table-cell table:formula="of:=[.D$5]&amp;[.B944]&amp;[.D$5]" office:value-type="string" office:string-value="&quot;&quot;" calcext:value-type="string">
            <text:p>""</text:p>
          </table:table-cell>
          <table:table-cell table:formula="of:=[.C$6]&amp;[.E$5]&amp;[.C944]" office:value-type="string" office:string-value="&quot;first&quot;:&quot;&quot;" calcext:value-type="string">
            <text:p>"first":""</text:p>
          </table:table-cell>
          <table:table-cell table:formula="of:=[.D$6]&amp;[.F$5]&amp;[.D944]" office:value-type="string" office:string-value="&quot;second&quot;:&quot;&quot;" calcext:value-type="string">
            <text:p>"second":""</text:p>
          </table:table-cell>
          <table:table-cell table:formula="of:=[.E944]&amp;[.G$5]&amp;[.F94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4]);&quot;&quot;;[.H$4]&amp;[.G944]&amp;[.H$5])">
            <text:p/>
          </table:table-cell>
          <table:table-cell table:formula="of:=IF([.H945]=&quot;&quot;;&quot;&quot;;&quot;,&quot;)">
            <text:p/>
          </table:table-cell>
          <table:table-cell table:formula="of:=[.J943]&amp;[.H944]&amp;[.I94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4]=&quot;&quot;;[.J944];[.K94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5]&amp;[.C$5]" office:value-type="string" office:string-value="&quot;&quot;" calcext:value-type="string">
            <text:p>""</text:p>
          </table:table-cell>
          <table:table-cell table:formula="of:=[.D$5]&amp;[.B945]&amp;[.D$5]" office:value-type="string" office:string-value="&quot;&quot;" calcext:value-type="string">
            <text:p>""</text:p>
          </table:table-cell>
          <table:table-cell table:formula="of:=[.C$6]&amp;[.E$5]&amp;[.C945]" office:value-type="string" office:string-value="&quot;first&quot;:&quot;&quot;" calcext:value-type="string">
            <text:p>"first":""</text:p>
          </table:table-cell>
          <table:table-cell table:formula="of:=[.D$6]&amp;[.F$5]&amp;[.D945]" office:value-type="string" office:string-value="&quot;second&quot;:&quot;&quot;" calcext:value-type="string">
            <text:p>"second":""</text:p>
          </table:table-cell>
          <table:table-cell table:formula="of:=[.E945]&amp;[.G$5]&amp;[.F94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5]);&quot;&quot;;[.H$4]&amp;[.G945]&amp;[.H$5])">
            <text:p/>
          </table:table-cell>
          <table:table-cell table:formula="of:=IF([.H946]=&quot;&quot;;&quot;&quot;;&quot;,&quot;)">
            <text:p/>
          </table:table-cell>
          <table:table-cell table:formula="of:=[.J944]&amp;[.H945]&amp;[.I94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5]=&quot;&quot;;[.J945];[.K94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6]&amp;[.C$5]" office:value-type="string" office:string-value="&quot;&quot;" calcext:value-type="string">
            <text:p>""</text:p>
          </table:table-cell>
          <table:table-cell table:formula="of:=[.D$5]&amp;[.B946]&amp;[.D$5]" office:value-type="string" office:string-value="&quot;&quot;" calcext:value-type="string">
            <text:p>""</text:p>
          </table:table-cell>
          <table:table-cell table:formula="of:=[.C$6]&amp;[.E$5]&amp;[.C946]" office:value-type="string" office:string-value="&quot;first&quot;:&quot;&quot;" calcext:value-type="string">
            <text:p>"first":""</text:p>
          </table:table-cell>
          <table:table-cell table:formula="of:=[.D$6]&amp;[.F$5]&amp;[.D946]" office:value-type="string" office:string-value="&quot;second&quot;:&quot;&quot;" calcext:value-type="string">
            <text:p>"second":""</text:p>
          </table:table-cell>
          <table:table-cell table:formula="of:=[.E946]&amp;[.G$5]&amp;[.F94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6]);&quot;&quot;;[.H$4]&amp;[.G946]&amp;[.H$5])">
            <text:p/>
          </table:table-cell>
          <table:table-cell table:formula="of:=IF([.H947]=&quot;&quot;;&quot;&quot;;&quot;,&quot;)">
            <text:p/>
          </table:table-cell>
          <table:table-cell table:formula="of:=[.J945]&amp;[.H946]&amp;[.I94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6]=&quot;&quot;;[.J946];[.K94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7]&amp;[.C$5]" office:value-type="string" office:string-value="&quot;&quot;" calcext:value-type="string">
            <text:p>""</text:p>
          </table:table-cell>
          <table:table-cell table:formula="of:=[.D$5]&amp;[.B947]&amp;[.D$5]" office:value-type="string" office:string-value="&quot;&quot;" calcext:value-type="string">
            <text:p>""</text:p>
          </table:table-cell>
          <table:table-cell table:formula="of:=[.C$6]&amp;[.E$5]&amp;[.C947]" office:value-type="string" office:string-value="&quot;first&quot;:&quot;&quot;" calcext:value-type="string">
            <text:p>"first":""</text:p>
          </table:table-cell>
          <table:table-cell table:formula="of:=[.D$6]&amp;[.F$5]&amp;[.D947]" office:value-type="string" office:string-value="&quot;second&quot;:&quot;&quot;" calcext:value-type="string">
            <text:p>"second":""</text:p>
          </table:table-cell>
          <table:table-cell table:formula="of:=[.E947]&amp;[.G$5]&amp;[.F94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7]);&quot;&quot;;[.H$4]&amp;[.G947]&amp;[.H$5])">
            <text:p/>
          </table:table-cell>
          <table:table-cell table:formula="of:=IF([.H948]=&quot;&quot;;&quot;&quot;;&quot;,&quot;)">
            <text:p/>
          </table:table-cell>
          <table:table-cell table:formula="of:=[.J946]&amp;[.H947]&amp;[.I94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7]=&quot;&quot;;[.J947];[.K94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8]&amp;[.C$5]" office:value-type="string" office:string-value="&quot;&quot;" calcext:value-type="string">
            <text:p>""</text:p>
          </table:table-cell>
          <table:table-cell table:formula="of:=[.D$5]&amp;[.B948]&amp;[.D$5]" office:value-type="string" office:string-value="&quot;&quot;" calcext:value-type="string">
            <text:p>""</text:p>
          </table:table-cell>
          <table:table-cell table:formula="of:=[.C$6]&amp;[.E$5]&amp;[.C948]" office:value-type="string" office:string-value="&quot;first&quot;:&quot;&quot;" calcext:value-type="string">
            <text:p>"first":""</text:p>
          </table:table-cell>
          <table:table-cell table:formula="of:=[.D$6]&amp;[.F$5]&amp;[.D948]" office:value-type="string" office:string-value="&quot;second&quot;:&quot;&quot;" calcext:value-type="string">
            <text:p>"second":""</text:p>
          </table:table-cell>
          <table:table-cell table:formula="of:=[.E948]&amp;[.G$5]&amp;[.F94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8]);&quot;&quot;;[.H$4]&amp;[.G948]&amp;[.H$5])">
            <text:p/>
          </table:table-cell>
          <table:table-cell table:formula="of:=IF([.H949]=&quot;&quot;;&quot;&quot;;&quot;,&quot;)">
            <text:p/>
          </table:table-cell>
          <table:table-cell table:formula="of:=[.J947]&amp;[.H948]&amp;[.I94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8]=&quot;&quot;;[.J948];[.K94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49]&amp;[.C$5]" office:value-type="string" office:string-value="&quot;&quot;" calcext:value-type="string">
            <text:p>""</text:p>
          </table:table-cell>
          <table:table-cell table:formula="of:=[.D$5]&amp;[.B949]&amp;[.D$5]" office:value-type="string" office:string-value="&quot;&quot;" calcext:value-type="string">
            <text:p>""</text:p>
          </table:table-cell>
          <table:table-cell table:formula="of:=[.C$6]&amp;[.E$5]&amp;[.C949]" office:value-type="string" office:string-value="&quot;first&quot;:&quot;&quot;" calcext:value-type="string">
            <text:p>"first":""</text:p>
          </table:table-cell>
          <table:table-cell table:formula="of:=[.D$6]&amp;[.F$5]&amp;[.D949]" office:value-type="string" office:string-value="&quot;second&quot;:&quot;&quot;" calcext:value-type="string">
            <text:p>"second":""</text:p>
          </table:table-cell>
          <table:table-cell table:formula="of:=[.E949]&amp;[.G$5]&amp;[.F94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49]);&quot;&quot;;[.H$4]&amp;[.G949]&amp;[.H$5])">
            <text:p/>
          </table:table-cell>
          <table:table-cell table:formula="of:=IF([.H950]=&quot;&quot;;&quot;&quot;;&quot;,&quot;)">
            <text:p/>
          </table:table-cell>
          <table:table-cell table:formula="of:=[.J948]&amp;[.H949]&amp;[.I94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49]=&quot;&quot;;[.J949];[.K95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0]&amp;[.C$5]" office:value-type="string" office:string-value="&quot;&quot;" calcext:value-type="string">
            <text:p>""</text:p>
          </table:table-cell>
          <table:table-cell table:formula="of:=[.D$5]&amp;[.B950]&amp;[.D$5]" office:value-type="string" office:string-value="&quot;&quot;" calcext:value-type="string">
            <text:p>""</text:p>
          </table:table-cell>
          <table:table-cell table:formula="of:=[.C$6]&amp;[.E$5]&amp;[.C950]" office:value-type="string" office:string-value="&quot;first&quot;:&quot;&quot;" calcext:value-type="string">
            <text:p>"first":""</text:p>
          </table:table-cell>
          <table:table-cell table:formula="of:=[.D$6]&amp;[.F$5]&amp;[.D950]" office:value-type="string" office:string-value="&quot;second&quot;:&quot;&quot;" calcext:value-type="string">
            <text:p>"second":""</text:p>
          </table:table-cell>
          <table:table-cell table:formula="of:=[.E950]&amp;[.G$5]&amp;[.F95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0]);&quot;&quot;;[.H$4]&amp;[.G950]&amp;[.H$5])">
            <text:p/>
          </table:table-cell>
          <table:table-cell table:formula="of:=IF([.H951]=&quot;&quot;;&quot;&quot;;&quot;,&quot;)">
            <text:p/>
          </table:table-cell>
          <table:table-cell table:formula="of:=[.J949]&amp;[.H950]&amp;[.I95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0]=&quot;&quot;;[.J950];[.K95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1]&amp;[.C$5]" office:value-type="string" office:string-value="&quot;&quot;" calcext:value-type="string">
            <text:p>""</text:p>
          </table:table-cell>
          <table:table-cell table:formula="of:=[.D$5]&amp;[.B951]&amp;[.D$5]" office:value-type="string" office:string-value="&quot;&quot;" calcext:value-type="string">
            <text:p>""</text:p>
          </table:table-cell>
          <table:table-cell table:formula="of:=[.C$6]&amp;[.E$5]&amp;[.C951]" office:value-type="string" office:string-value="&quot;first&quot;:&quot;&quot;" calcext:value-type="string">
            <text:p>"first":""</text:p>
          </table:table-cell>
          <table:table-cell table:formula="of:=[.D$6]&amp;[.F$5]&amp;[.D951]" office:value-type="string" office:string-value="&quot;second&quot;:&quot;&quot;" calcext:value-type="string">
            <text:p>"second":""</text:p>
          </table:table-cell>
          <table:table-cell table:formula="of:=[.E951]&amp;[.G$5]&amp;[.F95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1]);&quot;&quot;;[.H$4]&amp;[.G951]&amp;[.H$5])">
            <text:p/>
          </table:table-cell>
          <table:table-cell table:formula="of:=IF([.H952]=&quot;&quot;;&quot;&quot;;&quot;,&quot;)">
            <text:p/>
          </table:table-cell>
          <table:table-cell table:formula="of:=[.J950]&amp;[.H951]&amp;[.I95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1]=&quot;&quot;;[.J951];[.K95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2]&amp;[.C$5]" office:value-type="string" office:string-value="&quot;&quot;" calcext:value-type="string">
            <text:p>""</text:p>
          </table:table-cell>
          <table:table-cell table:formula="of:=[.D$5]&amp;[.B952]&amp;[.D$5]" office:value-type="string" office:string-value="&quot;&quot;" calcext:value-type="string">
            <text:p>""</text:p>
          </table:table-cell>
          <table:table-cell table:formula="of:=[.C$6]&amp;[.E$5]&amp;[.C952]" office:value-type="string" office:string-value="&quot;first&quot;:&quot;&quot;" calcext:value-type="string">
            <text:p>"first":""</text:p>
          </table:table-cell>
          <table:table-cell table:formula="of:=[.D$6]&amp;[.F$5]&amp;[.D952]" office:value-type="string" office:string-value="&quot;second&quot;:&quot;&quot;" calcext:value-type="string">
            <text:p>"second":""</text:p>
          </table:table-cell>
          <table:table-cell table:formula="of:=[.E952]&amp;[.G$5]&amp;[.F95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2]);&quot;&quot;;[.H$4]&amp;[.G952]&amp;[.H$5])">
            <text:p/>
          </table:table-cell>
          <table:table-cell table:formula="of:=IF([.H953]=&quot;&quot;;&quot;&quot;;&quot;,&quot;)">
            <text:p/>
          </table:table-cell>
          <table:table-cell table:formula="of:=[.J951]&amp;[.H952]&amp;[.I95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2]=&quot;&quot;;[.J952];[.K95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3]&amp;[.C$5]" office:value-type="string" office:string-value="&quot;&quot;" calcext:value-type="string">
            <text:p>""</text:p>
          </table:table-cell>
          <table:table-cell table:formula="of:=[.D$5]&amp;[.B953]&amp;[.D$5]" office:value-type="string" office:string-value="&quot;&quot;" calcext:value-type="string">
            <text:p>""</text:p>
          </table:table-cell>
          <table:table-cell table:formula="of:=[.C$6]&amp;[.E$5]&amp;[.C953]" office:value-type="string" office:string-value="&quot;first&quot;:&quot;&quot;" calcext:value-type="string">
            <text:p>"first":""</text:p>
          </table:table-cell>
          <table:table-cell table:formula="of:=[.D$6]&amp;[.F$5]&amp;[.D953]" office:value-type="string" office:string-value="&quot;second&quot;:&quot;&quot;" calcext:value-type="string">
            <text:p>"second":""</text:p>
          </table:table-cell>
          <table:table-cell table:formula="of:=[.E953]&amp;[.G$5]&amp;[.F95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3]);&quot;&quot;;[.H$4]&amp;[.G953]&amp;[.H$5])">
            <text:p/>
          </table:table-cell>
          <table:table-cell table:formula="of:=IF([.H954]=&quot;&quot;;&quot;&quot;;&quot;,&quot;)">
            <text:p/>
          </table:table-cell>
          <table:table-cell table:formula="of:=[.J952]&amp;[.H953]&amp;[.I95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3]=&quot;&quot;;[.J953];[.K95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4]&amp;[.C$5]" office:value-type="string" office:string-value="&quot;&quot;" calcext:value-type="string">
            <text:p>""</text:p>
          </table:table-cell>
          <table:table-cell table:formula="of:=[.D$5]&amp;[.B954]&amp;[.D$5]" office:value-type="string" office:string-value="&quot;&quot;" calcext:value-type="string">
            <text:p>""</text:p>
          </table:table-cell>
          <table:table-cell table:formula="of:=[.C$6]&amp;[.E$5]&amp;[.C954]" office:value-type="string" office:string-value="&quot;first&quot;:&quot;&quot;" calcext:value-type="string">
            <text:p>"first":""</text:p>
          </table:table-cell>
          <table:table-cell table:formula="of:=[.D$6]&amp;[.F$5]&amp;[.D954]" office:value-type="string" office:string-value="&quot;second&quot;:&quot;&quot;" calcext:value-type="string">
            <text:p>"second":""</text:p>
          </table:table-cell>
          <table:table-cell table:formula="of:=[.E954]&amp;[.G$5]&amp;[.F95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4]);&quot;&quot;;[.H$4]&amp;[.G954]&amp;[.H$5])">
            <text:p/>
          </table:table-cell>
          <table:table-cell table:formula="of:=IF([.H955]=&quot;&quot;;&quot;&quot;;&quot;,&quot;)">
            <text:p/>
          </table:table-cell>
          <table:table-cell table:formula="of:=[.J953]&amp;[.H954]&amp;[.I95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4]=&quot;&quot;;[.J954];[.K95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5]&amp;[.C$5]" office:value-type="string" office:string-value="&quot;&quot;" calcext:value-type="string">
            <text:p>""</text:p>
          </table:table-cell>
          <table:table-cell table:formula="of:=[.D$5]&amp;[.B955]&amp;[.D$5]" office:value-type="string" office:string-value="&quot;&quot;" calcext:value-type="string">
            <text:p>""</text:p>
          </table:table-cell>
          <table:table-cell table:formula="of:=[.C$6]&amp;[.E$5]&amp;[.C955]" office:value-type="string" office:string-value="&quot;first&quot;:&quot;&quot;" calcext:value-type="string">
            <text:p>"first":""</text:p>
          </table:table-cell>
          <table:table-cell table:formula="of:=[.D$6]&amp;[.F$5]&amp;[.D955]" office:value-type="string" office:string-value="&quot;second&quot;:&quot;&quot;" calcext:value-type="string">
            <text:p>"second":""</text:p>
          </table:table-cell>
          <table:table-cell table:formula="of:=[.E955]&amp;[.G$5]&amp;[.F95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5]);&quot;&quot;;[.H$4]&amp;[.G955]&amp;[.H$5])">
            <text:p/>
          </table:table-cell>
          <table:table-cell table:formula="of:=IF([.H956]=&quot;&quot;;&quot;&quot;;&quot;,&quot;)">
            <text:p/>
          </table:table-cell>
          <table:table-cell table:formula="of:=[.J954]&amp;[.H955]&amp;[.I95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5]=&quot;&quot;;[.J955];[.K95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6]&amp;[.C$5]" office:value-type="string" office:string-value="&quot;&quot;" calcext:value-type="string">
            <text:p>""</text:p>
          </table:table-cell>
          <table:table-cell table:formula="of:=[.D$5]&amp;[.B956]&amp;[.D$5]" office:value-type="string" office:string-value="&quot;&quot;" calcext:value-type="string">
            <text:p>""</text:p>
          </table:table-cell>
          <table:table-cell table:formula="of:=[.C$6]&amp;[.E$5]&amp;[.C956]" office:value-type="string" office:string-value="&quot;first&quot;:&quot;&quot;" calcext:value-type="string">
            <text:p>"first":""</text:p>
          </table:table-cell>
          <table:table-cell table:formula="of:=[.D$6]&amp;[.F$5]&amp;[.D956]" office:value-type="string" office:string-value="&quot;second&quot;:&quot;&quot;" calcext:value-type="string">
            <text:p>"second":""</text:p>
          </table:table-cell>
          <table:table-cell table:formula="of:=[.E956]&amp;[.G$5]&amp;[.F95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6]);&quot;&quot;;[.H$4]&amp;[.G956]&amp;[.H$5])">
            <text:p/>
          </table:table-cell>
          <table:table-cell table:formula="of:=IF([.H957]=&quot;&quot;;&quot;&quot;;&quot;,&quot;)">
            <text:p/>
          </table:table-cell>
          <table:table-cell table:formula="of:=[.J955]&amp;[.H956]&amp;[.I95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6]=&quot;&quot;;[.J956];[.K95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7]&amp;[.C$5]" office:value-type="string" office:string-value="&quot;&quot;" calcext:value-type="string">
            <text:p>""</text:p>
          </table:table-cell>
          <table:table-cell table:formula="of:=[.D$5]&amp;[.B957]&amp;[.D$5]" office:value-type="string" office:string-value="&quot;&quot;" calcext:value-type="string">
            <text:p>""</text:p>
          </table:table-cell>
          <table:table-cell table:formula="of:=[.C$6]&amp;[.E$5]&amp;[.C957]" office:value-type="string" office:string-value="&quot;first&quot;:&quot;&quot;" calcext:value-type="string">
            <text:p>"first":""</text:p>
          </table:table-cell>
          <table:table-cell table:formula="of:=[.D$6]&amp;[.F$5]&amp;[.D957]" office:value-type="string" office:string-value="&quot;second&quot;:&quot;&quot;" calcext:value-type="string">
            <text:p>"second":""</text:p>
          </table:table-cell>
          <table:table-cell table:formula="of:=[.E957]&amp;[.G$5]&amp;[.F95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7]);&quot;&quot;;[.H$4]&amp;[.G957]&amp;[.H$5])">
            <text:p/>
          </table:table-cell>
          <table:table-cell table:formula="of:=IF([.H958]=&quot;&quot;;&quot;&quot;;&quot;,&quot;)">
            <text:p/>
          </table:table-cell>
          <table:table-cell table:formula="of:=[.J956]&amp;[.H957]&amp;[.I95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7]=&quot;&quot;;[.J957];[.K95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8]&amp;[.C$5]" office:value-type="string" office:string-value="&quot;&quot;" calcext:value-type="string">
            <text:p>""</text:p>
          </table:table-cell>
          <table:table-cell table:formula="of:=[.D$5]&amp;[.B958]&amp;[.D$5]" office:value-type="string" office:string-value="&quot;&quot;" calcext:value-type="string">
            <text:p>""</text:p>
          </table:table-cell>
          <table:table-cell table:formula="of:=[.C$6]&amp;[.E$5]&amp;[.C958]" office:value-type="string" office:string-value="&quot;first&quot;:&quot;&quot;" calcext:value-type="string">
            <text:p>"first":""</text:p>
          </table:table-cell>
          <table:table-cell table:formula="of:=[.D$6]&amp;[.F$5]&amp;[.D958]" office:value-type="string" office:string-value="&quot;second&quot;:&quot;&quot;" calcext:value-type="string">
            <text:p>"second":""</text:p>
          </table:table-cell>
          <table:table-cell table:formula="of:=[.E958]&amp;[.G$5]&amp;[.F95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8]);&quot;&quot;;[.H$4]&amp;[.G958]&amp;[.H$5])">
            <text:p/>
          </table:table-cell>
          <table:table-cell table:formula="of:=IF([.H959]=&quot;&quot;;&quot;&quot;;&quot;,&quot;)">
            <text:p/>
          </table:table-cell>
          <table:table-cell table:formula="of:=[.J957]&amp;[.H958]&amp;[.I95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8]=&quot;&quot;;[.J958];[.K95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59]&amp;[.C$5]" office:value-type="string" office:string-value="&quot;&quot;" calcext:value-type="string">
            <text:p>""</text:p>
          </table:table-cell>
          <table:table-cell table:formula="of:=[.D$5]&amp;[.B959]&amp;[.D$5]" office:value-type="string" office:string-value="&quot;&quot;" calcext:value-type="string">
            <text:p>""</text:p>
          </table:table-cell>
          <table:table-cell table:formula="of:=[.C$6]&amp;[.E$5]&amp;[.C959]" office:value-type="string" office:string-value="&quot;first&quot;:&quot;&quot;" calcext:value-type="string">
            <text:p>"first":""</text:p>
          </table:table-cell>
          <table:table-cell table:formula="of:=[.D$6]&amp;[.F$5]&amp;[.D959]" office:value-type="string" office:string-value="&quot;second&quot;:&quot;&quot;" calcext:value-type="string">
            <text:p>"second":""</text:p>
          </table:table-cell>
          <table:table-cell table:formula="of:=[.E959]&amp;[.G$5]&amp;[.F95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59]);&quot;&quot;;[.H$4]&amp;[.G959]&amp;[.H$5])">
            <text:p/>
          </table:table-cell>
          <table:table-cell table:formula="of:=IF([.H960]=&quot;&quot;;&quot;&quot;;&quot;,&quot;)">
            <text:p/>
          </table:table-cell>
          <table:table-cell table:formula="of:=[.J958]&amp;[.H959]&amp;[.I95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59]=&quot;&quot;;[.J959];[.K96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0]&amp;[.C$5]" office:value-type="string" office:string-value="&quot;&quot;" calcext:value-type="string">
            <text:p>""</text:p>
          </table:table-cell>
          <table:table-cell table:formula="of:=[.D$5]&amp;[.B960]&amp;[.D$5]" office:value-type="string" office:string-value="&quot;&quot;" calcext:value-type="string">
            <text:p>""</text:p>
          </table:table-cell>
          <table:table-cell table:formula="of:=[.C$6]&amp;[.E$5]&amp;[.C960]" office:value-type="string" office:string-value="&quot;first&quot;:&quot;&quot;" calcext:value-type="string">
            <text:p>"first":""</text:p>
          </table:table-cell>
          <table:table-cell table:formula="of:=[.D$6]&amp;[.F$5]&amp;[.D960]" office:value-type="string" office:string-value="&quot;second&quot;:&quot;&quot;" calcext:value-type="string">
            <text:p>"second":""</text:p>
          </table:table-cell>
          <table:table-cell table:formula="of:=[.E960]&amp;[.G$5]&amp;[.F96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0]);&quot;&quot;;[.H$4]&amp;[.G960]&amp;[.H$5])">
            <text:p/>
          </table:table-cell>
          <table:table-cell table:formula="of:=IF([.H961]=&quot;&quot;;&quot;&quot;;&quot;,&quot;)">
            <text:p/>
          </table:table-cell>
          <table:table-cell table:formula="of:=[.J959]&amp;[.H960]&amp;[.I96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0]=&quot;&quot;;[.J960];[.K96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1]&amp;[.C$5]" office:value-type="string" office:string-value="&quot;&quot;" calcext:value-type="string">
            <text:p>""</text:p>
          </table:table-cell>
          <table:table-cell table:formula="of:=[.D$5]&amp;[.B961]&amp;[.D$5]" office:value-type="string" office:string-value="&quot;&quot;" calcext:value-type="string">
            <text:p>""</text:p>
          </table:table-cell>
          <table:table-cell table:formula="of:=[.C$6]&amp;[.E$5]&amp;[.C961]" office:value-type="string" office:string-value="&quot;first&quot;:&quot;&quot;" calcext:value-type="string">
            <text:p>"first":""</text:p>
          </table:table-cell>
          <table:table-cell table:formula="of:=[.D$6]&amp;[.F$5]&amp;[.D961]" office:value-type="string" office:string-value="&quot;second&quot;:&quot;&quot;" calcext:value-type="string">
            <text:p>"second":""</text:p>
          </table:table-cell>
          <table:table-cell table:formula="of:=[.E961]&amp;[.G$5]&amp;[.F96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1]);&quot;&quot;;[.H$4]&amp;[.G961]&amp;[.H$5])">
            <text:p/>
          </table:table-cell>
          <table:table-cell table:formula="of:=IF([.H962]=&quot;&quot;;&quot;&quot;;&quot;,&quot;)">
            <text:p/>
          </table:table-cell>
          <table:table-cell table:formula="of:=[.J960]&amp;[.H961]&amp;[.I96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1]=&quot;&quot;;[.J961];[.K96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2]&amp;[.C$5]" office:value-type="string" office:string-value="&quot;&quot;" calcext:value-type="string">
            <text:p>""</text:p>
          </table:table-cell>
          <table:table-cell table:formula="of:=[.D$5]&amp;[.B962]&amp;[.D$5]" office:value-type="string" office:string-value="&quot;&quot;" calcext:value-type="string">
            <text:p>""</text:p>
          </table:table-cell>
          <table:table-cell table:formula="of:=[.C$6]&amp;[.E$5]&amp;[.C962]" office:value-type="string" office:string-value="&quot;first&quot;:&quot;&quot;" calcext:value-type="string">
            <text:p>"first":""</text:p>
          </table:table-cell>
          <table:table-cell table:formula="of:=[.D$6]&amp;[.F$5]&amp;[.D962]" office:value-type="string" office:string-value="&quot;second&quot;:&quot;&quot;" calcext:value-type="string">
            <text:p>"second":""</text:p>
          </table:table-cell>
          <table:table-cell table:formula="of:=[.E962]&amp;[.G$5]&amp;[.F96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2]);&quot;&quot;;[.H$4]&amp;[.G962]&amp;[.H$5])">
            <text:p/>
          </table:table-cell>
          <table:table-cell table:formula="of:=IF([.H963]=&quot;&quot;;&quot;&quot;;&quot;,&quot;)">
            <text:p/>
          </table:table-cell>
          <table:table-cell table:formula="of:=[.J961]&amp;[.H962]&amp;[.I96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2]=&quot;&quot;;[.J962];[.K96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3]&amp;[.C$5]" office:value-type="string" office:string-value="&quot;&quot;" calcext:value-type="string">
            <text:p>""</text:p>
          </table:table-cell>
          <table:table-cell table:formula="of:=[.D$5]&amp;[.B963]&amp;[.D$5]" office:value-type="string" office:string-value="&quot;&quot;" calcext:value-type="string">
            <text:p>""</text:p>
          </table:table-cell>
          <table:table-cell table:formula="of:=[.C$6]&amp;[.E$5]&amp;[.C963]" office:value-type="string" office:string-value="&quot;first&quot;:&quot;&quot;" calcext:value-type="string">
            <text:p>"first":""</text:p>
          </table:table-cell>
          <table:table-cell table:formula="of:=[.D$6]&amp;[.F$5]&amp;[.D963]" office:value-type="string" office:string-value="&quot;second&quot;:&quot;&quot;" calcext:value-type="string">
            <text:p>"second":""</text:p>
          </table:table-cell>
          <table:table-cell table:formula="of:=[.E963]&amp;[.G$5]&amp;[.F96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3]);&quot;&quot;;[.H$4]&amp;[.G963]&amp;[.H$5])">
            <text:p/>
          </table:table-cell>
          <table:table-cell table:formula="of:=IF([.H964]=&quot;&quot;;&quot;&quot;;&quot;,&quot;)">
            <text:p/>
          </table:table-cell>
          <table:table-cell table:formula="of:=[.J962]&amp;[.H963]&amp;[.I96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3]=&quot;&quot;;[.J963];[.K96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4]&amp;[.C$5]" office:value-type="string" office:string-value="&quot;&quot;" calcext:value-type="string">
            <text:p>""</text:p>
          </table:table-cell>
          <table:table-cell table:formula="of:=[.D$5]&amp;[.B964]&amp;[.D$5]" office:value-type="string" office:string-value="&quot;&quot;" calcext:value-type="string">
            <text:p>""</text:p>
          </table:table-cell>
          <table:table-cell table:formula="of:=[.C$6]&amp;[.E$5]&amp;[.C964]" office:value-type="string" office:string-value="&quot;first&quot;:&quot;&quot;" calcext:value-type="string">
            <text:p>"first":""</text:p>
          </table:table-cell>
          <table:table-cell table:formula="of:=[.D$6]&amp;[.F$5]&amp;[.D964]" office:value-type="string" office:string-value="&quot;second&quot;:&quot;&quot;" calcext:value-type="string">
            <text:p>"second":""</text:p>
          </table:table-cell>
          <table:table-cell table:formula="of:=[.E964]&amp;[.G$5]&amp;[.F96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4]);&quot;&quot;;[.H$4]&amp;[.G964]&amp;[.H$5])">
            <text:p/>
          </table:table-cell>
          <table:table-cell table:formula="of:=IF([.H965]=&quot;&quot;;&quot;&quot;;&quot;,&quot;)">
            <text:p/>
          </table:table-cell>
          <table:table-cell table:formula="of:=[.J963]&amp;[.H964]&amp;[.I96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4]=&quot;&quot;;[.J964];[.K96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5]&amp;[.C$5]" office:value-type="string" office:string-value="&quot;&quot;" calcext:value-type="string">
            <text:p>""</text:p>
          </table:table-cell>
          <table:table-cell table:formula="of:=[.D$5]&amp;[.B965]&amp;[.D$5]" office:value-type="string" office:string-value="&quot;&quot;" calcext:value-type="string">
            <text:p>""</text:p>
          </table:table-cell>
          <table:table-cell table:formula="of:=[.C$6]&amp;[.E$5]&amp;[.C965]" office:value-type="string" office:string-value="&quot;first&quot;:&quot;&quot;" calcext:value-type="string">
            <text:p>"first":""</text:p>
          </table:table-cell>
          <table:table-cell table:formula="of:=[.D$6]&amp;[.F$5]&amp;[.D965]" office:value-type="string" office:string-value="&quot;second&quot;:&quot;&quot;" calcext:value-type="string">
            <text:p>"second":""</text:p>
          </table:table-cell>
          <table:table-cell table:formula="of:=[.E965]&amp;[.G$5]&amp;[.F96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5]);&quot;&quot;;[.H$4]&amp;[.G965]&amp;[.H$5])">
            <text:p/>
          </table:table-cell>
          <table:table-cell table:formula="of:=IF([.H966]=&quot;&quot;;&quot;&quot;;&quot;,&quot;)">
            <text:p/>
          </table:table-cell>
          <table:table-cell table:formula="of:=[.J964]&amp;[.H965]&amp;[.I96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5]=&quot;&quot;;[.J965];[.K96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6]&amp;[.C$5]" office:value-type="string" office:string-value="&quot;&quot;" calcext:value-type="string">
            <text:p>""</text:p>
          </table:table-cell>
          <table:table-cell table:formula="of:=[.D$5]&amp;[.B966]&amp;[.D$5]" office:value-type="string" office:string-value="&quot;&quot;" calcext:value-type="string">
            <text:p>""</text:p>
          </table:table-cell>
          <table:table-cell table:formula="of:=[.C$6]&amp;[.E$5]&amp;[.C966]" office:value-type="string" office:string-value="&quot;first&quot;:&quot;&quot;" calcext:value-type="string">
            <text:p>"first":""</text:p>
          </table:table-cell>
          <table:table-cell table:formula="of:=[.D$6]&amp;[.F$5]&amp;[.D966]" office:value-type="string" office:string-value="&quot;second&quot;:&quot;&quot;" calcext:value-type="string">
            <text:p>"second":""</text:p>
          </table:table-cell>
          <table:table-cell table:formula="of:=[.E966]&amp;[.G$5]&amp;[.F96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6]);&quot;&quot;;[.H$4]&amp;[.G966]&amp;[.H$5])">
            <text:p/>
          </table:table-cell>
          <table:table-cell table:formula="of:=IF([.H967]=&quot;&quot;;&quot;&quot;;&quot;,&quot;)">
            <text:p/>
          </table:table-cell>
          <table:table-cell table:formula="of:=[.J965]&amp;[.H966]&amp;[.I96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6]=&quot;&quot;;[.J966];[.K96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7]&amp;[.C$5]" office:value-type="string" office:string-value="&quot;&quot;" calcext:value-type="string">
            <text:p>""</text:p>
          </table:table-cell>
          <table:table-cell table:formula="of:=[.D$5]&amp;[.B967]&amp;[.D$5]" office:value-type="string" office:string-value="&quot;&quot;" calcext:value-type="string">
            <text:p>""</text:p>
          </table:table-cell>
          <table:table-cell table:formula="of:=[.C$6]&amp;[.E$5]&amp;[.C967]" office:value-type="string" office:string-value="&quot;first&quot;:&quot;&quot;" calcext:value-type="string">
            <text:p>"first":""</text:p>
          </table:table-cell>
          <table:table-cell table:formula="of:=[.D$6]&amp;[.F$5]&amp;[.D967]" office:value-type="string" office:string-value="&quot;second&quot;:&quot;&quot;" calcext:value-type="string">
            <text:p>"second":""</text:p>
          </table:table-cell>
          <table:table-cell table:formula="of:=[.E967]&amp;[.G$5]&amp;[.F96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7]);&quot;&quot;;[.H$4]&amp;[.G967]&amp;[.H$5])">
            <text:p/>
          </table:table-cell>
          <table:table-cell table:formula="of:=IF([.H968]=&quot;&quot;;&quot;&quot;;&quot;,&quot;)">
            <text:p/>
          </table:table-cell>
          <table:table-cell table:formula="of:=[.J966]&amp;[.H967]&amp;[.I96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7]=&quot;&quot;;[.J967];[.K96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8]&amp;[.C$5]" office:value-type="string" office:string-value="&quot;&quot;" calcext:value-type="string">
            <text:p>""</text:p>
          </table:table-cell>
          <table:table-cell table:formula="of:=[.D$5]&amp;[.B968]&amp;[.D$5]" office:value-type="string" office:string-value="&quot;&quot;" calcext:value-type="string">
            <text:p>""</text:p>
          </table:table-cell>
          <table:table-cell table:formula="of:=[.C$6]&amp;[.E$5]&amp;[.C968]" office:value-type="string" office:string-value="&quot;first&quot;:&quot;&quot;" calcext:value-type="string">
            <text:p>"first":""</text:p>
          </table:table-cell>
          <table:table-cell table:formula="of:=[.D$6]&amp;[.F$5]&amp;[.D968]" office:value-type="string" office:string-value="&quot;second&quot;:&quot;&quot;" calcext:value-type="string">
            <text:p>"second":""</text:p>
          </table:table-cell>
          <table:table-cell table:formula="of:=[.E968]&amp;[.G$5]&amp;[.F96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8]);&quot;&quot;;[.H$4]&amp;[.G968]&amp;[.H$5])">
            <text:p/>
          </table:table-cell>
          <table:table-cell table:formula="of:=IF([.H969]=&quot;&quot;;&quot;&quot;;&quot;,&quot;)">
            <text:p/>
          </table:table-cell>
          <table:table-cell table:formula="of:=[.J967]&amp;[.H968]&amp;[.I96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8]=&quot;&quot;;[.J968];[.K96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69]&amp;[.C$5]" office:value-type="string" office:string-value="&quot;&quot;" calcext:value-type="string">
            <text:p>""</text:p>
          </table:table-cell>
          <table:table-cell table:formula="of:=[.D$5]&amp;[.B969]&amp;[.D$5]" office:value-type="string" office:string-value="&quot;&quot;" calcext:value-type="string">
            <text:p>""</text:p>
          </table:table-cell>
          <table:table-cell table:formula="of:=[.C$6]&amp;[.E$5]&amp;[.C969]" office:value-type="string" office:string-value="&quot;first&quot;:&quot;&quot;" calcext:value-type="string">
            <text:p>"first":""</text:p>
          </table:table-cell>
          <table:table-cell table:formula="of:=[.D$6]&amp;[.F$5]&amp;[.D969]" office:value-type="string" office:string-value="&quot;second&quot;:&quot;&quot;" calcext:value-type="string">
            <text:p>"second":""</text:p>
          </table:table-cell>
          <table:table-cell table:formula="of:=[.E969]&amp;[.G$5]&amp;[.F96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69]);&quot;&quot;;[.H$4]&amp;[.G969]&amp;[.H$5])">
            <text:p/>
          </table:table-cell>
          <table:table-cell table:formula="of:=IF([.H970]=&quot;&quot;;&quot;&quot;;&quot;,&quot;)">
            <text:p/>
          </table:table-cell>
          <table:table-cell table:formula="of:=[.J968]&amp;[.H969]&amp;[.I96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69]=&quot;&quot;;[.J969];[.K97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0]&amp;[.C$5]" office:value-type="string" office:string-value="&quot;&quot;" calcext:value-type="string">
            <text:p>""</text:p>
          </table:table-cell>
          <table:table-cell table:formula="of:=[.D$5]&amp;[.B970]&amp;[.D$5]" office:value-type="string" office:string-value="&quot;&quot;" calcext:value-type="string">
            <text:p>""</text:p>
          </table:table-cell>
          <table:table-cell table:formula="of:=[.C$6]&amp;[.E$5]&amp;[.C970]" office:value-type="string" office:string-value="&quot;first&quot;:&quot;&quot;" calcext:value-type="string">
            <text:p>"first":""</text:p>
          </table:table-cell>
          <table:table-cell table:formula="of:=[.D$6]&amp;[.F$5]&amp;[.D970]" office:value-type="string" office:string-value="&quot;second&quot;:&quot;&quot;" calcext:value-type="string">
            <text:p>"second":""</text:p>
          </table:table-cell>
          <table:table-cell table:formula="of:=[.E970]&amp;[.G$5]&amp;[.F97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0]);&quot;&quot;;[.H$4]&amp;[.G970]&amp;[.H$5])">
            <text:p/>
          </table:table-cell>
          <table:table-cell table:formula="of:=IF([.H971]=&quot;&quot;;&quot;&quot;;&quot;,&quot;)">
            <text:p/>
          </table:table-cell>
          <table:table-cell table:formula="of:=[.J969]&amp;[.H970]&amp;[.I97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0]=&quot;&quot;;[.J970];[.K97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1]&amp;[.C$5]" office:value-type="string" office:string-value="&quot;&quot;" calcext:value-type="string">
            <text:p>""</text:p>
          </table:table-cell>
          <table:table-cell table:formula="of:=[.D$5]&amp;[.B971]&amp;[.D$5]" office:value-type="string" office:string-value="&quot;&quot;" calcext:value-type="string">
            <text:p>""</text:p>
          </table:table-cell>
          <table:table-cell table:formula="of:=[.C$6]&amp;[.E$5]&amp;[.C971]" office:value-type="string" office:string-value="&quot;first&quot;:&quot;&quot;" calcext:value-type="string">
            <text:p>"first":""</text:p>
          </table:table-cell>
          <table:table-cell table:formula="of:=[.D$6]&amp;[.F$5]&amp;[.D971]" office:value-type="string" office:string-value="&quot;second&quot;:&quot;&quot;" calcext:value-type="string">
            <text:p>"second":""</text:p>
          </table:table-cell>
          <table:table-cell table:formula="of:=[.E971]&amp;[.G$5]&amp;[.F97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1]);&quot;&quot;;[.H$4]&amp;[.G971]&amp;[.H$5])">
            <text:p/>
          </table:table-cell>
          <table:table-cell table:formula="of:=IF([.H972]=&quot;&quot;;&quot;&quot;;&quot;,&quot;)">
            <text:p/>
          </table:table-cell>
          <table:table-cell table:formula="of:=[.J970]&amp;[.H971]&amp;[.I97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1]=&quot;&quot;;[.J971];[.K97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2]&amp;[.C$5]" office:value-type="string" office:string-value="&quot;&quot;" calcext:value-type="string">
            <text:p>""</text:p>
          </table:table-cell>
          <table:table-cell table:formula="of:=[.D$5]&amp;[.B972]&amp;[.D$5]" office:value-type="string" office:string-value="&quot;&quot;" calcext:value-type="string">
            <text:p>""</text:p>
          </table:table-cell>
          <table:table-cell table:formula="of:=[.C$6]&amp;[.E$5]&amp;[.C972]" office:value-type="string" office:string-value="&quot;first&quot;:&quot;&quot;" calcext:value-type="string">
            <text:p>"first":""</text:p>
          </table:table-cell>
          <table:table-cell table:formula="of:=[.D$6]&amp;[.F$5]&amp;[.D972]" office:value-type="string" office:string-value="&quot;second&quot;:&quot;&quot;" calcext:value-type="string">
            <text:p>"second":""</text:p>
          </table:table-cell>
          <table:table-cell table:formula="of:=[.E972]&amp;[.G$5]&amp;[.F97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2]);&quot;&quot;;[.H$4]&amp;[.G972]&amp;[.H$5])">
            <text:p/>
          </table:table-cell>
          <table:table-cell table:formula="of:=IF([.H973]=&quot;&quot;;&quot;&quot;;&quot;,&quot;)">
            <text:p/>
          </table:table-cell>
          <table:table-cell table:formula="of:=[.J971]&amp;[.H972]&amp;[.I97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2]=&quot;&quot;;[.J972];[.K97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3]&amp;[.C$5]" office:value-type="string" office:string-value="&quot;&quot;" calcext:value-type="string">
            <text:p>""</text:p>
          </table:table-cell>
          <table:table-cell table:formula="of:=[.D$5]&amp;[.B973]&amp;[.D$5]" office:value-type="string" office:string-value="&quot;&quot;" calcext:value-type="string">
            <text:p>""</text:p>
          </table:table-cell>
          <table:table-cell table:formula="of:=[.C$6]&amp;[.E$5]&amp;[.C973]" office:value-type="string" office:string-value="&quot;first&quot;:&quot;&quot;" calcext:value-type="string">
            <text:p>"first":""</text:p>
          </table:table-cell>
          <table:table-cell table:formula="of:=[.D$6]&amp;[.F$5]&amp;[.D973]" office:value-type="string" office:string-value="&quot;second&quot;:&quot;&quot;" calcext:value-type="string">
            <text:p>"second":""</text:p>
          </table:table-cell>
          <table:table-cell table:formula="of:=[.E973]&amp;[.G$5]&amp;[.F97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3]);&quot;&quot;;[.H$4]&amp;[.G973]&amp;[.H$5])">
            <text:p/>
          </table:table-cell>
          <table:table-cell table:formula="of:=IF([.H974]=&quot;&quot;;&quot;&quot;;&quot;,&quot;)">
            <text:p/>
          </table:table-cell>
          <table:table-cell table:formula="of:=[.J972]&amp;[.H973]&amp;[.I97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3]=&quot;&quot;;[.J973];[.K97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4]&amp;[.C$5]" office:value-type="string" office:string-value="&quot;&quot;" calcext:value-type="string">
            <text:p>""</text:p>
          </table:table-cell>
          <table:table-cell table:formula="of:=[.D$5]&amp;[.B974]&amp;[.D$5]" office:value-type="string" office:string-value="&quot;&quot;" calcext:value-type="string">
            <text:p>""</text:p>
          </table:table-cell>
          <table:table-cell table:formula="of:=[.C$6]&amp;[.E$5]&amp;[.C974]" office:value-type="string" office:string-value="&quot;first&quot;:&quot;&quot;" calcext:value-type="string">
            <text:p>"first":""</text:p>
          </table:table-cell>
          <table:table-cell table:formula="of:=[.D$6]&amp;[.F$5]&amp;[.D974]" office:value-type="string" office:string-value="&quot;second&quot;:&quot;&quot;" calcext:value-type="string">
            <text:p>"second":""</text:p>
          </table:table-cell>
          <table:table-cell table:formula="of:=[.E974]&amp;[.G$5]&amp;[.F97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4]);&quot;&quot;;[.H$4]&amp;[.G974]&amp;[.H$5])">
            <text:p/>
          </table:table-cell>
          <table:table-cell table:formula="of:=IF([.H975]=&quot;&quot;;&quot;&quot;;&quot;,&quot;)">
            <text:p/>
          </table:table-cell>
          <table:table-cell table:formula="of:=[.J973]&amp;[.H974]&amp;[.I97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4]=&quot;&quot;;[.J974];[.K97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5]&amp;[.C$5]" office:value-type="string" office:string-value="&quot;&quot;" calcext:value-type="string">
            <text:p>""</text:p>
          </table:table-cell>
          <table:table-cell table:formula="of:=[.D$5]&amp;[.B975]&amp;[.D$5]" office:value-type="string" office:string-value="&quot;&quot;" calcext:value-type="string">
            <text:p>""</text:p>
          </table:table-cell>
          <table:table-cell table:formula="of:=[.C$6]&amp;[.E$5]&amp;[.C975]" office:value-type="string" office:string-value="&quot;first&quot;:&quot;&quot;" calcext:value-type="string">
            <text:p>"first":""</text:p>
          </table:table-cell>
          <table:table-cell table:formula="of:=[.D$6]&amp;[.F$5]&amp;[.D975]" office:value-type="string" office:string-value="&quot;second&quot;:&quot;&quot;" calcext:value-type="string">
            <text:p>"second":""</text:p>
          </table:table-cell>
          <table:table-cell table:formula="of:=[.E975]&amp;[.G$5]&amp;[.F97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5]);&quot;&quot;;[.H$4]&amp;[.G975]&amp;[.H$5])">
            <text:p/>
          </table:table-cell>
          <table:table-cell table:formula="of:=IF([.H976]=&quot;&quot;;&quot;&quot;;&quot;,&quot;)">
            <text:p/>
          </table:table-cell>
          <table:table-cell table:formula="of:=[.J974]&amp;[.H975]&amp;[.I97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5]=&quot;&quot;;[.J975];[.K97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6]&amp;[.C$5]" office:value-type="string" office:string-value="&quot;&quot;" calcext:value-type="string">
            <text:p>""</text:p>
          </table:table-cell>
          <table:table-cell table:formula="of:=[.D$5]&amp;[.B976]&amp;[.D$5]" office:value-type="string" office:string-value="&quot;&quot;" calcext:value-type="string">
            <text:p>""</text:p>
          </table:table-cell>
          <table:table-cell table:formula="of:=[.C$6]&amp;[.E$5]&amp;[.C976]" office:value-type="string" office:string-value="&quot;first&quot;:&quot;&quot;" calcext:value-type="string">
            <text:p>"first":""</text:p>
          </table:table-cell>
          <table:table-cell table:formula="of:=[.D$6]&amp;[.F$5]&amp;[.D976]" office:value-type="string" office:string-value="&quot;second&quot;:&quot;&quot;" calcext:value-type="string">
            <text:p>"second":""</text:p>
          </table:table-cell>
          <table:table-cell table:formula="of:=[.E976]&amp;[.G$5]&amp;[.F97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6]);&quot;&quot;;[.H$4]&amp;[.G976]&amp;[.H$5])">
            <text:p/>
          </table:table-cell>
          <table:table-cell table:formula="of:=IF([.H977]=&quot;&quot;;&quot;&quot;;&quot;,&quot;)">
            <text:p/>
          </table:table-cell>
          <table:table-cell table:formula="of:=[.J975]&amp;[.H976]&amp;[.I97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6]=&quot;&quot;;[.J976];[.K97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7]&amp;[.C$5]" office:value-type="string" office:string-value="&quot;&quot;" calcext:value-type="string">
            <text:p>""</text:p>
          </table:table-cell>
          <table:table-cell table:formula="of:=[.D$5]&amp;[.B977]&amp;[.D$5]" office:value-type="string" office:string-value="&quot;&quot;" calcext:value-type="string">
            <text:p>""</text:p>
          </table:table-cell>
          <table:table-cell table:formula="of:=[.C$6]&amp;[.E$5]&amp;[.C977]" office:value-type="string" office:string-value="&quot;first&quot;:&quot;&quot;" calcext:value-type="string">
            <text:p>"first":""</text:p>
          </table:table-cell>
          <table:table-cell table:formula="of:=[.D$6]&amp;[.F$5]&amp;[.D977]" office:value-type="string" office:string-value="&quot;second&quot;:&quot;&quot;" calcext:value-type="string">
            <text:p>"second":""</text:p>
          </table:table-cell>
          <table:table-cell table:formula="of:=[.E977]&amp;[.G$5]&amp;[.F97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7]);&quot;&quot;;[.H$4]&amp;[.G977]&amp;[.H$5])">
            <text:p/>
          </table:table-cell>
          <table:table-cell table:formula="of:=IF([.H978]=&quot;&quot;;&quot;&quot;;&quot;,&quot;)">
            <text:p/>
          </table:table-cell>
          <table:table-cell table:formula="of:=[.J976]&amp;[.H977]&amp;[.I97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7]=&quot;&quot;;[.J977];[.K97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8]&amp;[.C$5]" office:value-type="string" office:string-value="&quot;&quot;" calcext:value-type="string">
            <text:p>""</text:p>
          </table:table-cell>
          <table:table-cell table:formula="of:=[.D$5]&amp;[.B978]&amp;[.D$5]" office:value-type="string" office:string-value="&quot;&quot;" calcext:value-type="string">
            <text:p>""</text:p>
          </table:table-cell>
          <table:table-cell table:formula="of:=[.C$6]&amp;[.E$5]&amp;[.C978]" office:value-type="string" office:string-value="&quot;first&quot;:&quot;&quot;" calcext:value-type="string">
            <text:p>"first":""</text:p>
          </table:table-cell>
          <table:table-cell table:formula="of:=[.D$6]&amp;[.F$5]&amp;[.D978]" office:value-type="string" office:string-value="&quot;second&quot;:&quot;&quot;" calcext:value-type="string">
            <text:p>"second":""</text:p>
          </table:table-cell>
          <table:table-cell table:formula="of:=[.E978]&amp;[.G$5]&amp;[.F97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8]);&quot;&quot;;[.H$4]&amp;[.G978]&amp;[.H$5])">
            <text:p/>
          </table:table-cell>
          <table:table-cell table:formula="of:=IF([.H979]=&quot;&quot;;&quot;&quot;;&quot;,&quot;)">
            <text:p/>
          </table:table-cell>
          <table:table-cell table:formula="of:=[.J977]&amp;[.H978]&amp;[.I97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8]=&quot;&quot;;[.J978];[.K97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79]&amp;[.C$5]" office:value-type="string" office:string-value="&quot;&quot;" calcext:value-type="string">
            <text:p>""</text:p>
          </table:table-cell>
          <table:table-cell table:formula="of:=[.D$5]&amp;[.B979]&amp;[.D$5]" office:value-type="string" office:string-value="&quot;&quot;" calcext:value-type="string">
            <text:p>""</text:p>
          </table:table-cell>
          <table:table-cell table:formula="of:=[.C$6]&amp;[.E$5]&amp;[.C979]" office:value-type="string" office:string-value="&quot;first&quot;:&quot;&quot;" calcext:value-type="string">
            <text:p>"first":""</text:p>
          </table:table-cell>
          <table:table-cell table:formula="of:=[.D$6]&amp;[.F$5]&amp;[.D979]" office:value-type="string" office:string-value="&quot;second&quot;:&quot;&quot;" calcext:value-type="string">
            <text:p>"second":""</text:p>
          </table:table-cell>
          <table:table-cell table:formula="of:=[.E979]&amp;[.G$5]&amp;[.F97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79]);&quot;&quot;;[.H$4]&amp;[.G979]&amp;[.H$5])">
            <text:p/>
          </table:table-cell>
          <table:table-cell table:formula="of:=IF([.H980]=&quot;&quot;;&quot;&quot;;&quot;,&quot;)">
            <text:p/>
          </table:table-cell>
          <table:table-cell table:formula="of:=[.J978]&amp;[.H979]&amp;[.I97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79]=&quot;&quot;;[.J979];[.K98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0]&amp;[.C$5]" office:value-type="string" office:string-value="&quot;&quot;" calcext:value-type="string">
            <text:p>""</text:p>
          </table:table-cell>
          <table:table-cell table:formula="of:=[.D$5]&amp;[.B980]&amp;[.D$5]" office:value-type="string" office:string-value="&quot;&quot;" calcext:value-type="string">
            <text:p>""</text:p>
          </table:table-cell>
          <table:table-cell table:formula="of:=[.C$6]&amp;[.E$5]&amp;[.C980]" office:value-type="string" office:string-value="&quot;first&quot;:&quot;&quot;" calcext:value-type="string">
            <text:p>"first":""</text:p>
          </table:table-cell>
          <table:table-cell table:formula="of:=[.D$6]&amp;[.F$5]&amp;[.D980]" office:value-type="string" office:string-value="&quot;second&quot;:&quot;&quot;" calcext:value-type="string">
            <text:p>"second":""</text:p>
          </table:table-cell>
          <table:table-cell table:formula="of:=[.E980]&amp;[.G$5]&amp;[.F98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0]);&quot;&quot;;[.H$4]&amp;[.G980]&amp;[.H$5])">
            <text:p/>
          </table:table-cell>
          <table:table-cell table:formula="of:=IF([.H981]=&quot;&quot;;&quot;&quot;;&quot;,&quot;)">
            <text:p/>
          </table:table-cell>
          <table:table-cell table:formula="of:=[.J979]&amp;[.H980]&amp;[.I98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0]=&quot;&quot;;[.J980];[.K98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1]&amp;[.C$5]" office:value-type="string" office:string-value="&quot;&quot;" calcext:value-type="string">
            <text:p>""</text:p>
          </table:table-cell>
          <table:table-cell table:formula="of:=[.D$5]&amp;[.B981]&amp;[.D$5]" office:value-type="string" office:string-value="&quot;&quot;" calcext:value-type="string">
            <text:p>""</text:p>
          </table:table-cell>
          <table:table-cell table:formula="of:=[.C$6]&amp;[.E$5]&amp;[.C981]" office:value-type="string" office:string-value="&quot;first&quot;:&quot;&quot;" calcext:value-type="string">
            <text:p>"first":""</text:p>
          </table:table-cell>
          <table:table-cell table:formula="of:=[.D$6]&amp;[.F$5]&amp;[.D981]" office:value-type="string" office:string-value="&quot;second&quot;:&quot;&quot;" calcext:value-type="string">
            <text:p>"second":""</text:p>
          </table:table-cell>
          <table:table-cell table:formula="of:=[.E981]&amp;[.G$5]&amp;[.F98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1]);&quot;&quot;;[.H$4]&amp;[.G981]&amp;[.H$5])">
            <text:p/>
          </table:table-cell>
          <table:table-cell table:formula="of:=IF([.H982]=&quot;&quot;;&quot;&quot;;&quot;,&quot;)">
            <text:p/>
          </table:table-cell>
          <table:table-cell table:formula="of:=[.J980]&amp;[.H981]&amp;[.I98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1]=&quot;&quot;;[.J981];[.K98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2]&amp;[.C$5]" office:value-type="string" office:string-value="&quot;&quot;" calcext:value-type="string">
            <text:p>""</text:p>
          </table:table-cell>
          <table:table-cell table:formula="of:=[.D$5]&amp;[.B982]&amp;[.D$5]" office:value-type="string" office:string-value="&quot;&quot;" calcext:value-type="string">
            <text:p>""</text:p>
          </table:table-cell>
          <table:table-cell table:formula="of:=[.C$6]&amp;[.E$5]&amp;[.C982]" office:value-type="string" office:string-value="&quot;first&quot;:&quot;&quot;" calcext:value-type="string">
            <text:p>"first":""</text:p>
          </table:table-cell>
          <table:table-cell table:formula="of:=[.D$6]&amp;[.F$5]&amp;[.D982]" office:value-type="string" office:string-value="&quot;second&quot;:&quot;&quot;" calcext:value-type="string">
            <text:p>"second":""</text:p>
          </table:table-cell>
          <table:table-cell table:formula="of:=[.E982]&amp;[.G$5]&amp;[.F98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2]);&quot;&quot;;[.H$4]&amp;[.G982]&amp;[.H$5])">
            <text:p/>
          </table:table-cell>
          <table:table-cell table:formula="of:=IF([.H983]=&quot;&quot;;&quot;&quot;;&quot;,&quot;)">
            <text:p/>
          </table:table-cell>
          <table:table-cell table:formula="of:=[.J981]&amp;[.H982]&amp;[.I98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2]=&quot;&quot;;[.J982];[.K98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3]&amp;[.C$5]" office:value-type="string" office:string-value="&quot;&quot;" calcext:value-type="string">
            <text:p>""</text:p>
          </table:table-cell>
          <table:table-cell table:formula="of:=[.D$5]&amp;[.B983]&amp;[.D$5]" office:value-type="string" office:string-value="&quot;&quot;" calcext:value-type="string">
            <text:p>""</text:p>
          </table:table-cell>
          <table:table-cell table:formula="of:=[.C$6]&amp;[.E$5]&amp;[.C983]" office:value-type="string" office:string-value="&quot;first&quot;:&quot;&quot;" calcext:value-type="string">
            <text:p>"first":""</text:p>
          </table:table-cell>
          <table:table-cell table:formula="of:=[.D$6]&amp;[.F$5]&amp;[.D983]" office:value-type="string" office:string-value="&quot;second&quot;:&quot;&quot;" calcext:value-type="string">
            <text:p>"second":""</text:p>
          </table:table-cell>
          <table:table-cell table:formula="of:=[.E983]&amp;[.G$5]&amp;[.F98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3]);&quot;&quot;;[.H$4]&amp;[.G983]&amp;[.H$5])">
            <text:p/>
          </table:table-cell>
          <table:table-cell table:formula="of:=IF([.H984]=&quot;&quot;;&quot;&quot;;&quot;,&quot;)">
            <text:p/>
          </table:table-cell>
          <table:table-cell table:formula="of:=[.J982]&amp;[.H983]&amp;[.I98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3]=&quot;&quot;;[.J983];[.K98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4]&amp;[.C$5]" office:value-type="string" office:string-value="&quot;&quot;" calcext:value-type="string">
            <text:p>""</text:p>
          </table:table-cell>
          <table:table-cell table:formula="of:=[.D$5]&amp;[.B984]&amp;[.D$5]" office:value-type="string" office:string-value="&quot;&quot;" calcext:value-type="string">
            <text:p>""</text:p>
          </table:table-cell>
          <table:table-cell table:formula="of:=[.C$6]&amp;[.E$5]&amp;[.C984]" office:value-type="string" office:string-value="&quot;first&quot;:&quot;&quot;" calcext:value-type="string">
            <text:p>"first":""</text:p>
          </table:table-cell>
          <table:table-cell table:formula="of:=[.D$6]&amp;[.F$5]&amp;[.D984]" office:value-type="string" office:string-value="&quot;second&quot;:&quot;&quot;" calcext:value-type="string">
            <text:p>"second":""</text:p>
          </table:table-cell>
          <table:table-cell table:formula="of:=[.E984]&amp;[.G$5]&amp;[.F98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4]);&quot;&quot;;[.H$4]&amp;[.G984]&amp;[.H$5])">
            <text:p/>
          </table:table-cell>
          <table:table-cell table:formula="of:=IF([.H985]=&quot;&quot;;&quot;&quot;;&quot;,&quot;)">
            <text:p/>
          </table:table-cell>
          <table:table-cell table:formula="of:=[.J983]&amp;[.H984]&amp;[.I98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4]=&quot;&quot;;[.J984];[.K98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5]&amp;[.C$5]" office:value-type="string" office:string-value="&quot;&quot;" calcext:value-type="string">
            <text:p>""</text:p>
          </table:table-cell>
          <table:table-cell table:formula="of:=[.D$5]&amp;[.B985]&amp;[.D$5]" office:value-type="string" office:string-value="&quot;&quot;" calcext:value-type="string">
            <text:p>""</text:p>
          </table:table-cell>
          <table:table-cell table:formula="of:=[.C$6]&amp;[.E$5]&amp;[.C985]" office:value-type="string" office:string-value="&quot;first&quot;:&quot;&quot;" calcext:value-type="string">
            <text:p>"first":""</text:p>
          </table:table-cell>
          <table:table-cell table:formula="of:=[.D$6]&amp;[.F$5]&amp;[.D985]" office:value-type="string" office:string-value="&quot;second&quot;:&quot;&quot;" calcext:value-type="string">
            <text:p>"second":""</text:p>
          </table:table-cell>
          <table:table-cell table:formula="of:=[.E985]&amp;[.G$5]&amp;[.F98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5]);&quot;&quot;;[.H$4]&amp;[.G985]&amp;[.H$5])">
            <text:p/>
          </table:table-cell>
          <table:table-cell table:formula="of:=IF([.H986]=&quot;&quot;;&quot;&quot;;&quot;,&quot;)">
            <text:p/>
          </table:table-cell>
          <table:table-cell table:formula="of:=[.J984]&amp;[.H985]&amp;[.I98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5]=&quot;&quot;;[.J985];[.K98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6]&amp;[.C$5]" office:value-type="string" office:string-value="&quot;&quot;" calcext:value-type="string">
            <text:p>""</text:p>
          </table:table-cell>
          <table:table-cell table:formula="of:=[.D$5]&amp;[.B986]&amp;[.D$5]" office:value-type="string" office:string-value="&quot;&quot;" calcext:value-type="string">
            <text:p>""</text:p>
          </table:table-cell>
          <table:table-cell table:formula="of:=[.C$6]&amp;[.E$5]&amp;[.C986]" office:value-type="string" office:string-value="&quot;first&quot;:&quot;&quot;" calcext:value-type="string">
            <text:p>"first":""</text:p>
          </table:table-cell>
          <table:table-cell table:formula="of:=[.D$6]&amp;[.F$5]&amp;[.D986]" office:value-type="string" office:string-value="&quot;second&quot;:&quot;&quot;" calcext:value-type="string">
            <text:p>"second":""</text:p>
          </table:table-cell>
          <table:table-cell table:formula="of:=[.E986]&amp;[.G$5]&amp;[.F98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6]);&quot;&quot;;[.H$4]&amp;[.G986]&amp;[.H$5])">
            <text:p/>
          </table:table-cell>
          <table:table-cell table:formula="of:=IF([.H987]=&quot;&quot;;&quot;&quot;;&quot;,&quot;)">
            <text:p/>
          </table:table-cell>
          <table:table-cell table:formula="of:=[.J985]&amp;[.H986]&amp;[.I98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6]=&quot;&quot;;[.J986];[.K98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7]&amp;[.C$5]" office:value-type="string" office:string-value="&quot;&quot;" calcext:value-type="string">
            <text:p>""</text:p>
          </table:table-cell>
          <table:table-cell table:formula="of:=[.D$5]&amp;[.B987]&amp;[.D$5]" office:value-type="string" office:string-value="&quot;&quot;" calcext:value-type="string">
            <text:p>""</text:p>
          </table:table-cell>
          <table:table-cell table:formula="of:=[.C$6]&amp;[.E$5]&amp;[.C987]" office:value-type="string" office:string-value="&quot;first&quot;:&quot;&quot;" calcext:value-type="string">
            <text:p>"first":""</text:p>
          </table:table-cell>
          <table:table-cell table:formula="of:=[.D$6]&amp;[.F$5]&amp;[.D987]" office:value-type="string" office:string-value="&quot;second&quot;:&quot;&quot;" calcext:value-type="string">
            <text:p>"second":""</text:p>
          </table:table-cell>
          <table:table-cell table:formula="of:=[.E987]&amp;[.G$5]&amp;[.F98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7]);&quot;&quot;;[.H$4]&amp;[.G987]&amp;[.H$5])">
            <text:p/>
          </table:table-cell>
          <table:table-cell table:formula="of:=IF([.H988]=&quot;&quot;;&quot;&quot;;&quot;,&quot;)">
            <text:p/>
          </table:table-cell>
          <table:table-cell table:formula="of:=[.J986]&amp;[.H987]&amp;[.I98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7]=&quot;&quot;;[.J987];[.K98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8]&amp;[.C$5]" office:value-type="string" office:string-value="&quot;&quot;" calcext:value-type="string">
            <text:p>""</text:p>
          </table:table-cell>
          <table:table-cell table:formula="of:=[.D$5]&amp;[.B988]&amp;[.D$5]" office:value-type="string" office:string-value="&quot;&quot;" calcext:value-type="string">
            <text:p>""</text:p>
          </table:table-cell>
          <table:table-cell table:formula="of:=[.C$6]&amp;[.E$5]&amp;[.C988]" office:value-type="string" office:string-value="&quot;first&quot;:&quot;&quot;" calcext:value-type="string">
            <text:p>"first":""</text:p>
          </table:table-cell>
          <table:table-cell table:formula="of:=[.D$6]&amp;[.F$5]&amp;[.D988]" office:value-type="string" office:string-value="&quot;second&quot;:&quot;&quot;" calcext:value-type="string">
            <text:p>"second":""</text:p>
          </table:table-cell>
          <table:table-cell table:formula="of:=[.E988]&amp;[.G$5]&amp;[.F98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8]);&quot;&quot;;[.H$4]&amp;[.G988]&amp;[.H$5])">
            <text:p/>
          </table:table-cell>
          <table:table-cell table:formula="of:=IF([.H989]=&quot;&quot;;&quot;&quot;;&quot;,&quot;)">
            <text:p/>
          </table:table-cell>
          <table:table-cell table:formula="of:=[.J987]&amp;[.H988]&amp;[.I98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8]=&quot;&quot;;[.J988];[.K98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89]&amp;[.C$5]" office:value-type="string" office:string-value="&quot;&quot;" calcext:value-type="string">
            <text:p>""</text:p>
          </table:table-cell>
          <table:table-cell table:formula="of:=[.D$5]&amp;[.B989]&amp;[.D$5]" office:value-type="string" office:string-value="&quot;&quot;" calcext:value-type="string">
            <text:p>""</text:p>
          </table:table-cell>
          <table:table-cell table:formula="of:=[.C$6]&amp;[.E$5]&amp;[.C989]" office:value-type="string" office:string-value="&quot;first&quot;:&quot;&quot;" calcext:value-type="string">
            <text:p>"first":""</text:p>
          </table:table-cell>
          <table:table-cell table:formula="of:=[.D$6]&amp;[.F$5]&amp;[.D989]" office:value-type="string" office:string-value="&quot;second&quot;:&quot;&quot;" calcext:value-type="string">
            <text:p>"second":""</text:p>
          </table:table-cell>
          <table:table-cell table:formula="of:=[.E989]&amp;[.G$5]&amp;[.F98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89]);&quot;&quot;;[.H$4]&amp;[.G989]&amp;[.H$5])">
            <text:p/>
          </table:table-cell>
          <table:table-cell table:formula="of:=IF([.H990]=&quot;&quot;;&quot;&quot;;&quot;,&quot;)">
            <text:p/>
          </table:table-cell>
          <table:table-cell table:formula="of:=[.J988]&amp;[.H989]&amp;[.I98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89]=&quot;&quot;;[.J989];[.K99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0]&amp;[.C$5]" office:value-type="string" office:string-value="&quot;&quot;" calcext:value-type="string">
            <text:p>""</text:p>
          </table:table-cell>
          <table:table-cell table:formula="of:=[.D$5]&amp;[.B990]&amp;[.D$5]" office:value-type="string" office:string-value="&quot;&quot;" calcext:value-type="string">
            <text:p>""</text:p>
          </table:table-cell>
          <table:table-cell table:formula="of:=[.C$6]&amp;[.E$5]&amp;[.C990]" office:value-type="string" office:string-value="&quot;first&quot;:&quot;&quot;" calcext:value-type="string">
            <text:p>"first":""</text:p>
          </table:table-cell>
          <table:table-cell table:formula="of:=[.D$6]&amp;[.F$5]&amp;[.D990]" office:value-type="string" office:string-value="&quot;second&quot;:&quot;&quot;" calcext:value-type="string">
            <text:p>"second":""</text:p>
          </table:table-cell>
          <table:table-cell table:formula="of:=[.E990]&amp;[.G$5]&amp;[.F99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0]);&quot;&quot;;[.H$4]&amp;[.G990]&amp;[.H$5])">
            <text:p/>
          </table:table-cell>
          <table:table-cell table:formula="of:=IF([.H991]=&quot;&quot;;&quot;&quot;;&quot;,&quot;)">
            <text:p/>
          </table:table-cell>
          <table:table-cell table:formula="of:=[.J989]&amp;[.H990]&amp;[.I99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0]=&quot;&quot;;[.J990];[.K99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1]&amp;[.C$5]" office:value-type="string" office:string-value="&quot;&quot;" calcext:value-type="string">
            <text:p>""</text:p>
          </table:table-cell>
          <table:table-cell table:formula="of:=[.D$5]&amp;[.B991]&amp;[.D$5]" office:value-type="string" office:string-value="&quot;&quot;" calcext:value-type="string">
            <text:p>""</text:p>
          </table:table-cell>
          <table:table-cell table:formula="of:=[.C$6]&amp;[.E$5]&amp;[.C991]" office:value-type="string" office:string-value="&quot;first&quot;:&quot;&quot;" calcext:value-type="string">
            <text:p>"first":""</text:p>
          </table:table-cell>
          <table:table-cell table:formula="of:=[.D$6]&amp;[.F$5]&amp;[.D991]" office:value-type="string" office:string-value="&quot;second&quot;:&quot;&quot;" calcext:value-type="string">
            <text:p>"second":""</text:p>
          </table:table-cell>
          <table:table-cell table:formula="of:=[.E991]&amp;[.G$5]&amp;[.F99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1]);&quot;&quot;;[.H$4]&amp;[.G991]&amp;[.H$5])">
            <text:p/>
          </table:table-cell>
          <table:table-cell table:formula="of:=IF([.H992]=&quot;&quot;;&quot;&quot;;&quot;,&quot;)">
            <text:p/>
          </table:table-cell>
          <table:table-cell table:formula="of:=[.J990]&amp;[.H991]&amp;[.I99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1]=&quot;&quot;;[.J991];[.K99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2]&amp;[.C$5]" office:value-type="string" office:string-value="&quot;&quot;" calcext:value-type="string">
            <text:p>""</text:p>
          </table:table-cell>
          <table:table-cell table:formula="of:=[.D$5]&amp;[.B992]&amp;[.D$5]" office:value-type="string" office:string-value="&quot;&quot;" calcext:value-type="string">
            <text:p>""</text:p>
          </table:table-cell>
          <table:table-cell table:formula="of:=[.C$6]&amp;[.E$5]&amp;[.C992]" office:value-type="string" office:string-value="&quot;first&quot;:&quot;&quot;" calcext:value-type="string">
            <text:p>"first":""</text:p>
          </table:table-cell>
          <table:table-cell table:formula="of:=[.D$6]&amp;[.F$5]&amp;[.D992]" office:value-type="string" office:string-value="&quot;second&quot;:&quot;&quot;" calcext:value-type="string">
            <text:p>"second":""</text:p>
          </table:table-cell>
          <table:table-cell table:formula="of:=[.E992]&amp;[.G$5]&amp;[.F99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2]);&quot;&quot;;[.H$4]&amp;[.G992]&amp;[.H$5])">
            <text:p/>
          </table:table-cell>
          <table:table-cell table:formula="of:=IF([.H993]=&quot;&quot;;&quot;&quot;;&quot;,&quot;)">
            <text:p/>
          </table:table-cell>
          <table:table-cell table:formula="of:=[.J991]&amp;[.H992]&amp;[.I99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2]=&quot;&quot;;[.J992];[.K99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3]&amp;[.C$5]" office:value-type="string" office:string-value="&quot;&quot;" calcext:value-type="string">
            <text:p>""</text:p>
          </table:table-cell>
          <table:table-cell table:formula="of:=[.D$5]&amp;[.B993]&amp;[.D$5]" office:value-type="string" office:string-value="&quot;&quot;" calcext:value-type="string">
            <text:p>""</text:p>
          </table:table-cell>
          <table:table-cell table:formula="of:=[.C$6]&amp;[.E$5]&amp;[.C993]" office:value-type="string" office:string-value="&quot;first&quot;:&quot;&quot;" calcext:value-type="string">
            <text:p>"first":""</text:p>
          </table:table-cell>
          <table:table-cell table:formula="of:=[.D$6]&amp;[.F$5]&amp;[.D993]" office:value-type="string" office:string-value="&quot;second&quot;:&quot;&quot;" calcext:value-type="string">
            <text:p>"second":""</text:p>
          </table:table-cell>
          <table:table-cell table:formula="of:=[.E993]&amp;[.G$5]&amp;[.F99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3]);&quot;&quot;;[.H$4]&amp;[.G993]&amp;[.H$5])">
            <text:p/>
          </table:table-cell>
          <table:table-cell table:formula="of:=IF([.H994]=&quot;&quot;;&quot;&quot;;&quot;,&quot;)">
            <text:p/>
          </table:table-cell>
          <table:table-cell table:formula="of:=[.J992]&amp;[.H993]&amp;[.I99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3]=&quot;&quot;;[.J993];[.K99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4]&amp;[.C$5]" office:value-type="string" office:string-value="&quot;&quot;" calcext:value-type="string">
            <text:p>""</text:p>
          </table:table-cell>
          <table:table-cell table:formula="of:=[.D$5]&amp;[.B994]&amp;[.D$5]" office:value-type="string" office:string-value="&quot;&quot;" calcext:value-type="string">
            <text:p>""</text:p>
          </table:table-cell>
          <table:table-cell table:formula="of:=[.C$6]&amp;[.E$5]&amp;[.C994]" office:value-type="string" office:string-value="&quot;first&quot;:&quot;&quot;" calcext:value-type="string">
            <text:p>"first":""</text:p>
          </table:table-cell>
          <table:table-cell table:formula="of:=[.D$6]&amp;[.F$5]&amp;[.D994]" office:value-type="string" office:string-value="&quot;second&quot;:&quot;&quot;" calcext:value-type="string">
            <text:p>"second":""</text:p>
          </table:table-cell>
          <table:table-cell table:formula="of:=[.E994]&amp;[.G$5]&amp;[.F99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4]);&quot;&quot;;[.H$4]&amp;[.G994]&amp;[.H$5])">
            <text:p/>
          </table:table-cell>
          <table:table-cell table:formula="of:=IF([.H995]=&quot;&quot;;&quot;&quot;;&quot;,&quot;)">
            <text:p/>
          </table:table-cell>
          <table:table-cell table:formula="of:=[.J993]&amp;[.H994]&amp;[.I99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4]=&quot;&quot;;[.J994];[.K99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5]&amp;[.C$5]" office:value-type="string" office:string-value="&quot;&quot;" calcext:value-type="string">
            <text:p>""</text:p>
          </table:table-cell>
          <table:table-cell table:formula="of:=[.D$5]&amp;[.B995]&amp;[.D$5]" office:value-type="string" office:string-value="&quot;&quot;" calcext:value-type="string">
            <text:p>""</text:p>
          </table:table-cell>
          <table:table-cell table:formula="of:=[.C$6]&amp;[.E$5]&amp;[.C995]" office:value-type="string" office:string-value="&quot;first&quot;:&quot;&quot;" calcext:value-type="string">
            <text:p>"first":""</text:p>
          </table:table-cell>
          <table:table-cell table:formula="of:=[.D$6]&amp;[.F$5]&amp;[.D995]" office:value-type="string" office:string-value="&quot;second&quot;:&quot;&quot;" calcext:value-type="string">
            <text:p>"second":""</text:p>
          </table:table-cell>
          <table:table-cell table:formula="of:=[.E995]&amp;[.G$5]&amp;[.F99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5]);&quot;&quot;;[.H$4]&amp;[.G995]&amp;[.H$5])">
            <text:p/>
          </table:table-cell>
          <table:table-cell table:formula="of:=IF([.H996]=&quot;&quot;;&quot;&quot;;&quot;,&quot;)">
            <text:p/>
          </table:table-cell>
          <table:table-cell table:formula="of:=[.J994]&amp;[.H995]&amp;[.I99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5]=&quot;&quot;;[.J995];[.K99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6]&amp;[.C$5]" office:value-type="string" office:string-value="&quot;&quot;" calcext:value-type="string">
            <text:p>""</text:p>
          </table:table-cell>
          <table:table-cell table:formula="of:=[.D$5]&amp;[.B996]&amp;[.D$5]" office:value-type="string" office:string-value="&quot;&quot;" calcext:value-type="string">
            <text:p>""</text:p>
          </table:table-cell>
          <table:table-cell table:formula="of:=[.C$6]&amp;[.E$5]&amp;[.C996]" office:value-type="string" office:string-value="&quot;first&quot;:&quot;&quot;" calcext:value-type="string">
            <text:p>"first":""</text:p>
          </table:table-cell>
          <table:table-cell table:formula="of:=[.D$6]&amp;[.F$5]&amp;[.D996]" office:value-type="string" office:string-value="&quot;second&quot;:&quot;&quot;" calcext:value-type="string">
            <text:p>"second":""</text:p>
          </table:table-cell>
          <table:table-cell table:formula="of:=[.E996]&amp;[.G$5]&amp;[.F99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6]);&quot;&quot;;[.H$4]&amp;[.G996]&amp;[.H$5])">
            <text:p/>
          </table:table-cell>
          <table:table-cell table:formula="of:=IF([.H997]=&quot;&quot;;&quot;&quot;;&quot;,&quot;)">
            <text:p/>
          </table:table-cell>
          <table:table-cell table:formula="of:=[.J995]&amp;[.H996]&amp;[.I99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6]=&quot;&quot;;[.J996];[.K99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7]&amp;[.C$5]" office:value-type="string" office:string-value="&quot;&quot;" calcext:value-type="string">
            <text:p>""</text:p>
          </table:table-cell>
          <table:table-cell table:formula="of:=[.D$5]&amp;[.B997]&amp;[.D$5]" office:value-type="string" office:string-value="&quot;&quot;" calcext:value-type="string">
            <text:p>""</text:p>
          </table:table-cell>
          <table:table-cell table:formula="of:=[.C$6]&amp;[.E$5]&amp;[.C997]" office:value-type="string" office:string-value="&quot;first&quot;:&quot;&quot;" calcext:value-type="string">
            <text:p>"first":""</text:p>
          </table:table-cell>
          <table:table-cell table:formula="of:=[.D$6]&amp;[.F$5]&amp;[.D997]" office:value-type="string" office:string-value="&quot;second&quot;:&quot;&quot;" calcext:value-type="string">
            <text:p>"second":""</text:p>
          </table:table-cell>
          <table:table-cell table:formula="of:=[.E997]&amp;[.G$5]&amp;[.F99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7]);&quot;&quot;;[.H$4]&amp;[.G997]&amp;[.H$5])">
            <text:p/>
          </table:table-cell>
          <table:table-cell table:formula="of:=IF([.H998]=&quot;&quot;;&quot;&quot;;&quot;,&quot;)">
            <text:p/>
          </table:table-cell>
          <table:table-cell table:formula="of:=[.J996]&amp;[.H997]&amp;[.I99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7]=&quot;&quot;;[.J997];[.K99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8]&amp;[.C$5]" office:value-type="string" office:string-value="&quot;&quot;" calcext:value-type="string">
            <text:p>""</text:p>
          </table:table-cell>
          <table:table-cell table:formula="of:=[.D$5]&amp;[.B998]&amp;[.D$5]" office:value-type="string" office:string-value="&quot;&quot;" calcext:value-type="string">
            <text:p>""</text:p>
          </table:table-cell>
          <table:table-cell table:formula="of:=[.C$6]&amp;[.E$5]&amp;[.C998]" office:value-type="string" office:string-value="&quot;first&quot;:&quot;&quot;" calcext:value-type="string">
            <text:p>"first":""</text:p>
          </table:table-cell>
          <table:table-cell table:formula="of:=[.D$6]&amp;[.F$5]&amp;[.D998]" office:value-type="string" office:string-value="&quot;second&quot;:&quot;&quot;" calcext:value-type="string">
            <text:p>"second":""</text:p>
          </table:table-cell>
          <table:table-cell table:formula="of:=[.E998]&amp;[.G$5]&amp;[.F99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8]);&quot;&quot;;[.H$4]&amp;[.G998]&amp;[.H$5])">
            <text:p/>
          </table:table-cell>
          <table:table-cell table:formula="of:=IF([.H999]=&quot;&quot;;&quot;&quot;;&quot;,&quot;)">
            <text:p/>
          </table:table-cell>
          <table:table-cell table:formula="of:=[.J997]&amp;[.H998]&amp;[.I99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8]=&quot;&quot;;[.J998];[.K99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999]&amp;[.C$5]" office:value-type="string" office:string-value="&quot;&quot;" calcext:value-type="string">
            <text:p>""</text:p>
          </table:table-cell>
          <table:table-cell table:formula="of:=[.D$5]&amp;[.B999]&amp;[.D$5]" office:value-type="string" office:string-value="&quot;&quot;" calcext:value-type="string">
            <text:p>""</text:p>
          </table:table-cell>
          <table:table-cell table:formula="of:=[.C$6]&amp;[.E$5]&amp;[.C999]" office:value-type="string" office:string-value="&quot;first&quot;:&quot;&quot;" calcext:value-type="string">
            <text:p>"first":""</text:p>
          </table:table-cell>
          <table:table-cell table:formula="of:=[.D$6]&amp;[.F$5]&amp;[.D999]" office:value-type="string" office:string-value="&quot;second&quot;:&quot;&quot;" calcext:value-type="string">
            <text:p>"second":""</text:p>
          </table:table-cell>
          <table:table-cell table:formula="of:=[.E999]&amp;[.G$5]&amp;[.F99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999]);&quot;&quot;;[.H$4]&amp;[.G999]&amp;[.H$5])">
            <text:p/>
          </table:table-cell>
          <table:table-cell table:formula="of:=IF([.H1000]=&quot;&quot;;&quot;&quot;;&quot;,&quot;)">
            <text:p/>
          </table:table-cell>
          <table:table-cell table:formula="of:=[.J998]&amp;[.H999]&amp;[.I99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999]=&quot;&quot;;[.J999];[.K100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0]&amp;[.C$5]" office:value-type="string" office:string-value="&quot;&quot;" calcext:value-type="string">
            <text:p>""</text:p>
          </table:table-cell>
          <table:table-cell table:formula="of:=[.D$5]&amp;[.B1000]&amp;[.D$5]" office:value-type="string" office:string-value="&quot;&quot;" calcext:value-type="string">
            <text:p>""</text:p>
          </table:table-cell>
          <table:table-cell table:formula="of:=[.C$6]&amp;[.E$5]&amp;[.C1000]" office:value-type="string" office:string-value="&quot;first&quot;:&quot;&quot;" calcext:value-type="string">
            <text:p>"first":""</text:p>
          </table:table-cell>
          <table:table-cell table:formula="of:=[.D$6]&amp;[.F$5]&amp;[.D1000]" office:value-type="string" office:string-value="&quot;second&quot;:&quot;&quot;" calcext:value-type="string">
            <text:p>"second":""</text:p>
          </table:table-cell>
          <table:table-cell table:formula="of:=[.E1000]&amp;[.G$5]&amp;[.F100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0]);&quot;&quot;;[.H$4]&amp;[.G1000]&amp;[.H$5])">
            <text:p/>
          </table:table-cell>
          <table:table-cell table:formula="of:=IF([.H1001]=&quot;&quot;;&quot;&quot;;&quot;,&quot;)">
            <text:p/>
          </table:table-cell>
          <table:table-cell table:formula="of:=[.J999]&amp;[.H1000]&amp;[.I100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0]=&quot;&quot;;[.J1000];[.K100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1]&amp;[.C$5]" office:value-type="string" office:string-value="&quot;&quot;" calcext:value-type="string">
            <text:p>""</text:p>
          </table:table-cell>
          <table:table-cell table:formula="of:=[.D$5]&amp;[.B1001]&amp;[.D$5]" office:value-type="string" office:string-value="&quot;&quot;" calcext:value-type="string">
            <text:p>""</text:p>
          </table:table-cell>
          <table:table-cell table:formula="of:=[.C$6]&amp;[.E$5]&amp;[.C1001]" office:value-type="string" office:string-value="&quot;first&quot;:&quot;&quot;" calcext:value-type="string">
            <text:p>"first":""</text:p>
          </table:table-cell>
          <table:table-cell table:formula="of:=[.D$6]&amp;[.F$5]&amp;[.D1001]" office:value-type="string" office:string-value="&quot;second&quot;:&quot;&quot;" calcext:value-type="string">
            <text:p>"second":""</text:p>
          </table:table-cell>
          <table:table-cell table:formula="of:=[.E1001]&amp;[.G$5]&amp;[.F100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1]);&quot;&quot;;[.H$4]&amp;[.G1001]&amp;[.H$5])">
            <text:p/>
          </table:table-cell>
          <table:table-cell table:formula="of:=IF([.H1002]=&quot;&quot;;&quot;&quot;;&quot;,&quot;)">
            <text:p/>
          </table:table-cell>
          <table:table-cell table:formula="of:=[.J1000]&amp;[.H1001]&amp;[.I100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1]=&quot;&quot;;[.J1001];[.K100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2]&amp;[.C$5]" office:value-type="string" office:string-value="&quot;&quot;" calcext:value-type="string">
            <text:p>""</text:p>
          </table:table-cell>
          <table:table-cell table:formula="of:=[.D$5]&amp;[.B1002]&amp;[.D$5]" office:value-type="string" office:string-value="&quot;&quot;" calcext:value-type="string">
            <text:p>""</text:p>
          </table:table-cell>
          <table:table-cell table:formula="of:=[.C$6]&amp;[.E$5]&amp;[.C1002]" office:value-type="string" office:string-value="&quot;first&quot;:&quot;&quot;" calcext:value-type="string">
            <text:p>"first":""</text:p>
          </table:table-cell>
          <table:table-cell table:formula="of:=[.D$6]&amp;[.F$5]&amp;[.D1002]" office:value-type="string" office:string-value="&quot;second&quot;:&quot;&quot;" calcext:value-type="string">
            <text:p>"second":""</text:p>
          </table:table-cell>
          <table:table-cell table:formula="of:=[.E1002]&amp;[.G$5]&amp;[.F100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2]);&quot;&quot;;[.H$4]&amp;[.G1002]&amp;[.H$5])">
            <text:p/>
          </table:table-cell>
          <table:table-cell table:formula="of:=IF([.H1003]=&quot;&quot;;&quot;&quot;;&quot;,&quot;)">
            <text:p/>
          </table:table-cell>
          <table:table-cell table:formula="of:=[.J1001]&amp;[.H1002]&amp;[.I100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2]=&quot;&quot;;[.J1002];[.K100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3]&amp;[.C$5]" office:value-type="string" office:string-value="&quot;&quot;" calcext:value-type="string">
            <text:p>""</text:p>
          </table:table-cell>
          <table:table-cell table:formula="of:=[.D$5]&amp;[.B1003]&amp;[.D$5]" office:value-type="string" office:string-value="&quot;&quot;" calcext:value-type="string">
            <text:p>""</text:p>
          </table:table-cell>
          <table:table-cell table:formula="of:=[.C$6]&amp;[.E$5]&amp;[.C1003]" office:value-type="string" office:string-value="&quot;first&quot;:&quot;&quot;" calcext:value-type="string">
            <text:p>"first":""</text:p>
          </table:table-cell>
          <table:table-cell table:formula="of:=[.D$6]&amp;[.F$5]&amp;[.D1003]" office:value-type="string" office:string-value="&quot;second&quot;:&quot;&quot;" calcext:value-type="string">
            <text:p>"second":""</text:p>
          </table:table-cell>
          <table:table-cell table:formula="of:=[.E1003]&amp;[.G$5]&amp;[.F100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3]);&quot;&quot;;[.H$4]&amp;[.G1003]&amp;[.H$5])">
            <text:p/>
          </table:table-cell>
          <table:table-cell table:formula="of:=IF([.H1004]=&quot;&quot;;&quot;&quot;;&quot;,&quot;)">
            <text:p/>
          </table:table-cell>
          <table:table-cell table:formula="of:=[.J1002]&amp;[.H1003]&amp;[.I100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3]=&quot;&quot;;[.J1003];[.K100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4]&amp;[.C$5]" office:value-type="string" office:string-value="&quot;&quot;" calcext:value-type="string">
            <text:p>""</text:p>
          </table:table-cell>
          <table:table-cell table:formula="of:=[.D$5]&amp;[.B1004]&amp;[.D$5]" office:value-type="string" office:string-value="&quot;&quot;" calcext:value-type="string">
            <text:p>""</text:p>
          </table:table-cell>
          <table:table-cell table:formula="of:=[.C$6]&amp;[.E$5]&amp;[.C1004]" office:value-type="string" office:string-value="&quot;first&quot;:&quot;&quot;" calcext:value-type="string">
            <text:p>"first":""</text:p>
          </table:table-cell>
          <table:table-cell table:formula="of:=[.D$6]&amp;[.F$5]&amp;[.D1004]" office:value-type="string" office:string-value="&quot;second&quot;:&quot;&quot;" calcext:value-type="string">
            <text:p>"second":""</text:p>
          </table:table-cell>
          <table:table-cell table:formula="of:=[.E1004]&amp;[.G$5]&amp;[.F1004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4]);&quot;&quot;;[.H$4]&amp;[.G1004]&amp;[.H$5])">
            <text:p/>
          </table:table-cell>
          <table:table-cell table:formula="of:=IF([.H1005]=&quot;&quot;;&quot;&quot;;&quot;,&quot;)">
            <text:p/>
          </table:table-cell>
          <table:table-cell table:formula="of:=[.J1003]&amp;[.H1004]&amp;[.I1004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4]=&quot;&quot;;[.J1004];[.K1005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5]&amp;[.C$5]" office:value-type="string" office:string-value="&quot;&quot;" calcext:value-type="string">
            <text:p>""</text:p>
          </table:table-cell>
          <table:table-cell table:formula="of:=[.D$5]&amp;[.B1005]&amp;[.D$5]" office:value-type="string" office:string-value="&quot;&quot;" calcext:value-type="string">
            <text:p>""</text:p>
          </table:table-cell>
          <table:table-cell table:formula="of:=[.C$6]&amp;[.E$5]&amp;[.C1005]" office:value-type="string" office:string-value="&quot;first&quot;:&quot;&quot;" calcext:value-type="string">
            <text:p>"first":""</text:p>
          </table:table-cell>
          <table:table-cell table:formula="of:=[.D$6]&amp;[.F$5]&amp;[.D1005]" office:value-type="string" office:string-value="&quot;second&quot;:&quot;&quot;" calcext:value-type="string">
            <text:p>"second":""</text:p>
          </table:table-cell>
          <table:table-cell table:formula="of:=[.E1005]&amp;[.G$5]&amp;[.F1005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5]);&quot;&quot;;[.H$4]&amp;[.G1005]&amp;[.H$5])">
            <text:p/>
          </table:table-cell>
          <table:table-cell table:formula="of:=IF([.H1006]=&quot;&quot;;&quot;&quot;;&quot;,&quot;)">
            <text:p/>
          </table:table-cell>
          <table:table-cell table:formula="of:=[.J1004]&amp;[.H1005]&amp;[.I1005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5]=&quot;&quot;;[.J1005];[.K1006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6]&amp;[.C$5]" office:value-type="string" office:string-value="&quot;&quot;" calcext:value-type="string">
            <text:p>""</text:p>
          </table:table-cell>
          <table:table-cell table:formula="of:=[.D$5]&amp;[.B1006]&amp;[.D$5]" office:value-type="string" office:string-value="&quot;&quot;" calcext:value-type="string">
            <text:p>""</text:p>
          </table:table-cell>
          <table:table-cell table:formula="of:=[.C$6]&amp;[.E$5]&amp;[.C1006]" office:value-type="string" office:string-value="&quot;first&quot;:&quot;&quot;" calcext:value-type="string">
            <text:p>"first":""</text:p>
          </table:table-cell>
          <table:table-cell table:formula="of:=[.D$6]&amp;[.F$5]&amp;[.D1006]" office:value-type="string" office:string-value="&quot;second&quot;:&quot;&quot;" calcext:value-type="string">
            <text:p>"second":""</text:p>
          </table:table-cell>
          <table:table-cell table:formula="of:=[.E1006]&amp;[.G$5]&amp;[.F1006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6]);&quot;&quot;;[.H$4]&amp;[.G1006]&amp;[.H$5])">
            <text:p/>
          </table:table-cell>
          <table:table-cell table:formula="of:=IF([.H1007]=&quot;&quot;;&quot;&quot;;&quot;,&quot;)">
            <text:p/>
          </table:table-cell>
          <table:table-cell table:formula="of:=[.J1005]&amp;[.H1006]&amp;[.I1006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6]=&quot;&quot;;[.J1006];[.K1007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7]&amp;[.C$5]" office:value-type="string" office:string-value="&quot;&quot;" calcext:value-type="string">
            <text:p>""</text:p>
          </table:table-cell>
          <table:table-cell table:formula="of:=[.D$5]&amp;[.B1007]&amp;[.D$5]" office:value-type="string" office:string-value="&quot;&quot;" calcext:value-type="string">
            <text:p>""</text:p>
          </table:table-cell>
          <table:table-cell table:formula="of:=[.C$6]&amp;[.E$5]&amp;[.C1007]" office:value-type="string" office:string-value="&quot;first&quot;:&quot;&quot;" calcext:value-type="string">
            <text:p>"first":""</text:p>
          </table:table-cell>
          <table:table-cell table:formula="of:=[.D$6]&amp;[.F$5]&amp;[.D1007]" office:value-type="string" office:string-value="&quot;second&quot;:&quot;&quot;" calcext:value-type="string">
            <text:p>"second":""</text:p>
          </table:table-cell>
          <table:table-cell table:formula="of:=[.E1007]&amp;[.G$5]&amp;[.F1007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7]);&quot;&quot;;[.H$4]&amp;[.G1007]&amp;[.H$5])">
            <text:p/>
          </table:table-cell>
          <table:table-cell table:formula="of:=IF([.H1008]=&quot;&quot;;&quot;&quot;;&quot;,&quot;)">
            <text:p/>
          </table:table-cell>
          <table:table-cell table:formula="of:=[.J1006]&amp;[.H1007]&amp;[.I1007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7]=&quot;&quot;;[.J1007];[.K1008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8]&amp;[.C$5]" office:value-type="string" office:string-value="&quot;&quot;" calcext:value-type="string">
            <text:p>""</text:p>
          </table:table-cell>
          <table:table-cell table:formula="of:=[.D$5]&amp;[.B1008]&amp;[.D$5]" office:value-type="string" office:string-value="&quot;&quot;" calcext:value-type="string">
            <text:p>""</text:p>
          </table:table-cell>
          <table:table-cell table:formula="of:=[.C$6]&amp;[.E$5]&amp;[.C1008]" office:value-type="string" office:string-value="&quot;first&quot;:&quot;&quot;" calcext:value-type="string">
            <text:p>"first":""</text:p>
          </table:table-cell>
          <table:table-cell table:formula="of:=[.D$6]&amp;[.F$5]&amp;[.D1008]" office:value-type="string" office:string-value="&quot;second&quot;:&quot;&quot;" calcext:value-type="string">
            <text:p>"second":""</text:p>
          </table:table-cell>
          <table:table-cell table:formula="of:=[.E1008]&amp;[.G$5]&amp;[.F1008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8]);&quot;&quot;;[.H$4]&amp;[.G1008]&amp;[.H$5])">
            <text:p/>
          </table:table-cell>
          <table:table-cell table:formula="of:=IF([.H1009]=&quot;&quot;;&quot;&quot;;&quot;,&quot;)">
            <text:p/>
          </table:table-cell>
          <table:table-cell table:formula="of:=[.J1007]&amp;[.H1008]&amp;[.I1008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8]=&quot;&quot;;[.J1008];[.K1009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09]&amp;[.C$5]" office:value-type="string" office:string-value="&quot;&quot;" calcext:value-type="string">
            <text:p>""</text:p>
          </table:table-cell>
          <table:table-cell table:formula="of:=[.D$5]&amp;[.B1009]&amp;[.D$5]" office:value-type="string" office:string-value="&quot;&quot;" calcext:value-type="string">
            <text:p>""</text:p>
          </table:table-cell>
          <table:table-cell table:formula="of:=[.C$6]&amp;[.E$5]&amp;[.C1009]" office:value-type="string" office:string-value="&quot;first&quot;:&quot;&quot;" calcext:value-type="string">
            <text:p>"first":""</text:p>
          </table:table-cell>
          <table:table-cell table:formula="of:=[.D$6]&amp;[.F$5]&amp;[.D1009]" office:value-type="string" office:string-value="&quot;second&quot;:&quot;&quot;" calcext:value-type="string">
            <text:p>"second":""</text:p>
          </table:table-cell>
          <table:table-cell table:formula="of:=[.E1009]&amp;[.G$5]&amp;[.F1009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09]);&quot;&quot;;[.H$4]&amp;[.G1009]&amp;[.H$5])">
            <text:p/>
          </table:table-cell>
          <table:table-cell table:formula="of:=IF([.H1010]=&quot;&quot;;&quot;&quot;;&quot;,&quot;)">
            <text:p/>
          </table:table-cell>
          <table:table-cell table:formula="of:=[.J1008]&amp;[.H1009]&amp;[.I1009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09]=&quot;&quot;;[.J1009];[.K1010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10]&amp;[.C$5]" office:value-type="string" office:string-value="&quot;&quot;" calcext:value-type="string">
            <text:p>""</text:p>
          </table:table-cell>
          <table:table-cell table:formula="of:=[.D$5]&amp;[.B1010]&amp;[.D$5]" office:value-type="string" office:string-value="&quot;&quot;" calcext:value-type="string">
            <text:p>""</text:p>
          </table:table-cell>
          <table:table-cell table:formula="of:=[.C$6]&amp;[.E$5]&amp;[.C1010]" office:value-type="string" office:string-value="&quot;first&quot;:&quot;&quot;" calcext:value-type="string">
            <text:p>"first":""</text:p>
          </table:table-cell>
          <table:table-cell table:formula="of:=[.D$6]&amp;[.F$5]&amp;[.D1010]" office:value-type="string" office:string-value="&quot;second&quot;:&quot;&quot;" calcext:value-type="string">
            <text:p>"second":""</text:p>
          </table:table-cell>
          <table:table-cell table:formula="of:=[.E1010]&amp;[.G$5]&amp;[.F1010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10]);&quot;&quot;;[.H$4]&amp;[.G1010]&amp;[.H$5])">
            <text:p/>
          </table:table-cell>
          <table:table-cell table:formula="of:=IF([.H1011]=&quot;&quot;;&quot;&quot;;&quot;,&quot;)">
            <text:p/>
          </table:table-cell>
          <table:table-cell table:formula="of:=[.J1009]&amp;[.H1010]&amp;[.I1010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10]=&quot;&quot;;[.J1010];[.K1011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11]&amp;[.C$5]" office:value-type="string" office:string-value="&quot;&quot;" calcext:value-type="string">
            <text:p>""</text:p>
          </table:table-cell>
          <table:table-cell table:formula="of:=[.D$5]&amp;[.B1011]&amp;[.D$5]" office:value-type="string" office:string-value="&quot;&quot;" calcext:value-type="string">
            <text:p>""</text:p>
          </table:table-cell>
          <table:table-cell table:formula="of:=[.C$6]&amp;[.E$5]&amp;[.C1011]" office:value-type="string" office:string-value="&quot;first&quot;:&quot;&quot;" calcext:value-type="string">
            <text:p>"first":""</text:p>
          </table:table-cell>
          <table:table-cell table:formula="of:=[.D$6]&amp;[.F$5]&amp;[.D1011]" office:value-type="string" office:string-value="&quot;second&quot;:&quot;&quot;" calcext:value-type="string">
            <text:p>"second":""</text:p>
          </table:table-cell>
          <table:table-cell table:formula="of:=[.E1011]&amp;[.G$5]&amp;[.F1011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11]);&quot;&quot;;[.H$4]&amp;[.G1011]&amp;[.H$5])">
            <text:p/>
          </table:table-cell>
          <table:table-cell table:formula="of:=IF([.H1012]=&quot;&quot;;&quot;&quot;;&quot;,&quot;)">
            <text:p/>
          </table:table-cell>
          <table:table-cell table:formula="of:=[.J1010]&amp;[.H1011]&amp;[.I1011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11]=&quot;&quot;;[.J1011];[.K1012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12]&amp;[.C$5]" office:value-type="string" office:string-value="&quot;&quot;" calcext:value-type="string">
            <text:p>""</text:p>
          </table:table-cell>
          <table:table-cell table:formula="of:=[.D$5]&amp;[.B1012]&amp;[.D$5]" office:value-type="string" office:string-value="&quot;&quot;" calcext:value-type="string">
            <text:p>""</text:p>
          </table:table-cell>
          <table:table-cell table:formula="of:=[.C$6]&amp;[.E$5]&amp;[.C1012]" office:value-type="string" office:string-value="&quot;first&quot;:&quot;&quot;" calcext:value-type="string">
            <text:p>"first":""</text:p>
          </table:table-cell>
          <table:table-cell table:formula="of:=[.D$6]&amp;[.F$5]&amp;[.D1012]" office:value-type="string" office:string-value="&quot;second&quot;:&quot;&quot;" calcext:value-type="string">
            <text:p>"second":""</text:p>
          </table:table-cell>
          <table:table-cell table:formula="of:=[.E1012]&amp;[.G$5]&amp;[.F1012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12]);&quot;&quot;;[.H$4]&amp;[.G1012]&amp;[.H$5])">
            <text:p/>
          </table:table-cell>
          <table:table-cell table:formula="of:=IF([.H1013]=&quot;&quot;;&quot;&quot;;&quot;,&quot;)">
            <text:p/>
          </table:table-cell>
          <table:table-cell table:formula="of:=[.J1011]&amp;[.H1012]&amp;[.I1012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12]=&quot;&quot;;[.J1012];[.K1013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>
          <table:table-cell table:number-columns-repeated="2"/>
          <table:table-cell table:formula="of:=[.C$5]&amp;[.A1013]&amp;[.C$5]" office:value-type="string" office:string-value="&quot;&quot;" calcext:value-type="string">
            <text:p>""</text:p>
          </table:table-cell>
          <table:table-cell table:formula="of:=[.D$5]&amp;[.B1013]&amp;[.D$5]" office:value-type="string" office:string-value="&quot;&quot;" calcext:value-type="string">
            <text:p>""</text:p>
          </table:table-cell>
          <table:table-cell table:formula="of:=[.C$6]&amp;[.E$5]&amp;[.C1013]" office:value-type="string" office:string-value="&quot;first&quot;:&quot;&quot;" calcext:value-type="string">
            <text:p>"first":""</text:p>
          </table:table-cell>
          <table:table-cell table:formula="of:=[.D$6]&amp;[.F$5]&amp;[.D1013]" office:value-type="string" office:string-value="&quot;second&quot;:&quot;&quot;" calcext:value-type="string">
            <text:p>"second":""</text:p>
          </table:table-cell>
          <table:table-cell table:formula="of:=[.E1013]&amp;[.G$5]&amp;[.F1013]" office:value-type="string" office:string-value="&quot;first&quot;:&quot;&quot;,&quot;second&quot;:&quot;&quot;" calcext:value-type="string">
            <text:p>"first":"","second":""</text:p>
          </table:table-cell>
          <table:table-cell table:formula="of:=IF(ISBLANK([.A1013]);&quot;&quot;;[.H$4]&amp;[.G1013]&amp;[.H$5])">
            <text:p/>
          </table:table-cell>
          <table:table-cell table:formula="of:=IF([.H1014]=&quot;&quot;;&quot;&quot;;&quot;,&quot;)">
            <text:p/>
          </table:table-cell>
          <table:table-cell table:formula="of:=[.J1012]&amp;[.H1013]&amp;[.I1013]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  <table:table-cell table:formula="of:=IF([.I1013]=&quot;&quot;;[.J1013];[.K1014])" office:value-type="string" office:string-value="{&quot;first&quot;:&quot;Turkey&quot;,&quot;second&quot;:&quot;Ankara&quot;},{&quot;first&quot;:&quot;Greece&quot;,&quot;second&quot;:&quot;Athens&quot;},{&quot;first&quot;:&quot;Bulgaria&quot;,&quot;second&quot;:&quot;Sofia&quot;}" calcext:value-type="string">
            <text:p>{"first":"Turkey","second":"Ankara"},{"first":"Greece","second":"Athens"},{"first":"Bulgaria","second":"Sofia"}</text:p>
          </table:table-cell>
        </table:table-row>
        <table:table-row table:style-name="ro1" table:number-rows-repeated="1047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0:39:37.125200253</meta:creation-date>
    <dc:date>2023-07-08T01:22:10.365594001</dc:date>
    <meta:editing-duration>PT42S</meta:editing-duration>
    <meta:editing-cycles>1</meta:editing-cycles>
    <meta:document-statistic meta:table-count="1" meta:cell-count="9093" meta:object-count="0"/>
    <meta:generator>LibreOffice/7.3.7.2$Linux_X86_64 LibreOffice_project/30$Build-2</meta:generator>
  </office:meta>
</office:document-meta>
</file>